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02.34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03.15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4mm"/>
    </style:style>
    <style:style style:name="co13" style:family="table-column">
      <style:table-column-properties fo:break-before="auto" style:column-width="27.31mm"/>
    </style:style>
    <style:style style:name="co14" style:family="table-column">
      <style:table-column-properties fo:break-before="auto" style:column-width="19.14mm"/>
    </style:style>
    <style:style style:name="co15" style:family="table-column">
      <style:table-column-properties fo:break-before="auto" style:column-width="9.07mm"/>
    </style:style>
    <style:style style:name="co16" style:family="table-column">
      <style:table-column-properties fo:break-before="auto" style:column-width="17.52mm"/>
    </style:style>
    <style:style style:name="co17" style:family="table-column">
      <style:table-column-properties fo:break-before="auto" style:column-width="14.23mm"/>
    </style:style>
    <style:style style:name="co18" style:family="table-column">
      <style:table-column-properties fo:break-before="auto" style:column-width="11.24mm"/>
    </style:style>
    <style:style style:name="co19" style:family="table-column">
      <style:table-column-properties fo:break-before="auto" style:column-width="12.07mm"/>
    </style:style>
    <style:style style:name="co20" style:family="table-column">
      <style:table-column-properties fo:break-before="auto" style:column-width="13.42mm"/>
    </style:style>
    <style:style style:name="co21" style:family="table-column">
      <style:table-column-properties fo:break-before="auto" style:column-width="18.04mm"/>
    </style:style>
    <style:style style:name="co22" style:family="table-column">
      <style:table-column-properties fo:break-before="auto" style:column-width="9.88mm"/>
    </style:style>
    <style:style style:name="co23" style:family="table-column">
      <style:table-column-properties fo:break-before="auto" style:column-width="21.87mm"/>
    </style:style>
    <style:style style:name="co24" style:family="table-column">
      <style:table-column-properties fo:break-before="auto" style:column-width="19.69mm"/>
    </style:style>
    <style:style style:name="co25" style:family="table-column">
      <style:table-column-properties fo:break-before="auto" style:column-width="17.23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12.33mm"/>
    </style:style>
    <style:style style:name="co28" style:family="table-column">
      <style:table-column-properties fo:break-before="auto" style:column-width="16.42mm"/>
    </style:style>
    <style:style style:name="co29" style:family="table-column">
      <style:table-column-properties fo:break-before="auto" style:column-width="19.97mm"/>
    </style:style>
    <style:style style:name="co30" style:family="table-column">
      <style:table-column-properties fo:break-before="auto" style:column-width="11.78mm"/>
    </style:style>
    <style:style style:name="co31" style:family="table-column">
      <style:table-column-properties fo:break-before="auto" style:column-width="34.57mm"/>
    </style:style>
    <style:style style:name="co32" style:family="table-column">
      <style:table-column-properties fo:break-before="auto" style:column-width="32.4mm"/>
    </style:style>
    <style:style style:name="co33" style:family="table-column">
      <style:table-column-properties fo:break-before="auto" style:column-width="91.78mm"/>
    </style:style>
    <style:style style:name="co3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7">
      <style:table-cell-properties fo:wrap-option="wrap"/>
    </style:style>
    <style:style style:name="ce11" style:family="table-cell" style:parent-style-name="Default" style:data-style-name="N0"/>
    <style:style style:name="ce10" style:family="table-cell" style:parent-style-name="Default" style:data-style-name="N107"/>
    <style:style style:name="ce3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41" style:family="table-cell" style:parent-style-name="Default" style:data-style-name="N108"/>
    <style:style style:name="ce44" style:family="table-cell" style:parent-style-name="Default">
      <style:table-cell-properties fo:background-color="#cccccc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office:forms form:automatic-focus="false" form:apply-design-mode="false"/>
        <table:shapes>
          <draw:frame draw:z-index="0" draw:style-name="gr1" draw:text-style-name="P1" svg:width="175.7mm" svg:height="98.82mm" svg:x="0.32mm" svg:y="0mm">
            <draw:object draw:notify-on-update-of-ranges="'94-05'.A2:'94-05'.A5 '94-05'.B1:'94-05'.B1 '94-05'.B2:'94-05'.B5 '94-05'.C1:'94-05'.C1 '94-05'.C2:'94-05'.C5 '94-05'.D1:'94-05'.D1 '94-05'.D2:'94-05'.D5 '94-05'.G1:'94-05'.G1 '94-05'.G2:'94-05'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5.7mm" svg:height="98.82mm" svg:x="171.77mm" svg:y="0.57mm">
            <draw:object draw:notify-on-update-of-ranges="'94-05'.A5:'94-05'.A10 '94-05'.C1:'94-05'.C1 '94-05'.C5:'94-05'.C10 '94-05'.D1:'94-05'.D1 '94-05'.D5:'94-05'.D10 '94-05'.G1:'94-05'.G1 '94-05'.G5:'94-05'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5.7mm" svg:height="109.59mm" svg:x="346.75mm" svg:y="0.05mm">
            <draw:object draw:notify-on-update-of-ranges="'94-05'.A10:'94-05'.A14 '94-05'.C1:'94-05'.C1 '94-05'.C10:'94-05'.C14 '94-05'.D1:'94-05'.D1 '94-05'.D10:'94-05'.D14 '94-05'.E1:'94-05'.E1 '94-05'.E10:'94-05'.E14 '94-05'.F1:'94-05'.F1 '94-05'.F10:'94-05'.F14 '94-05'.G1:'94-05'.G1 '94-05'.G10:'94-05'.G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7.9mm" svg:height="129.3mm" svg:x="0mm" svg:y="105mm">
            <draw:object draw:notify-on-update-of-ranges="'94-05'.A2:'94-05'.A14 '94-05'.B1:'94-05'.B1 '94-05'.B2:'94-05'.B14 '94-05'.C1:'94-05'.C1 '94-05'.C2:'94-05'.C14 '94-05'.D1:'94-05'.D1 '94-05'.D2:'94-05'.D14 '94-05'.E1:'94-05'.E1 '94-05'.E2:'94-05'.E14 '94-05'.F1:'94-05'.F1 '94-05'.F2:'94-05'.F14 '94-05'.G1:'94-05'.G1 '94-05'.G2:'94-05'.G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5.83mm" svg:height="110.48mm" svg:x="522.74mm" svg:y="4.2mm">
            <draw:object draw:notify-on-update-of-ranges="'06-09'.A2:'06-09'.A17 '06-09'.B1:'06-09'.B1 '06-09'.B2:'06-09'.B17 '06-09'.C1:'06-09'.C1 '06-09'.C2:'06-09'.C17 '06-09'.D1:'06-09'.D1 '06-09'.D2:'06-09'.D17 '06-09'.E1:'06-09'.E1 '06-09'.E2:'06-09'.E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47.36mm" svg:height="112.86mm" svg:x="699.12mm" svg:y="1.57mm">
            <draw:object draw:notify-on-update-of-ranges="'statcounter-filtered'.A2:'statcounter-filtered'.A143 'statcounter-filtered'.B1:'statcounter-filtered'.B1 'statcounter-filtered'.B2:'statcounter-filtered'.B143 'statcounter-filtered'.C1:'statcounter-filtered'.C1 'statcounter-filtered'.C2:'statcounter-filtered'.C143 'statcounter-filtered'.D1:'statcounter-filtered'.D1 'statcounter-filtered'.D2:'statcounter-filtered'.D143 'statcounter-filtered'.E1:'statcounter-filtered'.E1 'statcounter-filtered'.E2:'statcounter-filtered'.E143 'statcounter-filtered'.F1:'statcounter-filtered'.F1 'statcounter-filtered'.F2:'statcounter-filtered'.F143 'statcounter-filtered'.G1:'statcounter-filtered'.G1 'statcounter-filtered'.G2:'statcounter-filtered'.G143 'statcounter-filtered'.H1:'statcounter-filtered'.H1 'statcounter-filtered'.H2:'statcounter-filtered'.H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51.78mm" svg:height="129.3mm" svg:x="0mm" svg:y="239.31mm">
            <draw:object draw:notify-on-update-of-ranges="all.A2:all.A29 all.B1:all.B1 all.B2:all.B29 all.C1:all.C1 all.C2:all.C29 all.D1:all.D1 all.D2:all.D29 all.E1:all.E1 all.E2:all.E29 all.F1:all.F1 all.F2:all.F29 all.G1:all.G1 all.G2:all.G29 all.H1:all.H1 all.H2:all.H29 all.I1:all.I1 all.I2:all.I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49.73mm" svg:height="120.59mm" svg:x="1.38mm" svg:y="370.8mm">
            <draw:object draw:notify-on-update-of-ranges="all.A2:all.A10 all.B1:all.B1 all.B2:all.B10 all.C1:all.C1 all.C2:all.C10 all.D1:all.D1 all.D2:all.D10 all.E1:all.E1 all.E2:all.E10 all.F1:all.F1 all.F2:all.F10 all.G1:all.G1 all.G2:all.G10 all.H1:all.H1 all.H2:all.H10 all.I1:all.I1 all.I2:all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09.8mm" svg:height="121.66mm" svg:x="252.21mm" svg:y="371.06mm">
            <draw:object draw:notify-on-update-of-ranges="all.A11:all.A18 all.B1:all.B1 all.B11:all.B18 all.C1:all.C1 all.C11:all.C18 all.D1:all.D1 all.D11:all.D18 all.E1:all.E1 all.E11:all.E18 all.F1:all.F1 all.F11:all.F18 all.G1:all.G1 all.G11:all.G18 all.H1:all.H1 all.H11:all.H18 all.I1:all.I1 all.I11:all.I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43.95mm" svg:height="120.33mm" svg:x="466.42mm" svg:y="373.19mm">
            <draw:object draw:notify-on-update-of-ranges="all.A18:all.A25 all.B1:all.B1 all.B18:all.B25 all.C1:all.C1 all.C18:all.C25 all.D1:all.D1 all.D18:all.D25 all.E1:all.E1 all.E18:all.E25 all.F1:all.F1 all.F18:all.F25 all.G1:all.G1 all.G18:all.G25 all.H1:all.H1 all.H18:all.H25 all.I1:all.I1 all.I18:all.I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29.41mm" svg:height="118.46mm" svg:x="356.58mm" svg:y="243.31m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34"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Mosaic</text:p>
          </table:table-cell>
          <table:table-cell table:style-name="ce1" office:value-type="string" calcext:value-type="string">
            <text:p>#33333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Netscape</text:p>
          </table:table-cell>
          <table:table-cell table:style-name="ce1" office:value-type="string" calcext:value-type="string">
            <text:p>#ff9e0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IE</text:p>
          </table:table-cell>
          <table:table-cell table:style-name="ce1" office:value-type="string" calcext:value-type="string">
            <text:p>#0045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Gecko</text:p>
          </table:table-cell>
          <table:table-cell table:style-name="ce1" office:value-type="string" calcext:value-type="string">
            <text:p>#ff420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fari</text:p>
          </table:table-cell>
          <table:table-cell table:style-name="ce1" office:value-type="string" calcext:value-type="string">
            <text:p>#99ccff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hrome</text:p>
          </table:table-cell>
          <table:table-cell table:style-name="ce1" office:value-type="string" calcext:value-type="string">
            <text:p>#fff72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ndroid</text:p>
          </table:table-cell>
          <table:table-cell table:style-name="ce1" office:value-type="string" calcext:value-type="string">
            <text:p>#579d1c</text:p>
          </table:table-cell>
        </table:table-row>
      </table:table>
      <table:table table:name="94-05" table:style-name="ta1"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2"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Mosaic</text:p>
          </table:table-cell>
          <table:table-cell table:style-name="ce20" office:value-type="string" calcext:value-type="string">
            <text:p>Netscape Navigator</text:p>
          </table:table-cell>
          <table:table-cell table:style-name="ce20" office:value-type="string" calcext:value-type="string">
            <text:p>Internet Explorer</text:p>
          </table:table-cell>
          <table:table-cell table:style-name="ce20" office:value-type="string" calcext:value-type="string">
            <text:p>Gecko (Mozilla, Firefox, Netscape 6+, etc)</text:p>
          </table:table-cell>
          <table:table-cell table:style-name="ce20" office:value-type="string" calcext:value-type="string">
            <text:p>Safari</text:p>
          </table:table-cell>
          <table:table-cell table:style-name="ce20" office:value-type="string" calcext:value-type="string">
            <text:p>Autres</text:p>
          </table:table-cell>
          <table:table-cell table:style-name="ce20" office:value-type="string" calcext:value-type="string">
            <text:p>Total</text:p>
          </table:table-cell>
          <table:table-cell table:style-name="ce20" office:value-type="string" calcext:value-type="string">
            <text:p>source</text:p>
          </table:table-cell>
          <table:table-cell table:style-name="ce20" table:number-columns-repeated="1015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]-SUM([.B2:.E2]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 table:number-columns-spanned="1" table:number-rows-spanned="12">
            <text:p><text:a xlink:href="https://commons.wikimedia.org/wiki/File:Layout_engine_usage_share-2009-01-07.svg" xlink:type="simple">https://commons.wikimedia.org/wiki/File:Layout_engine_usage_share-2009-01-07.svg</text:a></text:p>
          </table:table-cell>
          <table:table-cell table:number-columns-repeated="1015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7.5" calcext:value-type="float">
            <text:p>37,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H3]-SUM([.B3:.E3])" office:value-type="float" office:value="7.5" calcext:value-type="float">
            <text:p>7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.5" calcext:value-type="float">
            <text:p>7,5</text:p>
          </table:table-cell>
          <table:table-cell office:value-type="float" office:value="80" calcext:value-type="float">
            <text:p>80</text:p>
          </table:table-cell>
          <table:table-cell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]-SUM([.B4:.E4])" office:value-type="float" office:value="8.75" calcext:value-type="float">
            <text:p>8,7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.5" calcext:value-type="float">
            <text:p>2,5</text:p>
          </table:table-cell>
          <table:table-cell office:value-type="float" office:value="72.5" calcext:value-type="float">
            <text:p>72,5</text:p>
          </table:table-cell>
          <table:table-cell office:value-type="float" office:value="17.5" calcext:value-type="float">
            <text:p>17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-SUM([.B5:.E5])" office:value-type="float" office:value="7.5" calcext:value-type="float">
            <text:p>7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6]-SUM([.B6:.E6]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7]-SUM([.B7:.E7])"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3.75" calcext:value-type="float">
            <text:p>8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8]-SUM([.B8:.E8])" office:value-type="float" office:value="1.25" calcext:value-type="float">
            <text:p>1,2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9]-SUM([.B9:.E9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5.25" calcext:value-type="float">
            <text:p>95,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0]-SUM([.B10:.E10])" office:value-type="float" office:value="1.25" calcext:value-type="float">
            <text:p>1,2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94.75" calcext:value-type="float">
            <text:p>94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1]-SUM([.B11:.E11])"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625" calcext:value-type="float">
            <text:p>92,6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2]-SUM([.B12:.E12])" office:value-type="float" office:value="3.375" calcext:value-type="float">
            <text:p>3,37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903861" calcext:value-type="float">
            <text:p>86,903861</text:p>
          </table:table-cell>
          <table:table-cell office:value-type="float" office:value="9.544639" calcext:value-type="float">
            <text:p>9,544639</text:p>
          </table:table-cell>
          <table:table-cell office:value-type="float" office:value="1.571667" calcext:value-type="float">
            <text:p>1,571667</text:p>
          </table:table-cell>
          <table:table-cell table:formula="of:=[.H13]-SUM([.B13:.E13])" office:value-type="float" office:value="3.55149999999999" calcext:value-type="float">
            <text:p>3,55149999999999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table:style-name="ce21"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5" calcext:value-type="float">
            <text:p>83,5</text:p>
          </table:table-cell>
          <table:table-cell office:value-type="float" office:value="12.4" calcext:value-type="float">
            <text:p>12,4</text:p>
          </table:table-cell>
          <table:table-cell office:value-type="float" office:value="1.7" calcext:value-type="float">
            <text:p>1,7</text:p>
          </table:table-cell>
          <table:table-cell table:formula="of:=[.H14]-SUM([.B14:.F14])" office:value-type="float" office:value="2.40000000000001" calcext:value-type="float">
            <text:p>2,40000000000001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</table:table>
      <table:table table:name="06-09" table:style-name="ta1">
        <table:table-column table:style-name="co1" table:default-cell-style-name="ce24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57" table:default-cell-style-name="Default"/>
        <table:table-row table:style-name="ro3">
          <table:table-cell table:style-name="ce23"/>
          <table:table-cell table:style-name="ce23" office:value-type="string" calcext:value-type="string">
            <text:p>Internet Explorer </text:p>
          </table:table-cell>
          <table:table-cell table:style-name="ce20" office:value-type="string" calcext:value-type="string">
            <text:p>Gecko (Mozilla, Firefox, Netscape 6+, etc)</text:p>
          </table:table-cell>
          <table:table-cell table:style-name="ce23" office:value-type="string" calcext:value-type="string">
            <text:p>Safari</text:p>
          </table:table-cell>
          <table:table-cell table:style-name="ce23" office:value-type="string" calcext:value-type="string">
            <text:p>Autres</text:p>
          </table:table-cell>
          <table:table-cell table:style-name="ce23" office:value-type="string" calcext:value-type="string">
            <text:p>Sources</text:p>
          </table:table-cell>
          <table:table-cell table:style-name="ce24" table:number-columns-repeated="58"/>
        </table:table-row>
        <table:table-row table:style-name="ro1">
          <table:table-cell table:style-name="ce23" office:value-type="string" calcext:value-type="string">
            <text:p>2006 Q1 </text:p>
          </table:table-cell>
          <table:table-cell table:style-name="ce25" office:value-type="float" office:value="0.9001" calcext:value-type="float">
            <text:p>0,9001</text:p>
          </table:table-cell>
          <table:table-cell table:style-name="ce25" office:value-type="float" office:value="0.0682" calcext:value-type="float">
            <text:p>0,0682</text:p>
          </table:table-cell>
          <table:table-cell table:style-name="ce25" office:value-type="float" office:value="0.014" calcext:value-type="float">
            <text:p>0,014</text:p>
          </table:table-cell>
          <table:table-cell table:style-name="ce25" table:formula="of:=1-SUM([.B2:.D2])" office:value-type="float" office:value="0.0177000000000001" calcext:value-type="float">
            <text:p>0,0177</text:p>
          </table:table-cell>
          <table:table-cell table:style-name="ce26" office:value-type="string" calcext:value-type="string">
            <text:p><text:a xlink:href="http://www.thecounter.com/stats/2006/January/browser.php" xlink:type="simple">Jan</text:a>, <text:a xlink:href="http://www.thecounter.com/stats/2006/February/browser.php" xlink:type="simple">Feb</text:a>, <text:a xlink:href="http://www.thecounter.com/stats/2006/March/browser.php" xlink:type="simple">Mar</text:a> </text:p>
          </table:table-cell>
          <table:table-cell table:style-name="ce22" office:value-type="string" calcext:value-type="string" table:number-columns-spanned="1" table:number-rows-spanned="16">
            <text:p><text:a xlink:href="https://en.wikipedia.org/wiki/Usage_share_of_web_browsers#TheCounter.com_(2000_to_2009)" xlink:type="simple">https://en.wikipedia.org/wiki/Usage_share_of_web_browsers#TheCounter.com_(2000_to_2009)</text:a>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2006 Q2 </text:p>
          </table:table-cell>
          <table:table-cell table:style-name="ce25" office:value-type="float" office:value="0.8632" calcext:value-type="float">
            <text:p>0,8632</text:p>
          </table:table-cell>
          <table:table-cell table:style-name="ce25" office:value-type="float" office:value="0.0908" calcext:value-type="float">
            <text:p>0,0908</text:p>
          </table:table-cell>
          <table:table-cell table:style-name="ce25" office:value-type="float" office:value="0.0189" calcext:value-type="float">
            <text:p>0,0189</text:p>
          </table:table-cell>
          <table:table-cell table:style-name="ce25" table:formula="of:=1-SUM([.B3:.D3])" office:value-type="float" office:value="0.0271" calcext:value-type="float">
            <text:p>0,0271</text:p>
          </table:table-cell>
          <table:table-cell table:style-name="ce26" office:value-type="string" calcext:value-type="string">
            <text:p><text:a xlink:href="http://www.thecounter.com/stats/2006/April/browser.php" xlink:type="simple">Apr</text:a>, <text:a xlink:href="http://www.thecounter.com/stats/2006/May/browser.php" xlink:type="simple">May</text:a>, <text:a xlink:href="http://www.thecounter.com/stats/2006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6 Q3 </text:p>
          </table:table-cell>
          <table:table-cell table:style-name="ce25" office:value-type="float" office:value="0.8448" calcext:value-type="float">
            <text:p>0,8448</text:p>
          </table:table-cell>
          <table:table-cell table:style-name="ce25" office:value-type="float" office:value="0.1062" calcext:value-type="float">
            <text:p>0,1062</text:p>
          </table:table-cell>
          <table:table-cell table:style-name="ce25" office:value-type="float" office:value="0.0227" calcext:value-type="float">
            <text:p>0,0227</text:p>
          </table:table-cell>
          <table:table-cell table:style-name="ce25" table:formula="of:=1-SUM([.B4:.D4])" office:value-type="float" office:value="0.0263" calcext:value-type="float">
            <text:p>0,0263</text:p>
          </table:table-cell>
          <table:table-cell table:style-name="ce26" office:value-type="string" calcext:value-type="string">
            <text:p><text:a xlink:href="http://www.thecounter.com/stats/2006/July/browser.php" xlink:type="simple">Jul</text:a>, <text:a xlink:href="http://www.thecounter.com/stats/2006/August/browser.php" xlink:type="simple">Aug</text:a>, <text:a xlink:href="http://www.thecounter.com/stats/2006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6 Q4 </text:p>
          </table:table-cell>
          <table:table-cell table:style-name="ce25" office:value-type="float" office:value="0.8411" calcext:value-type="float">
            <text:p>0,8411</text:p>
          </table:table-cell>
          <table:table-cell table:style-name="ce25" office:value-type="float" office:value="0.1118" calcext:value-type="float">
            <text:p>0,1118</text:p>
          </table:table-cell>
          <table:table-cell table:style-name="ce25" office:value-type="float" office:value="0.028" calcext:value-type="float">
            <text:p>0,028</text:p>
          </table:table-cell>
          <table:table-cell table:style-name="ce25" table:formula="of:=1-SUM([.B5:.D5])" office:value-type="float" office:value="0.0191" calcext:value-type="float">
            <text:p>0,0191</text:p>
          </table:table-cell>
          <table:table-cell table:style-name="ce26" office:value-type="string" calcext:value-type="string">
            <text:p><text:a xlink:href="http://www.thecounter.com/stats/2006/November/browser.php" xlink:type="simple">Nov</text:a>, <text:a xlink:href="http://www.thecounter.com/stats/2006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1 </text:p>
          </table:table-cell>
          <table:table-cell table:style-name="ce25" office:value-type="float" office:value="0.8369" calcext:value-type="float">
            <text:p>0,8369</text:p>
          </table:table-cell>
          <table:table-cell table:style-name="ce25" office:value-type="float" office:value="0.1163" calcext:value-type="float">
            <text:p>0,1163</text:p>
          </table:table-cell>
          <table:table-cell table:style-name="ce25" office:value-type="float" office:value="0.0292" calcext:value-type="float">
            <text:p>0,0292</text:p>
          </table:table-cell>
          <table:table-cell table:style-name="ce25" table:formula="of:=1-SUM([.B6:.D6])" office:value-type="float" office:value="0.0176000000000001" calcext:value-type="float">
            <text:p>0,0176</text:p>
          </table:table-cell>
          <table:table-cell table:style-name="ce26" office:value-type="string" calcext:value-type="string">
            <text:p><text:a xlink:href="https://web.archive.org/web/20070202023834/http://www.thecounter.com/stats/2007/January/browser.php" xlink:type="simple">Jan</text:a>, <text:a xlink:href="https://web.archive.org/web/20070228174651/http://www.thecounter.com/stats/2007/February/browser.php" xlink:type="simple">Feb</text:a>, <text:a xlink:href="https://web.archive.org/web/20070407183351/http://www.thecounter.com/stats/2007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2 </text:p>
          </table:table-cell>
          <table:table-cell table:style-name="ce25" office:value-type="float" office:value="0.8297" calcext:value-type="float">
            <text:p>0,8297</text:p>
          </table:table-cell>
          <table:table-cell table:style-name="ce25" office:value-type="float" office:value="0.1247" calcext:value-type="float">
            <text:p>0,1247</text:p>
          </table:table-cell>
          <table:table-cell table:style-name="ce25" office:value-type="float" office:value="0.0287" calcext:value-type="float">
            <text:p>0,0287</text:p>
          </table:table-cell>
          <table:table-cell table:style-name="ce25" table:formula="of:=1-SUM([.B7:.D7])" office:value-type="float" office:value="0.0169" calcext:value-type="float">
            <text:p>0,0169</text:p>
          </table:table-cell>
          <table:table-cell table:style-name="ce26" office:value-type="string" calcext:value-type="string">
            <text:p><text:a xlink:href="https://web.archive.org/web/20070505070147/http://www.thecounter.com/stats/2007/April/browser.php" xlink:type="simple">Apr</text:a>, <text:a xlink:href="https://web.archive.org/web/20070628200546/http://www.thecounter.com/stats/2007/May/browser.php" xlink:type="simple">May</text:a>, <text:a xlink:href="https://web.archive.org/web/20070603110213/http://www.thecounter.com/stats/2007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3 </text:p>
          </table:table-cell>
          <table:table-cell table:style-name="ce25" office:value-type="float" office:value="0.8163" calcext:value-type="float">
            <text:p>0,8163</text:p>
          </table:table-cell>
          <table:table-cell table:style-name="ce25" office:value-type="float" office:value="0.1355" calcext:value-type="float">
            <text:p>0,1355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table:formula="of:=1-SUM([.B8:.D8])" office:value-type="float" office:value="0.0182" calcext:value-type="float">
            <text:p>0,0182</text:p>
          </table:table-cell>
          <table:table-cell table:style-name="ce26" office:value-type="string" calcext:value-type="string">
            <text:p><text:a xlink:href="https://web.archive.org/web/20071007044857/http://www.thecounter.com/stats/2007/July/browser.php" xlink:type="simple">Jul</text:a>, <text:a xlink:href="https://web.archive.org/web/20071011053738/http://thecounter.com/stats/2007/August/browser.php" xlink:type="simple">Aug</text:a>, <text:a xlink:href="https://web.archive.org/web/20071011015203/http://www.thecounter.com/stats/2007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4 </text:p>
          </table:table-cell>
          <table:table-cell table:style-name="ce25" office:value-type="float" office:value="0.8114" calcext:value-type="float">
            <text:p>0,8114</text:p>
          </table:table-cell>
          <table:table-cell table:style-name="ce25" office:value-type="float" office:value="0.1387" calcext:value-type="float">
            <text:p>0,1387</text:p>
          </table:table-cell>
          <table:table-cell table:style-name="ce25" office:value-type="float" office:value="0.0321" calcext:value-type="float">
            <text:p>0,0321</text:p>
          </table:table-cell>
          <table:table-cell table:style-name="ce25" table:formula="of:=1-SUM([.B9:.D9])" office:value-type="float" office:value="0.0178" calcext:value-type="float">
            <text:p>0,0178</text:p>
          </table:table-cell>
          <table:table-cell table:style-name="ce26" office:value-type="string" calcext:value-type="string">
            <text:p><text:a xlink:href="https://web.archive.org/web/20080220193820/http://www.thecounter.com/stats/2007/October/browser.php" xlink:type="simple">Oct</text:a>, <text:a xlink:href="https://web.archive.org/web/20080116210552/http://www.thecounter.com/stats/2007/November/browser.php" xlink:type="simple">Nov</text:a>, <text:a xlink:href="https://web.archive.org/web/20080116210527/http://www.thecounter.com/stats/2007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1 </text:p>
          </table:table-cell>
          <table:table-cell table:style-name="ce25" office:value-type="float" office:value="0.788" calcext:value-type="float">
            <text:p>0,788</text:p>
          </table:table-cell>
          <table:table-cell table:style-name="ce25" office:value-type="float" office:value="0.1593" calcext:value-type="float">
            <text:p>0,1593</text:p>
          </table:table-cell>
          <table:table-cell table:style-name="ce25" office:value-type="float" office:value="0.0332" calcext:value-type="float">
            <text:p>0,0332</text:p>
          </table:table-cell>
          <table:table-cell table:style-name="ce25" table:formula="of:=1-SUM([.B10:.D10])" office:value-type="float" office:value="0.0195" calcext:value-type="float">
            <text:p>0,0195</text:p>
          </table:table-cell>
          <table:table-cell table:style-name="ce26" office:value-type="string" calcext:value-type="string">
            <text:p><text:a xlink:href="https://web.archive.org/web/20080302002919/http://www.thecounter.com/stats/2008/January/browser.php" xlink:type="simple">Jan</text:a>, <text:a xlink:href="https://web.archive.org/web/20080301192855/http://www.thecounter.com/stats/2008/February/browser.php" xlink:type="simple">Feb</text:a>, <text:a xlink:href="https://web.archive.org/web/20080404162049/http://www.thecounter.com/stats/2008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2 </text:p>
          </table:table-cell>
          <table:table-cell table:style-name="ce25" office:value-type="float" office:value="0.783" calcext:value-type="float">
            <text:p>0,783</text:p>
          </table:table-cell>
          <table:table-cell table:style-name="ce25" office:value-type="float" office:value="0.1642" calcext:value-type="float">
            <text:p>0,1642</text:p>
          </table:table-cell>
          <table:table-cell table:style-name="ce25" office:value-type="float" office:value="0.0341" calcext:value-type="float">
            <text:p>0,0341</text:p>
          </table:table-cell>
          <table:table-cell table:style-name="ce25" table:formula="of:=1-SUM([.B11:.D11])" office:value-type="float" office:value="0.0186999999999999" calcext:value-type="float">
            <text:p>0,0187</text:p>
          </table:table-cell>
          <table:table-cell table:style-name="ce26" office:value-type="string" calcext:value-type="string">
            <text:p><text:a xlink:href="https://web.archive.org/web/20080701132011/http://www.thecounter.com/stats/2008/April/browser.php" xlink:type="simple">Apr</text:a>, <text:a xlink:href="https://web.archive.org/web/20080701093920/http://www.thecounter.com/stats/2008/May/browser.php" xlink:type="simple">May</text:a>, <text:a xlink:href="https://web.archive.org/web/20080701093915/http://www.thecounter.com/stats/2008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3 </text:p>
          </table:table-cell>
          <table:table-cell table:style-name="ce25" office:value-type="float" office:value="0.7633" calcext:value-type="float">
            <text:p>0,7633</text:p>
          </table:table-cell>
          <table:table-cell table:style-name="ce25" office:value-type="float" office:value="0.1804" calcext:value-type="float">
            <text:p>0,1804</text:p>
          </table:table-cell>
          <table:table-cell table:style-name="ce25" office:value-type="float" office:value="0.0376" calcext:value-type="float">
            <text:p>0,0376</text:p>
          </table:table-cell>
          <table:table-cell table:style-name="ce25" table:formula="of:=1-SUM([.B12:.D12])" office:value-type="float" office:value="0.0187000000000001" calcext:value-type="float">
            <text:p>0,0187</text:p>
          </table:table-cell>
          <table:table-cell table:style-name="ce26" office:value-type="string" calcext:value-type="string">
            <text:p><text:a xlink:href="https://web.archive.org/web/20080930224410/http://www.thecounter.com/stats/2008/July/browser.php" xlink:type="simple">Jul</text:a>, <text:a xlink:href="https://web.archive.org/web/20080930224733/http://www.thecounter.com/stats/2008/August/browser.php" xlink:type="simple">Aug</text:a>, <text:a xlink:href="https://web.archive.org/web/20080930220308/http://www.thecounter.com/stats/2008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4 </text:p>
          </table:table-cell>
          <table:table-cell table:style-name="ce25" office:value-type="float" office:value="0.7424" calcext:value-type="float">
            <text:p>0,7424</text:p>
          </table:table-cell>
          <table:table-cell table:style-name="ce25" office:value-type="float" office:value="0.1873" calcext:value-type="float">
            <text:p>0,1873</text:p>
          </table:table-cell>
          <table:table-cell table:style-name="ce25" office:value-type="float" office:value="0.0452" calcext:value-type="float">
            <text:p>0,0452</text:p>
          </table:table-cell>
          <table:table-cell table:style-name="ce25" table:formula="of:=1-SUM([.B13:.D13])" office:value-type="float" office:value="0.0251000000000001" calcext:value-type="float">
            <text:p>0,0251</text:p>
          </table:table-cell>
          <table:table-cell table:style-name="ce26" office:value-type="string" calcext:value-type="string">
            <text:p><text:a xlink:href="https://web.archive.org/web/20081219161830/http://www.thecounter.com/stats/2008/October/browser.php" xlink:type="simple">Oct</text:a>, <text:a xlink:href="https://web.archive.org/web/20081217022654/http://www.thecounter.com/stats/2008/November/browser.php" xlink:type="simple">Nov</text:a>, <text:a xlink:href="https://web.archive.org/web/20090826070444/http://www.thecounter.com/stats/2008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1 </text:p>
          </table:table-cell>
          <table:table-cell table:style-name="ce25" office:value-type="float" office:value="0.7125" calcext:value-type="float">
            <text:p>0,7125</text:p>
          </table:table-cell>
          <table:table-cell table:style-name="ce25" office:value-type="float" office:value="0.2009" calcext:value-type="float">
            <text:p>0,2009</text:p>
          </table:table-cell>
          <table:table-cell table:style-name="ce25" office:value-type="float" office:value="0.0547" calcext:value-type="float">
            <text:p>0,0547</text:p>
          </table:table-cell>
          <table:table-cell table:style-name="ce25" table:formula="of:=1-SUM([.B14:.D14])" office:value-type="float" office:value="0.0319" calcext:value-type="float">
            <text:p>0,0319</text:p>
          </table:table-cell>
          <table:table-cell table:style-name="ce26" office:value-type="string" calcext:value-type="string">
            <text:p><text:a xlink:href="https://web.archive.org/web/20090226131108/http://www.thecounter.com/stats/2009/January/browser.php" xlink:type="simple">Jan</text:a>, <text:a xlink:href="https://web.archive.org/web/20090226201722/http://www.thecounter.com/stats/2009/February/browser.php" xlink:type="simple">Feb</text:a>, <text:a xlink:href="https://web.archive.org/web/20090307031615/http://www.thecounter.com/stats/2009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2 </text:p>
          </table:table-cell>
          <table:table-cell table:style-name="ce25" office:value-type="float" office:value="0.7031" calcext:value-type="float">
            <text:p>0,7031</text:p>
          </table:table-cell>
          <table:table-cell table:style-name="ce25" office:value-type="float" office:value="0.2018" calcext:value-type="float">
            <text:p>0,2018</text:p>
          </table:table-cell>
          <table:table-cell table:style-name="ce25" office:value-type="float" office:value="0.0644" calcext:value-type="float">
            <text:p>0,0644</text:p>
          </table:table-cell>
          <table:table-cell table:style-name="ce25" table:formula="of:=1-SUM([.B15:.D15])" office:value-type="float" office:value="0.0307000000000001" calcext:value-type="float">
            <text:p>0,0307</text:p>
          </table:table-cell>
          <table:table-cell table:style-name="ce26" office:value-type="string" calcext:value-type="string">
            <text:p><text:a xlink:href="https://web.archive.org/web/20090426182341/http://www.thecounter.com/stats/2009/April/browser.php" xlink:type="simple">Apr</text:a>, <text:a xlink:href="https://web.archive.org/web/20090722213057/http://www.thecounter.com/stats/2009/May/browser.php" xlink:type="simple">May</text:a>, <text:a xlink:href="https://web.archive.org/web/20090620071156/http://www.thecounter.com/stats/2009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3 </text:p>
          </table:table-cell>
          <table:table-cell table:style-name="ce25" office:value-type="float" office:value="0.6907" calcext:value-type="float">
            <text:p>0,6907</text:p>
          </table:table-cell>
          <table:table-cell table:style-name="ce25" office:value-type="float" office:value="0.2065" calcext:value-type="float">
            <text:p>0,2065</text:p>
          </table:table-cell>
          <table:table-cell table:style-name="ce25" office:value-type="float" office:value="0.081" calcext:value-type="float">
            <text:p>0,081</text:p>
          </table:table-cell>
          <table:table-cell table:style-name="ce25" table:formula="of:=1-SUM([.B16:.D16])" office:value-type="float" office:value="0.0218" calcext:value-type="float">
            <text:p>0,0218</text:p>
          </table:table-cell>
          <table:table-cell table:style-name="ce26" office:value-type="string" calcext:value-type="string">
            <text:p><text:a xlink:href="https://web.archive.org/web/20090807042416/http://www.thecounter.com/stats/2009/July/browser.php" xlink:type="simple">Jul</text:a>, <text:a xlink:href="https://web.archive.org/web/20090822160821/http://www.thecounter.com/stats/2009/August/browser.php" xlink:type="simple">Aug</text:a>, <text:a xlink:href="https://web.archive.org/web/20091009063511/http://www.thecounter.com/stats/2009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4 </text:p>
          </table:table-cell>
          <table:table-cell table:style-name="ce25" office:value-type="float" office:value="0.6642" calcext:value-type="float">
            <text:p>0,6642</text:p>
          </table:table-cell>
          <table:table-cell table:style-name="ce25" office:value-type="float" office:value="0.2118" calcext:value-type="float">
            <text:p>0,2118</text:p>
          </table:table-cell>
          <table:table-cell table:style-name="ce25" office:value-type="float" office:value="0.1005" calcext:value-type="float">
            <text:p>0,1005</text:p>
          </table:table-cell>
          <table:table-cell table:style-name="ce25" table:formula="of:=1-SUM([.B17:.D17])" office:value-type="float" office:value="0.0235" calcext:value-type="float">
            <text:p>0,0235</text:p>
          </table:table-cell>
          <table:table-cell table:style-name="ce26" office:value-type="string" calcext:value-type="string">
            <text:p><text:a xlink:href="https://web.archive.org/web/20091009063438/http://www.thecounter.com/stats/2009/October/browser.php" xlink:type="simple">Oct</text:a>, <text:a xlink:href="https://web.archive.org/web/20091214061737/http://www.thecounter.com/stats/2009/November/browser.php" xlink:type="simple">Nov</text:a>, <text:a xlink:href="https://web.archive.org/web/20091207111955/http://www.thecounter.com/stats/2009/December/browser.php" xlink:type="simple">Dec</text:a> </text:p>
          </table:table-cell>
          <table:covered-table-cell/>
          <table:table-cell table:number-columns-repeated="57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counter-all" table:style-name="ta1">
        <table:table-column table:style-name="co8" table:default-cell-style-name="ce13"/>
        <table:table-column table:style-name="co8" table:number-columns-repeated="63" table:default-cell-style-name="ce29"/>
        <table:table-row table:style-name="ro4">
          <table:table-cell office:value-type="string" calcext:value-type="string">
            <text:p>Date</text:p>
          </table:table-cell>
          <table:table-cell table:style-name="ce13" office:value-type="string" calcext:value-type="string">
            <text:p>Chrome</text:p>
          </table:table-cell>
          <table:table-cell table:style-name="ce13" office:value-type="string" calcext:value-type="string">
            <text:p>IE</text:p>
          </table:table-cell>
          <table:table-cell table:style-name="ce13" office:value-type="string" calcext:value-type="string">
            <text:p>Firefox</text:p>
          </table:table-cell>
          <table:table-cell table:style-name="ce13" office:value-type="string" calcext:value-type="string">
            <text:p>Safari</text:p>
          </table:table-cell>
          <table:table-cell table:style-name="ce13" office:value-type="string" calcext:value-type="string">
            <text:p>Opera</text:p>
          </table:table-cell>
          <table:table-cell table:style-name="ce13" office:value-type="string" calcext:value-type="string">
            <text:p>Android</text:p>
          </table:table-cell>
          <table:table-cell table:style-name="ce13" office:value-type="string" calcext:value-type="string">
            <text:p>UC Browser</text:p>
          </table:table-cell>
          <table:table-cell table:style-name="ce13" office:value-type="string" calcext:value-type="string">
            <text:p>Samsung Internet</text:p>
          </table:table-cell>
          <table:table-cell table:style-name="ce13" office:value-type="string" calcext:value-type="string">
            <text:p>Nokia</text:p>
          </table:table-cell>
          <table:table-cell table:style-name="ce13" office:value-type="string" calcext:value-type="string">
            <text:p>Edge Legacy</text:p>
          </table:table-cell>
          <table:table-cell table:style-name="ce13" office:value-type="string" calcext:value-type="string">
            <text:p>BlackBerry</text:p>
          </table:table-cell>
          <table:table-cell table:style-name="ce13" office:value-type="string" calcext:value-type="string">
            <text:p>IEMobile</text:p>
          </table:table-cell>
          <table:table-cell table:style-name="ce13" office:value-type="string" calcext:value-type="string">
            <text:p>NetFront</text:p>
          </table:table-cell>
          <table:table-cell table:style-name="ce13" office:value-type="string" calcext:value-type="string">
            <text:p>Yandex Browser</text:p>
          </table:table-cell>
          <table:table-cell table:style-name="ce13" office:value-type="string" calcext:value-type="string">
            <text:p>360 Safe Browser</text:p>
          </table:table-cell>
          <table:table-cell table:style-name="ce13" office:value-type="string" calcext:value-type="string">
            <text:p>Maxthon</text:p>
          </table:table-cell>
          <table:table-cell table:style-name="ce13" office:value-type="string" calcext:value-type="string">
            <text:p>QQ Browser</text:p>
          </table:table-cell>
          <table:table-cell table:style-name="ce13" office:value-type="string" calcext:value-type="string">
            <text:p>Sogou Explorer</text:p>
          </table:table-cell>
          <table:table-cell table:style-name="ce13" office:value-type="string" calcext:value-type="string">
            <text:p>Sony PS3</text:p>
          </table:table-cell>
          <table:table-cell table:style-name="ce13" office:value-type="string" calcext:value-type="string">
            <text:p>Chromium</text:p>
          </table:table-cell>
          <table:table-cell table:style-name="ce13" office:value-type="string" calcext:value-type="string">
            <text:p>Silk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string" calcext:value-type="string">
            <text:p>Coc Coc</text:p>
          </table:table-cell>
          <table:table-cell table:style-name="ce13" office:value-type="string" calcext:value-type="string">
            <text:p>Mozilla</text:p>
          </table:table-cell>
          <table:table-cell table:style-name="ce13" office:value-type="string" calcext:value-type="string">
            <text:p>Edge</text:p>
          </table:table-cell>
          <table:table-cell table:style-name="ce13" office:value-type="string" calcext:value-type="string">
            <text:p>Puffin</text:p>
          </table:table-cell>
          <table:table-cell table:style-name="ce13" office:value-type="string" calcext:value-type="string">
            <text:p>Dolfin</text:p>
          </table:table-cell>
          <table:table-cell table:style-name="ce13" office:value-type="string" calcext:value-type="string">
            <text:p>KaiOS</text:p>
          </table:table-cell>
          <table:table-cell table:style-name="ce13" office:value-type="string" calcext:value-type="string">
            <text:p>Sony PS4</text:p>
          </table:table-cell>
          <table:table-cell table:style-name="ce13" office:value-type="string" calcext:value-type="string">
            <text:p>Samsung</text:p>
          </table:table-cell>
          <table:table-cell table:style-name="ce13" office:value-type="string" calcext:value-type="string">
            <text:p>AOL</text:p>
          </table:table-cell>
          <table:table-cell table:style-name="ce13" office:value-type="string" calcext:value-type="string">
            <text:p>SeaMonkey</text:p>
          </table:table-cell>
          <table:table-cell table:style-name="ce13" office:value-type="string" calcext:value-type="string">
            <text:p>Openwave</text:p>
          </table:table-cell>
          <table:table-cell table:style-name="ce13" office:value-type="string" calcext:value-type="string">
            <text:p>Phantom</text:p>
          </table:table-cell>
          <table:table-cell table:style-name="ce13" office:value-type="string" calcext:value-type="string">
            <text:p>SonyEricsson</text:p>
          </table:table-cell>
          <table:table-cell table:style-name="ce13" office:value-type="string" calcext:value-type="string">
            <text:p>Obigo</text:p>
          </table:table-cell>
          <table:table-cell table:style-name="ce13" office:value-type="string" calcext:value-type="string">
            <text:p>Jasmine</text:p>
          </table:table-cell>
          <table:table-cell table:style-name="ce13" office:value-type="string" calcext:value-type="string">
            <text:p>Pale Moon</text:p>
          </table:table-cell>
          <table:table-cell table:style-name="ce13" office:value-type="string" calcext:value-type="string">
            <text:p>RockMelt</text:p>
          </table:table-cell>
          <table:table-cell table:style-name="ce13" office:value-type="string" calcext:value-type="string">
            <text:p>Other</text:p>
          </table:table-cell>
          <table:table-cell table:style-name="ce13" table:number-columns-repeated="23"/>
        </table:table-row>
        <table:table-row table:style-name="ro4">
          <table:table-cell office:value-type="string" calcext:value-type="string">
            <text:p>Engin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Gecko / Quantum</text:p>
          </table:table-cell>
          <table:table-cell office:value-type="string" calcext:value-type="string">
            <text:p>Webkit</text:p>
          </table:table-cell>
          <table:table-cell table:number-columns-repeated="4" office:value-type="string" calcext:value-type="string">
            <text:p>Blink</text:p>
          </table:table-cell>
          <table:table-cell table:number-columns-repeated="5"/>
          <table:table-cell office:value-type="string" calcext:value-type="string">
            <text:p>Blink</text:p>
          </table:table-cell>
          <table:table-cell table:number-columns-repeated="4" office:value-type="string" calcext:value-type="string">
            <text:p>Webkit + Trident</text:p>
          </table:table-cell>
          <table:table-cell/>
          <table:table-cell table:number-columns-repeated="2" office:value-type="string" calcext:value-type="string">
            <text:p>Blink</text:p>
          </table:table-cell>
          <table:table-cell/>
          <table:table-cell office:value-type="string" calcext:value-type="string">
            <text:p>Blink</text:p>
          </table:table-cell>
          <table:table-cell/>
          <table:table-cell table:number-columns-repeated="2" office:value-type="string" calcext:value-type="string">
            <text:p>Blink</text:p>
          </table:table-cell>
          <table:table-cell table:number-columns-repeated="5"/>
          <table:table-cell office:value-type="string" calcext:value-type="string">
            <text:p>Gecko</text:p>
          </table:table-cell>
          <table:table-cell table:number-columns-repeated="5"/>
          <table:table-cell office:value-type="string" calcext:value-type="string">
            <text:p>Gecko</text:p>
          </table:table-cell>
          <table:table-cell office:value-type="string" calcext:value-type="string">
            <text:p>Blink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Group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Autres</text:p>
          </table:table-cell>
          <table:table-cell table:number-columns-repeated="3" office:value-type="string" calcext:value-type="string">
            <text:p>Android</text:p>
          </table:table-cell>
          <table:table-cell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table:number-columns-repeated="2"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Divers mobile</text:p>
          </table:table-cell>
          <table:table-cell table:number-columns-repeated="5" office:value-type="string" calcext:value-type="string">
            <text:p>Autres</text:p>
          </table:table-cell>
          <table:table-cell office:value-type="string" calcext:value-type="string">
            <text:p>Chrome</text:p>
          </table:table-cell>
          <table:table-cell table:number-columns-repeated="3" office:value-type="string" calcext:value-type="string">
            <text:p>Autres</text:p>
          </table:table-cell>
          <table:table-cell office:value-type="string" calcext:value-type="string">
            <text:p>Firefox</text:p>
          </table:table-cell>
          <table:table-cell table:number-columns-repeated="2" office:value-type="string" calcext:value-type="string">
            <text:p>Autres</text:p>
          </table:table-cell>
          <table:table-cell table:number-columns-repeated="2" office:value-type="string" calcext:value-type="string">
            <text:p>Divers mobile</text:p>
          </table:table-cell>
          <table:table-cell table:number-columns-repeated="3" office:value-type="string" calcext:value-type="string">
            <text:p>Autre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table:number-columns-repeated="3" office:value-type="string" calcext:value-type="string">
            <text:p>Divers mobile</text:p>
          </table:table-cell>
          <table:table-cell office:value-type="string" calcext:value-type="string">
            <text:p>Firefox</text:p>
          </table:table-cell>
          <table:table-cell table:number-columns-repeated="2" office:value-type="string" calcext:value-type="string">
            <text:p>Aut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.37" calcext:value-type="float">
            <text:p>1,37</text:p>
          </table:table-cell>
          <table:table-cell office:value-type="float" office:value="64.97" calcext:value-type="float">
            <text:p>64,97</text:p>
          </table:table-cell>
          <table:table-cell office:value-type="float" office:value="26.85" calcext:value-type="float">
            <text:p>26,85</text:p>
          </table:table-cell>
          <table:table-cell office:value-type="float" office:value="2.79" calcext:value-type="float">
            <text:p>2,79</text:p>
          </table:table-cell>
          <table:table-cell office:value-type="float" office:value="3.07" calcext:value-type="float">
            <text:p>3,07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.5" calcext:value-type="float">
            <text:p>1,5</text:p>
          </table:table-cell>
          <table:table-cell office:value-type="float" office:value="63.98" calcext:value-type="float">
            <text:p>63,98</text:p>
          </table:table-cell>
          <table:table-cell office:value-type="float" office:value="27.66" calcext:value-type="float">
            <text:p>27,66</text:p>
          </table:table-cell>
          <table:table-cell office:value-type="float" office:value="2.83" calcext:value-type="float">
            <text:p>2,83</text:p>
          </table:table-cell>
          <table:table-cell office:value-type="float" office:value="3.09" calcext:value-type="float">
            <text:p>3,09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.71" calcext:value-type="float">
            <text:p>1,71</text:p>
          </table:table-cell>
          <table:table-cell office:value-type="float" office:value="62.02" calcext:value-type="float">
            <text:p>62,02</text:p>
          </table:table-cell>
          <table:table-cell office:value-type="float" office:value="29.17" calcext:value-type="float">
            <text:p>29,17</text:p>
          </table:table-cell>
          <table:table-cell office:value-type="float" office:value="3.02" calcext:value-type="float">
            <text:p>3,02</text:p>
          </table:table-cell>
          <table:table-cell office:value-type="float" office:value="3.09" calcext:value-type="float">
            <text:p>3,09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.05" calcext:value-type="float">
            <text:p>2,05</text:p>
          </table:table-cell>
          <table:table-cell office:value-type="float" office:value="61.34" calcext:value-type="float">
            <text:p>61,34</text:p>
          </table:table-cell>
          <table:table-cell office:value-type="float" office:value="29.41" calcext:value-type="float">
            <text:p>29,41</text:p>
          </table:table-cell>
          <table:table-cell office:value-type="float" office:value="3.09" calcext:value-type="float">
            <text:p>3,09</text:p>
          </table:table-cell>
          <table:table-cell office:value-type="float" office:value="3.12" calcext:value-type="float">
            <text:p>3,12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.4" calcext:value-type="float">
            <text:p>2,4</text:p>
          </table:table-cell>
          <table:table-cell office:value-type="float" office:value="61.55" calcext:value-type="float">
            <text:p>61,55</text:p>
          </table:table-cell>
          <table:table-cell office:value-type="float" office:value="28.5" calcext:value-type="float">
            <text:p>28,5</text:p>
          </table:table-cell>
          <table:table-cell office:value-type="float" office:value="2.95" calcext:value-type="float">
            <text:p>2,95</text:p>
          </table:table-cell>
          <table:table-cell office:value-type="float" office:value="3.41" calcext:value-type="float">
            <text:p>3,4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.79" calcext:value-type="float">
            <text:p>2,79</text:p>
          </table:table-cell>
          <table:table-cell office:value-type="float" office:value="58.93" calcext:value-type="float">
            <text:p>58,93</text:p>
          </table:table-cell>
          <table:table-cell office:value-type="float" office:value="30.05" calcext:value-type="float">
            <text:p>30,05</text:p>
          </table:table-cell>
          <table:table-cell office:value-type="float" office:value="3.24" calcext:value-type="float">
            <text:p>3,24</text:p>
          </table:table-cell>
          <table:table-cell office:value-type="float" office:value="3.57" calcext:value-type="float">
            <text:p>3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.98" calcext:value-type="float">
            <text:p>2,98</text:p>
          </table:table-cell>
          <table:table-cell office:value-type="float" office:value="59.48" calcext:value-type="float">
            <text:p>59,48</text:p>
          </table:table-cell>
          <table:table-cell office:value-type="float" office:value="30.18" calcext:value-type="float">
            <text:p>30,18</text:p>
          </table:table-cell>
          <table:table-cell office:value-type="float" office:value="3.35" calcext:value-type="float">
            <text:p>3,35</text:p>
          </table:table-cell>
          <table:table-cell office:value-type="float" office:value="2.88" calcext:value-type="float">
            <text:p>2,88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.34" calcext:value-type="float">
            <text:p>3,34</text:p>
          </table:table-cell>
          <table:table-cell office:value-type="float" office:value="58.04" calcext:value-type="float">
            <text:p>58,04</text:p>
          </table:table-cell>
          <table:table-cell office:value-type="float" office:value="30.93" calcext:value-type="float">
            <text:p>30,93</text:p>
          </table:table-cell>
          <table:table-cell office:value-type="float" office:value="3.59" calcext:value-type="float">
            <text:p>3,59</text:p>
          </table:table-cell>
          <table:table-cell office:value-type="float" office:value="2.92" calcext:value-type="float">
            <text:p>2,9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9" calcext:value-type="float">
            <text:p>0,19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.65" calcext:value-type="float">
            <text:p>3,65</text:p>
          </table:table-cell>
          <table:table-cell office:value-type="float" office:value="57.72" calcext:value-type="float">
            <text:p>57,72</text:p>
          </table:table-cell>
          <table:table-cell office:value-type="float" office:value="30.99" calcext:value-type="float">
            <text:p>30,99</text:p>
          </table:table-cell>
          <table:table-cell office:value-type="float" office:value="3.59" calcext:value-type="float">
            <text:p>3,59</text:p>
          </table:table-cell>
          <table:table-cell office:value-type="float" office:value="2.89" calcext:value-type="float">
            <text:p>2,89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.12" calcext:value-type="float">
            <text:p>4,12</text:p>
          </table:table-cell>
          <table:table-cell office:value-type="float" office:value="57.3" calcext:value-type="float">
            <text:p>57,3</text:p>
          </table:table-cell>
          <table:table-cell office:value-type="float" office:value="31.45" calcext:value-type="float">
            <text:p>31,45</text:p>
          </table:table-cell>
          <table:table-cell office:value-type="float" office:value="3.77" calcext:value-type="float">
            <text:p>3,77</text:p>
          </table:table-cell>
          <table:table-cell office:value-type="float" office:value="2.17" calcext:value-type="float">
            <text:p>2,17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.61" calcext:value-type="float">
            <text:p>4,61</text:p>
          </table:table-cell>
          <table:table-cell office:value-type="float" office:value="55.89" calcext:value-type="float">
            <text:p>55,89</text:p>
          </table:table-cell>
          <table:table-cell office:value-type="float" office:value="31.82" calcext:value-type="float">
            <text:p>31,82</text:p>
          </table:table-cell>
          <table:table-cell office:value-type="float" office:value="4" calcext:value-type="float">
            <text:p>4</text:p>
          </table:table-cell>
          <table:table-cell office:value-type="float" office:value="2.32" calcext:value-type="float">
            <text:p>2,32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5.38" calcext:value-type="float">
            <text:p>5,38</text:p>
          </table:table-cell>
          <table:table-cell office:value-type="float" office:value="55.01" calcext:value-type="float">
            <text:p>55,01</text:p>
          </table:table-cell>
          <table:table-cell office:value-type="float" office:value="31.56" calcext:value-type="float">
            <text:p>31,56</text:p>
          </table:table-cell>
          <table:table-cell office:value-type="float" office:value="3.85" calcext:value-type="float">
            <text:p>3,85</text:p>
          </table:table-cell>
          <table:table-cell office:value-type="float" office:value="2.37" calcext:value-type="float">
            <text:p>2,3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5.94" calcext:value-type="float">
            <text:p>5,94</text:p>
          </table:table-cell>
          <table:table-cell office:value-type="float" office:value="54.39" calcext:value-type="float">
            <text:p>54,39</text:p>
          </table:table-cell>
          <table:table-cell office:value-type="float" office:value="31.15" calcext:value-type="float">
            <text:p>31,15</text:p>
          </table:table-cell>
          <table:table-cell office:value-type="float" office:value="4.22" calcext:value-type="float">
            <text:p>4,22</text:p>
          </table:table-cell>
          <table:table-cell office:value-type="float" office:value="2.37" calcext:value-type="float">
            <text:p>2,37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6.6" calcext:value-type="float">
            <text:p>6,6</text:p>
          </table:table-cell>
          <table:table-cell office:value-type="float" office:value="53.56" calcext:value-type="float">
            <text:p>53,56</text:p>
          </table:table-cell>
          <table:table-cell office:value-type="float" office:value="31.28" calcext:value-type="float">
            <text:p>31,28</text:p>
          </table:table-cell>
          <table:table-cell office:value-type="float" office:value="4.59" calcext:value-type="float">
            <text:p>4,59</text:p>
          </table:table-cell>
          <table:table-cell office:value-type="float" office:value="2.37" calcext:value-type="float">
            <text:p>2,37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7.15" calcext:value-type="float">
            <text:p>7,15</text:p>
          </table:table-cell>
          <table:table-cell office:value-type="float" office:value="53.37" calcext:value-type="float">
            <text:p>53,37</text:p>
          </table:table-cell>
          <table:table-cell office:value-type="float" office:value="30.65" calcext:value-type="float">
            <text:p>30,65</text:p>
          </table:table-cell>
          <table:table-cell office:value-type="float" office:value="4.67" calcext:value-type="float">
            <text:p>4,67</text:p>
          </table:table-cell>
          <table:table-cell office:value-type="float" office:value="2.44" calcext:value-type="float">
            <text:p>2,44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7.89" calcext:value-type="float">
            <text:p>7,89</text:p>
          </table:table-cell>
          <table:table-cell office:value-type="float" office:value="52.1" calcext:value-type="float">
            <text:p>52,1</text:p>
          </table:table-cell>
          <table:table-cell office:value-type="float" office:value="31.05" calcext:value-type="float">
            <text:p>31,05</text:p>
          </table:table-cell>
          <table:table-cell office:value-type="float" office:value="4.77" calcext:value-type="float">
            <text:p>4,77</text:p>
          </table:table-cell>
          <table:table-cell office:value-type="float" office:value="2.34" calcext:value-type="float">
            <text:p>2,34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8.41" calcext:value-type="float">
            <text:p>8,41</text:p>
          </table:table-cell>
          <table:table-cell office:value-type="float" office:value="51.54" calcext:value-type="float">
            <text:p>51,54</text:p>
          </table:table-cell>
          <table:table-cell office:value-type="float" office:value="30.91" calcext:value-type="float">
            <text:p>30,91</text:p>
          </table:table-cell>
          <table:table-cell office:value-type="float" office:value="4.72" calcext:value-type="float">
            <text:p>4,72</text:p>
          </table:table-cell>
          <table:table-cell office:value-type="float" office:value="2.53" calcext:value-type="float">
            <text:p>2,53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9" calcext:value-type="float">
            <text:p>9</text:p>
          </table:table-cell>
          <table:table-cell office:value-type="float" office:value="51.5" calcext:value-type="float">
            <text:p>51,5</text:p>
          </table:table-cell>
          <table:table-cell office:value-type="float" office:value="30.35" calcext:value-type="float">
            <text:p>30,35</text:p>
          </table:table-cell>
          <table:table-cell office:value-type="float" office:value="4.65" calcext:value-type="float">
            <text:p>4,65</text:p>
          </table:table-cell>
          <table:table-cell office:value-type="float" office:value="2.53" calcext:value-type="float">
            <text:p>2,53</text:p>
          </table:table-cell>
          <table:table-cell office:value-type="float" office:value="0.18" calcext:value-type="float">
            <text:p>0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9.6" calcext:value-type="float">
            <text:p>9,6</text:p>
          </table:table-cell>
          <table:table-cell office:value-type="float" office:value="51.17" calcext:value-type="float">
            <text:p>51,17</text:p>
          </table:table-cell>
          <table:table-cell office:value-type="float" office:value="29.81" calcext:value-type="float">
            <text:p>29,81</text:p>
          </table:table-cell>
          <table:table-cell office:value-type="float" office:value="4.71" calcext:value-type="float">
            <text:p>4,71</text:p>
          </table:table-cell>
          <table:table-cell office:value-type="float" office:value="2.53" calcext:value-type="float">
            <text:p>2,53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0.41" calcext:value-type="float">
            <text:p>10,41</text:p>
          </table:table-cell>
          <table:table-cell office:value-type="float" office:value="49.69" calcext:value-type="float">
            <text:p>49,69</text:p>
          </table:table-cell>
          <table:table-cell office:value-type="float" office:value="30.09" calcext:value-type="float">
            <text:p>30,09</text:p>
          </table:table-cell>
          <table:table-cell office:value-type="float" office:value="4.92" calcext:value-type="float">
            <text:p>4,92</text:p>
          </table:table-cell>
          <table:table-cell office:value-type="float" office:value="2.57" calcext:value-type="float">
            <text:p>2,57</text:p>
          </table:table-cell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1.14" calcext:value-type="float">
            <text:p>11,14</text:p>
          </table:table-cell>
          <table:table-cell office:value-type="float" office:value="48.13" calcext:value-type="float">
            <text:p>48,13</text:p>
          </table:table-cell>
          <table:table-cell office:value-type="float" office:value="30.39" calcext:value-type="float">
            <text:p>30,39</text:p>
          </table:table-cell>
          <table:table-cell office:value-type="float" office:value="5.06" calcext:value-type="float">
            <text:p>5,06</text:p>
          </table:table-cell>
          <table:table-cell office:value-type="float" office:value="2.83" calcext:value-type="float">
            <text:p>2,83</text:p>
          </table:table-cell>
          <table:table-cell office:value-type="float" office:value="0.33" calcext:value-type="float">
            <text:p>0,3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1.92" calcext:value-type="float">
            <text:p>11,92</text:p>
          </table:table-cell>
          <table:table-cell office:value-type="float" office:value="47.33" calcext:value-type="float">
            <text:p>47,33</text:p>
          </table:table-cell>
          <table:table-cell office:value-type="float" office:value="30.05" calcext:value-type="float">
            <text:p>30,05</text:p>
          </table:table-cell>
          <table:table-cell office:value-type="float" office:value="5.23" calcext:value-type="float">
            <text:p>5,23</text:p>
          </table:table-cell>
          <table:table-cell office:value-type="float" office:value="2.86" calcext:value-type="float">
            <text:p>2,86</text:p>
          </table:table-cell>
          <table:table-cell office:value-type="float" office:value="0.39" calcext:value-type="float">
            <text:p>0,3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2.81" calcext:value-type="float">
            <text:p>12,81</text:p>
          </table:table-cell>
          <table:table-cell office:value-type="float" office:value="46.22" calcext:value-type="float">
            <text:p>46,22</text:p>
          </table:table-cell>
          <table:table-cell office:value-type="float" office:value="29.92" calcext:value-type="float">
            <text:p>29,92</text:p>
          </table:table-cell>
          <table:table-cell office:value-type="float" office:value="5.39" calcext:value-type="float">
            <text:p>5,39</text:p>
          </table:table-cell>
          <table:table-cell office:value-type="float" office:value="2.81" calcext:value-type="float">
            <text:p>2,81</text:p>
          </table:table-cell>
          <table:table-cell office:value-type="float" office:value="0.45" calcext:value-type="float">
            <text:p>0,4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4.24" calcext:value-type="float">
            <text:p>14,24</text:p>
          </table:table-cell>
          <table:table-cell office:value-type="float" office:value="45.02" calcext:value-type="float">
            <text:p>45,02</text:p>
          </table:table-cell>
          <table:table-cell office:value-type="float" office:value="29.5" calcext:value-type="float">
            <text:p>29,5</text:p>
          </table:table-cell>
          <table:table-cell office:value-type="float" office:value="5.56" calcext:value-type="float">
            <text:p>5,56</text:p>
          </table:table-cell>
          <table:table-cell office:value-type="float" office:value="2.81" calcext:value-type="float">
            <text:p>2,81</text:p>
          </table:table-cell>
          <table:table-cell office:value-type="float" office:value="0.54" calcext:value-type="float">
            <text:p>0,5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5.01" calcext:value-type="float">
            <text:p>15,01</text:p>
          </table:table-cell>
          <table:table-cell office:value-type="float" office:value="44.03" calcext:value-type="float">
            <text:p>44,03</text:p>
          </table:table-cell>
          <table:table-cell office:value-type="float" office:value="29.36" calcext:value-type="float">
            <text:p>29,36</text:p>
          </table:table-cell>
          <table:table-cell office:value-type="float" office:value="5.94" calcext:value-type="float">
            <text:p>5,94</text:p>
          </table:table-cell>
          <table:table-cell office:value-type="float" office:value="2.81" calcext:value-type="float">
            <text:p>2,81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5.81" calcext:value-type="float">
            <text:p>15,81</text:p>
          </table:table-cell>
          <table:table-cell office:value-type="float" office:value="43.42" calcext:value-type="float">
            <text:p>43,42</text:p>
          </table:table-cell>
          <table:table-cell office:value-type="float" office:value="29.02" calcext:value-type="float">
            <text:p>29,02</text:p>
          </table:table-cell>
          <table:table-cell office:value-type="float" office:value="5.94" calcext:value-type="float">
            <text:p>5,94</text:p>
          </table:table-cell>
          <table:table-cell office:value-type="float" office:value="2.86" calcext:value-type="float">
            <text:p>2,86</text:p>
          </table:table-cell>
          <table:table-cell office:value-type="float" office:value="0.67" calcext:value-type="float">
            <text:p>0,6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6.55" calcext:value-type="float">
            <text:p>16,55</text:p>
          </table:table-cell>
          <table:table-cell office:value-type="float" office:value="42.99" calcext:value-type="float">
            <text:p>42,99</text:p>
          </table:table-cell>
          <table:table-cell office:value-type="float" office:value="28.57" calcext:value-type="float">
            <text:p>28,57</text:p>
          </table:table-cell>
          <table:table-cell office:value-type="float" office:value="5.93" calcext:value-type="float">
            <text:p>5,93</text:p>
          </table:table-cell>
          <table:table-cell office:value-type="float" office:value="2.87" calcext:value-type="float">
            <text:p>2,87</text:p>
          </table:table-cell>
          <table:table-cell office:value-type="float" office:value="0.73" calcext:value-type="float">
            <text:p>0,7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17.33" calcext:value-type="float">
            <text:p>17,33</text:p>
          </table:table-cell>
          <table:table-cell office:value-type="float" office:value="42.2" calcext:value-type="float">
            <text:p>42,2</text:p>
          </table:table-cell>
          <table:table-cell office:value-type="float" office:value="28.13" calcext:value-type="float">
            <text:p>28,13</text:p>
          </table:table-cell>
          <table:table-cell office:value-type="float" office:value="5.99" calcext:value-type="float">
            <text:p>5,99</text:p>
          </table:table-cell>
          <table:table-cell office:value-type="float" office:value="2.95" calcext:value-type="float">
            <text:p>2,95</text:p>
          </table:table-cell>
          <table:table-cell office:value-type="float" office:value="0.83" calcext:value-type="float">
            <text:p>0,8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8.25" calcext:value-type="float">
            <text:p>18,25</text:p>
          </table:table-cell>
          <table:table-cell office:value-type="float" office:value="41.35" calcext:value-type="float">
            <text:p>41,35</text:p>
          </table:table-cell>
          <table:table-cell office:value-type="float" office:value="27.61" calcext:value-type="float">
            <text:p>27,61</text:p>
          </table:table-cell>
          <table:table-cell office:value-type="float" office:value="5.98" calcext:value-type="float">
            <text:p>5,98</text:p>
          </table:table-cell>
          <table:table-cell office:value-type="float" office:value="2.99" calcext:value-type="float">
            <text:p>2,99</text:p>
          </table:table-cell>
          <table:table-cell office:value-type="float" office:value="1.01" calcext:value-type="float">
            <text:p>1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9.3" calcext:value-type="float">
            <text:p>19,3</text:p>
          </table:table-cell>
          <table:table-cell office:value-type="float" office:value="40.74" calcext:value-type="float">
            <text:p>40,74</text:p>
          </table:table-cell>
          <table:table-cell office:value-type="float" office:value="26.49" calcext:value-type="float">
            <text:p>26,49</text:p>
          </table:table-cell>
          <table:table-cell office:value-type="float" office:value="6.05" calcext:value-type="float">
            <text:p>6,05</text:p>
          </table:table-cell>
          <table:table-cell office:value-type="float" office:value="3.11" calcext:value-type="float">
            <text:p>3,11</text:p>
          </table:table-cell>
          <table:table-cell office:value-type="float" office:value="1.17" calcext:value-type="float">
            <text:p>1,1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0.59" calcext:value-type="float">
            <text:p>20,59</text:p>
          </table:table-cell>
          <table:table-cell office:value-type="float" office:value="39.47" calcext:value-type="float">
            <text:p>39,47</text:p>
          </table:table-cell>
          <table:table-cell office:value-type="float" office:value="25.99" calcext:value-type="float">
            <text:p>25,99</text:p>
          </table:table-cell>
          <table:table-cell office:value-type="float" office:value="6.2" calcext:value-type="float">
            <text:p>6,2</text:p>
          </table:table-cell>
          <table:table-cell office:value-type="float" office:value="3.09" calcext:value-type="float">
            <text:p>3,09</text:p>
          </table:table-cell>
          <table:table-cell office:value-type="float" office:value="1.33" calcext:value-type="float">
            <text:p>1,33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,87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1.51" calcext:value-type="float">
            <text:p>21,51</text:p>
          </table:table-cell>
          <table:table-cell office:value-type="float" office:value="38.9" calcext:value-type="float">
            <text:p>38,9</text:p>
          </table:table-cell>
          <table:table-cell office:value-type="float" office:value="25.53" calcext:value-type="float">
            <text:p>25,53</text:p>
          </table:table-cell>
          <table:table-cell office:value-type="float" office:value="6.2" calcext:value-type="float">
            <text:p>6,2</text:p>
          </table:table-cell>
          <table:table-cell office:value-type="float" office:value="3.09" calcext:value-type="float">
            <text:p>3,09</text:p>
          </table:table-cell>
          <table:table-cell office:value-type="float" office:value="1.47" calcext:value-type="float">
            <text:p>1,4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.02" calcext:value-type="float">
            <text:p>0,02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2.02" calcext:value-type="float">
            <text:p>22,02</text:p>
          </table:table-cell>
          <table:table-cell office:value-type="float" office:value="38.85" calcext:value-type="float">
            <text:p>38,85</text:p>
          </table:table-cell>
          <table:table-cell office:value-type="float" office:value="24.98" calcext:value-type="float">
            <text:p>24,98</text:p>
          </table:table-cell>
          <table:table-cell office:value-type="float" office:value="6.65" calcext:value-type="float">
            <text:p>6,65</text:p>
          </table:table-cell>
          <table:table-cell office:value-type="float" office:value="3.12" calcext:value-type="float">
            <text:p>3,12</text:p>
          </table:table-cell>
          <table:table-cell office:value-type="float" office:value="1.4" calcext:value-type="float">
            <text:p>1,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,08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office:value-type="float" office:value="0.03" calcext:value-type="float">
            <text:p>0,03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3.36" calcext:value-type="float">
            <text:p>23,36</text:p>
          </table:table-cell>
          <table:table-cell office:value-type="float" office:value="37.55" calcext:value-type="float">
            <text:p>37,55</text:p>
          </table:table-cell>
          <table:table-cell office:value-type="float" office:value="24.66" calcext:value-type="float">
            <text:p>24,66</text:p>
          </table:table-cell>
          <table:table-cell office:value-type="float" office:value="7.07" calcext:value-type="float">
            <text:p>7,07</text:p>
          </table:table-cell>
          <table:table-cell office:value-type="float" office:value="3.1" calcext:value-type="float">
            <text:p>3,1</text:p>
          </table:table-cell>
          <table:table-cell office:value-type="float" office:value="1.49" calcext:value-type="float">
            <text:p>1,49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office:value-type="float" office:value="0.03" calcext:value-type="float">
            <text:p>0,0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3.9" calcext:value-type="float">
            <text:p>23,9</text:p>
          </table:table-cell>
          <table:table-cell office:value-type="float" office:value="37.8" calcext:value-type="float">
            <text:p>37,8</text:p>
          </table:table-cell>
          <table:table-cell office:value-type="float" office:value="23.49" calcext:value-type="float">
            <text:p>23,49</text:p>
          </table:table-cell>
          <table:table-cell office:value-type="float" office:value="7.18" calcext:value-type="float">
            <text:p>7,18</text:p>
          </table:table-cell>
          <table:table-cell office:value-type="float" office:value="3.26" calcext:value-type="float">
            <text:p>3,26</text:p>
          </table:table-cell>
          <table:table-cell office:value-type="float" office:value="1.55" calcext:value-type="float">
            <text:p>1,5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5.08" calcext:value-type="float">
            <text:p>25,08</text:p>
          </table:table-cell>
          <table:table-cell office:value-type="float" office:value="35.54" calcext:value-type="float">
            <text:p>35,54</text:p>
          </table:table-cell>
          <table:table-cell office:value-type="float" office:value="23.25" calcext:value-type="float">
            <text:p>23,25</text:p>
          </table:table-cell>
          <table:table-cell office:value-type="float" office:value="7.41" calcext:value-type="float">
            <text:p>7,41</text:p>
          </table:table-cell>
          <table:table-cell office:value-type="float" office:value="3.77" calcext:value-type="float">
            <text:p>3,77</text:p>
          </table:table-cell>
          <table:table-cell office:value-type="float" office:value="1.8" calcext:value-type="float">
            <text:p>1,8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5.99" calcext:value-type="float">
            <text:p>25,99</text:p>
          </table:table-cell>
          <table:table-cell office:value-type="float" office:value="34.27" calcext:value-type="float">
            <text:p>34,27</text:p>
          </table:table-cell>
          <table:table-cell office:value-type="float" office:value="22.69" calcext:value-type="float">
            <text:p>22,69</text:p>
          </table:table-cell>
          <table:table-cell office:value-type="float" office:value="8.09" calcext:value-type="float">
            <text:p>8,09</text:p>
          </table:table-cell>
          <table:table-cell office:value-type="float" office:value="3.77" calcext:value-type="float">
            <text:p>3,77</text:p>
          </table:table-cell>
          <table:table-cell office:value-type="float" office:value="2.03" calcext:value-type="float">
            <text:p>2,03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7.3" calcext:value-type="float">
            <text:p>27,3</text:p>
          </table:table-cell>
          <table:table-cell office:value-type="float" office:value="32.7" calcext:value-type="float">
            <text:p>32,7</text:p>
          </table:table-cell>
          <table:table-cell office:value-type="float" office:value="22.77" calcext:value-type="float">
            <text:p>22,77</text:p>
          </table:table-cell>
          <table:table-cell office:value-type="float" office:value="8.35" calcext:value-type="float">
            <text:p>8,35</text:p>
          </table:table-cell>
          <table:table-cell office:value-type="float" office:value="3.7" calcext:value-type="float">
            <text:p>3,7</text:p>
          </table:table-cell>
          <table:table-cell office:value-type="float" office:value="2.17" calcext:value-type="float">
            <text:p>2,1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8.1" calcext:value-type="float">
            <text:p>28,1</text:p>
          </table:table-cell>
          <table:table-cell office:value-type="float" office:value="31.68" calcext:value-type="float">
            <text:p>31,68</text:p>
          </table:table-cell>
          <table:table-cell office:value-type="float" office:value="22.75" calcext:value-type="float">
            <text:p>22,75</text:p>
          </table:table-cell>
          <table:table-cell office:value-type="float" office:value="8.26" calcext:value-type="float">
            <text:p>8,26</text:p>
          </table:table-cell>
          <table:table-cell office:value-type="float" office:value="3.68" calcext:value-type="float">
            <text:p>3,68</text:p>
          </table:table-cell>
          <table:table-cell office:value-type="float" office:value="2.15" calcext:value-type="float">
            <text:p>2,15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,07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8.24" calcext:value-type="float">
            <text:p>28,24</text:p>
          </table:table-cell>
          <table:table-cell office:value-type="float" office:value="30.8" calcext:value-type="float">
            <text:p>30,8</text:p>
          </table:table-cell>
          <table:table-cell office:value-type="float" office:value="22.5" calcext:value-type="float">
            <text:p>22,5</text:p>
          </table:table-cell>
          <table:table-cell office:value-type="float" office:value="8.72" calcext:value-type="float">
            <text:p>8,72</text:p>
          </table:table-cell>
          <table:table-cell office:value-type="float" office:value="3.62" calcext:value-type="float">
            <text:p>3,62</text:p>
          </table:table-cell>
          <table:table-cell office:value-type="float" office:value="2.31" calcext:value-type="float">
            <text:p>2,31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9.15" calcext:value-type="float">
            <text:p>29,15</text:p>
          </table:table-cell>
          <table:table-cell office:value-type="float" office:value="28.87" calcext:value-type="float">
            <text:p>28,87</text:p>
          </table:table-cell>
          <table:table-cell office:value-type="float" office:value="22.98" calcext:value-type="float">
            <text:p>22,98</text:p>
          </table:table-cell>
          <table:table-cell office:value-type="float" office:value="8.68" calcext:value-type="float">
            <text:p>8,68</text:p>
          </table:table-cell>
          <table:table-cell office:value-type="float" office:value="3.81" calcext:value-type="float">
            <text:p>3,81</text:p>
          </table:table-cell>
          <table:table-cell office:value-type="float" office:value="2.41" calcext:value-type="float">
            <text:p>2,41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.06" calcext:value-type="float">
            <text:p>0,06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9.36" calcext:value-type="float">
            <text:p>29,36</text:p>
          </table:table-cell>
          <table:table-cell office:value-type="float" office:value="28.95" calcext:value-type="float">
            <text:p>28,95</text:p>
          </table:table-cell>
          <table:table-cell office:value-type="float" office:value="22.02" calcext:value-type="float">
            <text:p>22,02</text:p>
          </table:table-cell>
          <table:table-cell office:value-type="float" office:value="8.82" calcext:value-type="float">
            <text:p>8,82</text:p>
          </table:table-cell>
          <table:table-cell office:value-type="float" office:value="3.81" calcext:value-type="float">
            <text:p>3,81</text:p>
          </table:table-cell>
          <table:table-cell office:value-type="float" office:value="2.59" calcext:value-type="float">
            <text:p>2,59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30.13" calcext:value-type="float">
            <text:p>30,13</text:p>
          </table:table-cell>
          <table:table-cell office:value-type="float" office:value="28.49" calcext:value-type="float">
            <text:p>28,49</text:p>
          </table:table-cell>
          <table:table-cell office:value-type="float" office:value="21.13" calcext:value-type="float">
            <text:p>21,13</text:p>
          </table:table-cell>
          <table:table-cell office:value-type="float" office:value="9.11" calcext:value-type="float">
            <text:p>9,11</text:p>
          </table:table-cell>
          <table:table-cell office:value-type="float" office:value="3.68" calcext:value-type="float">
            <text:p>3,68</text:p>
          </table:table-cell>
          <table:table-cell office:value-type="float" office:value="2.88" calcext:value-type="float">
            <text:p>2,88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08" calcext:value-type="float">
            <text:p>0,08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9.82" calcext:value-type="float">
            <text:p>29,82</text:p>
          </table:table-cell>
          <table:table-cell office:value-type="float" office:value="29.1" calcext:value-type="float">
            <text:p>29,1</text:p>
          </table:table-cell>
          <table:table-cell office:value-type="float" office:value="20.3" calcext:value-type="float">
            <text:p>20,3</text:p>
          </table:table-cell>
          <table:table-cell office:value-type="float" office:value="9.3" calcext:value-type="float">
            <text:p>9,3</text:p>
          </table:table-cell>
          <table:table-cell office:value-type="float" office:value="3.65" calcext:value-type="float">
            <text:p>3,65</text:p>
          </table:table-cell>
          <table:table-cell office:value-type="float" office:value="3.13" calcext:value-type="float">
            <text:p>3,13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0.28" calcext:value-type="float">
            <text:p>30,28</text:p>
          </table:table-cell>
          <table:table-cell office:value-type="float" office:value="28.89" calcext:value-type="float">
            <text:p>28,89</text:p>
          </table:table-cell>
          <table:table-cell office:value-type="float" office:value="19.85" calcext:value-type="float">
            <text:p>19,85</text:p>
          </table:table-cell>
          <table:table-cell office:value-type="float" office:value="9.54" calcext:value-type="float">
            <text:p>9,54</text:p>
          </table:table-cell>
          <table:table-cell office:value-type="float" office:value="3.67" calcext:value-type="float">
            <text:p>3,67</text:p>
          </table:table-cell>
          <table:table-cell office:value-type="float" office:value="3.29" calcext:value-type="float">
            <text:p>3,29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3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0.69" calcext:value-type="float">
            <text:p>30,69</text:p>
          </table:table-cell>
          <table:table-cell office:value-type="float" office:value="28.26" calcext:value-type="float">
            <text:p>28,26</text:p>
          </table:table-cell>
          <table:table-cell office:value-type="float" office:value="19.73" calcext:value-type="float">
            <text:p>19,73</text:p>
          </table:table-cell>
          <table:table-cell office:value-type="float" office:value="9.69" calcext:value-type="float">
            <text:p>9,69</text:p>
          </table:table-cell>
          <table:table-cell office:value-type="float" office:value="3.69" calcext:value-type="float">
            <text:p>3,69</text:p>
          </table:table-cell>
          <table:table-cell office:value-type="float" office:value="3.46" calcext:value-type="float">
            <text:p>3,46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,2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1" calcext:value-type="float">
            <text:p>0,1</text:p>
          </table:table-cell>
          <table:table-cell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31.28" calcext:value-type="float">
            <text:p>31,28</text:p>
          </table:table-cell>
          <table:table-cell office:value-type="float" office:value="27.28" calcext:value-type="float">
            <text:p>27,28</text:p>
          </table:table-cell>
          <table:table-cell office:value-type="float" office:value="19.61" calcext:value-type="float">
            <text:p>19,61</text:p>
          </table:table-cell>
          <table:table-cell office:value-type="float" office:value="9.83" calcext:value-type="float">
            <text:p>9,83</text:p>
          </table:table-cell>
          <table:table-cell office:value-type="float" office:value="3.49" calcext:value-type="float">
            <text:p>3,49</text:p>
          </table:table-cell>
          <table:table-cell office:value-type="float" office:value="3.86" calcext:value-type="float">
            <text:p>3,86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1" calcext:value-type="float">
            <text:p>0,1</text:p>
          </table:table-cell>
          <table:table-cell office:value-type="float" office:value="0.47" calcext:value-type="float">
            <text:p>0,4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1" calcext:value-type="float">
            <text:p>0,1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31.42" calcext:value-type="float">
            <text:p>31,42</text:p>
          </table:table-cell>
          <table:table-cell office:value-type="float" office:value="26.47" calcext:value-type="float">
            <text:p>26,47</text:p>
          </table:table-cell>
          <table:table-cell office:value-type="float" office:value="18.88" calcext:value-type="float">
            <text:p>18,88</text:p>
          </table:table-cell>
          <table:table-cell office:value-type="float" office:value="10.07" calcext:value-type="float">
            <text:p>10,07</text:p>
          </table:table-cell>
          <table:table-cell office:value-type="float" office:value="3.46" calcext:value-type="float">
            <text:p>3,46</text:p>
          </table:table-cell>
          <table:table-cell office:value-type="float" office:value="4.47" calcext:value-type="float">
            <text:p>4,47</text:p>
          </table:table-cell>
          <table:table-cell office:value-type="float" office:value="1.43" calcext:value-type="float">
            <text:p>1,43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13" calcext:value-type="float">
            <text:p>0,13</text:p>
          </table:table-cell>
          <table:table-cell office:value-type="float" office:value="0.52" calcext:value-type="float">
            <text:p>0,52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1.71" calcext:value-type="float">
            <text:p>31,71</text:p>
          </table:table-cell>
          <table:table-cell office:value-type="float" office:value="26.55" calcext:value-type="float">
            <text:p>26,55</text:p>
          </table:table-cell>
          <table:table-cell office:value-type="float" office:value="18.55" calcext:value-type="float">
            <text:p>18,55</text:p>
          </table:table-cell>
          <table:table-cell office:value-type="float" office:value="10.66" calcext:value-type="float">
            <text:p>10,66</text:p>
          </table:table-cell>
          <table:table-cell office:value-type="float" office:value="3.11" calcext:value-type="float">
            <text:p>3,11</text:p>
          </table:table-cell>
          <table:table-cell office:value-type="float" office:value="4.78" calcext:value-type="float">
            <text:p>4,78</text:p>
          </table:table-cell>
          <table:table-cell office:value-type="float" office:value="1.32" calcext:value-type="float">
            <text:p>1,3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0.37" calcext:value-type="float">
            <text:p>0,37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2.2" calcext:value-type="float">
            <text:p>32,2</text:p>
          </table:table-cell>
          <table:table-cell office:value-type="float" office:value="25.74" calcext:value-type="float">
            <text:p>25,74</text:p>
          </table:table-cell>
          <table:table-cell office:value-type="float" office:value="18.45" calcext:value-type="float">
            <text:p>18,45</text:p>
          </table:table-cell>
          <table:table-cell office:value-type="float" office:value="11.14" calcext:value-type="float">
            <text:p>11,14</text:p>
          </table:table-cell>
          <table:table-cell office:value-type="float" office:value="3.16" calcext:value-type="float">
            <text:p>3,16</text:p>
          </table:table-cell>
          <table:table-cell office:value-type="float" office:value="4.96" calcext:value-type="float">
            <text:p>4,96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15" calcext:value-type="float">
            <text:p>0,15</text:p>
          </table:table-cell>
          <table:table-cell office:value-type="float" office:value="0.34" calcext:value-type="float">
            <text:p>0,34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3.11" calcext:value-type="float">
            <text:p>33,11</text:p>
          </table:table-cell>
          <table:table-cell office:value-type="float" office:value="25.26" calcext:value-type="float">
            <text:p>25,26</text:p>
          </table:table-cell>
          <table:table-cell office:value-type="float" office:value="18.04" calcext:value-type="float">
            <text:p>18,04</text:p>
          </table:table-cell>
          <table:table-cell office:value-type="float" office:value="11.06" calcext:value-type="float">
            <text:p>11,06</text:p>
          </table:table-cell>
          <table:table-cell office:value-type="float" office:value="3.15" calcext:value-type="float">
            <text:p>3,15</text:p>
          </table:table-cell>
          <table:table-cell office:value-type="float" office:value="4.9" calcext:value-type="float">
            <text:p>4,9</text:p>
          </table:table-cell>
          <table:table-cell office:value-type="float" office:value="1.14" calcext:value-type="float">
            <text:p>1,14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16" calcext:value-type="float">
            <text:p>0,16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34.25" calcext:value-type="float">
            <text:p>34,25</text:p>
          </table:table-cell>
          <table:table-cell office:value-type="float" office:value="25.76" calcext:value-type="float">
            <text:p>25,76</text:p>
          </table:table-cell>
          <table:table-cell office:value-type="float" office:value="17.43" calcext:value-type="float">
            <text:p>17,43</text:p>
          </table:table-cell>
          <table:table-cell office:value-type="float" office:value="10.44" calcext:value-type="float">
            <text:p>10,44</text:p>
          </table:table-cell>
          <table:table-cell office:value-type="float" office:value="2.92" calcext:value-type="float">
            <text:p>2,92</text:p>
          </table:table-cell>
          <table:table-cell office:value-type="float" office:value="4.76" calcext:value-type="float">
            <text:p>4,76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17" calcext:value-type="float">
            <text:p>0,17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35.99" calcext:value-type="float">
            <text:p>35,99</text:p>
          </table:table-cell>
          <table:table-cell office:value-type="float" office:value="23.85" calcext:value-type="float">
            <text:p>23,85</text:p>
          </table:table-cell>
          <table:table-cell office:value-type="float" office:value="17.05" calcext:value-type="float">
            <text:p>17,05</text:p>
          </table:table-cell>
          <table:table-cell office:value-type="float" office:value="10.44" calcext:value-type="float">
            <text:p>10,44</text:p>
          </table:table-cell>
          <table:table-cell office:value-type="float" office:value="3.02" calcext:value-type="float">
            <text:p>3,02</text:p>
          </table:table-cell>
          <table:table-cell office:value-type="float" office:value="4.92" calcext:value-type="float">
            <text:p>4,92</text:p>
          </table:table-cell>
          <table:table-cell office:value-type="float" office:value="1.28" calcext:value-type="float">
            <text:p>1,2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.19" calcext:value-type="float">
            <text:p>0,19</text:p>
          </table:table-cell>
          <table:table-cell office:value-type="float" office:value="0.33" calcext:value-type="float">
            <text:p>0,33</text:p>
          </table:table-cell>
          <table:table-cell office:value-type="float" office:value="0.22" calcext:value-type="float">
            <text:p>0,22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36.64" calcext:value-type="float">
            <text:p>36,64</text:p>
          </table:table-cell>
          <table:table-cell office:value-type="float" office:value="21.54" calcext:value-type="float">
            <text:p>21,54</text:p>
          </table:table-cell>
          <table:table-cell office:value-type="float" office:value="17" calcext:value-type="float">
            <text:p>17</text:p>
          </table:table-cell>
          <table:table-cell office:value-type="float" office:value="10.93" calcext:value-type="float">
            <text:p>10,93</text:p>
          </table:table-cell>
          <table:table-cell office:value-type="float" office:value="3.34" calcext:value-type="float">
            <text:p>3,34</text:p>
          </table:table-cell>
          <table:table-cell office:value-type="float" office:value="5.18" calcext:value-type="float">
            <text:p>5,18</text:p>
          </table:table-cell>
          <table:table-cell office:value-type="float" office:value="1.52" calcext:value-type="float">
            <text:p>1,52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21" calcext:value-type="float">
            <text:p>0,21</text:p>
          </table:table-cell>
          <table:table-cell office:value-type="float" office:value="0.37" calcext:value-type="float">
            <text:p>0,37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36.63" calcext:value-type="float">
            <text:p>36,63</text:p>
          </table:table-cell>
          <table:table-cell office:value-type="float" office:value="20.49" calcext:value-type="float">
            <text:p>20,49</text:p>
          </table:table-cell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office:value-type="float" office:value="3.51" calcext:value-type="float">
            <text:p>3,51</text:p>
          </table:table-cell>
          <table:table-cell office:value-type="float" office:value="5.49" calcext:value-type="float">
            <text:p>5,49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25" calcext:value-type="float">
            <text:p>0,25</text:p>
          </table:table-cell>
          <table:table-cell office:value-type="float" office:value="0.38" calcext:value-type="float">
            <text:p>0,38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36.19" calcext:value-type="float">
            <text:p>36,19</text:p>
          </table:table-cell>
          <table:table-cell office:value-type="float" office:value="21.18" calcext:value-type="float">
            <text:p>21,18</text:p>
          </table:table-cell>
          <table:table-cell office:value-type="float" office:value="16.02" calcext:value-type="float">
            <text:p>16,02</text:p>
          </table:table-cell>
          <table:table-cell office:value-type="float" office:value="11.09" calcext:value-type="float">
            <text:p>11,09</text:p>
          </table:table-cell>
          <table:table-cell office:value-type="float" office:value="3.72" calcext:value-type="float">
            <text:p>3,72</text:p>
          </table:table-cell>
          <table:table-cell office:value-type="float" office:value="5.68" calcext:value-type="float">
            <text:p>5,68</text:p>
          </table:table-cell>
          <table:table-cell office:value-type="float" office:value="1.92" calcext:value-type="float">
            <text:p>1,92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.28" calcext:value-type="float">
            <text:p>0,28</text:p>
          </table:table-cell>
          <table:table-cell office:value-type="float" office:value="0.39" calcext:value-type="float">
            <text:p>0,39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4.66" calcext:value-type="float">
            <text:p>34,66</text:p>
          </table:table-cell>
          <table:table-cell office:value-type="float" office:value="23.71" calcext:value-type="float">
            <text:p>23,71</text:p>
          </table:table-cell>
          <table:table-cell office:value-type="float" office:value="15.31" calcext:value-type="float">
            <text:p>15,31</text:p>
          </table:table-cell>
          <table:table-cell office:value-type="float" office:value="10.9" calcext:value-type="float">
            <text:p>10,9</text:p>
          </table:table-cell>
          <table:table-cell office:value-type="float" office:value="3.79" calcext:value-type="float">
            <text:p>3,79</text:p>
          </table:table-cell>
          <table:table-cell office:value-type="float" office:value="5.54" calcext:value-type="float">
            <text:p>5,54</text:p>
          </table:table-cell>
          <table:table-cell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,1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29" calcext:value-type="float">
            <text:p>0,29</text:p>
          </table:table-cell>
          <table:table-cell office:value-type="float" office:value="0.41" calcext:value-type="float">
            <text:p>0,41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3.75" calcext:value-type="float">
            <text:p>33,75</text:p>
          </table:table-cell>
          <table:table-cell office:value-type="float" office:value="23.53" calcext:value-type="float">
            <text:p>23,53</text:p>
          </table:table-cell>
          <table:table-cell office:value-type="float" office:value="14.78" calcext:value-type="float">
            <text:p>14,78</text:p>
          </table:table-cell>
          <table:table-cell office:value-type="float" office:value="10.76" calcext:value-type="float">
            <text:p>10,76</text:p>
          </table:table-cell>
          <table:table-cell office:value-type="float" office:value="5.45" calcext:value-type="float">
            <text:p>5,45</text:p>
          </table:table-cell>
          <table:table-cell office:value-type="float" office:value="5.55" calcext:value-type="float">
            <text:p>5,55</text:p>
          </table:table-cell>
          <table:table-cell office:value-type="float" office:value="1.98" calcext:value-type="float">
            <text:p>1,9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32" calcext:value-type="float">
            <text:p>0,32</text:p>
          </table:table-cell>
          <table:table-cell office:value-type="float" office:value="0.41" calcext:value-type="float">
            <text:p>0,41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5.09" calcext:value-type="float">
            <text:p>35,09</text:p>
          </table:table-cell>
          <table:table-cell office:value-type="float" office:value="22.1" calcext:value-type="float">
            <text:p>22,1</text:p>
          </table:table-cell>
          <table:table-cell office:value-type="float" office:value="14.77" calcext:value-type="float">
            <text:p>14,77</text:p>
          </table:table-cell>
          <table:table-cell office:value-type="float" office:value="10.97" calcext:value-type="float">
            <text:p>10,97</text:p>
          </table:table-cell>
          <table:table-cell office:value-type="float" office:value="4.11" calcext:value-type="float">
            <text:p>4,11</text:p>
          </table:table-cell>
          <table:table-cell office:value-type="float" office:value="5.85" calcext:value-type="float">
            <text:p>5,85</text:p>
          </table:table-cell>
          <table:table-cell office:value-type="float" office:value="2.22" calcext:value-type="float">
            <text:p>2,2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,3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37" calcext:value-type="float">
            <text:p>0,37</text:p>
          </table:table-cell>
          <table:table-cell office:value-type="float" office:value="0.48" calcext:value-type="float">
            <text:p>0,48</text:p>
          </table:table-cell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office:value-type="float" office:value="0.18" calcext:value-type="float">
            <text:p>0,18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35.82" calcext:value-type="float">
            <text:p>35,82</text:p>
          </table:table-cell>
          <table:table-cell office:value-type="float" office:value="18.09" calcext:value-type="float">
            <text:p>18,09</text:p>
          </table:table-cell>
          <table:table-cell office:value-type="float" office:value="14.83" calcext:value-type="float">
            <text:p>14,83</text:p>
          </table:table-cell>
          <table:table-cell office:value-type="float" office:value="11.77" calcext:value-type="float">
            <text:p>11,77</text:p>
          </table:table-cell>
          <table:table-cell office:value-type="float" office:value="4.64" calcext:value-type="float">
            <text:p>4,64</text:p>
          </table:table-cell>
          <table:table-cell office:value-type="float" office:value="6.78" calcext:value-type="float">
            <text:p>6,78</text:p>
          </table:table-cell>
          <table:table-cell office:value-type="float" office:value="2.63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46" calcext:value-type="float">
            <text:p>0,46</text:p>
          </table:table-cell>
          <table:table-cell office:value-type="float" office:value="0.54" calcext:value-type="float">
            <text:p>0,54</text:p>
          </table:table-cell>
          <table:table-cell office:value-type="float" office:value="0.27" calcext:value-type="float">
            <text:p>0,27</text:p>
          </table:table-cell>
          <table:table-cell office:value-type="float" office:value="0.54" calcext:value-type="float">
            <text:p>0,54</text:p>
          </table:table-cell>
          <table:table-cell office:value-type="float" office:value="0.18" calcext:value-type="float">
            <text:p>0,18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35.85" calcext:value-type="float">
            <text:p>35,85</text:p>
          </table:table-cell>
          <table:table-cell office:value-type="float" office:value="17.75" calcext:value-type="float">
            <text:p>17,75</text:p>
          </table:table-cell>
          <table:table-cell office:value-type="float" office:value="14.77" calcext:value-type="float">
            <text:p>14,77</text:p>
          </table:table-cell>
          <table:table-cell office:value-type="float" office:value="12.63" calcext:value-type="float">
            <text:p>12,63</text:p>
          </table:table-cell>
          <table:table-cell office:value-type="float" office:value="4.26" calcext:value-type="float">
            <text:p>4,26</text:p>
          </table:table-cell>
          <table:table-cell office:value-type="float" office:value="6.99" calcext:value-type="float">
            <text:p>6,99</text:p>
          </table:table-cell>
          <table:table-cell office:value-type="float" office:value="2.61" calcext:value-type="float">
            <text:p>2,61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,36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office:value-type="float" office:value="0.5" calcext:value-type="float">
            <text:p>0,5</text:p>
          </table:table-cell>
          <table:table-cell office:value-type="float" office:value="0.29" calcext:value-type="float">
            <text:p>0,29</text:p>
          </table:table-cell>
          <table:table-cell office:value-type="float" office:value="0.46" calcext:value-type="float">
            <text:p>0,46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36.44" calcext:value-type="float">
            <text:p>36,44</text:p>
          </table:table-cell>
          <table:table-cell office:value-type="float" office:value="17.34" calcext:value-type="float">
            <text:p>17,34</text:p>
          </table:table-cell>
          <table:table-cell office:value-type="float" office:value="14.86" calcext:value-type="float">
            <text:p>14,86</text:p>
          </table:table-cell>
          <table:table-cell office:value-type="float" office:value="12.56" calcext:value-type="float">
            <text:p>12,56</text:p>
          </table:table-cell>
          <table:table-cell office:value-type="float" office:value="4.21" calcext:value-type="float">
            <text:p>4,21</text:p>
          </table:table-cell>
          <table:table-cell office:value-type="float" office:value="7.07" calcext:value-type="float">
            <text:p>7,07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,3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19" calcext:value-type="float">
            <text:p>0,19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36.47" calcext:value-type="float">
            <text:p>36,47</text:p>
          </table:table-cell>
          <table:table-cell office:value-type="float" office:value="17.19" calcext:value-type="float">
            <text:p>17,19</text:p>
          </table:table-cell>
          <table:table-cell office:value-type="float" office:value="14.35" calcext:value-type="float">
            <text:p>14,35</text:p>
          </table:table-cell>
          <table:table-cell office:value-type="float" office:value="12.96" calcext:value-type="float">
            <text:p>12,96</text:p>
          </table:table-cell>
          <table:table-cell office:value-type="float" office:value="4.17" calcext:value-type="float">
            <text:p>4,17</text:p>
          </table:table-cell>
          <table:table-cell office:value-type="float" office:value="7.05" calcext:value-type="float">
            <text:p>7,05</text:p>
          </table:table-cell>
          <table:table-cell office:value-type="float" office:value="2.69" calcext:value-type="float">
            <text:p>2,69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46" calcext:value-type="float">
            <text:p>0,46</text:p>
          </table:table-cell>
          <table:table-cell office:value-type="float" office:value="0.25" calcext:value-type="float">
            <text:p>0,25</text:p>
          </table:table-cell>
          <table:table-cell office:value-type="float" office:value="0.64" calcext:value-type="float">
            <text:p>0,6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38.26" calcext:value-type="float">
            <text:p>38,26</text:p>
          </table:table-cell>
          <table:table-cell office:value-type="float" office:value="16.39" calcext:value-type="float">
            <text:p>16,39</text:p>
          </table:table-cell>
          <table:table-cell office:value-type="float" office:value="14.33" calcext:value-type="float">
            <text:p>14,33</text:p>
          </table:table-cell>
          <table:table-cell office:value-type="float" office:value="12.72" calcext:value-type="float">
            <text:p>12,72</text:p>
          </table:table-cell>
          <table:table-cell office:value-type="float" office:value="3.95" calcext:value-type="float">
            <text:p>3,95</text:p>
          </table:table-cell>
          <table:table-cell office:value-type="float" office:value="6.9" calcext:value-type="float">
            <text:p>6,9</text:p>
          </table:table-cell>
          <table:table-cell office:value-type="float" office:value="2.63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56" calcext:value-type="float">
            <text:p>0,56</text:p>
          </table:table-cell>
          <table:table-cell office:value-type="float" office:value="0.46" calcext:value-type="float">
            <text:p>0,46</text:p>
          </table:table-cell>
          <table:table-cell office:value-type="float" office:value="0.29" calcext:value-type="float">
            <text:p>0,29</text:p>
          </table:table-cell>
          <table:table-cell office:value-type="float" office:value="0.52" calcext:value-type="float">
            <text:p>0,52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38.68" calcext:value-type="float">
            <text:p>38,68</text:p>
          </table:table-cell>
          <table:table-cell office:value-type="float" office:value="15.51" calcext:value-type="float">
            <text:p>15,51</text:p>
          </table:table-cell>
          <table:table-cell office:value-type="float" office:value="14.07" calcext:value-type="float">
            <text:p>14,07</text:p>
          </table:table-cell>
          <table:table-cell office:value-type="float" office:value="13.14" calcext:value-type="float">
            <text:p>13,14</text:p>
          </table:table-cell>
          <table:table-cell office:value-type="float" office:value="3.95" calcext:value-type="float">
            <text:p>3,95</text:p>
          </table:table-cell>
          <table:table-cell office:value-type="float" office:value="7.33" calcext:value-type="float">
            <text:p>7,33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6" calcext:value-type="float">
            <text:p>0,6</text:p>
          </table:table-cell>
          <table:table-cell office:value-type="float" office:value="0.41" calcext:value-type="float">
            <text:p>0,41</text:p>
          </table:table-cell>
          <table:table-cell office:value-type="float" office:value="0.22" calcext:value-type="float">
            <text:p>0,22</text:p>
          </table:table-cell>
          <table:table-cell office:value-type="float" office:value="0.51" calcext:value-type="float">
            <text:p>0,51</text:p>
          </table:table-cell>
          <table:table-cell office:value-type="float" office:value="0.17" calcext:value-type="float">
            <text:p>0,17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38.53" calcext:value-type="float">
            <text:p>38,53</text:p>
          </table:table-cell>
          <table:table-cell office:value-type="float" office:value="15.4" calcext:value-type="float">
            <text:p>15,4</text:p>
          </table:table-cell>
          <table:table-cell office:value-type="float" office:value="13.28" calcext:value-type="float">
            <text:p>13,28</text:p>
          </table:table-cell>
          <table:table-cell office:value-type="float" office:value="13.78" calcext:value-type="float">
            <text:p>13,78</text:p>
          </table:table-cell>
          <table:table-cell office:value-type="float" office:value="4.07" calcext:value-type="float">
            <text:p>4,07</text:p>
          </table:table-cell>
          <table:table-cell office:value-type="float" office:value="7.5" calcext:value-type="float">
            <text:p>7,5</text:p>
          </table:table-cell>
          <table:table-cell office:value-type="float" office:value="2.64" calcext:value-type="float">
            <text:p>2,6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.63" calcext:value-type="float">
            <text:p>0,63</text:p>
          </table:table-cell>
          <table:table-cell office:value-type="float" office:value="0.36" calcext:value-type="float">
            <text:p>0,36</text:p>
          </table:table-cell>
          <table:table-cell office:value-type="float" office:value="0.22" calcext:value-type="float">
            <text:p>0,22</text:p>
          </table:table-cell>
          <table:table-cell office:value-type="float" office:value="0.67" calcext:value-type="float">
            <text:p>0,67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8.75" calcext:value-type="float">
            <text:p>38,75</text:p>
          </table:table-cell>
          <table:table-cell office:value-type="float" office:value="15.51" calcext:value-type="float">
            <text:p>15,51</text:p>
          </table:table-cell>
          <table:table-cell office:value-type="float" office:value="12.82" calcext:value-type="float">
            <text:p>12,82</text:p>
          </table:table-cell>
          <table:table-cell office:value-type="float" office:value="14.29" calcext:value-type="float">
            <text:p>14,29</text:p>
          </table:table-cell>
          <table:table-cell office:value-type="float" office:value="4.06" calcext:value-type="float">
            <text:p>4,06</text:p>
          </table:table-cell>
          <table:table-cell office:value-type="float" office:value="7.28" calcext:value-type="float">
            <text:p>7,28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,06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6" calcext:value-type="float">
            <text:p>0,66</text:p>
          </table:table-cell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  <table:table-cell office:value-type="float" office:value="0.57" calcext:value-type="float">
            <text:p>0,57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9.53" calcext:value-type="float">
            <text:p>39,53</text:p>
          </table:table-cell>
          <table:table-cell office:value-type="float" office:value="14.52" calcext:value-type="float">
            <text:p>14,52</text:p>
          </table:table-cell>
          <table:table-cell office:value-type="float" office:value="12.63" calcext:value-type="float">
            <text:p>12,63</text:p>
          </table:table-cell>
          <table:table-cell office:value-type="float" office:value="14.19" calcext:value-type="float">
            <text:p>14,19</text:p>
          </table:table-cell>
          <table:table-cell office:value-type="float" office:value="4.23" calcext:value-type="float">
            <text:p>4,23</text:p>
          </table:table-cell>
          <table:table-cell office:value-type="float" office:value="7.36" calcext:value-type="float">
            <text:p>7,36</text:p>
          </table:table-cell>
          <table:table-cell office:value-type="float" office:value="2.98" calcext:value-type="float">
            <text:p>2,98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7" calcext:value-type="float">
            <text:p>0,67</text:p>
          </table:table-cell>
          <table:table-cell office:value-type="float" office:value="0.39" calcext:value-type="float">
            <text:p>0,39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39.39" calcext:value-type="float">
            <text:p>39,39</text:p>
          </table:table-cell>
          <table:table-cell office:value-type="float" office:value="14.46" calcext:value-type="float">
            <text:p>14,46</text:p>
          </table:table-cell>
          <table:table-cell office:value-type="float" office:value="12.45" calcext:value-type="float">
            <text:p>12,45</text:p>
          </table:table-cell>
          <table:table-cell office:value-type="float" office:value="14.9" calcext:value-type="float">
            <text:p>14,9</text:p>
          </table:table-cell>
          <table:table-cell office:value-type="float" office:value="3.96" calcext:value-type="float">
            <text:p>3,96</text:p>
          </table:table-cell>
          <table:table-cell office:value-type="float" office:value="7.25" calcext:value-type="float">
            <text:p>7,25</text:p>
          </table:table-cell>
          <table:table-cell office:value-type="float" office:value="2.92" calcext:value-type="float">
            <text:p>2,92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7" calcext:value-type="float">
            <text:p>0,67</text:p>
          </table:table-cell>
          <table:table-cell office:value-type="float" office:value="0.35" calcext:value-type="float">
            <text:p>0,35</text:p>
          </table:table-cell>
          <table:table-cell office:value-type="float" office:value="0.21" calcext:value-type="float">
            <text:p>0,21</text:p>
          </table:table-cell>
          <table:table-cell office:value-type="float" office:value="0.58" calcext:value-type="float">
            <text:p>0,58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41.53" calcext:value-type="float">
            <text:p>41,53</text:p>
          </table:table-cell>
          <table:table-cell office:value-type="float" office:value="13.39" calcext:value-type="float">
            <text:p>13,39</text:p>
          </table:table-cell>
          <table:table-cell office:value-type="float" office:value="11.96" calcext:value-type="float">
            <text:p>11,96</text:p>
          </table:table-cell>
          <table:table-cell office:value-type="float" office:value="15.3" calcext:value-type="float">
            <text:p>15,3</text:p>
          </table:table-cell>
          <table:table-cell office:value-type="float" office:value="3.6" calcext:value-type="float">
            <text:p>3,6</text:p>
          </table:table-cell>
          <table:table-cell office:value-type="float" office:value="7.36" calcext:value-type="float">
            <text:p>7,36</text:p>
          </table:table-cell>
          <table:table-cell office:value-type="float" office:value="2.71" calcext:value-type="float">
            <text:p>2,71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7" calcext:value-type="float">
            <text:p>0,7</text:p>
          </table:table-cell>
          <table:table-cell office:value-type="float" office:value="0.28" calcext:value-type="float">
            <text:p>0,28</text:p>
          </table:table-cell>
          <table:table-cell office:value-type="float" office:value="0.21" calcext:value-type="float">
            <text:p>0,21</text:p>
          </table:table-cell>
          <table:table-cell office:value-type="float" office:value="0.46" calcext:value-type="float">
            <text:p>0,46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42.24" calcext:value-type="float">
            <text:p>42,24</text:p>
          </table:table-cell>
          <table:table-cell office:value-type="float" office:value="13.42" calcext:value-type="float">
            <text:p>13,42</text:p>
          </table:table-cell>
          <table:table-cell office:value-type="float" office:value="11.59" calcext:value-type="float">
            <text:p>11,59</text:p>
          </table:table-cell>
          <table:table-cell office:value-type="float" office:value="14.25" calcext:value-type="float">
            <text:p>14,25</text:p>
          </table:table-cell>
          <table:table-cell office:value-type="float" office:value="3.81" calcext:value-type="float">
            <text:p>3,81</text:p>
          </table:table-cell>
          <table:table-cell office:value-type="float" office:value="7.53" calcext:value-type="float">
            <text:p>7,53</text:p>
          </table:table-cell>
          <table:table-cell office:value-type="float" office:value="3.17" calcext:value-type="float">
            <text:p>3,17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40.93" calcext:value-type="float">
            <text:p>40,93</text:p>
          </table:table-cell>
          <table:table-cell office:value-type="float" office:value="15.21" calcext:value-type="float">
            <text:p>15,21</text:p>
          </table:table-cell>
          <table:table-cell office:value-type="float" office:value="11.27" calcext:value-type="float">
            <text:p>11,27</text:p>
          </table:table-cell>
          <table:table-cell office:value-type="float" office:value="14.2" calcext:value-type="float">
            <text:p>14,2</text:p>
          </table:table-cell>
          <table:table-cell office:value-type="float" office:value="3.88" calcext:value-type="float">
            <text:p>3,88</text:p>
          </table:table-cell>
          <table:table-cell office:value-type="float" office:value="7.07" calcext:value-type="float">
            <text:p>7,07</text:p>
          </table:table-cell>
          <table:table-cell office:value-type="float" office:value="3.57" calcext:value-type="float">
            <text:p>3,5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2.27" calcext:value-type="float">
            <text:p>42,27</text:p>
          </table:table-cell>
          <table:table-cell office:value-type="float" office:value="13.3" calcext:value-type="float">
            <text:p>13,3</text:p>
          </table:table-cell>
          <table:table-cell office:value-type="float" office:value="11.82" calcext:value-type="float">
            <text:p>11,82</text:p>
          </table:table-cell>
          <table:table-cell office:value-type="float" office:value="13.79" calcext:value-type="float">
            <text:p>13,79</text:p>
          </table:table-cell>
          <table:table-cell office:value-type="float" office:value="4.06" calcext:value-type="float">
            <text:p>4,06</text:p>
          </table:table-cell>
          <table:table-cell office:value-type="float" office:value="7" calcext:value-type="float">
            <text:p>7</text:p>
          </table:table-cell>
          <table:table-cell office:value-type="float" office:value="3.79" calcext:value-type="float">
            <text:p>3,79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43.16" calcext:value-type="float">
            <text:p>43,16</text:p>
          </table:table-cell>
          <table:table-cell office:value-type="float" office:value="13.09" calcext:value-type="float">
            <text:p>13,09</text:p>
          </table:table-cell>
          <table:table-cell office:value-type="float" office:value="11.56" calcext:value-type="float">
            <text:p>11,56</text:p>
          </table:table-cell>
          <table:table-cell office:value-type="float" office:value="13.8" calcext:value-type="float">
            <text:p>13,8</text:p>
          </table:table-cell>
          <table:table-cell office:value-type="float" office:value="3.8" calcext:value-type="float">
            <text:p>3,8</text:p>
          </table:table-cell>
          <table:table-cell office:value-type="float" office:value="6.99" calcext:value-type="float">
            <text:p>6,99</text:p>
          </table:table-cell>
          <table:table-cell office:value-type="float" office:value="3.63" calcext:value-type="float">
            <text:p>3,63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66" calcext:value-type="float">
            <text:p>0,66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32" calcext:value-type="float">
            <text:p>0,32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43.61" calcext:value-type="float">
            <text:p>43,61</text:p>
          </table:table-cell>
          <table:table-cell office:value-type="float" office:value="12.36" calcext:value-type="float">
            <text:p>12,36</text:p>
          </table:table-cell>
          <table:table-cell office:value-type="float" office:value="11.74" calcext:value-type="float">
            <text:p>11,74</text:p>
          </table:table-cell>
          <table:table-cell office:value-type="float" office:value="13.8" calcext:value-type="float">
            <text:p>13,8</text:p>
          </table:table-cell>
          <table:table-cell office:value-type="float" office:value="3.79" calcext:value-type="float">
            <text:p>3,79</text:p>
          </table:table-cell>
          <table:table-cell office:value-type="float" office:value="6.84" calcext:value-type="float">
            <text:p>6,84</text:p>
          </table:table-cell>
          <table:table-cell office:value-type="float" office:value="4.05" calcext:value-type="float">
            <text:p>4,0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67" calcext:value-type="float">
            <text:p>0,67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44.31" calcext:value-type="float">
            <text:p>44,31</text:p>
          </table:table-cell>
          <table:table-cell office:value-type="float" office:value="12.52" calcext:value-type="float">
            <text:p>12,52</text:p>
          </table:table-cell>
          <table:table-cell office:value-type="float" office:value="11.61" calcext:value-type="float">
            <text:p>11,61</text:p>
          </table:table-cell>
          <table:table-cell office:value-type="float" office:value="12.91" calcext:value-type="float">
            <text:p>12,91</text:p>
          </table:table-cell>
          <table:table-cell office:value-type="float" office:value="4.01" calcext:value-type="float">
            <text:p>4,01</text:p>
          </table:table-cell>
          <table:table-cell office:value-type="float" office:value="6.54" calcext:value-type="float">
            <text:p>6,54</text:p>
          </table:table-cell>
          <table:table-cell office:value-type="float" office:value="4.37" calcext:value-type="float">
            <text:p>4,3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69" calcext:value-type="float">
            <text:p>0,69</text:p>
          </table:table-cell>
          <table:table-cell office:value-type="float" office:value="0.16" calcext:value-type="float">
            <text:p>0,16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43.97" calcext:value-type="float">
            <text:p>43,97</text:p>
          </table:table-cell>
          <table:table-cell office:value-type="float" office:value="12.31" calcext:value-type="float">
            <text:p>12,31</text:p>
          </table:table-cell>
          <table:table-cell office:value-type="float" office:value="11.14" calcext:value-type="float">
            <text:p>11,14</text:p>
          </table:table-cell>
          <table:table-cell office:value-type="float" office:value="13.47" calcext:value-type="float">
            <text:p>13,47</text:p>
          </table:table-cell>
          <table:table-cell office:value-type="float" office:value="4.38" calcext:value-type="float">
            <text:p>4,38</text:p>
          </table:table-cell>
          <table:table-cell office:value-type="float" office:value="6.57" calcext:value-type="float">
            <text:p>6,57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0.71" calcext:value-type="float">
            <text:p>0,7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43.95" calcext:value-type="float">
            <text:p>43,95</text:p>
          </table:table-cell>
          <table:table-cell office:value-type="float" office:value="12.18" calcext:value-type="float">
            <text:p>12,18</text:p>
          </table:table-cell>
          <table:table-cell office:value-type="float" office:value="10.72" calcext:value-type="float">
            <text:p>10,72</text:p>
          </table:table-cell>
          <table:table-cell office:value-type="float" office:value="13.39" calcext:value-type="float">
            <text:p>13,39</text:p>
          </table:table-cell>
          <table:table-cell office:value-type="float" office:value="5.17" calcext:value-type="float">
            <text:p>5,17</text:p>
          </table:table-cell>
          <table:table-cell office:value-type="float" office:value="6.3" calcext:value-type="float">
            <text:p>6,3</text:p>
          </table:table-cell>
          <table:table-cell office:value-type="float" office:value="5.16" calcext:value-type="float">
            <text:p>5,1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7" calcext:value-type="float">
            <text:p>0,7</text:p>
          </table:table-cell>
          <table:table-cell office:value-type="float" office:value="0.13" calcext:value-type="float">
            <text:p>0,13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45.09" calcext:value-type="float">
            <text:p>45,09</text:p>
          </table:table-cell>
          <table:table-cell office:value-type="float" office:value="10.81" calcext:value-type="float">
            <text:p>10,81</text:p>
          </table:table-cell>
          <table:table-cell office:value-type="float" office:value="9.99" calcext:value-type="float">
            <text:p>9,99</text:p>
          </table:table-cell>
          <table:table-cell office:value-type="float" office:value="13.2" calcext:value-type="float">
            <text:p>13,2</text:p>
          </table:table-cell>
          <table:table-cell office:value-type="float" office:value="5.48" calcext:value-type="float">
            <text:p>5,48</text:p>
          </table:table-cell>
          <table:table-cell office:value-type="float" office:value="6.58" calcext:value-type="float">
            <text:p>6,58</text:p>
          </table:table-cell>
          <table:table-cell office:value-type="float" office:value="5.61" calcext:value-type="float">
            <text:p>5,6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03" calcext:value-type="float">
            <text:p>0,03</text:p>
          </table:table-cell>
          <table:table-cell office:value-type="float" office:value="0.34" calcext:value-type="float">
            <text:p>0,34</text:p>
          </table:table-cell>
          <table:table-cell office:value-type="float" office:value="0.78" calcext:value-type="float">
            <text:p>0,78</text:p>
          </table:table-cell>
          <table:table-cell office:value-type="float" office:value="0.12" calcext:value-type="float">
            <text:p>0,12</text:p>
          </table:table-cell>
          <table:table-cell office:value-type="float" office:value="0.27" calcext:value-type="float">
            <text:p>0,27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45.26" calcext:value-type="float">
            <text:p>45,26</text:p>
          </table:table-cell>
          <table:table-cell office:value-type="float" office:value="9.73" calcext:value-type="float">
            <text:p>9,73</text:p>
          </table:table-cell>
          <table:table-cell office:value-type="float" office:value="9.63" calcext:value-type="float">
            <text:p>9,63</text:p>
          </table:table-cell>
          <table:table-cell office:value-type="float" office:value="12.53" calcext:value-type="float">
            <text:p>12,53</text:p>
          </table:table-cell>
          <table:table-cell office:value-type="float" office:value="6.27" calcext:value-type="float">
            <text:p>6,27</text:p>
          </table:table-cell>
          <table:table-cell office:value-type="float" office:value="6.49" calcext:value-type="float">
            <text:p>6,49</text:p>
          </table:table-cell>
          <table:table-cell office:value-type="float" office:value="6.29" calcext:value-type="float">
            <text:p>6,2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46" calcext:value-type="float">
            <text:p>0,46</text:p>
          </table:table-cell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office:value-type="float" office:value="0.12" calcext:value-type="float">
            <text:p>0,12</text:p>
          </table:table-cell>
          <table:table-cell office:value-type="float" office:value="0.28" calcext:value-type="float">
            <text:p>0,28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45.83" calcext:value-type="float">
            <text:p>45,83</text:p>
          </table:table-cell>
          <table:table-cell office:value-type="float" office:value="9.62" calcext:value-type="float">
            <text:p>9,62</text:p>
          </table:table-cell>
          <table:table-cell office:value-type="float" office:value="9.83" calcext:value-type="float">
            <text:p>9,83</text:p>
          </table:table-cell>
          <table:table-cell office:value-type="float" office:value="12.1" calcext:value-type="float">
            <text:p>12,1</text:p>
          </table:table-cell>
          <table:table-cell office:value-type="float" office:value="6.28" calcext:value-type="float">
            <text:p>6,28</text:p>
          </table:table-cell>
          <table:table-cell office:value-type="float" office:value="6.03" calcext:value-type="float">
            <text:p>6,03</text:p>
          </table:table-cell>
          <table:table-cell office:value-type="float" office:value="6.59" calcext:value-type="float">
            <text:p>6,59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.6" calcext:value-type="float">
            <text:p>0,6</text:p>
          </table:table-cell>
          <table:table-cell office:value-type="float" office:value="0.38" calcext:value-type="float">
            <text:p>0,38</text:p>
          </table:table-cell>
          <table:table-cell office:value-type="float" office:value="0.77" calcext:value-type="float">
            <text:p>0,77</text:p>
          </table:table-cell>
          <table:table-cell office:value-type="float" office:value="0.12" calcext:value-type="float">
            <text:p>0,12</text:p>
          </table:table-cell>
          <table:table-cell office:value-type="float" office:value="0.32" calcext:value-type="float">
            <text:p>0,32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46.7" calcext:value-type="float">
            <text:p>46,7</text:p>
          </table:table-cell>
          <table:table-cell office:value-type="float" office:value="9.38" calcext:value-type="float">
            <text:p>9,38</text:p>
          </table:table-cell>
          <table:table-cell office:value-type="float" office:value="9.52" calcext:value-type="float">
            <text:p>9,52</text:p>
          </table:table-cell>
          <table:table-cell office:value-type="float" office:value="11.96" calcext:value-type="float">
            <text:p>11,96</text:p>
          </table:table-cell>
          <table:table-cell office:value-type="float" office:value="6.02" calcext:value-type="float">
            <text:p>6,02</text:p>
          </table:table-cell>
          <table:table-cell office:value-type="float" office:value="5.91" calcext:value-type="float">
            <text:p>5,91</text:p>
          </table:table-cell>
          <table:table-cell office:value-type="float" office:value="6.87" calcext:value-type="float">
            <text:p>6,8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67" calcext:value-type="float">
            <text:p>0,67</text:p>
          </table:table-cell>
          <table:table-cell office:value-type="float" office:value="0.33" calcext:value-type="float">
            <text:p>0,33</text:p>
          </table:table-cell>
          <table:table-cell office:value-type="float" office:value="0.81" calcext:value-type="float">
            <text:p>0,81</text:p>
          </table:table-cell>
          <table:table-cell office:value-type="float" office:value="0.11" calcext:value-type="float">
            <text:p>0,11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47.85" calcext:value-type="float">
            <text:p>47,85</text:p>
          </table:table-cell>
          <table:table-cell office:value-type="float" office:value="9.65" calcext:value-type="float">
            <text:p>9,65</text:p>
          </table:table-cell>
          <table:table-cell office:value-type="float" office:value="9.22" calcext:value-type="float">
            <text:p>9,22</text:p>
          </table:table-cell>
          <table:table-cell office:value-type="float" office:value="12.59" calcext:value-type="float">
            <text:p>12,59</text:p>
          </table:table-cell>
          <table:table-cell office:value-type="float" office:value="5.42" calcext:value-type="float">
            <text:p>5,42</text:p>
          </table:table-cell>
          <table:table-cell office:value-type="float" office:value="5.21" calcext:value-type="float">
            <text:p>5,21</text:p>
          </table:table-cell>
          <table:table-cell office:value-type="float" office:value="6.44" calcext:value-type="float">
            <text:p>6,4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76" calcext:value-type="float">
            <text:p>0,76</text:p>
          </table:table-cell>
          <table:table-cell office:value-type="float" office:value="0.3" calcext:value-type="float">
            <text:p>0,3</text:p>
          </table:table-cell>
          <table:table-cell office:value-type="float" office:value="0.77" calcext:value-type="float">
            <text:p>0,77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47.14" calcext:value-type="float">
            <text:p>47,14</text:p>
          </table:table-cell>
          <table:table-cell office:value-type="float" office:value="9.33" calcext:value-type="float">
            <text:p>9,33</text:p>
          </table:table-cell>
          <table:table-cell office:value-type="float" office:value="8.83" calcext:value-type="float">
            <text:p>8,83</text:p>
          </table:table-cell>
          <table:table-cell office:value-type="float" office:value="13.01" calcext:value-type="float">
            <text:p>13,01</text:p>
          </table:table-cell>
          <table:table-cell office:value-type="float" office:value="5.63" calcext:value-type="float">
            <text:p>5,63</text:p>
          </table:table-cell>
          <table:table-cell office:value-type="float" office:value="4.98" calcext:value-type="float">
            <text:p>4,98</text:p>
          </table:table-cell>
          <table:table-cell office:value-type="float" office:value="7.25" calcext:value-type="float">
            <text:p>7,2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92" calcext:value-type="float">
            <text:p>0,92</text:p>
          </table:table-cell>
          <table:table-cell office:value-type="float" office:value="0.34" calcext:value-type="float">
            <text:p>0,34</text:p>
          </table:table-cell>
          <table:table-cell office:value-type="float" office:value="0.79" calcext:value-type="float">
            <text:p>0,79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47.79" calcext:value-type="float">
            <text:p>47,79</text:p>
          </table:table-cell>
          <table:table-cell office:value-type="float" office:value="8.94" calcext:value-type="float">
            <text:p>8,94</text:p>
          </table:table-cell>
          <table:table-cell office:value-type="float" office:value="8.97" calcext:value-type="float">
            <text:p>8,97</text:p>
          </table:table-cell>
          <table:table-cell office:value-type="float" office:value="12.9" calcext:value-type="float">
            <text:p>12,9</text:p>
          </table:table-cell>
          <table:table-cell office:value-type="float" office:value="5.45" calcext:value-type="float">
            <text:p>5,45</text:p>
          </table:table-cell>
          <table:table-cell office:value-type="float" office:value="4.83" calcext:value-type="float">
            <text:p>4,83</text:p>
          </table:table-cell>
          <table:table-cell office:value-type="float" office:value="7.31" calcext:value-type="float">
            <text:p>7,3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1.05" calcext:value-type="float">
            <text:p>1,05</text:p>
          </table:table-cell>
          <table:table-cell office:value-type="float" office:value="0.31" calcext:value-type="float">
            <text:p>0,31</text:p>
          </table:table-cell>
          <table:table-cell office:value-type="float" office:value="0.74" calcext:value-type="float">
            <text:p>0,74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47.77" calcext:value-type="float">
            <text:p>47,77</text:p>
          </table:table-cell>
          <table:table-cell office:value-type="float" office:value="8.17" calcext:value-type="float">
            <text:p>8,17</text:p>
          </table:table-cell>
          <table:table-cell office:value-type="float" office:value="9" calcext:value-type="float">
            <text:p>9</text:p>
          </table:table-cell>
          <table:table-cell office:value-type="float" office:value="12.87" calcext:value-type="float">
            <text:p>12,87</text:p>
          </table:table-cell>
          <table:table-cell office:value-type="float" office:value="5.42" calcext:value-type="float">
            <text:p>5,42</text:p>
          </table:table-cell>
          <table:table-cell office:value-type="float" office:value="4.54" calcext:value-type="float">
            <text:p>4,54</text:p>
          </table:table-cell>
          <table:table-cell office:value-type="float" office:value="7.9" calcext:value-type="float">
            <text:p>7,9</text:p>
          </table:table-cell>
          <table:table-cell office:value-type="float" office:value="0.55" calcext:value-type="float">
            <text:p>0,55</text:p>
          </table:table-cell>
          <table:table-cell office:value-type="float" office:value="0.13" calcext:value-type="float">
            <text:p>0,13</text:p>
          </table:table-cell>
          <table:table-cell office:value-type="float" office:value="1.14" calcext:value-type="float">
            <text:p>1,14</text:p>
          </table:table-cell>
          <table:table-cell office:value-type="float" office:value="0.31" calcext:value-type="float">
            <text:p>0,31</text:p>
          </table:table-cell>
          <table:table-cell office:value-type="float" office:value="0.71" calcext:value-type="float">
            <text:p>0,71</text:p>
          </table:table-cell>
          <table:table-cell office:value-type="float" office:value="0.08" calcext:value-type="float">
            <text:p>0,08</text:p>
          </table:table-cell>
          <table:table-cell office:value-type="float" office:value="0.31" calcext:value-type="float">
            <text:p>0,31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47.24" calcext:value-type="float">
            <text:p>47,24</text:p>
          </table:table-cell>
          <table:table-cell office:value-type="float" office:value="7.44" calcext:value-type="float">
            <text:p>7,44</text:p>
          </table:table-cell>
          <table:table-cell office:value-type="float" office:value="8.54" calcext:value-type="float">
            <text:p>8,54</text:p>
          </table:table-cell>
          <table:table-cell office:value-type="float" office:value="12.73" calcext:value-type="float">
            <text:p>12,73</text:p>
          </table:table-cell>
          <table:table-cell office:value-type="float" office:value="5.52" calcext:value-type="float">
            <text:p>5,52</text:p>
          </table:table-cell>
          <table:table-cell office:value-type="float" office:value="4.49" calcext:value-type="float">
            <text:p>4,49</text:p>
          </table:table-cell>
          <table:table-cell office:value-type="float" office:value="8.04" calcext:value-type="float">
            <text:p>8,04</text:p>
          </table:table-cell>
          <table:table-cell office:value-type="float" office:value="2.24" calcext:value-type="float">
            <text:p>2,24</text:p>
          </table:table-cell>
          <table:table-cell office:value-type="float" office:value="0.13" calcext:value-type="float">
            <text:p>0,13</text:p>
          </table:table-cell>
          <table:table-cell office:value-type="float" office:value="1.21" calcext:value-type="float">
            <text:p>1,21</text:p>
          </table:table-cell>
          <table:table-cell office:value-type="float" office:value="0.29" calcext:value-type="float">
            <text:p>0,29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47.43" calcext:value-type="float">
            <text:p>47,43</text:p>
          </table:table-cell>
          <table:table-cell office:value-type="float" office:value="7.13" calcext:value-type="float">
            <text:p>7,13</text:p>
          </table:table-cell>
          <table:table-cell office:value-type="float" office:value="8.4" calcext:value-type="float">
            <text:p>8,4</text:p>
          </table:table-cell>
          <table:table-cell office:value-type="float" office:value="12.78" calcext:value-type="float">
            <text:p>12,78</text:p>
          </table:table-cell>
          <table:table-cell office:value-type="float" office:value="5.62" calcext:value-type="float">
            <text:p>5,62</text:p>
          </table:table-cell>
          <table:table-cell office:value-type="float" office:value="4.23" calcext:value-type="float">
            <text:p>4,23</text:p>
          </table:table-cell>
          <table:table-cell office:value-type="float" office:value="8.25" calcext:value-type="float">
            <text:p>8,25</text:p>
          </table:table-cell>
          <table:table-cell office:value-type="float" office:value="2.36" calcext:value-type="float">
            <text:p>2,36</text:p>
          </table:table-cell>
          <table:table-cell office:value-type="float" office:value="0.12" calcext:value-type="float">
            <text:p>0,12</text:p>
          </table:table-cell>
          <table:table-cell office:value-type="float" office:value="1.28" calcext:value-type="float">
            <text:p>1,28</text:p>
          </table:table-cell>
          <table:table-cell office:value-type="float" office:value="0.3" calcext:value-type="float">
            <text:p>0,3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9" calcext:value-type="float">
            <text:p>0,29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47.16" calcext:value-type="float">
            <text:p>47,16</text:p>
          </table:table-cell>
          <table:table-cell office:value-type="float" office:value="6.43" calcext:value-type="float">
            <text:p>6,43</text:p>
          </table:table-cell>
          <table:table-cell office:value-type="float" office:value="8.25" calcext:value-type="float">
            <text:p>8,25</text:p>
          </table:table-cell>
          <table:table-cell office:value-type="float" office:value="13.02" calcext:value-type="float">
            <text:p>13,02</text:p>
          </table:table-cell>
          <table:table-cell office:value-type="float" office:value="5.82" calcext:value-type="float">
            <text:p>5,82</text:p>
          </table:table-cell>
          <table:table-cell office:value-type="float" office:value="4.1" calcext:value-type="float">
            <text:p>4,1</text:p>
          </table:table-cell>
          <table:table-cell office:value-type="float" office:value="9" calcext:value-type="float">
            <text:p>9</text:p>
          </table:table-cell>
          <table:table-cell office:value-type="float" office:value="2.37" calcext:value-type="float">
            <text:p>2,37</text:p>
          </table:table-cell>
          <table:table-cell office:value-type="float" office:value="0.12" calcext:value-type="float">
            <text:p>0,12</text:p>
          </table:table-cell>
          <table:table-cell office:value-type="float" office:value="1.34" calcext:value-type="float">
            <text:p>1,34</text:p>
          </table:table-cell>
          <table:table-cell office:value-type="float" office:value="0.31" calcext:value-type="float">
            <text:p>0,31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7" calcext:value-type="float">
            <text:p>0,27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49.72" calcext:value-type="float">
            <text:p>49,72</text:p>
          </table:table-cell>
          <table:table-cell office:value-type="float" office:value="6.26" calcext:value-type="float">
            <text:p>6,26</text:p>
          </table:table-cell>
          <table:table-cell office:value-type="float" office:value="8.31" calcext:value-type="float">
            <text:p>8,31</text:p>
          </table:table-cell>
          <table:table-cell office:value-type="float" office:value="13.51" calcext:value-type="float">
            <text:p>13,51</text:p>
          </table:table-cell>
          <table:table-cell office:value-type="float" office:value="5.49" calcext:value-type="float">
            <text:p>5,49</text:p>
          </table:table-cell>
          <table:table-cell office:value-type="float" office:value="4.05" calcext:value-type="float">
            <text:p>4,05</text:p>
          </table:table-cell>
          <table:table-cell office:value-type="float" office:value="6.03" calcext:value-type="float">
            <text:p>6,03</text:p>
          </table:table-cell>
          <table:table-cell office:value-type="float" office:value="2.62" calcext:value-type="float">
            <text:p>2,62</text:p>
          </table:table-cell>
          <table:table-cell office:value-type="float" office:value="0.11" calcext:value-type="float">
            <text:p>0,11</text:p>
          </table:table-cell>
          <table:table-cell office:value-type="float" office:value="1.54" calcext:value-type="float">
            <text:p>1,54</text:p>
          </table:table-cell>
          <table:table-cell office:value-type="float" office:value="0.28" calcext:value-type="float">
            <text:p>0,28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9.45" calcext:value-type="float">
            <text:p>49,45</text:p>
          </table:table-cell>
          <table:table-cell office:value-type="float" office:value="5.4" calcext:value-type="float">
            <text:p>5,4</text:p>
          </table:table-cell>
          <table:table-cell office:value-type="float" office:value="7.77" calcext:value-type="float">
            <text:p>7,77</text:p>
          </table:table-cell>
          <table:table-cell office:value-type="float" office:value="13.66" calcext:value-type="float">
            <text:p>13,66</text:p>
          </table:table-cell>
          <table:table-cell office:value-type="float" office:value="6.01" calcext:value-type="float">
            <text:p>6,01</text:p>
          </table:table-cell>
          <table:table-cell office:value-type="float" office:value="4.07" calcext:value-type="float">
            <text:p>4,07</text:p>
          </table:table-cell>
          <table:table-cell office:value-type="float" office:value="6.62" calcext:value-type="float">
            <text:p>6,62</text:p>
          </table:table-cell>
          <table:table-cell office:value-type="float" office:value="2.93" calcext:value-type="float">
            <text:p>2,93</text:p>
          </table:table-cell>
          <table:table-cell office:value-type="float" office:value="0.12" calcext:value-type="float">
            <text:p>0,12</text:p>
          </table:table-cell>
          <table:table-cell office:value-type="float" office:value="1.6" calcext:value-type="float">
            <text:p>1,6</text:p>
          </table:table-cell>
          <table:table-cell office:value-type="float" office:value="0.27" calcext:value-type="float">
            <text:p>0,27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6" calcext:value-type="float">
            <text:p>0,26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49.82" calcext:value-type="float">
            <text:p>49,82</text:p>
          </table:table-cell>
          <table:table-cell office:value-type="float" office:value="5.45" calcext:value-type="float">
            <text:p>5,45</text:p>
          </table:table-cell>
          <table:table-cell office:value-type="float" office:value="7.78" calcext:value-type="float">
            <text:p>7,78</text:p>
          </table:table-cell>
          <table:table-cell office:value-type="float" office:value="13.61" calcext:value-type="float">
            <text:p>13,61</text:p>
          </table:table-cell>
          <table:table-cell office:value-type="float" office:value="5.72" calcext:value-type="float">
            <text:p>5,72</text:p>
          </table:table-cell>
          <table:table-cell office:value-type="float" office:value="3.78" calcext:value-type="float">
            <text:p>3,78</text:p>
          </table:table-cell>
          <table:table-cell office:value-type="float" office:value="6.67" calcext:value-type="float">
            <text:p>6,67</text:p>
          </table:table-cell>
          <table:table-cell office:value-type="float" office:value="3.09" calcext:value-type="float">
            <text:p>3,09</text:p>
          </table:table-cell>
          <table:table-cell office:value-type="float" office:value="0.1" calcext:value-type="float">
            <text:p>0,1</text:p>
          </table:table-cell>
          <table:table-cell office:value-type="float" office:value="1.66" calcext:value-type="float">
            <text:p>1,66</text:p>
          </table:table-cell>
          <table:table-cell office:value-type="float" office:value="0.23" calcext:value-type="float">
            <text:p>0,23</text:p>
          </table:table-cell>
          <table:table-cell office:value-type="float" office:value="0.61" calcext:value-type="float">
            <text:p>0,61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9.93" calcext:value-type="float">
            <text:p>49,93</text:p>
          </table:table-cell>
          <table:table-cell office:value-type="float" office:value="5.42" calcext:value-type="float">
            <text:p>5,42</text:p>
          </table:table-cell>
          <table:table-cell office:value-type="float" office:value="7.57" calcext:value-type="float">
            <text:p>7,57</text:p>
          </table:table-cell>
          <table:table-cell office:value-type="float" office:value="13.34" calcext:value-type="float">
            <text:p>13,34</text:p>
          </table:table-cell>
          <table:table-cell office:value-type="float" office:value="5.35" calcext:value-type="float">
            <text:p>5,35</text:p>
          </table:table-cell>
          <table:table-cell office:value-type="float" office:value="3.56" calcext:value-type="float">
            <text:p>3,56</text:p>
          </table:table-cell>
          <table:table-cell office:value-type="float" office:value="7.8" calcext:value-type="float">
            <text:p>7,8</text:p>
          </table:table-cell>
          <table:table-cell office:value-type="float" office:value="3.08" calcext:value-type="float">
            <text:p>3,08</text:p>
          </table:table-cell>
          <table:table-cell office:value-type="float" office:value="0.09" calcext:value-type="float">
            <text:p>0,09</text:p>
          </table:table-cell>
          <table:table-cell office:value-type="float" office:value="1.6" calcext:value-type="float">
            <text:p>1,6</text:p>
          </table:table-cell>
          <table:table-cell office:value-type="float" office:value="0.22" calcext:value-type="float">
            <text:p>0,22</text:p>
          </table:table-cell>
          <table:table-cell office:value-type="float" office:value="0.56" calcext:value-type="float">
            <text:p>0,56</text:p>
          </table:table-cell>
          <table:table-cell office:value-type="float" office:value="0.07" calcext:value-type="float">
            <text:p>0,07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50.59" calcext:value-type="float">
            <text:p>50,59</text:p>
          </table:table-cell>
          <table:table-cell office:value-type="float" office:value="4.76" calcext:value-type="float">
            <text:p>4,76</text:p>
          </table:table-cell>
          <table:table-cell office:value-type="float" office:value="7.14" calcext:value-type="float">
            <text:p>7,14</text:p>
          </table:table-cell>
          <table:table-cell office:value-type="float" office:value="13.7" calcext:value-type="float">
            <text:p>13,7</text:p>
          </table:table-cell>
          <table:table-cell office:value-type="float" office:value="5.08" calcext:value-type="float">
            <text:p>5,08</text:p>
          </table:table-cell>
          <table:table-cell office:value-type="float" office:value="3.4" calcext:value-type="float">
            <text:p>3,4</text:p>
          </table:table-cell>
          <table:table-cell office:value-type="float" office:value="8.49" calcext:value-type="float">
            <text:p>8,49</text:p>
          </table:table-cell>
          <table:table-cell office:value-type="float" office:value="3.03" calcext:value-type="float">
            <text:p>3,03</text:p>
          </table:table-cell>
          <table:table-cell office:value-type="float" office:value="0.09" calcext:value-type="float">
            <text:p>0,09</text:p>
          </table:table-cell>
          <table:table-cell office:value-type="float" office:value="1.58" calcext:value-type="float">
            <text:p>1,58</text:p>
          </table:table-cell>
          <table:table-cell office:value-type="float" office:value="0.21" calcext:value-type="float">
            <text:p>0,21</text:p>
          </table:table-cell>
          <table:table-cell office:value-type="float" office:value="0.52" calcext:value-type="float">
            <text:p>0,52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51.42" calcext:value-type="float">
            <text:p>51,42</text:p>
          </table:table-cell>
          <table:table-cell office:value-type="float" office:value="4.54" calcext:value-type="float">
            <text:p>4,54</text:p>
          </table:table-cell>
          <table:table-cell office:value-type="float" office:value="7.02" calcext:value-type="float">
            <text:p>7,02</text:p>
          </table:table-cell>
          <table:table-cell office:value-type="float" office:value="13.78" calcext:value-type="float">
            <text:p>13,78</text:p>
          </table:table-cell>
          <table:table-cell office:value-type="float" office:value="5.01" calcext:value-type="float">
            <text:p>5,01</text:p>
          </table:table-cell>
          <table:table-cell office:value-type="float" office:value="3.21" calcext:value-type="float">
            <text:p>3,21</text:p>
          </table:table-cell>
          <table:table-cell office:value-type="float" office:value="8.21" calcext:value-type="float">
            <text:p>8,21</text:p>
          </table:table-cell>
          <table:table-cell office:value-type="float" office:value="3.08" calcext:value-type="float">
            <text:p>3,08</text:p>
          </table:table-cell>
          <table:table-cell office:value-type="float" office:value="0.08" calcext:value-type="float">
            <text:p>0,08</text:p>
          </table:table-cell>
          <table:table-cell office:value-type="float" office:value="1.59" calcext:value-type="float">
            <text:p>1,59</text:p>
          </table:table-cell>
          <table:table-cell office:value-type="float" office:value="0.21" calcext:value-type="float">
            <text:p>0,21</text:p>
          </table:table-cell>
          <table:table-cell office:value-type="float" office:value="0.49" calcext:value-type="float">
            <text:p>0,49</text:p>
          </table:table-cell>
          <table:table-cell office:value-type="float" office:value="0.06" calcext:value-type="float">
            <text:p>0,06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1.06" calcext:value-type="float">
            <text:p>51,06</text:p>
          </table:table-cell>
          <table:table-cell office:value-type="float" office:value="4.44" calcext:value-type="float">
            <text:p>4,44</text:p>
          </table:table-cell>
          <table:table-cell office:value-type="float" office:value="6.72" calcext:value-type="float">
            <text:p>6,72</text:p>
          </table:table-cell>
          <table:table-cell office:value-type="float" office:value="14.02" calcext:value-type="float">
            <text:p>14,02</text:p>
          </table:table-cell>
          <table:table-cell office:value-type="float" office:value="5.17" calcext:value-type="float">
            <text:p>5,17</text:p>
          </table:table-cell>
          <table:table-cell office:value-type="float" office:value="3.11" calcext:value-type="float">
            <text:p>3,11</text:p>
          </table:table-cell>
          <table:table-cell office:value-type="float" office:value="8.61" calcext:value-type="float">
            <text:p>8,61</text:p>
          </table:table-cell>
          <table:table-cell office:value-type="float" office:value="3.16" calcext:value-type="float">
            <text:p>3,16</text:p>
          </table:table-cell>
          <table:table-cell office:value-type="float" office:value="0.08" calcext:value-type="float">
            <text:p>0,08</text:p>
          </table:table-cell>
          <table:table-cell office:value-type="float" office:value="1.61" calcext:value-type="float">
            <text:p>1,61</text:p>
          </table:table-cell>
          <table:table-cell office:value-type="float" office:value="0.18" calcext:value-type="float">
            <text:p>0,18</text:p>
          </table:table-cell>
          <table:table-cell office:value-type="float" office:value="0.47" calcext:value-type="float">
            <text:p>0,47</text:p>
          </table:table-cell>
          <table:table-cell office:value-type="float" office:value="0.05" calcext:value-type="float">
            <text:p>0,05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51.76" calcext:value-type="float">
            <text:p>51,76</text:p>
          </table:table-cell>
          <table:table-cell office:value-type="float" office:value="4.77" calcext:value-type="float">
            <text:p>4,77</text:p>
          </table:table-cell>
          <table:table-cell office:value-type="float" office:value="6.75" calcext:value-type="float">
            <text:p>6,75</text:p>
          </table:table-cell>
          <table:table-cell office:value-type="float" office:value="14.54" calcext:value-type="float">
            <text:p>14,54</text:p>
          </table:table-cell>
          <table:table-cell office:value-type="float" office:value="3.94" calcext:value-type="float">
            <text:p>3,94</text:p>
          </table:table-cell>
          <table:table-cell office:value-type="float" office:value="3" calcext:value-type="float">
            <text:p>3</text:p>
          </table:table-cell>
          <table:table-cell office:value-type="float" office:value="8.27" calcext:value-type="float">
            <text:p>8,27</text:p>
          </table:table-cell>
          <table:table-cell office:value-type="float" office:value="3.29" calcext:value-type="float">
            <text:p>3,29</text:p>
          </table:table-cell>
          <table:table-cell office:value-type="float" office:value="0.08" calcext:value-type="float">
            <text:p>0,08</text:p>
          </table:table-cell>
          <table:table-cell office:value-type="float" office:value="1.72" calcext:value-type="float">
            <text:p>1,72</text:p>
          </table:table-cell>
          <table:table-cell office:value-type="float" office:value="0.17" calcext:value-type="float">
            <text:p>0,17</text:p>
          </table:table-cell>
          <table:table-cell office:value-type="float" office:value="0.43" calcext:value-type="float">
            <text:p>0,43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52.39" calcext:value-type="float">
            <text:p>52,39</text:p>
          </table:table-cell>
          <table:table-cell office:value-type="float" office:value="4.37" calcext:value-type="float">
            <text:p>4,37</text:p>
          </table:table-cell>
          <table:table-cell office:value-type="float" office:value="6.73" calcext:value-type="float">
            <text:p>6,73</text:p>
          </table:table-cell>
          <table:table-cell office:value-type="float" office:value="14.4" calcext:value-type="float">
            <text:p>14,4</text:p>
          </table:table-cell>
          <table:table-cell office:value-type="float" office:value="3.8" calcext:value-type="float">
            <text:p>3,8</text:p>
          </table:table-cell>
          <table:table-cell office:value-type="float" office:value="2.82" calcext:value-type="float">
            <text:p>2,82</text:p>
          </table:table-cell>
          <table:table-cell office:value-type="float" office:value="8.55" calcext:value-type="float">
            <text:p>8,55</text:p>
          </table:table-cell>
          <table:table-cell office:value-type="float" office:value="3.24" calcext:value-type="float">
            <text:p>3,24</text:p>
          </table:table-cell>
          <table:table-cell office:value-type="float" office:value="0.07" calcext:value-type="float">
            <text:p>0,07</text:p>
          </table:table-cell>
          <table:table-cell office:value-type="float" office:value="1.77" calcext:value-type="float">
            <text:p>1,77</text:p>
          </table:table-cell>
          <table:table-cell office:value-type="float" office:value="0.18" calcext:value-type="float">
            <text:p>0,18</text:p>
          </table:table-cell>
          <table:table-cell office:value-type="float" office:value="0.42" calcext:value-type="float">
            <text:p>0,42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52.81" calcext:value-type="float">
            <text:p>52,81</text:p>
          </table:table-cell>
          <table:table-cell office:value-type="float" office:value="4.18" calcext:value-type="float">
            <text:p>4,18</text:p>
          </table:table-cell>
          <table:table-cell office:value-type="float" office:value="6.67" calcext:value-type="float">
            <text:p>6,67</text:p>
          </table:table-cell>
          <table:table-cell office:value-type="float" office:value="14.44" calcext:value-type="float">
            <text:p>14,44</text:p>
          </table:table-cell>
          <table:table-cell office:value-type="float" office:value="3.7" calcext:value-type="float">
            <text:p>3,7</text:p>
          </table:table-cell>
          <table:table-cell office:value-type="float" office:value="2.73" calcext:value-type="float">
            <text:p>2,73</text:p>
          </table:table-cell>
          <table:table-cell office:value-type="float" office:value="8.75" calcext:value-type="float">
            <text:p>8,75</text:p>
          </table:table-cell>
          <table:table-cell office:value-type="float" office:value="3.19" calcext:value-type="float">
            <text:p>3,19</text:p>
          </table:table-cell>
          <table:table-cell office:value-type="float" office:value="0.07" calcext:value-type="float">
            <text:p>0,07</text:p>
          </table:table-cell>
          <table:table-cell office:value-type="float" office:value="1.71" calcext:value-type="float">
            <text:p>1,71</text:p>
          </table:table-cell>
          <table:table-cell office:value-type="float" office:value="0.15" calcext:value-type="float">
            <text:p>0,15</text:p>
          </table:table-cell>
          <table:table-cell office:value-type="float" office:value="0.39" calcext:value-type="float">
            <text:p>0,39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53.69" calcext:value-type="float">
            <text:p>53,69</text:p>
          </table:table-cell>
          <table:table-cell office:value-type="float" office:value="3.91" calcext:value-type="float">
            <text:p>3,91</text:p>
          </table:table-cell>
          <table:table-cell office:value-type="float" office:value="6.31" calcext:value-type="float">
            <text:p>6,31</text:p>
          </table:table-cell>
          <table:table-cell office:value-type="float" office:value="14.64" calcext:value-type="float">
            <text:p>14,64</text:p>
          </table:table-cell>
          <table:table-cell office:value-type="float" office:value="3.57" calcext:value-type="float">
            <text:p>3,57</text:p>
          </table:table-cell>
          <table:table-cell office:value-type="float" office:value="2.65" calcext:value-type="float">
            <text:p>2,65</text:p>
          </table:table-cell>
          <table:table-cell office:value-type="float" office:value="8.41" calcext:value-type="float">
            <text:p>8,41</text:p>
          </table:table-cell>
          <table:table-cell office:value-type="float" office:value="3.37" calcext:value-type="float">
            <text:p>3,37</text:p>
          </table:table-cell>
          <table:table-cell office:value-type="float" office:value="0.07" calcext:value-type="float">
            <text:p>0,07</text:p>
          </table:table-cell>
          <table:table-cell office:value-type="float" office:value="1.71" calcext:value-type="float">
            <text:p>1,71</text:p>
          </table:table-cell>
          <table:table-cell office:value-type="float" office:value="0.14" calcext:value-type="float">
            <text:p>0,14</text:p>
          </table:table-cell>
          <table:table-cell office:value-type="float" office:value="0.37" calcext:value-type="float">
            <text:p>0,37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54.14" calcext:value-type="float">
            <text:p>54,14</text:p>
          </table:table-cell>
          <table:table-cell office:value-type="float" office:value="4.03" calcext:value-type="float">
            <text:p>4,03</text:p>
          </table:table-cell>
          <table:table-cell office:value-type="float" office:value="6.21" calcext:value-type="float">
            <text:p>6,21</text:p>
          </table:table-cell>
          <table:table-cell office:value-type="float" office:value="14.26" calcext:value-type="float">
            <text:p>14,26</text:p>
          </table:table-cell>
          <table:table-cell office:value-type="float" office:value="3.56" calcext:value-type="float">
            <text:p>3,56</text:p>
          </table:table-cell>
          <table:table-cell office:value-type="float" office:value="2.54" calcext:value-type="float">
            <text:p>2,54</text:p>
          </table:table-cell>
          <table:table-cell office:value-type="float" office:value="8.4" calcext:value-type="float">
            <text:p>8,4</text:p>
          </table:table-cell>
          <table:table-cell office:value-type="float" office:value="3.4" calcext:value-type="float">
            <text:p>3,4</text:p>
          </table:table-cell>
          <table:table-cell office:value-type="float" office:value="0.06" calcext:value-type="float">
            <text:p>0,06</text:p>
          </table:table-cell>
          <table:table-cell office:value-type="float" office:value="1.73" calcext:value-type="float">
            <text:p>1,73</text:p>
          </table:table-cell>
          <table:table-cell office:value-type="float" office:value="0.14" calcext:value-type="float">
            <text:p>0,14</text:p>
          </table:table-cell>
          <table:table-cell office:value-type="float" office:value="0.35" calcext:value-type="float">
            <text:p>0,35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53.92" calcext:value-type="float">
            <text:p>53,92</text:p>
          </table:table-cell>
          <table:table-cell office:value-type="float" office:value="3.93" calcext:value-type="float">
            <text:p>3,93</text:p>
          </table:table-cell>
          <table:table-cell office:value-type="float" office:value="5.93" calcext:value-type="float">
            <text:p>5,93</text:p>
          </table:table-cell>
          <table:table-cell office:value-type="float" office:value="14.39" calcext:value-type="float">
            <text:p>14,39</text:p>
          </table:table-cell>
          <table:table-cell office:value-type="float" office:value="3.83" calcext:value-type="float">
            <text:p>3,83</text:p>
          </table:table-cell>
          <table:table-cell office:value-type="float" office:value="2.45" calcext:value-type="float">
            <text:p>2,45</text:p>
          </table:table-cell>
          <table:table-cell office:value-type="float" office:value="8.58" calcext:value-type="float">
            <text:p>8,58</text:p>
          </table:table-cell>
          <table:table-cell office:value-type="float" office:value="3.48" calcext:value-type="float">
            <text:p>3,48</text:p>
          </table:table-cell>
          <table:table-cell office:value-type="float" office:value="0.06" calcext:value-type="float">
            <text:p>0,06</text:p>
          </table:table-cell>
          <table:table-cell office:value-type="float" office:value="1.75" calcext:value-type="float">
            <text:p>1,75</text:p>
          </table:table-cell>
          <table:table-cell office:value-type="float" office:value="0.13" calcext:value-type="float">
            <text:p>0,13</text:p>
          </table:table-cell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54.3" calcext:value-type="float">
            <text:p>54,3</text:p>
          </table:table-cell>
          <table:table-cell office:value-type="float" office:value="3.74" calcext:value-type="float">
            <text:p>3,74</text:p>
          </table:table-cell>
          <table:table-cell office:value-type="float" office:value="5.73" calcext:value-type="float">
            <text:p>5,73</text:p>
          </table:table-cell>
          <table:table-cell office:value-type="float" office:value="14.15" calcext:value-type="float">
            <text:p>14,15</text:p>
          </table:table-cell>
          <table:table-cell office:value-type="float" office:value="3.98" calcext:value-type="float">
            <text:p>3,98</text:p>
          </table:table-cell>
          <table:table-cell office:value-type="float" office:value="2.47" calcext:value-type="float">
            <text:p>2,47</text:p>
          </table:table-cell>
          <table:table-cell office:value-type="float" office:value="8.57" calcext:value-type="float">
            <text:p>8,57</text:p>
          </table:table-cell>
          <table:table-cell office:value-type="float" office:value="3.53" calcext:value-type="float">
            <text:p>3,53</text:p>
          </table:table-cell>
          <table:table-cell office:value-type="float" office:value="0.06" calcext:value-type="float">
            <text:p>0,06</text:p>
          </table:table-cell>
          <table:table-cell office:value-type="float" office:value="1.74" calcext:value-type="float">
            <text:p>1,74</text:p>
          </table:table-cell>
          <table:table-cell office:value-type="float" office:value="0.12" calcext:value-type="float">
            <text:p>0,12</text:p>
          </table:table-cell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54.89" calcext:value-type="float">
            <text:p>54,89</text:p>
          </table:table-cell>
          <table:table-cell office:value-type="float" office:value="3.69" calcext:value-type="float">
            <text:p>3,69</text:p>
          </table:table-cell>
          <table:table-cell office:value-type="float" office:value="5.9" calcext:value-type="float">
            <text:p>5,9</text:p>
          </table:table-cell>
          <table:table-cell office:value-type="float" office:value="14.88" calcext:value-type="float">
            <text:p>14,88</text:p>
          </table:table-cell>
          <table:table-cell office:value-type="float" office:value="4" calcext:value-type="float">
            <text:p>4</text:p>
          </table:table-cell>
          <table:table-cell office:value-type="float" office:value="2.23" calcext:value-type="float">
            <text:p>2,23</text:p>
          </table:table-cell>
          <table:table-cell office:value-type="float" office:value="7.43" calcext:value-type="float">
            <text:p>7,43</text:p>
          </table:table-cell>
          <table:table-cell office:value-type="float" office:value="3.47" calcext:value-type="float">
            <text:p>3,47</text:p>
          </table:table-cell>
          <table:table-cell office:value-type="float" office:value="0.05" calcext:value-type="float">
            <text:p>0,05</text:p>
          </table:table-cell>
          <table:table-cell office:value-type="float" office:value="1.8" calcext:value-type="float">
            <text:p>1,8</text:p>
          </table:table-cell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55.68" calcext:value-type="float">
            <text:p>55,68</text:p>
          </table:table-cell>
          <table:table-cell office:value-type="float" office:value="3.56" calcext:value-type="float">
            <text:p>3,56</text:p>
          </table:table-cell>
          <table:table-cell office:value-type="float" office:value="5.96" calcext:value-type="float">
            <text:p>5,96</text:p>
          </table:table-cell>
          <table:table-cell office:value-type="float" office:value="14.22" calcext:value-type="float">
            <text:p>14,22</text:p>
          </table:table-cell>
          <table:table-cell office:value-type="float" office:value="4.08" calcext:value-type="float">
            <text:p>4,08</text:p>
          </table:table-cell>
          <table:table-cell office:value-type="float" office:value="2.04" calcext:value-type="float">
            <text:p>2,04</text:p>
          </table:table-cell>
          <table:table-cell office:value-type="float" office:value="7.3" calcext:value-type="float">
            <text:p>7,3</text:p>
          </table:table-cell>
          <table:table-cell office:value-type="float" office:value="3.41" calcext:value-type="float">
            <text:p>3,41</text:p>
          </table:table-cell>
          <table:table-cell office:value-type="float" office:value="0.06" calcext:value-type="float">
            <text:p>0,06</text:p>
          </table:table-cell>
          <table:table-cell office:value-type="float" office:value="2.17" calcext:value-type="float">
            <text:p>2,17</text:p>
          </table:table-cell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54.57" calcext:value-type="float">
            <text:p>54,57</text:p>
          </table:table-cell>
          <table:table-cell office:value-type="float" office:value="3.74" calcext:value-type="float">
            <text:p>3,74</text:p>
          </table:table-cell>
          <table:table-cell office:value-type="float" office:value="6.08" calcext:value-type="float">
            <text:p>6,08</text:p>
          </table:table-cell>
          <table:table-cell office:value-type="float" office:value="14.59" calcext:value-type="float">
            <text:p>14,59</text:p>
          </table:table-cell>
          <table:table-cell office:value-type="float" office:value="3.89" calcext:value-type="float">
            <text:p>3,89</text:p>
          </table:table-cell>
          <table:table-cell office:value-type="float" office:value="1.9" calcext:value-type="float">
            <text:p>1,9</text:p>
          </table:table-cell>
          <table:table-cell office:value-type="float" office:value="7.86" calcext:value-type="float">
            <text:p>7,86</text:p>
          </table:table-cell>
          <table:table-cell office:value-type="float" office:value="3.41" calcext:value-type="float">
            <text:p>3,41</text:p>
          </table:table-cell>
          <table:table-cell office:value-type="float" office:value="0.07" calcext:value-type="float">
            <text:p>0,07</text:p>
          </table:table-cell>
          <table:table-cell office:value-type="float" office:value="2.22" calcext:value-type="float">
            <text:p>2,22</text:p>
          </table:table-cell>
          <table:table-cell office:value-type="float" office:value="0.1" calcext:value-type="float">
            <text:p>0,1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23" calcext:value-type="float">
            <text:p>0,2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55" calcext:value-type="float">
            <text:p>55</text:p>
          </table:table-cell>
          <table:table-cell office:value-type="float" office:value="3.88" calcext:value-type="float">
            <text:p>3,88</text:p>
          </table:table-cell>
          <table:table-cell office:value-type="float" office:value="6.1" calcext:value-type="float">
            <text:p>6,1</text:p>
          </table:table-cell>
          <table:table-cell office:value-type="float" office:value="14.76" calcext:value-type="float">
            <text:p>14,76</text:p>
          </table:table-cell>
          <table:table-cell office:value-type="float" office:value="3.8" calcext:value-type="float">
            <text:p>3,8</text:p>
          </table:table-cell>
          <table:table-cell office:value-type="float" office:value="1.77" calcext:value-type="float">
            <text:p>1,77</text:p>
          </table:table-cell>
          <table:table-cell office:value-type="float" office:value="7.99" calcext:value-type="float">
            <text:p>7,99</text:p>
          </table:table-cell>
          <table:table-cell office:value-type="float" office:value="2.97" calcext:value-type="float">
            <text:p>2,97</text:p>
          </table:table-cell>
          <table:table-cell office:value-type="float" office:value="0.08" calcext:value-type="float">
            <text:p>0,08</text:p>
          </table:table-cell>
          <table:table-cell office:value-type="float" office:value="2.06" calcext:value-type="float">
            <text:p>2,06</text:p>
          </table:table-cell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2" calcext:value-type="float">
            <text:p>0,22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55.04" calcext:value-type="float">
            <text:p>55,04</text:p>
          </table:table-cell>
          <table:table-cell office:value-type="float" office:value="3.35" calcext:value-type="float">
            <text:p>3,35</text:p>
          </table:table-cell>
          <table:table-cell office:value-type="float" office:value="5.72" calcext:value-type="float">
            <text:p>5,72</text:p>
          </table:table-cell>
          <table:table-cell office:value-type="float" office:value="14.86" calcext:value-type="float">
            <text:p>14,86</text:p>
          </table:table-cell>
          <table:table-cell office:value-type="float" office:value="4.03" calcext:value-type="float">
            <text:p>4,03</text:p>
          </table:table-cell>
          <table:table-cell office:value-type="float" office:value="1.83" calcext:value-type="float">
            <text:p>1,83</text:p>
          </table:table-cell>
          <table:table-cell office:value-type="float" office:value="8.69" calcext:value-type="float">
            <text:p>8,69</text:p>
          </table:table-cell>
          <table:table-cell office:value-type="float" office:value="2.88" calcext:value-type="float">
            <text:p>2,88</text:p>
          </table:table-cell>
          <table:table-cell office:value-type="float" office:value="0.1" calcext:value-type="float">
            <text:p>0,1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56.31" calcext:value-type="float">
            <text:p>56,31</text:p>
          </table:table-cell>
          <table:table-cell office:value-type="float" office:value="3.2" calcext:value-type="float">
            <text:p>3,2</text:p>
          </table:table-cell>
          <table:table-cell office:value-type="float" office:value="5.66" calcext:value-type="float">
            <text:p>5,66</text:p>
          </table:table-cell>
          <table:table-cell office:value-type="float" office:value="14.44" calcext:value-type="float">
            <text:p>14,44</text:p>
          </table:table-cell>
          <table:table-cell office:value-type="float" office:value="3.96" calcext:value-type="float">
            <text:p>3,96</text:p>
          </table:table-cell>
          <table:table-cell office:value-type="float" office:value="1.79" calcext:value-type="float">
            <text:p>1,79</text:p>
          </table:table-cell>
          <table:table-cell office:value-type="float" office:value="8.29" calcext:value-type="float">
            <text:p>8,29</text:p>
          </table:table-cell>
          <table:table-cell office:value-type="float" office:value="2.84" calcext:value-type="float">
            <text:p>2,84</text:p>
          </table:table-cell>
          <table:table-cell office:value-type="float" office:value="0.09" calcext:value-type="float">
            <text:p>0,09</text:p>
          </table:table-cell>
          <table:table-cell office:value-type="float" office:value="1.89" calcext:value-type="float">
            <text:p>1,89</text:p>
          </table:table-cell>
          <table:table-cell office:value-type="float" office:value="0.07" calcext:value-type="float">
            <text:p>0,07</text:p>
          </table:table-cell>
          <table:table-cell office:value-type="float" office:value="0.22" calcext:value-type="float">
            <text:p>0,22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57.46" calcext:value-type="float">
            <text:p>57,46</text:p>
          </table:table-cell>
          <table:table-cell office:value-type="float" office:value="3.06" calcext:value-type="float">
            <text:p>3,06</text:p>
          </table:table-cell>
          <table:table-cell office:value-type="float" office:value="5.5" calcext:value-type="float">
            <text:p>5,5</text:p>
          </table:table-cell>
          <table:table-cell office:value-type="float" office:value="14.39" calcext:value-type="float">
            <text:p>14,39</text:p>
          </table:table-cell>
          <table:table-cell office:value-type="float" office:value="3.69" calcext:value-type="float">
            <text:p>3,69</text:p>
          </table:table-cell>
          <table:table-cell office:value-type="float" office:value="1.72" calcext:value-type="float">
            <text:p>1,72</text:p>
          </table:table-cell>
          <table:table-cell office:value-type="float" office:value="7.91" calcext:value-type="float">
            <text:p>7,91</text:p>
          </table:table-cell>
          <table:table-cell office:value-type="float" office:value="2.92" calcext:value-type="float">
            <text:p>2,92</text:p>
          </table:table-cell>
          <table:table-cell office:value-type="float" office:value="0.05" calcext:value-type="float">
            <text:p>0,05</text:p>
          </table:table-cell>
          <table:table-cell office:value-type="float" office:value="1.86" calcext:value-type="float">
            <text:p>1,86</text:p>
          </table:table-cell>
          <table:table-cell office:value-type="float" office:value="0.07" calcext:value-type="float">
            <text:p>0,07</text:p>
          </table:table-cell>
          <table:table-cell office:value-type="float" office:value="0.21" calcext:value-type="float">
            <text:p>0,21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57.64" calcext:value-type="float">
            <text:p>57,64</text:p>
          </table:table-cell>
          <table:table-cell office:value-type="float" office:value="3.11" calcext:value-type="float">
            <text:p>3,11</text:p>
          </table:table-cell>
          <table:table-cell office:value-type="float" office:value="5.38" calcext:value-type="float">
            <text:p>5,38</text:p>
          </table:table-cell>
          <table:table-cell office:value-type="float" office:value="14.81" calcext:value-type="float">
            <text:p>14,81</text:p>
          </table:table-cell>
          <table:table-cell office:value-type="float" office:value="3.65" calcext:value-type="float">
            <text:p>3,65</text:p>
          </table:table-cell>
          <table:table-cell office:value-type="float" office:value="1.62" calcext:value-type="float">
            <text:p>1,62</text:p>
          </table:table-cell>
          <table:table-cell office:value-type="float" office:value="7.37" calcext:value-type="float">
            <text:p>7,37</text:p>
          </table:table-cell>
          <table:table-cell office:value-type="float" office:value="2.72" calcext:value-type="float">
            <text:p>2,72</text:p>
          </table:table-cell>
          <table:table-cell office:value-type="float" office:value="0.04" calcext:value-type="float">
            <text:p>0,04</text:p>
          </table:table-cell>
          <table:table-cell office:value-type="float" office:value="1.93" calcext:value-type="float">
            <text:p>1,9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7" calcext:value-type="float">
            <text:p>0,27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57.36" calcext:value-type="float">
            <text:p>57,36</text:p>
          </table:table-cell>
          <table:table-cell office:value-type="float" office:value="3.21" calcext:value-type="float">
            <text:p>3,21</text:p>
          </table:table-cell>
          <table:table-cell office:value-type="float" office:value="5.45" calcext:value-type="float">
            <text:p>5,45</text:p>
          </table:table-cell>
          <table:table-cell office:value-type="float" office:value="13.96" calcext:value-type="float">
            <text:p>13,96</text:p>
          </table:table-cell>
          <table:table-cell office:value-type="float" office:value="3.83" calcext:value-type="float">
            <text:p>3,83</text:p>
          </table:table-cell>
          <table:table-cell office:value-type="float" office:value="1.59" calcext:value-type="float">
            <text:p>1,59</text:p>
          </table:table-cell>
          <table:table-cell office:value-type="float" office:value="7.88" calcext:value-type="float">
            <text:p>7,88</text:p>
          </table:table-cell>
          <table:table-cell office:value-type="float" office:value="2.69" calcext:value-type="float">
            <text:p>2,69</text:p>
          </table:table-cell>
          <table:table-cell office:value-type="float" office:value="0.05" calcext:value-type="float">
            <text:p>0,05</text:p>
          </table:table-cell>
          <table:table-cell office:value-type="float" office:value="1.98" calcext:value-type="float">
            <text:p>1,98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38" calcext:value-type="float">
            <text:p>0,38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58.09" calcext:value-type="float">
            <text:p>58,09</text:p>
          </table:table-cell>
          <table:table-cell office:value-type="float" office:value="3.08" calcext:value-type="float">
            <text:p>3,08</text:p>
          </table:table-cell>
          <table:table-cell office:value-type="float" office:value="5.27" calcext:value-type="float">
            <text:p>5,27</text:p>
          </table:table-cell>
          <table:table-cell office:value-type="float" office:value="13.78" calcext:value-type="float">
            <text:p>13,78</text:p>
          </table:table-cell>
          <table:table-cell office:value-type="float" office:value="3.68" calcext:value-type="float">
            <text:p>3,68</text:p>
          </table:table-cell>
          <table:table-cell office:value-type="float" office:value="1.51" calcext:value-type="float">
            <text:p>1,51</text:p>
          </table:table-cell>
          <table:table-cell office:value-type="float" office:value="8.16" calcext:value-type="float">
            <text:p>8,16</text:p>
          </table:table-cell>
          <table:table-cell office:value-type="float" office:value="2.59" calcext:value-type="float">
            <text:p>2,59</text:p>
          </table:table-cell>
          <table:table-cell office:value-type="float" office:value="0.04" calcext:value-type="float">
            <text:p>0,04</text:p>
          </table:table-cell>
          <table:table-cell office:value-type="float" office:value="1.91" calcext:value-type="float">
            <text:p>1,91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33" calcext:value-type="float">
            <text:p>0,3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58.94" calcext:value-type="float">
            <text:p>58,94</text:p>
          </table:table-cell>
          <table:table-cell office:value-type="float" office:value="3.12" calcext:value-type="float">
            <text:p>3,12</text:p>
          </table:table-cell>
          <table:table-cell office:value-type="float" office:value="5.17" calcext:value-type="float">
            <text:p>5,17</text:p>
          </table:table-cell>
          <table:table-cell office:value-type="float" office:value="13.7" calcext:value-type="float">
            <text:p>13,7</text:p>
          </table:table-cell>
          <table:table-cell office:value-type="float" office:value="3.5" calcext:value-type="float">
            <text:p>3,5</text:p>
          </table:table-cell>
          <table:table-cell office:value-type="float" office:value="1.56" calcext:value-type="float">
            <text:p>1,56</text:p>
          </table:table-cell>
          <table:table-cell office:value-type="float" office:value="7.46" calcext:value-type="float">
            <text:p>7,46</text:p>
          </table:table-cell>
          <table:table-cell office:value-type="float" office:value="2.67" calcext:value-type="float">
            <text:p>2,67</text:p>
          </table:table-cell>
          <table:table-cell office:value-type="float" office:value="0.04" calcext:value-type="float">
            <text:p>0,04</text:p>
          </table:table-cell>
          <table:table-cell office:value-type="float" office:value="1.89" calcext:value-type="float">
            <text:p>1,89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43" calcext:value-type="float">
            <text:p>0,4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59.69" calcext:value-type="float">
            <text:p>59,69</text:p>
          </table:table-cell>
          <table:table-cell office:value-type="float" office:value="3.01" calcext:value-type="float">
            <text:p>3,01</text:p>
          </table:table-cell>
          <table:table-cell office:value-type="float" office:value="5.02" calcext:value-type="float">
            <text:p>5,02</text:p>
          </table:table-cell>
          <table:table-cell office:value-type="float" office:value="13.85" calcext:value-type="float">
            <text:p>13,85</text:p>
          </table:table-cell>
          <table:table-cell office:value-type="float" office:value="3.35" calcext:value-type="float">
            <text:p>3,35</text:p>
          </table:table-cell>
          <table:table-cell office:value-type="float" office:value="1.56" calcext:value-type="float">
            <text:p>1,56</text:p>
          </table:table-cell>
          <table:table-cell office:value-type="float" office:value="7.03" calcext:value-type="float">
            <text:p>7,03</text:p>
          </table:table-cell>
          <table:table-cell office:value-type="float" office:value="2.71" calcext:value-type="float">
            <text:p>2,71</text:p>
          </table:table-cell>
          <table:table-cell office:value-type="float" office:value="0.04" calcext:value-type="float">
            <text:p>0,04</text:p>
          </table:table-cell>
          <table:table-cell office:value-type="float" office:value="1.88" calcext:value-type="float">
            <text:p>1,88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6" calcext:value-type="float">
            <text:p>0,3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59.67" calcext:value-type="float">
            <text:p>59,67</text:p>
          </table:table-cell>
          <table:table-cell office:value-type="float" office:value="3.03" calcext:value-type="float">
            <text:p>3,03</text:p>
          </table:table-cell>
          <table:table-cell office:value-type="float" office:value="4.93" calcext:value-type="float">
            <text:p>4,93</text:p>
          </table:table-cell>
          <table:table-cell office:value-type="float" office:value="14.51" calcext:value-type="float">
            <text:p>14,51</text:p>
          </table:table-cell>
          <table:table-cell office:value-type="float" office:value="3.5" calcext:value-type="float">
            <text:p>3,5</text:p>
          </table:table-cell>
          <table:table-cell office:value-type="float" office:value="1.42" calcext:value-type="float">
            <text:p>1,42</text:p>
          </table:table-cell>
          <table:table-cell office:value-type="float" office:value="6.28" calcext:value-type="float">
            <text:p>6,28</text:p>
          </table:table-cell>
          <table:table-cell office:value-type="float" office:value="2.87" calcext:value-type="float">
            <text:p>2,87</text:p>
          </table:table-cell>
          <table:table-cell office:value-type="float" office:value="0.04" calcext:value-type="float">
            <text:p>0,04</text:p>
          </table:table-cell>
          <table:table-cell office:value-type="float" office:value="1.9" calcext:value-type="float">
            <text:p>1,9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28" calcext:value-type="float">
            <text:p>0,28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.07" calcext:value-type="float">
            <text:p>0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60.6" calcext:value-type="float">
            <text:p>60,6</text:p>
          </table:table-cell>
          <table:table-cell office:value-type="float" office:value="2.85" calcext:value-type="float">
            <text:p>2,85</text:p>
          </table:table-cell>
          <table:table-cell office:value-type="float" office:value="5.01" calcext:value-type="float">
            <text:p>5,01</text:p>
          </table:table-cell>
          <table:table-cell office:value-type="float" office:value="14.85" calcext:value-type="float">
            <text:p>14,85</text:p>
          </table:table-cell>
          <table:table-cell office:value-type="float" office:value="3.38" calcext:value-type="float">
            <text:p>3,38</text:p>
          </table:table-cell>
          <table:table-cell office:value-type="float" office:value="1.31" calcext:value-type="float">
            <text:p>1,31</text:p>
          </table:table-cell>
          <table:table-cell office:value-type="float" office:value="5.42" calcext:value-type="float">
            <text:p>5,42</text:p>
          </table:table-cell>
          <table:table-cell office:value-type="float" office:value="2.82" calcext:value-type="float">
            <text:p>2,82</text:p>
          </table:table-cell>
          <table:table-cell office:value-type="float" office:value="0.03" calcext:value-type="float">
            <text:p>0,03</text:p>
          </table:table-cell>
          <table:table-cell office:value-type="float" office:value="1.99" calcext:value-type="float">
            <text:p>1,99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61.55" calcext:value-type="float">
            <text:p>61,55</text:p>
          </table:table-cell>
          <table:table-cell office:value-type="float" office:value="2.88" calcext:value-type="float">
            <text:p>2,88</text:p>
          </table:table-cell>
          <table:table-cell office:value-type="float" office:value="5.02" calcext:value-type="float">
            <text:p>5,02</text:p>
          </table:table-cell>
          <table:table-cell office:value-type="float" office:value="15.13" calcext:value-type="float">
            <text:p>15,13</text:p>
          </table:table-cell>
          <table:table-cell office:value-type="float" office:value="3.16" calcext:value-type="float">
            <text:p>3,16</text:p>
          </table:table-cell>
          <table:table-cell office:value-type="float" office:value="1.18" calcext:value-type="float">
            <text:p>1,18</text:p>
          </table:table-cell>
          <table:table-cell office:value-type="float" office:value="4.41" calcext:value-type="float">
            <text:p>4,41</text:p>
          </table:table-cell>
          <table:table-cell office:value-type="float" office:value="2.76" calcext:value-type="float">
            <text:p>2,76</text:p>
          </table:table-cell>
          <table:table-cell office:value-type="float" office:value="0.02" calcext:value-type="float">
            <text:p>0,02</text:p>
          </table:table-cell>
          <table:table-cell office:value-type="float" office:value="2.08" calcext:value-type="float">
            <text:p>2,08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61.77" calcext:value-type="float">
            <text:p>61,77</text:p>
          </table:table-cell>
          <table:table-cell office:value-type="float" office:value="2.81" calcext:value-type="float">
            <text:p>2,81</text:p>
          </table:table-cell>
          <table:table-cell office:value-type="float" office:value="4.92" calcext:value-type="float">
            <text:p>4,92</text:p>
          </table:table-cell>
          <table:table-cell office:value-type="float" office:value="15.09" calcext:value-type="float">
            <text:p>15,09</text:p>
          </table:table-cell>
          <table:table-cell office:value-type="float" office:value="3.15" calcext:value-type="float">
            <text:p>3,15</text:p>
          </table:table-cell>
          <table:table-cell office:value-type="float" office:value="1.18" calcext:value-type="float">
            <text:p>1,18</text:p>
          </table:table-cell>
          <table:table-cell office:value-type="float" office:value="4.22" calcext:value-type="float">
            <text:p>4,22</text:p>
          </table:table-cell>
          <table:table-cell office:value-type="float" office:value="2.73" calcext:value-type="float">
            <text:p>2,73</text:p>
          </table:table-cell>
          <table:table-cell office:value-type="float" office:value="0.03" calcext:value-type="float">
            <text:p>0,03</text:p>
          </table:table-cell>
          <table:table-cell office:value-type="float" office:value="2.15" calcext:value-type="float">
            <text:p>2,15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7" calcext:value-type="float">
            <text:p>0,27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62.28" calcext:value-type="float">
            <text:p>62,28</text:p>
          </table:table-cell>
          <table:table-cell office:value-type="float" office:value="2.55" calcext:value-type="float">
            <text:p>2,55</text:p>
          </table:table-cell>
          <table:table-cell office:value-type="float" office:value="4.93" calcext:value-type="float">
            <text:p>4,93</text:p>
          </table:table-cell>
          <table:table-cell office:value-type="float" office:value="14.69" calcext:value-type="float">
            <text:p>14,69</text:p>
          </table:table-cell>
          <table:table-cell office:value-type="float" office:value="3.13" calcext:value-type="float">
            <text:p>3,13</text:p>
          </table:table-cell>
          <table:table-cell office:value-type="float" office:value="1.18" calcext:value-type="float">
            <text:p>1,18</text:p>
          </table:table-cell>
          <table:table-cell office:value-type="float" office:value="4.21" calcext:value-type="float">
            <text:p>4,21</text:p>
          </table:table-cell>
          <table:table-cell office:value-type="float" office:value="2.94" calcext:value-type="float">
            <text:p>2,94</text:p>
          </table:table-cell>
          <table:table-cell office:value-type="float" office:value="0.03" calcext:value-type="float">
            <text:p>0,03</text:p>
          </table:table-cell>
          <table:table-cell office:value-type="float" office:value="2.03" calcext:value-type="float">
            <text:p>2,03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61.72" calcext:value-type="float">
            <text:p>61,72</text:p>
          </table:table-cell>
          <table:table-cell office:value-type="float" office:value="2.7" calcext:value-type="float">
            <text:p>2,7</text:p>
          </table:table-cell>
          <table:table-cell office:value-type="float" office:value="4.66" calcext:value-type="float">
            <text:p>4,66</text:p>
          </table:table-cell>
          <table:table-cell office:value-type="float" office:value="15.23" calcext:value-type="float">
            <text:p>15,23</text:p>
          </table:table-cell>
          <table:table-cell office:value-type="float" office:value="2.91" calcext:value-type="float">
            <text:p>2,91</text:p>
          </table:table-cell>
          <table:table-cell office:value-type="float" office:value="1.15" calcext:value-type="float">
            <text:p>1,15</text:p>
          </table:table-cell>
          <table:table-cell office:value-type="float" office:value="3.83" calcext:value-type="float">
            <text:p>3,83</text:p>
          </table:table-cell>
          <table:table-cell office:value-type="float" office:value="3.64" calcext:value-type="float">
            <text:p>3,64</text:p>
          </table:table-cell>
          <table:table-cell office:value-type="float" office:value="0.03" calcext:value-type="float">
            <text:p>0,03</text:p>
          </table:table-cell>
          <table:table-cell office:value-type="float" office:value="2.13" calcext:value-type="float">
            <text:p>2,13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2" calcext:value-type="float">
            <text:p>0,2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62.41" calcext:value-type="float">
            <text:p>62,41</text:p>
          </table:table-cell>
          <table:table-cell office:value-type="float" office:value="2.58" calcext:value-type="float">
            <text:p>2,58</text:p>
          </table:table-cell>
          <table:table-cell office:value-type="float" office:value="4.39" calcext:value-type="float">
            <text:p>4,39</text:p>
          </table:table-cell>
          <table:table-cell office:value-type="float" office:value="15.56" calcext:value-type="float">
            <text:p>15,56</text:p>
          </table:table-cell>
          <table:table-cell office:value-type="float" office:value="2.87" calcext:value-type="float">
            <text:p>2,87</text:p>
          </table:table-cell>
          <table:table-cell office:value-type="float" office:value="1.09" calcext:value-type="float">
            <text:p>1,09</text:p>
          </table:table-cell>
          <table:table-cell office:value-type="float" office:value="3.73" calcext:value-type="float">
            <text:p>3,73</text:p>
          </table:table-cell>
          <table:table-cell office:value-type="float" office:value="3.42" calcext:value-type="float">
            <text:p>3,42</text:p>
          </table:table-cell>
          <table:table-cell office:value-type="float" office:value="0.03" calcext:value-type="float">
            <text:p>0,03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06" calcext:value-type="float">
            <text:p>0,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62.58" calcext:value-type="float">
            <text:p>62,58</text:p>
          </table:table-cell>
          <table:table-cell office:value-type="float" office:value="2.56" calcext:value-type="float">
            <text:p>2,56</text:p>
          </table:table-cell>
          <table:table-cell office:value-type="float" office:value="4.7" calcext:value-type="float">
            <text:p>4,7</text:p>
          </table:table-cell>
          <table:table-cell office:value-type="float" office:value="15.64" calcext:value-type="float">
            <text:p>15,64</text:p>
          </table:table-cell>
          <table:table-cell office:value-type="float" office:value="2.73" calcext:value-type="float">
            <text:p>2,73</text:p>
          </table:table-cell>
          <table:table-cell office:value-type="float" office:value="1.04" calcext:value-type="float">
            <text:p>1,04</text:p>
          </table:table-cell>
          <table:table-cell office:value-type="float" office:value="3.44" calcext:value-type="float">
            <text:p>3,44</text:p>
          </table:table-cell>
          <table:table-cell office:value-type="float" office:value="3.32" calcext:value-type="float">
            <text:p>3,32</text:p>
          </table:table-cell>
          <table:table-cell office:value-type="float" office:value="0.02" calcext:value-type="float">
            <text:p>0,02</text:p>
          </table:table-cell>
          <table:table-cell office:value-type="float" office:value="2.21" calcext:value-type="float">
            <text:p>2,2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62.8" calcext:value-type="float">
            <text:p>62,8</text:p>
          </table:table-cell>
          <table:table-cell office:value-type="float" office:value="2.47" calcext:value-type="float">
            <text:p>2,47</text:p>
          </table:table-cell>
          <table:table-cell office:value-type="float" office:value="4.86" calcext:value-type="float">
            <text:p>4,86</text:p>
          </table:table-cell>
          <table:table-cell office:value-type="float" office:value="15.83" calcext:value-type="float">
            <text:p>15,83</text:p>
          </table:table-cell>
          <table:table-cell office:value-type="float" office:value="2.56" calcext:value-type="float">
            <text:p>2,56</text:p>
          </table:table-cell>
          <table:table-cell office:value-type="float" office:value="1.04" calcext:value-type="float">
            <text:p>1,04</text:p>
          </table:table-cell>
          <table:table-cell office:value-type="float" office:value="3.11" calcext:value-type="float">
            <text:p>3,11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62.98" calcext:value-type="float">
            <text:p>62,98</text:p>
          </table:table-cell>
          <table:table-cell office:value-type="float" office:value="2.46" calcext:value-type="float">
            <text:p>2,46</text:p>
          </table:table-cell>
          <table:table-cell office:value-type="float" office:value="5.01" calcext:value-type="float">
            <text:p>5,01</text:p>
          </table:table-cell>
          <table:table-cell office:value-type="float" office:value="15.74" calcext:value-type="float">
            <text:p>15,74</text:p>
          </table:table-cell>
          <table:table-cell office:value-type="float" office:value="2.54" calcext:value-type="float">
            <text:p>2,54</text:p>
          </table:table-cell>
          <table:table-cell office:value-type="float" office:value="0.91" calcext:value-type="float">
            <text:p>0,91</text:p>
          </table:table-cell>
          <table:table-cell office:value-type="float" office:value="3.13" calcext:value-type="float">
            <text:p>3,13</text:p>
          </table:table-cell>
          <table:table-cell office:value-type="float" office:value="3.4" calcext:value-type="float">
            <text:p>3,4</text:p>
          </table:table-cell>
          <table:table-cell office:value-type="float" office:value="0.01" calcext:value-type="float">
            <text:p>0,01</text:p>
          </table:table-cell>
          <table:table-cell office:value-type="float" office:value="2.15" calcext:value-type="float">
            <text:p>2,1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63.69" calcext:value-type="float">
            <text:p>63,69</text:p>
          </table:table-cell>
          <table:table-cell office:value-type="float" office:value="2.29" calcext:value-type="float">
            <text:p>2,29</text:p>
          </table:table-cell>
          <table:table-cell office:value-type="float" office:value="4.64" calcext:value-type="float">
            <text:p>4,64</text:p>
          </table:table-cell>
          <table:table-cell office:value-type="float" office:value="15.15" calcext:value-type="float">
            <text:p>15,15</text:p>
          </table:table-cell>
          <table:table-cell office:value-type="float" office:value="2.53" calcext:value-type="float">
            <text:p>2,53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,32</text:p>
          </table:table-cell>
          <table:table-cell office:value-type="float" office:value="3.53" calcext:value-type="float">
            <text:p>3,53</text:p>
          </table:table-cell>
          <table:table-cell office:value-type="float" office:value="0.01" calcext:value-type="float">
            <text:p>0,01</text:p>
          </table:table-cell>
          <table:table-cell office:value-type="float" office:value="2.14" calcext:value-type="float">
            <text:p>2,14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63.37" calcext:value-type="float">
            <text:p>63,37</text:p>
          </table:table-cell>
          <table:table-cell office:value-type="float" office:value="2.26" calcext:value-type="float">
            <text:p>2,26</text:p>
          </table:table-cell>
          <table:table-cell office:value-type="float" office:value="4.49" calcext:value-type="float">
            <text:p>4,49</text:p>
          </table:table-cell>
          <table:table-cell office:value-type="float" office:value="15.05" calcext:value-type="float">
            <text:p>15,05</text:p>
          </table:table-cell>
          <table:table-cell office:value-type="float" office:value="2.58" calcext:value-type="float">
            <text:p>2,58</text:p>
          </table:table-cell>
          <table:table-cell office:value-type="float" office:value="0.97" calcext:value-type="float">
            <text:p>0,97</text:p>
          </table:table-cell>
          <table:table-cell office:value-type="float" office:value="3.57" calcext:value-type="float">
            <text:p>3,5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2.18" calcext:value-type="float">
            <text:p>2,18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1" calcext:value-type="float">
            <text:p>0,3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63.99" calcext:value-type="float">
            <text:p>63,99</text:p>
          </table:table-cell>
          <table:table-cell office:value-type="float" office:value="1.97" calcext:value-type="float">
            <text:p>1,97</text:p>
          </table:table-cell>
          <table:table-cell office:value-type="float" office:value="4.44" calcext:value-type="float">
            <text:p>4,44</text:p>
          </table:table-cell>
          <table:table-cell office:value-type="float" office:value="15.48" calcext:value-type="float">
            <text:p>15,48</text:p>
          </table:table-cell>
          <table:table-cell office:value-type="float" office:value="2.65" calcext:value-type="float">
            <text:p>2,65</text:p>
          </table:table-cell>
          <table:table-cell office:value-type="float" office:value="0.73" calcext:value-type="float">
            <text:p>0,73</text:p>
          </table:table-cell>
          <table:table-cell office:value-type="float" office:value="3.46" calcext:value-type="float">
            <text:p>3,46</text:p>
          </table:table-cell>
          <table:table-cell office:value-type="float" office:value="3.49" calcext:value-type="float">
            <text:p>3,49</text:p>
          </table:table-cell>
          <table:table-cell office:value-type="float" office:value="0.01" calcext:value-type="float">
            <text:p>0,01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63.72" calcext:value-type="float">
            <text:p>63,72</text:p>
          </table:table-cell>
          <table:table-cell office:value-type="float" office:value="2.23" calcext:value-type="float">
            <text:p>2,23</text:p>
          </table:table-cell>
          <table:table-cell office:value-type="float" office:value="4.45" calcext:value-type="float">
            <text:p>4,45</text:p>
          </table:table-cell>
          <table:table-cell office:value-type="float" office:value="16.34" calcext:value-type="float">
            <text:p>16,34</text:p>
          </table:table-cell>
          <table:table-cell office:value-type="float" office:value="2.5" calcext:value-type="float">
            <text:p>2,5</text:p>
          </table:table-cell>
          <table:table-cell office:value-type="float" office:value="0.61" calcext:value-type="float">
            <text:p>0,61</text:p>
          </table:table-cell>
          <table:table-cell office:value-type="float" office:value="3.15" calcext:value-type="float">
            <text:p>3,15</text:p>
          </table:table-cell>
          <table:table-cell office:value-type="float" office:value="3.34" calcext:value-type="float">
            <text:p>3,34</text:p>
          </table:table-cell>
          <table:table-cell office:value-type="float" office:value="0.01" calcext:value-type="float">
            <text:p>0,01</text:p>
          </table:table-cell>
          <table:table-cell office:value-type="float" office:value="2.15" calcext:value-type="float">
            <text:p>2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64.92" calcext:value-type="float">
            <text:p>64,92</text:p>
          </table:table-cell>
          <table:table-cell office:value-type="float" office:value="1.98" calcext:value-type="float">
            <text:p>1,98</text:p>
          </table:table-cell>
          <table:table-cell office:value-type="float" office:value="4.33" calcext:value-type="float">
            <text:p>4,33</text:p>
          </table:table-cell>
          <table:table-cell office:value-type="float" office:value="15.97" calcext:value-type="float">
            <text:p>15,97</text:p>
          </table:table-cell>
          <table:table-cell office:value-type="float" office:value="2.34" calcext:value-type="float">
            <text:p>2,34</text:p>
          </table:table-cell>
          <table:table-cell office:value-type="float" office:value="0.59" calcext:value-type="float">
            <text:p>0,59</text:p>
          </table:table-cell>
          <table:table-cell office:value-type="float" office:value="2.94" calcext:value-type="float">
            <text:p>2,94</text:p>
          </table:table-cell>
          <table:table-cell office:value-type="float" office:value="3.29" calcext:value-type="float">
            <text:p>3,29</text:p>
          </table:table-cell>
          <table:table-cell office:value-type="float" office:value="0.01" calcext:value-type="float">
            <text:p>0,01</text:p>
          </table:table-cell>
          <table:table-cell office:value-type="float" office:value="2.05" calcext:value-type="float">
            <text:p>2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33" calcext:value-type="float">
            <text:p>0,3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64.26" calcext:value-type="float">
            <text:p>64,26</text:p>
          </table:table-cell>
          <table:table-cell office:value-type="float" office:value="1.66" calcext:value-type="float">
            <text:p>1,66</text:p>
          </table:table-cell>
          <table:table-cell office:value-type="float" office:value="4.47" calcext:value-type="float">
            <text:p>4,47</text:p>
          </table:table-cell>
          <table:table-cell office:value-type="float" office:value="16.74" calcext:value-type="float">
            <text:p>16,74</text:p>
          </table:table-cell>
          <table:table-cell office:value-type="float" office:value="2.35" calcext:value-type="float">
            <text:p>2,35</text:p>
          </table:table-cell>
          <table:table-cell office:value-type="float" office:value="0.58" calcext:value-type="float">
            <text:p>0,58</text:p>
          </table:table-cell>
          <table:table-cell office:value-type="float" office:value="2.95" calcext:value-type="float">
            <text:p>2,95</text:p>
          </table:table-cell>
          <table:table-cell office:value-type="float" office:value="3.29" calcext:value-type="float">
            <text:p>3,29</text:p>
          </table:table-cell>
          <table:table-cell office:value-type="float" office:value="0.01" calcext:value-type="float">
            <text:p>0,01</text:p>
          </table:table-cell>
          <table:table-cell office:value-type="float" office:value="2.11" calcext:value-type="float">
            <text:p>2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63.62" calcext:value-type="float">
            <text:p>63,62</text:p>
          </table:table-cell>
          <table:table-cell office:value-type="float" office:value="1.57" calcext:value-type="float">
            <text:p>1,57</text:p>
          </table:table-cell>
          <table:table-cell office:value-type="float" office:value="4.39" calcext:value-type="float">
            <text:p>4,39</text:p>
          </table:table-cell>
          <table:table-cell office:value-type="float" office:value="17.68" calcext:value-type="float">
            <text:p>17,68</text:p>
          </table:table-cell>
          <table:table-cell office:value-type="float" office:value="2.28" calcext:value-type="float">
            <text:p>2,28</text:p>
          </table:table-cell>
          <table:table-cell office:value-type="float" office:value="0.51" calcext:value-type="float">
            <text:p>0,51</text:p>
          </table:table-cell>
          <table:table-cell office:value-type="float" office:value="2.87" calcext:value-type="float">
            <text:p>2,87</text:p>
          </table:table-cell>
          <table:table-cell office:value-type="float" office:value="3.46" calcext:value-type="float">
            <text:p>3,46</text:p>
          </table:table-cell>
          <table:table-cell office:value-type="float" office:value="0.01" calcext:value-type="float">
            <text:p>0,01</text:p>
          </table:table-cell>
          <table:table-cell office:value-type="float" office:value="2.06" calcext:value-type="float">
            <text:p>2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64.1" calcext:value-type="float">
            <text:p>64,1</text:p>
          </table:table-cell>
          <table:table-cell office:value-type="float" office:value="1.68" calcext:value-type="float">
            <text:p>1,68</text:p>
          </table:table-cell>
          <table:table-cell office:value-type="float" office:value="4.7" calcext:value-type="float">
            <text:p>4,7</text:p>
          </table:table-cell>
          <table:table-cell office:value-type="float" office:value="17.21" calcext:value-type="float">
            <text:p>17,21</text:p>
          </table:table-cell>
          <table:table-cell office:value-type="float" office:value="2.26" calcext:value-type="float">
            <text:p>2,26</text:p>
          </table:table-cell>
          <table:table-cell office:value-type="float" office:value="0.54" calcext:value-type="float">
            <text:p>0,54</text:p>
          </table:table-cell>
          <table:table-cell office:value-type="float" office:value="2.61" calcext:value-type="float">
            <text:p>2,61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,17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64.45" calcext:value-type="float">
            <text:p>64,45</text:p>
          </table:table-cell>
          <table:table-cell office:value-type="float" office:value="1.63" calcext:value-type="float">
            <text:p>1,63</text:p>
          </table:table-cell>
          <table:table-cell office:value-type="float" office:value="4.58" calcext:value-type="float">
            <text:p>4,58</text:p>
          </table:table-cell>
          <table:table-cell office:value-type="float" office:value="17.57" calcext:value-type="float">
            <text:p>17,57</text:p>
          </table:table-cell>
          <table:table-cell office:value-type="float" office:value="1.92" calcext:value-type="float">
            <text:p>1,92</text:p>
          </table:table-cell>
          <table:table-cell office:value-type="float" office:value="0.59" calcext:value-type="float">
            <text:p>0,59</text:p>
          </table:table-cell>
          <table:table-cell office:value-type="float" office:value="2.16" calcext:value-type="float">
            <text:p>2,16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,19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63.69" calcext:value-type="float">
            <text:p>63,69</text:p>
          </table:table-cell>
          <table:table-cell office:value-type="float" office:value="1.71" calcext:value-type="float">
            <text:p>1,71</text:p>
          </table:table-cell>
          <table:table-cell office:value-type="float" office:value="4.42" calcext:value-type="float">
            <text:p>4,42</text:p>
          </table:table-cell>
          <table:table-cell office:value-type="float" office:value="18.35" calcext:value-type="float">
            <text:p>18,35</text:p>
          </table:table-cell>
          <table:table-cell office:value-type="float" office:value="1.63" calcext:value-type="float">
            <text:p>1,63</text:p>
          </table:table-cell>
          <table:table-cell office:value-type="float" office:value="0.62" calcext:value-type="float">
            <text:p>0,62</text:p>
          </table:table-cell>
          <table:table-cell office:value-type="float" office:value="1.99" calcext:value-type="float">
            <text:p>1,99</text:p>
          </table:table-cell>
          <table:table-cell office:value-type="float" office:value="3.36" calcext:value-type="float">
            <text:p>3,36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,18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26" calcext:value-type="float">
            <text:p>0,26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62.48" calcext:value-type="float">
            <text:p>62,48</text:p>
          </table:table-cell>
          <table:table-cell office:value-type="float" office:value="1.41" calcext:value-type="float">
            <text:p>1,41</text:p>
          </table:table-cell>
          <table:table-cell office:value-type="float" office:value="4.21" calcext:value-type="float">
            <text:p>4,21</text:p>
          </table:table-cell>
          <table:table-cell office:value-type="float" office:value="19.94" calcext:value-type="float">
            <text:p>19,94</text:p>
          </table:table-cell>
          <table:table-cell office:value-type="float" office:value="1.73" calcext:value-type="float">
            <text:p>1,73</text:p>
          </table:table-cell>
          <table:table-cell office:value-type="float" office:value="0.57" calcext:value-type="float">
            <text:p>0,57</text:p>
          </table:table-cell>
          <table:table-cell office:value-type="float" office:value="1.97" calcext:value-type="float">
            <text:p>1,97</text:p>
          </table:table-cell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,23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44" calcext:value-type="float">
            <text:p>0,44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63.93" calcext:value-type="float">
            <text:p>63,93</text:p>
          </table:table-cell>
          <table:table-cell office:value-type="float" office:value="1.4" calcext:value-type="float">
            <text:p>1,4</text:p>
          </table:table-cell>
          <table:table-cell office:value-type="float" office:value="4.38" calcext:value-type="float">
            <text:p>4,38</text:p>
          </table:table-cell>
          <table:table-cell office:value-type="float" office:value="18.19" calcext:value-type="float">
            <text:p>18,19</text:p>
          </table:table-cell>
          <table:table-cell office:value-type="float" office:value="1.92" calcext:value-type="float">
            <text:p>1,92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,1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65.47" calcext:value-type="float">
            <text:p>65,47</text:p>
          </table:table-cell>
          <table:table-cell office:value-type="float" office:value="1.36" calcext:value-type="float">
            <text:p>1,36</text:p>
          </table:table-cell>
          <table:table-cell office:value-type="float" office:value="4.25" calcext:value-type="float">
            <text:p>4,25</text:p>
          </table:table-cell>
          <table:table-cell office:value-type="float" office:value="16.97" calcext:value-type="float">
            <text:p>16,97</text:p>
          </table:table-cell>
          <table:table-cell office:value-type="float" office:value="1.94" calcext:value-type="float">
            <text:p>1,94</text:p>
          </table:table-cell>
          <table:table-cell office:value-type="float" office:value="0.51" calcext:value-type="float">
            <text:p>0,51</text:p>
          </table:table-cell>
          <table:table-cell office:value-type="float" office:value="1.79" calcext:value-type="float">
            <text:p>1,79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1.11" calcext:value-type="float">
            <text:p>1,11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65.89" calcext:value-type="float">
            <text:p>65,89</text:p>
          </table:table-cell>
          <table:table-cell office:value-type="float" office:value="1.28" calcext:value-type="float">
            <text:p>1,28</text:p>
          </table:table-cell>
          <table:table-cell office:value-type="float" office:value="4.26" calcext:value-type="float">
            <text:p>4,26</text:p>
          </table:table-cell>
          <table:table-cell office:value-type="float" office:value="16.65" calcext:value-type="float">
            <text:p>16,65</text:p>
          </table:table-cell>
          <table:table-cell office:value-type="float" office:value="2.05" calcext:value-type="float">
            <text:p>2,05</text:p>
          </table:table-cell>
          <table:table-cell office:value-type="float" office:value="0.48" calcext:value-type="float">
            <text:p>0,48</text:p>
          </table:table-cell>
          <table:table-cell office:value-type="float" office:value="1.47" calcext:value-type="float">
            <text:p>1,47</text:p>
          </table:table-cell>
          <table:table-cell office:value-type="float" office:value="3.43" calcext:value-type="float">
            <text:p>3,43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1.91" calcext:value-type="float">
            <text:p>1,9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65.99" calcext:value-type="float">
            <text:p>65,99</text:p>
          </table:table-cell>
          <table:table-cell office:value-type="float" office:value="1.2" calcext:value-type="float">
            <text:p>1,2</text:p>
          </table:table-cell>
          <table:table-cell office:value-type="float" office:value="4.09" calcext:value-type="float">
            <text:p>4,09</text:p>
          </table:table-cell>
          <table:table-cell office:value-type="float" office:value="16.82" calcext:value-type="float">
            <text:p>16,82</text:p>
          </table:table-cell>
          <table:table-cell office:value-type="float" office:value="2.09" calcext:value-type="float">
            <text:p>2,09</text:p>
          </table:table-cell>
          <table:table-cell office:value-type="float" office:value="0.45" calcext:value-type="float">
            <text:p>0,45</text:p>
          </table:table-cell>
          <table:table-cell office:value-type="float" office:value="1.35" calcext:value-type="float">
            <text:p>1,35</text:p>
          </table:table-cell>
          <table:table-cell office:value-type="float" office:value="3.47" calcext:value-type="float">
            <text:p>3,47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2.3" calcext:value-type="float">
            <text:p>2,3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66.34" calcext:value-type="float">
            <text:p>66,34</text:p>
          </table:table-cell>
          <table:table-cell office:value-type="float" office:value="1.19" calcext:value-type="float">
            <text:p>1,19</text:p>
          </table:table-cell>
          <table:table-cell office:value-type="float" office:value="4.09" calcext:value-type="float">
            <text:p>4,09</text:p>
          </table:table-cell>
          <table:table-cell office:value-type="float" office:value="16.73" calcext:value-type="float">
            <text:p>16,73</text:p>
          </table:table-cell>
          <table:table-cell office:value-type="float" office:value="2.06" calcext:value-type="float">
            <text:p>2,06</text:p>
          </table:table-cell>
          <table:table-cell office:value-type="float" office:value="0.46" calcext:value-type="float">
            <text:p>0,46</text:p>
          </table:table-cell>
          <table:table-cell office:value-type="float" office:value="1.23" calcext:value-type="float">
            <text:p>1,23</text:p>
          </table:table-cell>
          <table:table-cell office:value-type="float" office:value="3.23" calcext:value-type="float">
            <text:p>3,23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31" calcext:value-type="float">
            <text:p>0,31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2.61" calcext:value-type="float">
            <text:p>2,61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66.23" calcext:value-type="float">
            <text:p>66,23</text:p>
          </table:table-cell>
          <table:table-cell office:value-type="float" office:value="1.04" calcext:value-type="float">
            <text:p>1,04</text:p>
          </table:table-cell>
          <table:table-cell office:value-type="float" office:value="3.98" calcext:value-type="float">
            <text:p>3,98</text:p>
          </table:table-cell>
          <table:table-cell office:value-type="float" office:value="17.19" calcext:value-type="float">
            <text:p>17,19</text:p>
          </table:table-cell>
          <table:table-cell office:value-type="float" office:value="2.07" calcext:value-type="float">
            <text:p>2,07</text:p>
          </table:table-cell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office:value-type="float" office:value="3.17" calcext:value-type="float">
            <text:p>3,1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2.83" calcext:value-type="float">
            <text:p>2,83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source :</text:p>
          </table:table-cell>
          <table:table-cell table:style-name="ce28" office:value-type="string" calcext:value-type="string" table:number-columns-spanned="13" table:number-rows-spanned="1">
            <text:p><text:a xlink:href="https://gs.statcounter.com/browser-market-share#monthly-200901-202010" xlink:type="simple">https://gs.statcounter.com/browser-market-share#monthly-200901-202010</text:a></text:p>
          </table:table-cell>
          <table:covered-table-cell table:number-columns-repeated="12" table:style-name="ce13"/>
          <table:table-cell table:style-name="ce13" table:number-columns-repeated="50"/>
        </table:table-row>
        <table:table-row table:style-name="ro1" table:number-rows-repeated="10484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counter-filtered" table:style-name="ta1">
        <table:table-column table:style-name="co9" table:default-cell-style-name="ce31"/>
        <table:table-column table:style-name="co10" table:number-columns-repeated="16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2" table:default-cell-style-name="ce33"/>
        <table:table-column table:style-name="co15" table:default-cell-style-name="ce33"/>
        <table:table-column table:style-name="co16" table:default-cell-style-name="ce33"/>
        <table:table-column table:style-name="co11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14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21" table:default-cell-style-name="ce33"/>
        <table:table-column table:style-name="co30" table:default-cell-style-name="ce33"/>
        <table:table-column table:style-name="co1" table:number-columns-repeated="980" table:default-cell-style-name="ce33"/>
        <table:table-column table:style-name="co1" table:number-columns-repeated="2" table:default-cell-style-name="Default"/>
        <table:table-row table:style-name="ro5">
          <table:table-cell table:style-name="ce30" office:value-type="string" calcext:value-type="string">
            <text:p>Date</text:p>
          </table:table-cell>
          <table:table-cell table:style-name="ce32" office:value-type="string" calcext:value-type="string">
            <text:p>Internet Explorer</text:p>
          </table:table-cell>
          <table:table-cell table:style-name="ce32" office:value-type="string" calcext:value-type="string">
            <text:p>Gecko (Firefox, Mozilla, SeaMonkey, Pale Moon)</text:p>
          </table:table-cell>
          <table:table-cell table:style-name="ce32" office:value-type="string" calcext:value-type="string">
            <text:p>Chrome &amp; Chromium (Desktop &amp; Mobile)</text:p>
          </table:table-cell>
          <table:table-cell table:style-name="ce32" office:value-type="string" calcext:value-type="string">
            <text:p>Autres Android (Android Browser, UC Browser, Samsung Internet)</text:p>
          </table:table-cell>
          <table:table-cell table:style-name="ce32" office:value-type="string" calcext:value-type="string">
            <text:p>Safari (Mac OS &amp; iOS)</text:p>
          </table:table-cell>
          <table:table-cell table:style-name="ce32" office:value-type="string" calcext:value-type="string">
            <text:p>Divers mobile</text:p>
          </table:table-cell>
          <table:table-cell table:style-name="ce32" office:value-type="string" calcext:value-type="string">
            <text:p>Autres</text:p>
          </table:table-cell>
          <table:table-cell table:style-name="ce32" table:number-columns-repeated="1014"/>
          <table:table-cell table:style-name="ce34" table:number-columns-repeated="2"/>
        </table:table-row>
        <table:table-row table:style-name="ro1">
          <table:table-cell office:value-type="date" office:date-value="2009-01-01" calcext:value-type="date">
            <text:p>janv. 09</text:p>
          </table:table-cell>
          <table:table-cell table:formula="of:=[$'statcounter-all'.$C4]" office:value-type="float" office:value="64.97" calcext:value-type="float">
            <text:p>64,97</text:p>
          </table:table-cell>
          <table:table-cell table:formula="of:=[$'statcounter-all'.$D4]+[$'statcounter-all'.$Y4]+[$'statcounter-all'.$AG4]+[$'statcounter-all'.$AM4]" office:value-type="float" office:value="27.04" calcext:value-type="float">
            <text:p>27,04</text:p>
          </table:table-cell>
          <table:table-cell table:formula="of:=[$'statcounter-all'.$B4]+[$'statcounter-all'.$U4]" office:value-type="float" office:value="1.37" calcext:value-type="float">
            <text:p>1,37</text:p>
          </table:table-cell>
          <table:table-cell table:formula="of:=[$'statcounter-all'.$G4]+[$'statcounter-all'.$H4]+[$'statcounter-all'.$I4]" office:value-type="float" office:value="0.01" calcext:value-type="float">
            <text:p>0,01</text:p>
          </table:table-cell>
          <table:table-cell table:formula="of:=[$'statcounter-all'.$E4]" office:value-type="float" office:value="2.79" calcext:value-type="float">
            <text:p>2,79</text:p>
          </table:table-cell>
          <table:table-cell table:formula="of:=[$'statcounter-all'.$J4]+[$'statcounter-all'.$L4]+[$'statcounter-all'.$M4]+[$'statcounter-all'.$O4]+[$'statcounter-all'.$AH4]+[$'statcounter-all'.$AJ4]+[$'statcounter-all'.$AL4]+[$'statcounter-all'.$AB4]+[$'statcounter-all'.$AC4]+[$'statcounter-all'.$AK4]+[$'statcounter-all'.$AB4]+[$'statcounter-all'.$AC4]" office:value-type="float" office:value="0.2" calcext:value-type="float">
            <text:p>0,2</text:p>
          </table:table-cell>
          <table:table-cell table:formula="of:=[$'statcounter-all'.$F4]+[$'statcounter-all'.$T4]+[$'statcounter-all'.$AD4]+[$'statcounter-all'.$AE4]+[$'statcounter-all'.$AF4]+[$'statcounter-all'.$K4]+[$'statcounter-all'.$N4]+[$'statcounter-all'.$P4]+[$'statcounter-all'.$Q4]+[$'statcounter-all'.$R4]+[$'statcounter-all'.$S4]+[$'statcounter-all'.$V4]+[$'statcounter-all'.$W4]+[$'statcounter-all'.$X4]+[$'statcounter-all'.$Z4]+[$'statcounter-all'.$AA4]+[$'statcounter-all'.$AI4]+[$'statcounter-all'.$AN4]+[$'statcounter-all'.$AO4]" office:value-type="float" office:value="3.63" calcext:value-type="float">
            <text:p>3,63</text:p>
          </table:table-cell>
          <table:table-cell table:formula="of:=SUM([.B2:.H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févr. 09</text:p>
          </table:table-cell>
          <table:table-cell table:formula="of:=[$'statcounter-all'.$C5]" office:value-type="float" office:value="63.98" calcext:value-type="float">
            <text:p>63,98</text:p>
          </table:table-cell>
          <table:table-cell table:formula="of:=[$'statcounter-all'.$D5]+[$'statcounter-all'.$Y5]+[$'statcounter-all'.$AG5]+[$'statcounter-all'.$AM5]" office:value-type="float" office:value="27.84" calcext:value-type="float">
            <text:p>27,84</text:p>
          </table:table-cell>
          <table:table-cell table:formula="of:=[$'statcounter-all'.$B5]+[$'statcounter-all'.$U5]" office:value-type="float" office:value="1.5" calcext:value-type="float">
            <text:p>1,5</text:p>
          </table:table-cell>
          <table:table-cell table:formula="of:=[$'statcounter-all'.$G5]+[$'statcounter-all'.$H5]+[$'statcounter-all'.$I5]" office:value-type="float" office:value="0.01" calcext:value-type="float">
            <text:p>0,01</text:p>
          </table:table-cell>
          <table:table-cell table:formula="of:=[$'statcounter-all'.$E5]" office:value-type="float" office:value="2.83" calcext:value-type="float">
            <text:p>2,83</text:p>
          </table:table-cell>
          <table:table-cell table:formula="of:=[$'statcounter-all'.$J5]+[$'statcounter-all'.$L5]+[$'statcounter-all'.$M5]+[$'statcounter-all'.$O5]+[$'statcounter-all'.$AH5]+[$'statcounter-all'.$AJ5]+[$'statcounter-all'.$AL5]+[$'statcounter-all'.$AB5]+[$'statcounter-all'.$AC5]+[$'statcounter-all'.$AK5]+[$'statcounter-all'.$AB5]+[$'statcounter-all'.$AC5]" office:value-type="float" office:value="0.22" calcext:value-type="float">
            <text:p>0,22</text:p>
          </table:table-cell>
          <table:table-cell table:formula="of:=[$'statcounter-all'.$F5]+[$'statcounter-all'.$T5]+[$'statcounter-all'.$AD5]+[$'statcounter-all'.$AE5]+[$'statcounter-all'.$AF5]+[$'statcounter-all'.$K5]+[$'statcounter-all'.$N5]+[$'statcounter-all'.$P5]+[$'statcounter-all'.$Q5]+[$'statcounter-all'.$R5]+[$'statcounter-all'.$S5]+[$'statcounter-all'.$V5]+[$'statcounter-all'.$W5]+[$'statcounter-all'.$X5]+[$'statcounter-all'.$Z5]+[$'statcounter-all'.$AA5]+[$'statcounter-all'.$AI5]+[$'statcounter-all'.$AN5]+[$'statcounter-all'.$AO5]" office:value-type="float" office:value="3.62" calcext:value-type="float">
            <text:p>3,62</text:p>
          </table:table-cell>
          <table:table-cell table:formula="of:=SUM([.B3:.H3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mars 09</text:p>
          </table:table-cell>
          <table:table-cell table:formula="of:=[$'statcounter-all'.$C6]" office:value-type="float" office:value="62.02" calcext:value-type="float">
            <text:p>62,02</text:p>
          </table:table-cell>
          <table:table-cell table:formula="of:=[$'statcounter-all'.$D6]+[$'statcounter-all'.$Y6]+[$'statcounter-all'.$AG6]+[$'statcounter-all'.$AM6]" office:value-type="float" office:value="29.36" calcext:value-type="float">
            <text:p>29,36</text:p>
          </table:table-cell>
          <table:table-cell table:formula="of:=[$'statcounter-all'.$B6]+[$'statcounter-all'.$U6]" office:value-type="float" office:value="1.71" calcext:value-type="float">
            <text:p>1,71</text:p>
          </table:table-cell>
          <table:table-cell table:formula="of:=[$'statcounter-all'.$G6]+[$'statcounter-all'.$H6]+[$'statcounter-all'.$I6]" office:value-type="float" office:value="0.02" calcext:value-type="float">
            <text:p>0,02</text:p>
          </table:table-cell>
          <table:table-cell table:formula="of:=[$'statcounter-all'.$E6]" office:value-type="float" office:value="3.02" calcext:value-type="float">
            <text:p>3,02</text:p>
          </table:table-cell>
          <table:table-cell table:formula="of:=[$'statcounter-all'.$J6]+[$'statcounter-all'.$L6]+[$'statcounter-all'.$M6]+[$'statcounter-all'.$O6]+[$'statcounter-all'.$AH6]+[$'statcounter-all'.$AJ6]+[$'statcounter-all'.$AL6]+[$'statcounter-all'.$AB6]+[$'statcounter-all'.$AC6]+[$'statcounter-all'.$AK6]+[$'statcounter-all'.$AB6]+[$'statcounter-all'.$AC6]" office:value-type="float" office:value="0.25" calcext:value-type="float">
            <text:p>0,25</text:p>
          </table:table-cell>
          <table:table-cell table:formula="of:=[$'statcounter-all'.$F6]+[$'statcounter-all'.$T6]+[$'statcounter-all'.$AD6]+[$'statcounter-all'.$AE6]+[$'statcounter-all'.$AF6]+[$'statcounter-all'.$K6]+[$'statcounter-all'.$N6]+[$'statcounter-all'.$P6]+[$'statcounter-all'.$Q6]+[$'statcounter-all'.$R6]+[$'statcounter-all'.$S6]+[$'statcounter-all'.$V6]+[$'statcounter-all'.$W6]+[$'statcounter-all'.$X6]+[$'statcounter-all'.$Z6]+[$'statcounter-all'.$AA6]+[$'statcounter-all'.$AI6]+[$'statcounter-all'.$AN6]+[$'statcounter-all'.$AO6]" office:value-type="float" office:value="3.62" calcext:value-type="float">
            <text:p>3,62</text:p>
          </table:table-cell>
          <table:table-cell table:formula="of:=SUM([.B4:.H4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avr. 09</text:p>
          </table:table-cell>
          <table:table-cell table:formula="of:=[$'statcounter-all'.$C7]" office:value-type="float" office:value="61.34" calcext:value-type="float">
            <text:p>61,34</text:p>
          </table:table-cell>
          <table:table-cell table:formula="of:=[$'statcounter-all'.$D7]+[$'statcounter-all'.$Y7]+[$'statcounter-all'.$AG7]+[$'statcounter-all'.$AM7]" office:value-type="float" office:value="29.61" calcext:value-type="float">
            <text:p>29,61</text:p>
          </table:table-cell>
          <table:table-cell table:formula="of:=[$'statcounter-all'.$B7]+[$'statcounter-all'.$U7]" office:value-type="float" office:value="2.05" calcext:value-type="float">
            <text:p>2,05</text:p>
          </table:table-cell>
          <table:table-cell table:formula="of:=[$'statcounter-all'.$G7]+[$'statcounter-all'.$H7]+[$'statcounter-all'.$I7]" office:value-type="float" office:value="0.02" calcext:value-type="float">
            <text:p>0,02</text:p>
          </table:table-cell>
          <table:table-cell table:formula="of:=[$'statcounter-all'.$E7]" office:value-type="float" office:value="3.09" calcext:value-type="float">
            <text:p>3,09</text:p>
          </table:table-cell>
          <table:table-cell table:formula="of:=[$'statcounter-all'.$J7]+[$'statcounter-all'.$L7]+[$'statcounter-all'.$M7]+[$'statcounter-all'.$O7]+[$'statcounter-all'.$AH7]+[$'statcounter-all'.$AJ7]+[$'statcounter-all'.$AL7]+[$'statcounter-all'.$AB7]+[$'statcounter-all'.$AC7]+[$'statcounter-all'.$AK7]+[$'statcounter-all'.$AB7]+[$'statcounter-all'.$AC7]" office:value-type="float" office:value="0.26" calcext:value-type="float">
            <text:p>0,26</text:p>
          </table:table-cell>
          <table:table-cell table:formula="of:=[$'statcounter-all'.$F7]+[$'statcounter-all'.$T7]+[$'statcounter-all'.$AD7]+[$'statcounter-all'.$AE7]+[$'statcounter-all'.$AF7]+[$'statcounter-all'.$K7]+[$'statcounter-all'.$N7]+[$'statcounter-all'.$P7]+[$'statcounter-all'.$Q7]+[$'statcounter-all'.$R7]+[$'statcounter-all'.$S7]+[$'statcounter-all'.$V7]+[$'statcounter-all'.$W7]+[$'statcounter-all'.$X7]+[$'statcounter-all'.$Z7]+[$'statcounter-all'.$AA7]+[$'statcounter-all'.$AI7]+[$'statcounter-all'.$AN7]+[$'statcounter-all'.$AO7]" office:value-type="float" office:value="3.63" calcext:value-type="float">
            <text:p>3,63</text:p>
          </table:table-cell>
          <table:table-cell table:formula="of:=SUM([.B5:.H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mai 09</text:p>
          </table:table-cell>
          <table:table-cell table:formula="of:=[$'statcounter-all'.$C8]" office:value-type="float" office:value="61.55" calcext:value-type="float">
            <text:p>61,55</text:p>
          </table:table-cell>
          <table:table-cell table:formula="of:=[$'statcounter-all'.$D8]+[$'statcounter-all'.$Y8]+[$'statcounter-all'.$AG8]+[$'statcounter-all'.$AM8]" office:value-type="float" office:value="28.92" calcext:value-type="float">
            <text:p>28,92</text:p>
          </table:table-cell>
          <table:table-cell table:formula="of:=[$'statcounter-all'.$B8]+[$'statcounter-all'.$U8]" office:value-type="float" office:value="2.4" calcext:value-type="float">
            <text:p>2,4</text:p>
          </table:table-cell>
          <table:table-cell table:formula="of:=[$'statcounter-all'.$G8]+[$'statcounter-all'.$H8]+[$'statcounter-all'.$I8]" office:value-type="float" office:value="0.02" calcext:value-type="float">
            <text:p>0,02</text:p>
          </table:table-cell>
          <table:table-cell table:formula="of:=[$'statcounter-all'.$E8]" office:value-type="float" office:value="2.95" calcext:value-type="float">
            <text:p>2,95</text:p>
          </table:table-cell>
          <table:table-cell table:formula="of:=[$'statcounter-all'.$J8]+[$'statcounter-all'.$L8]+[$'statcounter-all'.$M8]+[$'statcounter-all'.$O8]+[$'statcounter-all'.$AH8]+[$'statcounter-all'.$AJ8]+[$'statcounter-all'.$AL8]+[$'statcounter-all'.$AB8]+[$'statcounter-all'.$AC8]+[$'statcounter-all'.$AK8]+[$'statcounter-all'.$AB8]+[$'statcounter-all'.$AC8]" office:value-type="float" office:value="0.27" calcext:value-type="float">
            <text:p>0,27</text:p>
          </table:table-cell>
          <table:table-cell table:formula="of:=[$'statcounter-all'.$F8]+[$'statcounter-all'.$T8]+[$'statcounter-all'.$AD8]+[$'statcounter-all'.$AE8]+[$'statcounter-all'.$AF8]+[$'statcounter-all'.$K8]+[$'statcounter-all'.$N8]+[$'statcounter-all'.$P8]+[$'statcounter-all'.$Q8]+[$'statcounter-all'.$R8]+[$'statcounter-all'.$S8]+[$'statcounter-all'.$V8]+[$'statcounter-all'.$W8]+[$'statcounter-all'.$X8]+[$'statcounter-all'.$Z8]+[$'statcounter-all'.$AA8]+[$'statcounter-all'.$AI8]+[$'statcounter-all'.$AN8]+[$'statcounter-all'.$AO8]" office:value-type="float" office:value="3.9" calcext:value-type="float">
            <text:p>3,9</text:p>
          </table:table-cell>
          <table:table-cell table:formula="of:=SUM([.B6:.H6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juin 09</text:p>
          </table:table-cell>
          <table:table-cell table:formula="of:=[$'statcounter-all'.$C9]" office:value-type="float" office:value="58.93" calcext:value-type="float">
            <text:p>58,93</text:p>
          </table:table-cell>
          <table:table-cell table:formula="of:=[$'statcounter-all'.$D9]+[$'statcounter-all'.$Y9]+[$'statcounter-all'.$AG9]+[$'statcounter-all'.$AM9]" office:value-type="float" office:value="30.62" calcext:value-type="float">
            <text:p>30,62</text:p>
          </table:table-cell>
          <table:table-cell table:formula="of:=[$'statcounter-all'.$B9]+[$'statcounter-all'.$U9]" office:value-type="float" office:value="2.79" calcext:value-type="float">
            <text:p>2,79</text:p>
          </table:table-cell>
          <table:table-cell table:formula="of:=[$'statcounter-all'.$G9]+[$'statcounter-all'.$H9]+[$'statcounter-all'.$I9]" office:value-type="float" office:value="0" calcext:value-type="float">
            <text:p>0</text:p>
          </table:table-cell>
          <table:table-cell table:formula="of:=[$'statcounter-all'.$E9]" office:value-type="float" office:value="3.24" calcext:value-type="float">
            <text:p>3,24</text:p>
          </table:table-cell>
          <table:table-cell table:formula="of:=[$'statcounter-all'.$J9]+[$'statcounter-all'.$L9]+[$'statcounter-all'.$M9]+[$'statcounter-all'.$O9]+[$'statcounter-all'.$AH9]+[$'statcounter-all'.$AJ9]+[$'statcounter-all'.$AL9]+[$'statcounter-all'.$AB9]+[$'statcounter-all'.$AC9]+[$'statcounter-all'.$AK9]+[$'statcounter-all'.$AB9]+[$'statcounter-all'.$AC9]" office:value-type="float" office:value="0.3" calcext:value-type="float">
            <text:p>0,3</text:p>
          </table:table-cell>
          <table:table-cell table:formula="of:=[$'statcounter-all'.$F9]+[$'statcounter-all'.$T9]+[$'statcounter-all'.$AD9]+[$'statcounter-all'.$AE9]+[$'statcounter-all'.$AF9]+[$'statcounter-all'.$K9]+[$'statcounter-all'.$N9]+[$'statcounter-all'.$P9]+[$'statcounter-all'.$Q9]+[$'statcounter-all'.$R9]+[$'statcounter-all'.$S9]+[$'statcounter-all'.$V9]+[$'statcounter-all'.$W9]+[$'statcounter-all'.$X9]+[$'statcounter-all'.$Z9]+[$'statcounter-all'.$AA9]+[$'statcounter-all'.$AI9]+[$'statcounter-all'.$AN9]+[$'statcounter-all'.$AO9]" office:value-type="float" office:value="4.1" calcext:value-type="float">
            <text:p>4,1</text:p>
          </table:table-cell>
          <table:table-cell table:formula="of:=SUM([.B7:.H7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juil. 09</text:p>
          </table:table-cell>
          <table:table-cell table:formula="of:=[$'statcounter-all'.$C10]" office:value-type="float" office:value="59.48" calcext:value-type="float">
            <text:p>59,48</text:p>
          </table:table-cell>
          <table:table-cell table:formula="of:=[$'statcounter-all'.$D10]+[$'statcounter-all'.$Y10]+[$'statcounter-all'.$AG10]+[$'statcounter-all'.$AM10]" office:value-type="float" office:value="30.41" calcext:value-type="float">
            <text:p>30,41</text:p>
          </table:table-cell>
          <table:table-cell table:formula="of:=[$'statcounter-all'.$B10]+[$'statcounter-all'.$U10]" office:value-type="float" office:value="2.98" calcext:value-type="float">
            <text:p>2,98</text:p>
          </table:table-cell>
          <table:table-cell table:formula="of:=[$'statcounter-all'.$G10]+[$'statcounter-all'.$H10]+[$'statcounter-all'.$I10]" office:value-type="float" office:value="0.02" calcext:value-type="float">
            <text:p>0,02</text:p>
          </table:table-cell>
          <table:table-cell table:formula="of:=[$'statcounter-all'.$E10]" office:value-type="float" office:value="3.35" calcext:value-type="float">
            <text:p>3,35</text:p>
          </table:table-cell>
          <table:table-cell table:formula="of:=[$'statcounter-all'.$J10]+[$'statcounter-all'.$L10]+[$'statcounter-all'.$M10]+[$'statcounter-all'.$O10]+[$'statcounter-all'.$AH10]+[$'statcounter-all'.$AJ10]+[$'statcounter-all'.$AL10]+[$'statcounter-all'.$AB10]+[$'statcounter-all'.$AC10]+[$'statcounter-all'.$AK10]+[$'statcounter-all'.$AB10]+[$'statcounter-all'.$AC10]" office:value-type="float" office:value="0.34" calcext:value-type="float">
            <text:p>0,34</text:p>
          </table:table-cell>
          <table:table-cell table:formula="of:=[$'statcounter-all'.$F10]+[$'statcounter-all'.$T10]+[$'statcounter-all'.$AD10]+[$'statcounter-all'.$AE10]+[$'statcounter-all'.$AF10]+[$'statcounter-all'.$K10]+[$'statcounter-all'.$N10]+[$'statcounter-all'.$P10]+[$'statcounter-all'.$Q10]+[$'statcounter-all'.$R10]+[$'statcounter-all'.$S10]+[$'statcounter-all'.$V10]+[$'statcounter-all'.$W10]+[$'statcounter-all'.$X10]+[$'statcounter-all'.$Z10]+[$'statcounter-all'.$AA10]+[$'statcounter-all'.$AI10]+[$'statcounter-all'.$AN10]+[$'statcounter-all'.$AO10]" office:value-type="float" office:value="3.42" calcext:value-type="float">
            <text:p>3,42</text:p>
          </table:table-cell>
          <table:table-cell table:formula="of:=SUM([.B8:.H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août 09</text:p>
          </table:table-cell>
          <table:table-cell table:formula="of:=[$'statcounter-all'.$C11]" office:value-type="float" office:value="58.04" calcext:value-type="float">
            <text:p>58,04</text:p>
          </table:table-cell>
          <table:table-cell table:formula="of:=[$'statcounter-all'.$D11]+[$'statcounter-all'.$Y11]+[$'statcounter-all'.$AG11]+[$'statcounter-all'.$AM11]" office:value-type="float" office:value="31.2" calcext:value-type="float">
            <text:p>31,2</text:p>
          </table:table-cell>
          <table:table-cell table:formula="of:=[$'statcounter-all'.$B11]+[$'statcounter-all'.$U11]" office:value-type="float" office:value="3.34" calcext:value-type="float">
            <text:p>3,34</text:p>
          </table:table-cell>
          <table:table-cell table:formula="of:=[$'statcounter-all'.$G11]+[$'statcounter-all'.$H11]+[$'statcounter-all'.$I11]" office:value-type="float" office:value="0.03" calcext:value-type="float">
            <text:p>0,03</text:p>
          </table:table-cell>
          <table:table-cell table:formula="of:=[$'statcounter-all'.$E11]" office:value-type="float" office:value="3.59" calcext:value-type="float">
            <text:p>3,59</text:p>
          </table:table-cell>
          <table:table-cell table:formula="of:=[$'statcounter-all'.$J11]+[$'statcounter-all'.$L11]+[$'statcounter-all'.$M11]+[$'statcounter-all'.$O11]+[$'statcounter-all'.$AH11]+[$'statcounter-all'.$AJ11]+[$'statcounter-all'.$AL11]+[$'statcounter-all'.$AB11]+[$'statcounter-all'.$AC11]+[$'statcounter-all'.$AK11]+[$'statcounter-all'.$AB11]+[$'statcounter-all'.$AC11]" office:value-type="float" office:value="0.33" calcext:value-type="float">
            <text:p>0,33</text:p>
          </table:table-cell>
          <table:table-cell table:formula="of:=[$'statcounter-all'.$F11]+[$'statcounter-all'.$T11]+[$'statcounter-all'.$AD11]+[$'statcounter-all'.$AE11]+[$'statcounter-all'.$AF11]+[$'statcounter-all'.$K11]+[$'statcounter-all'.$N11]+[$'statcounter-all'.$P11]+[$'statcounter-all'.$Q11]+[$'statcounter-all'.$R11]+[$'statcounter-all'.$S11]+[$'statcounter-all'.$V11]+[$'statcounter-all'.$W11]+[$'statcounter-all'.$X11]+[$'statcounter-all'.$Z11]+[$'statcounter-all'.$AA11]+[$'statcounter-all'.$AI11]+[$'statcounter-all'.$AN11]+[$'statcounter-all'.$AO11]" office:value-type="float" office:value="3.47" calcext:value-type="float">
            <text:p>3,47</text:p>
          </table:table-cell>
          <table:table-cell table:formula="of:=SUM([.B9:.H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sept. 09</text:p>
          </table:table-cell>
          <table:table-cell table:formula="of:=[$'statcounter-all'.$C12]" office:value-type="float" office:value="57.72" calcext:value-type="float">
            <text:p>57,72</text:p>
          </table:table-cell>
          <table:table-cell table:formula="of:=[$'statcounter-all'.$D12]+[$'statcounter-all'.$Y12]+[$'statcounter-all'.$AG12]+[$'statcounter-all'.$AM12]" office:value-type="float" office:value="31.28" calcext:value-type="float">
            <text:p>31,28</text:p>
          </table:table-cell>
          <table:table-cell table:formula="of:=[$'statcounter-all'.$B12]+[$'statcounter-all'.$U12]" office:value-type="float" office:value="3.65" calcext:value-type="float">
            <text:p>3,65</text:p>
          </table:table-cell>
          <table:table-cell table:formula="of:=[$'statcounter-all'.$G12]+[$'statcounter-all'.$H12]+[$'statcounter-all'.$I12]" office:value-type="float" office:value="0.03" calcext:value-type="float">
            <text:p>0,03</text:p>
          </table:table-cell>
          <table:table-cell table:formula="of:=[$'statcounter-all'.$E12]" office:value-type="float" office:value="3.59" calcext:value-type="float">
            <text:p>3,59</text:p>
          </table:table-cell>
          <table:table-cell table:formula="of:=[$'statcounter-all'.$J12]+[$'statcounter-all'.$L12]+[$'statcounter-all'.$M12]+[$'statcounter-all'.$O12]+[$'statcounter-all'.$AH12]+[$'statcounter-all'.$AJ12]+[$'statcounter-all'.$AL12]+[$'statcounter-all'.$AB12]+[$'statcounter-all'.$AC12]+[$'statcounter-all'.$AK12]+[$'statcounter-all'.$AB12]+[$'statcounter-all'.$AC12]" office:value-type="float" office:value="0.36" calcext:value-type="float">
            <text:p>0,36</text:p>
          </table:table-cell>
          <table:table-cell table:formula="of:=[$'statcounter-all'.$F12]+[$'statcounter-all'.$T12]+[$'statcounter-all'.$AD12]+[$'statcounter-all'.$AE12]+[$'statcounter-all'.$AF12]+[$'statcounter-all'.$K12]+[$'statcounter-all'.$N12]+[$'statcounter-all'.$P12]+[$'statcounter-all'.$Q12]+[$'statcounter-all'.$R12]+[$'statcounter-all'.$S12]+[$'statcounter-all'.$V12]+[$'statcounter-all'.$W12]+[$'statcounter-all'.$X12]+[$'statcounter-all'.$Z12]+[$'statcounter-all'.$AA12]+[$'statcounter-all'.$AI12]+[$'statcounter-all'.$AN12]+[$'statcounter-all'.$AO12]" office:value-type="float" office:value="3.38" calcext:value-type="float">
            <text:p>3,38</text:p>
          </table:table-cell>
          <table:table-cell table:formula="of:=SUM([.B10:.H10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oct. 09</text:p>
          </table:table-cell>
          <table:table-cell table:formula="of:=[$'statcounter-all'.$C13]" office:value-type="float" office:value="57.3" calcext:value-type="float">
            <text:p>57,3</text:p>
          </table:table-cell>
          <table:table-cell table:formula="of:=[$'statcounter-all'.$D13]+[$'statcounter-all'.$Y13]+[$'statcounter-all'.$AG13]+[$'statcounter-all'.$AM13]" office:value-type="float" office:value="31.76" calcext:value-type="float">
            <text:p>31,76</text:p>
          </table:table-cell>
          <table:table-cell table:formula="of:=[$'statcounter-all'.$B13]+[$'statcounter-all'.$U13]" office:value-type="float" office:value="4.12" calcext:value-type="float">
            <text:p>4,12</text:p>
          </table:table-cell>
          <table:table-cell table:formula="of:=[$'statcounter-all'.$G13]+[$'statcounter-all'.$H13]+[$'statcounter-all'.$I13]" office:value-type="float" office:value="0.03" calcext:value-type="float">
            <text:p>0,03</text:p>
          </table:table-cell>
          <table:table-cell table:formula="of:=[$'statcounter-all'.$E13]" office:value-type="float" office:value="3.77" calcext:value-type="float">
            <text:p>3,77</text:p>
          </table:table-cell>
          <table:table-cell table:formula="of:=[$'statcounter-all'.$J13]+[$'statcounter-all'.$L13]+[$'statcounter-all'.$M13]+[$'statcounter-all'.$O13]+[$'statcounter-all'.$AH13]+[$'statcounter-all'.$AJ13]+[$'statcounter-all'.$AL13]+[$'statcounter-all'.$AB13]+[$'statcounter-all'.$AC13]+[$'statcounter-all'.$AK13]+[$'statcounter-all'.$AB13]+[$'statcounter-all'.$AC13]" office:value-type="float" office:value="0.37" calcext:value-type="float">
            <text:p>0,37</text:p>
          </table:table-cell>
          <table:table-cell table:formula="of:=[$'statcounter-all'.$F13]+[$'statcounter-all'.$T13]+[$'statcounter-all'.$AD13]+[$'statcounter-all'.$AE13]+[$'statcounter-all'.$AF13]+[$'statcounter-all'.$K13]+[$'statcounter-all'.$N13]+[$'statcounter-all'.$P13]+[$'statcounter-all'.$Q13]+[$'statcounter-all'.$R13]+[$'statcounter-all'.$S13]+[$'statcounter-all'.$V13]+[$'statcounter-all'.$W13]+[$'statcounter-all'.$X13]+[$'statcounter-all'.$Z13]+[$'statcounter-all'.$AA13]+[$'statcounter-all'.$AI13]+[$'statcounter-all'.$AN13]+[$'statcounter-all'.$AO13]" office:value-type="float" office:value="2.65" calcext:value-type="float">
            <text:p>2,65</text:p>
          </table:table-cell>
          <table:table-cell table:formula="of:=SUM([.B11:.H11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nov. 09</text:p>
          </table:table-cell>
          <table:table-cell table:formula="of:=[$'statcounter-all'.$C14]" office:value-type="float" office:value="55.89" calcext:value-type="float">
            <text:p>55,89</text:p>
          </table:table-cell>
          <table:table-cell table:formula="of:=[$'statcounter-all'.$D14]+[$'statcounter-all'.$Y14]+[$'statcounter-all'.$AG14]+[$'statcounter-all'.$AM14]" office:value-type="float" office:value="32.28" calcext:value-type="float">
            <text:p>32,28</text:p>
          </table:table-cell>
          <table:table-cell table:formula="of:=[$'statcounter-all'.$B14]+[$'statcounter-all'.$U14]" office:value-type="float" office:value="4.61" calcext:value-type="float">
            <text:p>4,61</text:p>
          </table:table-cell>
          <table:table-cell table:formula="of:=[$'statcounter-all'.$G14]+[$'statcounter-all'.$H14]+[$'statcounter-all'.$I14]" office:value-type="float" office:value="0.04" calcext:value-type="float">
            <text:p>0,04</text:p>
          </table:table-cell>
          <table:table-cell table:formula="of:=[$'statcounter-all'.$E14]" office:value-type="float" office:value="4" calcext:value-type="float">
            <text:p>4</text:p>
          </table:table-cell>
          <table:table-cell table:formula="of:=[$'statcounter-all'.$J14]+[$'statcounter-all'.$L14]+[$'statcounter-all'.$M14]+[$'statcounter-all'.$O14]+[$'statcounter-all'.$AH14]+[$'statcounter-all'.$AJ14]+[$'statcounter-all'.$AL14]+[$'statcounter-all'.$AB14]+[$'statcounter-all'.$AC14]+[$'statcounter-all'.$AK14]+[$'statcounter-all'.$AB14]+[$'statcounter-all'.$AC14]" office:value-type="float" office:value="0.37" calcext:value-type="float">
            <text:p>0,37</text:p>
          </table:table-cell>
          <table:table-cell table:formula="of:=[$'statcounter-all'.$F14]+[$'statcounter-all'.$T14]+[$'statcounter-all'.$AD14]+[$'statcounter-all'.$AE14]+[$'statcounter-all'.$AF14]+[$'statcounter-all'.$K14]+[$'statcounter-all'.$N14]+[$'statcounter-all'.$P14]+[$'statcounter-all'.$Q14]+[$'statcounter-all'.$R14]+[$'statcounter-all'.$S14]+[$'statcounter-all'.$V14]+[$'statcounter-all'.$W14]+[$'statcounter-all'.$X14]+[$'statcounter-all'.$Z14]+[$'statcounter-all'.$AA14]+[$'statcounter-all'.$AI14]+[$'statcounter-all'.$AN14]+[$'statcounter-all'.$AO14]" office:value-type="float" office:value="2.8" calcext:value-type="float">
            <text:p>2,8</text:p>
          </table:table-cell>
          <table:table-cell table:formula="of:=SUM([.B12:.H12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déc. 09</text:p>
          </table:table-cell>
          <table:table-cell table:formula="of:=[$'statcounter-all'.$C15]" office:value-type="float" office:value="55.01" calcext:value-type="float">
            <text:p>55,01</text:p>
          </table:table-cell>
          <table:table-cell table:formula="of:=[$'statcounter-all'.$D15]+[$'statcounter-all'.$Y15]+[$'statcounter-all'.$AG15]+[$'statcounter-all'.$AM15]" office:value-type="float" office:value="32.18" calcext:value-type="float">
            <text:p>32,18</text:p>
          </table:table-cell>
          <table:table-cell table:formula="of:=[$'statcounter-all'.$B15]+[$'statcounter-all'.$U15]" office:value-type="float" office:value="5.38" calcext:value-type="float">
            <text:p>5,38</text:p>
          </table:table-cell>
          <table:table-cell table:formula="of:=[$'statcounter-all'.$G15]+[$'statcounter-all'.$H15]+[$'statcounter-all'.$I15]" office:value-type="float" office:value="0.05" calcext:value-type="float">
            <text:p>0,05</text:p>
          </table:table-cell>
          <table:table-cell table:formula="of:=[$'statcounter-all'.$E15]" office:value-type="float" office:value="3.85" calcext:value-type="float">
            <text:p>3,85</text:p>
          </table:table-cell>
          <table:table-cell table:formula="of:=[$'statcounter-all'.$J15]+[$'statcounter-all'.$L15]+[$'statcounter-all'.$M15]+[$'statcounter-all'.$O15]+[$'statcounter-all'.$AH15]+[$'statcounter-all'.$AJ15]+[$'statcounter-all'.$AL15]+[$'statcounter-all'.$AB15]+[$'statcounter-all'.$AC15]+[$'statcounter-all'.$AK15]+[$'statcounter-all'.$AB15]+[$'statcounter-all'.$AC15]" office:value-type="float" office:value="0.38" calcext:value-type="float">
            <text:p>0,38</text:p>
          </table:table-cell>
          <table:table-cell table:formula="of:=[$'statcounter-all'.$F15]+[$'statcounter-all'.$T15]+[$'statcounter-all'.$AD15]+[$'statcounter-all'.$AE15]+[$'statcounter-all'.$AF15]+[$'statcounter-all'.$K15]+[$'statcounter-all'.$N15]+[$'statcounter-all'.$P15]+[$'statcounter-all'.$Q15]+[$'statcounter-all'.$R15]+[$'statcounter-all'.$S15]+[$'statcounter-all'.$V15]+[$'statcounter-all'.$W15]+[$'statcounter-all'.$X15]+[$'statcounter-all'.$Z15]+[$'statcounter-all'.$AA15]+[$'statcounter-all'.$AI15]+[$'statcounter-all'.$AN15]+[$'statcounter-all'.$AO15]" office:value-type="float" office:value="3.14" calcext:value-type="float">
            <text:p>3,14</text:p>
          </table:table-cell>
          <table:table-cell table:formula="of:=SUM([.B13:.H13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janv. 10</text:p>
          </table:table-cell>
          <table:table-cell table:formula="of:=[$'statcounter-all'.$C16]" office:value-type="float" office:value="54.39" calcext:value-type="float">
            <text:p>54,39</text:p>
          </table:table-cell>
          <table:table-cell table:formula="of:=[$'statcounter-all'.$D16]+[$'statcounter-all'.$Y16]+[$'statcounter-all'.$AG16]+[$'statcounter-all'.$AM16]" office:value-type="float" office:value="31.65" calcext:value-type="float">
            <text:p>31,65</text:p>
          </table:table-cell>
          <table:table-cell table:formula="of:=[$'statcounter-all'.$B16]+[$'statcounter-all'.$U16]" office:value-type="float" office:value="5.94" calcext:value-type="float">
            <text:p>5,94</text:p>
          </table:table-cell>
          <table:table-cell table:formula="of:=[$'statcounter-all'.$G16]+[$'statcounter-all'.$H16]+[$'statcounter-all'.$I16]" office:value-type="float" office:value="0.07" calcext:value-type="float">
            <text:p>0,07</text:p>
          </table:table-cell>
          <table:table-cell table:formula="of:=[$'statcounter-all'.$E16]" office:value-type="float" office:value="4.22" calcext:value-type="float">
            <text:p>4,22</text:p>
          </table:table-cell>
          <table:table-cell table:formula="of:=[$'statcounter-all'.$J16]+[$'statcounter-all'.$L16]+[$'statcounter-all'.$M16]+[$'statcounter-all'.$O16]+[$'statcounter-all'.$AH16]+[$'statcounter-all'.$AJ16]+[$'statcounter-all'.$AL16]+[$'statcounter-all'.$AB16]+[$'statcounter-all'.$AC16]+[$'statcounter-all'.$AK16]+[$'statcounter-all'.$AB16]+[$'statcounter-all'.$AC16]" office:value-type="float" office:value="0.47" calcext:value-type="float">
            <text:p>0,47</text:p>
          </table:table-cell>
          <table:table-cell table:formula="of:=[$'statcounter-all'.$F16]+[$'statcounter-all'.$T16]+[$'statcounter-all'.$AD16]+[$'statcounter-all'.$AE16]+[$'statcounter-all'.$AF16]+[$'statcounter-all'.$K16]+[$'statcounter-all'.$N16]+[$'statcounter-all'.$P16]+[$'statcounter-all'.$Q16]+[$'statcounter-all'.$R16]+[$'statcounter-all'.$S16]+[$'statcounter-all'.$V16]+[$'statcounter-all'.$W16]+[$'statcounter-all'.$X16]+[$'statcounter-all'.$Z16]+[$'statcounter-all'.$AA16]+[$'statcounter-all'.$AI16]+[$'statcounter-all'.$AN16]+[$'statcounter-all'.$AO16]" office:value-type="float" office:value="3.25" calcext:value-type="float">
            <text:p>3,25</text:p>
          </table:table-cell>
          <table:table-cell table:formula="of:=SUM([.B14:.H14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févr. 10</text:p>
          </table:table-cell>
          <table:table-cell table:formula="of:=[$'statcounter-all'.$C17]" office:value-type="float" office:value="53.56" calcext:value-type="float">
            <text:p>53,56</text:p>
          </table:table-cell>
          <table:table-cell table:formula="of:=[$'statcounter-all'.$D17]+[$'statcounter-all'.$Y17]+[$'statcounter-all'.$AG17]+[$'statcounter-all'.$AM17]" office:value-type="float" office:value="31.47" calcext:value-type="float">
            <text:p>31,47</text:p>
          </table:table-cell>
          <table:table-cell table:formula="of:=[$'statcounter-all'.$B17]+[$'statcounter-all'.$U17]" office:value-type="float" office:value="6.6" calcext:value-type="float">
            <text:p>6,6</text:p>
          </table:table-cell>
          <table:table-cell table:formula="of:=[$'statcounter-all'.$G17]+[$'statcounter-all'.$H17]+[$'statcounter-all'.$I17]" office:value-type="float" office:value="0.09" calcext:value-type="float">
            <text:p>0,09</text:p>
          </table:table-cell>
          <table:table-cell table:formula="of:=[$'statcounter-all'.$E17]" office:value-type="float" office:value="4.59" calcext:value-type="float">
            <text:p>4,59</text:p>
          </table:table-cell>
          <table:table-cell table:formula="of:=[$'statcounter-all'.$J17]+[$'statcounter-all'.$L17]+[$'statcounter-all'.$M17]+[$'statcounter-all'.$O17]+[$'statcounter-all'.$AH17]+[$'statcounter-all'.$AJ17]+[$'statcounter-all'.$AL17]+[$'statcounter-all'.$AB17]+[$'statcounter-all'.$AC17]+[$'statcounter-all'.$AK17]+[$'statcounter-all'.$AB17]+[$'statcounter-all'.$AC17]" office:value-type="float" office:value="0.5" calcext:value-type="float">
            <text:p>0,5</text:p>
          </table:table-cell>
          <table:table-cell table:formula="of:=[$'statcounter-all'.$F17]+[$'statcounter-all'.$T17]+[$'statcounter-all'.$AD17]+[$'statcounter-all'.$AE17]+[$'statcounter-all'.$AF17]+[$'statcounter-all'.$K17]+[$'statcounter-all'.$N17]+[$'statcounter-all'.$P17]+[$'statcounter-all'.$Q17]+[$'statcounter-all'.$R17]+[$'statcounter-all'.$S17]+[$'statcounter-all'.$V17]+[$'statcounter-all'.$W17]+[$'statcounter-all'.$X17]+[$'statcounter-all'.$Z17]+[$'statcounter-all'.$AA17]+[$'statcounter-all'.$AI17]+[$'statcounter-all'.$AN17]+[$'statcounter-all'.$AO17]" office:value-type="float" office:value="3.18" calcext:value-type="float">
            <text:p>3,18</text:p>
          </table:table-cell>
          <table:table-cell table:formula="of:=SUM([.B15:.H15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mars 10</text:p>
          </table:table-cell>
          <table:table-cell table:formula="of:=[$'statcounter-all'.$C18]" office:value-type="float" office:value="53.37" calcext:value-type="float">
            <text:p>53,37</text:p>
          </table:table-cell>
          <table:table-cell table:formula="of:=[$'statcounter-all'.$D18]+[$'statcounter-all'.$Y18]+[$'statcounter-all'.$AG18]+[$'statcounter-all'.$AM18]" office:value-type="float" office:value="30.84" calcext:value-type="float">
            <text:p>30,84</text:p>
          </table:table-cell>
          <table:table-cell table:formula="of:=[$'statcounter-all'.$B18]+[$'statcounter-all'.$U18]" office:value-type="float" office:value="7.15" calcext:value-type="float">
            <text:p>7,15</text:p>
          </table:table-cell>
          <table:table-cell table:formula="of:=[$'statcounter-all'.$G18]+[$'statcounter-all'.$H18]+[$'statcounter-all'.$I18]" office:value-type="float" office:value="0.13" calcext:value-type="float">
            <text:p>0,13</text:p>
          </table:table-cell>
          <table:table-cell table:formula="of:=[$'statcounter-all'.$E18]" office:value-type="float" office:value="4.67" calcext:value-type="float">
            <text:p>4,67</text:p>
          </table:table-cell>
          <table:table-cell table:formula="of:=[$'statcounter-all'.$J18]+[$'statcounter-all'.$L18]+[$'statcounter-all'.$M18]+[$'statcounter-all'.$O18]+[$'statcounter-all'.$AH18]+[$'statcounter-all'.$AJ18]+[$'statcounter-all'.$AL18]+[$'statcounter-all'.$AB18]+[$'statcounter-all'.$AC18]+[$'statcounter-all'.$AK18]+[$'statcounter-all'.$AB18]+[$'statcounter-all'.$AC18]" office:value-type="float" office:value="0.6" calcext:value-type="float">
            <text:p>0,6</text:p>
          </table:table-cell>
          <table:table-cell table:formula="of:=[$'statcounter-all'.$F18]+[$'statcounter-all'.$T18]+[$'statcounter-all'.$AD18]+[$'statcounter-all'.$AE18]+[$'statcounter-all'.$AF18]+[$'statcounter-all'.$K18]+[$'statcounter-all'.$N18]+[$'statcounter-all'.$P18]+[$'statcounter-all'.$Q18]+[$'statcounter-all'.$R18]+[$'statcounter-all'.$S18]+[$'statcounter-all'.$V18]+[$'statcounter-all'.$W18]+[$'statcounter-all'.$X18]+[$'statcounter-all'.$Z18]+[$'statcounter-all'.$AA18]+[$'statcounter-all'.$AI18]+[$'statcounter-all'.$AN18]+[$'statcounter-all'.$AO18]" office:value-type="float" office:value="3.23" calcext:value-type="float">
            <text:p>3,23</text:p>
          </table:table-cell>
          <table:table-cell table:formula="of:=SUM([.B16:.H16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avr. 10</text:p>
          </table:table-cell>
          <table:table-cell table:formula="of:=[$'statcounter-all'.$C19]" office:value-type="float" office:value="52.1" calcext:value-type="float">
            <text:p>52,1</text:p>
          </table:table-cell>
          <table:table-cell table:formula="of:=[$'statcounter-all'.$D19]+[$'statcounter-all'.$Y19]+[$'statcounter-all'.$AG19]+[$'statcounter-all'.$AM19]" office:value-type="float" office:value="31.24" calcext:value-type="float">
            <text:p>31,24</text:p>
          </table:table-cell>
          <table:table-cell table:formula="of:=[$'statcounter-all'.$B19]+[$'statcounter-all'.$U19]" office:value-type="float" office:value="7.89" calcext:value-type="float">
            <text:p>7,89</text:p>
          </table:table-cell>
          <table:table-cell table:formula="of:=[$'statcounter-all'.$G19]+[$'statcounter-all'.$H19]+[$'statcounter-all'.$I19]" office:value-type="float" office:value="0.15" calcext:value-type="float">
            <text:p>0,15</text:p>
          </table:table-cell>
          <table:table-cell table:formula="of:=[$'statcounter-all'.$E19]" office:value-type="float" office:value="4.77" calcext:value-type="float">
            <text:p>4,77</text:p>
          </table:table-cell>
          <table:table-cell table:formula="of:=[$'statcounter-all'.$J19]+[$'statcounter-all'.$L19]+[$'statcounter-all'.$M19]+[$'statcounter-all'.$O19]+[$'statcounter-all'.$AH19]+[$'statcounter-all'.$AJ19]+[$'statcounter-all'.$AL19]+[$'statcounter-all'.$AB19]+[$'statcounter-all'.$AC19]+[$'statcounter-all'.$AK19]+[$'statcounter-all'.$AB19]+[$'statcounter-all'.$AC19]" office:value-type="float" office:value="0.68" calcext:value-type="float">
            <text:p>0,68</text:p>
          </table:table-cell>
          <table:table-cell table:formula="of:=[$'statcounter-all'.$F19]+[$'statcounter-all'.$T19]+[$'statcounter-all'.$AD19]+[$'statcounter-all'.$AE19]+[$'statcounter-all'.$AF19]+[$'statcounter-all'.$K19]+[$'statcounter-all'.$N19]+[$'statcounter-all'.$P19]+[$'statcounter-all'.$Q19]+[$'statcounter-all'.$R19]+[$'statcounter-all'.$S19]+[$'statcounter-all'.$V19]+[$'statcounter-all'.$W19]+[$'statcounter-all'.$X19]+[$'statcounter-all'.$Z19]+[$'statcounter-all'.$AA19]+[$'statcounter-all'.$AI19]+[$'statcounter-all'.$AN19]+[$'statcounter-all'.$AO19]" office:value-type="float" office:value="3.17" calcext:value-type="float">
            <text:p>3,17</text:p>
          </table:table-cell>
          <table:table-cell table:formula="of:=SUM([.B17:.H17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mai 10</text:p>
          </table:table-cell>
          <table:table-cell table:formula="of:=[$'statcounter-all'.$C20]" office:value-type="float" office:value="51.54" calcext:value-type="float">
            <text:p>51,54</text:p>
          </table:table-cell>
          <table:table-cell table:formula="of:=[$'statcounter-all'.$D20]+[$'statcounter-all'.$Y20]+[$'statcounter-all'.$AG20]+[$'statcounter-all'.$AM20]" office:value-type="float" office:value="31.09" calcext:value-type="float">
            <text:p>31,09</text:p>
          </table:table-cell>
          <table:table-cell table:formula="of:=[$'statcounter-all'.$B20]+[$'statcounter-all'.$U20]" office:value-type="float" office:value="8.41" calcext:value-type="float">
            <text:p>8,41</text:p>
          </table:table-cell>
          <table:table-cell table:formula="of:=[$'statcounter-all'.$G20]+[$'statcounter-all'.$H20]+[$'statcounter-all'.$I20]" office:value-type="float" office:value="0.18" calcext:value-type="float">
            <text:p>0,18</text:p>
          </table:table-cell>
          <table:table-cell table:formula="of:=[$'statcounter-all'.$E20]" office:value-type="float" office:value="4.72" calcext:value-type="float">
            <text:p>4,72</text:p>
          </table:table-cell>
          <table:table-cell table:formula="of:=[$'statcounter-all'.$J20]+[$'statcounter-all'.$L20]+[$'statcounter-all'.$M20]+[$'statcounter-all'.$O20]+[$'statcounter-all'.$AH20]+[$'statcounter-all'.$AJ20]+[$'statcounter-all'.$AL20]+[$'statcounter-all'.$AB20]+[$'statcounter-all'.$AC20]+[$'statcounter-all'.$AK20]+[$'statcounter-all'.$AB20]+[$'statcounter-all'.$AC20]" office:value-type="float" office:value="0.7" calcext:value-type="float">
            <text:p>0,7</text:p>
          </table:table-cell>
          <table:table-cell table:formula="of:=[$'statcounter-all'.$F20]+[$'statcounter-all'.$T20]+[$'statcounter-all'.$AD20]+[$'statcounter-all'.$AE20]+[$'statcounter-all'.$AF20]+[$'statcounter-all'.$K20]+[$'statcounter-all'.$N20]+[$'statcounter-all'.$P20]+[$'statcounter-all'.$Q20]+[$'statcounter-all'.$R20]+[$'statcounter-all'.$S20]+[$'statcounter-all'.$V20]+[$'statcounter-all'.$W20]+[$'statcounter-all'.$X20]+[$'statcounter-all'.$Z20]+[$'statcounter-all'.$AA20]+[$'statcounter-all'.$AI20]+[$'statcounter-all'.$AN20]+[$'statcounter-all'.$AO20]" office:value-type="float" office:value="3.37" calcext:value-type="float">
            <text:p>3,37</text:p>
          </table:table-cell>
          <table:table-cell table:formula="of:=SUM([.B18:.H18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juin 10</text:p>
          </table:table-cell>
          <table:table-cell table:formula="of:=[$'statcounter-all'.$C21]" office:value-type="float" office:value="51.5" calcext:value-type="float">
            <text:p>51,5</text:p>
          </table:table-cell>
          <table:table-cell table:formula="of:=[$'statcounter-all'.$D21]+[$'statcounter-all'.$Y21]+[$'statcounter-all'.$AG21]+[$'statcounter-all'.$AM21]" office:value-type="float" office:value="30.52" calcext:value-type="float">
            <text:p>30,52</text:p>
          </table:table-cell>
          <table:table-cell table:formula="of:=[$'statcounter-all'.$B21]+[$'statcounter-all'.$U21]" office:value-type="float" office:value="9" calcext:value-type="float">
            <text:p>9</text:p>
          </table:table-cell>
          <table:table-cell table:formula="of:=[$'statcounter-all'.$G21]+[$'statcounter-all'.$H21]+[$'statcounter-all'.$I21]" office:value-type="float" office:value="0.21" calcext:value-type="float">
            <text:p>0,21</text:p>
          </table:table-cell>
          <table:table-cell table:formula="of:=[$'statcounter-all'.$E21]" office:value-type="float" office:value="4.65" calcext:value-type="float">
            <text:p>4,65</text:p>
          </table:table-cell>
          <table:table-cell table:formula="of:=[$'statcounter-all'.$J21]+[$'statcounter-all'.$L21]+[$'statcounter-all'.$M21]+[$'statcounter-all'.$O21]+[$'statcounter-all'.$AH21]+[$'statcounter-all'.$AJ21]+[$'statcounter-all'.$AL21]+[$'statcounter-all'.$AB21]+[$'statcounter-all'.$AC21]+[$'statcounter-all'.$AK21]+[$'statcounter-all'.$AB21]+[$'statcounter-all'.$AC21]" office:value-type="float" office:value="0.83" calcext:value-type="float">
            <text:p>0,83</text:p>
          </table:table-cell>
          <table:table-cell table:formula="of:=[$'statcounter-all'.$F21]+[$'statcounter-all'.$T21]+[$'statcounter-all'.$AD21]+[$'statcounter-all'.$AE21]+[$'statcounter-all'.$AF21]+[$'statcounter-all'.$K21]+[$'statcounter-all'.$N21]+[$'statcounter-all'.$P21]+[$'statcounter-all'.$Q21]+[$'statcounter-all'.$R21]+[$'statcounter-all'.$S21]+[$'statcounter-all'.$V21]+[$'statcounter-all'.$W21]+[$'statcounter-all'.$X21]+[$'statcounter-all'.$Z21]+[$'statcounter-all'.$AA21]+[$'statcounter-all'.$AI21]+[$'statcounter-all'.$AN21]+[$'statcounter-all'.$AO21]" office:value-type="float" office:value="3.31" calcext:value-type="float">
            <text:p>3,31</text:p>
          </table:table-cell>
          <table:table-cell table:formula="of:=SUM([.B19:.H19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juil. 10</text:p>
          </table:table-cell>
          <table:table-cell table:formula="of:=[$'statcounter-all'.$C22]" office:value-type="float" office:value="51.17" calcext:value-type="float">
            <text:p>51,17</text:p>
          </table:table-cell>
          <table:table-cell table:formula="of:=[$'statcounter-all'.$D22]+[$'statcounter-all'.$Y22]+[$'statcounter-all'.$AG22]+[$'statcounter-all'.$AM22]" office:value-type="float" office:value="29.96" calcext:value-type="float">
            <text:p>29,96</text:p>
          </table:table-cell>
          <table:table-cell table:formula="of:=[$'statcounter-all'.$B22]+[$'statcounter-all'.$U22]" office:value-type="float" office:value="9.6" calcext:value-type="float">
            <text:p>9,6</text:p>
          </table:table-cell>
          <table:table-cell table:formula="of:=[$'statcounter-all'.$G22]+[$'statcounter-all'.$H22]+[$'statcounter-all'.$I22]" office:value-type="float" office:value="0.27" calcext:value-type="float">
            <text:p>0,27</text:p>
          </table:table-cell>
          <table:table-cell table:formula="of:=[$'statcounter-all'.$E22]" office:value-type="float" office:value="4.71" calcext:value-type="float">
            <text:p>4,71</text:p>
          </table:table-cell>
          <table:table-cell table:formula="of:=[$'statcounter-all'.$J22]+[$'statcounter-all'.$L22]+[$'statcounter-all'.$M22]+[$'statcounter-all'.$O22]+[$'statcounter-all'.$AH22]+[$'statcounter-all'.$AJ22]+[$'statcounter-all'.$AL22]+[$'statcounter-all'.$AB22]+[$'statcounter-all'.$AC22]+[$'statcounter-all'.$AK22]+[$'statcounter-all'.$AB22]+[$'statcounter-all'.$AC22]" office:value-type="float" office:value="0.97" calcext:value-type="float">
            <text:p>0,97</text:p>
          </table:table-cell>
          <table:table-cell table:formula="of:=[$'statcounter-all'.$F22]+[$'statcounter-all'.$T22]+[$'statcounter-all'.$AD22]+[$'statcounter-all'.$AE22]+[$'statcounter-all'.$AF22]+[$'statcounter-all'.$K22]+[$'statcounter-all'.$N22]+[$'statcounter-all'.$P22]+[$'statcounter-all'.$Q22]+[$'statcounter-all'.$R22]+[$'statcounter-all'.$S22]+[$'statcounter-all'.$V22]+[$'statcounter-all'.$W22]+[$'statcounter-all'.$X22]+[$'statcounter-all'.$Z22]+[$'statcounter-all'.$AA22]+[$'statcounter-all'.$AI22]+[$'statcounter-all'.$AN22]+[$'statcounter-all'.$AO22]" office:value-type="float" office:value="3.32" calcext:value-type="float">
            <text:p>3,32</text:p>
          </table:table-cell>
          <table:table-cell table:formula="of:=SUM([.B20:.H2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août 10</text:p>
          </table:table-cell>
          <table:table-cell table:formula="of:=[$'statcounter-all'.$C23]" office:value-type="float" office:value="49.69" calcext:value-type="float">
            <text:p>49,69</text:p>
          </table:table-cell>
          <table:table-cell table:formula="of:=[$'statcounter-all'.$D23]+[$'statcounter-all'.$Y23]+[$'statcounter-all'.$AG23]+[$'statcounter-all'.$AM23]" office:value-type="float" office:value="30.23" calcext:value-type="float">
            <text:p>30,23</text:p>
          </table:table-cell>
          <table:table-cell table:formula="of:=[$'statcounter-all'.$B23]+[$'statcounter-all'.$U23]" office:value-type="float" office:value="10.41" calcext:value-type="float">
            <text:p>10,41</text:p>
          </table:table-cell>
          <table:table-cell table:formula="of:=[$'statcounter-all'.$G23]+[$'statcounter-all'.$H23]+[$'statcounter-all'.$I23]" office:value-type="float" office:value="0.32" calcext:value-type="float">
            <text:p>0,32</text:p>
          </table:table-cell>
          <table:table-cell table:formula="of:=[$'statcounter-all'.$E23]" office:value-type="float" office:value="4.92" calcext:value-type="float">
            <text:p>4,92</text:p>
          </table:table-cell>
          <table:table-cell table:formula="of:=[$'statcounter-all'.$J23]+[$'statcounter-all'.$L23]+[$'statcounter-all'.$M23]+[$'statcounter-all'.$O23]+[$'statcounter-all'.$AH23]+[$'statcounter-all'.$AJ23]+[$'statcounter-all'.$AL23]+[$'statcounter-all'.$AB23]+[$'statcounter-all'.$AC23]+[$'statcounter-all'.$AK23]+[$'statcounter-all'.$AB23]+[$'statcounter-all'.$AC23]" office:value-type="float" office:value="1.1" calcext:value-type="float">
            <text:p>1,1</text:p>
          </table:table-cell>
          <table:table-cell table:formula="of:=[$'statcounter-all'.$F23]+[$'statcounter-all'.$T23]+[$'statcounter-all'.$AD23]+[$'statcounter-all'.$AE23]+[$'statcounter-all'.$AF23]+[$'statcounter-all'.$K23]+[$'statcounter-all'.$N23]+[$'statcounter-all'.$P23]+[$'statcounter-all'.$Q23]+[$'statcounter-all'.$R23]+[$'statcounter-all'.$S23]+[$'statcounter-all'.$V23]+[$'statcounter-all'.$W23]+[$'statcounter-all'.$X23]+[$'statcounter-all'.$Z23]+[$'statcounter-all'.$AA23]+[$'statcounter-all'.$AI23]+[$'statcounter-all'.$AN23]+[$'statcounter-all'.$AO23]" office:value-type="float" office:value="3.32" calcext:value-type="float">
            <text:p>3,32</text:p>
          </table:table-cell>
          <table:table-cell table:formula="of:=SUM([.B21:.H21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sept. 10</text:p>
          </table:table-cell>
          <table:table-cell table:formula="of:=[$'statcounter-all'.$C24]" office:value-type="float" office:value="48.13" calcext:value-type="float">
            <text:p>48,13</text:p>
          </table:table-cell>
          <table:table-cell table:formula="of:=[$'statcounter-all'.$D24]+[$'statcounter-all'.$Y24]+[$'statcounter-all'.$AG24]+[$'statcounter-all'.$AM24]" office:value-type="float" office:value="30.52" calcext:value-type="float">
            <text:p>30,52</text:p>
          </table:table-cell>
          <table:table-cell table:formula="of:=[$'statcounter-all'.$B24]+[$'statcounter-all'.$U24]" office:value-type="float" office:value="11.14" calcext:value-type="float">
            <text:p>11,14</text:p>
          </table:table-cell>
          <table:table-cell table:formula="of:=[$'statcounter-all'.$G24]+[$'statcounter-all'.$H24]+[$'statcounter-all'.$I24]" office:value-type="float" office:value="0.36" calcext:value-type="float">
            <text:p>0,36</text:p>
          </table:table-cell>
          <table:table-cell table:formula="of:=[$'statcounter-all'.$E24]" office:value-type="float" office:value="5.06" calcext:value-type="float">
            <text:p>5,06</text:p>
          </table:table-cell>
          <table:table-cell table:formula="of:=[$'statcounter-all'.$J24]+[$'statcounter-all'.$L24]+[$'statcounter-all'.$M24]+[$'statcounter-all'.$O24]+[$'statcounter-all'.$AH24]+[$'statcounter-all'.$AJ24]+[$'statcounter-all'.$AL24]+[$'statcounter-all'.$AB24]+[$'statcounter-all'.$AC24]+[$'statcounter-all'.$AK24]+[$'statcounter-all'.$AB24]+[$'statcounter-all'.$AC24]" office:value-type="float" office:value="1.25" calcext:value-type="float">
            <text:p>1,25</text:p>
          </table:table-cell>
          <table:table-cell table:formula="of:=[$'statcounter-all'.$F24]+[$'statcounter-all'.$T24]+[$'statcounter-all'.$AD24]+[$'statcounter-all'.$AE24]+[$'statcounter-all'.$AF24]+[$'statcounter-all'.$K24]+[$'statcounter-all'.$N24]+[$'statcounter-all'.$P24]+[$'statcounter-all'.$Q24]+[$'statcounter-all'.$R24]+[$'statcounter-all'.$S24]+[$'statcounter-all'.$V24]+[$'statcounter-all'.$W24]+[$'statcounter-all'.$X24]+[$'statcounter-all'.$Z24]+[$'statcounter-all'.$AA24]+[$'statcounter-all'.$AI24]+[$'statcounter-all'.$AN24]+[$'statcounter-all'.$AO24]" office:value-type="float" office:value="3.54" calcext:value-type="float">
            <text:p>3,54</text:p>
          </table:table-cell>
          <table:table-cell table:formula="of:=SUM([.B22:.H22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oct. 10</text:p>
          </table:table-cell>
          <table:table-cell table:formula="of:=[$'statcounter-all'.$C25]" office:value-type="float" office:value="47.33" calcext:value-type="float">
            <text:p>47,33</text:p>
          </table:table-cell>
          <table:table-cell table:formula="of:=[$'statcounter-all'.$D25]+[$'statcounter-all'.$Y25]+[$'statcounter-all'.$AG25]+[$'statcounter-all'.$AM25]" office:value-type="float" office:value="30.17" calcext:value-type="float">
            <text:p>30,17</text:p>
          </table:table-cell>
          <table:table-cell table:formula="of:=[$'statcounter-all'.$B25]+[$'statcounter-all'.$U25]" office:value-type="float" office:value="11.92" calcext:value-type="float">
            <text:p>11,92</text:p>
          </table:table-cell>
          <table:table-cell table:formula="of:=[$'statcounter-all'.$G25]+[$'statcounter-all'.$H25]+[$'statcounter-all'.$I25]" office:value-type="float" office:value="0.43" calcext:value-type="float">
            <text:p>0,43</text:p>
          </table:table-cell>
          <table:table-cell table:formula="of:=[$'statcounter-all'.$E25]" office:value-type="float" office:value="5.23" calcext:value-type="float">
            <text:p>5,23</text:p>
          </table:table-cell>
          <table:table-cell table:formula="of:=[$'statcounter-all'.$J25]+[$'statcounter-all'.$L25]+[$'statcounter-all'.$M25]+[$'statcounter-all'.$O25]+[$'statcounter-all'.$AH25]+[$'statcounter-all'.$AJ25]+[$'statcounter-all'.$AL25]+[$'statcounter-all'.$AB25]+[$'statcounter-all'.$AC25]+[$'statcounter-all'.$AK25]+[$'statcounter-all'.$AB25]+[$'statcounter-all'.$AC25]" office:value-type="float" office:value="1.36" calcext:value-type="float">
            <text:p>1,36</text:p>
          </table:table-cell>
          <table:table-cell table:formula="of:=[$'statcounter-all'.$F25]+[$'statcounter-all'.$T25]+[$'statcounter-all'.$AD25]+[$'statcounter-all'.$AE25]+[$'statcounter-all'.$AF25]+[$'statcounter-all'.$K25]+[$'statcounter-all'.$N25]+[$'statcounter-all'.$P25]+[$'statcounter-all'.$Q25]+[$'statcounter-all'.$R25]+[$'statcounter-all'.$S25]+[$'statcounter-all'.$V25]+[$'statcounter-all'.$W25]+[$'statcounter-all'.$X25]+[$'statcounter-all'.$Z25]+[$'statcounter-all'.$AA25]+[$'statcounter-all'.$AI25]+[$'statcounter-all'.$AN25]+[$'statcounter-all'.$AO25]" office:value-type="float" office:value="3.56" calcext:value-type="float">
            <text:p>3,56</text:p>
          </table:table-cell>
          <table:table-cell table:formula="of:=SUM([.B23:.H23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nov. 10</text:p>
          </table:table-cell>
          <table:table-cell table:formula="of:=[$'statcounter-all'.$C26]" office:value-type="float" office:value="46.22" calcext:value-type="float">
            <text:p>46,22</text:p>
          </table:table-cell>
          <table:table-cell table:formula="of:=[$'statcounter-all'.$D26]+[$'statcounter-all'.$Y26]+[$'statcounter-all'.$AG26]+[$'statcounter-all'.$AM26]" office:value-type="float" office:value="30.04" calcext:value-type="float">
            <text:p>30,04</text:p>
          </table:table-cell>
          <table:table-cell table:formula="of:=[$'statcounter-all'.$B26]+[$'statcounter-all'.$U26]" office:value-type="float" office:value="12.81" calcext:value-type="float">
            <text:p>12,81</text:p>
          </table:table-cell>
          <table:table-cell table:formula="of:=[$'statcounter-all'.$G26]+[$'statcounter-all'.$H26]+[$'statcounter-all'.$I26]" office:value-type="float" office:value="0.49" calcext:value-type="float">
            <text:p>0,49</text:p>
          </table:table-cell>
          <table:table-cell table:formula="of:=[$'statcounter-all'.$E26]" office:value-type="float" office:value="5.39" calcext:value-type="float">
            <text:p>5,39</text:p>
          </table:table-cell>
          <table:table-cell table:formula="of:=[$'statcounter-all'.$J26]+[$'statcounter-all'.$L26]+[$'statcounter-all'.$M26]+[$'statcounter-all'.$O26]+[$'statcounter-all'.$AH26]+[$'statcounter-all'.$AJ26]+[$'statcounter-all'.$AL26]+[$'statcounter-all'.$AB26]+[$'statcounter-all'.$AC26]+[$'statcounter-all'.$AK26]+[$'statcounter-all'.$AB26]+[$'statcounter-all'.$AC26]" office:value-type="float" office:value="1.5" calcext:value-type="float">
            <text:p>1,5</text:p>
          </table:table-cell>
          <table:table-cell table:formula="of:=[$'statcounter-all'.$F26]+[$'statcounter-all'.$T26]+[$'statcounter-all'.$AD26]+[$'statcounter-all'.$AE26]+[$'statcounter-all'.$AF26]+[$'statcounter-all'.$K26]+[$'statcounter-all'.$N26]+[$'statcounter-all'.$P26]+[$'statcounter-all'.$Q26]+[$'statcounter-all'.$R26]+[$'statcounter-all'.$S26]+[$'statcounter-all'.$V26]+[$'statcounter-all'.$W26]+[$'statcounter-all'.$X26]+[$'statcounter-all'.$Z26]+[$'statcounter-all'.$AA26]+[$'statcounter-all'.$AI26]+[$'statcounter-all'.$AN26]+[$'statcounter-all'.$AO26]" office:value-type="float" office:value="3.57" calcext:value-type="float">
            <text:p>3,57</text:p>
          </table:table-cell>
          <table:table-cell table:formula="of:=SUM([.B24:.H24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déc. 10</text:p>
          </table:table-cell>
          <table:table-cell table:formula="of:=[$'statcounter-all'.$C27]" office:value-type="float" office:value="45.02" calcext:value-type="float">
            <text:p>45,02</text:p>
          </table:table-cell>
          <table:table-cell table:formula="of:=[$'statcounter-all'.$D27]+[$'statcounter-all'.$Y27]+[$'statcounter-all'.$AG27]+[$'statcounter-all'.$AM27]" office:value-type="float" office:value="29.61" calcext:value-type="float">
            <text:p>29,61</text:p>
          </table:table-cell>
          <table:table-cell table:formula="of:=[$'statcounter-all'.$B27]+[$'statcounter-all'.$U27]" office:value-type="float" office:value="14.24" calcext:value-type="float">
            <text:p>14,24</text:p>
          </table:table-cell>
          <table:table-cell table:formula="of:=[$'statcounter-all'.$G27]+[$'statcounter-all'.$H27]+[$'statcounter-all'.$I27]" office:value-type="float" office:value="0.57" calcext:value-type="float">
            <text:p>0,57</text:p>
          </table:table-cell>
          <table:table-cell table:formula="of:=[$'statcounter-all'.$E27]" office:value-type="float" office:value="5.56" calcext:value-type="float">
            <text:p>5,56</text:p>
          </table:table-cell>
          <table:table-cell table:formula="of:=[$'statcounter-all'.$J27]+[$'statcounter-all'.$L27]+[$'statcounter-all'.$M27]+[$'statcounter-all'.$O27]+[$'statcounter-all'.$AH27]+[$'statcounter-all'.$AJ27]+[$'statcounter-all'.$AL27]+[$'statcounter-all'.$AB27]+[$'statcounter-all'.$AC27]+[$'statcounter-all'.$AK27]+[$'statcounter-all'.$AB27]+[$'statcounter-all'.$AC27]" office:value-type="float" office:value="1.43" calcext:value-type="float">
            <text:p>1,43</text:p>
          </table:table-cell>
          <table:table-cell table:formula="of:=[$'statcounter-all'.$F27]+[$'statcounter-all'.$T27]+[$'statcounter-all'.$AD27]+[$'statcounter-all'.$AE27]+[$'statcounter-all'.$AF27]+[$'statcounter-all'.$K27]+[$'statcounter-all'.$N27]+[$'statcounter-all'.$P27]+[$'statcounter-all'.$Q27]+[$'statcounter-all'.$R27]+[$'statcounter-all'.$S27]+[$'statcounter-all'.$V27]+[$'statcounter-all'.$W27]+[$'statcounter-all'.$X27]+[$'statcounter-all'.$Z27]+[$'statcounter-all'.$AA27]+[$'statcounter-all'.$AI27]+[$'statcounter-all'.$AN27]+[$'statcounter-all'.$AO27]" office:value-type="float" office:value="3.57" calcext:value-type="float">
            <text:p>3,57</text:p>
          </table:table-cell>
          <table:table-cell table:formula="of:=SUM([.B25:.H2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janv. 11</text:p>
          </table:table-cell>
          <table:table-cell table:formula="of:=[$'statcounter-all'.$C28]" office:value-type="float" office:value="44.03" calcext:value-type="float">
            <text:p>44,03</text:p>
          </table:table-cell>
          <table:table-cell table:formula="of:=[$'statcounter-all'.$D28]+[$'statcounter-all'.$Y28]+[$'statcounter-all'.$AG28]+[$'statcounter-all'.$AM28]" office:value-type="float" office:value="29.46" calcext:value-type="float">
            <text:p>29,46</text:p>
          </table:table-cell>
          <table:table-cell table:formula="of:=[$'statcounter-all'.$B28]+[$'statcounter-all'.$U28]" office:value-type="float" office:value="15.01" calcext:value-type="float">
            <text:p>15,01</text:p>
          </table:table-cell>
          <table:table-cell table:formula="of:=[$'statcounter-all'.$G28]+[$'statcounter-all'.$H28]+[$'statcounter-all'.$I28]" office:value-type="float" office:value="0.65" calcext:value-type="float">
            <text:p>0,65</text:p>
          </table:table-cell>
          <table:table-cell table:formula="of:=[$'statcounter-all'.$E28]" office:value-type="float" office:value="5.94" calcext:value-type="float">
            <text:p>5,94</text:p>
          </table:table-cell>
          <table:table-cell table:formula="of:=[$'statcounter-all'.$J28]+[$'statcounter-all'.$L28]+[$'statcounter-all'.$M28]+[$'statcounter-all'.$O28]+[$'statcounter-all'.$AH28]+[$'statcounter-all'.$AJ28]+[$'statcounter-all'.$AL28]+[$'statcounter-all'.$AB28]+[$'statcounter-all'.$AC28]+[$'statcounter-all'.$AK28]+[$'statcounter-all'.$AB28]+[$'statcounter-all'.$AC28]" office:value-type="float" office:value="1.37" calcext:value-type="float">
            <text:p>1,37</text:p>
          </table:table-cell>
          <table:table-cell table:formula="of:=[$'statcounter-all'.$F28]+[$'statcounter-all'.$T28]+[$'statcounter-all'.$AD28]+[$'statcounter-all'.$AE28]+[$'statcounter-all'.$AF28]+[$'statcounter-all'.$K28]+[$'statcounter-all'.$N28]+[$'statcounter-all'.$P28]+[$'statcounter-all'.$Q28]+[$'statcounter-all'.$R28]+[$'statcounter-all'.$S28]+[$'statcounter-all'.$V28]+[$'statcounter-all'.$W28]+[$'statcounter-all'.$X28]+[$'statcounter-all'.$Z28]+[$'statcounter-all'.$AA28]+[$'statcounter-all'.$AI28]+[$'statcounter-all'.$AN28]+[$'statcounter-all'.$AO28]" office:value-type="float" office:value="3.55" calcext:value-type="float">
            <text:p>3,55</text:p>
          </table:table-cell>
          <table:table-cell table:formula="of:=SUM([.B26:.H26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févr. 11</text:p>
          </table:table-cell>
          <table:table-cell table:formula="of:=[$'statcounter-all'.$C29]" office:value-type="float" office:value="43.42" calcext:value-type="float">
            <text:p>43,42</text:p>
          </table:table-cell>
          <table:table-cell table:formula="of:=[$'statcounter-all'.$D29]+[$'statcounter-all'.$Y29]+[$'statcounter-all'.$AG29]+[$'statcounter-all'.$AM29]" office:value-type="float" office:value="29.12" calcext:value-type="float">
            <text:p>29,12</text:p>
          </table:table-cell>
          <table:table-cell table:formula="of:=[$'statcounter-all'.$B29]+[$'statcounter-all'.$U29]" office:value-type="float" office:value="15.81" calcext:value-type="float">
            <text:p>15,81</text:p>
          </table:table-cell>
          <table:table-cell table:formula="of:=[$'statcounter-all'.$G29]+[$'statcounter-all'.$H29]+[$'statcounter-all'.$I29]" office:value-type="float" office:value="0.71" calcext:value-type="float">
            <text:p>0,71</text:p>
          </table:table-cell>
          <table:table-cell table:formula="of:=[$'statcounter-all'.$E29]" office:value-type="float" office:value="5.94" calcext:value-type="float">
            <text:p>5,94</text:p>
          </table:table-cell>
          <table:table-cell table:formula="of:=[$'statcounter-all'.$J29]+[$'statcounter-all'.$L29]+[$'statcounter-all'.$M29]+[$'statcounter-all'.$O29]+[$'statcounter-all'.$AH29]+[$'statcounter-all'.$AJ29]+[$'statcounter-all'.$AL29]+[$'statcounter-all'.$AB29]+[$'statcounter-all'.$AC29]+[$'statcounter-all'.$AK29]+[$'statcounter-all'.$AB29]+[$'statcounter-all'.$AC29]" office:value-type="float" office:value="1.4" calcext:value-type="float">
            <text:p>1,4</text:p>
          </table:table-cell>
          <table:table-cell table:formula="of:=[$'statcounter-all'.$F29]+[$'statcounter-all'.$T29]+[$'statcounter-all'.$AD29]+[$'statcounter-all'.$AE29]+[$'statcounter-all'.$AF29]+[$'statcounter-all'.$K29]+[$'statcounter-all'.$N29]+[$'statcounter-all'.$P29]+[$'statcounter-all'.$Q29]+[$'statcounter-all'.$R29]+[$'statcounter-all'.$S29]+[$'statcounter-all'.$V29]+[$'statcounter-all'.$W29]+[$'statcounter-all'.$X29]+[$'statcounter-all'.$Z29]+[$'statcounter-all'.$AA29]+[$'statcounter-all'.$AI29]+[$'statcounter-all'.$AN29]+[$'statcounter-all'.$AO29]" office:value-type="float" office:value="3.61" calcext:value-type="float">
            <text:p>3,61</text:p>
          </table:table-cell>
          <table:table-cell table:formula="of:=SUM([.B27:.H2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mars 11</text:p>
          </table:table-cell>
          <table:table-cell table:formula="of:=[$'statcounter-all'.$C30]" office:value-type="float" office:value="42.99" calcext:value-type="float">
            <text:p>42,99</text:p>
          </table:table-cell>
          <table:table-cell table:formula="of:=[$'statcounter-all'.$D30]+[$'statcounter-all'.$Y30]+[$'statcounter-all'.$AG30]+[$'statcounter-all'.$AM30]" office:value-type="float" office:value="28.67" calcext:value-type="float">
            <text:p>28,67</text:p>
          </table:table-cell>
          <table:table-cell table:formula="of:=[$'statcounter-all'.$B30]+[$'statcounter-all'.$U30]" office:value-type="float" office:value="16.55" calcext:value-type="float">
            <text:p>16,55</text:p>
          </table:table-cell>
          <table:table-cell table:formula="of:=[$'statcounter-all'.$G30]+[$'statcounter-all'.$H30]+[$'statcounter-all'.$I30]" office:value-type="float" office:value="0.76" calcext:value-type="float">
            <text:p>0,76</text:p>
          </table:table-cell>
          <table:table-cell table:formula="of:=[$'statcounter-all'.$E30]" office:value-type="float" office:value="5.93" calcext:value-type="float">
            <text:p>5,93</text:p>
          </table:table-cell>
          <table:table-cell table:formula="of:=[$'statcounter-all'.$J30]+[$'statcounter-all'.$L30]+[$'statcounter-all'.$M30]+[$'statcounter-all'.$O30]+[$'statcounter-all'.$AH30]+[$'statcounter-all'.$AJ30]+[$'statcounter-all'.$AL30]+[$'statcounter-all'.$AB30]+[$'statcounter-all'.$AC30]+[$'statcounter-all'.$AK30]+[$'statcounter-all'.$AB30]+[$'statcounter-all'.$AC30]" office:value-type="float" office:value="1.47" calcext:value-type="float">
            <text:p>1,47</text:p>
          </table:table-cell>
          <table:table-cell table:formula="of:=[$'statcounter-all'.$F30]+[$'statcounter-all'.$T30]+[$'statcounter-all'.$AD30]+[$'statcounter-all'.$AE30]+[$'statcounter-all'.$AF30]+[$'statcounter-all'.$K30]+[$'statcounter-all'.$N30]+[$'statcounter-all'.$P30]+[$'statcounter-all'.$Q30]+[$'statcounter-all'.$R30]+[$'statcounter-all'.$S30]+[$'statcounter-all'.$V30]+[$'statcounter-all'.$W30]+[$'statcounter-all'.$X30]+[$'statcounter-all'.$Z30]+[$'statcounter-all'.$AA30]+[$'statcounter-all'.$AI30]+[$'statcounter-all'.$AN30]+[$'statcounter-all'.$AO30]" office:value-type="float" office:value="3.64" calcext:value-type="float">
            <text:p>3,64</text:p>
          </table:table-cell>
          <table:table-cell table:formula="of:=SUM([.B28:.H28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avr. 11</text:p>
          </table:table-cell>
          <table:table-cell table:formula="of:=[$'statcounter-all'.$C31]" office:value-type="float" office:value="42.2" calcext:value-type="float">
            <text:p>42,2</text:p>
          </table:table-cell>
          <table:table-cell table:formula="of:=[$'statcounter-all'.$D31]+[$'statcounter-all'.$Y31]+[$'statcounter-all'.$AG31]+[$'statcounter-all'.$AM31]" office:value-type="float" office:value="28.2" calcext:value-type="float">
            <text:p>28,2</text:p>
          </table:table-cell>
          <table:table-cell table:formula="of:=[$'statcounter-all'.$B31]+[$'statcounter-all'.$U31]" office:value-type="float" office:value="17.34" calcext:value-type="float">
            <text:p>17,34</text:p>
          </table:table-cell>
          <table:table-cell table:formula="of:=[$'statcounter-all'.$G31]+[$'statcounter-all'.$H31]+[$'statcounter-all'.$I31]" office:value-type="float" office:value="0.87" calcext:value-type="float">
            <text:p>0,87</text:p>
          </table:table-cell>
          <table:table-cell table:formula="of:=[$'statcounter-all'.$E31]" office:value-type="float" office:value="5.99" calcext:value-type="float">
            <text:p>5,99</text:p>
          </table:table-cell>
          <table:table-cell table:formula="of:=[$'statcounter-all'.$J31]+[$'statcounter-all'.$L31]+[$'statcounter-all'.$M31]+[$'statcounter-all'.$O31]+[$'statcounter-all'.$AH31]+[$'statcounter-all'.$AJ31]+[$'statcounter-all'.$AL31]+[$'statcounter-all'.$AB31]+[$'statcounter-all'.$AC31]+[$'statcounter-all'.$AK31]+[$'statcounter-all'.$AB31]+[$'statcounter-all'.$AC31]" office:value-type="float" office:value="1.65" calcext:value-type="float">
            <text:p>1,65</text:p>
          </table:table-cell>
          <table:table-cell table:formula="of:=[$'statcounter-all'.$F31]+[$'statcounter-all'.$T31]+[$'statcounter-all'.$AD31]+[$'statcounter-all'.$AE31]+[$'statcounter-all'.$AF31]+[$'statcounter-all'.$K31]+[$'statcounter-all'.$N31]+[$'statcounter-all'.$P31]+[$'statcounter-all'.$Q31]+[$'statcounter-all'.$R31]+[$'statcounter-all'.$S31]+[$'statcounter-all'.$V31]+[$'statcounter-all'.$W31]+[$'statcounter-all'.$X31]+[$'statcounter-all'.$Z31]+[$'statcounter-all'.$AA31]+[$'statcounter-all'.$AI31]+[$'statcounter-all'.$AN31]+[$'statcounter-all'.$AO31]" office:value-type="float" office:value="3.73" calcext:value-type="float">
            <text:p>3,73</text:p>
          </table:table-cell>
          <table:table-cell table:formula="of:=SUM([.B29:.H29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mai 11</text:p>
          </table:table-cell>
          <table:table-cell table:formula="of:=[$'statcounter-all'.$C32]" office:value-type="float" office:value="41.35" calcext:value-type="float">
            <text:p>41,35</text:p>
          </table:table-cell>
          <table:table-cell table:formula="of:=[$'statcounter-all'.$D32]+[$'statcounter-all'.$Y32]+[$'statcounter-all'.$AG32]+[$'statcounter-all'.$AM32]" office:value-type="float" office:value="27.67" calcext:value-type="float">
            <text:p>27,67</text:p>
          </table:table-cell>
          <table:table-cell table:formula="of:=[$'statcounter-all'.$B32]+[$'statcounter-all'.$U32]" office:value-type="float" office:value="18.3" calcext:value-type="float">
            <text:p>18,3</text:p>
          </table:table-cell>
          <table:table-cell table:formula="of:=[$'statcounter-all'.$G32]+[$'statcounter-all'.$H32]+[$'statcounter-all'.$I32]" office:value-type="float" office:value="1.04" calcext:value-type="float">
            <text:p>1,04</text:p>
          </table:table-cell>
          <table:table-cell table:formula="of:=[$'statcounter-all'.$E32]" office:value-type="float" office:value="5.98" calcext:value-type="float">
            <text:p>5,98</text:p>
          </table:table-cell>
          <table:table-cell table:formula="of:=[$'statcounter-all'.$J32]+[$'statcounter-all'.$L32]+[$'statcounter-all'.$M32]+[$'statcounter-all'.$O32]+[$'statcounter-all'.$AH32]+[$'statcounter-all'.$AJ32]+[$'statcounter-all'.$AL32]+[$'statcounter-all'.$AB32]+[$'statcounter-all'.$AC32]+[$'statcounter-all'.$AK32]+[$'statcounter-all'.$AB32]+[$'statcounter-all'.$AC32]" office:value-type="float" office:value="1.92" calcext:value-type="float">
            <text:p>1,92</text:p>
          </table:table-cell>
          <table:table-cell table:formula="of:=[$'statcounter-all'.$F32]+[$'statcounter-all'.$T32]+[$'statcounter-all'.$AD32]+[$'statcounter-all'.$AE32]+[$'statcounter-all'.$AF32]+[$'statcounter-all'.$K32]+[$'statcounter-all'.$N32]+[$'statcounter-all'.$P32]+[$'statcounter-all'.$Q32]+[$'statcounter-all'.$R32]+[$'statcounter-all'.$S32]+[$'statcounter-all'.$V32]+[$'statcounter-all'.$W32]+[$'statcounter-all'.$X32]+[$'statcounter-all'.$Z32]+[$'statcounter-all'.$AA32]+[$'statcounter-all'.$AI32]+[$'statcounter-all'.$AN32]+[$'statcounter-all'.$AO32]" office:value-type="float" office:value="3.77" calcext:value-type="float">
            <text:p>3,77</text:p>
          </table:table-cell>
          <table:table-cell table:formula="of:=SUM([.B30:.H30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juin 11</text:p>
          </table:table-cell>
          <table:table-cell table:formula="of:=[$'statcounter-all'.$C33]" office:value-type="float" office:value="40.74" calcext:value-type="float">
            <text:p>40,74</text:p>
          </table:table-cell>
          <table:table-cell table:formula="of:=[$'statcounter-all'.$D33]+[$'statcounter-all'.$Y33]+[$'statcounter-all'.$AG33]+[$'statcounter-all'.$AM33]" office:value-type="float" office:value="26.55" calcext:value-type="float">
            <text:p>26,55</text:p>
          </table:table-cell>
          <table:table-cell table:formula="of:=[$'statcounter-all'.$B33]+[$'statcounter-all'.$U33]" office:value-type="float" office:value="19.35" calcext:value-type="float">
            <text:p>19,35</text:p>
          </table:table-cell>
          <table:table-cell table:formula="of:=[$'statcounter-all'.$G33]+[$'statcounter-all'.$H33]+[$'statcounter-all'.$I33]" office:value-type="float" office:value="1.21" calcext:value-type="float">
            <text:p>1,21</text:p>
          </table:table-cell>
          <table:table-cell table:formula="of:=[$'statcounter-all'.$E33]" office:value-type="float" office:value="6.05" calcext:value-type="float">
            <text:p>6,05</text:p>
          </table:table-cell>
          <table:table-cell table:formula="of:=[$'statcounter-all'.$J33]+[$'statcounter-all'.$L33]+[$'statcounter-all'.$M33]+[$'statcounter-all'.$O33]+[$'statcounter-all'.$AH33]+[$'statcounter-all'.$AJ33]+[$'statcounter-all'.$AL33]+[$'statcounter-all'.$AB33]+[$'statcounter-all'.$AC33]+[$'statcounter-all'.$AK33]+[$'statcounter-all'.$AB33]+[$'statcounter-all'.$AC33]" office:value-type="float" office:value="2.22" calcext:value-type="float">
            <text:p>2,22</text:p>
          </table:table-cell>
          <table:table-cell table:formula="of:=[$'statcounter-all'.$F33]+[$'statcounter-all'.$T33]+[$'statcounter-all'.$AD33]+[$'statcounter-all'.$AE33]+[$'statcounter-all'.$AF33]+[$'statcounter-all'.$K33]+[$'statcounter-all'.$N33]+[$'statcounter-all'.$P33]+[$'statcounter-all'.$Q33]+[$'statcounter-all'.$R33]+[$'statcounter-all'.$S33]+[$'statcounter-all'.$V33]+[$'statcounter-all'.$W33]+[$'statcounter-all'.$X33]+[$'statcounter-all'.$Z33]+[$'statcounter-all'.$AA33]+[$'statcounter-all'.$AI33]+[$'statcounter-all'.$AN33]+[$'statcounter-all'.$AO33]" office:value-type="float" office:value="3.92" calcext:value-type="float">
            <text:p>3,92</text:p>
          </table:table-cell>
          <table:table-cell table:formula="of:=SUM([.B31:.H31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juil. 11</text:p>
          </table:table-cell>
          <table:table-cell table:formula="of:=[$'statcounter-all'.$C34]" office:value-type="float" office:value="39.47" calcext:value-type="float">
            <text:p>39,47</text:p>
          </table:table-cell>
          <table:table-cell table:formula="of:=[$'statcounter-all'.$D34]+[$'statcounter-all'.$Y34]+[$'statcounter-all'.$AG34]+[$'statcounter-all'.$AM34]" office:value-type="float" office:value="26.05" calcext:value-type="float">
            <text:p>26,05</text:p>
          </table:table-cell>
          <table:table-cell table:formula="of:=[$'statcounter-all'.$B34]+[$'statcounter-all'.$U34]" office:value-type="float" office:value="20.64" calcext:value-type="float">
            <text:p>20,64</text:p>
          </table:table-cell>
          <table:table-cell table:formula="of:=[$'statcounter-all'.$G34]+[$'statcounter-all'.$H34]+[$'statcounter-all'.$I34]" office:value-type="float" office:value="1.38" calcext:value-type="float">
            <text:p>1,38</text:p>
          </table:table-cell>
          <table:table-cell table:formula="of:=[$'statcounter-all'.$E34]" office:value-type="float" office:value="6.2" calcext:value-type="float">
            <text:p>6,2</text:p>
          </table:table-cell>
          <table:table-cell table:formula="of:=[$'statcounter-all'.$J34]+[$'statcounter-all'.$L34]+[$'statcounter-all'.$M34]+[$'statcounter-all'.$O34]+[$'statcounter-all'.$AH34]+[$'statcounter-all'.$AJ34]+[$'statcounter-all'.$AL34]+[$'statcounter-all'.$AB34]+[$'statcounter-all'.$AC34]+[$'statcounter-all'.$AK34]+[$'statcounter-all'.$AB34]+[$'statcounter-all'.$AC34]" office:value-type="float" office:value="2.39" calcext:value-type="float">
            <text:p>2,39</text:p>
          </table:table-cell>
          <table:table-cell table:formula="of:=[$'statcounter-all'.$F34]+[$'statcounter-all'.$T34]+[$'statcounter-all'.$AD34]+[$'statcounter-all'.$AE34]+[$'statcounter-all'.$AF34]+[$'statcounter-all'.$K34]+[$'statcounter-all'.$N34]+[$'statcounter-all'.$P34]+[$'statcounter-all'.$Q34]+[$'statcounter-all'.$R34]+[$'statcounter-all'.$S34]+[$'statcounter-all'.$V34]+[$'statcounter-all'.$W34]+[$'statcounter-all'.$X34]+[$'statcounter-all'.$Z34]+[$'statcounter-all'.$AA34]+[$'statcounter-all'.$AI34]+[$'statcounter-all'.$AN34]+[$'statcounter-all'.$AO34]" office:value-type="float" office:value="3.92" calcext:value-type="float">
            <text:p>3,92</text:p>
          </table:table-cell>
          <table:table-cell table:formula="of:=SUM([.B32:.H32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août 11</text:p>
          </table:table-cell>
          <table:table-cell table:formula="of:=[$'statcounter-all'.$C35]" office:value-type="float" office:value="38.9" calcext:value-type="float">
            <text:p>38,9</text:p>
          </table:table-cell>
          <table:table-cell table:formula="of:=[$'statcounter-all'.$D35]+[$'statcounter-all'.$Y35]+[$'statcounter-all'.$AG35]+[$'statcounter-all'.$AM35]" office:value-type="float" office:value="25.58" calcext:value-type="float">
            <text:p>25,58</text:p>
          </table:table-cell>
          <table:table-cell table:formula="of:=[$'statcounter-all'.$B35]+[$'statcounter-all'.$U35]" office:value-type="float" office:value="21.56" calcext:value-type="float">
            <text:p>21,56</text:p>
          </table:table-cell>
          <table:table-cell table:formula="of:=[$'statcounter-all'.$G35]+[$'statcounter-all'.$H35]+[$'statcounter-all'.$I35]" office:value-type="float" office:value="1.53" calcext:value-type="float">
            <text:p>1,53</text:p>
          </table:table-cell>
          <table:table-cell table:formula="of:=[$'statcounter-all'.$E35]" office:value-type="float" office:value="6.2" calcext:value-type="float">
            <text:p>6,2</text:p>
          </table:table-cell>
          <table:table-cell table:formula="of:=[$'statcounter-all'.$J35]+[$'statcounter-all'.$L35]+[$'statcounter-all'.$M35]+[$'statcounter-all'.$O35]+[$'statcounter-all'.$AH35]+[$'statcounter-all'.$AJ35]+[$'statcounter-all'.$AL35]+[$'statcounter-all'.$AB35]+[$'statcounter-all'.$AC35]+[$'statcounter-all'.$AK35]+[$'statcounter-all'.$AB35]+[$'statcounter-all'.$AC35]" office:value-type="float" office:value="2.39" calcext:value-type="float">
            <text:p>2,39</text:p>
          </table:table-cell>
          <table:table-cell table:formula="of:=[$'statcounter-all'.$F35]+[$'statcounter-all'.$T35]+[$'statcounter-all'.$AD35]+[$'statcounter-all'.$AE35]+[$'statcounter-all'.$AF35]+[$'statcounter-all'.$K35]+[$'statcounter-all'.$N35]+[$'statcounter-all'.$P35]+[$'statcounter-all'.$Q35]+[$'statcounter-all'.$R35]+[$'statcounter-all'.$S35]+[$'statcounter-all'.$V35]+[$'statcounter-all'.$W35]+[$'statcounter-all'.$X35]+[$'statcounter-all'.$Z35]+[$'statcounter-all'.$AA35]+[$'statcounter-all'.$AI35]+[$'statcounter-all'.$AN35]+[$'statcounter-all'.$AO35]" office:value-type="float" office:value="3.9" calcext:value-type="float">
            <text:p>3,9</text:p>
          </table:table-cell>
          <table:table-cell table:formula="of:=SUM([.B33:.H33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sept. 11</text:p>
          </table:table-cell>
          <table:table-cell table:formula="of:=[$'statcounter-all'.$C36]" office:value-type="float" office:value="38.85" calcext:value-type="float">
            <text:p>38,85</text:p>
          </table:table-cell>
          <table:table-cell table:formula="of:=[$'statcounter-all'.$D36]+[$'statcounter-all'.$Y36]+[$'statcounter-all'.$AG36]+[$'statcounter-all'.$AM36]" office:value-type="float" office:value="25.03" calcext:value-type="float">
            <text:p>25,03</text:p>
          </table:table-cell>
          <table:table-cell table:formula="of:=[$'statcounter-all'.$B36]+[$'statcounter-all'.$U36]" office:value-type="float" office:value="22.07" calcext:value-type="float">
            <text:p>22,07</text:p>
          </table:table-cell>
          <table:table-cell table:formula="of:=[$'statcounter-all'.$G36]+[$'statcounter-all'.$H36]+[$'statcounter-all'.$I36]" office:value-type="float" office:value="1.48" calcext:value-type="float">
            <text:p>1,48</text:p>
          </table:table-cell>
          <table:table-cell table:formula="of:=[$'statcounter-all'.$E36]" office:value-type="float" office:value="6.65" calcext:value-type="float">
            <text:p>6,65</text:p>
          </table:table-cell>
          <table:table-cell table:formula="of:=[$'statcounter-all'.$J36]+[$'statcounter-all'.$L36]+[$'statcounter-all'.$M36]+[$'statcounter-all'.$O36]+[$'statcounter-all'.$AH36]+[$'statcounter-all'.$AJ36]+[$'statcounter-all'.$AL36]+[$'statcounter-all'.$AB36]+[$'statcounter-all'.$AC36]+[$'statcounter-all'.$AK36]+[$'statcounter-all'.$AB36]+[$'statcounter-all'.$AC36]" office:value-type="float" office:value="2.12" calcext:value-type="float">
            <text:p>2,12</text:p>
          </table:table-cell>
          <table:table-cell table:formula="of:=[$'statcounter-all'.$F36]+[$'statcounter-all'.$T36]+[$'statcounter-all'.$AD36]+[$'statcounter-all'.$AE36]+[$'statcounter-all'.$AF36]+[$'statcounter-all'.$K36]+[$'statcounter-all'.$N36]+[$'statcounter-all'.$P36]+[$'statcounter-all'.$Q36]+[$'statcounter-all'.$R36]+[$'statcounter-all'.$S36]+[$'statcounter-all'.$V36]+[$'statcounter-all'.$W36]+[$'statcounter-all'.$X36]+[$'statcounter-all'.$Z36]+[$'statcounter-all'.$AA36]+[$'statcounter-all'.$AI36]+[$'statcounter-all'.$AN36]+[$'statcounter-all'.$AO36]" office:value-type="float" office:value="3.86" calcext:value-type="float">
            <text:p>3,86</text:p>
          </table:table-cell>
          <table:table-cell table:formula="of:=SUM([.B34:.H34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oct. 11</text:p>
          </table:table-cell>
          <table:table-cell table:formula="of:=[$'statcounter-all'.$C37]" office:value-type="float" office:value="37.55" calcext:value-type="float">
            <text:p>37,55</text:p>
          </table:table-cell>
          <table:table-cell table:formula="of:=[$'statcounter-all'.$D37]+[$'statcounter-all'.$Y37]+[$'statcounter-all'.$AG37]+[$'statcounter-all'.$AM37]" office:value-type="float" office:value="24.72" calcext:value-type="float">
            <text:p>24,72</text:p>
          </table:table-cell>
          <table:table-cell table:formula="of:=[$'statcounter-all'.$B37]+[$'statcounter-all'.$U37]" office:value-type="float" office:value="23.42" calcext:value-type="float">
            <text:p>23,42</text:p>
          </table:table-cell>
          <table:table-cell table:formula="of:=[$'statcounter-all'.$G37]+[$'statcounter-all'.$H37]+[$'statcounter-all'.$I37]" office:value-type="float" office:value="1.8" calcext:value-type="float">
            <text:p>1,8</text:p>
          </table:table-cell>
          <table:table-cell table:formula="of:=[$'statcounter-all'.$E37]" office:value-type="float" office:value="7.07" calcext:value-type="float">
            <text:p>7,07</text:p>
          </table:table-cell>
          <table:table-cell table:formula="of:=[$'statcounter-all'.$J37]+[$'statcounter-all'.$L37]+[$'statcounter-all'.$M37]+[$'statcounter-all'.$O37]+[$'statcounter-all'.$AH37]+[$'statcounter-all'.$AJ37]+[$'statcounter-all'.$AL37]+[$'statcounter-all'.$AB37]+[$'statcounter-all'.$AC37]+[$'statcounter-all'.$AK37]+[$'statcounter-all'.$AB37]+[$'statcounter-all'.$AC37]" office:value-type="float" office:value="1.7" calcext:value-type="float">
            <text:p>1,7</text:p>
          </table:table-cell>
          <table:table-cell table:formula="of:=[$'statcounter-all'.$F37]+[$'statcounter-all'.$T37]+[$'statcounter-all'.$AD37]+[$'statcounter-all'.$AE37]+[$'statcounter-all'.$AF37]+[$'statcounter-all'.$K37]+[$'statcounter-all'.$N37]+[$'statcounter-all'.$P37]+[$'statcounter-all'.$Q37]+[$'statcounter-all'.$R37]+[$'statcounter-all'.$S37]+[$'statcounter-all'.$V37]+[$'statcounter-all'.$W37]+[$'statcounter-all'.$X37]+[$'statcounter-all'.$Z37]+[$'statcounter-all'.$AA37]+[$'statcounter-all'.$AI37]+[$'statcounter-all'.$AN37]+[$'statcounter-all'.$AO37]" office:value-type="float" office:value="3.81" calcext:value-type="float">
            <text:p>3,81</text:p>
          </table:table-cell>
          <table:table-cell table:formula="of:=SUM([.B35:.H35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nov. 11</text:p>
          </table:table-cell>
          <table:table-cell table:formula="of:=[$'statcounter-all'.$C38]" office:value-type="float" office:value="37.8" calcext:value-type="float">
            <text:p>37,8</text:p>
          </table:table-cell>
          <table:table-cell table:formula="of:=[$'statcounter-all'.$D38]+[$'statcounter-all'.$Y38]+[$'statcounter-all'.$AG38]+[$'statcounter-all'.$AM38]" office:value-type="float" office:value="23.54" calcext:value-type="float">
            <text:p>23,54</text:p>
          </table:table-cell>
          <table:table-cell table:formula="of:=[$'statcounter-all'.$B38]+[$'statcounter-all'.$U38]" office:value-type="float" office:value="23.96" calcext:value-type="float">
            <text:p>23,96</text:p>
          </table:table-cell>
          <table:table-cell table:formula="of:=[$'statcounter-all'.$G38]+[$'statcounter-all'.$H38]+[$'statcounter-all'.$I38]" office:value-type="float" office:value="1.91" calcext:value-type="float">
            <text:p>1,91</text:p>
          </table:table-cell>
          <table:table-cell table:formula="of:=[$'statcounter-all'.$E38]" office:value-type="float" office:value="7.18" calcext:value-type="float">
            <text:p>7,18</text:p>
          </table:table-cell>
          <table:table-cell table:formula="of:=[$'statcounter-all'.$J38]+[$'statcounter-all'.$L38]+[$'statcounter-all'.$M38]+[$'statcounter-all'.$O38]+[$'statcounter-all'.$AH38]+[$'statcounter-all'.$AJ38]+[$'statcounter-all'.$AL38]+[$'statcounter-all'.$AB38]+[$'statcounter-all'.$AC38]+[$'statcounter-all'.$AK38]+[$'statcounter-all'.$AB38]+[$'statcounter-all'.$AC38]" office:value-type="float" office:value="1.7" calcext:value-type="float">
            <text:p>1,7</text:p>
          </table:table-cell>
          <table:table-cell table:formula="of:=[$'statcounter-all'.$F38]+[$'statcounter-all'.$T38]+[$'statcounter-all'.$AD38]+[$'statcounter-all'.$AE38]+[$'statcounter-all'.$AF38]+[$'statcounter-all'.$K38]+[$'statcounter-all'.$N38]+[$'statcounter-all'.$P38]+[$'statcounter-all'.$Q38]+[$'statcounter-all'.$R38]+[$'statcounter-all'.$S38]+[$'statcounter-all'.$V38]+[$'statcounter-all'.$W38]+[$'statcounter-all'.$X38]+[$'statcounter-all'.$Z38]+[$'statcounter-all'.$AA38]+[$'statcounter-all'.$AI38]+[$'statcounter-all'.$AN38]+[$'statcounter-all'.$AO38]" office:value-type="float" office:value="3.99" calcext:value-type="float">
            <text:p>3,99</text:p>
          </table:table-cell>
          <table:table-cell table:formula="of:=SUM([.B36:.H36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déc. 11</text:p>
          </table:table-cell>
          <table:table-cell table:formula="of:=[$'statcounter-all'.$C39]" office:value-type="float" office:value="35.54" calcext:value-type="float">
            <text:p>35,54</text:p>
          </table:table-cell>
          <table:table-cell table:formula="of:=[$'statcounter-all'.$D39]+[$'statcounter-all'.$Y39]+[$'statcounter-all'.$AG39]+[$'statcounter-all'.$AM39]" office:value-type="float" office:value="23.3" calcext:value-type="float">
            <text:p>23,3</text:p>
          </table:table-cell>
          <table:table-cell table:formula="of:=[$'statcounter-all'.$B39]+[$'statcounter-all'.$U39]" office:value-type="float" office:value="25.15" calcext:value-type="float">
            <text:p>25,15</text:p>
          </table:table-cell>
          <table:table-cell table:formula="of:=[$'statcounter-all'.$G39]+[$'statcounter-all'.$H39]+[$'statcounter-all'.$I39]" office:value-type="float" office:value="2.2" calcext:value-type="float">
            <text:p>2,2</text:p>
          </table:table-cell>
          <table:table-cell table:formula="of:=[$'statcounter-all'.$E39]" office:value-type="float" office:value="7.41" calcext:value-type="float">
            <text:p>7,41</text:p>
          </table:table-cell>
          <table:table-cell table:formula="of:=[$'statcounter-all'.$J39]+[$'statcounter-all'.$L39]+[$'statcounter-all'.$M39]+[$'statcounter-all'.$O39]+[$'statcounter-all'.$AH39]+[$'statcounter-all'.$AJ39]+[$'statcounter-all'.$AL39]+[$'statcounter-all'.$AB39]+[$'statcounter-all'.$AC39]+[$'statcounter-all'.$AK39]+[$'statcounter-all'.$AB39]+[$'statcounter-all'.$AC39]" office:value-type="float" office:value="1.98" calcext:value-type="float">
            <text:p>1,98</text:p>
          </table:table-cell>
          <table:table-cell table:formula="of:=[$'statcounter-all'.$F39]+[$'statcounter-all'.$T39]+[$'statcounter-all'.$AD39]+[$'statcounter-all'.$AE39]+[$'statcounter-all'.$AF39]+[$'statcounter-all'.$K39]+[$'statcounter-all'.$N39]+[$'statcounter-all'.$P39]+[$'statcounter-all'.$Q39]+[$'statcounter-all'.$R39]+[$'statcounter-all'.$S39]+[$'statcounter-all'.$V39]+[$'statcounter-all'.$W39]+[$'statcounter-all'.$X39]+[$'statcounter-all'.$Z39]+[$'statcounter-all'.$AA39]+[$'statcounter-all'.$AI39]+[$'statcounter-all'.$AN39]+[$'statcounter-all'.$AO39]" office:value-type="float" office:value="4.52" calcext:value-type="float">
            <text:p>4,52</text:p>
          </table:table-cell>
          <table:table-cell table:formula="of:=SUM([.B37:.H37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janv. 12</text:p>
          </table:table-cell>
          <table:table-cell table:formula="of:=[$'statcounter-all'.$C40]" office:value-type="float" office:value="34.27" calcext:value-type="float">
            <text:p>34,27</text:p>
          </table:table-cell>
          <table:table-cell table:formula="of:=[$'statcounter-all'.$D40]+[$'statcounter-all'.$Y40]+[$'statcounter-all'.$AG40]+[$'statcounter-all'.$AM40]" office:value-type="float" office:value="22.74" calcext:value-type="float">
            <text:p>22,74</text:p>
          </table:table-cell>
          <table:table-cell table:formula="of:=[$'statcounter-all'.$B40]+[$'statcounter-all'.$U40]" office:value-type="float" office:value="26.05" calcext:value-type="float">
            <text:p>26,05</text:p>
          </table:table-cell>
          <table:table-cell table:formula="of:=[$'statcounter-all'.$G40]+[$'statcounter-all'.$H40]+[$'statcounter-all'.$I40]" office:value-type="float" office:value="2.49" calcext:value-type="float">
            <text:p>2,49</text:p>
          </table:table-cell>
          <table:table-cell table:formula="of:=[$'statcounter-all'.$E40]" office:value-type="float" office:value="8.09" calcext:value-type="float">
            <text:p>8,09</text:p>
          </table:table-cell>
          <table:table-cell table:formula="of:=[$'statcounter-all'.$J40]+[$'statcounter-all'.$L40]+[$'statcounter-all'.$M40]+[$'statcounter-all'.$O40]+[$'statcounter-all'.$AH40]+[$'statcounter-all'.$AJ40]+[$'statcounter-all'.$AL40]+[$'statcounter-all'.$AB40]+[$'statcounter-all'.$AC40]+[$'statcounter-all'.$AK40]+[$'statcounter-all'.$AB40]+[$'statcounter-all'.$AC40]" office:value-type="float" office:value="1.92" calcext:value-type="float">
            <text:p>1,92</text:p>
          </table:table-cell>
          <table:table-cell table:formula="of:=[$'statcounter-all'.$F40]+[$'statcounter-all'.$T40]+[$'statcounter-all'.$AD40]+[$'statcounter-all'.$AE40]+[$'statcounter-all'.$AF40]+[$'statcounter-all'.$K40]+[$'statcounter-all'.$N40]+[$'statcounter-all'.$P40]+[$'statcounter-all'.$Q40]+[$'statcounter-all'.$R40]+[$'statcounter-all'.$S40]+[$'statcounter-all'.$V40]+[$'statcounter-all'.$W40]+[$'statcounter-all'.$X40]+[$'statcounter-all'.$Z40]+[$'statcounter-all'.$AA40]+[$'statcounter-all'.$AI40]+[$'statcounter-all'.$AN40]+[$'statcounter-all'.$AO40]" office:value-type="float" office:value="4.52" calcext:value-type="float">
            <text:p>4,52</text:p>
          </table:table-cell>
          <table:table-cell table:formula="of:=SUM([.B38:.H3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févr. 12</text:p>
          </table:table-cell>
          <table:table-cell table:formula="of:=[$'statcounter-all'.$C41]" office:value-type="float" office:value="32.7" calcext:value-type="float">
            <text:p>32,7</text:p>
          </table:table-cell>
          <table:table-cell table:formula="of:=[$'statcounter-all'.$D41]+[$'statcounter-all'.$Y41]+[$'statcounter-all'.$AG41]+[$'statcounter-all'.$AM41]" office:value-type="float" office:value="22.82" calcext:value-type="float">
            <text:p>22,82</text:p>
          </table:table-cell>
          <table:table-cell table:formula="of:=[$'statcounter-all'.$B41]+[$'statcounter-all'.$U41]" office:value-type="float" office:value="27.36" calcext:value-type="float">
            <text:p>27,36</text:p>
          </table:table-cell>
          <table:table-cell table:formula="of:=[$'statcounter-all'.$G41]+[$'statcounter-all'.$H41]+[$'statcounter-all'.$I41]" office:value-type="float" office:value="2.67" calcext:value-type="float">
            <text:p>2,67</text:p>
          </table:table-cell>
          <table:table-cell table:formula="of:=[$'statcounter-all'.$E41]" office:value-type="float" office:value="8.35" calcext:value-type="float">
            <text:p>8,35</text:p>
          </table:table-cell>
          <table:table-cell table:formula="of:=[$'statcounter-all'.$J41]+[$'statcounter-all'.$L41]+[$'statcounter-all'.$M41]+[$'statcounter-all'.$O41]+[$'statcounter-all'.$AH41]+[$'statcounter-all'.$AJ41]+[$'statcounter-all'.$AL41]+[$'statcounter-all'.$AB41]+[$'statcounter-all'.$AC41]+[$'statcounter-all'.$AK41]+[$'statcounter-all'.$AB41]+[$'statcounter-all'.$AC41]" office:value-type="float" office:value="1.87" calcext:value-type="float">
            <text:p>1,87</text:p>
          </table:table-cell>
          <table:table-cell table:formula="of:=[$'statcounter-all'.$F41]+[$'statcounter-all'.$T41]+[$'statcounter-all'.$AD41]+[$'statcounter-all'.$AE41]+[$'statcounter-all'.$AF41]+[$'statcounter-all'.$K41]+[$'statcounter-all'.$N41]+[$'statcounter-all'.$P41]+[$'statcounter-all'.$Q41]+[$'statcounter-all'.$R41]+[$'statcounter-all'.$S41]+[$'statcounter-all'.$V41]+[$'statcounter-all'.$W41]+[$'statcounter-all'.$X41]+[$'statcounter-all'.$Z41]+[$'statcounter-all'.$AA41]+[$'statcounter-all'.$AI41]+[$'statcounter-all'.$AN41]+[$'statcounter-all'.$AO41]" office:value-type="float" office:value="4.32" calcext:value-type="float">
            <text:p>4,32</text:p>
          </table:table-cell>
          <table:table-cell table:formula="of:=SUM([.B39:.H39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mars 12</text:p>
          </table:table-cell>
          <table:table-cell table:formula="of:=[$'statcounter-all'.$C42]" office:value-type="float" office:value="31.68" calcext:value-type="float">
            <text:p>31,68</text:p>
          </table:table-cell>
          <table:table-cell table:formula="of:=[$'statcounter-all'.$D42]+[$'statcounter-all'.$Y42]+[$'statcounter-all'.$AG42]+[$'statcounter-all'.$AM42]" office:value-type="float" office:value="22.8" calcext:value-type="float">
            <text:p>22,8</text:p>
          </table:table-cell>
          <table:table-cell table:formula="of:=[$'statcounter-all'.$B42]+[$'statcounter-all'.$U42]" office:value-type="float" office:value="28.16" calcext:value-type="float">
            <text:p>28,16</text:p>
          </table:table-cell>
          <table:table-cell table:formula="of:=[$'statcounter-all'.$G42]+[$'statcounter-all'.$H42]+[$'statcounter-all'.$I42]" office:value-type="float" office:value="2.72" calcext:value-type="float">
            <text:p>2,72</text:p>
          </table:table-cell>
          <table:table-cell table:formula="of:=[$'statcounter-all'.$E42]" office:value-type="float" office:value="8.26" calcext:value-type="float">
            <text:p>8,26</text:p>
          </table:table-cell>
          <table:table-cell table:formula="of:=[$'statcounter-all'.$J42]+[$'statcounter-all'.$L42]+[$'statcounter-all'.$M42]+[$'statcounter-all'.$O42]+[$'statcounter-all'.$AH42]+[$'statcounter-all'.$AJ42]+[$'statcounter-all'.$AL42]+[$'statcounter-all'.$AB42]+[$'statcounter-all'.$AC42]+[$'statcounter-all'.$AK42]+[$'statcounter-all'.$AB42]+[$'statcounter-all'.$AC42]" office:value-type="float" office:value="2.02" calcext:value-type="float">
            <text:p>2,02</text:p>
          </table:table-cell>
          <table:table-cell table:formula="of:=[$'statcounter-all'.$F42]+[$'statcounter-all'.$T42]+[$'statcounter-all'.$AD42]+[$'statcounter-all'.$AE42]+[$'statcounter-all'.$AF42]+[$'statcounter-all'.$K42]+[$'statcounter-all'.$N42]+[$'statcounter-all'.$P42]+[$'statcounter-all'.$Q42]+[$'statcounter-all'.$R42]+[$'statcounter-all'.$S42]+[$'statcounter-all'.$V42]+[$'statcounter-all'.$W42]+[$'statcounter-all'.$X42]+[$'statcounter-all'.$Z42]+[$'statcounter-all'.$AA42]+[$'statcounter-all'.$AI42]+[$'statcounter-all'.$AN42]+[$'statcounter-all'.$AO42]" office:value-type="float" office:value="4.46" calcext:value-type="float">
            <text:p>4,46</text:p>
          </table:table-cell>
          <table:table-cell table:formula="of:=SUM([.B40:.H40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avr. 12</text:p>
          </table:table-cell>
          <table:table-cell table:formula="of:=[$'statcounter-all'.$C43]" office:value-type="float" office:value="30.8" calcext:value-type="float">
            <text:p>30,8</text:p>
          </table:table-cell>
          <table:table-cell table:formula="of:=[$'statcounter-all'.$D43]+[$'statcounter-all'.$Y43]+[$'statcounter-all'.$AG43]+[$'statcounter-all'.$AM43]" office:value-type="float" office:value="22.55" calcext:value-type="float">
            <text:p>22,55</text:p>
          </table:table-cell>
          <table:table-cell table:formula="of:=[$'statcounter-all'.$B43]+[$'statcounter-all'.$U43]" office:value-type="float" office:value="28.3" calcext:value-type="float">
            <text:p>28,3</text:p>
          </table:table-cell>
          <table:table-cell table:formula="of:=[$'statcounter-all'.$G43]+[$'statcounter-all'.$H43]+[$'statcounter-all'.$I43]" office:value-type="float" office:value="3.05" calcext:value-type="float">
            <text:p>3,05</text:p>
          </table:table-cell>
          <table:table-cell table:formula="of:=[$'statcounter-all'.$E43]" office:value-type="float" office:value="8.72" calcext:value-type="float">
            <text:p>8,72</text:p>
          </table:table-cell>
          <table:table-cell table:formula="of:=[$'statcounter-all'.$J43]+[$'statcounter-all'.$L43]+[$'statcounter-all'.$M43]+[$'statcounter-all'.$O43]+[$'statcounter-all'.$AH43]+[$'statcounter-all'.$AJ43]+[$'statcounter-all'.$AL43]+[$'statcounter-all'.$AB43]+[$'statcounter-all'.$AC43]+[$'statcounter-all'.$AK43]+[$'statcounter-all'.$AB43]+[$'statcounter-all'.$AC43]" office:value-type="float" office:value="2.11" calcext:value-type="float">
            <text:p>2,11</text:p>
          </table:table-cell>
          <table:table-cell table:formula="of:=[$'statcounter-all'.$F43]+[$'statcounter-all'.$T43]+[$'statcounter-all'.$AD43]+[$'statcounter-all'.$AE43]+[$'statcounter-all'.$AF43]+[$'statcounter-all'.$K43]+[$'statcounter-all'.$N43]+[$'statcounter-all'.$P43]+[$'statcounter-all'.$Q43]+[$'statcounter-all'.$R43]+[$'statcounter-all'.$S43]+[$'statcounter-all'.$V43]+[$'statcounter-all'.$W43]+[$'statcounter-all'.$X43]+[$'statcounter-all'.$Z43]+[$'statcounter-all'.$AA43]+[$'statcounter-all'.$AI43]+[$'statcounter-all'.$AN43]+[$'statcounter-all'.$AO43]" office:value-type="float" office:value="4.59" calcext:value-type="float">
            <text:p>4,59</text:p>
          </table:table-cell>
          <table:table-cell table:formula="of:=SUM([.B41:.H41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mai 12</text:p>
          </table:table-cell>
          <table:table-cell table:formula="of:=[$'statcounter-all'.$C44]" office:value-type="float" office:value="28.87" calcext:value-type="float">
            <text:p>28,87</text:p>
          </table:table-cell>
          <table:table-cell table:formula="of:=[$'statcounter-all'.$D44]+[$'statcounter-all'.$Y44]+[$'statcounter-all'.$AG44]+[$'statcounter-all'.$AM44]" office:value-type="float" office:value="23.03" calcext:value-type="float">
            <text:p>23,03</text:p>
          </table:table-cell>
          <table:table-cell table:formula="of:=[$'statcounter-all'.$B44]+[$'statcounter-all'.$U44]" office:value-type="float" office:value="29.22" calcext:value-type="float">
            <text:p>29,22</text:p>
          </table:table-cell>
          <table:table-cell table:formula="of:=[$'statcounter-all'.$G44]+[$'statcounter-all'.$H44]+[$'statcounter-all'.$I44]" office:value-type="float" office:value="3.27" calcext:value-type="float">
            <text:p>3,27</text:p>
          </table:table-cell>
          <table:table-cell table:formula="of:=[$'statcounter-all'.$E44]" office:value-type="float" office:value="8.68" calcext:value-type="float">
            <text:p>8,68</text:p>
          </table:table-cell>
          <table:table-cell table:formula="of:=[$'statcounter-all'.$J44]+[$'statcounter-all'.$L44]+[$'statcounter-all'.$M44]+[$'statcounter-all'.$O44]+[$'statcounter-all'.$AH44]+[$'statcounter-all'.$AJ44]+[$'statcounter-all'.$AL44]+[$'statcounter-all'.$AB44]+[$'statcounter-all'.$AC44]+[$'statcounter-all'.$AK44]+[$'statcounter-all'.$AB44]+[$'statcounter-all'.$AC44]" office:value-type="float" office:value="2.19" calcext:value-type="float">
            <text:p>2,19</text:p>
          </table:table-cell>
          <table:table-cell table:formula="of:=[$'statcounter-all'.$F44]+[$'statcounter-all'.$T44]+[$'statcounter-all'.$AD44]+[$'statcounter-all'.$AE44]+[$'statcounter-all'.$AF44]+[$'statcounter-all'.$K44]+[$'statcounter-all'.$N44]+[$'statcounter-all'.$P44]+[$'statcounter-all'.$Q44]+[$'statcounter-all'.$R44]+[$'statcounter-all'.$S44]+[$'statcounter-all'.$V44]+[$'statcounter-all'.$W44]+[$'statcounter-all'.$X44]+[$'statcounter-all'.$Z44]+[$'statcounter-all'.$AA44]+[$'statcounter-all'.$AI44]+[$'statcounter-all'.$AN44]+[$'statcounter-all'.$AO44]" office:value-type="float" office:value="4.87" calcext:value-type="float">
            <text:p>4,87</text:p>
          </table:table-cell>
          <table:table-cell table:formula="of:=SUM([.B42:.H42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juin 12</text:p>
          </table:table-cell>
          <table:table-cell table:formula="of:=[$'statcounter-all'.$C45]" office:value-type="float" office:value="28.95" calcext:value-type="float">
            <text:p>28,95</text:p>
          </table:table-cell>
          <table:table-cell table:formula="of:=[$'statcounter-all'.$D45]+[$'statcounter-all'.$Y45]+[$'statcounter-all'.$AG45]+[$'statcounter-all'.$AM45]" office:value-type="float" office:value="22.09" calcext:value-type="float">
            <text:p>22,09</text:p>
          </table:table-cell>
          <table:table-cell table:formula="of:=[$'statcounter-all'.$B45]+[$'statcounter-all'.$U45]" office:value-type="float" office:value="29.43" calcext:value-type="float">
            <text:p>29,43</text:p>
          </table:table-cell>
          <table:table-cell table:formula="of:=[$'statcounter-all'.$G45]+[$'statcounter-all'.$H45]+[$'statcounter-all'.$I45]" office:value-type="float" office:value="3.48" calcext:value-type="float">
            <text:p>3,48</text:p>
          </table:table-cell>
          <table:table-cell table:formula="of:=[$'statcounter-all'.$E45]" office:value-type="float" office:value="8.82" calcext:value-type="float">
            <text:p>8,82</text:p>
          </table:table-cell>
          <table:table-cell table:formula="of:=[$'statcounter-all'.$J45]+[$'statcounter-all'.$L45]+[$'statcounter-all'.$M45]+[$'statcounter-all'.$O45]+[$'statcounter-all'.$AH45]+[$'statcounter-all'.$AJ45]+[$'statcounter-all'.$AL45]+[$'statcounter-all'.$AB45]+[$'statcounter-all'.$AC45]+[$'statcounter-all'.$AK45]+[$'statcounter-all'.$AB45]+[$'statcounter-all'.$AC45]" office:value-type="float" office:value="2.14" calcext:value-type="float">
            <text:p>2,14</text:p>
          </table:table-cell>
          <table:table-cell table:formula="of:=[$'statcounter-all'.$F45]+[$'statcounter-all'.$T45]+[$'statcounter-all'.$AD45]+[$'statcounter-all'.$AE45]+[$'statcounter-all'.$AF45]+[$'statcounter-all'.$K45]+[$'statcounter-all'.$N45]+[$'statcounter-all'.$P45]+[$'statcounter-all'.$Q45]+[$'statcounter-all'.$R45]+[$'statcounter-all'.$S45]+[$'statcounter-all'.$V45]+[$'statcounter-all'.$W45]+[$'statcounter-all'.$X45]+[$'statcounter-all'.$Z45]+[$'statcounter-all'.$AA45]+[$'statcounter-all'.$AI45]+[$'statcounter-all'.$AN45]+[$'statcounter-all'.$AO45]" office:value-type="float" office:value="5.19" calcext:value-type="float">
            <text:p>5,19</text:p>
          </table:table-cell>
          <table:table-cell table:formula="of:=SUM([.B43:.H43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juil. 12</text:p>
          </table:table-cell>
          <table:table-cell table:formula="of:=[$'statcounter-all'.$C46]" office:value-type="float" office:value="28.49" calcext:value-type="float">
            <text:p>28,49</text:p>
          </table:table-cell>
          <table:table-cell table:formula="of:=[$'statcounter-all'.$D46]+[$'statcounter-all'.$Y46]+[$'statcounter-all'.$AG46]+[$'statcounter-all'.$AM46]" office:value-type="float" office:value="21.19" calcext:value-type="float">
            <text:p>21,19</text:p>
          </table:table-cell>
          <table:table-cell table:formula="of:=[$'statcounter-all'.$B46]+[$'statcounter-all'.$U46]" office:value-type="float" office:value="30.2" calcext:value-type="float">
            <text:p>30,2</text:p>
          </table:table-cell>
          <table:table-cell table:formula="of:=[$'statcounter-all'.$G46]+[$'statcounter-all'.$H46]+[$'statcounter-all'.$I46]" office:value-type="float" office:value="3.79" calcext:value-type="float">
            <text:p>3,79</text:p>
          </table:table-cell>
          <table:table-cell table:formula="of:=[$'statcounter-all'.$E46]" office:value-type="float" office:value="9.11" calcext:value-type="float">
            <text:p>9,11</text:p>
          </table:table-cell>
          <table:table-cell table:formula="of:=[$'statcounter-all'.$J46]+[$'statcounter-all'.$L46]+[$'statcounter-all'.$M46]+[$'statcounter-all'.$O46]+[$'statcounter-all'.$AH46]+[$'statcounter-all'.$AJ46]+[$'statcounter-all'.$AL46]+[$'statcounter-all'.$AB46]+[$'statcounter-all'.$AC46]+[$'statcounter-all'.$AK46]+[$'statcounter-all'.$AB46]+[$'statcounter-all'.$AC46]" office:value-type="float" office:value="2.13" calcext:value-type="float">
            <text:p>2,13</text:p>
          </table:table-cell>
          <table:table-cell table:formula="of:=[$'statcounter-all'.$F46]+[$'statcounter-all'.$T46]+[$'statcounter-all'.$AD46]+[$'statcounter-all'.$AE46]+[$'statcounter-all'.$AF46]+[$'statcounter-all'.$K46]+[$'statcounter-all'.$N46]+[$'statcounter-all'.$P46]+[$'statcounter-all'.$Q46]+[$'statcounter-all'.$R46]+[$'statcounter-all'.$S46]+[$'statcounter-all'.$V46]+[$'statcounter-all'.$W46]+[$'statcounter-all'.$X46]+[$'statcounter-all'.$Z46]+[$'statcounter-all'.$AA46]+[$'statcounter-all'.$AI46]+[$'statcounter-all'.$AN46]+[$'statcounter-all'.$AO46]" office:value-type="float" office:value="5.24" calcext:value-type="float">
            <text:p>5,24</text:p>
          </table:table-cell>
          <table:table-cell table:formula="of:=SUM([.B44:.H44])" office:value-type="float" office:value="100.15" calcext:value-type="float">
            <text:p>100,15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août 12</text:p>
          </table:table-cell>
          <table:table-cell table:formula="of:=[$'statcounter-all'.$C47]" office:value-type="float" office:value="29.1" calcext:value-type="float">
            <text:p>29,1</text:p>
          </table:table-cell>
          <table:table-cell table:formula="of:=[$'statcounter-all'.$D47]+[$'statcounter-all'.$Y47]+[$'statcounter-all'.$AG47]+[$'statcounter-all'.$AM47]" office:value-type="float" office:value="20.35" calcext:value-type="float">
            <text:p>20,35</text:p>
          </table:table-cell>
          <table:table-cell table:formula="of:=[$'statcounter-all'.$B47]+[$'statcounter-all'.$U47]" office:value-type="float" office:value="29.89" calcext:value-type="float">
            <text:p>29,89</text:p>
          </table:table-cell>
          <table:table-cell table:formula="of:=[$'statcounter-all'.$G47]+[$'statcounter-all'.$H47]+[$'statcounter-all'.$I47]" office:value-type="float" office:value="4.02" calcext:value-type="float">
            <text:p>4,02</text:p>
          </table:table-cell>
          <table:table-cell table:formula="of:=[$'statcounter-all'.$E47]" office:value-type="float" office:value="9.3" calcext:value-type="float">
            <text:p>9,3</text:p>
          </table:table-cell>
          <table:table-cell table:formula="of:=[$'statcounter-all'.$J47]+[$'statcounter-all'.$L47]+[$'statcounter-all'.$M47]+[$'statcounter-all'.$O47]+[$'statcounter-all'.$AH47]+[$'statcounter-all'.$AJ47]+[$'statcounter-all'.$AL47]+[$'statcounter-all'.$AB47]+[$'statcounter-all'.$AC47]+[$'statcounter-all'.$AK47]+[$'statcounter-all'.$AB47]+[$'statcounter-all'.$AC47]" office:value-type="float" office:value="2.16" calcext:value-type="float">
            <text:p>2,16</text:p>
          </table:table-cell>
          <table:table-cell table:formula="of:=[$'statcounter-all'.$F47]+[$'statcounter-all'.$T47]+[$'statcounter-all'.$AD47]+[$'statcounter-all'.$AE47]+[$'statcounter-all'.$AF47]+[$'statcounter-all'.$K47]+[$'statcounter-all'.$N47]+[$'statcounter-all'.$P47]+[$'statcounter-all'.$Q47]+[$'statcounter-all'.$R47]+[$'statcounter-all'.$S47]+[$'statcounter-all'.$V47]+[$'statcounter-all'.$W47]+[$'statcounter-all'.$X47]+[$'statcounter-all'.$Z47]+[$'statcounter-all'.$AA47]+[$'statcounter-all'.$AI47]+[$'statcounter-all'.$AN47]+[$'statcounter-all'.$AO47]" office:value-type="float" office:value="5.32" calcext:value-type="float">
            <text:p>5,32</text:p>
          </table:table-cell>
          <table:table-cell table:formula="of:=SUM([.B45:.H45])" office:value-type="float" office:value="100.14" calcext:value-type="float">
            <text:p>100,14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sept. 12</text:p>
          </table:table-cell>
          <table:table-cell table:formula="of:=[$'statcounter-all'.$C48]" office:value-type="float" office:value="28.89" calcext:value-type="float">
            <text:p>28,89</text:p>
          </table:table-cell>
          <table:table-cell table:formula="of:=[$'statcounter-all'.$D48]+[$'statcounter-all'.$Y48]+[$'statcounter-all'.$AG48]+[$'statcounter-all'.$AM48]" office:value-type="float" office:value="19.91" calcext:value-type="float">
            <text:p>19,91</text:p>
          </table:table-cell>
          <table:table-cell table:formula="of:=[$'statcounter-all'.$B48]+[$'statcounter-all'.$U48]" office:value-type="float" office:value="30.36" calcext:value-type="float">
            <text:p>30,36</text:p>
          </table:table-cell>
          <table:table-cell table:formula="of:=[$'statcounter-all'.$G48]+[$'statcounter-all'.$H48]+[$'statcounter-all'.$I48]" office:value-type="float" office:value="4.15" calcext:value-type="float">
            <text:p>4,15</text:p>
          </table:table-cell>
          <table:table-cell table:formula="of:=[$'statcounter-all'.$E48]" office:value-type="float" office:value="9.54" calcext:value-type="float">
            <text:p>9,54</text:p>
          </table:table-cell>
          <table:table-cell table:formula="of:=[$'statcounter-all'.$J48]+[$'statcounter-all'.$L48]+[$'statcounter-all'.$M48]+[$'statcounter-all'.$O48]+[$'statcounter-all'.$AH48]+[$'statcounter-all'.$AJ48]+[$'statcounter-all'.$AL48]+[$'statcounter-all'.$AB48]+[$'statcounter-all'.$AC48]+[$'statcounter-all'.$AK48]+[$'statcounter-all'.$AB48]+[$'statcounter-all'.$AC48]" office:value-type="float" office:value="2.23" calcext:value-type="float">
            <text:p>2,23</text:p>
          </table:table-cell>
          <table:table-cell table:formula="of:=[$'statcounter-all'.$F48]+[$'statcounter-all'.$T48]+[$'statcounter-all'.$AD48]+[$'statcounter-all'.$AE48]+[$'statcounter-all'.$AF48]+[$'statcounter-all'.$K48]+[$'statcounter-all'.$N48]+[$'statcounter-all'.$P48]+[$'statcounter-all'.$Q48]+[$'statcounter-all'.$R48]+[$'statcounter-all'.$S48]+[$'statcounter-all'.$V48]+[$'statcounter-all'.$W48]+[$'statcounter-all'.$X48]+[$'statcounter-all'.$Z48]+[$'statcounter-all'.$AA48]+[$'statcounter-all'.$AI48]+[$'statcounter-all'.$AN48]+[$'statcounter-all'.$AO48]" office:value-type="float" office:value="5.06" calcext:value-type="float">
            <text:p>5,06</text:p>
          </table:table-cell>
          <table:table-cell table:formula="of:=SUM([.B46:.H46])" office:value-type="float" office:value="100.14" calcext:value-type="float">
            <text:p>100,14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oct. 12</text:p>
          </table:table-cell>
          <table:table-cell table:formula="of:=[$'statcounter-all'.$C49]" office:value-type="float" office:value="28.26" calcext:value-type="float">
            <text:p>28,26</text:p>
          </table:table-cell>
          <table:table-cell table:formula="of:=[$'statcounter-all'.$D49]+[$'statcounter-all'.$Y49]+[$'statcounter-all'.$AG49]+[$'statcounter-all'.$AM49]" office:value-type="float" office:value="19.79" calcext:value-type="float">
            <text:p>19,79</text:p>
          </table:table-cell>
          <table:table-cell table:formula="of:=[$'statcounter-all'.$B49]+[$'statcounter-all'.$U49]" office:value-type="float" office:value="30.76" calcext:value-type="float">
            <text:p>30,76</text:p>
          </table:table-cell>
          <table:table-cell table:formula="of:=[$'statcounter-all'.$G49]+[$'statcounter-all'.$H49]+[$'statcounter-all'.$I49]" office:value-type="float" office:value="4.37" calcext:value-type="float">
            <text:p>4,37</text:p>
          </table:table-cell>
          <table:table-cell table:formula="of:=[$'statcounter-all'.$E49]" office:value-type="float" office:value="9.69" calcext:value-type="float">
            <text:p>9,69</text:p>
          </table:table-cell>
          <table:table-cell table:formula="of:=[$'statcounter-all'.$J49]+[$'statcounter-all'.$L49]+[$'statcounter-all'.$M49]+[$'statcounter-all'.$O49]+[$'statcounter-all'.$AH49]+[$'statcounter-all'.$AJ49]+[$'statcounter-all'.$AL49]+[$'statcounter-all'.$AB49]+[$'statcounter-all'.$AC49]+[$'statcounter-all'.$AK49]+[$'statcounter-all'.$AB49]+[$'statcounter-all'.$AC49]" office:value-type="float" office:value="2.2" calcext:value-type="float">
            <text:p>2,2</text:p>
          </table:table-cell>
          <table:table-cell table:formula="of:=[$'statcounter-all'.$F49]+[$'statcounter-all'.$T49]+[$'statcounter-all'.$AD49]+[$'statcounter-all'.$AE49]+[$'statcounter-all'.$AF49]+[$'statcounter-all'.$K49]+[$'statcounter-all'.$N49]+[$'statcounter-all'.$P49]+[$'statcounter-all'.$Q49]+[$'statcounter-all'.$R49]+[$'statcounter-all'.$S49]+[$'statcounter-all'.$V49]+[$'statcounter-all'.$W49]+[$'statcounter-all'.$X49]+[$'statcounter-all'.$Z49]+[$'statcounter-all'.$AA49]+[$'statcounter-all'.$AI49]+[$'statcounter-all'.$AN49]+[$'statcounter-all'.$AO49]" office:value-type="float" office:value="5.06" calcext:value-type="float">
            <text:p>5,06</text:p>
          </table:table-cell>
          <table:table-cell table:formula="of:=SUM([.B47:.H47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nov. 12</text:p>
          </table:table-cell>
          <table:table-cell table:formula="of:=[$'statcounter-all'.$C50]" office:value-type="float" office:value="27.28" calcext:value-type="float">
            <text:p>27,28</text:p>
          </table:table-cell>
          <table:table-cell table:formula="of:=[$'statcounter-all'.$D50]+[$'statcounter-all'.$Y50]+[$'statcounter-all'.$AG50]+[$'statcounter-all'.$AM50]" office:value-type="float" office:value="19.67" calcext:value-type="float">
            <text:p>19,67</text:p>
          </table:table-cell>
          <table:table-cell table:formula="of:=[$'statcounter-all'.$B50]+[$'statcounter-all'.$U50]" office:value-type="float" office:value="31.35" calcext:value-type="float">
            <text:p>31,35</text:p>
          </table:table-cell>
          <table:table-cell table:formula="of:=[$'statcounter-all'.$G50]+[$'statcounter-all'.$H50]+[$'statcounter-all'.$I50]" office:value-type="float" office:value="5.01" calcext:value-type="float">
            <text:p>5,01</text:p>
          </table:table-cell>
          <table:table-cell table:formula="of:=[$'statcounter-all'.$E50]" office:value-type="float" office:value="9.83" calcext:value-type="float">
            <text:p>9,83</text:p>
          </table:table-cell>
          <table:table-cell table:formula="of:=[$'statcounter-all'.$J50]+[$'statcounter-all'.$L50]+[$'statcounter-all'.$M50]+[$'statcounter-all'.$O50]+[$'statcounter-all'.$AH50]+[$'statcounter-all'.$AJ50]+[$'statcounter-all'.$AL50]+[$'statcounter-all'.$AB50]+[$'statcounter-all'.$AC50]+[$'statcounter-all'.$AK50]+[$'statcounter-all'.$AB50]+[$'statcounter-all'.$AC50]" office:value-type="float" office:value="2.12" calcext:value-type="float">
            <text:p>2,12</text:p>
          </table:table-cell>
          <table:table-cell table:formula="of:=[$'statcounter-all'.$F50]+[$'statcounter-all'.$T50]+[$'statcounter-all'.$AD50]+[$'statcounter-all'.$AE50]+[$'statcounter-all'.$AF50]+[$'statcounter-all'.$K50]+[$'statcounter-all'.$N50]+[$'statcounter-all'.$P50]+[$'statcounter-all'.$Q50]+[$'statcounter-all'.$R50]+[$'statcounter-all'.$S50]+[$'statcounter-all'.$V50]+[$'statcounter-all'.$W50]+[$'statcounter-all'.$X50]+[$'statcounter-all'.$Z50]+[$'statcounter-all'.$AA50]+[$'statcounter-all'.$AI50]+[$'statcounter-all'.$AN50]+[$'statcounter-all'.$AO50]" office:value-type="float" office:value="4.85" calcext:value-type="float">
            <text:p>4,85</text:p>
          </table:table-cell>
          <table:table-cell table:formula="of:=SUM([.B48:.H48])" office:value-type="float" office:value="100.11" calcext:value-type="float">
            <text:p>100,11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déc. 12</text:p>
          </table:table-cell>
          <table:table-cell table:formula="of:=[$'statcounter-all'.$C51]" office:value-type="float" office:value="26.47" calcext:value-type="float">
            <text:p>26,47</text:p>
          </table:table-cell>
          <table:table-cell table:formula="of:=[$'statcounter-all'.$D51]+[$'statcounter-all'.$Y51]+[$'statcounter-all'.$AG51]+[$'statcounter-all'.$AM51]" office:value-type="float" office:value="18.94" calcext:value-type="float">
            <text:p>18,94</text:p>
          </table:table-cell>
          <table:table-cell table:formula="of:=[$'statcounter-all'.$B51]+[$'statcounter-all'.$U51]" office:value-type="float" office:value="31.48" calcext:value-type="float">
            <text:p>31,48</text:p>
          </table:table-cell>
          <table:table-cell table:formula="of:=[$'statcounter-all'.$G51]+[$'statcounter-all'.$H51]+[$'statcounter-all'.$I51]" office:value-type="float" office:value="5.9" calcext:value-type="float">
            <text:p>5,9</text:p>
          </table:table-cell>
          <table:table-cell table:formula="of:=[$'statcounter-all'.$E51]" office:value-type="float" office:value="10.07" calcext:value-type="float">
            <text:p>10,07</text:p>
          </table:table-cell>
          <table:table-cell table:formula="of:=[$'statcounter-all'.$J51]+[$'statcounter-all'.$L51]+[$'statcounter-all'.$M51]+[$'statcounter-all'.$O51]+[$'statcounter-all'.$AH51]+[$'statcounter-all'.$AJ51]+[$'statcounter-all'.$AL51]+[$'statcounter-all'.$AB51]+[$'statcounter-all'.$AC51]+[$'statcounter-all'.$AK51]+[$'statcounter-all'.$AB51]+[$'statcounter-all'.$AC51]" office:value-type="float" office:value="2.28" calcext:value-type="float">
            <text:p>2,28</text:p>
          </table:table-cell>
          <table:table-cell table:formula="of:=[$'statcounter-all'.$F51]+[$'statcounter-all'.$T51]+[$'statcounter-all'.$AD51]+[$'statcounter-all'.$AE51]+[$'statcounter-all'.$AF51]+[$'statcounter-all'.$K51]+[$'statcounter-all'.$N51]+[$'statcounter-all'.$P51]+[$'statcounter-all'.$Q51]+[$'statcounter-all'.$R51]+[$'statcounter-all'.$S51]+[$'statcounter-all'.$V51]+[$'statcounter-all'.$W51]+[$'statcounter-all'.$X51]+[$'statcounter-all'.$Z51]+[$'statcounter-all'.$AA51]+[$'statcounter-all'.$AI51]+[$'statcounter-all'.$AN51]+[$'statcounter-all'.$AO51]" office:value-type="float" office:value="4.99" calcext:value-type="float">
            <text:p>4,99</text:p>
          </table:table-cell>
          <table:table-cell table:formula="of:=SUM([.B49:.H49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janv. 13</text:p>
          </table:table-cell>
          <table:table-cell table:formula="of:=[$'statcounter-all'.$C52]" office:value-type="float" office:value="26.55" calcext:value-type="float">
            <text:p>26,55</text:p>
          </table:table-cell>
          <table:table-cell table:formula="of:=[$'statcounter-all'.$D52]+[$'statcounter-all'.$Y52]+[$'statcounter-all'.$AG52]+[$'statcounter-all'.$AM52]" office:value-type="float" office:value="18.61" calcext:value-type="float">
            <text:p>18,61</text:p>
          </table:table-cell>
          <table:table-cell table:formula="of:=[$'statcounter-all'.$B52]+[$'statcounter-all'.$U52]" office:value-type="float" office:value="31.76" calcext:value-type="float">
            <text:p>31,76</text:p>
          </table:table-cell>
          <table:table-cell table:formula="of:=[$'statcounter-all'.$G52]+[$'statcounter-all'.$H52]+[$'statcounter-all'.$I52]" office:value-type="float" office:value="6.1" calcext:value-type="float">
            <text:p>6,1</text:p>
          </table:table-cell>
          <table:table-cell table:formula="of:=[$'statcounter-all'.$E52]" office:value-type="float" office:value="10.66" calcext:value-type="float">
            <text:p>10,66</text:p>
          </table:table-cell>
          <table:table-cell table:formula="of:=[$'statcounter-all'.$J52]+[$'statcounter-all'.$L52]+[$'statcounter-all'.$M52]+[$'statcounter-all'.$O52]+[$'statcounter-all'.$AH52]+[$'statcounter-all'.$AJ52]+[$'statcounter-all'.$AL52]+[$'statcounter-all'.$AB52]+[$'statcounter-all'.$AC52]+[$'statcounter-all'.$AK52]+[$'statcounter-all'.$AB52]+[$'statcounter-all'.$AC52]" office:value-type="float" office:value="1.98" calcext:value-type="float">
            <text:p>1,98</text:p>
          </table:table-cell>
          <table:table-cell table:formula="of:=[$'statcounter-all'.$F52]+[$'statcounter-all'.$T52]+[$'statcounter-all'.$AD52]+[$'statcounter-all'.$AE52]+[$'statcounter-all'.$AF52]+[$'statcounter-all'.$K52]+[$'statcounter-all'.$N52]+[$'statcounter-all'.$P52]+[$'statcounter-all'.$Q52]+[$'statcounter-all'.$R52]+[$'statcounter-all'.$S52]+[$'statcounter-all'.$V52]+[$'statcounter-all'.$W52]+[$'statcounter-all'.$X52]+[$'statcounter-all'.$Z52]+[$'statcounter-all'.$AA52]+[$'statcounter-all'.$AI52]+[$'statcounter-all'.$AN52]+[$'statcounter-all'.$AO52]" office:value-type="float" office:value="4.44" calcext:value-type="float">
            <text:p>4,44</text:p>
          </table:table-cell>
          <table:table-cell table:formula="of:=SUM([.B50:.H50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févr. 13</text:p>
          </table:table-cell>
          <table:table-cell table:formula="of:=[$'statcounter-all'.$C53]" office:value-type="float" office:value="25.74" calcext:value-type="float">
            <text:p>25,74</text:p>
          </table:table-cell>
          <table:table-cell table:formula="of:=[$'statcounter-all'.$D53]+[$'statcounter-all'.$Y53]+[$'statcounter-all'.$AG53]+[$'statcounter-all'.$AM53]" office:value-type="float" office:value="18.51" calcext:value-type="float">
            <text:p>18,51</text:p>
          </table:table-cell>
          <table:table-cell table:formula="of:=[$'statcounter-all'.$B53]+[$'statcounter-all'.$U53]" office:value-type="float" office:value="32.24" calcext:value-type="float">
            <text:p>32,24</text:p>
          </table:table-cell>
          <table:table-cell table:formula="of:=[$'statcounter-all'.$G53]+[$'statcounter-all'.$H53]+[$'statcounter-all'.$I53]" office:value-type="float" office:value="6.11" calcext:value-type="float">
            <text:p>6,11</text:p>
          </table:table-cell>
          <table:table-cell table:formula="of:=[$'statcounter-all'.$E53]" office:value-type="float" office:value="11.14" calcext:value-type="float">
            <text:p>11,14</text:p>
          </table:table-cell>
          <table:table-cell table:formula="of:=[$'statcounter-all'.$J53]+[$'statcounter-all'.$L53]+[$'statcounter-all'.$M53]+[$'statcounter-all'.$O53]+[$'statcounter-all'.$AH53]+[$'statcounter-all'.$AJ53]+[$'statcounter-all'.$AL53]+[$'statcounter-all'.$AB53]+[$'statcounter-all'.$AC53]+[$'statcounter-all'.$AK53]+[$'statcounter-all'.$AB53]+[$'statcounter-all'.$AC53]" office:value-type="float" office:value="1.92" calcext:value-type="float">
            <text:p>1,92</text:p>
          </table:table-cell>
          <table:table-cell table:formula="of:=[$'statcounter-all'.$F53]+[$'statcounter-all'.$T53]+[$'statcounter-all'.$AD53]+[$'statcounter-all'.$AE53]+[$'statcounter-all'.$AF53]+[$'statcounter-all'.$K53]+[$'statcounter-all'.$N53]+[$'statcounter-all'.$P53]+[$'statcounter-all'.$Q53]+[$'statcounter-all'.$R53]+[$'statcounter-all'.$S53]+[$'statcounter-all'.$V53]+[$'statcounter-all'.$W53]+[$'statcounter-all'.$X53]+[$'statcounter-all'.$Z53]+[$'statcounter-all'.$AA53]+[$'statcounter-all'.$AI53]+[$'statcounter-all'.$AN53]+[$'statcounter-all'.$AO53]" office:value-type="float" office:value="4.45" calcext:value-type="float">
            <text:p>4,45</text:p>
          </table:table-cell>
          <table:table-cell table:formula="of:=SUM([.B51:.H51])" office:value-type="float" office:value="100.11" calcext:value-type="float">
            <text:p>100,11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mars 13</text:p>
          </table:table-cell>
          <table:table-cell table:formula="of:=[$'statcounter-all'.$C54]" office:value-type="float" office:value="25.26" calcext:value-type="float">
            <text:p>25,26</text:p>
          </table:table-cell>
          <table:table-cell table:formula="of:=[$'statcounter-all'.$D54]+[$'statcounter-all'.$Y54]+[$'statcounter-all'.$AG54]+[$'statcounter-all'.$AM54]" office:value-type="float" office:value="18.11" calcext:value-type="float">
            <text:p>18,11</text:p>
          </table:table-cell>
          <table:table-cell table:formula="of:=[$'statcounter-all'.$B54]+[$'statcounter-all'.$U54]" office:value-type="float" office:value="33.16" calcext:value-type="float">
            <text:p>33,16</text:p>
          </table:table-cell>
          <table:table-cell table:formula="of:=[$'statcounter-all'.$G54]+[$'statcounter-all'.$H54]+[$'statcounter-all'.$I54]" office:value-type="float" office:value="6.04" calcext:value-type="float">
            <text:p>6,04</text:p>
          </table:table-cell>
          <table:table-cell table:formula="of:=[$'statcounter-all'.$E54]" office:value-type="float" office:value="11.06" calcext:value-type="float">
            <text:p>11,06</text:p>
          </table:table-cell>
          <table:table-cell table:formula="of:=[$'statcounter-all'.$J54]+[$'statcounter-all'.$L54]+[$'statcounter-all'.$M54]+[$'statcounter-all'.$O54]+[$'statcounter-all'.$AH54]+[$'statcounter-all'.$AJ54]+[$'statcounter-all'.$AL54]+[$'statcounter-all'.$AB54]+[$'statcounter-all'.$AC54]+[$'statcounter-all'.$AK54]+[$'statcounter-all'.$AB54]+[$'statcounter-all'.$AC54]" office:value-type="float" office:value="1.98" calcext:value-type="float">
            <text:p>1,98</text:p>
          </table:table-cell>
          <table:table-cell table:formula="of:=[$'statcounter-all'.$F54]+[$'statcounter-all'.$T54]+[$'statcounter-all'.$AD54]+[$'statcounter-all'.$AE54]+[$'statcounter-all'.$AF54]+[$'statcounter-all'.$K54]+[$'statcounter-all'.$N54]+[$'statcounter-all'.$P54]+[$'statcounter-all'.$Q54]+[$'statcounter-all'.$R54]+[$'statcounter-all'.$S54]+[$'statcounter-all'.$V54]+[$'statcounter-all'.$W54]+[$'statcounter-all'.$X54]+[$'statcounter-all'.$Z54]+[$'statcounter-all'.$AA54]+[$'statcounter-all'.$AI54]+[$'statcounter-all'.$AN54]+[$'statcounter-all'.$AO54]" office:value-type="float" office:value="4.47" calcext:value-type="float">
            <text:p>4,47</text:p>
          </table:table-cell>
          <table:table-cell table:formula="of:=SUM([.B52:.H52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avr. 13</text:p>
          </table:table-cell>
          <table:table-cell table:formula="of:=[$'statcounter-all'.$C55]" office:value-type="float" office:value="25.76" calcext:value-type="float">
            <text:p>25,76</text:p>
          </table:table-cell>
          <table:table-cell table:formula="of:=[$'statcounter-all'.$D55]+[$'statcounter-all'.$Y55]+[$'statcounter-all'.$AG55]+[$'statcounter-all'.$AM55]" office:value-type="float" office:value="17.49" calcext:value-type="float">
            <text:p>17,49</text:p>
          </table:table-cell>
          <table:table-cell table:formula="of:=[$'statcounter-all'.$B55]+[$'statcounter-all'.$U55]" office:value-type="float" office:value="34.31" calcext:value-type="float">
            <text:p>34,31</text:p>
          </table:table-cell>
          <table:table-cell table:formula="of:=[$'statcounter-all'.$G55]+[$'statcounter-all'.$H55]+[$'statcounter-all'.$I55]" office:value-type="float" office:value="5.93" calcext:value-type="float">
            <text:p>5,93</text:p>
          </table:table-cell>
          <table:table-cell table:formula="of:=[$'statcounter-all'.$E55]" office:value-type="float" office:value="10.44" calcext:value-type="float">
            <text:p>10,44</text:p>
          </table:table-cell>
          <table:table-cell table:formula="of:=[$'statcounter-all'.$J55]+[$'statcounter-all'.$L55]+[$'statcounter-all'.$M55]+[$'statcounter-all'.$O55]+[$'statcounter-all'.$AH55]+[$'statcounter-all'.$AJ55]+[$'statcounter-all'.$AL55]+[$'statcounter-all'.$AB55]+[$'statcounter-all'.$AC55]+[$'statcounter-all'.$AK55]+[$'statcounter-all'.$AB55]+[$'statcounter-all'.$AC55]" office:value-type="float" office:value="1.94" calcext:value-type="float">
            <text:p>1,94</text:p>
          </table:table-cell>
          <table:table-cell table:formula="of:=[$'statcounter-all'.$F55]+[$'statcounter-all'.$T55]+[$'statcounter-all'.$AD55]+[$'statcounter-all'.$AE55]+[$'statcounter-all'.$AF55]+[$'statcounter-all'.$K55]+[$'statcounter-all'.$N55]+[$'statcounter-all'.$P55]+[$'statcounter-all'.$Q55]+[$'statcounter-all'.$R55]+[$'statcounter-all'.$S55]+[$'statcounter-all'.$V55]+[$'statcounter-all'.$W55]+[$'statcounter-all'.$X55]+[$'statcounter-all'.$Z55]+[$'statcounter-all'.$AA55]+[$'statcounter-all'.$AI55]+[$'statcounter-all'.$AN55]+[$'statcounter-all'.$AO55]" office:value-type="float" office:value="4.21" calcext:value-type="float">
            <text:p>4,21</text:p>
          </table:table-cell>
          <table:table-cell table:formula="of:=SUM([.B53:.H53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mai 13</text:p>
          </table:table-cell>
          <table:table-cell table:formula="of:=[$'statcounter-all'.$C56]" office:value-type="float" office:value="23.85" calcext:value-type="float">
            <text:p>23,85</text:p>
          </table:table-cell>
          <table:table-cell table:formula="of:=[$'statcounter-all'.$D56]+[$'statcounter-all'.$Y56]+[$'statcounter-all'.$AG56]+[$'statcounter-all'.$AM56]" office:value-type="float" office:value="17.11" calcext:value-type="float">
            <text:p>17,11</text:p>
          </table:table-cell>
          <table:table-cell table:formula="of:=[$'statcounter-all'.$B56]+[$'statcounter-all'.$U56]" office:value-type="float" office:value="36.05" calcext:value-type="float">
            <text:p>36,05</text:p>
          </table:table-cell>
          <table:table-cell table:formula="of:=[$'statcounter-all'.$G56]+[$'statcounter-all'.$H56]+[$'statcounter-all'.$I56]" office:value-type="float" office:value="6.2" calcext:value-type="float">
            <text:p>6,2</text:p>
          </table:table-cell>
          <table:table-cell table:formula="of:=[$'statcounter-all'.$E56]" office:value-type="float" office:value="10.44" calcext:value-type="float">
            <text:p>10,44</text:p>
          </table:table-cell>
          <table:table-cell table:formula="of:=[$'statcounter-all'.$J56]+[$'statcounter-all'.$L56]+[$'statcounter-all'.$M56]+[$'statcounter-all'.$O56]+[$'statcounter-all'.$AH56]+[$'statcounter-all'.$AJ56]+[$'statcounter-all'.$AL56]+[$'statcounter-all'.$AB56]+[$'statcounter-all'.$AC56]+[$'statcounter-all'.$AK56]+[$'statcounter-all'.$AB56]+[$'statcounter-all'.$AC56]" office:value-type="float" office:value="2.08" calcext:value-type="float">
            <text:p>2,08</text:p>
          </table:table-cell>
          <table:table-cell table:formula="of:=[$'statcounter-all'.$F56]+[$'statcounter-all'.$T56]+[$'statcounter-all'.$AD56]+[$'statcounter-all'.$AE56]+[$'statcounter-all'.$AF56]+[$'statcounter-all'.$K56]+[$'statcounter-all'.$N56]+[$'statcounter-all'.$P56]+[$'statcounter-all'.$Q56]+[$'statcounter-all'.$R56]+[$'statcounter-all'.$S56]+[$'statcounter-all'.$V56]+[$'statcounter-all'.$W56]+[$'statcounter-all'.$X56]+[$'statcounter-all'.$Z56]+[$'statcounter-all'.$AA56]+[$'statcounter-all'.$AI56]+[$'statcounter-all'.$AN56]+[$'statcounter-all'.$AO56]" office:value-type="float" office:value="4.36" calcext:value-type="float">
            <text:p>4,36</text:p>
          </table:table-cell>
          <table:table-cell table:formula="of:=SUM([.B54:.H54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juin 13</text:p>
          </table:table-cell>
          <table:table-cell table:formula="of:=[$'statcounter-all'.$C57]" office:value-type="float" office:value="21.54" calcext:value-type="float">
            <text:p>21,54</text:p>
          </table:table-cell>
          <table:table-cell table:formula="of:=[$'statcounter-all'.$D57]+[$'statcounter-all'.$Y57]+[$'statcounter-all'.$AG57]+[$'statcounter-all'.$AM57]" office:value-type="float" office:value="17.06" calcext:value-type="float">
            <text:p>17,06</text:p>
          </table:table-cell>
          <table:table-cell table:formula="of:=[$'statcounter-all'.$B57]+[$'statcounter-all'.$U57]" office:value-type="float" office:value="36.7" calcext:value-type="float">
            <text:p>36,7</text:p>
          </table:table-cell>
          <table:table-cell table:formula="of:=[$'statcounter-all'.$G57]+[$'statcounter-all'.$H57]+[$'statcounter-all'.$I57]" office:value-type="float" office:value="6.7" calcext:value-type="float">
            <text:p>6,7</text:p>
          </table:table-cell>
          <table:table-cell table:formula="of:=[$'statcounter-all'.$E57]" office:value-type="float" office:value="10.93" calcext:value-type="float">
            <text:p>10,93</text:p>
          </table:table-cell>
          <table:table-cell table:formula="of:=[$'statcounter-all'.$J57]+[$'statcounter-all'.$L57]+[$'statcounter-all'.$M57]+[$'statcounter-all'.$O57]+[$'statcounter-all'.$AH57]+[$'statcounter-all'.$AJ57]+[$'statcounter-all'.$AL57]+[$'statcounter-all'.$AB57]+[$'statcounter-all'.$AC57]+[$'statcounter-all'.$AK57]+[$'statcounter-all'.$AB57]+[$'statcounter-all'.$AC57]" office:value-type="float" office:value="2.34" calcext:value-type="float">
            <text:p>2,34</text:p>
          </table:table-cell>
          <table:table-cell table:formula="of:=[$'statcounter-all'.$F57]+[$'statcounter-all'.$T57]+[$'statcounter-all'.$AD57]+[$'statcounter-all'.$AE57]+[$'statcounter-all'.$AF57]+[$'statcounter-all'.$K57]+[$'statcounter-all'.$N57]+[$'statcounter-all'.$P57]+[$'statcounter-all'.$Q57]+[$'statcounter-all'.$R57]+[$'statcounter-all'.$S57]+[$'statcounter-all'.$V57]+[$'statcounter-all'.$W57]+[$'statcounter-all'.$X57]+[$'statcounter-all'.$Z57]+[$'statcounter-all'.$AA57]+[$'statcounter-all'.$AI57]+[$'statcounter-all'.$AN57]+[$'statcounter-all'.$AO57]" office:value-type="float" office:value="4.82" calcext:value-type="float">
            <text:p>4,82</text:p>
          </table:table-cell>
          <table:table-cell table:formula="of:=SUM([.B55:.H55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juil. 13</text:p>
          </table:table-cell>
          <table:table-cell table:formula="of:=[$'statcounter-all'.$C58]" office:value-type="float" office:value="20.49" calcext:value-type="float">
            <text:p>20,49</text:p>
          </table:table-cell>
          <table:table-cell table:formula="of:=[$'statcounter-all'.$D58]+[$'statcounter-all'.$Y58]+[$'statcounter-all'.$AG58]+[$'statcounter-all'.$AM58]" office:value-type="float" office:value="16.91" calcext:value-type="float">
            <text:p>16,91</text:p>
          </table:table-cell>
          <table:table-cell table:formula="of:=[$'statcounter-all'.$B58]+[$'statcounter-all'.$U58]" office:value-type="float" office:value="36.69" calcext:value-type="float">
            <text:p>36,69</text:p>
          </table:table-cell>
          <table:table-cell table:formula="of:=[$'statcounter-all'.$G58]+[$'statcounter-all'.$H58]+[$'statcounter-all'.$I58]" office:value-type="float" office:value="7.24" calcext:value-type="float">
            <text:p>7,24</text:p>
          </table:table-cell>
          <table:table-cell table:formula="of:=[$'statcounter-all'.$E58]" office:value-type="float" office:value="11.23" calcext:value-type="float">
            <text:p>11,23</text:p>
          </table:table-cell>
          <table:table-cell table:formula="of:=[$'statcounter-all'.$J58]+[$'statcounter-all'.$L58]+[$'statcounter-all'.$M58]+[$'statcounter-all'.$O58]+[$'statcounter-all'.$AH58]+[$'statcounter-all'.$AJ58]+[$'statcounter-all'.$AL58]+[$'statcounter-all'.$AB58]+[$'statcounter-all'.$AC58]+[$'statcounter-all'.$AK58]+[$'statcounter-all'.$AB58]+[$'statcounter-all'.$AC58]" office:value-type="float" office:value="2.46" calcext:value-type="float">
            <text:p>2,46</text:p>
          </table:table-cell>
          <table:table-cell table:formula="of:=[$'statcounter-all'.$F58]+[$'statcounter-all'.$T58]+[$'statcounter-all'.$AD58]+[$'statcounter-all'.$AE58]+[$'statcounter-all'.$AF58]+[$'statcounter-all'.$K58]+[$'statcounter-all'.$N58]+[$'statcounter-all'.$P58]+[$'statcounter-all'.$Q58]+[$'statcounter-all'.$R58]+[$'statcounter-all'.$S58]+[$'statcounter-all'.$V58]+[$'statcounter-all'.$W58]+[$'statcounter-all'.$X58]+[$'statcounter-all'.$Z58]+[$'statcounter-all'.$AA58]+[$'statcounter-all'.$AI58]+[$'statcounter-all'.$AN58]+[$'statcounter-all'.$AO58]" office:value-type="float" office:value="5.08" calcext:value-type="float">
            <text:p>5,08</text:p>
          </table:table-cell>
          <table:table-cell table:formula="of:=SUM([.B56:.H56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août 13</text:p>
          </table:table-cell>
          <table:table-cell table:formula="of:=[$'statcounter-all'.$C59]" office:value-type="float" office:value="21.18" calcext:value-type="float">
            <text:p>21,18</text:p>
          </table:table-cell>
          <table:table-cell table:formula="of:=[$'statcounter-all'.$D59]+[$'statcounter-all'.$Y59]+[$'statcounter-all'.$AG59]+[$'statcounter-all'.$AM59]" office:value-type="float" office:value="16.07" calcext:value-type="float">
            <text:p>16,07</text:p>
          </table:table-cell>
          <table:table-cell table:formula="of:=[$'statcounter-all'.$B59]+[$'statcounter-all'.$U59]" office:value-type="float" office:value="36.25" calcext:value-type="float">
            <text:p>36,25</text:p>
          </table:table-cell>
          <table:table-cell table:formula="of:=[$'statcounter-all'.$G59]+[$'statcounter-all'.$H59]+[$'statcounter-all'.$I59]" office:value-type="float" office:value="7.6" calcext:value-type="float">
            <text:p>7,6</text:p>
          </table:table-cell>
          <table:table-cell table:formula="of:=[$'statcounter-all'.$E59]" office:value-type="float" office:value="11.09" calcext:value-type="float">
            <text:p>11,09</text:p>
          </table:table-cell>
          <table:table-cell table:formula="of:=[$'statcounter-all'.$J59]+[$'statcounter-all'.$L59]+[$'statcounter-all'.$M59]+[$'statcounter-all'.$O59]+[$'statcounter-all'.$AH59]+[$'statcounter-all'.$AJ59]+[$'statcounter-all'.$AL59]+[$'statcounter-all'.$AB59]+[$'statcounter-all'.$AC59]+[$'statcounter-all'.$AK59]+[$'statcounter-all'.$AB59]+[$'statcounter-all'.$AC59]" office:value-type="float" office:value="2.56" calcext:value-type="float">
            <text:p>2,56</text:p>
          </table:table-cell>
          <table:table-cell table:formula="of:=[$'statcounter-all'.$F59]+[$'statcounter-all'.$T59]+[$'statcounter-all'.$AD59]+[$'statcounter-all'.$AE59]+[$'statcounter-all'.$AF59]+[$'statcounter-all'.$K59]+[$'statcounter-all'.$N59]+[$'statcounter-all'.$P59]+[$'statcounter-all'.$Q59]+[$'statcounter-all'.$R59]+[$'statcounter-all'.$S59]+[$'statcounter-all'.$V59]+[$'statcounter-all'.$W59]+[$'statcounter-all'.$X59]+[$'statcounter-all'.$Z59]+[$'statcounter-all'.$AA59]+[$'statcounter-all'.$AI59]+[$'statcounter-all'.$AN59]+[$'statcounter-all'.$AO59]" office:value-type="float" office:value="5.34" calcext:value-type="float">
            <text:p>5,34</text:p>
          </table:table-cell>
          <table:table-cell table:formula="of:=SUM([.B57:.H57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sept. 13</text:p>
          </table:table-cell>
          <table:table-cell table:formula="of:=[$'statcounter-all'.$C60]" office:value-type="float" office:value="23.71" calcext:value-type="float">
            <text:p>23,71</text:p>
          </table:table-cell>
          <table:table-cell table:formula="of:=[$'statcounter-all'.$D60]+[$'statcounter-all'.$Y60]+[$'statcounter-all'.$AG60]+[$'statcounter-all'.$AM60]" office:value-type="float" office:value="15.36" calcext:value-type="float">
            <text:p>15,36</text:p>
          </table:table-cell>
          <table:table-cell table:formula="of:=[$'statcounter-all'.$B60]+[$'statcounter-all'.$U60]" office:value-type="float" office:value="34.73" calcext:value-type="float">
            <text:p>34,73</text:p>
          </table:table-cell>
          <table:table-cell table:formula="of:=[$'statcounter-all'.$G60]+[$'statcounter-all'.$H60]+[$'statcounter-all'.$I60]" office:value-type="float" office:value="7.55" calcext:value-type="float">
            <text:p>7,55</text:p>
          </table:table-cell>
          <table:table-cell table:formula="of:=[$'statcounter-all'.$E60]" office:value-type="float" office:value="10.9" calcext:value-type="float">
            <text:p>10,9</text:p>
          </table:table-cell>
          <table:table-cell table:formula="of:=[$'statcounter-all'.$J60]+[$'statcounter-all'.$L60]+[$'statcounter-all'.$M60]+[$'statcounter-all'.$O60]+[$'statcounter-all'.$AH60]+[$'statcounter-all'.$AJ60]+[$'statcounter-all'.$AL60]+[$'statcounter-all'.$AB60]+[$'statcounter-all'.$AC60]+[$'statcounter-all'.$AK60]+[$'statcounter-all'.$AB60]+[$'statcounter-all'.$AC60]" office:value-type="float" office:value="2.47" calcext:value-type="float">
            <text:p>2,47</text:p>
          </table:table-cell>
          <table:table-cell table:formula="of:=[$'statcounter-all'.$F60]+[$'statcounter-all'.$T60]+[$'statcounter-all'.$AD60]+[$'statcounter-all'.$AE60]+[$'statcounter-all'.$AF60]+[$'statcounter-all'.$K60]+[$'statcounter-all'.$N60]+[$'statcounter-all'.$P60]+[$'statcounter-all'.$Q60]+[$'statcounter-all'.$R60]+[$'statcounter-all'.$S60]+[$'statcounter-all'.$V60]+[$'statcounter-all'.$W60]+[$'statcounter-all'.$X60]+[$'statcounter-all'.$Z60]+[$'statcounter-all'.$AA60]+[$'statcounter-all'.$AI60]+[$'statcounter-all'.$AN60]+[$'statcounter-all'.$AO60]" office:value-type="float" office:value="5.36" calcext:value-type="float">
            <text:p>5,36</text:p>
          </table:table-cell>
          <table:table-cell table:formula="of:=SUM([.B58:.H5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oct. 13</text:p>
          </table:table-cell>
          <table:table-cell table:formula="of:=[$'statcounter-all'.$C61]" office:value-type="float" office:value="23.53" calcext:value-type="float">
            <text:p>23,53</text:p>
          </table:table-cell>
          <table:table-cell table:formula="of:=[$'statcounter-all'.$D61]+[$'statcounter-all'.$Y61]+[$'statcounter-all'.$AG61]+[$'statcounter-all'.$AM61]" office:value-type="float" office:value="14.82" calcext:value-type="float">
            <text:p>14,82</text:p>
          </table:table-cell>
          <table:table-cell table:formula="of:=[$'statcounter-all'.$B61]+[$'statcounter-all'.$U61]" office:value-type="float" office:value="33.81" calcext:value-type="float">
            <text:p>33,81</text:p>
          </table:table-cell>
          <table:table-cell table:formula="of:=[$'statcounter-all'.$G61]+[$'statcounter-all'.$H61]+[$'statcounter-all'.$I61]" office:value-type="float" office:value="7.53" calcext:value-type="float">
            <text:p>7,53</text:p>
          </table:table-cell>
          <table:table-cell table:formula="of:=[$'statcounter-all'.$E61]" office:value-type="float" office:value="10.76" calcext:value-type="float">
            <text:p>10,76</text:p>
          </table:table-cell>
          <table:table-cell table:formula="of:=[$'statcounter-all'.$J61]+[$'statcounter-all'.$L61]+[$'statcounter-all'.$M61]+[$'statcounter-all'.$O61]+[$'statcounter-all'.$AH61]+[$'statcounter-all'.$AJ61]+[$'statcounter-all'.$AL61]+[$'statcounter-all'.$AB61]+[$'statcounter-all'.$AC61]+[$'statcounter-all'.$AK61]+[$'statcounter-all'.$AB61]+[$'statcounter-all'.$AC61]" office:value-type="float" office:value="2.46" calcext:value-type="float">
            <text:p>2,46</text:p>
          </table:table-cell>
          <table:table-cell table:formula="of:=[$'statcounter-all'.$F61]+[$'statcounter-all'.$T61]+[$'statcounter-all'.$AD61]+[$'statcounter-all'.$AE61]+[$'statcounter-all'.$AF61]+[$'statcounter-all'.$K61]+[$'statcounter-all'.$N61]+[$'statcounter-all'.$P61]+[$'statcounter-all'.$Q61]+[$'statcounter-all'.$R61]+[$'statcounter-all'.$S61]+[$'statcounter-all'.$V61]+[$'statcounter-all'.$W61]+[$'statcounter-all'.$X61]+[$'statcounter-all'.$Z61]+[$'statcounter-all'.$AA61]+[$'statcounter-all'.$AI61]+[$'statcounter-all'.$AN61]+[$'statcounter-all'.$AO61]" office:value-type="float" office:value="7.16" calcext:value-type="float">
            <text:p>7,16</text:p>
          </table:table-cell>
          <table:table-cell table:formula="of:=SUM([.B59:.H59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nov. 13</text:p>
          </table:table-cell>
          <table:table-cell table:formula="of:=[$'statcounter-all'.$C62]" office:value-type="float" office:value="22.1" calcext:value-type="float">
            <text:p>22,1</text:p>
          </table:table-cell>
          <table:table-cell table:formula="of:=[$'statcounter-all'.$D62]+[$'statcounter-all'.$Y62]+[$'statcounter-all'.$AG62]+[$'statcounter-all'.$AM62]" office:value-type="float" office:value="14.82" calcext:value-type="float">
            <text:p>14,82</text:p>
          </table:table-cell>
          <table:table-cell table:formula="of:=[$'statcounter-all'.$B62]+[$'statcounter-all'.$U62]" office:value-type="float" office:value="35.15" calcext:value-type="float">
            <text:p>35,15</text:p>
          </table:table-cell>
          <table:table-cell table:formula="of:=[$'statcounter-all'.$G62]+[$'statcounter-all'.$H62]+[$'statcounter-all'.$I62]" office:value-type="float" office:value="8.07" calcext:value-type="float">
            <text:p>8,07</text:p>
          </table:table-cell>
          <table:table-cell table:formula="of:=[$'statcounter-all'.$E62]" office:value-type="float" office:value="10.97" calcext:value-type="float">
            <text:p>10,97</text:p>
          </table:table-cell>
          <table:table-cell table:formula="of:=[$'statcounter-all'.$J62]+[$'statcounter-all'.$L62]+[$'statcounter-all'.$M62]+[$'statcounter-all'.$O62]+[$'statcounter-all'.$AH62]+[$'statcounter-all'.$AJ62]+[$'statcounter-all'.$AL62]+[$'statcounter-all'.$AB62]+[$'statcounter-all'.$AC62]+[$'statcounter-all'.$AK62]+[$'statcounter-all'.$AB62]+[$'statcounter-all'.$AC62]" office:value-type="float" office:value="2.9" calcext:value-type="float">
            <text:p>2,9</text:p>
          </table:table-cell>
          <table:table-cell table:formula="of:=[$'statcounter-all'.$F62]+[$'statcounter-all'.$T62]+[$'statcounter-all'.$AD62]+[$'statcounter-all'.$AE62]+[$'statcounter-all'.$AF62]+[$'statcounter-all'.$K62]+[$'statcounter-all'.$N62]+[$'statcounter-all'.$P62]+[$'statcounter-all'.$Q62]+[$'statcounter-all'.$R62]+[$'statcounter-all'.$S62]+[$'statcounter-all'.$V62]+[$'statcounter-all'.$W62]+[$'statcounter-all'.$X62]+[$'statcounter-all'.$Z62]+[$'statcounter-all'.$AA62]+[$'statcounter-all'.$AI62]+[$'statcounter-all'.$AN62]+[$'statcounter-all'.$AO62]" office:value-type="float" office:value="6.06" calcext:value-type="float">
            <text:p>6,06</text:p>
          </table:table-cell>
          <table:table-cell table:formula="of:=SUM([.B60:.H60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déc. 13</text:p>
          </table:table-cell>
          <table:table-cell table:formula="of:=[$'statcounter-all'.$C63]" office:value-type="float" office:value="18.09" calcext:value-type="float">
            <text:p>18,09</text:p>
          </table:table-cell>
          <table:table-cell table:formula="of:=[$'statcounter-all'.$D63]+[$'statcounter-all'.$Y63]+[$'statcounter-all'.$AG63]+[$'statcounter-all'.$AM63]" office:value-type="float" office:value="14.89" calcext:value-type="float">
            <text:p>14,89</text:p>
          </table:table-cell>
          <table:table-cell table:formula="of:=[$'statcounter-all'.$B63]+[$'statcounter-all'.$U63]" office:value-type="float" office:value="35.88" calcext:value-type="float">
            <text:p>35,88</text:p>
          </table:table-cell>
          <table:table-cell table:formula="of:=[$'statcounter-all'.$G63]+[$'statcounter-all'.$H63]+[$'statcounter-all'.$I63]" office:value-type="float" office:value="9.41" calcext:value-type="float">
            <text:p>9,41</text:p>
          </table:table-cell>
          <table:table-cell table:formula="of:=[$'statcounter-all'.$E63]" office:value-type="float" office:value="11.77" calcext:value-type="float">
            <text:p>11,77</text:p>
          </table:table-cell>
          <table:table-cell table:formula="of:=[$'statcounter-all'.$J63]+[$'statcounter-all'.$L63]+[$'statcounter-all'.$M63]+[$'statcounter-all'.$O63]+[$'statcounter-all'.$AH63]+[$'statcounter-all'.$AJ63]+[$'statcounter-all'.$AL63]+[$'statcounter-all'.$AB63]+[$'statcounter-all'.$AC63]+[$'statcounter-all'.$AK63]+[$'statcounter-all'.$AB63]+[$'statcounter-all'.$AC63]" office:value-type="float" office:value="3.23" calcext:value-type="float">
            <text:p>3,23</text:p>
          </table:table-cell>
          <table:table-cell table:formula="of:=[$'statcounter-all'.$F63]+[$'statcounter-all'.$T63]+[$'statcounter-all'.$AD63]+[$'statcounter-all'.$AE63]+[$'statcounter-all'.$AF63]+[$'statcounter-all'.$K63]+[$'statcounter-all'.$N63]+[$'statcounter-all'.$P63]+[$'statcounter-all'.$Q63]+[$'statcounter-all'.$R63]+[$'statcounter-all'.$S63]+[$'statcounter-all'.$V63]+[$'statcounter-all'.$W63]+[$'statcounter-all'.$X63]+[$'statcounter-all'.$Z63]+[$'statcounter-all'.$AA63]+[$'statcounter-all'.$AI63]+[$'statcounter-all'.$AN63]+[$'statcounter-all'.$AO63]" office:value-type="float" office:value="6.82" calcext:value-type="float">
            <text:p>6,82</text:p>
          </table:table-cell>
          <table:table-cell table:formula="of:=SUM([.B61:.H61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janv. 14</text:p>
          </table:table-cell>
          <table:table-cell table:formula="of:=[$'statcounter-all'.$C64]" office:value-type="float" office:value="17.75" calcext:value-type="float">
            <text:p>17,75</text:p>
          </table:table-cell>
          <table:table-cell table:formula="of:=[$'statcounter-all'.$D64]+[$'statcounter-all'.$Y64]+[$'statcounter-all'.$AG64]+[$'statcounter-all'.$AM64]" office:value-type="float" office:value="14.82" calcext:value-type="float">
            <text:p>14,82</text:p>
          </table:table-cell>
          <table:table-cell table:formula="of:=[$'statcounter-all'.$B64]+[$'statcounter-all'.$U64]" office:value-type="float" office:value="35.91" calcext:value-type="float">
            <text:p>35,91</text:p>
          </table:table-cell>
          <table:table-cell table:formula="of:=[$'statcounter-all'.$G64]+[$'statcounter-all'.$H64]+[$'statcounter-all'.$I64]" office:value-type="float" office:value="9.6" calcext:value-type="float">
            <text:p>9,6</text:p>
          </table:table-cell>
          <table:table-cell table:formula="of:=[$'statcounter-all'.$E64]" office:value-type="float" office:value="12.63" calcext:value-type="float">
            <text:p>12,63</text:p>
          </table:table-cell>
          <table:table-cell table:formula="of:=[$'statcounter-all'.$J64]+[$'statcounter-all'.$L64]+[$'statcounter-all'.$M64]+[$'statcounter-all'.$O64]+[$'statcounter-all'.$AH64]+[$'statcounter-all'.$AJ64]+[$'statcounter-all'.$AL64]+[$'statcounter-all'.$AB64]+[$'statcounter-all'.$AC64]+[$'statcounter-all'.$AK64]+[$'statcounter-all'.$AB64]+[$'statcounter-all'.$AC64]" office:value-type="float" office:value="2.99" calcext:value-type="float">
            <text:p>2,99</text:p>
          </table:table-cell>
          <table:table-cell table:formula="of:=[$'statcounter-all'.$F64]+[$'statcounter-all'.$T64]+[$'statcounter-all'.$AD64]+[$'statcounter-all'.$AE64]+[$'statcounter-all'.$AF64]+[$'statcounter-all'.$K64]+[$'statcounter-all'.$N64]+[$'statcounter-all'.$P64]+[$'statcounter-all'.$Q64]+[$'statcounter-all'.$R64]+[$'statcounter-all'.$S64]+[$'statcounter-all'.$V64]+[$'statcounter-all'.$W64]+[$'statcounter-all'.$X64]+[$'statcounter-all'.$Z64]+[$'statcounter-all'.$AA64]+[$'statcounter-all'.$AI64]+[$'statcounter-all'.$AN64]+[$'statcounter-all'.$AO64]" office:value-type="float" office:value="6.37" calcext:value-type="float">
            <text:p>6,37</text:p>
          </table:table-cell>
          <table:table-cell table:formula="of:=SUM([.B62:.H62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févr. 14</text:p>
          </table:table-cell>
          <table:table-cell table:formula="of:=[$'statcounter-all'.$C65]" office:value-type="float" office:value="17.34" calcext:value-type="float">
            <text:p>17,34</text:p>
          </table:table-cell>
          <table:table-cell table:formula="of:=[$'statcounter-all'.$D65]+[$'statcounter-all'.$Y65]+[$'statcounter-all'.$AG65]+[$'statcounter-all'.$AM65]" office:value-type="float" office:value="14.91" calcext:value-type="float">
            <text:p>14,91</text:p>
          </table:table-cell>
          <table:table-cell table:formula="of:=[$'statcounter-all'.$B65]+[$'statcounter-all'.$U65]" office:value-type="float" office:value="36.5" calcext:value-type="float">
            <text:p>36,5</text:p>
          </table:table-cell>
          <table:table-cell table:formula="of:=[$'statcounter-all'.$G65]+[$'statcounter-all'.$H65]+[$'statcounter-all'.$I65]" office:value-type="float" office:value="9.72" calcext:value-type="float">
            <text:p>9,72</text:p>
          </table:table-cell>
          <table:table-cell table:formula="of:=[$'statcounter-all'.$E65]" office:value-type="float" office:value="12.56" calcext:value-type="float">
            <text:p>12,56</text:p>
          </table:table-cell>
          <table:table-cell table:formula="of:=[$'statcounter-all'.$J65]+[$'statcounter-all'.$L65]+[$'statcounter-all'.$M65]+[$'statcounter-all'.$O65]+[$'statcounter-all'.$AH65]+[$'statcounter-all'.$AJ65]+[$'statcounter-all'.$AL65]+[$'statcounter-all'.$AB65]+[$'statcounter-all'.$AC65]+[$'statcounter-all'.$AK65]+[$'statcounter-all'.$AB65]+[$'statcounter-all'.$AC65]" office:value-type="float" office:value="2.89" calcext:value-type="float">
            <text:p>2,89</text:p>
          </table:table-cell>
          <table:table-cell table:formula="of:=[$'statcounter-all'.$F65]+[$'statcounter-all'.$T65]+[$'statcounter-all'.$AD65]+[$'statcounter-all'.$AE65]+[$'statcounter-all'.$AF65]+[$'statcounter-all'.$K65]+[$'statcounter-all'.$N65]+[$'statcounter-all'.$P65]+[$'statcounter-all'.$Q65]+[$'statcounter-all'.$R65]+[$'statcounter-all'.$S65]+[$'statcounter-all'.$V65]+[$'statcounter-all'.$W65]+[$'statcounter-all'.$X65]+[$'statcounter-all'.$Z65]+[$'statcounter-all'.$AA65]+[$'statcounter-all'.$AI65]+[$'statcounter-all'.$AN65]+[$'statcounter-all'.$AO65]" office:value-type="float" office:value="6.2" calcext:value-type="float">
            <text:p>6,2</text:p>
          </table:table-cell>
          <table:table-cell table:formula="of:=SUM([.B63:.H63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mars 14</text:p>
          </table:table-cell>
          <table:table-cell table:formula="of:=[$'statcounter-all'.$C66]" office:value-type="float" office:value="17.19" calcext:value-type="float">
            <text:p>17,19</text:p>
          </table:table-cell>
          <table:table-cell table:formula="of:=[$'statcounter-all'.$D66]+[$'statcounter-all'.$Y66]+[$'statcounter-all'.$AG66]+[$'statcounter-all'.$AM66]" office:value-type="float" office:value="14.4" calcext:value-type="float">
            <text:p>14,4</text:p>
          </table:table-cell>
          <table:table-cell table:formula="of:=[$'statcounter-all'.$B66]+[$'statcounter-all'.$U66]" office:value-type="float" office:value="36.53" calcext:value-type="float">
            <text:p>36,53</text:p>
          </table:table-cell>
          <table:table-cell table:formula="of:=[$'statcounter-all'.$G66]+[$'statcounter-all'.$H66]+[$'statcounter-all'.$I66]" office:value-type="float" office:value="9.74" calcext:value-type="float">
            <text:p>9,74</text:p>
          </table:table-cell>
          <table:table-cell table:formula="of:=[$'statcounter-all'.$E66]" office:value-type="float" office:value="12.96" calcext:value-type="float">
            <text:p>12,96</text:p>
          </table:table-cell>
          <table:table-cell table:formula="of:=[$'statcounter-all'.$J66]+[$'statcounter-all'.$L66]+[$'statcounter-all'.$M66]+[$'statcounter-all'.$O66]+[$'statcounter-all'.$AH66]+[$'statcounter-all'.$AJ66]+[$'statcounter-all'.$AL66]+[$'statcounter-all'.$AB66]+[$'statcounter-all'.$AC66]+[$'statcounter-all'.$AK66]+[$'statcounter-all'.$AB66]+[$'statcounter-all'.$AC66]" office:value-type="float" office:value="2.8" calcext:value-type="float">
            <text:p>2,8</text:p>
          </table:table-cell>
          <table:table-cell table:formula="of:=[$'statcounter-all'.$F66]+[$'statcounter-all'.$T66]+[$'statcounter-all'.$AD66]+[$'statcounter-all'.$AE66]+[$'statcounter-all'.$AF66]+[$'statcounter-all'.$K66]+[$'statcounter-all'.$N66]+[$'statcounter-all'.$P66]+[$'statcounter-all'.$Q66]+[$'statcounter-all'.$R66]+[$'statcounter-all'.$S66]+[$'statcounter-all'.$V66]+[$'statcounter-all'.$W66]+[$'statcounter-all'.$X66]+[$'statcounter-all'.$Z66]+[$'statcounter-all'.$AA66]+[$'statcounter-all'.$AI66]+[$'statcounter-all'.$AN66]+[$'statcounter-all'.$AO66]" office:value-type="float" office:value="6.45" calcext:value-type="float">
            <text:p>6,45</text:p>
          </table:table-cell>
          <table:table-cell table:formula="of:=SUM([.B64:.H64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avr. 14</text:p>
          </table:table-cell>
          <table:table-cell table:formula="of:=[$'statcounter-all'.$C67]" office:value-type="float" office:value="16.39" calcext:value-type="float">
            <text:p>16,39</text:p>
          </table:table-cell>
          <table:table-cell table:formula="of:=[$'statcounter-all'.$D67]+[$'statcounter-all'.$Y67]+[$'statcounter-all'.$AG67]+[$'statcounter-all'.$AM67]" office:value-type="float" office:value="14.38" calcext:value-type="float">
            <text:p>14,38</text:p>
          </table:table-cell>
          <table:table-cell table:formula="of:=[$'statcounter-all'.$B67]+[$'statcounter-all'.$U67]" office:value-type="float" office:value="38.34" calcext:value-type="float">
            <text:p>38,34</text:p>
          </table:table-cell>
          <table:table-cell table:formula="of:=[$'statcounter-all'.$G67]+[$'statcounter-all'.$H67]+[$'statcounter-all'.$I67]" office:value-type="float" office:value="9.53" calcext:value-type="float">
            <text:p>9,53</text:p>
          </table:table-cell>
          <table:table-cell table:formula="of:=[$'statcounter-all'.$E67]" office:value-type="float" office:value="12.72" calcext:value-type="float">
            <text:p>12,72</text:p>
          </table:table-cell>
          <table:table-cell table:formula="of:=[$'statcounter-all'.$J67]+[$'statcounter-all'.$L67]+[$'statcounter-all'.$M67]+[$'statcounter-all'.$O67]+[$'statcounter-all'.$AH67]+[$'statcounter-all'.$AJ67]+[$'statcounter-all'.$AL67]+[$'statcounter-all'.$AB67]+[$'statcounter-all'.$AC67]+[$'statcounter-all'.$AK67]+[$'statcounter-all'.$AB67]+[$'statcounter-all'.$AC67]" office:value-type="float" office:value="2.68" calcext:value-type="float">
            <text:p>2,68</text:p>
          </table:table-cell>
          <table:table-cell table:formula="of:=[$'statcounter-all'.$F67]+[$'statcounter-all'.$T67]+[$'statcounter-all'.$AD67]+[$'statcounter-all'.$AE67]+[$'statcounter-all'.$AF67]+[$'statcounter-all'.$K67]+[$'statcounter-all'.$N67]+[$'statcounter-all'.$P67]+[$'statcounter-all'.$Q67]+[$'statcounter-all'.$R67]+[$'statcounter-all'.$S67]+[$'statcounter-all'.$V67]+[$'statcounter-all'.$W67]+[$'statcounter-all'.$X67]+[$'statcounter-all'.$Z67]+[$'statcounter-all'.$AA67]+[$'statcounter-all'.$AI67]+[$'statcounter-all'.$AN67]+[$'statcounter-all'.$AO67]" office:value-type="float" office:value="6.05" calcext:value-type="float">
            <text:p>6,05</text:p>
          </table:table-cell>
          <table:table-cell table:formula="of:=SUM([.B65:.H65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mai 14</text:p>
          </table:table-cell>
          <table:table-cell table:formula="of:=[$'statcounter-all'.$C68]" office:value-type="float" office:value="15.51" calcext:value-type="float">
            <text:p>15,51</text:p>
          </table:table-cell>
          <table:table-cell table:formula="of:=[$'statcounter-all'.$D68]+[$'statcounter-all'.$Y68]+[$'statcounter-all'.$AG68]+[$'statcounter-all'.$AM68]" office:value-type="float" office:value="14.12" calcext:value-type="float">
            <text:p>14,12</text:p>
          </table:table-cell>
          <table:table-cell table:formula="of:=[$'statcounter-all'.$B68]+[$'statcounter-all'.$U68]" office:value-type="float" office:value="38.77" calcext:value-type="float">
            <text:p>38,77</text:p>
          </table:table-cell>
          <table:table-cell table:formula="of:=[$'statcounter-all'.$G68]+[$'statcounter-all'.$H68]+[$'statcounter-all'.$I68]" office:value-type="float" office:value="9.99" calcext:value-type="float">
            <text:p>9,99</text:p>
          </table:table-cell>
          <table:table-cell table:formula="of:=[$'statcounter-all'.$E68]" office:value-type="float" office:value="13.14" calcext:value-type="float">
            <text:p>13,14</text:p>
          </table:table-cell>
          <table:table-cell table:formula="of:=[$'statcounter-all'.$J68]+[$'statcounter-all'.$L68]+[$'statcounter-all'.$M68]+[$'statcounter-all'.$O68]+[$'statcounter-all'.$AH68]+[$'statcounter-all'.$AJ68]+[$'statcounter-all'.$AL68]+[$'statcounter-all'.$AB68]+[$'statcounter-all'.$AC68]+[$'statcounter-all'.$AK68]+[$'statcounter-all'.$AB68]+[$'statcounter-all'.$AC68]" office:value-type="float" office:value="2.58" calcext:value-type="float">
            <text:p>2,58</text:p>
          </table:table-cell>
          <table:table-cell table:formula="of:=[$'statcounter-all'.$F68]+[$'statcounter-all'.$T68]+[$'statcounter-all'.$AD68]+[$'statcounter-all'.$AE68]+[$'statcounter-all'.$AF68]+[$'statcounter-all'.$K68]+[$'statcounter-all'.$N68]+[$'statcounter-all'.$P68]+[$'statcounter-all'.$Q68]+[$'statcounter-all'.$R68]+[$'statcounter-all'.$S68]+[$'statcounter-all'.$V68]+[$'statcounter-all'.$W68]+[$'statcounter-all'.$X68]+[$'statcounter-all'.$Z68]+[$'statcounter-all'.$AA68]+[$'statcounter-all'.$AI68]+[$'statcounter-all'.$AN68]+[$'statcounter-all'.$AO68]" office:value-type="float" office:value="5.93" calcext:value-type="float">
            <text:p>5,93</text:p>
          </table:table-cell>
          <table:table-cell table:formula="of:=SUM([.B66:.H66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juin 14</text:p>
          </table:table-cell>
          <table:table-cell table:formula="of:=[$'statcounter-all'.$C69]" office:value-type="float" office:value="15.4" calcext:value-type="float">
            <text:p>15,4</text:p>
          </table:table-cell>
          <table:table-cell table:formula="of:=[$'statcounter-all'.$D69]+[$'statcounter-all'.$Y69]+[$'statcounter-all'.$AG69]+[$'statcounter-all'.$AM69]" office:value-type="float" office:value="13.33" calcext:value-type="float">
            <text:p>13,33</text:p>
          </table:table-cell>
          <table:table-cell table:formula="of:=[$'statcounter-all'.$B69]+[$'statcounter-all'.$U69]" office:value-type="float" office:value="38.6" calcext:value-type="float">
            <text:p>38,6</text:p>
          </table:table-cell>
          <table:table-cell table:formula="of:=[$'statcounter-all'.$G69]+[$'statcounter-all'.$H69]+[$'statcounter-all'.$I69]" office:value-type="float" office:value="10.14" calcext:value-type="float">
            <text:p>10,14</text:p>
          </table:table-cell>
          <table:table-cell table:formula="of:=[$'statcounter-all'.$E69]" office:value-type="float" office:value="13.78" calcext:value-type="float">
            <text:p>13,78</text:p>
          </table:table-cell>
          <table:table-cell table:formula="of:=[$'statcounter-all'.$J69]+[$'statcounter-all'.$L69]+[$'statcounter-all'.$M69]+[$'statcounter-all'.$O69]+[$'statcounter-all'.$AH69]+[$'statcounter-all'.$AJ69]+[$'statcounter-all'.$AL69]+[$'statcounter-all'.$AB69]+[$'statcounter-all'.$AC69]+[$'statcounter-all'.$AK69]+[$'statcounter-all'.$AB69]+[$'statcounter-all'.$AC69]" office:value-type="float" office:value="2.6" calcext:value-type="float">
            <text:p>2,6</text:p>
          </table:table-cell>
          <table:table-cell table:formula="of:=[$'statcounter-all'.$F69]+[$'statcounter-all'.$T69]+[$'statcounter-all'.$AD69]+[$'statcounter-all'.$AE69]+[$'statcounter-all'.$AF69]+[$'statcounter-all'.$K69]+[$'statcounter-all'.$N69]+[$'statcounter-all'.$P69]+[$'statcounter-all'.$Q69]+[$'statcounter-all'.$R69]+[$'statcounter-all'.$S69]+[$'statcounter-all'.$V69]+[$'statcounter-all'.$W69]+[$'statcounter-all'.$X69]+[$'statcounter-all'.$Z69]+[$'statcounter-all'.$AA69]+[$'statcounter-all'.$AI69]+[$'statcounter-all'.$AN69]+[$'statcounter-all'.$AO69]" office:value-type="float" office:value="6.21" calcext:value-type="float">
            <text:p>6,21</text:p>
          </table:table-cell>
          <table:table-cell table:formula="of:=SUM([.B67:.H67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juil. 14</text:p>
          </table:table-cell>
          <table:table-cell table:formula="of:=[$'statcounter-all'.$C70]" office:value-type="float" office:value="15.51" calcext:value-type="float">
            <text:p>15,51</text:p>
          </table:table-cell>
          <table:table-cell table:formula="of:=[$'statcounter-all'.$D70]+[$'statcounter-all'.$Y70]+[$'statcounter-all'.$AG70]+[$'statcounter-all'.$AM70]" office:value-type="float" office:value="12.87" calcext:value-type="float">
            <text:p>12,87</text:p>
          </table:table-cell>
          <table:table-cell table:formula="of:=[$'statcounter-all'.$B70]+[$'statcounter-all'.$U70]" office:value-type="float" office:value="38.83" calcext:value-type="float">
            <text:p>38,83</text:p>
          </table:table-cell>
          <table:table-cell table:formula="of:=[$'statcounter-all'.$G70]+[$'statcounter-all'.$H70]+[$'statcounter-all'.$I70]" office:value-type="float" office:value="9.94" calcext:value-type="float">
            <text:p>9,94</text:p>
          </table:table-cell>
          <table:table-cell table:formula="of:=[$'statcounter-all'.$E70]" office:value-type="float" office:value="14.29" calcext:value-type="float">
            <text:p>14,29</text:p>
          </table:table-cell>
          <table:table-cell table:formula="of:=[$'statcounter-all'.$J70]+[$'statcounter-all'.$L70]+[$'statcounter-all'.$M70]+[$'statcounter-all'.$O70]+[$'statcounter-all'.$AH70]+[$'statcounter-all'.$AJ70]+[$'statcounter-all'.$AL70]+[$'statcounter-all'.$AB70]+[$'statcounter-all'.$AC70]+[$'statcounter-all'.$AK70]+[$'statcounter-all'.$AB70]+[$'statcounter-all'.$AC70]" office:value-type="float" office:value="2.51" calcext:value-type="float">
            <text:p>2,51</text:p>
          </table:table-cell>
          <table:table-cell table:formula="of:=[$'statcounter-all'.$F70]+[$'statcounter-all'.$T70]+[$'statcounter-all'.$AD70]+[$'statcounter-all'.$AE70]+[$'statcounter-all'.$AF70]+[$'statcounter-all'.$K70]+[$'statcounter-all'.$N70]+[$'statcounter-all'.$P70]+[$'statcounter-all'.$Q70]+[$'statcounter-all'.$R70]+[$'statcounter-all'.$S70]+[$'statcounter-all'.$V70]+[$'statcounter-all'.$W70]+[$'statcounter-all'.$X70]+[$'statcounter-all'.$Z70]+[$'statcounter-all'.$AA70]+[$'statcounter-all'.$AI70]+[$'statcounter-all'.$AN70]+[$'statcounter-all'.$AO70]" office:value-type="float" office:value="6.09" calcext:value-type="float">
            <text:p>6,09</text:p>
          </table:table-cell>
          <table:table-cell table:formula="of:=SUM([.B68:.H68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août 14</text:p>
          </table:table-cell>
          <table:table-cell table:formula="of:=[$'statcounter-all'.$C71]" office:value-type="float" office:value="14.52" calcext:value-type="float">
            <text:p>14,52</text:p>
          </table:table-cell>
          <table:table-cell table:formula="of:=[$'statcounter-all'.$D71]+[$'statcounter-all'.$Y71]+[$'statcounter-all'.$AG71]+[$'statcounter-all'.$AM71]" office:value-type="float" office:value="12.68" calcext:value-type="float">
            <text:p>12,68</text:p>
          </table:table-cell>
          <table:table-cell table:formula="of:=[$'statcounter-all'.$B71]+[$'statcounter-all'.$U71]" office:value-type="float" office:value="39.61" calcext:value-type="float">
            <text:p>39,61</text:p>
          </table:table-cell>
          <table:table-cell table:formula="of:=[$'statcounter-all'.$G71]+[$'statcounter-all'.$H71]+[$'statcounter-all'.$I71]" office:value-type="float" office:value="10.34" calcext:value-type="float">
            <text:p>10,34</text:p>
          </table:table-cell>
          <table:table-cell table:formula="of:=[$'statcounter-all'.$E71]" office:value-type="float" office:value="14.19" calcext:value-type="float">
            <text:p>14,19</text:p>
          </table:table-cell>
          <table:table-cell table:formula="of:=[$'statcounter-all'.$J71]+[$'statcounter-all'.$L71]+[$'statcounter-all'.$M71]+[$'statcounter-all'.$O71]+[$'statcounter-all'.$AH71]+[$'statcounter-all'.$AJ71]+[$'statcounter-all'.$AL71]+[$'statcounter-all'.$AB71]+[$'statcounter-all'.$AC71]+[$'statcounter-all'.$AK71]+[$'statcounter-all'.$AB71]+[$'statcounter-all'.$AC71]" office:value-type="float" office:value="2.62" calcext:value-type="float">
            <text:p>2,62</text:p>
          </table:table-cell>
          <table:table-cell table:formula="of:=[$'statcounter-all'.$F71]+[$'statcounter-all'.$T71]+[$'statcounter-all'.$AD71]+[$'statcounter-all'.$AE71]+[$'statcounter-all'.$AF71]+[$'statcounter-all'.$K71]+[$'statcounter-all'.$N71]+[$'statcounter-all'.$P71]+[$'statcounter-all'.$Q71]+[$'statcounter-all'.$R71]+[$'statcounter-all'.$S71]+[$'statcounter-all'.$V71]+[$'statcounter-all'.$W71]+[$'statcounter-all'.$X71]+[$'statcounter-all'.$Z71]+[$'statcounter-all'.$AA71]+[$'statcounter-all'.$AI71]+[$'statcounter-all'.$AN71]+[$'statcounter-all'.$AO71]" office:value-type="float" office:value="6.12" calcext:value-type="float">
            <text:p>6,12</text:p>
          </table:table-cell>
          <table:table-cell table:formula="of:=SUM([.B69:.H69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sept. 14</text:p>
          </table:table-cell>
          <table:table-cell table:formula="of:=[$'statcounter-all'.$C72]" office:value-type="float" office:value="14.46" calcext:value-type="float">
            <text:p>14,46</text:p>
          </table:table-cell>
          <table:table-cell table:formula="of:=[$'statcounter-all'.$D72]+[$'statcounter-all'.$Y72]+[$'statcounter-all'.$AG72]+[$'statcounter-all'.$AM72]" office:value-type="float" office:value="12.5" calcext:value-type="float">
            <text:p>12,5</text:p>
          </table:table-cell>
          <table:table-cell table:formula="of:=[$'statcounter-all'.$B72]+[$'statcounter-all'.$U72]" office:value-type="float" office:value="39.45" calcext:value-type="float">
            <text:p>39,45</text:p>
          </table:table-cell>
          <table:table-cell table:formula="of:=[$'statcounter-all'.$G72]+[$'statcounter-all'.$H72]+[$'statcounter-all'.$I72]" office:value-type="float" office:value="10.17" calcext:value-type="float">
            <text:p>10,17</text:p>
          </table:table-cell>
          <table:table-cell table:formula="of:=[$'statcounter-all'.$E72]" office:value-type="float" office:value="14.9" calcext:value-type="float">
            <text:p>14,9</text:p>
          </table:table-cell>
          <table:table-cell table:formula="of:=[$'statcounter-all'.$J72]+[$'statcounter-all'.$L72]+[$'statcounter-all'.$M72]+[$'statcounter-all'.$O72]+[$'statcounter-all'.$AH72]+[$'statcounter-all'.$AJ72]+[$'statcounter-all'.$AL72]+[$'statcounter-all'.$AB72]+[$'statcounter-all'.$AC72]+[$'statcounter-all'.$AK72]+[$'statcounter-all'.$AB72]+[$'statcounter-all'.$AC72]" office:value-type="float" office:value="2.51" calcext:value-type="float">
            <text:p>2,51</text:p>
          </table:table-cell>
          <table:table-cell table:formula="of:=[$'statcounter-all'.$F72]+[$'statcounter-all'.$T72]+[$'statcounter-all'.$AD72]+[$'statcounter-all'.$AE72]+[$'statcounter-all'.$AF72]+[$'statcounter-all'.$K72]+[$'statcounter-all'.$N72]+[$'statcounter-all'.$P72]+[$'statcounter-all'.$Q72]+[$'statcounter-all'.$R72]+[$'statcounter-all'.$S72]+[$'statcounter-all'.$V72]+[$'statcounter-all'.$W72]+[$'statcounter-all'.$X72]+[$'statcounter-all'.$Z72]+[$'statcounter-all'.$AA72]+[$'statcounter-all'.$AI72]+[$'statcounter-all'.$AN72]+[$'statcounter-all'.$AO72]" office:value-type="float" office:value="6.08" calcext:value-type="float">
            <text:p>6,08</text:p>
          </table:table-cell>
          <table:table-cell table:formula="of:=SUM([.B70:.H70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oct. 14</text:p>
          </table:table-cell>
          <table:table-cell table:formula="of:=[$'statcounter-all'.$C73]" office:value-type="float" office:value="13.39" calcext:value-type="float">
            <text:p>13,39</text:p>
          </table:table-cell>
          <table:table-cell table:formula="of:=[$'statcounter-all'.$D73]+[$'statcounter-all'.$Y73]+[$'statcounter-all'.$AG73]+[$'statcounter-all'.$AM73]" office:value-type="float" office:value="12.01" calcext:value-type="float">
            <text:p>12,01</text:p>
          </table:table-cell>
          <table:table-cell table:formula="of:=[$'statcounter-all'.$B73]+[$'statcounter-all'.$U73]" office:value-type="float" office:value="41.59" calcext:value-type="float">
            <text:p>41,59</text:p>
          </table:table-cell>
          <table:table-cell table:formula="of:=[$'statcounter-all'.$G73]+[$'statcounter-all'.$H73]+[$'statcounter-all'.$I73]" office:value-type="float" office:value="10.07" calcext:value-type="float">
            <text:p>10,07</text:p>
          </table:table-cell>
          <table:table-cell table:formula="of:=[$'statcounter-all'.$E73]" office:value-type="float" office:value="15.3" calcext:value-type="float">
            <text:p>15,3</text:p>
          </table:table-cell>
          <table:table-cell table:formula="of:=[$'statcounter-all'.$J73]+[$'statcounter-all'.$L73]+[$'statcounter-all'.$M73]+[$'statcounter-all'.$O73]+[$'statcounter-all'.$AH73]+[$'statcounter-all'.$AJ73]+[$'statcounter-all'.$AL73]+[$'statcounter-all'.$AB73]+[$'statcounter-all'.$AC73]+[$'statcounter-all'.$AK73]+[$'statcounter-all'.$AB73]+[$'statcounter-all'.$AC73]" office:value-type="float" office:value="2.29" calcext:value-type="float">
            <text:p>2,29</text:p>
          </table:table-cell>
          <table:table-cell table:formula="of:=[$'statcounter-all'.$F73]+[$'statcounter-all'.$T73]+[$'statcounter-all'.$AD73]+[$'statcounter-all'.$AE73]+[$'statcounter-all'.$AF73]+[$'statcounter-all'.$K73]+[$'statcounter-all'.$N73]+[$'statcounter-all'.$P73]+[$'statcounter-all'.$Q73]+[$'statcounter-all'.$R73]+[$'statcounter-all'.$S73]+[$'statcounter-all'.$V73]+[$'statcounter-all'.$W73]+[$'statcounter-all'.$X73]+[$'statcounter-all'.$Z73]+[$'statcounter-all'.$AA73]+[$'statcounter-all'.$AI73]+[$'statcounter-all'.$AN73]+[$'statcounter-all'.$AO73]" office:value-type="float" office:value="5.39" calcext:value-type="float">
            <text:p>5,39</text:p>
          </table:table-cell>
          <table:table-cell table:formula="of:=SUM([.B71:.H71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nov. 14</text:p>
          </table:table-cell>
          <table:table-cell table:formula="of:=[$'statcounter-all'.$C74]" office:value-type="float" office:value="13.42" calcext:value-type="float">
            <text:p>13,42</text:p>
          </table:table-cell>
          <table:table-cell table:formula="of:=[$'statcounter-all'.$D74]+[$'statcounter-all'.$Y74]+[$'statcounter-all'.$AG74]+[$'statcounter-all'.$AM74]" office:value-type="float" office:value="11.65" calcext:value-type="float">
            <text:p>11,65</text:p>
          </table:table-cell>
          <table:table-cell table:formula="of:=[$'statcounter-all'.$B74]+[$'statcounter-all'.$U74]" office:value-type="float" office:value="42.3" calcext:value-type="float">
            <text:p>42,3</text:p>
          </table:table-cell>
          <table:table-cell table:formula="of:=[$'statcounter-all'.$G74]+[$'statcounter-all'.$H74]+[$'statcounter-all'.$I74]" office:value-type="float" office:value="10.7" calcext:value-type="float">
            <text:p>10,7</text:p>
          </table:table-cell>
          <table:table-cell table:formula="of:=[$'statcounter-all'.$E74]" office:value-type="float" office:value="14.25" calcext:value-type="float">
            <text:p>14,25</text:p>
          </table:table-cell>
          <table:table-cell table:formula="of:=[$'statcounter-all'.$J74]+[$'statcounter-all'.$L74]+[$'statcounter-all'.$M74]+[$'statcounter-all'.$O74]+[$'statcounter-all'.$AH74]+[$'statcounter-all'.$AJ74]+[$'statcounter-all'.$AL74]+[$'statcounter-all'.$AB74]+[$'statcounter-all'.$AC74]+[$'statcounter-all'.$AK74]+[$'statcounter-all'.$AB74]+[$'statcounter-all'.$AC74]" office:value-type="float" office:value="2.42" calcext:value-type="float">
            <text:p>2,42</text:p>
          </table:table-cell>
          <table:table-cell table:formula="of:=[$'statcounter-all'.$F74]+[$'statcounter-all'.$T74]+[$'statcounter-all'.$AD74]+[$'statcounter-all'.$AE74]+[$'statcounter-all'.$AF74]+[$'statcounter-all'.$K74]+[$'statcounter-all'.$N74]+[$'statcounter-all'.$P74]+[$'statcounter-all'.$Q74]+[$'statcounter-all'.$R74]+[$'statcounter-all'.$S74]+[$'statcounter-all'.$V74]+[$'statcounter-all'.$W74]+[$'statcounter-all'.$X74]+[$'statcounter-all'.$Z74]+[$'statcounter-all'.$AA74]+[$'statcounter-all'.$AI74]+[$'statcounter-all'.$AN74]+[$'statcounter-all'.$AO74]" office:value-type="float" office:value="5.27" calcext:value-type="float">
            <text:p>5,27</text:p>
          </table:table-cell>
          <table:table-cell table:formula="of:=SUM([.B72:.H7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déc. 14</text:p>
          </table:table-cell>
          <table:table-cell table:formula="of:=[$'statcounter-all'.$C75]" office:value-type="float" office:value="15.21" calcext:value-type="float">
            <text:p>15,21</text:p>
          </table:table-cell>
          <table:table-cell table:formula="of:=[$'statcounter-all'.$D75]+[$'statcounter-all'.$Y75]+[$'statcounter-all'.$AG75]+[$'statcounter-all'.$AM75]" office:value-type="float" office:value="11.33" calcext:value-type="float">
            <text:p>11,33</text:p>
          </table:table-cell>
          <table:table-cell table:formula="of:=[$'statcounter-all'.$B75]+[$'statcounter-all'.$U75]" office:value-type="float" office:value="40.99" calcext:value-type="float">
            <text:p>40,99</text:p>
          </table:table-cell>
          <table:table-cell table:formula="of:=[$'statcounter-all'.$G75]+[$'statcounter-all'.$H75]+[$'statcounter-all'.$I75]" office:value-type="float" office:value="10.64" calcext:value-type="float">
            <text:p>10,64</text:p>
          </table:table-cell>
          <table:table-cell table:formula="of:=[$'statcounter-all'.$E75]" office:value-type="float" office:value="14.2" calcext:value-type="float">
            <text:p>14,2</text:p>
          </table:table-cell>
          <table:table-cell table:formula="of:=[$'statcounter-all'.$J75]+[$'statcounter-all'.$L75]+[$'statcounter-all'.$M75]+[$'statcounter-all'.$O75]+[$'statcounter-all'.$AH75]+[$'statcounter-all'.$AJ75]+[$'statcounter-all'.$AL75]+[$'statcounter-all'.$AB75]+[$'statcounter-all'.$AC75]+[$'statcounter-all'.$AK75]+[$'statcounter-all'.$AB75]+[$'statcounter-all'.$AC75]" office:value-type="float" office:value="2.32" calcext:value-type="float">
            <text:p>2,32</text:p>
          </table:table-cell>
          <table:table-cell table:formula="of:=[$'statcounter-all'.$F75]+[$'statcounter-all'.$T75]+[$'statcounter-all'.$AD75]+[$'statcounter-all'.$AE75]+[$'statcounter-all'.$AF75]+[$'statcounter-all'.$K75]+[$'statcounter-all'.$N75]+[$'statcounter-all'.$P75]+[$'statcounter-all'.$Q75]+[$'statcounter-all'.$R75]+[$'statcounter-all'.$S75]+[$'statcounter-all'.$V75]+[$'statcounter-all'.$W75]+[$'statcounter-all'.$X75]+[$'statcounter-all'.$Z75]+[$'statcounter-all'.$AA75]+[$'statcounter-all'.$AI75]+[$'statcounter-all'.$AN75]+[$'statcounter-all'.$AO75]" office:value-type="float" office:value="5.37" calcext:value-type="float">
            <text:p>5,37</text:p>
          </table:table-cell>
          <table:table-cell table:formula="of:=SUM([.B73:.H73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janv. 15</text:p>
          </table:table-cell>
          <table:table-cell table:formula="of:=[$'statcounter-all'.$C76]" office:value-type="float" office:value="13.3" calcext:value-type="float">
            <text:p>13,3</text:p>
          </table:table-cell>
          <table:table-cell table:formula="of:=[$'statcounter-all'.$D76]+[$'statcounter-all'.$Y76]+[$'statcounter-all'.$AG76]+[$'statcounter-all'.$AM76]" office:value-type="float" office:value="11.88" calcext:value-type="float">
            <text:p>11,88</text:p>
          </table:table-cell>
          <table:table-cell table:formula="of:=[$'statcounter-all'.$B76]+[$'statcounter-all'.$U76]" office:value-type="float" office:value="42.35" calcext:value-type="float">
            <text:p>42,35</text:p>
          </table:table-cell>
          <table:table-cell table:formula="of:=[$'statcounter-all'.$G76]+[$'statcounter-all'.$H76]+[$'statcounter-all'.$I76]" office:value-type="float" office:value="10.79" calcext:value-type="float">
            <text:p>10,79</text:p>
          </table:table-cell>
          <table:table-cell table:formula="of:=[$'statcounter-all'.$E76]" office:value-type="float" office:value="13.79" calcext:value-type="float">
            <text:p>13,79</text:p>
          </table:table-cell>
          <table:table-cell table:formula="of:=[$'statcounter-all'.$J76]+[$'statcounter-all'.$L76]+[$'statcounter-all'.$M76]+[$'statcounter-all'.$O76]+[$'statcounter-all'.$AH76]+[$'statcounter-all'.$AJ76]+[$'statcounter-all'.$AL76]+[$'statcounter-all'.$AB76]+[$'statcounter-all'.$AC76]+[$'statcounter-all'.$AK76]+[$'statcounter-all'.$AB76]+[$'statcounter-all'.$AC76]" office:value-type="float" office:value="2.29" calcext:value-type="float">
            <text:p>2,29</text:p>
          </table:table-cell>
          <table:table-cell table:formula="of:=[$'statcounter-all'.$F76]+[$'statcounter-all'.$T76]+[$'statcounter-all'.$AD76]+[$'statcounter-all'.$AE76]+[$'statcounter-all'.$AF76]+[$'statcounter-all'.$K76]+[$'statcounter-all'.$N76]+[$'statcounter-all'.$P76]+[$'statcounter-all'.$Q76]+[$'statcounter-all'.$R76]+[$'statcounter-all'.$S76]+[$'statcounter-all'.$V76]+[$'statcounter-all'.$W76]+[$'statcounter-all'.$X76]+[$'statcounter-all'.$Z76]+[$'statcounter-all'.$AA76]+[$'statcounter-all'.$AI76]+[$'statcounter-all'.$AN76]+[$'statcounter-all'.$AO76]" office:value-type="float" office:value="5.65" calcext:value-type="float">
            <text:p>5,65</text:p>
          </table:table-cell>
          <table:table-cell table:formula="of:=SUM([.B74:.H74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févr. 15</text:p>
          </table:table-cell>
          <table:table-cell table:formula="of:=[$'statcounter-all'.$C77]" office:value-type="float" office:value="13.09" calcext:value-type="float">
            <text:p>13,09</text:p>
          </table:table-cell>
          <table:table-cell table:formula="of:=[$'statcounter-all'.$D77]+[$'statcounter-all'.$Y77]+[$'statcounter-all'.$AG77]+[$'statcounter-all'.$AM77]" office:value-type="float" office:value="11.62" calcext:value-type="float">
            <text:p>11,62</text:p>
          </table:table-cell>
          <table:table-cell table:formula="of:=[$'statcounter-all'.$B77]+[$'statcounter-all'.$U77]" office:value-type="float" office:value="43.24" calcext:value-type="float">
            <text:p>43,24</text:p>
          </table:table-cell>
          <table:table-cell table:formula="of:=[$'statcounter-all'.$G77]+[$'statcounter-all'.$H77]+[$'statcounter-all'.$I77]" office:value-type="float" office:value="10.62" calcext:value-type="float">
            <text:p>10,62</text:p>
          </table:table-cell>
          <table:table-cell table:formula="of:=[$'statcounter-all'.$E77]" office:value-type="float" office:value="13.8" calcext:value-type="float">
            <text:p>13,8</text:p>
          </table:table-cell>
          <table:table-cell table:formula="of:=[$'statcounter-all'.$J77]+[$'statcounter-all'.$L77]+[$'statcounter-all'.$M77]+[$'statcounter-all'.$O77]+[$'statcounter-all'.$AH77]+[$'statcounter-all'.$AJ77]+[$'statcounter-all'.$AL77]+[$'statcounter-all'.$AB77]+[$'statcounter-all'.$AC77]+[$'statcounter-all'.$AK77]+[$'statcounter-all'.$AB77]+[$'statcounter-all'.$AC77]" office:value-type="float" office:value="2.16" calcext:value-type="float">
            <text:p>2,16</text:p>
          </table:table-cell>
          <table:table-cell table:formula="of:=[$'statcounter-all'.$F77]+[$'statcounter-all'.$T77]+[$'statcounter-all'.$AD77]+[$'statcounter-all'.$AE77]+[$'statcounter-all'.$AF77]+[$'statcounter-all'.$K77]+[$'statcounter-all'.$N77]+[$'statcounter-all'.$P77]+[$'statcounter-all'.$Q77]+[$'statcounter-all'.$R77]+[$'statcounter-all'.$S77]+[$'statcounter-all'.$V77]+[$'statcounter-all'.$W77]+[$'statcounter-all'.$X77]+[$'statcounter-all'.$Z77]+[$'statcounter-all'.$AA77]+[$'statcounter-all'.$AI77]+[$'statcounter-all'.$AN77]+[$'statcounter-all'.$AO77]" office:value-type="float" office:value="5.52" calcext:value-type="float">
            <text:p>5,52</text:p>
          </table:table-cell>
          <table:table-cell table:formula="of:=SUM([.B75:.H75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mars 15</text:p>
          </table:table-cell>
          <table:table-cell table:formula="of:=[$'statcounter-all'.$C78]" office:value-type="float" office:value="12.36" calcext:value-type="float">
            <text:p>12,36</text:p>
          </table:table-cell>
          <table:table-cell table:formula="of:=[$'statcounter-all'.$D78]+[$'statcounter-all'.$Y78]+[$'statcounter-all'.$AG78]+[$'statcounter-all'.$AM78]" office:value-type="float" office:value="11.79" calcext:value-type="float">
            <text:p>11,79</text:p>
          </table:table-cell>
          <table:table-cell table:formula="of:=[$'statcounter-all'.$B78]+[$'statcounter-all'.$U78]" office:value-type="float" office:value="43.69" calcext:value-type="float">
            <text:p>43,69</text:p>
          </table:table-cell>
          <table:table-cell table:formula="of:=[$'statcounter-all'.$G78]+[$'statcounter-all'.$H78]+[$'statcounter-all'.$I78]" office:value-type="float" office:value="10.89" calcext:value-type="float">
            <text:p>10,89</text:p>
          </table:table-cell>
          <table:table-cell table:formula="of:=[$'statcounter-all'.$E78]" office:value-type="float" office:value="13.8" calcext:value-type="float">
            <text:p>13,8</text:p>
          </table:table-cell>
          <table:table-cell table:formula="of:=[$'statcounter-all'.$J78]+[$'statcounter-all'.$L78]+[$'statcounter-all'.$M78]+[$'statcounter-all'.$O78]+[$'statcounter-all'.$AH78]+[$'statcounter-all'.$AJ78]+[$'statcounter-all'.$AL78]+[$'statcounter-all'.$AB78]+[$'statcounter-all'.$AC78]+[$'statcounter-all'.$AK78]+[$'statcounter-all'.$AB78]+[$'statcounter-all'.$AC78]" office:value-type="float" office:value="2.14" calcext:value-type="float">
            <text:p>2,14</text:p>
          </table:table-cell>
          <table:table-cell table:formula="of:=[$'statcounter-all'.$F78]+[$'statcounter-all'.$T78]+[$'statcounter-all'.$AD78]+[$'statcounter-all'.$AE78]+[$'statcounter-all'.$AF78]+[$'statcounter-all'.$K78]+[$'statcounter-all'.$N78]+[$'statcounter-all'.$P78]+[$'statcounter-all'.$Q78]+[$'statcounter-all'.$R78]+[$'statcounter-all'.$S78]+[$'statcounter-all'.$V78]+[$'statcounter-all'.$W78]+[$'statcounter-all'.$X78]+[$'statcounter-all'.$Z78]+[$'statcounter-all'.$AA78]+[$'statcounter-all'.$AI78]+[$'statcounter-all'.$AN78]+[$'statcounter-all'.$AO78]" office:value-type="float" office:value="5.38" calcext:value-type="float">
            <text:p>5,38</text:p>
          </table:table-cell>
          <table:table-cell table:formula="of:=SUM([.B76:.H76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avr. 15</text:p>
          </table:table-cell>
          <table:table-cell table:formula="of:=[$'statcounter-all'.$C79]" office:value-type="float" office:value="12.52" calcext:value-type="float">
            <text:p>12,52</text:p>
          </table:table-cell>
          <table:table-cell table:formula="of:=[$'statcounter-all'.$D79]+[$'statcounter-all'.$Y79]+[$'statcounter-all'.$AG79]+[$'statcounter-all'.$AM79]" office:value-type="float" office:value="11.66" calcext:value-type="float">
            <text:p>11,66</text:p>
          </table:table-cell>
          <table:table-cell table:formula="of:=[$'statcounter-all'.$B79]+[$'statcounter-all'.$U79]" office:value-type="float" office:value="44.4" calcext:value-type="float">
            <text:p>44,4</text:p>
          </table:table-cell>
          <table:table-cell table:formula="of:=[$'statcounter-all'.$G79]+[$'statcounter-all'.$H79]+[$'statcounter-all'.$I79]" office:value-type="float" office:value="10.91" calcext:value-type="float">
            <text:p>10,91</text:p>
          </table:table-cell>
          <table:table-cell table:formula="of:=[$'statcounter-all'.$E79]" office:value-type="float" office:value="12.91" calcext:value-type="float">
            <text:p>12,91</text:p>
          </table:table-cell>
          <table:table-cell table:formula="of:=[$'statcounter-all'.$J79]+[$'statcounter-all'.$L79]+[$'statcounter-all'.$M79]+[$'statcounter-all'.$O79]+[$'statcounter-all'.$AH79]+[$'statcounter-all'.$AJ79]+[$'statcounter-all'.$AL79]+[$'statcounter-all'.$AB79]+[$'statcounter-all'.$AC79]+[$'statcounter-all'.$AK79]+[$'statcounter-all'.$AB79]+[$'statcounter-all'.$AC79]" office:value-type="float" office:value="2.08" calcext:value-type="float">
            <text:p>2,08</text:p>
          </table:table-cell>
          <table:table-cell table:formula="of:=[$'statcounter-all'.$F79]+[$'statcounter-all'.$T79]+[$'statcounter-all'.$AD79]+[$'statcounter-all'.$AE79]+[$'statcounter-all'.$AF79]+[$'statcounter-all'.$K79]+[$'statcounter-all'.$N79]+[$'statcounter-all'.$P79]+[$'statcounter-all'.$Q79]+[$'statcounter-all'.$R79]+[$'statcounter-all'.$S79]+[$'statcounter-all'.$V79]+[$'statcounter-all'.$W79]+[$'statcounter-all'.$X79]+[$'statcounter-all'.$Z79]+[$'statcounter-all'.$AA79]+[$'statcounter-all'.$AI79]+[$'statcounter-all'.$AN79]+[$'statcounter-all'.$AO79]" office:value-type="float" office:value="5.58" calcext:value-type="float">
            <text:p>5,58</text:p>
          </table:table-cell>
          <table:table-cell table:formula="of:=SUM([.B77:.H77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mai 15</text:p>
          </table:table-cell>
          <table:table-cell table:formula="of:=[$'statcounter-all'.$C80]" office:value-type="float" office:value="12.31" calcext:value-type="float">
            <text:p>12,31</text:p>
          </table:table-cell>
          <table:table-cell table:formula="of:=[$'statcounter-all'.$D80]+[$'statcounter-all'.$Y80]+[$'statcounter-all'.$AG80]+[$'statcounter-all'.$AM80]" office:value-type="float" office:value="11.21" calcext:value-type="float">
            <text:p>11,21</text:p>
          </table:table-cell>
          <table:table-cell table:formula="of:=[$'statcounter-all'.$B80]+[$'statcounter-all'.$U80]" office:value-type="float" office:value="44.05" calcext:value-type="float">
            <text:p>44,05</text:p>
          </table:table-cell>
          <table:table-cell table:formula="of:=[$'statcounter-all'.$G80]+[$'statcounter-all'.$H80]+[$'statcounter-all'.$I80]" office:value-type="float" office:value="11.39" calcext:value-type="float">
            <text:p>11,39</text:p>
          </table:table-cell>
          <table:table-cell table:formula="of:=[$'statcounter-all'.$E80]" office:value-type="float" office:value="13.47" calcext:value-type="float">
            <text:p>13,47</text:p>
          </table:table-cell>
          <table:table-cell table:formula="of:=[$'statcounter-all'.$J80]+[$'statcounter-all'.$L80]+[$'statcounter-all'.$M80]+[$'statcounter-all'.$O80]+[$'statcounter-all'.$AH80]+[$'statcounter-all'.$AJ80]+[$'statcounter-all'.$AL80]+[$'statcounter-all'.$AB80]+[$'statcounter-all'.$AC80]+[$'statcounter-all'.$AK80]+[$'statcounter-all'.$AB80]+[$'statcounter-all'.$AC80]" office:value-type="float" office:value="1.81" calcext:value-type="float">
            <text:p>1,81</text:p>
          </table:table-cell>
          <table:table-cell table:formula="of:=[$'statcounter-all'.$F80]+[$'statcounter-all'.$T80]+[$'statcounter-all'.$AD80]+[$'statcounter-all'.$AE80]+[$'statcounter-all'.$AF80]+[$'statcounter-all'.$K80]+[$'statcounter-all'.$N80]+[$'statcounter-all'.$P80]+[$'statcounter-all'.$Q80]+[$'statcounter-all'.$R80]+[$'statcounter-all'.$S80]+[$'statcounter-all'.$V80]+[$'statcounter-all'.$W80]+[$'statcounter-all'.$X80]+[$'statcounter-all'.$Z80]+[$'statcounter-all'.$AA80]+[$'statcounter-all'.$AI80]+[$'statcounter-all'.$AN80]+[$'statcounter-all'.$AO80]" office:value-type="float" office:value="5.84" calcext:value-type="float">
            <text:p>5,84</text:p>
          </table:table-cell>
          <table:table-cell table:formula="of:=SUM([.B78:.H7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juin 15</text:p>
          </table:table-cell>
          <table:table-cell table:formula="of:=[$'statcounter-all'.$C81]" office:value-type="float" office:value="12.18" calcext:value-type="float">
            <text:p>12,18</text:p>
          </table:table-cell>
          <table:table-cell table:formula="of:=[$'statcounter-all'.$D81]+[$'statcounter-all'.$Y81]+[$'statcounter-all'.$AG81]+[$'statcounter-all'.$AM81]" office:value-type="float" office:value="10.78" calcext:value-type="float">
            <text:p>10,78</text:p>
          </table:table-cell>
          <table:table-cell table:formula="of:=[$'statcounter-all'.$B81]+[$'statcounter-all'.$U81]" office:value-type="float" office:value="44.03" calcext:value-type="float">
            <text:p>44,03</text:p>
          </table:table-cell>
          <table:table-cell table:formula="of:=[$'statcounter-all'.$G81]+[$'statcounter-all'.$H81]+[$'statcounter-all'.$I81]" office:value-type="float" office:value="11.46" calcext:value-type="float">
            <text:p>11,46</text:p>
          </table:table-cell>
          <table:table-cell table:formula="of:=[$'statcounter-all'.$E81]" office:value-type="float" office:value="13.39" calcext:value-type="float">
            <text:p>13,39</text:p>
          </table:table-cell>
          <table:table-cell table:formula="of:=[$'statcounter-all'.$J81]+[$'statcounter-all'.$L81]+[$'statcounter-all'.$M81]+[$'statcounter-all'.$O81]+[$'statcounter-all'.$AH81]+[$'statcounter-all'.$AJ81]+[$'statcounter-all'.$AL81]+[$'statcounter-all'.$AB81]+[$'statcounter-all'.$AC81]+[$'statcounter-all'.$AK81]+[$'statcounter-all'.$AB81]+[$'statcounter-all'.$AC81]" office:value-type="float" office:value="1.66" calcext:value-type="float">
            <text:p>1,66</text:p>
          </table:table-cell>
          <table:table-cell table:formula="of:=[$'statcounter-all'.$F81]+[$'statcounter-all'.$T81]+[$'statcounter-all'.$AD81]+[$'statcounter-all'.$AE81]+[$'statcounter-all'.$AF81]+[$'statcounter-all'.$K81]+[$'statcounter-all'.$N81]+[$'statcounter-all'.$P81]+[$'statcounter-all'.$Q81]+[$'statcounter-all'.$R81]+[$'statcounter-all'.$S81]+[$'statcounter-all'.$V81]+[$'statcounter-all'.$W81]+[$'statcounter-all'.$X81]+[$'statcounter-all'.$Z81]+[$'statcounter-all'.$AA81]+[$'statcounter-all'.$AI81]+[$'statcounter-all'.$AN81]+[$'statcounter-all'.$AO81]" office:value-type="float" office:value="6.52" calcext:value-type="float">
            <text:p>6,52</text:p>
          </table:table-cell>
          <table:table-cell table:formula="of:=SUM([.B79:.H79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juil. 15</text:p>
          </table:table-cell>
          <table:table-cell table:formula="of:=[$'statcounter-all'.$C82]" office:value-type="float" office:value="10.81" calcext:value-type="float">
            <text:p>10,81</text:p>
          </table:table-cell>
          <table:table-cell table:formula="of:=[$'statcounter-all'.$D82]+[$'statcounter-all'.$Y82]+[$'statcounter-all'.$AG82]+[$'statcounter-all'.$AM82]" office:value-type="float" office:value="10.05" calcext:value-type="float">
            <text:p>10,05</text:p>
          </table:table-cell>
          <table:table-cell table:formula="of:=[$'statcounter-all'.$B82]+[$'statcounter-all'.$U82]" office:value-type="float" office:value="45.17" calcext:value-type="float">
            <text:p>45,17</text:p>
          </table:table-cell>
          <table:table-cell table:formula="of:=[$'statcounter-all'.$G82]+[$'statcounter-all'.$H82]+[$'statcounter-all'.$I82]" office:value-type="float" office:value="12.19" calcext:value-type="float">
            <text:p>12,19</text:p>
          </table:table-cell>
          <table:table-cell table:formula="of:=[$'statcounter-all'.$E82]" office:value-type="float" office:value="13.2" calcext:value-type="float">
            <text:p>13,2</text:p>
          </table:table-cell>
          <table:table-cell table:formula="of:=[$'statcounter-all'.$J82]+[$'statcounter-all'.$L82]+[$'statcounter-all'.$M82]+[$'statcounter-all'.$O82]+[$'statcounter-all'.$AH82]+[$'statcounter-all'.$AJ82]+[$'statcounter-all'.$AL82]+[$'statcounter-all'.$AB82]+[$'statcounter-all'.$AC82]+[$'statcounter-all'.$AK82]+[$'statcounter-all'.$AB82]+[$'statcounter-all'.$AC82]" office:value-type="float" office:value="1.76" calcext:value-type="float">
            <text:p>1,76</text:p>
          </table:table-cell>
          <table:table-cell table:formula="of:=[$'statcounter-all'.$F82]+[$'statcounter-all'.$T82]+[$'statcounter-all'.$AD82]+[$'statcounter-all'.$AE82]+[$'statcounter-all'.$AF82]+[$'statcounter-all'.$K82]+[$'statcounter-all'.$N82]+[$'statcounter-all'.$P82]+[$'statcounter-all'.$Q82]+[$'statcounter-all'.$R82]+[$'statcounter-all'.$S82]+[$'statcounter-all'.$V82]+[$'statcounter-all'.$W82]+[$'statcounter-all'.$X82]+[$'statcounter-all'.$Z82]+[$'statcounter-all'.$AA82]+[$'statcounter-all'.$AI82]+[$'statcounter-all'.$AN82]+[$'statcounter-all'.$AO82]" office:value-type="float" office:value="6.85" calcext:value-type="float">
            <text:p>6,85</text:p>
          </table:table-cell>
          <table:table-cell table:formula="of:=SUM([.B80:.H80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août 15</text:p>
          </table:table-cell>
          <table:table-cell table:formula="of:=[$'statcounter-all'.$C83]" office:value-type="float" office:value="9.73" calcext:value-type="float">
            <text:p>9,73</text:p>
          </table:table-cell>
          <table:table-cell table:formula="of:=[$'statcounter-all'.$D83]+[$'statcounter-all'.$Y83]+[$'statcounter-all'.$AG83]+[$'statcounter-all'.$AM83]" office:value-type="float" office:value="9.67" calcext:value-type="float">
            <text:p>9,67</text:p>
          </table:table-cell>
          <table:table-cell table:formula="of:=[$'statcounter-all'.$B83]+[$'statcounter-all'.$U83]" office:value-type="float" office:value="45.35" calcext:value-type="float">
            <text:p>45,35</text:p>
          </table:table-cell>
          <table:table-cell table:formula="of:=[$'statcounter-all'.$G83]+[$'statcounter-all'.$H83]+[$'statcounter-all'.$I83]" office:value-type="float" office:value="12.78" calcext:value-type="float">
            <text:p>12,78</text:p>
          </table:table-cell>
          <table:table-cell table:formula="of:=[$'statcounter-all'.$E83]" office:value-type="float" office:value="12.53" calcext:value-type="float">
            <text:p>12,53</text:p>
          </table:table-cell>
          <table:table-cell table:formula="of:=[$'statcounter-all'.$J83]+[$'statcounter-all'.$L83]+[$'statcounter-all'.$M83]+[$'statcounter-all'.$O83]+[$'statcounter-all'.$AH83]+[$'statcounter-all'.$AJ83]+[$'statcounter-all'.$AL83]+[$'statcounter-all'.$AB83]+[$'statcounter-all'.$AC83]+[$'statcounter-all'.$AK83]+[$'statcounter-all'.$AB83]+[$'statcounter-all'.$AC83]" office:value-type="float" office:value="1.83" calcext:value-type="float">
            <text:p>1,83</text:p>
          </table:table-cell>
          <table:table-cell table:formula="of:=[$'statcounter-all'.$F83]+[$'statcounter-all'.$T83]+[$'statcounter-all'.$AD83]+[$'statcounter-all'.$AE83]+[$'statcounter-all'.$AF83]+[$'statcounter-all'.$K83]+[$'statcounter-all'.$N83]+[$'statcounter-all'.$P83]+[$'statcounter-all'.$Q83]+[$'statcounter-all'.$R83]+[$'statcounter-all'.$S83]+[$'statcounter-all'.$V83]+[$'statcounter-all'.$W83]+[$'statcounter-all'.$X83]+[$'statcounter-all'.$Z83]+[$'statcounter-all'.$AA83]+[$'statcounter-all'.$AI83]+[$'statcounter-all'.$AN83]+[$'statcounter-all'.$AO83]" office:value-type="float" office:value="8.09" calcext:value-type="float">
            <text:p>8,09</text:p>
          </table:table-cell>
          <table:table-cell table:formula="of:=SUM([.B81:.H81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sept. 15</text:p>
          </table:table-cell>
          <table:table-cell table:formula="of:=[$'statcounter-all'.$C84]" office:value-type="float" office:value="9.62" calcext:value-type="float">
            <text:p>9,62</text:p>
          </table:table-cell>
          <table:table-cell table:formula="of:=[$'statcounter-all'.$D84]+[$'statcounter-all'.$Y84]+[$'statcounter-all'.$AG84]+[$'statcounter-all'.$AM84]" office:value-type="float" office:value="9.87" calcext:value-type="float">
            <text:p>9,87</text:p>
          </table:table-cell>
          <table:table-cell table:formula="of:=[$'statcounter-all'.$B84]+[$'statcounter-all'.$U84]" office:value-type="float" office:value="45.93" calcext:value-type="float">
            <text:p>45,93</text:p>
          </table:table-cell>
          <table:table-cell table:formula="of:=[$'statcounter-all'.$G84]+[$'statcounter-all'.$H84]+[$'statcounter-all'.$I84]" office:value-type="float" office:value="12.62" calcext:value-type="float">
            <text:p>12,62</text:p>
          </table:table-cell>
          <table:table-cell table:formula="of:=[$'statcounter-all'.$E84]" office:value-type="float" office:value="12.1" calcext:value-type="float">
            <text:p>12,1</text:p>
          </table:table-cell>
          <table:table-cell table:formula="of:=[$'statcounter-all'.$J84]+[$'statcounter-all'.$L84]+[$'statcounter-all'.$M84]+[$'statcounter-all'.$O84]+[$'statcounter-all'.$AH84]+[$'statcounter-all'.$AJ84]+[$'statcounter-all'.$AL84]+[$'statcounter-all'.$AB84]+[$'statcounter-all'.$AC84]+[$'statcounter-all'.$AK84]+[$'statcounter-all'.$AB84]+[$'statcounter-all'.$AC84]" office:value-type="float" office:value="1.78" calcext:value-type="float">
            <text:p>1,78</text:p>
          </table:table-cell>
          <table:table-cell table:formula="of:=[$'statcounter-all'.$F84]+[$'statcounter-all'.$T84]+[$'statcounter-all'.$AD84]+[$'statcounter-all'.$AE84]+[$'statcounter-all'.$AF84]+[$'statcounter-all'.$K84]+[$'statcounter-all'.$N84]+[$'statcounter-all'.$P84]+[$'statcounter-all'.$Q84]+[$'statcounter-all'.$R84]+[$'statcounter-all'.$S84]+[$'statcounter-all'.$V84]+[$'statcounter-all'.$W84]+[$'statcounter-all'.$X84]+[$'statcounter-all'.$Z84]+[$'statcounter-all'.$AA84]+[$'statcounter-all'.$AI84]+[$'statcounter-all'.$AN84]+[$'statcounter-all'.$AO84]" office:value-type="float" office:value="8.07" calcext:value-type="float">
            <text:p>8,07</text:p>
          </table:table-cell>
          <table:table-cell table:formula="of:=SUM([.B82:.H82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oct. 15</text:p>
          </table:table-cell>
          <table:table-cell table:formula="of:=[$'statcounter-all'.$C85]" office:value-type="float" office:value="9.38" calcext:value-type="float">
            <text:p>9,38</text:p>
          </table:table-cell>
          <table:table-cell table:formula="of:=[$'statcounter-all'.$D85]+[$'statcounter-all'.$Y85]+[$'statcounter-all'.$AG85]+[$'statcounter-all'.$AM85]" office:value-type="float" office:value="9.57" calcext:value-type="float">
            <text:p>9,57</text:p>
          </table:table-cell>
          <table:table-cell table:formula="of:=[$'statcounter-all'.$B85]+[$'statcounter-all'.$U85]" office:value-type="float" office:value="46.8" calcext:value-type="float">
            <text:p>46,8</text:p>
          </table:table-cell>
          <table:table-cell table:formula="of:=[$'statcounter-all'.$G85]+[$'statcounter-all'.$H85]+[$'statcounter-all'.$I85]" office:value-type="float" office:value="12.78" calcext:value-type="float">
            <text:p>12,78</text:p>
          </table:table-cell>
          <table:table-cell table:formula="of:=[$'statcounter-all'.$E85]" office:value-type="float" office:value="11.96" calcext:value-type="float">
            <text:p>11,96</text:p>
          </table:table-cell>
          <table:table-cell table:formula="of:=[$'statcounter-all'.$J85]+[$'statcounter-all'.$L85]+[$'statcounter-all'.$M85]+[$'statcounter-all'.$O85]+[$'statcounter-all'.$AH85]+[$'statcounter-all'.$AJ85]+[$'statcounter-all'.$AL85]+[$'statcounter-all'.$AB85]+[$'statcounter-all'.$AC85]+[$'statcounter-all'.$AK85]+[$'statcounter-all'.$AB85]+[$'statcounter-all'.$AC85]" office:value-type="float" office:value="1.78" calcext:value-type="float">
            <text:p>1,78</text:p>
          </table:table-cell>
          <table:table-cell table:formula="of:=[$'statcounter-all'.$F85]+[$'statcounter-all'.$T85]+[$'statcounter-all'.$AD85]+[$'statcounter-all'.$AE85]+[$'statcounter-all'.$AF85]+[$'statcounter-all'.$K85]+[$'statcounter-all'.$N85]+[$'statcounter-all'.$P85]+[$'statcounter-all'.$Q85]+[$'statcounter-all'.$R85]+[$'statcounter-all'.$S85]+[$'statcounter-all'.$V85]+[$'statcounter-all'.$W85]+[$'statcounter-all'.$X85]+[$'statcounter-all'.$Z85]+[$'statcounter-all'.$AA85]+[$'statcounter-all'.$AI85]+[$'statcounter-all'.$AN85]+[$'statcounter-all'.$AO85]" office:value-type="float" office:value="7.78" calcext:value-type="float">
            <text:p>7,78</text:p>
          </table:table-cell>
          <table:table-cell table:formula="of:=SUM([.B83:.H83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nov. 15</text:p>
          </table:table-cell>
          <table:table-cell table:formula="of:=[$'statcounter-all'.$C86]" office:value-type="float" office:value="9.65" calcext:value-type="float">
            <text:p>9,65</text:p>
          </table:table-cell>
          <table:table-cell table:formula="of:=[$'statcounter-all'.$D86]+[$'statcounter-all'.$Y86]+[$'statcounter-all'.$AG86]+[$'statcounter-all'.$AM86]" office:value-type="float" office:value="9.27" calcext:value-type="float">
            <text:p>9,27</text:p>
          </table:table-cell>
          <table:table-cell table:formula="of:=[$'statcounter-all'.$B86]+[$'statcounter-all'.$U86]" office:value-type="float" office:value="47.94" calcext:value-type="float">
            <text:p>47,94</text:p>
          </table:table-cell>
          <table:table-cell table:formula="of:=[$'statcounter-all'.$G86]+[$'statcounter-all'.$H86]+[$'statcounter-all'.$I86]" office:value-type="float" office:value="11.65" calcext:value-type="float">
            <text:p>11,65</text:p>
          </table:table-cell>
          <table:table-cell table:formula="of:=[$'statcounter-all'.$E86]" office:value-type="float" office:value="12.59" calcext:value-type="float">
            <text:p>12,59</text:p>
          </table:table-cell>
          <table:table-cell table:formula="of:=[$'statcounter-all'.$J86]+[$'statcounter-all'.$L86]+[$'statcounter-all'.$M86]+[$'statcounter-all'.$O86]+[$'statcounter-all'.$AH86]+[$'statcounter-all'.$AJ86]+[$'statcounter-all'.$AL86]+[$'statcounter-all'.$AB86]+[$'statcounter-all'.$AC86]+[$'statcounter-all'.$AK86]+[$'statcounter-all'.$AB86]+[$'statcounter-all'.$AC86]" office:value-type="float" office:value="1.67" calcext:value-type="float">
            <text:p>1,67</text:p>
          </table:table-cell>
          <table:table-cell table:formula="of:=[$'statcounter-all'.$F86]+[$'statcounter-all'.$T86]+[$'statcounter-all'.$AD86]+[$'statcounter-all'.$AE86]+[$'statcounter-all'.$AF86]+[$'statcounter-all'.$K86]+[$'statcounter-all'.$N86]+[$'statcounter-all'.$P86]+[$'statcounter-all'.$Q86]+[$'statcounter-all'.$R86]+[$'statcounter-all'.$S86]+[$'statcounter-all'.$V86]+[$'statcounter-all'.$W86]+[$'statcounter-all'.$X86]+[$'statcounter-all'.$Z86]+[$'statcounter-all'.$AA86]+[$'statcounter-all'.$AI86]+[$'statcounter-all'.$AN86]+[$'statcounter-all'.$AO86]" office:value-type="float" office:value="7.24" calcext:value-type="float">
            <text:p>7,24</text:p>
          </table:table-cell>
          <table:table-cell table:formula="of:=SUM([.B84:.H8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déc. 15</text:p>
          </table:table-cell>
          <table:table-cell table:formula="of:=[$'statcounter-all'.$C87]" office:value-type="float" office:value="9.33" calcext:value-type="float">
            <text:p>9,33</text:p>
          </table:table-cell>
          <table:table-cell table:formula="of:=[$'statcounter-all'.$D87]+[$'statcounter-all'.$Y87]+[$'statcounter-all'.$AG87]+[$'statcounter-all'.$AM87]" office:value-type="float" office:value="8.89" calcext:value-type="float">
            <text:p>8,89</text:p>
          </table:table-cell>
          <table:table-cell table:formula="of:=[$'statcounter-all'.$B87]+[$'statcounter-all'.$U87]" office:value-type="float" office:value="47.22" calcext:value-type="float">
            <text:p>47,22</text:p>
          </table:table-cell>
          <table:table-cell table:formula="of:=[$'statcounter-all'.$G87]+[$'statcounter-all'.$H87]+[$'statcounter-all'.$I87]" office:value-type="float" office:value="12.23" calcext:value-type="float">
            <text:p>12,23</text:p>
          </table:table-cell>
          <table:table-cell table:formula="of:=[$'statcounter-all'.$E87]" office:value-type="float" office:value="13.01" calcext:value-type="float">
            <text:p>13,01</text:p>
          </table:table-cell>
          <table:table-cell table:formula="of:=[$'statcounter-all'.$J87]+[$'statcounter-all'.$L87]+[$'statcounter-all'.$M87]+[$'statcounter-all'.$O87]+[$'statcounter-all'.$AH87]+[$'statcounter-all'.$AJ87]+[$'statcounter-all'.$AL87]+[$'statcounter-all'.$AB87]+[$'statcounter-all'.$AC87]+[$'statcounter-all'.$AK87]+[$'statcounter-all'.$AB87]+[$'statcounter-all'.$AC87]" office:value-type="float" office:value="1.71" calcext:value-type="float">
            <text:p>1,71</text:p>
          </table:table-cell>
          <table:table-cell table:formula="of:=[$'statcounter-all'.$F87]+[$'statcounter-all'.$T87]+[$'statcounter-all'.$AD87]+[$'statcounter-all'.$AE87]+[$'statcounter-all'.$AF87]+[$'statcounter-all'.$K87]+[$'statcounter-all'.$N87]+[$'statcounter-all'.$P87]+[$'statcounter-all'.$Q87]+[$'statcounter-all'.$R87]+[$'statcounter-all'.$S87]+[$'statcounter-all'.$V87]+[$'statcounter-all'.$W87]+[$'statcounter-all'.$X87]+[$'statcounter-all'.$Z87]+[$'statcounter-all'.$AA87]+[$'statcounter-all'.$AI87]+[$'statcounter-all'.$AN87]+[$'statcounter-all'.$AO87]" office:value-type="float" office:value="7.67" calcext:value-type="float">
            <text:p>7,67</text:p>
          </table:table-cell>
          <table:table-cell table:formula="of:=SUM([.B85:.H85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6-01-01" calcext:value-type="date">
            <text:p>janv. 16</text:p>
          </table:table-cell>
          <table:table-cell table:formula="of:=[$'statcounter-all'.$C88]" office:value-type="float" office:value="8.94" calcext:value-type="float">
            <text:p>8,94</text:p>
          </table:table-cell>
          <table:table-cell table:formula="of:=[$'statcounter-all'.$D88]+[$'statcounter-all'.$Y88]+[$'statcounter-all'.$AG88]+[$'statcounter-all'.$AM88]" office:value-type="float" office:value="9.04" calcext:value-type="float">
            <text:p>9,04</text:p>
          </table:table-cell>
          <table:table-cell table:formula="of:=[$'statcounter-all'.$B88]+[$'statcounter-all'.$U88]" office:value-type="float" office:value="47.87" calcext:value-type="float">
            <text:p>47,87</text:p>
          </table:table-cell>
          <table:table-cell table:formula="of:=[$'statcounter-all'.$G88]+[$'statcounter-all'.$H88]+[$'statcounter-all'.$I88]" office:value-type="float" office:value="12.14" calcext:value-type="float">
            <text:p>12,14</text:p>
          </table:table-cell>
          <table:table-cell table:formula="of:=[$'statcounter-all'.$E88]" office:value-type="float" office:value="12.9" calcext:value-type="float">
            <text:p>12,9</text:p>
          </table:table-cell>
          <table:table-cell table:formula="of:=[$'statcounter-all'.$J88]+[$'statcounter-all'.$L88]+[$'statcounter-all'.$M88]+[$'statcounter-all'.$O88]+[$'statcounter-all'.$AH88]+[$'statcounter-all'.$AJ88]+[$'statcounter-all'.$AL88]+[$'statcounter-all'.$AB88]+[$'statcounter-all'.$AC88]+[$'statcounter-all'.$AK88]+[$'statcounter-all'.$AB88]+[$'statcounter-all'.$AC88]" office:value-type="float" office:value="1.57" calcext:value-type="float">
            <text:p>1,57</text:p>
          </table:table-cell>
          <table:table-cell table:formula="of:=[$'statcounter-all'.$F88]+[$'statcounter-all'.$T88]+[$'statcounter-all'.$AD88]+[$'statcounter-all'.$AE88]+[$'statcounter-all'.$AF88]+[$'statcounter-all'.$K88]+[$'statcounter-all'.$N88]+[$'statcounter-all'.$P88]+[$'statcounter-all'.$Q88]+[$'statcounter-all'.$R88]+[$'statcounter-all'.$S88]+[$'statcounter-all'.$V88]+[$'statcounter-all'.$W88]+[$'statcounter-all'.$X88]+[$'statcounter-all'.$Z88]+[$'statcounter-all'.$AA88]+[$'statcounter-all'.$AI88]+[$'statcounter-all'.$AN88]+[$'statcounter-all'.$AO88]" office:value-type="float" office:value="7.54" calcext:value-type="float">
            <text:p>7,54</text:p>
          </table:table-cell>
          <table:table-cell table:formula="of:=SUM([.B86:.H86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2-01" calcext:value-type="date">
            <text:p>févr. 16</text:p>
          </table:table-cell>
          <table:table-cell table:formula="of:=[$'statcounter-all'.$C89]" office:value-type="float" office:value="8.17" calcext:value-type="float">
            <text:p>8,17</text:p>
          </table:table-cell>
          <table:table-cell table:formula="of:=[$'statcounter-all'.$D89]+[$'statcounter-all'.$Y89]+[$'statcounter-all'.$AG89]+[$'statcounter-all'.$AM89]" office:value-type="float" office:value="9.06" calcext:value-type="float">
            <text:p>9,06</text:p>
          </table:table-cell>
          <table:table-cell table:formula="of:=[$'statcounter-all'.$B89]+[$'statcounter-all'.$U89]" office:value-type="float" office:value="47.85" calcext:value-type="float">
            <text:p>47,85</text:p>
          </table:table-cell>
          <table:table-cell table:formula="of:=[$'statcounter-all'.$G89]+[$'statcounter-all'.$H89]+[$'statcounter-all'.$I89]" office:value-type="float" office:value="12.99" calcext:value-type="float">
            <text:p>12,99</text:p>
          </table:table-cell>
          <table:table-cell table:formula="of:=[$'statcounter-all'.$E89]" office:value-type="float" office:value="12.87" calcext:value-type="float">
            <text:p>12,87</text:p>
          </table:table-cell>
          <table:table-cell table:formula="of:=[$'statcounter-all'.$J89]+[$'statcounter-all'.$L89]+[$'statcounter-all'.$M89]+[$'statcounter-all'.$O89]+[$'statcounter-all'.$AH89]+[$'statcounter-all'.$AJ89]+[$'statcounter-all'.$AL89]+[$'statcounter-all'.$AB89]+[$'statcounter-all'.$AC89]+[$'statcounter-all'.$AK89]+[$'statcounter-all'.$AB89]+[$'statcounter-all'.$AC89]" office:value-type="float" office:value="1.54" calcext:value-type="float">
            <text:p>1,54</text:p>
          </table:table-cell>
          <table:table-cell table:formula="of:=[$'statcounter-all'.$F89]+[$'statcounter-all'.$T89]+[$'statcounter-all'.$AD89]+[$'statcounter-all'.$AE89]+[$'statcounter-all'.$AF89]+[$'statcounter-all'.$K89]+[$'statcounter-all'.$N89]+[$'statcounter-all'.$P89]+[$'statcounter-all'.$Q89]+[$'statcounter-all'.$R89]+[$'statcounter-all'.$S89]+[$'statcounter-all'.$V89]+[$'statcounter-all'.$W89]+[$'statcounter-all'.$X89]+[$'statcounter-all'.$Z89]+[$'statcounter-all'.$AA89]+[$'statcounter-all'.$AI89]+[$'statcounter-all'.$AN89]+[$'statcounter-all'.$AO89]" office:value-type="float" office:value="7.53" calcext:value-type="float">
            <text:p>7,53</text:p>
          </table:table-cell>
          <table:table-cell table:formula="of:=SUM([.B87:.H8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6-03-01" calcext:value-type="date">
            <text:p>mars 16</text:p>
          </table:table-cell>
          <table:table-cell table:formula="of:=[$'statcounter-all'.$C90]" office:value-type="float" office:value="7.44" calcext:value-type="float">
            <text:p>7,44</text:p>
          </table:table-cell>
          <table:table-cell table:formula="of:=[$'statcounter-all'.$D90]+[$'statcounter-all'.$Y90]+[$'statcounter-all'.$AG90]+[$'statcounter-all'.$AM90]" office:value-type="float" office:value="8.58" calcext:value-type="float">
            <text:p>8,58</text:p>
          </table:table-cell>
          <table:table-cell table:formula="of:=[$'statcounter-all'.$B90]+[$'statcounter-all'.$U90]" office:value-type="float" office:value="47.32" calcext:value-type="float">
            <text:p>47,32</text:p>
          </table:table-cell>
          <table:table-cell table:formula="of:=[$'statcounter-all'.$G90]+[$'statcounter-all'.$H90]+[$'statcounter-all'.$I90]" office:value-type="float" office:value="14.77" calcext:value-type="float">
            <text:p>14,77</text:p>
          </table:table-cell>
          <table:table-cell table:formula="of:=[$'statcounter-all'.$E90]" office:value-type="float" office:value="12.73" calcext:value-type="float">
            <text:p>12,73</text:p>
          </table:table-cell>
          <table:table-cell table:formula="of:=[$'statcounter-all'.$J90]+[$'statcounter-all'.$L90]+[$'statcounter-all'.$M90]+[$'statcounter-all'.$O90]+[$'statcounter-all'.$AH90]+[$'statcounter-all'.$AJ90]+[$'statcounter-all'.$AL90]+[$'statcounter-all'.$AB90]+[$'statcounter-all'.$AC90]+[$'statcounter-all'.$AK90]+[$'statcounter-all'.$AB90]+[$'statcounter-all'.$AC90]" office:value-type="float" office:value="1.48" calcext:value-type="float">
            <text:p>1,48</text:p>
          </table:table-cell>
          <table:table-cell table:formula="of:=[$'statcounter-all'.$F90]+[$'statcounter-all'.$T90]+[$'statcounter-all'.$AD90]+[$'statcounter-all'.$AE90]+[$'statcounter-all'.$AF90]+[$'statcounter-all'.$K90]+[$'statcounter-all'.$N90]+[$'statcounter-all'.$P90]+[$'statcounter-all'.$Q90]+[$'statcounter-all'.$R90]+[$'statcounter-all'.$S90]+[$'statcounter-all'.$V90]+[$'statcounter-all'.$W90]+[$'statcounter-all'.$X90]+[$'statcounter-all'.$Z90]+[$'statcounter-all'.$AA90]+[$'statcounter-all'.$AI90]+[$'statcounter-all'.$AN90]+[$'statcounter-all'.$AO90]" office:value-type="float" office:value="7.68" calcext:value-type="float">
            <text:p>7,68</text:p>
          </table:table-cell>
          <table:table-cell table:formula="of:=SUM([.B88:.H8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4-01" calcext:value-type="date">
            <text:p>avr. 16</text:p>
          </table:table-cell>
          <table:table-cell table:formula="of:=[$'statcounter-all'.$C91]" office:value-type="float" office:value="7.13" calcext:value-type="float">
            <text:p>7,13</text:p>
          </table:table-cell>
          <table:table-cell table:formula="of:=[$'statcounter-all'.$D91]+[$'statcounter-all'.$Y91]+[$'statcounter-all'.$AG91]+[$'statcounter-all'.$AM91]" office:value-type="float" office:value="8.45" calcext:value-type="float">
            <text:p>8,45</text:p>
          </table:table-cell>
          <table:table-cell table:formula="of:=[$'statcounter-all'.$B91]+[$'statcounter-all'.$U91]" office:value-type="float" office:value="47.51" calcext:value-type="float">
            <text:p>47,51</text:p>
          </table:table-cell>
          <table:table-cell table:formula="of:=[$'statcounter-all'.$G91]+[$'statcounter-all'.$H91]+[$'statcounter-all'.$I91]" office:value-type="float" office:value="14.84" calcext:value-type="float">
            <text:p>14,84</text:p>
          </table:table-cell>
          <table:table-cell table:formula="of:=[$'statcounter-all'.$E91]" office:value-type="float" office:value="12.78" calcext:value-type="float">
            <text:p>12,78</text:p>
          </table:table-cell>
          <table:table-cell table:formula="of:=[$'statcounter-all'.$J91]+[$'statcounter-all'.$L91]+[$'statcounter-all'.$M91]+[$'statcounter-all'.$O91]+[$'statcounter-all'.$AH91]+[$'statcounter-all'.$AJ91]+[$'statcounter-all'.$AL91]+[$'statcounter-all'.$AB91]+[$'statcounter-all'.$AC91]+[$'statcounter-all'.$AK91]+[$'statcounter-all'.$AB91]+[$'statcounter-all'.$AC91]" office:value-type="float" office:value="1.44" calcext:value-type="float">
            <text:p>1,44</text:p>
          </table:table-cell>
          <table:table-cell table:formula="of:=[$'statcounter-all'.$F91]+[$'statcounter-all'.$T91]+[$'statcounter-all'.$AD91]+[$'statcounter-all'.$AE91]+[$'statcounter-all'.$AF91]+[$'statcounter-all'.$K91]+[$'statcounter-all'.$N91]+[$'statcounter-all'.$P91]+[$'statcounter-all'.$Q91]+[$'statcounter-all'.$R91]+[$'statcounter-all'.$S91]+[$'statcounter-all'.$V91]+[$'statcounter-all'.$W91]+[$'statcounter-all'.$X91]+[$'statcounter-all'.$Z91]+[$'statcounter-all'.$AA91]+[$'statcounter-all'.$AI91]+[$'statcounter-all'.$AN91]+[$'statcounter-all'.$AO91]" office:value-type="float" office:value="7.88" calcext:value-type="float">
            <text:p>7,88</text:p>
          </table:table-cell>
          <table:table-cell table:formula="of:=SUM([.B89:.H89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6-05-01" calcext:value-type="date">
            <text:p>mai 16</text:p>
          </table:table-cell>
          <table:table-cell table:formula="of:=[$'statcounter-all'.$C92]" office:value-type="float" office:value="6.43" calcext:value-type="float">
            <text:p>6,43</text:p>
          </table:table-cell>
          <table:table-cell table:formula="of:=[$'statcounter-all'.$D92]+[$'statcounter-all'.$Y92]+[$'statcounter-all'.$AG92]+[$'statcounter-all'.$AM92]" office:value-type="float" office:value="8.29" calcext:value-type="float">
            <text:p>8,29</text:p>
          </table:table-cell>
          <table:table-cell table:formula="of:=[$'statcounter-all'.$B92]+[$'statcounter-all'.$U92]" office:value-type="float" office:value="47.23" calcext:value-type="float">
            <text:p>47,23</text:p>
          </table:table-cell>
          <table:table-cell table:formula="of:=[$'statcounter-all'.$G92]+[$'statcounter-all'.$H92]+[$'statcounter-all'.$I92]" office:value-type="float" office:value="15.47" calcext:value-type="float">
            <text:p>15,47</text:p>
          </table:table-cell>
          <table:table-cell table:formula="of:=[$'statcounter-all'.$E92]" office:value-type="float" office:value="13.02" calcext:value-type="float">
            <text:p>13,02</text:p>
          </table:table-cell>
          <table:table-cell table:formula="of:=[$'statcounter-all'.$J92]+[$'statcounter-all'.$L92]+[$'statcounter-all'.$M92]+[$'statcounter-all'.$O92]+[$'statcounter-all'.$AH92]+[$'statcounter-all'.$AJ92]+[$'statcounter-all'.$AL92]+[$'statcounter-all'.$AB92]+[$'statcounter-all'.$AC92]+[$'statcounter-all'.$AK92]+[$'statcounter-all'.$AB92]+[$'statcounter-all'.$AC92]" office:value-type="float" office:value="1.43" calcext:value-type="float">
            <text:p>1,43</text:p>
          </table:table-cell>
          <table:table-cell table:formula="of:=[$'statcounter-all'.$F92]+[$'statcounter-all'.$T92]+[$'statcounter-all'.$AD92]+[$'statcounter-all'.$AE92]+[$'statcounter-all'.$AF92]+[$'statcounter-all'.$K92]+[$'statcounter-all'.$N92]+[$'statcounter-all'.$P92]+[$'statcounter-all'.$Q92]+[$'statcounter-all'.$R92]+[$'statcounter-all'.$S92]+[$'statcounter-all'.$V92]+[$'statcounter-all'.$W92]+[$'statcounter-all'.$X92]+[$'statcounter-all'.$Z92]+[$'statcounter-all'.$AA92]+[$'statcounter-all'.$AI92]+[$'statcounter-all'.$AN92]+[$'statcounter-all'.$AO92]" office:value-type="float" office:value="8.13" calcext:value-type="float">
            <text:p>8,13</text:p>
          </table:table-cell>
          <table:table-cell table:formula="of:=SUM([.B90:.H9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6-01" calcext:value-type="date">
            <text:p>juin 16</text:p>
          </table:table-cell>
          <table:table-cell table:formula="of:=[$'statcounter-all'.$C93]" office:value-type="float" office:value="6.26" calcext:value-type="float">
            <text:p>6,26</text:p>
          </table:table-cell>
          <table:table-cell table:formula="of:=[$'statcounter-all'.$D93]+[$'statcounter-all'.$Y93]+[$'statcounter-all'.$AG93]+[$'statcounter-all'.$AM93]" office:value-type="float" office:value="8.36" calcext:value-type="float">
            <text:p>8,36</text:p>
          </table:table-cell>
          <table:table-cell table:formula="of:=[$'statcounter-all'.$B93]+[$'statcounter-all'.$U93]" office:value-type="float" office:value="49.79" calcext:value-type="float">
            <text:p>49,79</text:p>
          </table:table-cell>
          <table:table-cell table:formula="of:=[$'statcounter-all'.$G93]+[$'statcounter-all'.$H93]+[$'statcounter-all'.$I93]" office:value-type="float" office:value="12.7" calcext:value-type="float">
            <text:p>12,7</text:p>
          </table:table-cell>
          <table:table-cell table:formula="of:=[$'statcounter-all'.$E93]" office:value-type="float" office:value="13.51" calcext:value-type="float">
            <text:p>13,51</text:p>
          </table:table-cell>
          <table:table-cell table:formula="of:=[$'statcounter-all'.$J93]+[$'statcounter-all'.$L93]+[$'statcounter-all'.$M93]+[$'statcounter-all'.$O93]+[$'statcounter-all'.$AH93]+[$'statcounter-all'.$AJ93]+[$'statcounter-all'.$AL93]+[$'statcounter-all'.$AB93]+[$'statcounter-all'.$AC93]+[$'statcounter-all'.$AK93]+[$'statcounter-all'.$AB93]+[$'statcounter-all'.$AC93]" office:value-type="float" office:value="1.38" calcext:value-type="float">
            <text:p>1,38</text:p>
          </table:table-cell>
          <table:table-cell table:formula="of:=[$'statcounter-all'.$F93]+[$'statcounter-all'.$T93]+[$'statcounter-all'.$AD93]+[$'statcounter-all'.$AE93]+[$'statcounter-all'.$AF93]+[$'statcounter-all'.$K93]+[$'statcounter-all'.$N93]+[$'statcounter-all'.$P93]+[$'statcounter-all'.$Q93]+[$'statcounter-all'.$R93]+[$'statcounter-all'.$S93]+[$'statcounter-all'.$V93]+[$'statcounter-all'.$W93]+[$'statcounter-all'.$X93]+[$'statcounter-all'.$Z93]+[$'statcounter-all'.$AA93]+[$'statcounter-all'.$AI93]+[$'statcounter-all'.$AN93]+[$'statcounter-all'.$AO93]" office:value-type="float" office:value="8" calcext:value-type="float">
            <text:p>8</text:p>
          </table:table-cell>
          <table:table-cell table:formula="of:=SUM([.B91:.H91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7-01" calcext:value-type="date">
            <text:p>juil. 16</text:p>
          </table:table-cell>
          <table:table-cell table:formula="of:=[$'statcounter-all'.$C94]" office:value-type="float" office:value="5.4" calcext:value-type="float">
            <text:p>5,4</text:p>
          </table:table-cell>
          <table:table-cell table:formula="of:=[$'statcounter-all'.$D94]+[$'statcounter-all'.$Y94]+[$'statcounter-all'.$AG94]+[$'statcounter-all'.$AM94]" office:value-type="float" office:value="7.81" calcext:value-type="float">
            <text:p>7,81</text:p>
          </table:table-cell>
          <table:table-cell table:formula="of:=[$'statcounter-all'.$B94]+[$'statcounter-all'.$U94]" office:value-type="float" office:value="49.53" calcext:value-type="float">
            <text:p>49,53</text:p>
          </table:table-cell>
          <table:table-cell table:formula="of:=[$'statcounter-all'.$G94]+[$'statcounter-all'.$H94]+[$'statcounter-all'.$I94]" office:value-type="float" office:value="13.62" calcext:value-type="float">
            <text:p>13,62</text:p>
          </table:table-cell>
          <table:table-cell table:formula="of:=[$'statcounter-all'.$E94]" office:value-type="float" office:value="13.66" calcext:value-type="float">
            <text:p>13,66</text:p>
          </table:table-cell>
          <table:table-cell table:formula="of:=[$'statcounter-all'.$J94]+[$'statcounter-all'.$L94]+[$'statcounter-all'.$M94]+[$'statcounter-all'.$O94]+[$'statcounter-all'.$AH94]+[$'statcounter-all'.$AJ94]+[$'statcounter-all'.$AL94]+[$'statcounter-all'.$AB94]+[$'statcounter-all'.$AC94]+[$'statcounter-all'.$AK94]+[$'statcounter-all'.$AB94]+[$'statcounter-all'.$AC94]" office:value-type="float" office:value="1.38" calcext:value-type="float">
            <text:p>1,38</text:p>
          </table:table-cell>
          <table:table-cell table:formula="of:=[$'statcounter-all'.$F94]+[$'statcounter-all'.$T94]+[$'statcounter-all'.$AD94]+[$'statcounter-all'.$AE94]+[$'statcounter-all'.$AF94]+[$'statcounter-all'.$K94]+[$'statcounter-all'.$N94]+[$'statcounter-all'.$P94]+[$'statcounter-all'.$Q94]+[$'statcounter-all'.$R94]+[$'statcounter-all'.$S94]+[$'statcounter-all'.$V94]+[$'statcounter-all'.$W94]+[$'statcounter-all'.$X94]+[$'statcounter-all'.$Z94]+[$'statcounter-all'.$AA94]+[$'statcounter-all'.$AI94]+[$'statcounter-all'.$AN94]+[$'statcounter-all'.$AO94]" office:value-type="float" office:value="8.64" calcext:value-type="float">
            <text:p>8,64</text:p>
          </table:table-cell>
          <table:table-cell table:formula="of:=SUM([.B92:.H92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6-08-01" calcext:value-type="date">
            <text:p>août 16</text:p>
          </table:table-cell>
          <table:table-cell table:formula="of:=[$'statcounter-all'.$C95]" office:value-type="float" office:value="5.45" calcext:value-type="float">
            <text:p>5,45</text:p>
          </table:table-cell>
          <table:table-cell table:formula="of:=[$'statcounter-all'.$D95]+[$'statcounter-all'.$Y95]+[$'statcounter-all'.$AG95]+[$'statcounter-all'.$AM95]" office:value-type="float" office:value="7.83" calcext:value-type="float">
            <text:p>7,83</text:p>
          </table:table-cell>
          <table:table-cell table:formula="of:=[$'statcounter-all'.$B95]+[$'statcounter-all'.$U95]" office:value-type="float" office:value="49.9" calcext:value-type="float">
            <text:p>49,9</text:p>
          </table:table-cell>
          <table:table-cell table:formula="of:=[$'statcounter-all'.$G95]+[$'statcounter-all'.$H95]+[$'statcounter-all'.$I95]" office:value-type="float" office:value="13.54" calcext:value-type="float">
            <text:p>13,54</text:p>
          </table:table-cell>
          <table:table-cell table:formula="of:=[$'statcounter-all'.$E95]" office:value-type="float" office:value="13.61" calcext:value-type="float">
            <text:p>13,61</text:p>
          </table:table-cell>
          <table:table-cell table:formula="of:=[$'statcounter-all'.$J95]+[$'statcounter-all'.$L95]+[$'statcounter-all'.$M95]+[$'statcounter-all'.$O95]+[$'statcounter-all'.$AH95]+[$'statcounter-all'.$AJ95]+[$'statcounter-all'.$AL95]+[$'statcounter-all'.$AB95]+[$'statcounter-all'.$AC95]+[$'statcounter-all'.$AK95]+[$'statcounter-all'.$AB95]+[$'statcounter-all'.$AC95]" office:value-type="float" office:value="1.27" calcext:value-type="float">
            <text:p>1,27</text:p>
          </table:table-cell>
          <table:table-cell table:formula="of:=[$'statcounter-all'.$F95]+[$'statcounter-all'.$T95]+[$'statcounter-all'.$AD95]+[$'statcounter-all'.$AE95]+[$'statcounter-all'.$AF95]+[$'statcounter-all'.$K95]+[$'statcounter-all'.$N95]+[$'statcounter-all'.$P95]+[$'statcounter-all'.$Q95]+[$'statcounter-all'.$R95]+[$'statcounter-all'.$S95]+[$'statcounter-all'.$V95]+[$'statcounter-all'.$W95]+[$'statcounter-all'.$X95]+[$'statcounter-all'.$Z95]+[$'statcounter-all'.$AA95]+[$'statcounter-all'.$AI95]+[$'statcounter-all'.$AN95]+[$'statcounter-all'.$AO95]" office:value-type="float" office:value="8.42" calcext:value-type="float">
            <text:p>8,42</text:p>
          </table:table-cell>
          <table:table-cell table:formula="of:=SUM([.B93:.H93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6-09-01" calcext:value-type="date">
            <text:p>sept. 16</text:p>
          </table:table-cell>
          <table:table-cell table:formula="of:=[$'statcounter-all'.$C96]" office:value-type="float" office:value="5.42" calcext:value-type="float">
            <text:p>5,42</text:p>
          </table:table-cell>
          <table:table-cell table:formula="of:=[$'statcounter-all'.$D96]+[$'statcounter-all'.$Y96]+[$'statcounter-all'.$AG96]+[$'statcounter-all'.$AM96]" office:value-type="float" office:value="7.62" calcext:value-type="float">
            <text:p>7,62</text:p>
          </table:table-cell>
          <table:table-cell table:formula="of:=[$'statcounter-all'.$B96]+[$'statcounter-all'.$U96]" office:value-type="float" office:value="50.01" calcext:value-type="float">
            <text:p>50,01</text:p>
          </table:table-cell>
          <table:table-cell table:formula="of:=[$'statcounter-all'.$G96]+[$'statcounter-all'.$H96]+[$'statcounter-all'.$I96]" office:value-type="float" office:value="14.44" calcext:value-type="float">
            <text:p>14,44</text:p>
          </table:table-cell>
          <table:table-cell table:formula="of:=[$'statcounter-all'.$E96]" office:value-type="float" office:value="13.34" calcext:value-type="float">
            <text:p>13,34</text:p>
          </table:table-cell>
          <table:table-cell table:formula="of:=[$'statcounter-all'.$J96]+[$'statcounter-all'.$L96]+[$'statcounter-all'.$M96]+[$'statcounter-all'.$O96]+[$'statcounter-all'.$AH96]+[$'statcounter-all'.$AJ96]+[$'statcounter-all'.$AL96]+[$'statcounter-all'.$AB96]+[$'statcounter-all'.$AC96]+[$'statcounter-all'.$AK96]+[$'statcounter-all'.$AB96]+[$'statcounter-all'.$AC96]" office:value-type="float" office:value="1.22" calcext:value-type="float">
            <text:p>1,22</text:p>
          </table:table-cell>
          <table:table-cell table:formula="of:=[$'statcounter-all'.$F96]+[$'statcounter-all'.$T96]+[$'statcounter-all'.$AD96]+[$'statcounter-all'.$AE96]+[$'statcounter-all'.$AF96]+[$'statcounter-all'.$K96]+[$'statcounter-all'.$N96]+[$'statcounter-all'.$P96]+[$'statcounter-all'.$Q96]+[$'statcounter-all'.$R96]+[$'statcounter-all'.$S96]+[$'statcounter-all'.$V96]+[$'statcounter-all'.$W96]+[$'statcounter-all'.$X96]+[$'statcounter-all'.$Z96]+[$'statcounter-all'.$AA96]+[$'statcounter-all'.$AI96]+[$'statcounter-all'.$AN96]+[$'statcounter-all'.$AO96]" office:value-type="float" office:value="7.96" calcext:value-type="float">
            <text:p>7,96</text:p>
          </table:table-cell>
          <table:table-cell table:formula="of:=SUM([.B94:.H9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6-10-01" calcext:value-type="date">
            <text:p>oct. 16</text:p>
          </table:table-cell>
          <table:table-cell table:formula="of:=[$'statcounter-all'.$C97]" office:value-type="float" office:value="4.76" calcext:value-type="float">
            <text:p>4,76</text:p>
          </table:table-cell>
          <table:table-cell table:formula="of:=[$'statcounter-all'.$D97]+[$'statcounter-all'.$Y97]+[$'statcounter-all'.$AG97]+[$'statcounter-all'.$AM97]" office:value-type="float" office:value="7.19" calcext:value-type="float">
            <text:p>7,19</text:p>
          </table:table-cell>
          <table:table-cell table:formula="of:=[$'statcounter-all'.$B97]+[$'statcounter-all'.$U97]" office:value-type="float" office:value="50.67" calcext:value-type="float">
            <text:p>50,67</text:p>
          </table:table-cell>
          <table:table-cell table:formula="of:=[$'statcounter-all'.$G97]+[$'statcounter-all'.$H97]+[$'statcounter-all'.$I97]" office:value-type="float" office:value="14.92" calcext:value-type="float">
            <text:p>14,92</text:p>
          </table:table-cell>
          <table:table-cell table:formula="of:=[$'statcounter-all'.$E97]" office:value-type="float" office:value="13.7" calcext:value-type="float">
            <text:p>13,7</text:p>
          </table:table-cell>
          <table:table-cell table:formula="of:=[$'statcounter-all'.$J97]+[$'statcounter-all'.$L97]+[$'statcounter-all'.$M97]+[$'statcounter-all'.$O97]+[$'statcounter-all'.$AH97]+[$'statcounter-all'.$AJ97]+[$'statcounter-all'.$AL97]+[$'statcounter-all'.$AB97]+[$'statcounter-all'.$AC97]+[$'statcounter-all'.$AK97]+[$'statcounter-all'.$AB97]+[$'statcounter-all'.$AC97]" office:value-type="float" office:value="1.13" calcext:value-type="float">
            <text:p>1,13</text:p>
          </table:table-cell>
          <table:table-cell table:formula="of:=[$'statcounter-all'.$F97]+[$'statcounter-all'.$T97]+[$'statcounter-all'.$AD97]+[$'statcounter-all'.$AE97]+[$'statcounter-all'.$AF97]+[$'statcounter-all'.$K97]+[$'statcounter-all'.$N97]+[$'statcounter-all'.$P97]+[$'statcounter-all'.$Q97]+[$'statcounter-all'.$R97]+[$'statcounter-all'.$S97]+[$'statcounter-all'.$V97]+[$'statcounter-all'.$W97]+[$'statcounter-all'.$X97]+[$'statcounter-all'.$Z97]+[$'statcounter-all'.$AA97]+[$'statcounter-all'.$AI97]+[$'statcounter-all'.$AN97]+[$'statcounter-all'.$AO97]" office:value-type="float" office:value="7.62" calcext:value-type="float">
            <text:p>7,62</text:p>
          </table:table-cell>
          <table:table-cell table:formula="of:=SUM([.B95:.H95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6-11-01" calcext:value-type="date">
            <text:p>nov. 16</text:p>
          </table:table-cell>
          <table:table-cell table:formula="of:=[$'statcounter-all'.$C98]" office:value-type="float" office:value="4.54" calcext:value-type="float">
            <text:p>4,54</text:p>
          </table:table-cell>
          <table:table-cell table:formula="of:=[$'statcounter-all'.$D98]+[$'statcounter-all'.$Y98]+[$'statcounter-all'.$AG98]+[$'statcounter-all'.$AM98]" office:value-type="float" office:value="7.07" calcext:value-type="float">
            <text:p>7,07</text:p>
          </table:table-cell>
          <table:table-cell table:formula="of:=[$'statcounter-all'.$B98]+[$'statcounter-all'.$U98]" office:value-type="float" office:value="51.51" calcext:value-type="float">
            <text:p>51,51</text:p>
          </table:table-cell>
          <table:table-cell table:formula="of:=[$'statcounter-all'.$G98]+[$'statcounter-all'.$H98]+[$'statcounter-all'.$I98]" office:value-type="float" office:value="14.5" calcext:value-type="float">
            <text:p>14,5</text:p>
          </table:table-cell>
          <table:table-cell table:formula="of:=[$'statcounter-all'.$E98]" office:value-type="float" office:value="13.78" calcext:value-type="float">
            <text:p>13,78</text:p>
          </table:table-cell>
          <table:table-cell table:formula="of:=[$'statcounter-all'.$J98]+[$'statcounter-all'.$L98]+[$'statcounter-all'.$M98]+[$'statcounter-all'.$O98]+[$'statcounter-all'.$AH98]+[$'statcounter-all'.$AJ98]+[$'statcounter-all'.$AL98]+[$'statcounter-all'.$AB98]+[$'statcounter-all'.$AC98]+[$'statcounter-all'.$AK98]+[$'statcounter-all'.$AB98]+[$'statcounter-all'.$AC98]" office:value-type="float" office:value="1.09" calcext:value-type="float">
            <text:p>1,09</text:p>
          </table:table-cell>
          <table:table-cell table:formula="of:=[$'statcounter-all'.$F98]+[$'statcounter-all'.$T98]+[$'statcounter-all'.$AD98]+[$'statcounter-all'.$AE98]+[$'statcounter-all'.$AF98]+[$'statcounter-all'.$K98]+[$'statcounter-all'.$N98]+[$'statcounter-all'.$P98]+[$'statcounter-all'.$Q98]+[$'statcounter-all'.$R98]+[$'statcounter-all'.$S98]+[$'statcounter-all'.$V98]+[$'statcounter-all'.$W98]+[$'statcounter-all'.$X98]+[$'statcounter-all'.$Z98]+[$'statcounter-all'.$AA98]+[$'statcounter-all'.$AI98]+[$'statcounter-all'.$AN98]+[$'statcounter-all'.$AO98]" office:value-type="float" office:value="7.5" calcext:value-type="float">
            <text:p>7,5</text:p>
          </table:table-cell>
          <table:table-cell table:formula="of:=SUM([.B96:.H96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6-12-01" calcext:value-type="date">
            <text:p>déc. 16</text:p>
          </table:table-cell>
          <table:table-cell table:formula="of:=[$'statcounter-all'.$C99]" office:value-type="float" office:value="4.44" calcext:value-type="float">
            <text:p>4,44</text:p>
          </table:table-cell>
          <table:table-cell table:formula="of:=[$'statcounter-all'.$D99]+[$'statcounter-all'.$Y99]+[$'statcounter-all'.$AG99]+[$'statcounter-all'.$AM99]" office:value-type="float" office:value="6.76" calcext:value-type="float">
            <text:p>6,76</text:p>
          </table:table-cell>
          <table:table-cell table:formula="of:=[$'statcounter-all'.$B99]+[$'statcounter-all'.$U99]" office:value-type="float" office:value="51.15" calcext:value-type="float">
            <text:p>51,15</text:p>
          </table:table-cell>
          <table:table-cell table:formula="of:=[$'statcounter-all'.$G99]+[$'statcounter-all'.$H99]+[$'statcounter-all'.$I99]" office:value-type="float" office:value="14.88" calcext:value-type="float">
            <text:p>14,88</text:p>
          </table:table-cell>
          <table:table-cell table:formula="of:=[$'statcounter-all'.$E99]" office:value-type="float" office:value="14.02" calcext:value-type="float">
            <text:p>14,02</text:p>
          </table:table-cell>
          <table:table-cell table:formula="of:=[$'statcounter-all'.$J99]+[$'statcounter-all'.$L99]+[$'statcounter-all'.$M99]+[$'statcounter-all'.$O99]+[$'statcounter-all'.$AH99]+[$'statcounter-all'.$AJ99]+[$'statcounter-all'.$AL99]+[$'statcounter-all'.$AB99]+[$'statcounter-all'.$AC99]+[$'statcounter-all'.$AK99]+[$'statcounter-all'.$AB99]+[$'statcounter-all'.$AC99]" office:value-type="float" office:value="1.05" calcext:value-type="float">
            <text:p>1,05</text:p>
          </table:table-cell>
          <table:table-cell table:formula="of:=[$'statcounter-all'.$F99]+[$'statcounter-all'.$T99]+[$'statcounter-all'.$AD99]+[$'statcounter-all'.$AE99]+[$'statcounter-all'.$AF99]+[$'statcounter-all'.$K99]+[$'statcounter-all'.$N99]+[$'statcounter-all'.$P99]+[$'statcounter-all'.$Q99]+[$'statcounter-all'.$R99]+[$'statcounter-all'.$S99]+[$'statcounter-all'.$V99]+[$'statcounter-all'.$W99]+[$'statcounter-all'.$X99]+[$'statcounter-all'.$Z99]+[$'statcounter-all'.$AA99]+[$'statcounter-all'.$AI99]+[$'statcounter-all'.$AN99]+[$'statcounter-all'.$AO99]" office:value-type="float" office:value="7.72" calcext:value-type="float">
            <text:p>7,72</text:p>
          </table:table-cell>
          <table:table-cell table:formula="of:=SUM([.B97:.H97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7-01-01" calcext:value-type="date">
            <text:p>janv. 17</text:p>
          </table:table-cell>
          <table:table-cell table:formula="of:=[$'statcounter-all'.$C100]" office:value-type="float" office:value="4.77" calcext:value-type="float">
            <text:p>4,77</text:p>
          </table:table-cell>
          <table:table-cell table:formula="of:=[$'statcounter-all'.$D100]+[$'statcounter-all'.$Y100]+[$'statcounter-all'.$AG100]+[$'statcounter-all'.$AM100]" office:value-type="float" office:value="6.79" calcext:value-type="float">
            <text:p>6,79</text:p>
          </table:table-cell>
          <table:table-cell table:formula="of:=[$'statcounter-all'.$B100]+[$'statcounter-all'.$U100]" office:value-type="float" office:value="51.85" calcext:value-type="float">
            <text:p>51,85</text:p>
          </table:table-cell>
          <table:table-cell table:formula="of:=[$'statcounter-all'.$G100]+[$'statcounter-all'.$H100]+[$'statcounter-all'.$I100]" office:value-type="float" office:value="14.56" calcext:value-type="float">
            <text:p>14,56</text:p>
          </table:table-cell>
          <table:table-cell table:formula="of:=[$'statcounter-all'.$E100]" office:value-type="float" office:value="14.54" calcext:value-type="float">
            <text:p>14,54</text:p>
          </table:table-cell>
          <table:table-cell table:formula="of:=[$'statcounter-all'.$J100]+[$'statcounter-all'.$L100]+[$'statcounter-all'.$M100]+[$'statcounter-all'.$O100]+[$'statcounter-all'.$AH100]+[$'statcounter-all'.$AJ100]+[$'statcounter-all'.$AL100]+[$'statcounter-all'.$AB100]+[$'statcounter-all'.$AC100]+[$'statcounter-all'.$AK100]+[$'statcounter-all'.$AB100]+[$'statcounter-all'.$AC100]" office:value-type="float" office:value="0.99" calcext:value-type="float">
            <text:p>0,99</text:p>
          </table:table-cell>
          <table:table-cell table:formula="of:=[$'statcounter-all'.$F100]+[$'statcounter-all'.$T100]+[$'statcounter-all'.$AD100]+[$'statcounter-all'.$AE100]+[$'statcounter-all'.$AF100]+[$'statcounter-all'.$K100]+[$'statcounter-all'.$N100]+[$'statcounter-all'.$P100]+[$'statcounter-all'.$Q100]+[$'statcounter-all'.$R100]+[$'statcounter-all'.$S100]+[$'statcounter-all'.$V100]+[$'statcounter-all'.$W100]+[$'statcounter-all'.$X100]+[$'statcounter-all'.$Z100]+[$'statcounter-all'.$AA100]+[$'statcounter-all'.$AI100]+[$'statcounter-all'.$AN100]+[$'statcounter-all'.$AO100]" office:value-type="float" office:value="6.52" calcext:value-type="float">
            <text:p>6,52</text:p>
          </table:table-cell>
          <table:table-cell table:formula="of:=SUM([.B98:.H98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7-02-01" calcext:value-type="date">
            <text:p>févr. 17</text:p>
          </table:table-cell>
          <table:table-cell table:formula="of:=[$'statcounter-all'.$C101]" office:value-type="float" office:value="4.37" calcext:value-type="float">
            <text:p>4,37</text:p>
          </table:table-cell>
          <table:table-cell table:formula="of:=[$'statcounter-all'.$D101]+[$'statcounter-all'.$Y101]+[$'statcounter-all'.$AG101]+[$'statcounter-all'.$AM101]" office:value-type="float" office:value="6.77" calcext:value-type="float">
            <text:p>6,77</text:p>
          </table:table-cell>
          <table:table-cell table:formula="of:=[$'statcounter-all'.$B101]+[$'statcounter-all'.$U101]" office:value-type="float" office:value="52.47" calcext:value-type="float">
            <text:p>52,47</text:p>
          </table:table-cell>
          <table:table-cell table:formula="of:=[$'statcounter-all'.$G101]+[$'statcounter-all'.$H101]+[$'statcounter-all'.$I101]" office:value-type="float" office:value="14.61" calcext:value-type="float">
            <text:p>14,61</text:p>
          </table:table-cell>
          <table:table-cell table:formula="of:=[$'statcounter-all'.$E101]" office:value-type="float" office:value="14.4" calcext:value-type="float">
            <text:p>14,4</text:p>
          </table:table-cell>
          <table:table-cell table:formula="of:=[$'statcounter-all'.$J101]+[$'statcounter-all'.$L101]+[$'statcounter-all'.$M101]+[$'statcounter-all'.$O101]+[$'statcounter-all'.$AH101]+[$'statcounter-all'.$AJ101]+[$'statcounter-all'.$AL101]+[$'statcounter-all'.$AB101]+[$'statcounter-all'.$AC101]+[$'statcounter-all'.$AK101]+[$'statcounter-all'.$AB101]+[$'statcounter-all'.$AC101]" office:value-type="float" office:value="0.97" calcext:value-type="float">
            <text:p>0,97</text:p>
          </table:table-cell>
          <table:table-cell table:formula="of:=[$'statcounter-all'.$F101]+[$'statcounter-all'.$T101]+[$'statcounter-all'.$AD101]+[$'statcounter-all'.$AE101]+[$'statcounter-all'.$AF101]+[$'statcounter-all'.$K101]+[$'statcounter-all'.$N101]+[$'statcounter-all'.$P101]+[$'statcounter-all'.$Q101]+[$'statcounter-all'.$R101]+[$'statcounter-all'.$S101]+[$'statcounter-all'.$V101]+[$'statcounter-all'.$W101]+[$'statcounter-all'.$X101]+[$'statcounter-all'.$Z101]+[$'statcounter-all'.$AA101]+[$'statcounter-all'.$AI101]+[$'statcounter-all'.$AN101]+[$'statcounter-all'.$AO101]" office:value-type="float" office:value="6.41" calcext:value-type="float">
            <text:p>6,41</text:p>
          </table:table-cell>
          <table:table-cell table:formula="of:=SUM([.B99:.H9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7-03-01" calcext:value-type="date">
            <text:p>mars 17</text:p>
          </table:table-cell>
          <table:table-cell table:formula="of:=[$'statcounter-all'.$C102]" office:value-type="float" office:value="4.18" calcext:value-type="float">
            <text:p>4,18</text:p>
          </table:table-cell>
          <table:table-cell table:formula="of:=[$'statcounter-all'.$D102]+[$'statcounter-all'.$Y102]+[$'statcounter-all'.$AG102]+[$'statcounter-all'.$AM102]" office:value-type="float" office:value="6.71" calcext:value-type="float">
            <text:p>6,71</text:p>
          </table:table-cell>
          <table:table-cell table:formula="of:=[$'statcounter-all'.$B102]+[$'statcounter-all'.$U102]" office:value-type="float" office:value="52.89" calcext:value-type="float">
            <text:p>52,89</text:p>
          </table:table-cell>
          <table:table-cell table:formula="of:=[$'statcounter-all'.$G102]+[$'statcounter-all'.$H102]+[$'statcounter-all'.$I102]" office:value-type="float" office:value="14.67" calcext:value-type="float">
            <text:p>14,67</text:p>
          </table:table-cell>
          <table:table-cell table:formula="of:=[$'statcounter-all'.$E102]" office:value-type="float" office:value="14.44" calcext:value-type="float">
            <text:p>14,44</text:p>
          </table:table-cell>
          <table:table-cell table:formula="of:=[$'statcounter-all'.$J102]+[$'statcounter-all'.$L102]+[$'statcounter-all'.$M102]+[$'statcounter-all'.$O102]+[$'statcounter-all'.$AH102]+[$'statcounter-all'.$AJ102]+[$'statcounter-all'.$AL102]+[$'statcounter-all'.$AB102]+[$'statcounter-all'.$AC102]+[$'statcounter-all'.$AK102]+[$'statcounter-all'.$AB102]+[$'statcounter-all'.$AC102]" office:value-type="float" office:value="0.91" calcext:value-type="float">
            <text:p>0,91</text:p>
          </table:table-cell>
          <table:table-cell table:formula="of:=[$'statcounter-all'.$F102]+[$'statcounter-all'.$T102]+[$'statcounter-all'.$AD102]+[$'statcounter-all'.$AE102]+[$'statcounter-all'.$AF102]+[$'statcounter-all'.$K102]+[$'statcounter-all'.$N102]+[$'statcounter-all'.$P102]+[$'statcounter-all'.$Q102]+[$'statcounter-all'.$R102]+[$'statcounter-all'.$S102]+[$'statcounter-all'.$V102]+[$'statcounter-all'.$W102]+[$'statcounter-all'.$X102]+[$'statcounter-all'.$Z102]+[$'statcounter-all'.$AA102]+[$'statcounter-all'.$AI102]+[$'statcounter-all'.$AN102]+[$'statcounter-all'.$AO102]" office:value-type="float" office:value="6.21" calcext:value-type="float">
            <text:p>6,21</text:p>
          </table:table-cell>
          <table:table-cell table:formula="of:=SUM([.B100:.H100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4-01" calcext:value-type="date">
            <text:p>avr. 17</text:p>
          </table:table-cell>
          <table:table-cell table:formula="of:=[$'statcounter-all'.$C103]" office:value-type="float" office:value="3.91" calcext:value-type="float">
            <text:p>3,91</text:p>
          </table:table-cell>
          <table:table-cell table:formula="of:=[$'statcounter-all'.$D103]+[$'statcounter-all'.$Y103]+[$'statcounter-all'.$AG103]+[$'statcounter-all'.$AM103]" office:value-type="float" office:value="6.35" calcext:value-type="float">
            <text:p>6,35</text:p>
          </table:table-cell>
          <table:table-cell table:formula="of:=[$'statcounter-all'.$B103]+[$'statcounter-all'.$U103]" office:value-type="float" office:value="53.76" calcext:value-type="float">
            <text:p>53,76</text:p>
          </table:table-cell>
          <table:table-cell table:formula="of:=[$'statcounter-all'.$G103]+[$'statcounter-all'.$H103]+[$'statcounter-all'.$I103]" office:value-type="float" office:value="14.43" calcext:value-type="float">
            <text:p>14,43</text:p>
          </table:table-cell>
          <table:table-cell table:formula="of:=[$'statcounter-all'.$E103]" office:value-type="float" office:value="14.64" calcext:value-type="float">
            <text:p>14,64</text:p>
          </table:table-cell>
          <table:table-cell table:formula="of:=[$'statcounter-all'.$J103]+[$'statcounter-all'.$L103]+[$'statcounter-all'.$M103]+[$'statcounter-all'.$O103]+[$'statcounter-all'.$AH103]+[$'statcounter-all'.$AJ103]+[$'statcounter-all'.$AL103]+[$'statcounter-all'.$AB103]+[$'statcounter-all'.$AC103]+[$'statcounter-all'.$AK103]+[$'statcounter-all'.$AB103]+[$'statcounter-all'.$AC103]" office:value-type="float" office:value="0.89" calcext:value-type="float">
            <text:p>0,89</text:p>
          </table:table-cell>
          <table:table-cell table:formula="of:=[$'statcounter-all'.$F103]+[$'statcounter-all'.$T103]+[$'statcounter-all'.$AD103]+[$'statcounter-all'.$AE103]+[$'statcounter-all'.$AF103]+[$'statcounter-all'.$K103]+[$'statcounter-all'.$N103]+[$'statcounter-all'.$P103]+[$'statcounter-all'.$Q103]+[$'statcounter-all'.$R103]+[$'statcounter-all'.$S103]+[$'statcounter-all'.$V103]+[$'statcounter-all'.$W103]+[$'statcounter-all'.$X103]+[$'statcounter-all'.$Z103]+[$'statcounter-all'.$AA103]+[$'statcounter-all'.$AI103]+[$'statcounter-all'.$AN103]+[$'statcounter-all'.$AO103]" office:value-type="float" office:value="6.07" calcext:value-type="float">
            <text:p>6,07</text:p>
          </table:table-cell>
          <table:table-cell table:formula="of:=SUM([.B101:.H101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7-05-01" calcext:value-type="date">
            <text:p>mai 17</text:p>
          </table:table-cell>
          <table:table-cell table:formula="of:=[$'statcounter-all'.$C104]" office:value-type="float" office:value="4.03" calcext:value-type="float">
            <text:p>4,03</text:p>
          </table:table-cell>
          <table:table-cell table:formula="of:=[$'statcounter-all'.$D104]+[$'statcounter-all'.$Y104]+[$'statcounter-all'.$AG104]+[$'statcounter-all'.$AM104]" office:value-type="float" office:value="6.25" calcext:value-type="float">
            <text:p>6,25</text:p>
          </table:table-cell>
          <table:table-cell table:formula="of:=[$'statcounter-all'.$B104]+[$'statcounter-all'.$U104]" office:value-type="float" office:value="54.21" calcext:value-type="float">
            <text:p>54,21</text:p>
          </table:table-cell>
          <table:table-cell table:formula="of:=[$'statcounter-all'.$G104]+[$'statcounter-all'.$H104]+[$'statcounter-all'.$I104]" office:value-type="float" office:value="14.34" calcext:value-type="float">
            <text:p>14,34</text:p>
          </table:table-cell>
          <table:table-cell table:formula="of:=[$'statcounter-all'.$E104]" office:value-type="float" office:value="14.26" calcext:value-type="float">
            <text:p>14,26</text:p>
          </table:table-cell>
          <table:table-cell table:formula="of:=[$'statcounter-all'.$J104]+[$'statcounter-all'.$L104]+[$'statcounter-all'.$M104]+[$'statcounter-all'.$O104]+[$'statcounter-all'.$AH104]+[$'statcounter-all'.$AJ104]+[$'statcounter-all'.$AL104]+[$'statcounter-all'.$AB104]+[$'statcounter-all'.$AC104]+[$'statcounter-all'.$AK104]+[$'statcounter-all'.$AB104]+[$'statcounter-all'.$AC104]" office:value-type="float" office:value="0.85" calcext:value-type="float">
            <text:p>0,85</text:p>
          </table:table-cell>
          <table:table-cell table:formula="of:=[$'statcounter-all'.$F104]+[$'statcounter-all'.$T104]+[$'statcounter-all'.$AD104]+[$'statcounter-all'.$AE104]+[$'statcounter-all'.$AF104]+[$'statcounter-all'.$K104]+[$'statcounter-all'.$N104]+[$'statcounter-all'.$P104]+[$'statcounter-all'.$Q104]+[$'statcounter-all'.$R104]+[$'statcounter-all'.$S104]+[$'statcounter-all'.$V104]+[$'statcounter-all'.$W104]+[$'statcounter-all'.$X104]+[$'statcounter-all'.$Z104]+[$'statcounter-all'.$AA104]+[$'statcounter-all'.$AI104]+[$'statcounter-all'.$AN104]+[$'statcounter-all'.$AO104]" office:value-type="float" office:value="6.07" calcext:value-type="float">
            <text:p>6,07</text:p>
          </table:table-cell>
          <table:table-cell table:formula="of:=SUM([.B102:.H10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6-01" calcext:value-type="date">
            <text:p>juin 17</text:p>
          </table:table-cell>
          <table:table-cell table:formula="of:=[$'statcounter-all'.$C105]" office:value-type="float" office:value="3.93" calcext:value-type="float">
            <text:p>3,93</text:p>
          </table:table-cell>
          <table:table-cell table:formula="of:=[$'statcounter-all'.$D105]+[$'statcounter-all'.$Y105]+[$'statcounter-all'.$AG105]+[$'statcounter-all'.$AM105]" office:value-type="float" office:value="5.97" calcext:value-type="float">
            <text:p>5,97</text:p>
          </table:table-cell>
          <table:table-cell table:formula="of:=[$'statcounter-all'.$B105]+[$'statcounter-all'.$U105]" office:value-type="float" office:value="53.99" calcext:value-type="float">
            <text:p>53,99</text:p>
          </table:table-cell>
          <table:table-cell table:formula="of:=[$'statcounter-all'.$G105]+[$'statcounter-all'.$H105]+[$'statcounter-all'.$I105]" office:value-type="float" office:value="14.51" calcext:value-type="float">
            <text:p>14,51</text:p>
          </table:table-cell>
          <table:table-cell table:formula="of:=[$'statcounter-all'.$E105]" office:value-type="float" office:value="14.39" calcext:value-type="float">
            <text:p>14,39</text:p>
          </table:table-cell>
          <table:table-cell table:formula="of:=[$'statcounter-all'.$J105]+[$'statcounter-all'.$L105]+[$'statcounter-all'.$M105]+[$'statcounter-all'.$O105]+[$'statcounter-all'.$AH105]+[$'statcounter-all'.$AJ105]+[$'statcounter-all'.$AL105]+[$'statcounter-all'.$AB105]+[$'statcounter-all'.$AC105]+[$'statcounter-all'.$AK105]+[$'statcounter-all'.$AB105]+[$'statcounter-all'.$AC105]" office:value-type="float" office:value="0.82" calcext:value-type="float">
            <text:p>0,82</text:p>
          </table:table-cell>
          <table:table-cell table:formula="of:=[$'statcounter-all'.$F105]+[$'statcounter-all'.$T105]+[$'statcounter-all'.$AD105]+[$'statcounter-all'.$AE105]+[$'statcounter-all'.$AF105]+[$'statcounter-all'.$K105]+[$'statcounter-all'.$N105]+[$'statcounter-all'.$P105]+[$'statcounter-all'.$Q105]+[$'statcounter-all'.$R105]+[$'statcounter-all'.$S105]+[$'statcounter-all'.$V105]+[$'statcounter-all'.$W105]+[$'statcounter-all'.$X105]+[$'statcounter-all'.$Z105]+[$'statcounter-all'.$AA105]+[$'statcounter-all'.$AI105]+[$'statcounter-all'.$AN105]+[$'statcounter-all'.$AO105]" office:value-type="float" office:value="6.4" calcext:value-type="float">
            <text:p>6,4</text:p>
          </table:table-cell>
          <table:table-cell table:formula="of:=SUM([.B103:.H103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7-01" calcext:value-type="date">
            <text:p>juil. 17</text:p>
          </table:table-cell>
          <table:table-cell table:formula="of:=[$'statcounter-all'.$C106]" office:value-type="float" office:value="3.74" calcext:value-type="float">
            <text:p>3,74</text:p>
          </table:table-cell>
          <table:table-cell table:formula="of:=[$'statcounter-all'.$D106]+[$'statcounter-all'.$Y106]+[$'statcounter-all'.$AG106]+[$'statcounter-all'.$AM106]" office:value-type="float" office:value="5.77" calcext:value-type="float">
            <text:p>5,77</text:p>
          </table:table-cell>
          <table:table-cell table:formula="of:=[$'statcounter-all'.$B106]+[$'statcounter-all'.$U106]" office:value-type="float" office:value="54.37" calcext:value-type="float">
            <text:p>54,37</text:p>
          </table:table-cell>
          <table:table-cell table:formula="of:=[$'statcounter-all'.$G106]+[$'statcounter-all'.$H106]+[$'statcounter-all'.$I106]" office:value-type="float" office:value="14.57" calcext:value-type="float">
            <text:p>14,57</text:p>
          </table:table-cell>
          <table:table-cell table:formula="of:=[$'statcounter-all'.$E106]" office:value-type="float" office:value="14.15" calcext:value-type="float">
            <text:p>14,15</text:p>
          </table:table-cell>
          <table:table-cell table:formula="of:=[$'statcounter-all'.$J106]+[$'statcounter-all'.$L106]+[$'statcounter-all'.$M106]+[$'statcounter-all'.$O106]+[$'statcounter-all'.$AH106]+[$'statcounter-all'.$AJ106]+[$'statcounter-all'.$AL106]+[$'statcounter-all'.$AB106]+[$'statcounter-all'.$AC106]+[$'statcounter-all'.$AK106]+[$'statcounter-all'.$AB106]+[$'statcounter-all'.$AC106]" office:value-type="float" office:value="0.84" calcext:value-type="float">
            <text:p>0,84</text:p>
          </table:table-cell>
          <table:table-cell table:formula="of:=[$'statcounter-all'.$F106]+[$'statcounter-all'.$T106]+[$'statcounter-all'.$AD106]+[$'statcounter-all'.$AE106]+[$'statcounter-all'.$AF106]+[$'statcounter-all'.$K106]+[$'statcounter-all'.$N106]+[$'statcounter-all'.$P106]+[$'statcounter-all'.$Q106]+[$'statcounter-all'.$R106]+[$'statcounter-all'.$S106]+[$'statcounter-all'.$V106]+[$'statcounter-all'.$W106]+[$'statcounter-all'.$X106]+[$'statcounter-all'.$Z106]+[$'statcounter-all'.$AA106]+[$'statcounter-all'.$AI106]+[$'statcounter-all'.$AN106]+[$'statcounter-all'.$AO106]" office:value-type="float" office:value="6.57" calcext:value-type="float">
            <text:p>6,57</text:p>
          </table:table-cell>
          <table:table-cell table:formula="of:=SUM([.B104:.H10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8-01" calcext:value-type="date">
            <text:p>août 17</text:p>
          </table:table-cell>
          <table:table-cell table:formula="of:=[$'statcounter-all'.$C107]" office:value-type="float" office:value="3.69" calcext:value-type="float">
            <text:p>3,69</text:p>
          </table:table-cell>
          <table:table-cell table:formula="of:=[$'statcounter-all'.$D107]+[$'statcounter-all'.$Y107]+[$'statcounter-all'.$AG107]+[$'statcounter-all'.$AM107]" office:value-type="float" office:value="5.95" calcext:value-type="float">
            <text:p>5,95</text:p>
          </table:table-cell>
          <table:table-cell table:formula="of:=[$'statcounter-all'.$B107]+[$'statcounter-all'.$U107]" office:value-type="float" office:value="54.96" calcext:value-type="float">
            <text:p>54,96</text:p>
          </table:table-cell>
          <table:table-cell table:formula="of:=[$'statcounter-all'.$G107]+[$'statcounter-all'.$H107]+[$'statcounter-all'.$I107]" office:value-type="float" office:value="13.13" calcext:value-type="float">
            <text:p>13,13</text:p>
          </table:table-cell>
          <table:table-cell table:formula="of:=[$'statcounter-all'.$E107]" office:value-type="float" office:value="14.88" calcext:value-type="float">
            <text:p>14,88</text:p>
          </table:table-cell>
          <table:table-cell table:formula="of:=[$'statcounter-all'.$J107]+[$'statcounter-all'.$L107]+[$'statcounter-all'.$M107]+[$'statcounter-all'.$O107]+[$'statcounter-all'.$AH107]+[$'statcounter-all'.$AJ107]+[$'statcounter-all'.$AL107]+[$'statcounter-all'.$AB107]+[$'statcounter-all'.$AC107]+[$'statcounter-all'.$AK107]+[$'statcounter-all'.$AB107]+[$'statcounter-all'.$AC107]" office:value-type="float" office:value="0.77" calcext:value-type="float">
            <text:p>0,77</text:p>
          </table:table-cell>
          <table:table-cell table:formula="of:=[$'statcounter-all'.$F107]+[$'statcounter-all'.$T107]+[$'statcounter-all'.$AD107]+[$'statcounter-all'.$AE107]+[$'statcounter-all'.$AF107]+[$'statcounter-all'.$K107]+[$'statcounter-all'.$N107]+[$'statcounter-all'.$P107]+[$'statcounter-all'.$Q107]+[$'statcounter-all'.$R107]+[$'statcounter-all'.$S107]+[$'statcounter-all'.$V107]+[$'statcounter-all'.$W107]+[$'statcounter-all'.$X107]+[$'statcounter-all'.$Z107]+[$'statcounter-all'.$AA107]+[$'statcounter-all'.$AI107]+[$'statcounter-all'.$AN107]+[$'statcounter-all'.$AO107]" office:value-type="float" office:value="6.62" calcext:value-type="float">
            <text:p>6,62</text:p>
          </table:table-cell>
          <table:table-cell table:formula="of:=SUM([.B105:.H10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7-09-01" calcext:value-type="date">
            <text:p>sept. 17</text:p>
          </table:table-cell>
          <table:table-cell table:formula="of:=[$'statcounter-all'.$C108]" office:value-type="float" office:value="3.56" calcext:value-type="float">
            <text:p>3,56</text:p>
          </table:table-cell>
          <table:table-cell table:formula="of:=[$'statcounter-all'.$D108]+[$'statcounter-all'.$Y108]+[$'statcounter-all'.$AG108]+[$'statcounter-all'.$AM108]" office:value-type="float" office:value="6.01" calcext:value-type="float">
            <text:p>6,01</text:p>
          </table:table-cell>
          <table:table-cell table:formula="of:=[$'statcounter-all'.$B108]+[$'statcounter-all'.$U108]" office:value-type="float" office:value="55.74" calcext:value-type="float">
            <text:p>55,74</text:p>
          </table:table-cell>
          <table:table-cell table:formula="of:=[$'statcounter-all'.$G108]+[$'statcounter-all'.$H108]+[$'statcounter-all'.$I108]" office:value-type="float" office:value="12.75" calcext:value-type="float">
            <text:p>12,75</text:p>
          </table:table-cell>
          <table:table-cell table:formula="of:=[$'statcounter-all'.$E108]" office:value-type="float" office:value="14.22" calcext:value-type="float">
            <text:p>14,22</text:p>
          </table:table-cell>
          <table:table-cell table:formula="of:=[$'statcounter-all'.$J108]+[$'statcounter-all'.$L108]+[$'statcounter-all'.$M108]+[$'statcounter-all'.$O108]+[$'statcounter-all'.$AH108]+[$'statcounter-all'.$AJ108]+[$'statcounter-all'.$AL108]+[$'statcounter-all'.$AB108]+[$'statcounter-all'.$AC108]+[$'statcounter-all'.$AK108]+[$'statcounter-all'.$AB108]+[$'statcounter-all'.$AC108]" office:value-type="float" office:value="0.76" calcext:value-type="float">
            <text:p>0,76</text:p>
          </table:table-cell>
          <table:table-cell table:formula="of:=[$'statcounter-all'.$F108]+[$'statcounter-all'.$T108]+[$'statcounter-all'.$AD108]+[$'statcounter-all'.$AE108]+[$'statcounter-all'.$AF108]+[$'statcounter-all'.$K108]+[$'statcounter-all'.$N108]+[$'statcounter-all'.$P108]+[$'statcounter-all'.$Q108]+[$'statcounter-all'.$R108]+[$'statcounter-all'.$S108]+[$'statcounter-all'.$V108]+[$'statcounter-all'.$W108]+[$'statcounter-all'.$X108]+[$'statcounter-all'.$Z108]+[$'statcounter-all'.$AA108]+[$'statcounter-all'.$AI108]+[$'statcounter-all'.$AN108]+[$'statcounter-all'.$AO108]" office:value-type="float" office:value="6.99" calcext:value-type="float">
            <text:p>6,99</text:p>
          </table:table-cell>
          <table:table-cell table:formula="of:=SUM([.B106:.H106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7-10-01" calcext:value-type="date">
            <text:p>oct. 17</text:p>
          </table:table-cell>
          <table:table-cell table:formula="of:=[$'statcounter-all'.$C109]" office:value-type="float" office:value="3.74" calcext:value-type="float">
            <text:p>3,74</text:p>
          </table:table-cell>
          <table:table-cell table:formula="of:=[$'statcounter-all'.$D109]+[$'statcounter-all'.$Y109]+[$'statcounter-all'.$AG109]+[$'statcounter-all'.$AM109]" office:value-type="float" office:value="6.13" calcext:value-type="float">
            <text:p>6,13</text:p>
          </table:table-cell>
          <table:table-cell table:formula="of:=[$'statcounter-all'.$B109]+[$'statcounter-all'.$U109]" office:value-type="float" office:value="54.64" calcext:value-type="float">
            <text:p>54,64</text:p>
          </table:table-cell>
          <table:table-cell table:formula="of:=[$'statcounter-all'.$G109]+[$'statcounter-all'.$H109]+[$'statcounter-all'.$I109]" office:value-type="float" office:value="13.17" calcext:value-type="float">
            <text:p>13,17</text:p>
          </table:table-cell>
          <table:table-cell table:formula="of:=[$'statcounter-all'.$E109]" office:value-type="float" office:value="14.59" calcext:value-type="float">
            <text:p>14,59</text:p>
          </table:table-cell>
          <table:table-cell table:formula="of:=[$'statcounter-all'.$J109]+[$'statcounter-all'.$L109]+[$'statcounter-all'.$M109]+[$'statcounter-all'.$O109]+[$'statcounter-all'.$AH109]+[$'statcounter-all'.$AJ109]+[$'statcounter-all'.$AL109]+[$'statcounter-all'.$AB109]+[$'statcounter-all'.$AC109]+[$'statcounter-all'.$AK109]+[$'statcounter-all'.$AB109]+[$'statcounter-all'.$AC109]" office:value-type="float" office:value="0.74" calcext:value-type="float">
            <text:p>0,74</text:p>
          </table:table-cell>
          <table:table-cell table:formula="of:=[$'statcounter-all'.$F109]+[$'statcounter-all'.$T109]+[$'statcounter-all'.$AD109]+[$'statcounter-all'.$AE109]+[$'statcounter-all'.$AF109]+[$'statcounter-all'.$K109]+[$'statcounter-all'.$N109]+[$'statcounter-all'.$P109]+[$'statcounter-all'.$Q109]+[$'statcounter-all'.$R109]+[$'statcounter-all'.$S109]+[$'statcounter-all'.$V109]+[$'statcounter-all'.$W109]+[$'statcounter-all'.$X109]+[$'statcounter-all'.$Z109]+[$'statcounter-all'.$AA109]+[$'statcounter-all'.$AI109]+[$'statcounter-all'.$AN109]+[$'statcounter-all'.$AO109]" office:value-type="float" office:value="7" calcext:value-type="float">
            <text:p>7</text:p>
          </table:table-cell>
          <table:table-cell table:formula="of:=SUM([.B107:.H10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11-01" calcext:value-type="date">
            <text:p>nov. 17</text:p>
          </table:table-cell>
          <table:table-cell table:formula="of:=[$'statcounter-all'.$C110]" office:value-type="float" office:value="3.88" calcext:value-type="float">
            <text:p>3,88</text:p>
          </table:table-cell>
          <table:table-cell table:formula="of:=[$'statcounter-all'.$D110]+[$'statcounter-all'.$Y110]+[$'statcounter-all'.$AG110]+[$'statcounter-all'.$AM110]" office:value-type="float" office:value="6.14" calcext:value-type="float">
            <text:p>6,14</text:p>
          </table:table-cell>
          <table:table-cell table:formula="of:=[$'statcounter-all'.$B110]+[$'statcounter-all'.$U110]" office:value-type="float" office:value="55.06" calcext:value-type="float">
            <text:p>55,06</text:p>
          </table:table-cell>
          <table:table-cell table:formula="of:=[$'statcounter-all'.$G110]+[$'statcounter-all'.$H110]+[$'statcounter-all'.$I110]" office:value-type="float" office:value="12.73" calcext:value-type="float">
            <text:p>12,73</text:p>
          </table:table-cell>
          <table:table-cell table:formula="of:=[$'statcounter-all'.$E110]" office:value-type="float" office:value="14.76" calcext:value-type="float">
            <text:p>14,76</text:p>
          </table:table-cell>
          <table:table-cell table:formula="of:=[$'statcounter-all'.$J110]+[$'statcounter-all'.$L110]+[$'statcounter-all'.$M110]+[$'statcounter-all'.$O110]+[$'statcounter-all'.$AH110]+[$'statcounter-all'.$AJ110]+[$'statcounter-all'.$AL110]+[$'statcounter-all'.$AB110]+[$'statcounter-all'.$AC110]+[$'statcounter-all'.$AK110]+[$'statcounter-all'.$AB110]+[$'statcounter-all'.$AC110]" office:value-type="float" office:value="0.71" calcext:value-type="float">
            <text:p>0,71</text:p>
          </table:table-cell>
          <table:table-cell table:formula="of:=[$'statcounter-all'.$F110]+[$'statcounter-all'.$T110]+[$'statcounter-all'.$AD110]+[$'statcounter-all'.$AE110]+[$'statcounter-all'.$AF110]+[$'statcounter-all'.$K110]+[$'statcounter-all'.$N110]+[$'statcounter-all'.$P110]+[$'statcounter-all'.$Q110]+[$'statcounter-all'.$R110]+[$'statcounter-all'.$S110]+[$'statcounter-all'.$V110]+[$'statcounter-all'.$W110]+[$'statcounter-all'.$X110]+[$'statcounter-all'.$Z110]+[$'statcounter-all'.$AA110]+[$'statcounter-all'.$AI110]+[$'statcounter-all'.$AN110]+[$'statcounter-all'.$AO110]" office:value-type="float" office:value="6.75" calcext:value-type="float">
            <text:p>6,75</text:p>
          </table:table-cell>
          <table:table-cell table:formula="of:=SUM([.B108:.H108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7-12-01" calcext:value-type="date">
            <text:p>déc. 17</text:p>
          </table:table-cell>
          <table:table-cell table:formula="of:=[$'statcounter-all'.$C111]" office:value-type="float" office:value="3.35" calcext:value-type="float">
            <text:p>3,35</text:p>
          </table:table-cell>
          <table:table-cell table:formula="of:=[$'statcounter-all'.$D111]+[$'statcounter-all'.$Y111]+[$'statcounter-all'.$AG111]+[$'statcounter-all'.$AM111]" office:value-type="float" office:value="5.75" calcext:value-type="float">
            <text:p>5,75</text:p>
          </table:table-cell>
          <table:table-cell table:formula="of:=[$'statcounter-all'.$B111]+[$'statcounter-all'.$U111]" office:value-type="float" office:value="55.1" calcext:value-type="float">
            <text:p>55,1</text:p>
          </table:table-cell>
          <table:table-cell table:formula="of:=[$'statcounter-all'.$G111]+[$'statcounter-all'.$H111]+[$'statcounter-all'.$I111]" office:value-type="float" office:value="13.4" calcext:value-type="float">
            <text:p>13,4</text:p>
          </table:table-cell>
          <table:table-cell table:formula="of:=[$'statcounter-all'.$E111]" office:value-type="float" office:value="14.86" calcext:value-type="float">
            <text:p>14,86</text:p>
          </table:table-cell>
          <table:table-cell table:formula="of:=[$'statcounter-all'.$J111]+[$'statcounter-all'.$L111]+[$'statcounter-all'.$M111]+[$'statcounter-all'.$O111]+[$'statcounter-all'.$AH111]+[$'statcounter-all'.$AJ111]+[$'statcounter-all'.$AL111]+[$'statcounter-all'.$AB111]+[$'statcounter-all'.$AC111]+[$'statcounter-all'.$AK111]+[$'statcounter-all'.$AB111]+[$'statcounter-all'.$AC111]" office:value-type="float" office:value="0.72" calcext:value-type="float">
            <text:p>0,72</text:p>
          </table:table-cell>
          <table:table-cell table:formula="of:=[$'statcounter-all'.$F111]+[$'statcounter-all'.$T111]+[$'statcounter-all'.$AD111]+[$'statcounter-all'.$AE111]+[$'statcounter-all'.$AF111]+[$'statcounter-all'.$K111]+[$'statcounter-all'.$N111]+[$'statcounter-all'.$P111]+[$'statcounter-all'.$Q111]+[$'statcounter-all'.$R111]+[$'statcounter-all'.$S111]+[$'statcounter-all'.$V111]+[$'statcounter-all'.$W111]+[$'statcounter-all'.$X111]+[$'statcounter-all'.$Z111]+[$'statcounter-all'.$AA111]+[$'statcounter-all'.$AI111]+[$'statcounter-all'.$AN111]+[$'statcounter-all'.$AO111]" office:value-type="float" office:value="6.83" calcext:value-type="float">
            <text:p>6,83</text:p>
          </table:table-cell>
          <table:table-cell table:formula="of:=SUM([.B109:.H109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8-01-01" calcext:value-type="date">
            <text:p>janv. 18</text:p>
          </table:table-cell>
          <table:table-cell table:formula="of:=[$'statcounter-all'.$C112]" office:value-type="float" office:value="3.2" calcext:value-type="float">
            <text:p>3,2</text:p>
          </table:table-cell>
          <table:table-cell table:formula="of:=[$'statcounter-all'.$D112]+[$'statcounter-all'.$Y112]+[$'statcounter-all'.$AG112]+[$'statcounter-all'.$AM112]" office:value-type="float" office:value="5.7" calcext:value-type="float">
            <text:p>5,7</text:p>
          </table:table-cell>
          <table:table-cell table:formula="of:=[$'statcounter-all'.$B112]+[$'statcounter-all'.$U112]" office:value-type="float" office:value="56.37" calcext:value-type="float">
            <text:p>56,37</text:p>
          </table:table-cell>
          <table:table-cell table:formula="of:=[$'statcounter-all'.$G112]+[$'statcounter-all'.$H112]+[$'statcounter-all'.$I112]" office:value-type="float" office:value="12.92" calcext:value-type="float">
            <text:p>12,92</text:p>
          </table:table-cell>
          <table:table-cell table:formula="of:=[$'statcounter-all'.$E112]" office:value-type="float" office:value="14.44" calcext:value-type="float">
            <text:p>14,44</text:p>
          </table:table-cell>
          <table:table-cell table:formula="of:=[$'statcounter-all'.$J112]+[$'statcounter-all'.$L112]+[$'statcounter-all'.$M112]+[$'statcounter-all'.$O112]+[$'statcounter-all'.$AH112]+[$'statcounter-all'.$AJ112]+[$'statcounter-all'.$AL112]+[$'statcounter-all'.$AB112]+[$'statcounter-all'.$AC112]+[$'statcounter-all'.$AK112]+[$'statcounter-all'.$AB112]+[$'statcounter-all'.$AC112]" office:value-type="float" office:value="0.69" calcext:value-type="float">
            <text:p>0,69</text:p>
          </table:table-cell>
          <table:table-cell table:formula="of:=[$'statcounter-all'.$F112]+[$'statcounter-all'.$T112]+[$'statcounter-all'.$AD112]+[$'statcounter-all'.$AE112]+[$'statcounter-all'.$AF112]+[$'statcounter-all'.$K112]+[$'statcounter-all'.$N112]+[$'statcounter-all'.$P112]+[$'statcounter-all'.$Q112]+[$'statcounter-all'.$R112]+[$'statcounter-all'.$S112]+[$'statcounter-all'.$V112]+[$'statcounter-all'.$W112]+[$'statcounter-all'.$X112]+[$'statcounter-all'.$Z112]+[$'statcounter-all'.$AA112]+[$'statcounter-all'.$AI112]+[$'statcounter-all'.$AN112]+[$'statcounter-all'.$AO112]" office:value-type="float" office:value="6.68" calcext:value-type="float">
            <text:p>6,68</text:p>
          </table:table-cell>
          <table:table-cell table:formula="of:=SUM([.B110:.H11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8-02-01" calcext:value-type="date">
            <text:p>févr. 18</text:p>
          </table:table-cell>
          <table:table-cell table:formula="of:=[$'statcounter-all'.$C113]" office:value-type="float" office:value="3.06" calcext:value-type="float">
            <text:p>3,06</text:p>
          </table:table-cell>
          <table:table-cell table:formula="of:=[$'statcounter-all'.$D113]+[$'statcounter-all'.$Y113]+[$'statcounter-all'.$AG113]+[$'statcounter-all'.$AM113]" office:value-type="float" office:value="5.53" calcext:value-type="float">
            <text:p>5,53</text:p>
          </table:table-cell>
          <table:table-cell table:formula="of:=[$'statcounter-all'.$B113]+[$'statcounter-all'.$U113]" office:value-type="float" office:value="57.51" calcext:value-type="float">
            <text:p>57,51</text:p>
          </table:table-cell>
          <table:table-cell table:formula="of:=[$'statcounter-all'.$G113]+[$'statcounter-all'.$H113]+[$'statcounter-all'.$I113]" office:value-type="float" office:value="12.55" calcext:value-type="float">
            <text:p>12,55</text:p>
          </table:table-cell>
          <table:table-cell table:formula="of:=[$'statcounter-all'.$E113]" office:value-type="float" office:value="14.39" calcext:value-type="float">
            <text:p>14,39</text:p>
          </table:table-cell>
          <table:table-cell table:formula="of:=[$'statcounter-all'.$J113]+[$'statcounter-all'.$L113]+[$'statcounter-all'.$M113]+[$'statcounter-all'.$O113]+[$'statcounter-all'.$AH113]+[$'statcounter-all'.$AJ113]+[$'statcounter-all'.$AL113]+[$'statcounter-all'.$AB113]+[$'statcounter-all'.$AC113]+[$'statcounter-all'.$AK113]+[$'statcounter-all'.$AB113]+[$'statcounter-all'.$AC113]" office:value-type="float" office:value="0.62" calcext:value-type="float">
            <text:p>0,62</text:p>
          </table:table-cell>
          <table:table-cell table:formula="of:=[$'statcounter-all'.$F113]+[$'statcounter-all'.$T113]+[$'statcounter-all'.$AD113]+[$'statcounter-all'.$AE113]+[$'statcounter-all'.$AF113]+[$'statcounter-all'.$K113]+[$'statcounter-all'.$N113]+[$'statcounter-all'.$P113]+[$'statcounter-all'.$Q113]+[$'statcounter-all'.$R113]+[$'statcounter-all'.$S113]+[$'statcounter-all'.$V113]+[$'statcounter-all'.$W113]+[$'statcounter-all'.$X113]+[$'statcounter-all'.$Z113]+[$'statcounter-all'.$AA113]+[$'statcounter-all'.$AI113]+[$'statcounter-all'.$AN113]+[$'statcounter-all'.$AO113]" office:value-type="float" office:value="6.32" calcext:value-type="float">
            <text:p>6,32</text:p>
          </table:table-cell>
          <table:table-cell table:formula="of:=SUM([.B111:.H111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8-03-01" calcext:value-type="date">
            <text:p>mars 18</text:p>
          </table:table-cell>
          <table:table-cell table:formula="of:=[$'statcounter-all'.$C114]" office:value-type="float" office:value="3.11" calcext:value-type="float">
            <text:p>3,11</text:p>
          </table:table-cell>
          <table:table-cell table:formula="of:=[$'statcounter-all'.$D114]+[$'statcounter-all'.$Y114]+[$'statcounter-all'.$AG114]+[$'statcounter-all'.$AM114]" office:value-type="float" office:value="5.41" calcext:value-type="float">
            <text:p>5,41</text:p>
          </table:table-cell>
          <table:table-cell table:formula="of:=[$'statcounter-all'.$B114]+[$'statcounter-all'.$U114]" office:value-type="float" office:value="57.7" calcext:value-type="float">
            <text:p>57,7</text:p>
          </table:table-cell>
          <table:table-cell table:formula="of:=[$'statcounter-all'.$G114]+[$'statcounter-all'.$H114]+[$'statcounter-all'.$I114]" office:value-type="float" office:value="11.71" calcext:value-type="float">
            <text:p>11,71</text:p>
          </table:table-cell>
          <table:table-cell table:formula="of:=[$'statcounter-all'.$E114]" office:value-type="float" office:value="14.81" calcext:value-type="float">
            <text:p>14,81</text:p>
          </table:table-cell>
          <table:table-cell table:formula="of:=[$'statcounter-all'.$J114]+[$'statcounter-all'.$L114]+[$'statcounter-all'.$M114]+[$'statcounter-all'.$O114]+[$'statcounter-all'.$AH114]+[$'statcounter-all'.$AJ114]+[$'statcounter-all'.$AL114]+[$'statcounter-all'.$AB114]+[$'statcounter-all'.$AC114]+[$'statcounter-all'.$AK114]+[$'statcounter-all'.$AB114]+[$'statcounter-all'.$AC114]" office:value-type="float" office:value="1.03" calcext:value-type="float">
            <text:p>1,03</text:p>
          </table:table-cell>
          <table:table-cell table:formula="of:=[$'statcounter-all'.$F114]+[$'statcounter-all'.$T114]+[$'statcounter-all'.$AD114]+[$'statcounter-all'.$AE114]+[$'statcounter-all'.$AF114]+[$'statcounter-all'.$K114]+[$'statcounter-all'.$N114]+[$'statcounter-all'.$P114]+[$'statcounter-all'.$Q114]+[$'statcounter-all'.$R114]+[$'statcounter-all'.$S114]+[$'statcounter-all'.$V114]+[$'statcounter-all'.$W114]+[$'statcounter-all'.$X114]+[$'statcounter-all'.$Z114]+[$'statcounter-all'.$AA114]+[$'statcounter-all'.$AI114]+[$'statcounter-all'.$AN114]+[$'statcounter-all'.$AO114]" office:value-type="float" office:value="6.43" calcext:value-type="float">
            <text:p>6,43</text:p>
          </table:table-cell>
          <table:table-cell table:formula="of:=SUM([.B112:.H112])" office:value-type="float" office:value="100.2" calcext:value-type="float">
            <text:p>100,2</text:p>
          </table:table-cell>
          <table:table-cell table:number-columns-repeated="1015"/>
        </table:table-row>
        <table:table-row table:style-name="ro1">
          <table:table-cell office:value-type="date" office:date-value="2018-04-01" calcext:value-type="date">
            <text:p>avr. 18</text:p>
          </table:table-cell>
          <table:table-cell table:formula="of:=[$'statcounter-all'.$C115]" office:value-type="float" office:value="3.21" calcext:value-type="float">
            <text:p>3,21</text:p>
          </table:table-cell>
          <table:table-cell table:formula="of:=[$'statcounter-all'.$D115]+[$'statcounter-all'.$Y115]+[$'statcounter-all'.$AG115]+[$'statcounter-all'.$AM115]" office:value-type="float" office:value="5.48" calcext:value-type="float">
            <text:p>5,48</text:p>
          </table:table-cell>
          <table:table-cell table:formula="of:=[$'statcounter-all'.$B115]+[$'statcounter-all'.$U115]" office:value-type="float" office:value="57.42" calcext:value-type="float">
            <text:p>57,42</text:p>
          </table:table-cell>
          <table:table-cell table:formula="of:=[$'statcounter-all'.$G115]+[$'statcounter-all'.$H115]+[$'statcounter-all'.$I115]" office:value-type="float" office:value="12.16" calcext:value-type="float">
            <text:p>12,16</text:p>
          </table:table-cell>
          <table:table-cell table:formula="of:=[$'statcounter-all'.$E115]" office:value-type="float" office:value="13.96" calcext:value-type="float">
            <text:p>13,96</text:p>
          </table:table-cell>
          <table:table-cell table:formula="of:=[$'statcounter-all'.$J115]+[$'statcounter-all'.$L115]+[$'statcounter-all'.$M115]+[$'statcounter-all'.$O115]+[$'statcounter-all'.$AH115]+[$'statcounter-all'.$AJ115]+[$'statcounter-all'.$AL115]+[$'statcounter-all'.$AB115]+[$'statcounter-all'.$AC115]+[$'statcounter-all'.$AK115]+[$'statcounter-all'.$AB115]+[$'statcounter-all'.$AC115]" office:value-type="float" office:value="1.24" calcext:value-type="float">
            <text:p>1,24</text:p>
          </table:table-cell>
          <table:table-cell table:formula="of:=[$'statcounter-all'.$F115]+[$'statcounter-all'.$T115]+[$'statcounter-all'.$AD115]+[$'statcounter-all'.$AE115]+[$'statcounter-all'.$AF115]+[$'statcounter-all'.$K115]+[$'statcounter-all'.$N115]+[$'statcounter-all'.$P115]+[$'statcounter-all'.$Q115]+[$'statcounter-all'.$R115]+[$'statcounter-all'.$S115]+[$'statcounter-all'.$V115]+[$'statcounter-all'.$W115]+[$'statcounter-all'.$X115]+[$'statcounter-all'.$Z115]+[$'statcounter-all'.$AA115]+[$'statcounter-all'.$AI115]+[$'statcounter-all'.$AN115]+[$'statcounter-all'.$AO115]" office:value-type="float" office:value="6.87" calcext:value-type="float">
            <text:p>6,87</text:p>
          </table:table-cell>
          <table:table-cell table:formula="of:=SUM([.B113:.H113])" office:value-type="float" office:value="100.34" calcext:value-type="float">
            <text:p>100,34</text:p>
          </table:table-cell>
          <table:table-cell table:number-columns-repeated="1015"/>
        </table:table-row>
        <table:table-row table:style-name="ro1">
          <table:table-cell office:value-type="date" office:date-value="2018-05-01" calcext:value-type="date">
            <text:p>mai 18</text:p>
          </table:table-cell>
          <table:table-cell table:formula="of:=[$'statcounter-all'.$C116]" office:value-type="float" office:value="3.08" calcext:value-type="float">
            <text:p>3,08</text:p>
          </table:table-cell>
          <table:table-cell table:formula="of:=[$'statcounter-all'.$D116]+[$'statcounter-all'.$Y116]+[$'statcounter-all'.$AG116]+[$'statcounter-all'.$AM116]" office:value-type="float" office:value="5.32" calcext:value-type="float">
            <text:p>5,32</text:p>
          </table:table-cell>
          <table:table-cell table:formula="of:=[$'statcounter-all'.$B116]+[$'statcounter-all'.$U116]" office:value-type="float" office:value="58.16" calcext:value-type="float">
            <text:p>58,16</text:p>
          </table:table-cell>
          <table:table-cell table:formula="of:=[$'statcounter-all'.$G116]+[$'statcounter-all'.$H116]+[$'statcounter-all'.$I116]" office:value-type="float" office:value="12.26" calcext:value-type="float">
            <text:p>12,26</text:p>
          </table:table-cell>
          <table:table-cell table:formula="of:=[$'statcounter-all'.$E116]" office:value-type="float" office:value="13.78" calcext:value-type="float">
            <text:p>13,78</text:p>
          </table:table-cell>
          <table:table-cell table:formula="of:=[$'statcounter-all'.$J116]+[$'statcounter-all'.$L116]+[$'statcounter-all'.$M116]+[$'statcounter-all'.$O116]+[$'statcounter-all'.$AH116]+[$'statcounter-all'.$AJ116]+[$'statcounter-all'.$AL116]+[$'statcounter-all'.$AB116]+[$'statcounter-all'.$AC116]+[$'statcounter-all'.$AK116]+[$'statcounter-all'.$AB116]+[$'statcounter-all'.$AC116]" office:value-type="float" office:value="1.26" calcext:value-type="float">
            <text:p>1,26</text:p>
          </table:table-cell>
          <table:table-cell table:formula="of:=[$'statcounter-all'.$F116]+[$'statcounter-all'.$T116]+[$'statcounter-all'.$AD116]+[$'statcounter-all'.$AE116]+[$'statcounter-all'.$AF116]+[$'statcounter-all'.$K116]+[$'statcounter-all'.$N116]+[$'statcounter-all'.$P116]+[$'statcounter-all'.$Q116]+[$'statcounter-all'.$R116]+[$'statcounter-all'.$S116]+[$'statcounter-all'.$V116]+[$'statcounter-all'.$W116]+[$'statcounter-all'.$X116]+[$'statcounter-all'.$Z116]+[$'statcounter-all'.$AA116]+[$'statcounter-all'.$AI116]+[$'statcounter-all'.$AN116]+[$'statcounter-all'.$AO116]" office:value-type="float" office:value="6.53" calcext:value-type="float">
            <text:p>6,53</text:p>
          </table:table-cell>
          <table:table-cell table:formula="of:=SUM([.B114:.H114])" office:value-type="float" office:value="100.39" calcext:value-type="float">
            <text:p>100,39</text:p>
          </table:table-cell>
          <table:table-cell table:number-columns-repeated="1015"/>
        </table:table-row>
        <table:table-row table:style-name="ro1">
          <table:table-cell office:value-type="date" office:date-value="2018-06-01" calcext:value-type="date">
            <text:p>juin 18</text:p>
          </table:table-cell>
          <table:table-cell table:formula="of:=[$'statcounter-all'.$C117]" office:value-type="float" office:value="3.12" calcext:value-type="float">
            <text:p>3,12</text:p>
          </table:table-cell>
          <table:table-cell table:formula="of:=[$'statcounter-all'.$D117]+[$'statcounter-all'.$Y117]+[$'statcounter-all'.$AG117]+[$'statcounter-all'.$AM117]" office:value-type="float" office:value="5.21" calcext:value-type="float">
            <text:p>5,21</text:p>
          </table:table-cell>
          <table:table-cell table:formula="of:=[$'statcounter-all'.$B117]+[$'statcounter-all'.$U117]" office:value-type="float" office:value="59.01" calcext:value-type="float">
            <text:p>59,01</text:p>
          </table:table-cell>
          <table:table-cell table:formula="of:=[$'statcounter-all'.$G117]+[$'statcounter-all'.$H117]+[$'statcounter-all'.$I117]" office:value-type="float" office:value="11.69" calcext:value-type="float">
            <text:p>11,69</text:p>
          </table:table-cell>
          <table:table-cell table:formula="of:=[$'statcounter-all'.$E117]" office:value-type="float" office:value="13.7" calcext:value-type="float">
            <text:p>13,7</text:p>
          </table:table-cell>
          <table:table-cell table:formula="of:=[$'statcounter-all'.$J117]+[$'statcounter-all'.$L117]+[$'statcounter-all'.$M117]+[$'statcounter-all'.$O117]+[$'statcounter-all'.$AH117]+[$'statcounter-all'.$AJ117]+[$'statcounter-all'.$AL117]+[$'statcounter-all'.$AB117]+[$'statcounter-all'.$AC117]+[$'statcounter-all'.$AK117]+[$'statcounter-all'.$AB117]+[$'statcounter-all'.$AC117]" office:value-type="float" office:value="1.29" calcext:value-type="float">
            <text:p>1,29</text:p>
          </table:table-cell>
          <table:table-cell table:formula="of:=[$'statcounter-all'.$F117]+[$'statcounter-all'.$T117]+[$'statcounter-all'.$AD117]+[$'statcounter-all'.$AE117]+[$'statcounter-all'.$AF117]+[$'statcounter-all'.$K117]+[$'statcounter-all'.$N117]+[$'statcounter-all'.$P117]+[$'statcounter-all'.$Q117]+[$'statcounter-all'.$R117]+[$'statcounter-all'.$S117]+[$'statcounter-all'.$V117]+[$'statcounter-all'.$W117]+[$'statcounter-all'.$X117]+[$'statcounter-all'.$Z117]+[$'statcounter-all'.$AA117]+[$'statcounter-all'.$AI117]+[$'statcounter-all'.$AN117]+[$'statcounter-all'.$AO117]" office:value-type="float" office:value="6.39" calcext:value-type="float">
            <text:p>6,39</text:p>
          </table:table-cell>
          <table:table-cell table:formula="of:=SUM([.B115:.H115])" office:value-type="float" office:value="100.41" calcext:value-type="float">
            <text:p>100,41</text:p>
          </table:table-cell>
          <table:table-cell table:number-columns-repeated="1015"/>
        </table:table-row>
        <table:table-row table:style-name="ro1">
          <table:table-cell office:value-type="date" office:date-value="2018-07-01" calcext:value-type="date">
            <text:p>juil. 18</text:p>
          </table:table-cell>
          <table:table-cell table:formula="of:=[$'statcounter-all'.$C118]" office:value-type="float" office:value="3.01" calcext:value-type="float">
            <text:p>3,01</text:p>
          </table:table-cell>
          <table:table-cell table:formula="of:=[$'statcounter-all'.$D118]+[$'statcounter-all'.$Y118]+[$'statcounter-all'.$AG118]+[$'statcounter-all'.$AM118]" office:value-type="float" office:value="5.06" calcext:value-type="float">
            <text:p>5,06</text:p>
          </table:table-cell>
          <table:table-cell table:formula="of:=[$'statcounter-all'.$B118]+[$'statcounter-all'.$U118]" office:value-type="float" office:value="59.76" calcext:value-type="float">
            <text:p>59,76</text:p>
          </table:table-cell>
          <table:table-cell table:formula="of:=[$'statcounter-all'.$G118]+[$'statcounter-all'.$H118]+[$'statcounter-all'.$I118]" office:value-type="float" office:value="11.3" calcext:value-type="float">
            <text:p>11,3</text:p>
          </table:table-cell>
          <table:table-cell table:formula="of:=[$'statcounter-all'.$E118]" office:value-type="float" office:value="13.85" calcext:value-type="float">
            <text:p>13,85</text:p>
          </table:table-cell>
          <table:table-cell table:formula="of:=[$'statcounter-all'.$J118]+[$'statcounter-all'.$L118]+[$'statcounter-all'.$M118]+[$'statcounter-all'.$O118]+[$'statcounter-all'.$AH118]+[$'statcounter-all'.$AJ118]+[$'statcounter-all'.$AL118]+[$'statcounter-all'.$AB118]+[$'statcounter-all'.$AC118]+[$'statcounter-all'.$AK118]+[$'statcounter-all'.$AB118]+[$'statcounter-all'.$AC118]" office:value-type="float" office:value="1.27" calcext:value-type="float">
            <text:p>1,27</text:p>
          </table:table-cell>
          <table:table-cell table:formula="of:=[$'statcounter-all'.$F118]+[$'statcounter-all'.$T118]+[$'statcounter-all'.$AD118]+[$'statcounter-all'.$AE118]+[$'statcounter-all'.$AF118]+[$'statcounter-all'.$K118]+[$'statcounter-all'.$N118]+[$'statcounter-all'.$P118]+[$'statcounter-all'.$Q118]+[$'statcounter-all'.$R118]+[$'statcounter-all'.$S118]+[$'statcounter-all'.$V118]+[$'statcounter-all'.$W118]+[$'statcounter-all'.$X118]+[$'statcounter-all'.$Z118]+[$'statcounter-all'.$AA118]+[$'statcounter-all'.$AI118]+[$'statcounter-all'.$AN118]+[$'statcounter-all'.$AO118]" office:value-type="float" office:value="6.13" calcext:value-type="float">
            <text:p>6,13</text:p>
          </table:table-cell>
          <table:table-cell table:formula="of:=SUM([.B116:.H116])" office:value-type="float" office:value="100.38" calcext:value-type="float">
            <text:p>100,38</text:p>
          </table:table-cell>
          <table:table-cell table:number-columns-repeated="1015"/>
        </table:table-row>
        <table:table-row table:style-name="ro1">
          <table:table-cell office:value-type="date" office:date-value="2018-08-01" calcext:value-type="date">
            <text:p>août 18</text:p>
          </table:table-cell>
          <table:table-cell table:formula="of:=[$'statcounter-all'.$C119]" office:value-type="float" office:value="3.03" calcext:value-type="float">
            <text:p>3,03</text:p>
          </table:table-cell>
          <table:table-cell table:formula="of:=[$'statcounter-all'.$D119]+[$'statcounter-all'.$Y119]+[$'statcounter-all'.$AG119]+[$'statcounter-all'.$AM119]" office:value-type="float" office:value="4.96" calcext:value-type="float">
            <text:p>4,96</text:p>
          </table:table-cell>
          <table:table-cell table:formula="of:=[$'statcounter-all'.$B119]+[$'statcounter-all'.$U119]" office:value-type="float" office:value="59.74" calcext:value-type="float">
            <text:p>59,74</text:p>
          </table:table-cell>
          <table:table-cell table:formula="of:=[$'statcounter-all'.$G119]+[$'statcounter-all'.$H119]+[$'statcounter-all'.$I119]" office:value-type="float" office:value="10.57" calcext:value-type="float">
            <text:p>10,57</text:p>
          </table:table-cell>
          <table:table-cell table:formula="of:=[$'statcounter-all'.$E119]" office:value-type="float" office:value="14.51" calcext:value-type="float">
            <text:p>14,51</text:p>
          </table:table-cell>
          <table:table-cell table:formula="of:=[$'statcounter-all'.$J119]+[$'statcounter-all'.$L119]+[$'statcounter-all'.$M119]+[$'statcounter-all'.$O119]+[$'statcounter-all'.$AH119]+[$'statcounter-all'.$AJ119]+[$'statcounter-all'.$AL119]+[$'statcounter-all'.$AB119]+[$'statcounter-all'.$AC119]+[$'statcounter-all'.$AK119]+[$'statcounter-all'.$AB119]+[$'statcounter-all'.$AC119]" office:value-type="float" office:value="1.31" calcext:value-type="float">
            <text:p>1,31</text:p>
          </table:table-cell>
          <table:table-cell table:formula="of:=[$'statcounter-all'.$F119]+[$'statcounter-all'.$T119]+[$'statcounter-all'.$AD119]+[$'statcounter-all'.$AE119]+[$'statcounter-all'.$AF119]+[$'statcounter-all'.$K119]+[$'statcounter-all'.$N119]+[$'statcounter-all'.$P119]+[$'statcounter-all'.$Q119]+[$'statcounter-all'.$R119]+[$'statcounter-all'.$S119]+[$'statcounter-all'.$V119]+[$'statcounter-all'.$W119]+[$'statcounter-all'.$X119]+[$'statcounter-all'.$Z119]+[$'statcounter-all'.$AA119]+[$'statcounter-all'.$AI119]+[$'statcounter-all'.$AN119]+[$'statcounter-all'.$AO119]" office:value-type="float" office:value="6.28" calcext:value-type="float">
            <text:p>6,28</text:p>
          </table:table-cell>
          <table:table-cell table:formula="of:=SUM([.B117:.H117])" office:value-type="float" office:value="100.4" calcext:value-type="float">
            <text:p>100,4</text:p>
          </table:table-cell>
          <table:table-cell table:number-columns-repeated="1015"/>
        </table:table-row>
        <table:table-row table:style-name="ro1">
          <table:table-cell office:value-type="date" office:date-value="2018-09-01" calcext:value-type="date">
            <text:p>sept. 18</text:p>
          </table:table-cell>
          <table:table-cell table:formula="of:=[$'statcounter-all'.$C120]" office:value-type="float" office:value="2.85" calcext:value-type="float">
            <text:p>2,85</text:p>
          </table:table-cell>
          <table:table-cell table:formula="of:=[$'statcounter-all'.$D120]+[$'statcounter-all'.$Y120]+[$'statcounter-all'.$AG120]+[$'statcounter-all'.$AM120]" office:value-type="float" office:value="5.04" calcext:value-type="float">
            <text:p>5,04</text:p>
          </table:table-cell>
          <table:table-cell table:formula="of:=[$'statcounter-all'.$B120]+[$'statcounter-all'.$U120]" office:value-type="float" office:value="60.67" calcext:value-type="float">
            <text:p>60,67</text:p>
          </table:table-cell>
          <table:table-cell table:formula="of:=[$'statcounter-all'.$G120]+[$'statcounter-all'.$H120]+[$'statcounter-all'.$I120]" office:value-type="float" office:value="9.55" calcext:value-type="float">
            <text:p>9,55</text:p>
          </table:table-cell>
          <table:table-cell table:formula="of:=[$'statcounter-all'.$E120]" office:value-type="float" office:value="14.85" calcext:value-type="float">
            <text:p>14,85</text:p>
          </table:table-cell>
          <table:table-cell table:formula="of:=[$'statcounter-all'.$J120]+[$'statcounter-all'.$L120]+[$'statcounter-all'.$M120]+[$'statcounter-all'.$O120]+[$'statcounter-all'.$AH120]+[$'statcounter-all'.$AJ120]+[$'statcounter-all'.$AL120]+[$'statcounter-all'.$AB120]+[$'statcounter-all'.$AC120]+[$'statcounter-all'.$AK120]+[$'statcounter-all'.$AB120]+[$'statcounter-all'.$AC120]" office:value-type="float" office:value="1.32" calcext:value-type="float">
            <text:p>1,32</text:p>
          </table:table-cell>
          <table:table-cell table:formula="of:=[$'statcounter-all'.$F120]+[$'statcounter-all'.$T120]+[$'statcounter-all'.$AD120]+[$'statcounter-all'.$AE120]+[$'statcounter-all'.$AF120]+[$'statcounter-all'.$K120]+[$'statcounter-all'.$N120]+[$'statcounter-all'.$P120]+[$'statcounter-all'.$Q120]+[$'statcounter-all'.$R120]+[$'statcounter-all'.$S120]+[$'statcounter-all'.$V120]+[$'statcounter-all'.$W120]+[$'statcounter-all'.$X120]+[$'statcounter-all'.$Z120]+[$'statcounter-all'.$AA120]+[$'statcounter-all'.$AI120]+[$'statcounter-all'.$AN120]+[$'statcounter-all'.$AO120]" office:value-type="float" office:value="6.14" calcext:value-type="float">
            <text:p>6,14</text:p>
          </table:table-cell>
          <table:table-cell table:formula="of:=SUM([.B118:.H118])" office:value-type="float" office:value="100.42" calcext:value-type="float">
            <text:p>100,42</text:p>
          </table:table-cell>
          <table:table-cell table:number-columns-repeated="1015"/>
        </table:table-row>
        <table:table-row table:style-name="ro1">
          <table:table-cell office:value-type="date" office:date-value="2018-10-01" calcext:value-type="date">
            <text:p>oct. 18</text:p>
          </table:table-cell>
          <table:table-cell table:formula="of:=[$'statcounter-all'.$C121]" office:value-type="float" office:value="2.88" calcext:value-type="float">
            <text:p>2,88</text:p>
          </table:table-cell>
          <table:table-cell table:formula="of:=[$'statcounter-all'.$D121]+[$'statcounter-all'.$Y121]+[$'statcounter-all'.$AG121]+[$'statcounter-all'.$AM121]" office:value-type="float" office:value="5.07" calcext:value-type="float">
            <text:p>5,07</text:p>
          </table:table-cell>
          <table:table-cell table:formula="of:=[$'statcounter-all'.$B121]+[$'statcounter-all'.$U121]" office:value-type="float" office:value="61.63" calcext:value-type="float">
            <text:p>61,63</text:p>
          </table:table-cell>
          <table:table-cell table:formula="of:=[$'statcounter-all'.$G121]+[$'statcounter-all'.$H121]+[$'statcounter-all'.$I121]" office:value-type="float" office:value="8.35" calcext:value-type="float">
            <text:p>8,35</text:p>
          </table:table-cell>
          <table:table-cell table:formula="of:=[$'statcounter-all'.$E121]" office:value-type="float" office:value="15.13" calcext:value-type="float">
            <text:p>15,13</text:p>
          </table:table-cell>
          <table:table-cell table:formula="of:=[$'statcounter-all'.$J121]+[$'statcounter-all'.$L121]+[$'statcounter-all'.$M121]+[$'statcounter-all'.$O121]+[$'statcounter-all'.$AH121]+[$'statcounter-all'.$AJ121]+[$'statcounter-all'.$AL121]+[$'statcounter-all'.$AB121]+[$'statcounter-all'.$AC121]+[$'statcounter-all'.$AK121]+[$'statcounter-all'.$AB121]+[$'statcounter-all'.$AC121]" office:value-type="float" office:value="1.33" calcext:value-type="float">
            <text:p>1,33</text:p>
          </table:table-cell>
          <table:table-cell table:formula="of:=[$'statcounter-all'.$F121]+[$'statcounter-all'.$T121]+[$'statcounter-all'.$AD121]+[$'statcounter-all'.$AE121]+[$'statcounter-all'.$AF121]+[$'statcounter-all'.$K121]+[$'statcounter-all'.$N121]+[$'statcounter-all'.$P121]+[$'statcounter-all'.$Q121]+[$'statcounter-all'.$R121]+[$'statcounter-all'.$S121]+[$'statcounter-all'.$V121]+[$'statcounter-all'.$W121]+[$'statcounter-all'.$X121]+[$'statcounter-all'.$Z121]+[$'statcounter-all'.$AA121]+[$'statcounter-all'.$AI121]+[$'statcounter-all'.$AN121]+[$'statcounter-all'.$AO121]" office:value-type="float" office:value="6.06" calcext:value-type="float">
            <text:p>6,06</text:p>
          </table:table-cell>
          <table:table-cell table:formula="of:=SUM([.B119:.H119])" office:value-type="float" office:value="100.45" calcext:value-type="float">
            <text:p>100,45</text:p>
          </table:table-cell>
          <table:table-cell table:number-columns-repeated="1015"/>
        </table:table-row>
        <table:table-row table:style-name="ro1">
          <table:table-cell office:value-type="date" office:date-value="2018-11-01" calcext:value-type="date">
            <text:p>nov. 18</text:p>
          </table:table-cell>
          <table:table-cell table:formula="of:=[$'statcounter-all'.$C122]" office:value-type="float" office:value="2.81" calcext:value-type="float">
            <text:p>2,81</text:p>
          </table:table-cell>
          <table:table-cell table:formula="of:=[$'statcounter-all'.$D122]+[$'statcounter-all'.$Y122]+[$'statcounter-all'.$AG122]+[$'statcounter-all'.$AM122]" office:value-type="float" office:value="4.97" calcext:value-type="float">
            <text:p>4,97</text:p>
          </table:table-cell>
          <table:table-cell table:formula="of:=[$'statcounter-all'.$B122]+[$'statcounter-all'.$U122]" office:value-type="float" office:value="61.85" calcext:value-type="float">
            <text:p>61,85</text:p>
          </table:table-cell>
          <table:table-cell table:formula="of:=[$'statcounter-all'.$G122]+[$'statcounter-all'.$H122]+[$'statcounter-all'.$I122]" office:value-type="float" office:value="8.13" calcext:value-type="float">
            <text:p>8,13</text:p>
          </table:table-cell>
          <table:table-cell table:formula="of:=[$'statcounter-all'.$E122]" office:value-type="float" office:value="15.09" calcext:value-type="float">
            <text:p>15,09</text:p>
          </table:table-cell>
          <table:table-cell table:formula="of:=[$'statcounter-all'.$J122]+[$'statcounter-all'.$L122]+[$'statcounter-all'.$M122]+[$'statcounter-all'.$O122]+[$'statcounter-all'.$AH122]+[$'statcounter-all'.$AJ122]+[$'statcounter-all'.$AL122]+[$'statcounter-all'.$AB122]+[$'statcounter-all'.$AC122]+[$'statcounter-all'.$AK122]+[$'statcounter-all'.$AB122]+[$'statcounter-all'.$AC122]" office:value-type="float" office:value="1.42" calcext:value-type="float">
            <text:p>1,42</text:p>
          </table:table-cell>
          <table:table-cell table:formula="of:=[$'statcounter-all'.$F122]+[$'statcounter-all'.$T122]+[$'statcounter-all'.$AD122]+[$'statcounter-all'.$AE122]+[$'statcounter-all'.$AF122]+[$'statcounter-all'.$K122]+[$'statcounter-all'.$N122]+[$'statcounter-all'.$P122]+[$'statcounter-all'.$Q122]+[$'statcounter-all'.$R122]+[$'statcounter-all'.$S122]+[$'statcounter-all'.$V122]+[$'statcounter-all'.$W122]+[$'statcounter-all'.$X122]+[$'statcounter-all'.$Z122]+[$'statcounter-all'.$AA122]+[$'statcounter-all'.$AI122]+[$'statcounter-all'.$AN122]+[$'statcounter-all'.$AO122]" office:value-type="float" office:value="6.21" calcext:value-type="float">
            <text:p>6,21</text:p>
          </table:table-cell>
          <table:table-cell table:formula="of:=SUM([.B120:.H120])" office:value-type="float" office:value="100.48" calcext:value-type="float">
            <text:p>100,48</text:p>
          </table:table-cell>
          <table:table-cell table:number-columns-repeated="1015"/>
        </table:table-row>
        <table:table-row table:style-name="ro1">
          <table:table-cell office:value-type="date" office:date-value="2018-12-01" calcext:value-type="date">
            <text:p>déc. 18</text:p>
          </table:table-cell>
          <table:table-cell table:formula="of:=[$'statcounter-all'.$C123]" office:value-type="float" office:value="2.55" calcext:value-type="float">
            <text:p>2,55</text:p>
          </table:table-cell>
          <table:table-cell table:formula="of:=[$'statcounter-all'.$D123]+[$'statcounter-all'.$Y123]+[$'statcounter-all'.$AG123]+[$'statcounter-all'.$AM123]" office:value-type="float" office:value="4.97" calcext:value-type="float">
            <text:p>4,97</text:p>
          </table:table-cell>
          <table:table-cell table:formula="of:=[$'statcounter-all'.$B123]+[$'statcounter-all'.$U123]" office:value-type="float" office:value="62.36" calcext:value-type="float">
            <text:p>62,36</text:p>
          </table:table-cell>
          <table:table-cell table:formula="of:=[$'statcounter-all'.$G123]+[$'statcounter-all'.$H123]+[$'statcounter-all'.$I123]" office:value-type="float" office:value="8.33" calcext:value-type="float">
            <text:p>8,33</text:p>
          </table:table-cell>
          <table:table-cell table:formula="of:=[$'statcounter-all'.$E123]" office:value-type="float" office:value="14.69" calcext:value-type="float">
            <text:p>14,69</text:p>
          </table:table-cell>
          <table:table-cell table:formula="of:=[$'statcounter-all'.$J123]+[$'statcounter-all'.$L123]+[$'statcounter-all'.$M123]+[$'statcounter-all'.$O123]+[$'statcounter-all'.$AH123]+[$'statcounter-all'.$AJ123]+[$'statcounter-all'.$AL123]+[$'statcounter-all'.$AB123]+[$'statcounter-all'.$AC123]+[$'statcounter-all'.$AK123]+[$'statcounter-all'.$AB123]+[$'statcounter-all'.$AC123]" office:value-type="float" office:value="1.55" calcext:value-type="float">
            <text:p>1,55</text:p>
          </table:table-cell>
          <table:table-cell table:formula="of:=[$'statcounter-all'.$F123]+[$'statcounter-all'.$T123]+[$'statcounter-all'.$AD123]+[$'statcounter-all'.$AE123]+[$'statcounter-all'.$AF123]+[$'statcounter-all'.$K123]+[$'statcounter-all'.$N123]+[$'statcounter-all'.$P123]+[$'statcounter-all'.$Q123]+[$'statcounter-all'.$R123]+[$'statcounter-all'.$S123]+[$'statcounter-all'.$V123]+[$'statcounter-all'.$W123]+[$'statcounter-all'.$X123]+[$'statcounter-all'.$Z123]+[$'statcounter-all'.$AA123]+[$'statcounter-all'.$AI123]+[$'statcounter-all'.$AN123]+[$'statcounter-all'.$AO123]" office:value-type="float" office:value="6.11" calcext:value-type="float">
            <text:p>6,11</text:p>
          </table:table-cell>
          <table:table-cell table:formula="of:=SUM([.B121:.H121])" office:value-type="float" office:value="100.56" calcext:value-type="float">
            <text:p>100,56</text:p>
          </table:table-cell>
          <table:table-cell table:number-columns-repeated="1015"/>
        </table:table-row>
        <table:table-row table:style-name="ro1">
          <table:table-cell office:value-type="date" office:date-value="2019-01-01" calcext:value-type="date">
            <text:p>janv. 19</text:p>
          </table:table-cell>
          <table:table-cell table:formula="of:=[$'statcounter-all'.$C124]" office:value-type="float" office:value="2.7" calcext:value-type="float">
            <text:p>2,7</text:p>
          </table:table-cell>
          <table:table-cell table:formula="of:=[$'statcounter-all'.$D124]+[$'statcounter-all'.$Y124]+[$'statcounter-all'.$AG124]+[$'statcounter-all'.$AM124]" office:value-type="float" office:value="4.71" calcext:value-type="float">
            <text:p>4,71</text:p>
          </table:table-cell>
          <table:table-cell table:formula="of:=[$'statcounter-all'.$B124]+[$'statcounter-all'.$U124]" office:value-type="float" office:value="61.8" calcext:value-type="float">
            <text:p>61,8</text:p>
          </table:table-cell>
          <table:table-cell table:formula="of:=[$'statcounter-all'.$G124]+[$'statcounter-all'.$H124]+[$'statcounter-all'.$I124]" office:value-type="float" office:value="8.62" calcext:value-type="float">
            <text:p>8,62</text:p>
          </table:table-cell>
          <table:table-cell table:formula="of:=[$'statcounter-all'.$E124]" office:value-type="float" office:value="15.23" calcext:value-type="float">
            <text:p>15,23</text:p>
          </table:table-cell>
          <table:table-cell table:formula="of:=[$'statcounter-all'.$J124]+[$'statcounter-all'.$L124]+[$'statcounter-all'.$M124]+[$'statcounter-all'.$O124]+[$'statcounter-all'.$AH124]+[$'statcounter-all'.$AJ124]+[$'statcounter-all'.$AL124]+[$'statcounter-all'.$AB124]+[$'statcounter-all'.$AC124]+[$'statcounter-all'.$AK124]+[$'statcounter-all'.$AB124]+[$'statcounter-all'.$AC124]" office:value-type="float" office:value="1.47" calcext:value-type="float">
            <text:p>1,47</text:p>
          </table:table-cell>
          <table:table-cell table:formula="of:=[$'statcounter-all'.$F124]+[$'statcounter-all'.$T124]+[$'statcounter-all'.$AD124]+[$'statcounter-all'.$AE124]+[$'statcounter-all'.$AF124]+[$'statcounter-all'.$K124]+[$'statcounter-all'.$N124]+[$'statcounter-all'.$P124]+[$'statcounter-all'.$Q124]+[$'statcounter-all'.$R124]+[$'statcounter-all'.$S124]+[$'statcounter-all'.$V124]+[$'statcounter-all'.$W124]+[$'statcounter-all'.$X124]+[$'statcounter-all'.$Z124]+[$'statcounter-all'.$AA124]+[$'statcounter-all'.$AI124]+[$'statcounter-all'.$AN124]+[$'statcounter-all'.$AO124]" office:value-type="float" office:value="6" calcext:value-type="float">
            <text:p>6</text:p>
          </table:table-cell>
          <table:table-cell table:formula="of:=SUM([.B122:.H122])" office:value-type="float" office:value="100.53" calcext:value-type="float">
            <text:p>100,53</text:p>
          </table:table-cell>
          <table:table-cell table:number-columns-repeated="1015"/>
        </table:table-row>
        <table:table-row table:style-name="ro1">
          <table:table-cell office:value-type="date" office:date-value="2019-02-01" calcext:value-type="date">
            <text:p>févr. 19</text:p>
          </table:table-cell>
          <table:table-cell table:formula="of:=[$'statcounter-all'.$C125]" office:value-type="float" office:value="2.58" calcext:value-type="float">
            <text:p>2,58</text:p>
          </table:table-cell>
          <table:table-cell table:formula="of:=[$'statcounter-all'.$D125]+[$'statcounter-all'.$Y125]+[$'statcounter-all'.$AG125]+[$'statcounter-all'.$AM125]" office:value-type="float" office:value="4.43" calcext:value-type="float">
            <text:p>4,43</text:p>
          </table:table-cell>
          <table:table-cell table:formula="of:=[$'statcounter-all'.$B125]+[$'statcounter-all'.$U125]" office:value-type="float" office:value="62.49" calcext:value-type="float">
            <text:p>62,49</text:p>
          </table:table-cell>
          <table:table-cell table:formula="of:=[$'statcounter-all'.$G125]+[$'statcounter-all'.$H125]+[$'statcounter-all'.$I125]" office:value-type="float" office:value="8.24" calcext:value-type="float">
            <text:p>8,24</text:p>
          </table:table-cell>
          <table:table-cell table:formula="of:=[$'statcounter-all'.$E125]" office:value-type="float" office:value="15.56" calcext:value-type="float">
            <text:p>15,56</text:p>
          </table:table-cell>
          <table:table-cell table:formula="of:=[$'statcounter-all'.$J125]+[$'statcounter-all'.$L125]+[$'statcounter-all'.$M125]+[$'statcounter-all'.$O125]+[$'statcounter-all'.$AH125]+[$'statcounter-all'.$AJ125]+[$'statcounter-all'.$AL125]+[$'statcounter-all'.$AB125]+[$'statcounter-all'.$AC125]+[$'statcounter-all'.$AK125]+[$'statcounter-all'.$AB125]+[$'statcounter-all'.$AC125]" office:value-type="float" office:value="1.32" calcext:value-type="float">
            <text:p>1,32</text:p>
          </table:table-cell>
          <table:table-cell table:formula="of:=[$'statcounter-all'.$F125]+[$'statcounter-all'.$T125]+[$'statcounter-all'.$AD125]+[$'statcounter-all'.$AE125]+[$'statcounter-all'.$AF125]+[$'statcounter-all'.$K125]+[$'statcounter-all'.$N125]+[$'statcounter-all'.$P125]+[$'statcounter-all'.$Q125]+[$'statcounter-all'.$R125]+[$'statcounter-all'.$S125]+[$'statcounter-all'.$V125]+[$'statcounter-all'.$W125]+[$'statcounter-all'.$X125]+[$'statcounter-all'.$Z125]+[$'statcounter-all'.$AA125]+[$'statcounter-all'.$AI125]+[$'statcounter-all'.$AN125]+[$'statcounter-all'.$AO125]" office:value-type="float" office:value="5.82" calcext:value-type="float">
            <text:p>5,82</text:p>
          </table:table-cell>
          <table:table-cell table:formula="of:=SUM([.B123:.H123])" office:value-type="float" office:value="100.44" calcext:value-type="float">
            <text:p>100,44</text:p>
          </table:table-cell>
          <table:table-cell table:number-columns-repeated="1015"/>
        </table:table-row>
        <table:table-row table:style-name="ro1">
          <table:table-cell office:value-type="date" office:date-value="2019-03-01" calcext:value-type="date">
            <text:p>mars 19</text:p>
          </table:table-cell>
          <table:table-cell table:formula="of:=[$'statcounter-all'.$C126]" office:value-type="float" office:value="2.56" calcext:value-type="float">
            <text:p>2,56</text:p>
          </table:table-cell>
          <table:table-cell table:formula="of:=[$'statcounter-all'.$D126]+[$'statcounter-all'.$Y126]+[$'statcounter-all'.$AG126]+[$'statcounter-all'.$AM126]" office:value-type="float" office:value="4.74" calcext:value-type="float">
            <text:p>4,74</text:p>
          </table:table-cell>
          <table:table-cell table:formula="of:=[$'statcounter-all'.$B126]+[$'statcounter-all'.$U126]" office:value-type="float" office:value="62.66" calcext:value-type="float">
            <text:p>62,66</text:p>
          </table:table-cell>
          <table:table-cell table:formula="of:=[$'statcounter-all'.$G126]+[$'statcounter-all'.$H126]+[$'statcounter-all'.$I126]" office:value-type="float" office:value="7.8" calcext:value-type="float">
            <text:p>7,8</text:p>
          </table:table-cell>
          <table:table-cell table:formula="of:=[$'statcounter-all'.$E126]" office:value-type="float" office:value="15.64" calcext:value-type="float">
            <text:p>15,64</text:p>
          </table:table-cell>
          <table:table-cell table:formula="of:=[$'statcounter-all'.$J126]+[$'statcounter-all'.$L126]+[$'statcounter-all'.$M126]+[$'statcounter-all'.$O126]+[$'statcounter-all'.$AH126]+[$'statcounter-all'.$AJ126]+[$'statcounter-all'.$AL126]+[$'statcounter-all'.$AB126]+[$'statcounter-all'.$AC126]+[$'statcounter-all'.$AK126]+[$'statcounter-all'.$AB126]+[$'statcounter-all'.$AC126]" office:value-type="float" office:value="1.24" calcext:value-type="float">
            <text:p>1,24</text:p>
          </table:table-cell>
          <table:table-cell table:formula="of:=[$'statcounter-all'.$F126]+[$'statcounter-all'.$T126]+[$'statcounter-all'.$AD126]+[$'statcounter-all'.$AE126]+[$'statcounter-all'.$AF126]+[$'statcounter-all'.$K126]+[$'statcounter-all'.$N126]+[$'statcounter-all'.$P126]+[$'statcounter-all'.$Q126]+[$'statcounter-all'.$R126]+[$'statcounter-all'.$S126]+[$'statcounter-all'.$V126]+[$'statcounter-all'.$W126]+[$'statcounter-all'.$X126]+[$'statcounter-all'.$Z126]+[$'statcounter-all'.$AA126]+[$'statcounter-all'.$AI126]+[$'statcounter-all'.$AN126]+[$'statcounter-all'.$AO126]" office:value-type="float" office:value="5.75" calcext:value-type="float">
            <text:p>5,75</text:p>
          </table:table-cell>
          <table:table-cell table:formula="of:=SUM([.B124:.H124])" office:value-type="float" office:value="100.39" calcext:value-type="float">
            <text:p>100,39</text:p>
          </table:table-cell>
          <table:table-cell table:number-columns-repeated="1015"/>
        </table:table-row>
        <table:table-row table:style-name="ro1">
          <table:table-cell office:value-type="date" office:date-value="2019-04-01" calcext:value-type="date">
            <text:p>avr. 19</text:p>
          </table:table-cell>
          <table:table-cell table:formula="of:=[$'statcounter-all'.$C127]" office:value-type="float" office:value="2.47" calcext:value-type="float">
            <text:p>2,47</text:p>
          </table:table-cell>
          <table:table-cell table:formula="of:=[$'statcounter-all'.$D127]+[$'statcounter-all'.$Y127]+[$'statcounter-all'.$AG127]+[$'statcounter-all'.$AM127]" office:value-type="float" office:value="4.89" calcext:value-type="float">
            <text:p>4,89</text:p>
          </table:table-cell>
          <table:table-cell table:formula="of:=[$'statcounter-all'.$B127]+[$'statcounter-all'.$U127]" office:value-type="float" office:value="62.88" calcext:value-type="float">
            <text:p>62,88</text:p>
          </table:table-cell>
          <table:table-cell table:formula="of:=[$'statcounter-all'.$G127]+[$'statcounter-all'.$H127]+[$'statcounter-all'.$I127]" office:value-type="float" office:value="7.65" calcext:value-type="float">
            <text:p>7,65</text:p>
          </table:table-cell>
          <table:table-cell table:formula="of:=[$'statcounter-all'.$E127]" office:value-type="float" office:value="15.83" calcext:value-type="float">
            <text:p>15,83</text:p>
          </table:table-cell>
          <table:table-cell table:formula="of:=[$'statcounter-all'.$J127]+[$'statcounter-all'.$L127]+[$'statcounter-all'.$M127]+[$'statcounter-all'.$O127]+[$'statcounter-all'.$AH127]+[$'statcounter-all'.$AJ127]+[$'statcounter-all'.$AL127]+[$'statcounter-all'.$AB127]+[$'statcounter-all'.$AC127]+[$'statcounter-all'.$AK127]+[$'statcounter-all'.$AB127]+[$'statcounter-all'.$AC127]" office:value-type="float" office:value="1.05" calcext:value-type="float">
            <text:p>1,05</text:p>
          </table:table-cell>
          <table:table-cell table:formula="of:=[$'statcounter-all'.$F127]+[$'statcounter-all'.$T127]+[$'statcounter-all'.$AD127]+[$'statcounter-all'.$AE127]+[$'statcounter-all'.$AF127]+[$'statcounter-all'.$K127]+[$'statcounter-all'.$N127]+[$'statcounter-all'.$P127]+[$'statcounter-all'.$Q127]+[$'statcounter-all'.$R127]+[$'statcounter-all'.$S127]+[$'statcounter-all'.$V127]+[$'statcounter-all'.$W127]+[$'statcounter-all'.$X127]+[$'statcounter-all'.$Z127]+[$'statcounter-all'.$AA127]+[$'statcounter-all'.$AI127]+[$'statcounter-all'.$AN127]+[$'statcounter-all'.$AO127]" office:value-type="float" office:value="5.55" calcext:value-type="float">
            <text:p>5,55</text:p>
          </table:table-cell>
          <table:table-cell table:formula="of:=SUM([.B125:.H125])" office:value-type="float" office:value="100.32" calcext:value-type="float">
            <text:p>100,32</text:p>
          </table:table-cell>
          <table:table-cell table:number-columns-repeated="1015"/>
        </table:table-row>
        <table:table-row table:style-name="ro1">
          <table:table-cell office:value-type="date" office:date-value="2019-05-01" calcext:value-type="date">
            <text:p>mai 19</text:p>
          </table:table-cell>
          <table:table-cell table:formula="of:=[$'statcounter-all'.$C128]" office:value-type="float" office:value="2.46" calcext:value-type="float">
            <text:p>2,46</text:p>
          </table:table-cell>
          <table:table-cell table:formula="of:=[$'statcounter-all'.$D128]+[$'statcounter-all'.$Y128]+[$'statcounter-all'.$AG128]+[$'statcounter-all'.$AM128]" office:value-type="float" office:value="5.05" calcext:value-type="float">
            <text:p>5,05</text:p>
          </table:table-cell>
          <table:table-cell table:formula="of:=[$'statcounter-all'.$B128]+[$'statcounter-all'.$U128]" office:value-type="float" office:value="63.05" calcext:value-type="float">
            <text:p>63,05</text:p>
          </table:table-cell>
          <table:table-cell table:formula="of:=[$'statcounter-all'.$G128]+[$'statcounter-all'.$H128]+[$'statcounter-all'.$I128]" office:value-type="float" office:value="7.44" calcext:value-type="float">
            <text:p>7,44</text:p>
          </table:table-cell>
          <table:table-cell table:formula="of:=[$'statcounter-all'.$E128]" office:value-type="float" office:value="15.74" calcext:value-type="float">
            <text:p>15,74</text:p>
          </table:table-cell>
          <table:table-cell table:formula="of:=[$'statcounter-all'.$J128]+[$'statcounter-all'.$L128]+[$'statcounter-all'.$M128]+[$'statcounter-all'.$O128]+[$'statcounter-all'.$AH128]+[$'statcounter-all'.$AJ128]+[$'statcounter-all'.$AL128]+[$'statcounter-all'.$AB128]+[$'statcounter-all'.$AC128]+[$'statcounter-all'.$AK128]+[$'statcounter-all'.$AB128]+[$'statcounter-all'.$AC128]" office:value-type="float" office:value="1.07" calcext:value-type="float">
            <text:p>1,07</text:p>
          </table:table-cell>
          <table:table-cell table:formula="of:=[$'statcounter-all'.$F128]+[$'statcounter-all'.$T128]+[$'statcounter-all'.$AD128]+[$'statcounter-all'.$AE128]+[$'statcounter-all'.$AF128]+[$'statcounter-all'.$K128]+[$'statcounter-all'.$N128]+[$'statcounter-all'.$P128]+[$'statcounter-all'.$Q128]+[$'statcounter-all'.$R128]+[$'statcounter-all'.$S128]+[$'statcounter-all'.$V128]+[$'statcounter-all'.$W128]+[$'statcounter-all'.$X128]+[$'statcounter-all'.$Z128]+[$'statcounter-all'.$AA128]+[$'statcounter-all'.$AI128]+[$'statcounter-all'.$AN128]+[$'statcounter-all'.$AO128]" office:value-type="float" office:value="5.54" calcext:value-type="float">
            <text:p>5,54</text:p>
          </table:table-cell>
          <table:table-cell table:formula="of:=SUM([.B126:.H126])" office:value-type="float" office:value="100.35" calcext:value-type="float">
            <text:p>100,35</text:p>
          </table:table-cell>
          <table:table-cell table:number-columns-repeated="1015"/>
        </table:table-row>
        <table:table-row table:style-name="ro1">
          <table:table-cell office:value-type="date" office:date-value="2019-06-01" calcext:value-type="date">
            <text:p>juin 19</text:p>
          </table:table-cell>
          <table:table-cell table:formula="of:=[$'statcounter-all'.$C129]" office:value-type="float" office:value="2.29" calcext:value-type="float">
            <text:p>2,29</text:p>
          </table:table-cell>
          <table:table-cell table:formula="of:=[$'statcounter-all'.$D129]+[$'statcounter-all'.$Y129]+[$'statcounter-all'.$AG129]+[$'statcounter-all'.$AM129]" office:value-type="float" office:value="4.69" calcext:value-type="float">
            <text:p>4,69</text:p>
          </table:table-cell>
          <table:table-cell table:formula="of:=[$'statcounter-all'.$B129]+[$'statcounter-all'.$U129]" office:value-type="float" office:value="63.76" calcext:value-type="float">
            <text:p>63,76</text:p>
          </table:table-cell>
          <table:table-cell table:formula="of:=[$'statcounter-all'.$G129]+[$'statcounter-all'.$H129]+[$'statcounter-all'.$I129]" office:value-type="float" office:value="7.85" calcext:value-type="float">
            <text:p>7,85</text:p>
          </table:table-cell>
          <table:table-cell table:formula="of:=[$'statcounter-all'.$E129]" office:value-type="float" office:value="15.15" calcext:value-type="float">
            <text:p>15,15</text:p>
          </table:table-cell>
          <table:table-cell table:formula="of:=[$'statcounter-all'.$J129]+[$'statcounter-all'.$L129]+[$'statcounter-all'.$M129]+[$'statcounter-all'.$O129]+[$'statcounter-all'.$AH129]+[$'statcounter-all'.$AJ129]+[$'statcounter-all'.$AL129]+[$'statcounter-all'.$AB129]+[$'statcounter-all'.$AC129]+[$'statcounter-all'.$AK129]+[$'statcounter-all'.$AB129]+[$'statcounter-all'.$AC129]" office:value-type="float" office:value="1.13" calcext:value-type="float">
            <text:p>1,13</text:p>
          </table:table-cell>
          <table:table-cell table:formula="of:=[$'statcounter-all'.$F129]+[$'statcounter-all'.$T129]+[$'statcounter-all'.$AD129]+[$'statcounter-all'.$AE129]+[$'statcounter-all'.$AF129]+[$'statcounter-all'.$K129]+[$'statcounter-all'.$N129]+[$'statcounter-all'.$P129]+[$'statcounter-all'.$Q129]+[$'statcounter-all'.$R129]+[$'statcounter-all'.$S129]+[$'statcounter-all'.$V129]+[$'statcounter-all'.$W129]+[$'statcounter-all'.$X129]+[$'statcounter-all'.$Z129]+[$'statcounter-all'.$AA129]+[$'statcounter-all'.$AI129]+[$'statcounter-all'.$AN129]+[$'statcounter-all'.$AO129]" office:value-type="float" office:value="5.53" calcext:value-type="float">
            <text:p>5,53</text:p>
          </table:table-cell>
          <table:table-cell table:formula="of:=SUM([.B127:.H127])" office:value-type="float" office:value="100.4" calcext:value-type="float">
            <text:p>100,4</text:p>
          </table:table-cell>
          <table:table-cell table:number-columns-repeated="1015"/>
        </table:table-row>
        <table:table-row table:style-name="ro1">
          <table:table-cell office:value-type="date" office:date-value="2019-07-01" calcext:value-type="date">
            <text:p>juil. 19</text:p>
          </table:table-cell>
          <table:table-cell table:formula="of:=[$'statcounter-all'.$C130]" office:value-type="float" office:value="2.26" calcext:value-type="float">
            <text:p>2,26</text:p>
          </table:table-cell>
          <table:table-cell table:formula="of:=[$'statcounter-all'.$D130]+[$'statcounter-all'.$Y130]+[$'statcounter-all'.$AG130]+[$'statcounter-all'.$AM130]" office:value-type="float" office:value="4.54" calcext:value-type="float">
            <text:p>4,54</text:p>
          </table:table-cell>
          <table:table-cell table:formula="of:=[$'statcounter-all'.$B130]+[$'statcounter-all'.$U130]" office:value-type="float" office:value="63.44" calcext:value-type="float">
            <text:p>63,44</text:p>
          </table:table-cell>
          <table:table-cell table:formula="of:=[$'statcounter-all'.$G130]+[$'statcounter-all'.$H130]+[$'statcounter-all'.$I130]" office:value-type="float" office:value="8.29" calcext:value-type="float">
            <text:p>8,29</text:p>
          </table:table-cell>
          <table:table-cell table:formula="of:=[$'statcounter-all'.$E130]" office:value-type="float" office:value="15.05" calcext:value-type="float">
            <text:p>15,05</text:p>
          </table:table-cell>
          <table:table-cell table:formula="of:=[$'statcounter-all'.$J130]+[$'statcounter-all'.$L130]+[$'statcounter-all'.$M130]+[$'statcounter-all'.$O130]+[$'statcounter-all'.$AH130]+[$'statcounter-all'.$AJ130]+[$'statcounter-all'.$AL130]+[$'statcounter-all'.$AB130]+[$'statcounter-all'.$AC130]+[$'statcounter-all'.$AK130]+[$'statcounter-all'.$AB130]+[$'statcounter-all'.$AC130]" office:value-type="float" office:value="1.16" calcext:value-type="float">
            <text:p>1,16</text:p>
          </table:table-cell>
          <table:table-cell table:formula="of:=[$'statcounter-all'.$F130]+[$'statcounter-all'.$T130]+[$'statcounter-all'.$AD130]+[$'statcounter-all'.$AE130]+[$'statcounter-all'.$AF130]+[$'statcounter-all'.$K130]+[$'statcounter-all'.$N130]+[$'statcounter-all'.$P130]+[$'statcounter-all'.$Q130]+[$'statcounter-all'.$R130]+[$'statcounter-all'.$S130]+[$'statcounter-all'.$V130]+[$'statcounter-all'.$W130]+[$'statcounter-all'.$X130]+[$'statcounter-all'.$Z130]+[$'statcounter-all'.$AA130]+[$'statcounter-all'.$AI130]+[$'statcounter-all'.$AN130]+[$'statcounter-all'.$AO130]" office:value-type="float" office:value="5.68" calcext:value-type="float">
            <text:p>5,68</text:p>
          </table:table-cell>
          <table:table-cell table:formula="of:=SUM([.B128:.H128])" office:value-type="float" office:value="100.42" calcext:value-type="float">
            <text:p>100,42</text:p>
          </table:table-cell>
          <table:table-cell table:number-columns-repeated="1015"/>
        </table:table-row>
        <table:table-row table:style-name="ro1">
          <table:table-cell office:value-type="date" office:date-value="2019-08-01" calcext:value-type="date">
            <text:p>août 19</text:p>
          </table:table-cell>
          <table:table-cell table:formula="of:=[$'statcounter-all'.$C131]" office:value-type="float" office:value="1.97" calcext:value-type="float">
            <text:p>1,97</text:p>
          </table:table-cell>
          <table:table-cell table:formula="of:=[$'statcounter-all'.$D131]+[$'statcounter-all'.$Y131]+[$'statcounter-all'.$AG131]+[$'statcounter-all'.$AM131]" office:value-type="float" office:value="4.48" calcext:value-type="float">
            <text:p>4,48</text:p>
          </table:table-cell>
          <table:table-cell table:formula="of:=[$'statcounter-all'.$B131]+[$'statcounter-all'.$U131]" office:value-type="float" office:value="64.06" calcext:value-type="float">
            <text:p>64,06</text:p>
          </table:table-cell>
          <table:table-cell table:formula="of:=[$'statcounter-all'.$G131]+[$'statcounter-all'.$H131]+[$'statcounter-all'.$I131]" office:value-type="float" office:value="7.68" calcext:value-type="float">
            <text:p>7,68</text:p>
          </table:table-cell>
          <table:table-cell table:formula="of:=[$'statcounter-all'.$E131]" office:value-type="float" office:value="15.48" calcext:value-type="float">
            <text:p>15,48</text:p>
          </table:table-cell>
          <table:table-cell table:formula="of:=[$'statcounter-all'.$J131]+[$'statcounter-all'.$L131]+[$'statcounter-all'.$M131]+[$'statcounter-all'.$O131]+[$'statcounter-all'.$AH131]+[$'statcounter-all'.$AJ131]+[$'statcounter-all'.$AL131]+[$'statcounter-all'.$AB131]+[$'statcounter-all'.$AC131]+[$'statcounter-all'.$AK131]+[$'statcounter-all'.$AB131]+[$'statcounter-all'.$AC131]" office:value-type="float" office:value="0.94" calcext:value-type="float">
            <text:p>0,94</text:p>
          </table:table-cell>
          <table:table-cell table:formula="of:=[$'statcounter-all'.$F131]+[$'statcounter-all'.$T131]+[$'statcounter-all'.$AD131]+[$'statcounter-all'.$AE131]+[$'statcounter-all'.$AF131]+[$'statcounter-all'.$K131]+[$'statcounter-all'.$N131]+[$'statcounter-all'.$P131]+[$'statcounter-all'.$Q131]+[$'statcounter-all'.$R131]+[$'statcounter-all'.$S131]+[$'statcounter-all'.$V131]+[$'statcounter-all'.$W131]+[$'statcounter-all'.$X131]+[$'statcounter-all'.$Z131]+[$'statcounter-all'.$AA131]+[$'statcounter-all'.$AI131]+[$'statcounter-all'.$AN131]+[$'statcounter-all'.$AO131]" office:value-type="float" office:value="5.68" calcext:value-type="float">
            <text:p>5,68</text:p>
          </table:table-cell>
          <table:table-cell table:formula="of:=SUM([.B129:.H129])" office:value-type="float" office:value="100.29" calcext:value-type="float">
            <text:p>100,29</text:p>
          </table:table-cell>
          <table:table-cell table:number-columns-repeated="1015"/>
        </table:table-row>
        <table:table-row table:style-name="ro1">
          <table:table-cell office:value-type="date" office:date-value="2019-09-01" calcext:value-type="date">
            <text:p>sept. 19</text:p>
          </table:table-cell>
          <table:table-cell table:formula="of:=[$'statcounter-all'.$C132]" office:value-type="float" office:value="2.23" calcext:value-type="float">
            <text:p>2,23</text:p>
          </table:table-cell>
          <table:table-cell table:formula="of:=[$'statcounter-all'.$D132]+[$'statcounter-all'.$Y132]+[$'statcounter-all'.$AG132]+[$'statcounter-all'.$AM132]" office:value-type="float" office:value="4.49" calcext:value-type="float">
            <text:p>4,49</text:p>
          </table:table-cell>
          <table:table-cell table:formula="of:=[$'statcounter-all'.$B132]+[$'statcounter-all'.$U132]" office:value-type="float" office:value="63.8" calcext:value-type="float">
            <text:p>63,8</text:p>
          </table:table-cell>
          <table:table-cell table:formula="of:=[$'statcounter-all'.$G132]+[$'statcounter-all'.$H132]+[$'statcounter-all'.$I132]" office:value-type="float" office:value="7.1" calcext:value-type="float">
            <text:p>7,1</text:p>
          </table:table-cell>
          <table:table-cell table:formula="of:=[$'statcounter-all'.$E132]" office:value-type="float" office:value="16.34" calcext:value-type="float">
            <text:p>16,34</text:p>
          </table:table-cell>
          <table:table-cell table:formula="of:=[$'statcounter-all'.$J132]+[$'statcounter-all'.$L132]+[$'statcounter-all'.$M132]+[$'statcounter-all'.$O132]+[$'statcounter-all'.$AH132]+[$'statcounter-all'.$AJ132]+[$'statcounter-all'.$AL132]+[$'statcounter-all'.$AB132]+[$'statcounter-all'.$AC132]+[$'statcounter-all'.$AK132]+[$'statcounter-all'.$AB132]+[$'statcounter-all'.$AC132]" office:value-type="float" office:value="0.71" calcext:value-type="float">
            <text:p>0,71</text:p>
          </table:table-cell>
          <table:table-cell table:formula="of:=[$'statcounter-all'.$F132]+[$'statcounter-all'.$T132]+[$'statcounter-all'.$AD132]+[$'statcounter-all'.$AE132]+[$'statcounter-all'.$AF132]+[$'statcounter-all'.$K132]+[$'statcounter-all'.$N132]+[$'statcounter-all'.$P132]+[$'statcounter-all'.$Q132]+[$'statcounter-all'.$R132]+[$'statcounter-all'.$S132]+[$'statcounter-all'.$V132]+[$'statcounter-all'.$W132]+[$'statcounter-all'.$X132]+[$'statcounter-all'.$Z132]+[$'statcounter-all'.$AA132]+[$'statcounter-all'.$AI132]+[$'statcounter-all'.$AN132]+[$'statcounter-all'.$AO132]" office:value-type="float" office:value="5.54" calcext:value-type="float">
            <text:p>5,54</text:p>
          </table:table-cell>
          <table:table-cell table:formula="of:=SUM([.B130:.H130])" office:value-type="float" office:value="100.21" calcext:value-type="float">
            <text:p>100,21</text:p>
          </table:table-cell>
          <table:table-cell table:number-columns-repeated="1015"/>
        </table:table-row>
        <table:table-row table:style-name="ro1">
          <table:table-cell office:value-type="date" office:date-value="2019-10-01" calcext:value-type="date">
            <text:p>oct. 19</text:p>
          </table:table-cell>
          <table:table-cell table:formula="of:=[$'statcounter-all'.$C133]" office:value-type="float" office:value="1.98" calcext:value-type="float">
            <text:p>1,98</text:p>
          </table:table-cell>
          <table:table-cell table:formula="of:=[$'statcounter-all'.$D133]+[$'statcounter-all'.$Y133]+[$'statcounter-all'.$AG133]+[$'statcounter-all'.$AM133]" office:value-type="float" office:value="4.39" calcext:value-type="float">
            <text:p>4,39</text:p>
          </table:table-cell>
          <table:table-cell table:formula="of:=[$'statcounter-all'.$B133]+[$'statcounter-all'.$U133]" office:value-type="float" office:value="65" calcext:value-type="float">
            <text:p>65</text:p>
          </table:table-cell>
          <table:table-cell table:formula="of:=[$'statcounter-all'.$G133]+[$'statcounter-all'.$H133]+[$'statcounter-all'.$I133]" office:value-type="float" office:value="6.82" calcext:value-type="float">
            <text:p>6,82</text:p>
          </table:table-cell>
          <table:table-cell table:formula="of:=[$'statcounter-all'.$E133]" office:value-type="float" office:value="15.97" calcext:value-type="float">
            <text:p>15,97</text:p>
          </table:table-cell>
          <table:table-cell table:formula="of:=[$'statcounter-all'.$J133]+[$'statcounter-all'.$L133]+[$'statcounter-all'.$M133]+[$'statcounter-all'.$O133]+[$'statcounter-all'.$AH133]+[$'statcounter-all'.$AJ133]+[$'statcounter-all'.$AL133]+[$'statcounter-all'.$AB133]+[$'statcounter-all'.$AC133]+[$'statcounter-all'.$AK133]+[$'statcounter-all'.$AB133]+[$'statcounter-all'.$AC133]" office:value-type="float" office:value="0.77" calcext:value-type="float">
            <text:p>0,77</text:p>
          </table:table-cell>
          <table:table-cell table:formula="of:=[$'statcounter-all'.$F133]+[$'statcounter-all'.$T133]+[$'statcounter-all'.$AD133]+[$'statcounter-all'.$AE133]+[$'statcounter-all'.$AF133]+[$'statcounter-all'.$K133]+[$'statcounter-all'.$N133]+[$'statcounter-all'.$P133]+[$'statcounter-all'.$Q133]+[$'statcounter-all'.$R133]+[$'statcounter-all'.$S133]+[$'statcounter-all'.$V133]+[$'statcounter-all'.$W133]+[$'statcounter-all'.$X133]+[$'statcounter-all'.$Z133]+[$'statcounter-all'.$AA133]+[$'statcounter-all'.$AI133]+[$'statcounter-all'.$AN133]+[$'statcounter-all'.$AO133]" office:value-type="float" office:value="5.29" calcext:value-type="float">
            <text:p>5,29</text:p>
          </table:table-cell>
          <table:table-cell table:formula="of:=SUM([.B131:.H131])" office:value-type="float" office:value="100.22" calcext:value-type="float">
            <text:p>100,22</text:p>
          </table:table-cell>
          <table:table-cell table:number-columns-repeated="1015"/>
        </table:table-row>
        <table:table-row table:style-name="ro1">
          <table:table-cell office:value-type="date" office:date-value="2019-11-01" calcext:value-type="date">
            <text:p>nov. 19</text:p>
          </table:table-cell>
          <table:table-cell table:formula="of:=[$'statcounter-all'.$C134]" office:value-type="float" office:value="1.66" calcext:value-type="float">
            <text:p>1,66</text:p>
          </table:table-cell>
          <table:table-cell table:formula="of:=[$'statcounter-all'.$D134]+[$'statcounter-all'.$Y134]+[$'statcounter-all'.$AG134]+[$'statcounter-all'.$AM134]" office:value-type="float" office:value="4.56" calcext:value-type="float">
            <text:p>4,56</text:p>
          </table:table-cell>
          <table:table-cell table:formula="of:=[$'statcounter-all'.$B134]+[$'statcounter-all'.$U134]" office:value-type="float" office:value="64.34" calcext:value-type="float">
            <text:p>64,34</text:p>
          </table:table-cell>
          <table:table-cell table:formula="of:=[$'statcounter-all'.$G134]+[$'statcounter-all'.$H134]+[$'statcounter-all'.$I134]" office:value-type="float" office:value="6.82" calcext:value-type="float">
            <text:p>6,82</text:p>
          </table:table-cell>
          <table:table-cell table:formula="of:=[$'statcounter-all'.$E134]" office:value-type="float" office:value="16.74" calcext:value-type="float">
            <text:p>16,74</text:p>
          </table:table-cell>
          <table:table-cell table:formula="of:=[$'statcounter-all'.$J134]+[$'statcounter-all'.$L134]+[$'statcounter-all'.$M134]+[$'statcounter-all'.$O134]+[$'statcounter-all'.$AH134]+[$'statcounter-all'.$AJ134]+[$'statcounter-all'.$AL134]+[$'statcounter-all'.$AB134]+[$'statcounter-all'.$AC134]+[$'statcounter-all'.$AK134]+[$'statcounter-all'.$AB134]+[$'statcounter-all'.$AC134]" office:value-type="float" office:value="0.87" calcext:value-type="float">
            <text:p>0,87</text:p>
          </table:table-cell>
          <table:table-cell table:formula="of:=[$'statcounter-all'.$F134]+[$'statcounter-all'.$T134]+[$'statcounter-all'.$AD134]+[$'statcounter-all'.$AE134]+[$'statcounter-all'.$AF134]+[$'statcounter-all'.$K134]+[$'statcounter-all'.$N134]+[$'statcounter-all'.$P134]+[$'statcounter-all'.$Q134]+[$'statcounter-all'.$R134]+[$'statcounter-all'.$S134]+[$'statcounter-all'.$V134]+[$'statcounter-all'.$W134]+[$'statcounter-all'.$X134]+[$'statcounter-all'.$Z134]+[$'statcounter-all'.$AA134]+[$'statcounter-all'.$AI134]+[$'statcounter-all'.$AN134]+[$'statcounter-all'.$AO134]" office:value-type="float" office:value="5.27" calcext:value-type="float">
            <text:p>5,27</text:p>
          </table:table-cell>
          <table:table-cell table:formula="of:=SUM([.B132:.H132])" office:value-type="float" office:value="100.26" calcext:value-type="float">
            <text:p>100,26</text:p>
          </table:table-cell>
          <table:table-cell table:number-columns-repeated="1015"/>
        </table:table-row>
        <table:table-row table:style-name="ro1">
          <table:table-cell office:value-type="date" office:date-value="2019-12-01" calcext:value-type="date">
            <text:p>déc. 19</text:p>
          </table:table-cell>
          <table:table-cell table:formula="of:=[$'statcounter-all'.$C135]" office:value-type="float" office:value="1.57" calcext:value-type="float">
            <text:p>1,57</text:p>
          </table:table-cell>
          <table:table-cell table:formula="of:=[$'statcounter-all'.$D135]+[$'statcounter-all'.$Y135]+[$'statcounter-all'.$AG135]+[$'statcounter-all'.$AM135]" office:value-type="float" office:value="4.47" calcext:value-type="float">
            <text:p>4,47</text:p>
          </table:table-cell>
          <table:table-cell table:formula="of:=[$'statcounter-all'.$B135]+[$'statcounter-all'.$U135]" office:value-type="float" office:value="63.7" calcext:value-type="float">
            <text:p>63,7</text:p>
          </table:table-cell>
          <table:table-cell table:formula="of:=[$'statcounter-all'.$G135]+[$'statcounter-all'.$H135]+[$'statcounter-all'.$I135]" office:value-type="float" office:value="6.84" calcext:value-type="float">
            <text:p>6,84</text:p>
          </table:table-cell>
          <table:table-cell table:formula="of:=[$'statcounter-all'.$E135]" office:value-type="float" office:value="17.68" calcext:value-type="float">
            <text:p>17,68</text:p>
          </table:table-cell>
          <table:table-cell table:formula="of:=[$'statcounter-all'.$J135]+[$'statcounter-all'.$L135]+[$'statcounter-all'.$M135]+[$'statcounter-all'.$O135]+[$'statcounter-all'.$AH135]+[$'statcounter-all'.$AJ135]+[$'statcounter-all'.$AL135]+[$'statcounter-all'.$AB135]+[$'statcounter-all'.$AC135]+[$'statcounter-all'.$AK135]+[$'statcounter-all'.$AB135]+[$'statcounter-all'.$AC135]" office:value-type="float" office:value="0.72" calcext:value-type="float">
            <text:p>0,72</text:p>
          </table:table-cell>
          <table:table-cell table:formula="of:=[$'statcounter-all'.$F135]+[$'statcounter-all'.$T135]+[$'statcounter-all'.$AD135]+[$'statcounter-all'.$AE135]+[$'statcounter-all'.$AF135]+[$'statcounter-all'.$K135]+[$'statcounter-all'.$N135]+[$'statcounter-all'.$P135]+[$'statcounter-all'.$Q135]+[$'statcounter-all'.$R135]+[$'statcounter-all'.$S135]+[$'statcounter-all'.$V135]+[$'statcounter-all'.$W135]+[$'statcounter-all'.$X135]+[$'statcounter-all'.$Z135]+[$'statcounter-all'.$AA135]+[$'statcounter-all'.$AI135]+[$'statcounter-all'.$AN135]+[$'statcounter-all'.$AO135]" office:value-type="float" office:value="5.2" calcext:value-type="float">
            <text:p>5,2</text:p>
          </table:table-cell>
          <table:table-cell table:formula="of:=SUM([.B133:.H133])" office:value-type="float" office:value="100.18" calcext:value-type="float">
            <text:p>100,18</text:p>
          </table:table-cell>
          <table:table-cell table:number-columns-repeated="1015"/>
        </table:table-row>
        <table:table-row table:style-name="ro1">
          <table:table-cell office:value-type="date" office:date-value="2020-01-01" calcext:value-type="date">
            <text:p>janv. 20</text:p>
          </table:table-cell>
          <table:table-cell table:formula="of:=[$'statcounter-all'.$C136]" office:value-type="float" office:value="1.68" calcext:value-type="float">
            <text:p>1,68</text:p>
          </table:table-cell>
          <table:table-cell table:formula="of:=[$'statcounter-all'.$D136]+[$'statcounter-all'.$Y136]+[$'statcounter-all'.$AG136]+[$'statcounter-all'.$AM136]" office:value-type="float" office:value="4.79" calcext:value-type="float">
            <text:p>4,79</text:p>
          </table:table-cell>
          <table:table-cell table:formula="of:=[$'statcounter-all'.$B136]+[$'statcounter-all'.$U136]" office:value-type="float" office:value="64.18" calcext:value-type="float">
            <text:p>64,18</text:p>
          </table:table-cell>
          <table:table-cell table:formula="of:=[$'statcounter-all'.$G136]+[$'statcounter-all'.$H136]+[$'statcounter-all'.$I136]" office:value-type="float" office:value="6.48" calcext:value-type="float">
            <text:p>6,48</text:p>
          </table:table-cell>
          <table:table-cell table:formula="of:=[$'statcounter-all'.$E136]" office:value-type="float" office:value="17.21" calcext:value-type="float">
            <text:p>17,21</text:p>
          </table:table-cell>
          <table:table-cell table:formula="of:=[$'statcounter-all'.$J136]+[$'statcounter-all'.$L136]+[$'statcounter-all'.$M136]+[$'statcounter-all'.$O136]+[$'statcounter-all'.$AH136]+[$'statcounter-all'.$AJ136]+[$'statcounter-all'.$AL136]+[$'statcounter-all'.$AB136]+[$'statcounter-all'.$AC136]+[$'statcounter-all'.$AK136]+[$'statcounter-all'.$AB136]+[$'statcounter-all'.$AC136]" office:value-type="float" office:value="0.55" calcext:value-type="float">
            <text:p>0,55</text:p>
          </table:table-cell>
          <table:table-cell table:formula="of:=[$'statcounter-all'.$F136]+[$'statcounter-all'.$T136]+[$'statcounter-all'.$AD136]+[$'statcounter-all'.$AE136]+[$'statcounter-all'.$AF136]+[$'statcounter-all'.$K136]+[$'statcounter-all'.$N136]+[$'statcounter-all'.$P136]+[$'statcounter-all'.$Q136]+[$'statcounter-all'.$R136]+[$'statcounter-all'.$S136]+[$'statcounter-all'.$V136]+[$'statcounter-all'.$W136]+[$'statcounter-all'.$X136]+[$'statcounter-all'.$Z136]+[$'statcounter-all'.$AA136]+[$'statcounter-all'.$AI136]+[$'statcounter-all'.$AN136]+[$'statcounter-all'.$AO136]" office:value-type="float" office:value="5.23" calcext:value-type="float">
            <text:p>5,23</text:p>
          </table:table-cell>
          <table:table-cell table:formula="of:=SUM([.B134:.H134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20-02-01" calcext:value-type="date">
            <text:p>févr. 20</text:p>
          </table:table-cell>
          <table:table-cell table:formula="of:=[$'statcounter-all'.$C137]" office:value-type="float" office:value="1.63" calcext:value-type="float">
            <text:p>1,63</text:p>
          </table:table-cell>
          <table:table-cell table:formula="of:=[$'statcounter-all'.$D137]+[$'statcounter-all'.$Y137]+[$'statcounter-all'.$AG137]+[$'statcounter-all'.$AM137]" office:value-type="float" office:value="4.68" calcext:value-type="float">
            <text:p>4,68</text:p>
          </table:table-cell>
          <table:table-cell table:formula="of:=[$'statcounter-all'.$B137]+[$'statcounter-all'.$U137]" office:value-type="float" office:value="64.53" calcext:value-type="float">
            <text:p>64,53</text:p>
          </table:table-cell>
          <table:table-cell table:formula="of:=[$'statcounter-all'.$G137]+[$'statcounter-all'.$H137]+[$'statcounter-all'.$I137]" office:value-type="float" office:value="6.03" calcext:value-type="float">
            <text:p>6,03</text:p>
          </table:table-cell>
          <table:table-cell table:formula="of:=[$'statcounter-all'.$E137]" office:value-type="float" office:value="17.57" calcext:value-type="float">
            <text:p>17,57</text:p>
          </table:table-cell>
          <table:table-cell table:formula="of:=[$'statcounter-all'.$J137]+[$'statcounter-all'.$L137]+[$'statcounter-all'.$M137]+[$'statcounter-all'.$O137]+[$'statcounter-all'.$AH137]+[$'statcounter-all'.$AJ137]+[$'statcounter-all'.$AL137]+[$'statcounter-all'.$AB137]+[$'statcounter-all'.$AC137]+[$'statcounter-all'.$AK137]+[$'statcounter-all'.$AB137]+[$'statcounter-all'.$AC137]" office:value-type="float" office:value="0.57" calcext:value-type="float">
            <text:p>0,57</text:p>
          </table:table-cell>
          <table:table-cell table:formula="of:=[$'statcounter-all'.$F137]+[$'statcounter-all'.$T137]+[$'statcounter-all'.$AD137]+[$'statcounter-all'.$AE137]+[$'statcounter-all'.$AF137]+[$'statcounter-all'.$K137]+[$'statcounter-all'.$N137]+[$'statcounter-all'.$P137]+[$'statcounter-all'.$Q137]+[$'statcounter-all'.$R137]+[$'statcounter-all'.$S137]+[$'statcounter-all'.$V137]+[$'statcounter-all'.$W137]+[$'statcounter-all'.$X137]+[$'statcounter-all'.$Z137]+[$'statcounter-all'.$AA137]+[$'statcounter-all'.$AI137]+[$'statcounter-all'.$AN137]+[$'statcounter-all'.$AO137]" office:value-type="float" office:value="5.11" calcext:value-type="float">
            <text:p>5,11</text:p>
          </table:table-cell>
          <table:table-cell table:formula="of:=SUM([.B135:.H135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20-03-01" calcext:value-type="date">
            <text:p>mars 20</text:p>
          </table:table-cell>
          <table:table-cell table:formula="of:=[$'statcounter-all'.$C138]" office:value-type="float" office:value="1.71" calcext:value-type="float">
            <text:p>1,71</text:p>
          </table:table-cell>
          <table:table-cell table:formula="of:=[$'statcounter-all'.$D138]+[$'statcounter-all'.$Y138]+[$'statcounter-all'.$AG138]+[$'statcounter-all'.$AM138]" office:value-type="float" office:value="4.52" calcext:value-type="float">
            <text:p>4,52</text:p>
          </table:table-cell>
          <table:table-cell table:formula="of:=[$'statcounter-all'.$B138]+[$'statcounter-all'.$U138]" office:value-type="float" office:value="63.75" calcext:value-type="float">
            <text:p>63,75</text:p>
          </table:table-cell>
          <table:table-cell table:formula="of:=[$'statcounter-all'.$G138]+[$'statcounter-all'.$H138]+[$'statcounter-all'.$I138]" office:value-type="float" office:value="5.97" calcext:value-type="float">
            <text:p>5,97</text:p>
          </table:table-cell>
          <table:table-cell table:formula="of:=[$'statcounter-all'.$E138]" office:value-type="float" office:value="18.35" calcext:value-type="float">
            <text:p>18,35</text:p>
          </table:table-cell>
          <table:table-cell table:formula="of:=[$'statcounter-all'.$J138]+[$'statcounter-all'.$L138]+[$'statcounter-all'.$M138]+[$'statcounter-all'.$O138]+[$'statcounter-all'.$AH138]+[$'statcounter-all'.$AJ138]+[$'statcounter-all'.$AL138]+[$'statcounter-all'.$AB138]+[$'statcounter-all'.$AC138]+[$'statcounter-all'.$AK138]+[$'statcounter-all'.$AB138]+[$'statcounter-all'.$AC138]" office:value-type="float" office:value="0.66" calcext:value-type="float">
            <text:p>0,66</text:p>
          </table:table-cell>
          <table:table-cell table:formula="of:=[$'statcounter-all'.$F138]+[$'statcounter-all'.$T138]+[$'statcounter-all'.$AD138]+[$'statcounter-all'.$AE138]+[$'statcounter-all'.$AF138]+[$'statcounter-all'.$K138]+[$'statcounter-all'.$N138]+[$'statcounter-all'.$P138]+[$'statcounter-all'.$Q138]+[$'statcounter-all'.$R138]+[$'statcounter-all'.$S138]+[$'statcounter-all'.$V138]+[$'statcounter-all'.$W138]+[$'statcounter-all'.$X138]+[$'statcounter-all'.$Z138]+[$'statcounter-all'.$AA138]+[$'statcounter-all'.$AI138]+[$'statcounter-all'.$AN138]+[$'statcounter-all'.$AO138]" office:value-type="float" office:value="5.21" calcext:value-type="float">
            <text:p>5,21</text:p>
          </table:table-cell>
          <table:table-cell table:formula="of:=SUM([.B136:.H136])" office:value-type="float" office:value="100.17" calcext:value-type="float">
            <text:p>100,17</text:p>
          </table:table-cell>
          <table:table-cell table:number-columns-repeated="1015"/>
        </table:table-row>
        <table:table-row table:style-name="ro1">
          <table:table-cell office:value-type="date" office:date-value="2020-04-01" calcext:value-type="date">
            <text:p>avr. 20</text:p>
          </table:table-cell>
          <table:table-cell table:formula="of:=[$'statcounter-all'.$C139]" office:value-type="float" office:value="1.41" calcext:value-type="float">
            <text:p>1,41</text:p>
          </table:table-cell>
          <table:table-cell table:formula="of:=[$'statcounter-all'.$D139]+[$'statcounter-all'.$Y139]+[$'statcounter-all'.$AG139]+[$'statcounter-all'.$AM139]" office:value-type="float" office:value="4.32" calcext:value-type="float">
            <text:p>4,32</text:p>
          </table:table-cell>
          <table:table-cell table:formula="of:=[$'statcounter-all'.$B139]+[$'statcounter-all'.$U139]" office:value-type="float" office:value="62.52" calcext:value-type="float">
            <text:p>62,52</text:p>
          </table:table-cell>
          <table:table-cell table:formula="of:=[$'statcounter-all'.$G139]+[$'statcounter-all'.$H139]+[$'statcounter-all'.$I139]" office:value-type="float" office:value="5.94" calcext:value-type="float">
            <text:p>5,94</text:p>
          </table:table-cell>
          <table:table-cell table:formula="of:=[$'statcounter-all'.$E139]" office:value-type="float" office:value="19.94" calcext:value-type="float">
            <text:p>19,94</text:p>
          </table:table-cell>
          <table:table-cell table:formula="of:=[$'statcounter-all'.$J139]+[$'statcounter-all'.$L139]+[$'statcounter-all'.$M139]+[$'statcounter-all'.$O139]+[$'statcounter-all'.$AH139]+[$'statcounter-all'.$AJ139]+[$'statcounter-all'.$AL139]+[$'statcounter-all'.$AB139]+[$'statcounter-all'.$AC139]+[$'statcounter-all'.$AK139]+[$'statcounter-all'.$AB139]+[$'statcounter-all'.$AC139]" office:value-type="float" office:value="0.41" calcext:value-type="float">
            <text:p>0,41</text:p>
          </table:table-cell>
          <table:table-cell table:formula="of:=[$'statcounter-all'.$F139]+[$'statcounter-all'.$T139]+[$'statcounter-all'.$AD139]+[$'statcounter-all'.$AE139]+[$'statcounter-all'.$AF139]+[$'statcounter-all'.$K139]+[$'statcounter-all'.$N139]+[$'statcounter-all'.$P139]+[$'statcounter-all'.$Q139]+[$'statcounter-all'.$R139]+[$'statcounter-all'.$S139]+[$'statcounter-all'.$V139]+[$'statcounter-all'.$W139]+[$'statcounter-all'.$X139]+[$'statcounter-all'.$Z139]+[$'statcounter-all'.$AA139]+[$'statcounter-all'.$AI139]+[$'statcounter-all'.$AN139]+[$'statcounter-all'.$AO139]" office:value-type="float" office:value="5.51" calcext:value-type="float">
            <text:p>5,51</text:p>
          </table:table-cell>
          <table:table-cell table:formula="of:=SUM([.B137:.H137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20-05-01" calcext:value-type="date">
            <text:p>mai 20</text:p>
          </table:table-cell>
          <table:table-cell table:formula="of:=[$'statcounter-all'.$C140]" office:value-type="float" office:value="1.4" calcext:value-type="float">
            <text:p>1,4</text:p>
          </table:table-cell>
          <table:table-cell table:formula="of:=[$'statcounter-all'.$D140]+[$'statcounter-all'.$Y140]+[$'statcounter-all'.$AG140]+[$'statcounter-all'.$AM140]" office:value-type="float" office:value="4.49" calcext:value-type="float">
            <text:p>4,49</text:p>
          </table:table-cell>
          <table:table-cell table:formula="of:=[$'statcounter-all'.$B140]+[$'statcounter-all'.$U140]" office:value-type="float" office:value="63.98" calcext:value-type="float">
            <text:p>63,98</text:p>
          </table:table-cell>
          <table:table-cell table:formula="of:=[$'statcounter-all'.$G140]+[$'statcounter-all'.$H140]+[$'statcounter-all'.$I140]" office:value-type="float" office:value="5.82" calcext:value-type="float">
            <text:p>5,82</text:p>
          </table:table-cell>
          <table:table-cell table:formula="of:=[$'statcounter-all'.$E140]" office:value-type="float" office:value="18.19" calcext:value-type="float">
            <text:p>18,19</text:p>
          </table:table-cell>
          <table:table-cell table:formula="of:=[$'statcounter-all'.$J140]+[$'statcounter-all'.$L140]+[$'statcounter-all'.$M140]+[$'statcounter-all'.$O140]+[$'statcounter-all'.$AH140]+[$'statcounter-all'.$AJ140]+[$'statcounter-all'.$AL140]+[$'statcounter-all'.$AB140]+[$'statcounter-all'.$AC140]+[$'statcounter-all'.$AK140]+[$'statcounter-all'.$AB140]+[$'statcounter-all'.$AC140]" office:value-type="float" office:value="0.48" calcext:value-type="float">
            <text:p>0,48</text:p>
          </table:table-cell>
          <table:table-cell table:formula="of:=[$'statcounter-all'.$F140]+[$'statcounter-all'.$T140]+[$'statcounter-all'.$AD140]+[$'statcounter-all'.$AE140]+[$'statcounter-all'.$AF140]+[$'statcounter-all'.$K140]+[$'statcounter-all'.$N140]+[$'statcounter-all'.$P140]+[$'statcounter-all'.$Q140]+[$'statcounter-all'.$R140]+[$'statcounter-all'.$S140]+[$'statcounter-all'.$V140]+[$'statcounter-all'.$W140]+[$'statcounter-all'.$X140]+[$'statcounter-all'.$Z140]+[$'statcounter-all'.$AA140]+[$'statcounter-all'.$AI140]+[$'statcounter-all'.$AN140]+[$'statcounter-all'.$AO140]" office:value-type="float" office:value="5.72" calcext:value-type="float">
            <text:p>5,72</text:p>
          </table:table-cell>
          <table:table-cell table:formula="of:=SUM([.B138:.H13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20-06-01" calcext:value-type="date">
            <text:p>juin 20</text:p>
          </table:table-cell>
          <table:table-cell table:formula="of:=[$'statcounter-all'.$C141]" office:value-type="float" office:value="1.36" calcext:value-type="float">
            <text:p>1,36</text:p>
          </table:table-cell>
          <table:table-cell table:formula="of:=[$'statcounter-all'.$D141]+[$'statcounter-all'.$Y141]+[$'statcounter-all'.$AG141]+[$'statcounter-all'.$AM141]" office:value-type="float" office:value="4.35" calcext:value-type="float">
            <text:p>4,35</text:p>
          </table:table-cell>
          <table:table-cell table:formula="of:=[$'statcounter-all'.$B141]+[$'statcounter-all'.$U141]" office:value-type="float" office:value="65.52" calcext:value-type="float">
            <text:p>65,52</text:p>
          </table:table-cell>
          <table:table-cell table:formula="of:=[$'statcounter-all'.$G141]+[$'statcounter-all'.$H141]+[$'statcounter-all'.$I141]" office:value-type="float" office:value="5.58" calcext:value-type="float">
            <text:p>5,58</text:p>
          </table:table-cell>
          <table:table-cell table:formula="of:=[$'statcounter-all'.$E141]" office:value-type="float" office:value="16.97" calcext:value-type="float">
            <text:p>16,97</text:p>
          </table:table-cell>
          <table:table-cell table:formula="of:=[$'statcounter-all'.$J141]+[$'statcounter-all'.$L141]+[$'statcounter-all'.$M141]+[$'statcounter-all'.$O141]+[$'statcounter-all'.$AH141]+[$'statcounter-all'.$AJ141]+[$'statcounter-all'.$AL141]+[$'statcounter-all'.$AB141]+[$'statcounter-all'.$AC141]+[$'statcounter-all'.$AK141]+[$'statcounter-all'.$AB141]+[$'statcounter-all'.$AC141]" office:value-type="float" office:value="0.42" calcext:value-type="float">
            <text:p>0,42</text:p>
          </table:table-cell>
          <table:table-cell table:formula="of:=[$'statcounter-all'.$F141]+[$'statcounter-all'.$T141]+[$'statcounter-all'.$AD141]+[$'statcounter-all'.$AE141]+[$'statcounter-all'.$AF141]+[$'statcounter-all'.$K141]+[$'statcounter-all'.$N141]+[$'statcounter-all'.$P141]+[$'statcounter-all'.$Q141]+[$'statcounter-all'.$R141]+[$'statcounter-all'.$S141]+[$'statcounter-all'.$V141]+[$'statcounter-all'.$W141]+[$'statcounter-all'.$X141]+[$'statcounter-all'.$Z141]+[$'statcounter-all'.$AA141]+[$'statcounter-all'.$AI141]+[$'statcounter-all'.$AN141]+[$'statcounter-all'.$AO141]" office:value-type="float" office:value="5.85" calcext:value-type="float">
            <text:p>5,85</text:p>
          </table:table-cell>
          <table:table-cell table:formula="of:=SUM([.B139:.H139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20-07-01" calcext:value-type="date">
            <text:p>juil. 20</text:p>
          </table:table-cell>
          <table:table-cell table:formula="of:=[$'statcounter-all'.$C142]" office:value-type="float" office:value="1.28" calcext:value-type="float">
            <text:p>1,28</text:p>
          </table:table-cell>
          <table:table-cell table:formula="of:=[$'statcounter-all'.$D142]+[$'statcounter-all'.$Y142]+[$'statcounter-all'.$AG142]+[$'statcounter-all'.$AM142]" office:value-type="float" office:value="4.35" calcext:value-type="float">
            <text:p>4,35</text:p>
          </table:table-cell>
          <table:table-cell table:formula="of:=[$'statcounter-all'.$B142]+[$'statcounter-all'.$U142]" office:value-type="float" office:value="65.94" calcext:value-type="float">
            <text:p>65,94</text:p>
          </table:table-cell>
          <table:table-cell table:formula="of:=[$'statcounter-all'.$G142]+[$'statcounter-all'.$H142]+[$'statcounter-all'.$I142]" office:value-type="float" office:value="5.38" calcext:value-type="float">
            <text:p>5,38</text:p>
          </table:table-cell>
          <table:table-cell table:formula="of:=[$'statcounter-all'.$E142]" office:value-type="float" office:value="16.65" calcext:value-type="float">
            <text:p>16,65</text:p>
          </table:table-cell>
          <table:table-cell table:formula="of:=[$'statcounter-all'.$J142]+[$'statcounter-all'.$L142]+[$'statcounter-all'.$M142]+[$'statcounter-all'.$O142]+[$'statcounter-all'.$AH142]+[$'statcounter-all'.$AJ142]+[$'statcounter-all'.$AL142]+[$'statcounter-all'.$AB142]+[$'statcounter-all'.$AC142]+[$'statcounter-all'.$AK142]+[$'statcounter-all'.$AB142]+[$'statcounter-all'.$AC142]" office:value-type="float" office:value="0.39" calcext:value-type="float">
            <text:p>0,39</text:p>
          </table:table-cell>
          <table:table-cell table:formula="of:=[$'statcounter-all'.$F142]+[$'statcounter-all'.$T142]+[$'statcounter-all'.$AD142]+[$'statcounter-all'.$AE142]+[$'statcounter-all'.$AF142]+[$'statcounter-all'.$K142]+[$'statcounter-all'.$N142]+[$'statcounter-all'.$P142]+[$'statcounter-all'.$Q142]+[$'statcounter-all'.$R142]+[$'statcounter-all'.$S142]+[$'statcounter-all'.$V142]+[$'statcounter-all'.$W142]+[$'statcounter-all'.$X142]+[$'statcounter-all'.$Z142]+[$'statcounter-all'.$AA142]+[$'statcounter-all'.$AI142]+[$'statcounter-all'.$AN142]+[$'statcounter-all'.$AO142]" office:value-type="float" office:value="6.07" calcext:value-type="float">
            <text:p>6,07</text:p>
          </table:table-cell>
          <table:table-cell table:formula="of:=SUM([.B140:.H140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20-08-01" calcext:value-type="date">
            <text:p>août 20</text:p>
          </table:table-cell>
          <table:table-cell table:formula="of:=[$'statcounter-all'.$C143]" office:value-type="float" office:value="1.2" calcext:value-type="float">
            <text:p>1,2</text:p>
          </table:table-cell>
          <table:table-cell table:formula="of:=[$'statcounter-all'.$D143]+[$'statcounter-all'.$Y143]+[$'statcounter-all'.$AG143]+[$'statcounter-all'.$AM143]" office:value-type="float" office:value="4.18" calcext:value-type="float">
            <text:p>4,18</text:p>
          </table:table-cell>
          <table:table-cell table:formula="of:=[$'statcounter-all'.$B143]+[$'statcounter-all'.$U143]" office:value-type="float" office:value="66.02" calcext:value-type="float">
            <text:p>66,02</text:p>
          </table:table-cell>
          <table:table-cell table:formula="of:=[$'statcounter-all'.$G143]+[$'statcounter-all'.$H143]+[$'statcounter-all'.$I143]" office:value-type="float" office:value="5.27" calcext:value-type="float">
            <text:p>5,27</text:p>
          </table:table-cell>
          <table:table-cell table:formula="of:=[$'statcounter-all'.$E143]" office:value-type="float" office:value="16.82" calcext:value-type="float">
            <text:p>16,82</text:p>
          </table:table-cell>
          <table:table-cell table:formula="of:=[$'statcounter-all'.$J143]+[$'statcounter-all'.$L143]+[$'statcounter-all'.$M143]+[$'statcounter-all'.$O143]+[$'statcounter-all'.$AH143]+[$'statcounter-all'.$AJ143]+[$'statcounter-all'.$AL143]+[$'statcounter-all'.$AB143]+[$'statcounter-all'.$AC143]+[$'statcounter-all'.$AK143]+[$'statcounter-all'.$AB143]+[$'statcounter-all'.$AC143]" office:value-type="float" office:value="0.36" calcext:value-type="float">
            <text:p>0,36</text:p>
          </table:table-cell>
          <table:table-cell table:formula="of:=[$'statcounter-all'.$F143]+[$'statcounter-all'.$T143]+[$'statcounter-all'.$AD143]+[$'statcounter-all'.$AE143]+[$'statcounter-all'.$AF143]+[$'statcounter-all'.$K143]+[$'statcounter-all'.$N143]+[$'statcounter-all'.$P143]+[$'statcounter-all'.$Q143]+[$'statcounter-all'.$R143]+[$'statcounter-all'.$S143]+[$'statcounter-all'.$V143]+[$'statcounter-all'.$W143]+[$'statcounter-all'.$X143]+[$'statcounter-all'.$Z143]+[$'statcounter-all'.$AA143]+[$'statcounter-all'.$AI143]+[$'statcounter-all'.$AN143]+[$'statcounter-all'.$AO143]" office:value-type="float" office:value="6.18" calcext:value-type="float">
            <text:p>6,18</text:p>
          </table:table-cell>
          <table:table-cell table:formula="of:=SUM([.B141:.H141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20-09-01" calcext:value-type="date">
            <text:p>sept. 20</text:p>
          </table:table-cell>
          <table:table-cell table:formula="of:=[$'statcounter-all'.$C144]" office:value-type="float" office:value="1.19" calcext:value-type="float">
            <text:p>1,19</text:p>
          </table:table-cell>
          <table:table-cell table:formula="of:=[$'statcounter-all'.$D144]+[$'statcounter-all'.$Y144]+[$'statcounter-all'.$AG144]+[$'statcounter-all'.$AM144]" office:value-type="float" office:value="4.19" calcext:value-type="float">
            <text:p>4,19</text:p>
          </table:table-cell>
          <table:table-cell table:formula="of:=[$'statcounter-all'.$B144]+[$'statcounter-all'.$U144]" office:value-type="float" office:value="66.37" calcext:value-type="float">
            <text:p>66,37</text:p>
          </table:table-cell>
          <table:table-cell table:formula="of:=[$'statcounter-all'.$G144]+[$'statcounter-all'.$H144]+[$'statcounter-all'.$I144]" office:value-type="float" office:value="4.92" calcext:value-type="float">
            <text:p>4,92</text:p>
          </table:table-cell>
          <table:table-cell table:formula="of:=[$'statcounter-all'.$E144]" office:value-type="float" office:value="16.73" calcext:value-type="float">
            <text:p>16,73</text:p>
          </table:table-cell>
          <table:table-cell table:formula="of:=[$'statcounter-all'.$J144]+[$'statcounter-all'.$L144]+[$'statcounter-all'.$M144]+[$'statcounter-all'.$O144]+[$'statcounter-all'.$AH144]+[$'statcounter-all'.$AJ144]+[$'statcounter-all'.$AL144]+[$'statcounter-all'.$AB144]+[$'statcounter-all'.$AC144]+[$'statcounter-all'.$AK144]+[$'statcounter-all'.$AB144]+[$'statcounter-all'.$AC144]" office:value-type="float" office:value="0.34" calcext:value-type="float">
            <text:p>0,34</text:p>
          </table:table-cell>
          <table:table-cell table:formula="of:=[$'statcounter-all'.$F144]+[$'statcounter-all'.$T144]+[$'statcounter-all'.$AD144]+[$'statcounter-all'.$AE144]+[$'statcounter-all'.$AF144]+[$'statcounter-all'.$K144]+[$'statcounter-all'.$N144]+[$'statcounter-all'.$P144]+[$'statcounter-all'.$Q144]+[$'statcounter-all'.$R144]+[$'statcounter-all'.$S144]+[$'statcounter-all'.$V144]+[$'statcounter-all'.$W144]+[$'statcounter-all'.$X144]+[$'statcounter-all'.$Z144]+[$'statcounter-all'.$AA144]+[$'statcounter-all'.$AI144]+[$'statcounter-all'.$AN144]+[$'statcounter-all'.$AO144]" office:value-type="float" office:value="6.3" calcext:value-type="float">
            <text:p>6,3</text:p>
          </table:table-cell>
          <table:table-cell table:formula="of:=SUM([.B142:.H142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20-10-01" calcext:value-type="date">
            <text:p>oct. 20</text:p>
          </table:table-cell>
          <table:table-cell table:formula="of:=[$'statcounter-all'.$C145]" office:value-type="float" office:value="1.04" calcext:value-type="float">
            <text:p>1,04</text:p>
          </table:table-cell>
          <table:table-cell table:formula="of:=[$'statcounter-all'.$D145]+[$'statcounter-all'.$Y145]+[$'statcounter-all'.$AG145]+[$'statcounter-all'.$AM145]" office:value-type="float" office:value="4.07" calcext:value-type="float">
            <text:p>4,07</text:p>
          </table:table-cell>
          <table:table-cell table:formula="of:=[$'statcounter-all'.$B145]+[$'statcounter-all'.$U145]" office:value-type="float" office:value="66.25" calcext:value-type="float">
            <text:p>66,25</text:p>
          </table:table-cell>
          <table:table-cell table:formula="of:=[$'statcounter-all'.$G145]+[$'statcounter-all'.$H145]+[$'statcounter-all'.$I145]" office:value-type="float" office:value="4.76" calcext:value-type="float">
            <text:p>4,76</text:p>
          </table:table-cell>
          <table:table-cell table:formula="of:=[$'statcounter-all'.$E145]" office:value-type="float" office:value="17.19" calcext:value-type="float">
            <text:p>17,19</text:p>
          </table:table-cell>
          <table:table-cell table:formula="of:=[$'statcounter-all'.$J145]+[$'statcounter-all'.$L145]+[$'statcounter-all'.$M145]+[$'statcounter-all'.$O145]+[$'statcounter-all'.$AH145]+[$'statcounter-all'.$AJ145]+[$'statcounter-all'.$AL145]+[$'statcounter-all'.$AB145]+[$'statcounter-all'.$AC145]+[$'statcounter-all'.$AK145]+[$'statcounter-all'.$AB145]+[$'statcounter-all'.$AC145]" office:value-type="float" office:value="0.33" calcext:value-type="float">
            <text:p>0,33</text:p>
          </table:table-cell>
          <table:table-cell table:formula="of:=[$'statcounter-all'.$F145]+[$'statcounter-all'.$T145]+[$'statcounter-all'.$AD145]+[$'statcounter-all'.$AE145]+[$'statcounter-all'.$AF145]+[$'statcounter-all'.$K145]+[$'statcounter-all'.$N145]+[$'statcounter-all'.$P145]+[$'statcounter-all'.$Q145]+[$'statcounter-all'.$R145]+[$'statcounter-all'.$S145]+[$'statcounter-all'.$V145]+[$'statcounter-all'.$W145]+[$'statcounter-all'.$X145]+[$'statcounter-all'.$Z145]+[$'statcounter-all'.$AA145]+[$'statcounter-all'.$AI145]+[$'statcounter-all'.$AN145]+[$'statcounter-all'.$AO145]" office:value-type="float" office:value="6.38" calcext:value-type="float">
            <text:p>6,38</text:p>
          </table:table-cell>
          <table:table-cell table:formula="of:=SUM([.B143:.H143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" table:style-name="ta1">
        <table:table-column table:style-name="co9" table:default-cell-style-name="ce10"/>
        <table:table-column table:style-name="co10" table:default-cell-style-name="ce10"/>
        <table:table-column table:style-name="co10" table:number-columns-repeated="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" table:number-columns-repeated="980" table:default-cell-style-name="Default"/>
        <table:table-row table:style-name="ro4"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Mozaic</text:p>
          </table:table-cell>
          <table:table-cell table:style-name="ce20" office:value-type="string" calcext:value-type="string">
            <text:p>Netcape Classic</text:p>
          </table:table-cell>
          <table:table-cell table:style-name="ce20" office:value-type="string" calcext:value-type="string">
            <text:p>Gecko</text:p>
          </table:table-cell>
          <table:table-cell table:style-name="ce20" office:value-type="string" calcext:value-type="string">
            <text:p>Internet Explorer</text:p>
          </table:table-cell>
          <table:table-cell table:style-name="ce20" office:value-type="string" calcext:value-type="string">
            <text:p>Chrome</text:p>
          </table:table-cell>
          <table:table-cell table:style-name="ce20" office:value-type="string" calcext:value-type="string">
            <text:p>Android</text:p>
          </table:table-cell>
          <table:table-cell table:style-name="ce20" office:value-type="string" calcext:value-type="string">
            <text:p>Safari</text:p>
          </table:table-cell>
          <table:table-cell table:style-name="ce20" office:value-type="string" calcext:value-type="string">
            <text:p>Autres</text:p>
          </table:table-cell>
          <table:table-cell table:style-name="ce20" table:number-columns-repeated="1014"/>
        </table:table-row>
        <table:table-row table:style-name="ro1">
          <table:table-cell table:style-name="ce11" office:value-type="float" office:value="1994" calcext:value-type="float">
            <text:p>1994</text:p>
          </table:table-cell>
          <table:table-cell table:style-name="Default" table:formula="of:=[$'94-05'.$B2]" office:value-type="float" office:value="95" calcext:value-type="float">
            <text:p>95</text:p>
          </table:table-cell>
          <table:table-cell table:formula="of:=[$'94-05'.$C2]" office:value-type="float" office:value="0" calcext:value-type="float">
            <text:p>0</text:p>
          </table:table-cell>
          <table:table-cell table:formula="of:=[$'94-05'.$E2]" office:value-type="float" office:value="0" calcext:value-type="float">
            <text:p>0</text:p>
          </table:table-cell>
          <table:table-cell table:formula="of:=[$'94-05'.$D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2]" office:value-type="float" office:value="0" calcext:value-type="float">
            <text:p>0</text:p>
          </table:table-cell>
          <table:table-cell table:formula="of:=100-SUM([.B2:.H2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1995" calcext:value-type="float">
            <text:p>1995</text:p>
          </table:table-cell>
          <table:table-cell table:style-name="Default" table:formula="of:=[$'94-05'.$B3]" office:value-type="float" office:value="37.5" calcext:value-type="float">
            <text:p>37,5</text:p>
          </table:table-cell>
          <table:table-cell table:formula="of:=[$'94-05'.$C3]" office:value-type="float" office:value="55" calcext:value-type="float">
            <text:p>55</text:p>
          </table:table-cell>
          <table:table-cell table:formula="of:=[$'94-05'.$E3]" office:value-type="float" office:value="0" calcext:value-type="float">
            <text:p>0</text:p>
          </table:table-cell>
          <table:table-cell table:formula="of:=[$'94-05'.$D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3]" office:value-type="float" office:value="0" calcext:value-type="float">
            <text:p>0</text:p>
          </table:table-cell>
          <table:table-cell table:formula="of:=100-SUM([.B3:.H3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11" office:value-type="float" office:value="1996" calcext:value-type="float">
            <text:p>1996</text:p>
          </table:table-cell>
          <table:table-cell table:style-name="Default" table:formula="of:=[$'94-05'.$B4]" office:value-type="float" office:value="7.5" calcext:value-type="float">
            <text:p>7,5</text:p>
          </table:table-cell>
          <table:table-cell table:formula="of:=[$'94-05'.$C4]" office:value-type="float" office:value="80" calcext:value-type="float">
            <text:p>80</text:p>
          </table:table-cell>
          <table:table-cell table:formula="of:=[$'94-05'.$E4]" office:value-type="float" office:value="0" calcext:value-type="float">
            <text:p>0</text:p>
          </table:table-cell>
          <table:table-cell table:formula="of:=[$'94-05'.$D4]"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4]" office:value-type="float" office:value="0" calcext:value-type="float">
            <text:p>0</text:p>
          </table:table-cell>
          <table:table-cell table:formula="of:=100-SUM([.B4:.H4])" office:value-type="float" office:value="8.75" calcext:value-type="float">
            <text:p>8,75</text:p>
          </table:table-cell>
          <table:table-cell table:number-columns-repeated="1014"/>
        </table:table-row>
        <table:table-row table:style-name="ro1">
          <table:table-cell table:style-name="ce11" office:value-type="float" office:value="1997" calcext:value-type="float">
            <text:p>1997</text:p>
          </table:table-cell>
          <table:table-cell table:style-name="Default" table:formula="of:=[$'94-05'.$B5]" office:value-type="float" office:value="2.5" calcext:value-type="float">
            <text:p>2,5</text:p>
          </table:table-cell>
          <table:table-cell table:formula="of:=[$'94-05'.$C5]" office:value-type="float" office:value="72.5" calcext:value-type="float">
            <text:p>72,5</text:p>
          </table:table-cell>
          <table:table-cell table:formula="of:=[$'94-05'.$E5]" office:value-type="float" office:value="0" calcext:value-type="float">
            <text:p>0</text:p>
          </table:table-cell>
          <table:table-cell table:formula="of:=[$'94-05'.$D5]" office:value-type="float" office:value="17.5" calcext:value-type="float">
            <text:p>17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5]" office:value-type="float" office:value="0" calcext:value-type="float">
            <text:p>0</text:p>
          </table:table-cell>
          <table:table-cell table:formula="of:=100-SUM([.B5:.H5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11" office:value-type="float" office:value="1998" calcext:value-type="float">
            <text:p>1998</text:p>
          </table:table-cell>
          <table:table-cell table:style-name="Default" table:formula="of:=[$'94-05'.$B6]" office:value-type="float" office:value="0" calcext:value-type="float">
            <text:p>0</text:p>
          </table:table-cell>
          <table:table-cell table:formula="of:=[$'94-05'.$C6]" office:value-type="float" office:value="60" calcext:value-type="float">
            <text:p>60</text:p>
          </table:table-cell>
          <table:table-cell table:formula="of:=[$'94-05'.$E6]" office:value-type="float" office:value="0" calcext:value-type="float">
            <text:p>0</text:p>
          </table:table-cell>
          <table:table-cell table:formula="of:=[$'94-05'.$D6]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6]" office:value-type="float" office:value="0" calcext:value-type="float">
            <text:p>0</text:p>
          </table:table-cell>
          <table:table-cell table:formula="of:=100-SUM([.B6:.H6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1999" calcext:value-type="float">
            <text:p>1999</text:p>
          </table:table-cell>
          <table:table-cell table:style-name="Default" table:formula="of:=[$'94-05'.$B7]" office:value-type="float" office:value="0" calcext:value-type="float">
            <text:p>0</text:p>
          </table:table-cell>
          <table:table-cell table:formula="of:=[$'94-05'.$C7]" office:value-type="float" office:value="35" calcext:value-type="float">
            <text:p>35</text:p>
          </table:table-cell>
          <table:table-cell table:formula="of:=[$'94-05'.$E7]" office:value-type="float" office:value="0" calcext:value-type="float">
            <text:p>0</text:p>
          </table:table-cell>
          <table:table-cell table:formula="of:=[$'94-05'.$D7]"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7]" office:value-type="float" office:value="0" calcext:value-type="float">
            <text:p>0</text:p>
          </table:table-cell>
          <table:table-cell table:formula="of:=100-SUM([.B7:.H7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table:style-name="Default" table:formula="of:=[$'94-05'.$B8]" office:value-type="float" office:value="0" calcext:value-type="float">
            <text:p>0</text:p>
          </table:table-cell>
          <table:table-cell table:formula="of:=[$'94-05'.$C8]" office:value-type="float" office:value="15" calcext:value-type="float">
            <text:p>15</text:p>
          </table:table-cell>
          <table:table-cell table:formula="of:=[$'94-05'.$E8]" office:value-type="float" office:value="0" calcext:value-type="float">
            <text:p>0</text:p>
          </table:table-cell>
          <table:table-cell table:formula="of:=[$'94-05'.$D8]" office:value-type="float" office:value="83.75" calcext:value-type="float">
            <text:p>8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8]" office:value-type="float" office:value="0" calcext:value-type="float">
            <text:p>0</text:p>
          </table:table-cell>
          <table:table-cell table:formula="of:=100-SUM([.B8:.H8])" office:value-type="float" office:value="1.25" calcext:value-type="float">
            <text:p>1,25</text:p>
          </table:table-cell>
          <table:table-cell table:number-columns-repeated="1014"/>
        </table:table-row>
        <table:table-row table:style-name="ro1">
          <table:table-cell table:style-name="ce11" office:value-type="float" office:value="2001" calcext:value-type="float">
            <text:p>2001</text:p>
          </table:table-cell>
          <table:table-cell table:style-name="Default" table:formula="of:=[$'94-05'.$B9]" office:value-type="float" office:value="0" calcext:value-type="float">
            <text:p>0</text:p>
          </table:table-cell>
          <table:table-cell table:formula="of:=[$'94-05'.$C9]" office:value-type="float" office:value="9" calcext:value-type="float">
            <text:p>9</text:p>
          </table:table-cell>
          <table:table-cell table:formula="of:=[$'94-05'.$E9]" office:value-type="float" office:value="0" calcext:value-type="float">
            <text:p>0</text:p>
          </table:table-cell>
          <table:table-cell table:formula="of:=[$'94-05'.$D9]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9]" office:value-type="float" office:value="0" calcext:value-type="float">
            <text:p>0</text:p>
          </table:table-cell>
          <table:table-cell table:formula="of:=100-SUM([.B9:.H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1" office:value-type="float" office:value="2002" calcext:value-type="float">
            <text:p>2002</text:p>
          </table:table-cell>
          <table:table-cell table:style-name="Default" table:formula="of:=[$'94-05'.$B10]" office:value-type="float" office:value="0" calcext:value-type="float">
            <text:p>0</text:p>
          </table:table-cell>
          <table:table-cell table:formula="of:=[$'94-05'.$C10]" office:value-type="float" office:value="2.5" calcext:value-type="float">
            <text:p>2,5</text:p>
          </table:table-cell>
          <table:table-cell table:formula="of:=[$'94-05'.$E10]" office:value-type="float" office:value="1" calcext:value-type="float">
            <text:p>1</text:p>
          </table:table-cell>
          <table:table-cell table:formula="of:=[$'94-05'.$D10]" office:value-type="float" office:value="95.25" calcext:value-type="float">
            <text:p>95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0]" office:value-type="float" office:value="0" calcext:value-type="float">
            <text:p>0</text:p>
          </table:table-cell>
          <table:table-cell table:formula="of:=100-SUM([.B10:.H10])" office:value-type="float" office:value="1.25" calcext:value-type="float">
            <text:p>1,25</text:p>
          </table:table-cell>
          <table:table-cell table:number-columns-repeated="1014"/>
        </table:table-row>
        <table:table-row table:style-name="ro1">
          <table:table-cell table:style-name="ce11" office:value-type="float" office:value="2003" calcext:value-type="float">
            <text:p>2003</text:p>
          </table:table-cell>
          <table:table-cell table:style-name="Default" table:formula="of:=[$'94-05'.$B11]" office:value-type="float" office:value="0" calcext:value-type="float">
            <text:p>0</text:p>
          </table:table-cell>
          <table:table-cell table:formula="of:=[$'94-05'.$C11]" office:value-type="float" office:value="0.75" calcext:value-type="float">
            <text:p>0,75</text:p>
          </table:table-cell>
          <table:table-cell table:formula="of:=[$'94-05'.$E11]" office:value-type="float" office:value="2" calcext:value-type="float">
            <text:p>2</text:p>
          </table:table-cell>
          <table:table-cell table:formula="of:=[$'94-05'.$D11]" office:value-type="float" office:value="94.75" calcext:value-type="float">
            <text:p>94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1]" office:value-type="float" office:value="0" calcext:value-type="float">
            <text:p>0</text:p>
          </table:table-cell>
          <table:table-cell table:formula="of:=100-SUM([.B11:.H11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11" office:value-type="float" office:value="2004" calcext:value-type="float">
            <text:p>2004</text:p>
          </table:table-cell>
          <table:table-cell table:style-name="Default" table:formula="of:=[$'94-05'.$B12]" office:value-type="float" office:value="0" calcext:value-type="float">
            <text:p>0</text:p>
          </table:table-cell>
          <table:table-cell table:formula="of:=[$'94-05'.$C12]" office:value-type="float" office:value="0" calcext:value-type="float">
            <text:p>0</text:p>
          </table:table-cell>
          <table:table-cell table:formula="of:=[$'94-05'.$E12]" office:value-type="float" office:value="4" calcext:value-type="float">
            <text:p>4</text:p>
          </table:table-cell>
          <table:table-cell table:formula="of:=[$'94-05'.$D12]" office:value-type="float" office:value="92.625" calcext:value-type="float">
            <text:p>92,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2]" office:value-type="float" office:value="1" calcext:value-type="float">
            <text:p>1</text:p>
          </table:table-cell>
          <table:table-cell table:formula="of:=100-SUM([.B12:.H12])" office:value-type="float" office:value="2.375" calcext:value-type="float">
            <text:p>2,375</text:p>
          </table:table-cell>
          <table:table-cell table:number-columns-repeated="1014"/>
        </table:table-row>
        <table:table-row table:style-name="ro1">
          <table:table-cell table:style-name="ce11" office:value-type="float" office:value="2005" calcext:value-type="float">
            <text:p>2005</text:p>
          </table:table-cell>
          <table:table-cell table:style-name="Default" table:formula="of:=[$'94-05'.$B13]" office:value-type="float" office:value="0" calcext:value-type="float">
            <text:p>0</text:p>
          </table:table-cell>
          <table:table-cell table:formula="of:=[$'94-05'.$C13]" office:value-type="float" office:value="0" calcext:value-type="float">
            <text:p>0</text:p>
          </table:table-cell>
          <table:table-cell table:formula="of:=[$'94-05'.$E13]" office:value-type="float" office:value="9.544639" calcext:value-type="float">
            <text:p>9,544639</text:p>
          </table:table-cell>
          <table:table-cell table:formula="of:=[$'94-05'.$D13]" office:value-type="float" office:value="86.903861" calcext:value-type="float">
            <text:p>86,9038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3]" office:value-type="float" office:value="1.571667" calcext:value-type="float">
            <text:p>1,571667</text:p>
          </table:table-cell>
          <table:table-cell table:formula="of:=100-SUM([.B13:.H13])" office:value-type="float" office:value="1.97983299999999" calcext:value-type="float">
            <text:p>1,979832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06" calcext:value-type="float">
            <text:p>2006</text:p>
          </table:table-cell>
          <table:table-cell table:style-name="Default" table:formula="of:=[$'94-05'.B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06-09'.$C2]*100" office:value-type="float" office:value="6.82" calcext:value-type="float">
            <text:p>6,82</text:p>
          </table:table-cell>
          <table:table-cell table:formula="of:=[$'06-09'.$B2]*100" office:value-type="float" office:value="90.01" calcext:value-type="float">
            <text:p>90,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$'06-09'.$D2]*100" office:value-type="float" office:value="1.4" calcext:value-type="float">
            <text:p>1,4</text:p>
          </table:table-cell>
          <table:table-cell table:formula="of:=100-SUM([.B14:.H14])" office:value-type="float" office:value="1.77" calcext:value-type="float">
            <text:p>1,77</text:p>
          </table:table-cell>
          <table:table-cell table:number-columns-repeated="1014"/>
        </table:table-row>
        <table:table-row table:style-name="ro1"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[$'06-09'.$C6]*100" office:value-type="float" office:value="11.63" calcext:value-type="float">
            <text:p>11,63</text:p>
          </table:table-cell>
          <table:table-cell table:style-name="ce25" table:formula="of:=[$'06-09'.$B6]*100" office:value-type="float" office:value="83.69" calcext:value-type="float">
            <text:p>83,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$'06-09'.$D6]*100" office:value-type="float" office:value="2.92" calcext:value-type="float">
            <text:p>2,92</text:p>
          </table:table-cell>
          <table:table-cell table:formula="of:=100-SUM([.B15:.H15])" office:value-type="float" office:value="1.76000000000001" calcext:value-type="float">
            <text:p>1,76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08" calcext:value-type="float">
            <text:p>200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table:formula="of:=[$'06-09'.$C10]*100" office:value-type="float" office:value="15.93" calcext:value-type="float">
            <text:p>15,93</text:p>
          </table:table-cell>
          <table:table-cell table:style-name="ce25" table:formula="of:=[$'06-09'.$B10]*100" office:value-type="float" office:value="78.8" calcext:value-type="float">
            <text:p>78,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$'06-09'.$D10]*100" office:value-type="float" office:value="3.32" calcext:value-type="float">
            <text:p>3,32</text:p>
          </table:table-cell>
          <table:table-cell table:formula="of:=100-SUM([.B16:.H16])" office:value-type="float" office:value="1.95000000000002" calcext:value-type="float">
            <text:p>1,95000000000002</text:p>
          </table:table-cell>
          <table:table-cell table:number-columns-repeated="1014"/>
        </table:table-row>
        <table:table-row table:style-name="ro1">
          <table:table-cell table:style-name="ce11" office:value-type="float" office:value="2009" calcext:value-type="float">
            <text:p>2009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4]+[$'statcounter-all'.$Y4]+[$'statcounter-all'.$AG4]+[$'statcounter-all'.$AM4]" office:value-type="float" office:value="27.04" calcext:value-type="float">
            <text:p>27,04</text:p>
          </table:table-cell>
          <table:table-cell table:formula="of:=[$'statcounter-all'.$C4]" office:value-type="float" office:value="64.97" calcext:value-type="float">
            <text:p>64,97</text:p>
          </table:table-cell>
          <table:table-cell table:formula="of:=[$'statcounter-all'.$B4]+[$'statcounter-all'.$U4]" office:value-type="float" office:value="1.37" calcext:value-type="float">
            <text:p>1,37</text:p>
          </table:table-cell>
          <table:table-cell table:formula="of:=[$'statcounter-all'.$G4]+[$'statcounter-all'.$H4]+[$'statcounter-all'.$I4]" office:value-type="float" office:value="0.01" calcext:value-type="float">
            <text:p>0,01</text:p>
          </table:table-cell>
          <table:table-cell table:formula="of:=[$'statcounter-all'.$E4]" office:value-type="float" office:value="2.79" calcext:value-type="float">
            <text:p>2,79</text:p>
          </table:table-cell>
          <table:table-cell table:formula="of:=100-SUM([.B17:.H17])" office:value-type="float" office:value="3.81999999999999" calcext:value-type="float">
            <text:p>3,81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6]+[$'statcounter-all'.$Y16]+[$'statcounter-all'.$AG16]+[$'statcounter-all'.$AM16]" office:value-type="float" office:value="31.65" calcext:value-type="float">
            <text:p>31,65</text:p>
          </table:table-cell>
          <table:table-cell table:formula="of:=[$'statcounter-all'.$C16]" office:value-type="float" office:value="54.39" calcext:value-type="float">
            <text:p>54,39</text:p>
          </table:table-cell>
          <table:table-cell table:formula="of:=[$'statcounter-all'.$B16]+[$'statcounter-all'.$U16]" office:value-type="float" office:value="5.94" calcext:value-type="float">
            <text:p>5,94</text:p>
          </table:table-cell>
          <table:table-cell table:formula="of:=[$'statcounter-all'.$G16]+[$'statcounter-all'.$H16]+[$'statcounter-all'.$I16]" office:value-type="float" office:value="0.07" calcext:value-type="float">
            <text:p>0,07</text:p>
          </table:table-cell>
          <table:table-cell table:formula="of:=[$'statcounter-all'.$E16]" office:value-type="float" office:value="4.22" calcext:value-type="float">
            <text:p>4,22</text:p>
          </table:table-cell>
          <table:table-cell table:formula="of:=100-SUM([.B18:.H18])" office:value-type="float" office:value="3.72999999999999" calcext:value-type="float">
            <text:p>3,72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28]+[$'statcounter-all'.$Y28]+[$'statcounter-all'.$AG28]+[$'statcounter-all'.$AM28]" office:value-type="float" office:value="29.46" calcext:value-type="float">
            <text:p>29,46</text:p>
          </table:table-cell>
          <table:table-cell table:formula="of:=[$'statcounter-all'.$C28]" office:value-type="float" office:value="44.03" calcext:value-type="float">
            <text:p>44,03</text:p>
          </table:table-cell>
          <table:table-cell table:formula="of:=[$'statcounter-all'.$B28]+[$'statcounter-all'.$U28]" office:value-type="float" office:value="15.01" calcext:value-type="float">
            <text:p>15,01</text:p>
          </table:table-cell>
          <table:table-cell table:formula="of:=[$'statcounter-all'.$G28]+[$'statcounter-all'.$H28]+[$'statcounter-all'.$I28]" office:value-type="float" office:value="0.65" calcext:value-type="float">
            <text:p>0,65</text:p>
          </table:table-cell>
          <table:table-cell table:formula="of:=[$'statcounter-all'.$E28]" office:value-type="float" office:value="5.94" calcext:value-type="float">
            <text:p>5,94</text:p>
          </table:table-cell>
          <table:table-cell table:formula="of:=100-SUM([.B19:.H19])" office:value-type="float" office:value="4.91000000000001" calcext:value-type="float">
            <text:p>4,91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40]+[$'statcounter-all'.$Y40]+[$'statcounter-all'.$AG40]+[$'statcounter-all'.$AM40]" office:value-type="float" office:value="22.74" calcext:value-type="float">
            <text:p>22,74</text:p>
          </table:table-cell>
          <table:table-cell table:formula="of:=[$'statcounter-all'.$C40]" office:value-type="float" office:value="34.27" calcext:value-type="float">
            <text:p>34,27</text:p>
          </table:table-cell>
          <table:table-cell table:formula="of:=[$'statcounter-all'.$B40]+[$'statcounter-all'.$U40]" office:value-type="float" office:value="26.05" calcext:value-type="float">
            <text:p>26,05</text:p>
          </table:table-cell>
          <table:table-cell table:formula="of:=[$'statcounter-all'.$G40]+[$'statcounter-all'.$H40]+[$'statcounter-all'.$I40]" office:value-type="float" office:value="2.49" calcext:value-type="float">
            <text:p>2,49</text:p>
          </table:table-cell>
          <table:table-cell table:formula="of:=[$'statcounter-all'.$E40]" office:value-type="float" office:value="8.09" calcext:value-type="float">
            <text:p>8,09</text:p>
          </table:table-cell>
          <table:table-cell table:formula="of:=100-SUM([.B20:.H20])" office:value-type="float" office:value="6.35999999999999" calcext:value-type="float">
            <text:p>6,35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3" calcext:value-type="float">
            <text:p>2013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52]+[$'statcounter-all'.$Y52]+[$'statcounter-all'.$AG52]+[$'statcounter-all'.$AM52]" office:value-type="float" office:value="18.61" calcext:value-type="float">
            <text:p>18,61</text:p>
          </table:table-cell>
          <table:table-cell table:formula="of:=[$'statcounter-all'.$C52]" office:value-type="float" office:value="26.55" calcext:value-type="float">
            <text:p>26,55</text:p>
          </table:table-cell>
          <table:table-cell table:formula="of:=[$'statcounter-all'.$B52]+[$'statcounter-all'.$U52]" office:value-type="float" office:value="31.76" calcext:value-type="float">
            <text:p>31,76</text:p>
          </table:table-cell>
          <table:table-cell table:formula="of:=[$'statcounter-all'.$G52]+[$'statcounter-all'.$H52]+[$'statcounter-all'.$I52]" office:value-type="float" office:value="6.1" calcext:value-type="float">
            <text:p>6,1</text:p>
          </table:table-cell>
          <table:table-cell table:formula="of:=[$'statcounter-all'.$E52]" office:value-type="float" office:value="10.66" calcext:value-type="float">
            <text:p>10,66</text:p>
          </table:table-cell>
          <table:table-cell table:formula="of:=100-SUM([.B21:.H21])" office:value-type="float" office:value="6.32000000000001" calcext:value-type="float">
            <text:p>6,32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4" calcext:value-type="float">
            <text:p>2014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64]+[$'statcounter-all'.$Y64]+[$'statcounter-all'.$AG64]+[$'statcounter-all'.$AM64]" office:value-type="float" office:value="14.82" calcext:value-type="float">
            <text:p>14,82</text:p>
          </table:table-cell>
          <table:table-cell table:formula="of:=[$'statcounter-all'.$C64]" office:value-type="float" office:value="17.75" calcext:value-type="float">
            <text:p>17,75</text:p>
          </table:table-cell>
          <table:table-cell table:formula="of:=[$'statcounter-all'.$B64]+[$'statcounter-all'.$U64]" office:value-type="float" office:value="35.91" calcext:value-type="float">
            <text:p>35,91</text:p>
          </table:table-cell>
          <table:table-cell table:formula="of:=[$'statcounter-all'.$G64]+[$'statcounter-all'.$H64]+[$'statcounter-all'.$I64]" office:value-type="float" office:value="9.6" calcext:value-type="float">
            <text:p>9,6</text:p>
          </table:table-cell>
          <table:table-cell table:formula="of:=[$'statcounter-all'.$E64]" office:value-type="float" office:value="12.63" calcext:value-type="float">
            <text:p>12,63</text:p>
          </table:table-cell>
          <table:table-cell table:formula="of:=100-SUM([.B22:.H22])" office:value-type="float" office:value="9.29000000000001" calcext:value-type="float">
            <text:p>9,29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76]+[$'statcounter-all'.$Y76]+[$'statcounter-all'.$AG76]+[$'statcounter-all'.$AM76]" office:value-type="float" office:value="11.88" calcext:value-type="float">
            <text:p>11,88</text:p>
          </table:table-cell>
          <table:table-cell table:formula="of:=[$'statcounter-all'.$C76]" office:value-type="float" office:value="13.3" calcext:value-type="float">
            <text:p>13,3</text:p>
          </table:table-cell>
          <table:table-cell table:formula="of:=[$'statcounter-all'.$B76]+[$'statcounter-all'.$U76]" office:value-type="float" office:value="42.35" calcext:value-type="float">
            <text:p>42,35</text:p>
          </table:table-cell>
          <table:table-cell table:formula="of:=[$'statcounter-all'.$G76]+[$'statcounter-all'.$H76]+[$'statcounter-all'.$I76]" office:value-type="float" office:value="10.79" calcext:value-type="float">
            <text:p>10,79</text:p>
          </table:table-cell>
          <table:table-cell table:formula="of:=[$'statcounter-all'.$E76]" office:value-type="float" office:value="13.79" calcext:value-type="float">
            <text:p>13,79</text:p>
          </table:table-cell>
          <table:table-cell table:formula="of:=100-SUM([.B23:.H23])" office:value-type="float" office:value="7.89000000000002" calcext:value-type="float">
            <text:p>7,89000000000002</text:p>
          </table:table-cell>
          <table:table-cell table:number-columns-repeated="1014"/>
        </table:table-row>
        <table:table-row table:style-name="ro1"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88]+[$'statcounter-all'.$Y88]+[$'statcounter-all'.$AG88]+[$'statcounter-all'.$AM88]" office:value-type="float" office:value="9.04" calcext:value-type="float">
            <text:p>9,04</text:p>
          </table:table-cell>
          <table:table-cell table:formula="of:=[$'statcounter-all'.$C88]" office:value-type="float" office:value="8.94" calcext:value-type="float">
            <text:p>8,94</text:p>
          </table:table-cell>
          <table:table-cell table:formula="of:=[$'statcounter-all'.$B88]+[$'statcounter-all'.$U88]" office:value-type="float" office:value="47.87" calcext:value-type="float">
            <text:p>47,87</text:p>
          </table:table-cell>
          <table:table-cell table:formula="of:=[$'statcounter-all'.$G88]+[$'statcounter-all'.$H88]+[$'statcounter-all'.$I88]" office:value-type="float" office:value="12.14" calcext:value-type="float">
            <text:p>12,14</text:p>
          </table:table-cell>
          <table:table-cell table:formula="of:=[$'statcounter-all'.$E88]" office:value-type="float" office:value="12.9" calcext:value-type="float">
            <text:p>12,9</text:p>
          </table:table-cell>
          <table:table-cell table:formula="of:=100-SUM([.B24:.H24])" office:value-type="float" office:value="9.11000000000001" calcext:value-type="float">
            <text:p>9,11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100]+[$'statcounter-all'.$Y100]+[$'statcounter-all'.$AG100]+[$'statcounter-all'.$AM100]" office:value-type="float" office:value="6.79" calcext:value-type="float">
            <text:p>6,79</text:p>
          </table:table-cell>
          <table:table-cell table:formula="of:=[$'statcounter-all'.$C100]" office:value-type="float" office:value="4.77" calcext:value-type="float">
            <text:p>4,77</text:p>
          </table:table-cell>
          <table:table-cell table:formula="of:=[$'statcounter-all'.$B100]+[$'statcounter-all'.$U100]" office:value-type="float" office:value="51.85" calcext:value-type="float">
            <text:p>51,85</text:p>
          </table:table-cell>
          <table:table-cell table:formula="of:=[$'statcounter-all'.$G100]+[$'statcounter-all'.$H100]+[$'statcounter-all'.$I100]" office:value-type="float" office:value="14.56" calcext:value-type="float">
            <text:p>14,56</text:p>
          </table:table-cell>
          <table:table-cell table:formula="of:=[$'statcounter-all'.$E100]" office:value-type="float" office:value="14.54" calcext:value-type="float">
            <text:p>14,54</text:p>
          </table:table-cell>
          <table:table-cell table:formula="of:=100-SUM([.B25:.H25])" office:value-type="float" office:value="7.49000000000001" calcext:value-type="float">
            <text:p>7,49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12]+[$'statcounter-all'.$Y112]+[$'statcounter-all'.$AG112]+[$'statcounter-all'.$AM112]" office:value-type="float" office:value="5.7" calcext:value-type="float">
            <text:p>5,7</text:p>
          </table:table-cell>
          <table:table-cell table:formula="of:=[$'statcounter-all'.$C112]" office:value-type="float" office:value="3.2" calcext:value-type="float">
            <text:p>3,2</text:p>
          </table:table-cell>
          <table:table-cell table:formula="of:=[$'statcounter-all'.$B112]+[$'statcounter-all'.$U112]" office:value-type="float" office:value="56.37" calcext:value-type="float">
            <text:p>56,37</text:p>
          </table:table-cell>
          <table:table-cell table:formula="of:=[$'statcounter-all'.$G112]+[$'statcounter-all'.$H112]+[$'statcounter-all'.$I112]" office:value-type="float" office:value="12.92" calcext:value-type="float">
            <text:p>12,92</text:p>
          </table:table-cell>
          <table:table-cell table:formula="of:=[$'statcounter-all'.$E112]" office:value-type="float" office:value="14.44" calcext:value-type="float">
            <text:p>14,44</text:p>
          </table:table-cell>
          <table:table-cell table:formula="of:=100-SUM([.B26:.H26])" office:value-type="float" office:value="7.36999999999999" calcext:value-type="float">
            <text:p>7,36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124]+[$'statcounter-all'.$Y124]+[$'statcounter-all'.$AG124]+[$'statcounter-all'.$AM124]" office:value-type="float" office:value="4.71" calcext:value-type="float">
            <text:p>4,71</text:p>
          </table:table-cell>
          <table:table-cell table:formula="of:=[$'statcounter-all'.$C124]" office:value-type="float" office:value="2.7" calcext:value-type="float">
            <text:p>2,7</text:p>
          </table:table-cell>
          <table:table-cell table:formula="of:=[$'statcounter-all'.$B124]+[$'statcounter-all'.$U124]" office:value-type="float" office:value="61.8" calcext:value-type="float">
            <text:p>61,8</text:p>
          </table:table-cell>
          <table:table-cell table:formula="of:=[$'statcounter-all'.$G124]+[$'statcounter-all'.$H124]+[$'statcounter-all'.$I124]" office:value-type="float" office:value="8.62" calcext:value-type="float">
            <text:p>8,62</text:p>
          </table:table-cell>
          <table:table-cell table:formula="of:=[$'statcounter-all'.$E124]" office:value-type="float" office:value="15.23" calcext:value-type="float">
            <text:p>15,23</text:p>
          </table:table-cell>
          <table:table-cell table:formula="of:=100-SUM([.B27:.H27])" office:value-type="float" office:value="6.94" calcext:value-type="float">
            <text:p>6,94</text:p>
          </table:table-cell>
          <table:table-cell table:number-columns-repeated="1014"/>
        </table:table-row>
        <table:table-row table:style-name="ro1"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36]+[$'statcounter-all'.$Y136]+[$'statcounter-all'.$AG136]+[$'statcounter-all'.$AM136]" office:value-type="float" office:value="4.79" calcext:value-type="float">
            <text:p>4,79</text:p>
          </table:table-cell>
          <table:table-cell table:formula="of:=[$'statcounter-all'.$C136]" office:value-type="float" office:value="1.68" calcext:value-type="float">
            <text:p>1,68</text:p>
          </table:table-cell>
          <table:table-cell table:formula="of:=[$'statcounter-all'.$B136]+[$'statcounter-all'.$U136]" office:value-type="float" office:value="64.18" calcext:value-type="float">
            <text:p>64,18</text:p>
          </table:table-cell>
          <table:table-cell table:formula="of:=[$'statcounter-all'.$G136]+[$'statcounter-all'.$H136]+[$'statcounter-all'.$I136]" office:value-type="float" office:value="6.48" calcext:value-type="float">
            <text:p>6,48</text:p>
          </table:table-cell>
          <table:table-cell table:formula="of:=[$'statcounter-all'.$E136]" office:value-type="float" office:value="17.21" calcext:value-type="float">
            <text:p>17,21</text:p>
          </table:table-cell>
          <table:table-cell table:formula="of:=100-SUM([.B28:.H28])" office:value-type="float" office:value="5.65999999999998" calcext:value-type="float">
            <text:p>5,65999999999998</text:p>
          </table:table-cell>
          <table:table-cell table:number-columns-repeated="1014"/>
        </table:table-row>
        <table:table-row table:style-name="ro1"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145]+[$'statcounter-all'.$Y145]+[$'statcounter-all'.$AG145]+[$'statcounter-all'.$AM145]" office:value-type="float" office:value="4.07" calcext:value-type="float">
            <text:p>4,07</text:p>
          </table:table-cell>
          <table:table-cell table:formula="of:=[$'statcounter-all'.$C145]" office:value-type="float" office:value="1.04" calcext:value-type="float">
            <text:p>1,04</text:p>
          </table:table-cell>
          <table:table-cell table:formula="of:=[$'statcounter-all'.$B145]+[$'statcounter-all'.$U145]" office:value-type="float" office:value="66.25" calcext:value-type="float">
            <text:p>66,25</text:p>
          </table:table-cell>
          <table:table-cell table:formula="of:=[$'statcounter-all'.$G145]+[$'statcounter-all'.$H145]+[$'statcounter-all'.$I145]" office:value-type="float" office:value="4.76" calcext:value-type="float">
            <text:p>4,76</text:p>
          </table:table-cell>
          <table:table-cell table:formula="of:=[$'statcounter-all'.$E145]" office:value-type="float" office:value="17.19" calcext:value-type="float">
            <text:p>17,19</text:p>
          </table:table-cell>
          <table:table-cell table:formula="of:=100-SUM([.B29:.H29])" office:value-type="float" office:value="6.69" calcext:value-type="float">
            <text:p>6,69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ort-latest" table:style-name="ta1">
        <table:table-column table:style-name="co31" table:default-cell-style-name="Default"/>
        <table:table-column table:style-name="co32" table:default-cell-style-name="Default"/>
        <table:table-column table:style-name="co1" table:number-columns-repeated="8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2020-1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2020-10</text:p>
          </table:table-cell>
          <table:table-cell table:number-columns-repeated="2"/>
          <table:table-cell office:value-type="string" calcext:value-type="string">
            <text:p>%</text:p>
          </table:table-cell>
          <table:table-cell/>
        </table:table-row>
        <table:table-row table:style-name="ro4">
          <table:table-cell office:value-type="string" calcext:value-type="string">
            <text:p>Chrom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66.23" calcext:value-type="float">
            <text:p>66,23</text:p>
          </table:table-cell>
          <table:table-cell/>
          <table:table-cell office:value-type="string" calcext:value-type="string">
            <text:p>Chrom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66.23" calcext:value-type="float">
            <text:p>66,23</text:p>
          </table:table-cell>
          <table:table-cell/>
          <table:table-cell office:value-type="string" calcext:value-type="string">
            <text:p>Blink</text:p>
            <text:p>(Chrome, Samsung Internet, Edge, Opera, etc.)</text:p>
          </table:table-cell>
          <table:table-cell table:style-name="ce41" table:formula="of:=SUM([.I2:.I21])" office:value-type="float" office:value="77.04" calcext:value-type="float">
            <text:p>77,0</text:p>
          </table:table-cell>
          <table:table-cell/>
        </table:table-row>
        <table:table-row table:style-name="ro1">
          <table:table-cell office:value-type="string" calcext:value-type="string">
            <text:p>Safari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Safari</text:p>
          </table:table-cell>
          <table:table-cell office:value-type="float" office:value="17.19" calcext:value-type="float">
            <text:p>17,19</text:p>
          </table:table-cell>
          <table:table-cell/>
          <table:table-cell office:value-type="string" calcext:value-type="string">
            <text:p>Samsung Interne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3.17" calcext:value-type="float">
            <text:p>3,17</text:p>
          </table:table-cell>
          <table:table-cell/>
          <table:table-cell office:value-type="string" calcext:value-type="string">
            <text:p>Webkit (Safari)</text:p>
          </table:table-cell>
          <table:table-cell table:style-name="ce41" table:formula="of:=SUM([.I31:.I33])" office:value-type="float" office:value="17.19" calcext:value-type="float">
            <text:p>17,2</text:p>
          </table:table-cell>
          <table:table-cell table:formula="of:=[.L2]+[.L3]" office:value-type="float" office:value="94.23" calcext:value-type="float">
            <text:p>94,23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string" calcext:value-type="string">
            <text:p>Edg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string" calcext:value-type="string">
            <text:p>Gecko (Firefox)</text:p>
          </table:table-cell>
          <table:table-cell table:style-name="ce41" table:formula="of:=SUM([.I23:.I27])" office:value-type="float" office:value="4.1" calcext:value-type="float">
            <text:p>4,1</text:p>
          </table:table-cell>
          <table:table-cell/>
        </table:table-row>
        <table:table-row table:style-name="ro4">
          <table:table-cell office:value-type="string" calcext:value-type="string">
            <text:p>Samsung Interne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3.17" calcext:value-type="float">
            <text:p>3,17</text:p>
          </table:table-cell>
          <table:table-cell/>
          <table:table-cell office:value-type="string" calcext:value-type="string">
            <text:p>Opera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07" calcext:value-type="float">
            <text:p>2,07</text:p>
          </table:table-cell>
          <table:table-cell/>
          <table:table-cell office:value-type="string" calcext:value-type="string">
            <text:p>Trident &amp; EdgeHTML</text:p>
            <text:p>(IE &amp; Edge Spartan)</text:p>
          </table:table-cell>
          <table:table-cell table:style-name="ce41" table:formula="of:=[.I22]+SUM([.I28:.I30])" office:value-type="float" office:value="1.51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string" calcext:value-type="string">
            <text:p>UC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string" calcext:value-type="string">
            <text:p>Autres</text:p>
          </table:table-cell>
          <table:table-cell table:style-name="ce41" table:formula="of:=SUM([.I34:.I41])" office:value-type="float" office:value="0.15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Opera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2.07" calcext:value-type="float">
            <text:p>2,07</text:p>
          </table:table-cell>
          <table:table-cell/>
          <table:table-cell office:value-type="string" calcext:value-type="string">
            <text:p>Android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table:style-name="ce38" table:formula="of:=SUM([.L2:.L6])" office:value-type="float" office:value="99.99" calcext:value-type="float">
            <text:p>99,99</text:p>
          </table:table-cell>
          <table:table-cell/>
        </table:table-row>
        <table:table-row table:style-name="ro1">
          <table:table-cell office:value-type="string" calcext:value-type="string">
            <text:p>UC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string" calcext:value-type="string">
            <text:p>360 Safe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IE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string" calcext:value-type="string">
            <text:p>Yandex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Divers mobile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ge Legacy</text:p>
          </table:table-cell>
          <table:table-cell office:value-type="string" calcext:value-type="string">
            <text:p>EdgeHTML</text:p>
          </table:table-cell>
          <table:table-cell office:value-type="string" calcext:value-type="string">
            <text:p>Autres</text:p>
          </table:table-cell>
          <table:table-cell office:value-type="float" office:value="0.46" calcext:value-type="float">
            <text:p>0,46</text:p>
          </table:table-cell>
          <table:table-cell/>
          <table:table-cell office:value-type="string" calcext:value-type="string">
            <text:p>QQ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ndroid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Puff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11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0 Safe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string" calcext:value-type="string">
            <text:p>Coc Coc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9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dex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Divers mobile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Sogou Explor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Q Brows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Sony PS4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string" calcext:value-type="string">
            <text:p>Maxtho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Chromium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c Coc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NetFron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zilla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Sony PS3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gou Explore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Silk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 PS4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tho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RockMel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iOS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Divers mobile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Edge Legacy</text:p>
          </table:table-cell>
          <table:table-cell office:value-type="string" calcext:value-type="string">
            <text:p>EdgeHTML</text:p>
          </table:table-cell>
          <table:table-cell office:value-type="string" calcext:value-type="string">
            <text:p>Autres</text:p>
          </table:table-cell>
          <table:table-cell office:value-type="float" office:value="0.46" calcext:value-type="float">
            <text:p>0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Chrom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Firefox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3.98" calcext:value-type="float">
            <text:p>3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Mozilla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8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Mobil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KaiOS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Divers mobile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 Moon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Pale Moon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ia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Monkey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Berry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IE</text:p>
          </table:table-cell>
          <table:table-cell office:value-type="float" office:value="1.04" calcext:value-type="float">
            <text:p>1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Fron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EMobile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 PS3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kia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k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fari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Safari</text:p>
          </table:table-cell>
          <table:table-cell office:value-type="float" office:value="17.19" calcext:value-type="float">
            <text:p>17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lfin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ackBerry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lfin</text:p>
          </table:table-cell>
          <table:table-cell office:value-type="string" calcext:value-type="string">
            <text:p>Webkit</text:p>
          </table:table-cell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L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13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Monkey</text:p>
          </table:table-cell>
          <table:table-cell office:value-type="string" calcext:value-type="string">
            <text:p>Gecko</text:p>
          </table:table-cell>
          <table:table-cell office:value-type="string" calcext:value-type="string">
            <text:p>Firefo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wav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OL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ntom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enwav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Ericsson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antom</text:p>
          </table:table-cell>
          <table:table-cell/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igo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nyEricsson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smin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igo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Melt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smine</text:p>
          </table:table-cell>
          <table:table-cell/>
          <table:table-cell office:value-type="string" calcext:value-type="string">
            <text:p>Divers mobil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8"/>
          <table:table-cell table:number-columns-repeated="10"/>
        </table:table-row>
        <table:table-row table:style-name="ro1">
          <table:table-cell table:number-columns-repeated="2"/>
          <table:table-cell table:style-name="ce40"/>
          <table:table-cell table:number-columns-repeated="10"/>
        </table:table-row>
        <table:table-row table:style-name="ro1">
          <table:table-cell table:number-columns-repeated="2"/>
          <table:table-cell table:style-name="ce38"/>
          <table:table-cell table:number-columns-repeated="10"/>
        </table:table-row>
        <table:table-row table:style-name="ro1">
          <table:table-cell table:number-columns-repeated="2"/>
          <table:table-cell table:style-name="ce40"/>
          <table:table-cell table:number-columns-repeated="10"/>
        </table:table-row>
        <table:table-row table:style-name="ro1">
          <table:table-cell table:number-columns-repeated="2"/>
          <table:table-cell table:style-name="ce38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8"/>
          <table:table-cell table:number-columns-repeated="11"/>
        </table:table-row>
      </table:table>
      <table:table table:name="Android-data" table:style-name="ta1">
        <office:forms form:automatic-focus="false" form:apply-design-mode="false"/>
        <table:table-column table:style-name="co1" table:number-columns-repeated="20" table:default-cell-style-name="Default"/>
        <table:table-row table:style-name="ro1">
          <table:table-cell table:number-columns-repeated="4"/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</text:p>
          </table:table-cell>
          <table:table-cell office:value-type="float" office:value="73.55" calcext:value-type="float">
            <text:p>73,55</text:p>
          </table:table-cell>
          <table:table-cell office:value-type="float" office:value="73.81" calcext:value-type="float">
            <text:p>73,81</text:p>
          </table:table-cell>
          <table:table-cell office:value-type="float" office:value="77.49" calcext:value-type="float">
            <text:p>77,49</text:p>
          </table:table-cell>
          <table:table-cell office:value-type="float" office:value="77.53" calcext:value-type="float">
            <text:p>77,53</text:p>
          </table:table-cell>
          <table:table-cell office:value-type="float" office:value="83.79" calcext:value-type="float">
            <text:p>83,79</text:p>
          </table:table-cell>
          <table:table-cell office:value-type="float" office:value="88.17" calcext:value-type="float">
            <text:p>88,17</text:p>
          </table:table-cell>
          <table:table-cell office:value-type="float" office:value="85.37" calcext:value-type="float">
            <text:p>85,37</text:p>
          </table:table-cell>
          <table:table-cell office:value-type="float" office:value="89.29" calcext:value-type="float">
            <text:p>89,29</text:p>
          </table:table-cell>
          <table:table-cell office:value-type="float" office:value="88.54" calcext:value-type="float">
            <text:p>88,54</text:p>
          </table:table-cell>
          <table:table-cell office:value-type="float" office:value="85.75" calcext:value-type="float">
            <text:p>85,75</text:p>
          </table:table-cell>
          <table:table-cell office:value-type="float" office:value="89.91" calcext:value-type="float">
            <text:p>89,91</text:p>
          </table:table-cell>
          <table:table-cell office:value-type="float" office:value="87.88" calcext:value-type="float">
            <text:p>87,88</text:p>
          </table:table-cell>
          <table:table-cell office:value-type="float" office:value="88.74" calcext:value-type="float">
            <text:p>88,74</text:p>
          </table:table-cell>
          <table:table-cell office:value-type="float" office:value="91.64" calcext:value-type="float">
            <text:p>91,64</text:p>
          </table:table-cell>
          <table:table-cell office:value-type="float" office:value="87.5" calcext:value-type="float">
            <text:p>87,5</text:p>
          </table:table-cell>
          <table:table-cell office:value-type="float" office:value="86.88" calcext:value-type="float">
            <text:p>86,88</text:p>
          </table:table-cell>
          <table:table-cell office:value-type="float" office:value="86.71" calcext:value-type="float">
            <text:p>86,71</text:p>
          </table:table-cell>
          <table:table-cell office:value-type="float" office:value="87.59" calcext:value-type="float">
            <text:p>87,59</text:p>
          </table:table-cell>
          <table:table-cell office:value-type="float" office:value="82.8" calcext:value-type="float">
            <text:p>82,8</text:p>
          </table:table-cell>
        </table:table-row>
        <table:table-row table:style-name="ro1">
          <table:table-cell office:value-type="string" calcext:value-type="string">
            <text:p>Samsung Browser</text:p>
          </table:table-cell>
          <table:table-cell table:style-name="ce44" table:number-columns-repeated="14"/>
          <table:table-cell office:value-type="float" office:value="4.22" calcext:value-type="float">
            <text:p>4,22</text:p>
          </table:table-cell>
          <table:table-cell office:value-type="float" office:value="5.96" calcext:value-type="float">
            <text:p>5,96</text:p>
          </table:table-cell>
          <table:table-cell office:value-type="float" office:value="6.47" calcext:value-type="float">
            <text:p>6,47</text:p>
          </table:table-cell>
          <table:table-cell office:value-type="float" office:value="6.79" calcext:value-type="float">
            <text:p>6,79</text:p>
          </table:table-cell>
          <table:table-cell office:value-type="float" office:value="8.79" calcext:value-type="float">
            <text:p>8,79</text:p>
          </table:table-cell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46" calcext:value-type="float">
            <text:p>0,46</text:p>
          </table:table-cell>
          <table:table-cell office:value-type="float" office:value="0.47" calcext:value-type="float">
            <text:p>0,47</text:p>
          </table:table-cell>
          <table:table-cell office:value-type="float" office:value="1.82" calcext:value-type="float">
            <text:p>1,82</text:p>
          </table:table-cell>
          <table:table-cell office:value-type="float" office:value="0.45" calcext:value-type="float">
            <text:p>0,45</text:p>
          </table:table-cell>
          <table:table-cell office:value-type="float" office:value="1.18" calcext:value-type="float">
            <text:p>1,18</text:p>
          </table:table-cell>
          <table:table-cell office:value-type="float" office:value="0.62" calcext:value-type="float">
            <text:p>0,62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string" calcext:value-type="string">
            <text:p>Android Browser</text:p>
          </table:table-cell>
          <table:table-cell office:value-type="float" office:value="10.93" calcext:value-type="float">
            <text:p>10,93</text:p>
          </table:table-cell>
          <table:table-cell office:value-type="float" office:value="10.53" calcext:value-type="float">
            <text:p>10,53</text:p>
          </table:table-cell>
          <table:table-cell office:value-type="float" office:value="9.15" calcext:value-type="float">
            <text:p>9,15</text:p>
          </table:table-cell>
          <table:table-cell office:value-type="float" office:value="7.06" calcext:value-type="float">
            <text:p>7,06</text:p>
          </table:table-cell>
          <table:table-cell office:value-type="float" office:value="6.02" calcext:value-type="float">
            <text:p>6,02</text:p>
          </table:table-cell>
          <table:table-cell office:value-type="float" office:value="3.94" calcext:value-type="float">
            <text:p>3,94</text:p>
          </table:table-cell>
          <table:table-cell office:value-type="float" office:value="3.21" calcext:value-type="float">
            <text:p>3,21</text:p>
          </table:table-cell>
          <table:table-cell office:value-type="float" office:value="2.61" calcext:value-type="float">
            <text:p>2,61</text:p>
          </table:table-cell>
          <table:table-cell office:value-type="float" office:value="2.27" calcext:value-type="float">
            <text:p>2,27</text:p>
          </table:table-cell>
          <table:table-cell office:value-type="float" office:value="2.22" calcext:value-type="float">
            <text:p>2,22</text:p>
          </table:table-cell>
          <table:table-cell office:value-type="float" office:value="2.03" calcext:value-type="float">
            <text:p>2,03</text:p>
          </table:table-cell>
          <table:table-cell office:value-type="float" office:value="3.41" calcext:value-type="float">
            <text:p>3,41</text:p>
          </table:table-cell>
          <table:table-cell office:value-type="float" office:value="2.71" calcext:value-type="float">
            <text:p>2,71</text:p>
          </table:table-cell>
          <table:table-cell office:value-type="float" office:value="2.08" calcext:value-type="float">
            <text:p>2,08</text:p>
          </table:table-cell>
          <table:table-cell office:value-type="float" office:value="1.65" calcext:value-type="float">
            <text:p>1,65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QQ</text:p>
          </table:table-cell>
          <table:table-cell office:value-type="float" office:value="1.61" calcext:value-type="float">
            <text:p>1,61</text:p>
          </table:table-cell>
          <table:table-cell office:value-type="float" office:value="0.02" calcext:value-type="float">
            <text:p>0,02</text:p>
          </table:table-cell>
          <table:table-cell office:value-type="float" office:value="1.08" calcext:value-type="float">
            <text:p>1,08</text:p>
          </table:table-cell>
          <table:table-cell office:value-type="float" office:value="1.48" calcext:value-type="float">
            <text:p>1,48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1.2" calcext:value-type="float">
            <text:p>1,2</text:p>
          </table:table-cell>
          <table:table-cell office:value-type="float" office:value="1.62" calcext:value-type="float">
            <text:p>1,62</text:p>
          </table:table-cell>
          <table:table-cell office:value-type="float" office:value="1.87" calcext:value-type="float">
            <text:p>1,87</text:p>
          </table:table-cell>
          <table:table-cell office:value-type="float" office:value="1.83" calcext:value-type="float">
            <text:p>1,83</text:p>
          </table:table-cell>
          <table:table-cell office:value-type="float" office:value="1.61" calcext:value-type="float">
            <text:p>1,61</text:p>
          </table:table-cell>
          <table:table-cell office:value-type="float" office:value="1.88" calcext:value-type="float">
            <text:p>1,88</text:p>
          </table:table-cell>
          <table:table-cell office:value-type="float" office:value="2.6" calcext:value-type="float">
            <text:p>2,6</text:p>
          </table:table-cell>
          <table:table-cell office:value-type="float" office:value="1.87" calcext:value-type="float">
            <text:p>1,87</text:p>
          </table:table-cell>
          <table:table-cell office:value-type="float" office:value="2.16" calcext:value-type="float">
            <text:p>2,16</text:p>
          </table:table-cell>
          <table:table-cell office:value-type="float" office:value="1.81" calcext:value-type="float">
            <text:p>1,81</text:p>
          </table:table-cell>
          <table:table-cell office:value-type="float" office:value="1.49" calcext:value-type="float">
            <text:p>1,49</text:p>
          </table:table-cell>
          <table:table-cell office:value-type="float" office:value="1.15" calcext:value-type="float">
            <text:p>1,15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Baidu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float" office:value="0.52" calcext:value-type="float">
            <text:p>0,5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61" calcext:value-type="float">
            <text:p>0,61</text:p>
          </table:table-cell>
          <table:table-cell office:value-type="float" office:value="1.58" calcext:value-type="float">
            <text:p>1,58</text:p>
          </table:table-cell>
          <table:table-cell office:value-type="float" office:value="4.69" calcext:value-type="float">
            <text:p>4,69</text:p>
          </table:table-cell>
          <table:table-cell office:value-type="float" office:value="1.7" calcext:value-type="float">
            <text:p>1,7</text:p>
          </table:table-cell>
          <table:table-cell office:value-type="float" office:value="2.05" calcext:value-type="float">
            <text:p>2,05</text:p>
          </table:table-cell>
          <table:table-cell office:value-type="float" office:value="1.67" calcext:value-type="float">
            <text:p>1,67</text:p>
          </table:table-cell>
          <table:table-cell office:value-type="float" office:value="0.76" calcext:value-type="float">
            <text:p>0,76</text:p>
          </table:table-cell>
          <table:table-cell office:value-type="float" office:value="0.87" calcext:value-type="float">
            <text:p>0,87</text:p>
          </table:table-cell>
          <table:table-cell office:value-type="float" office:value="1.05" calcext:value-type="float">
            <text:p>1,05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UC Browser</text:p>
          </table:table-cell>
          <table:table-cell office:value-type="float" office:value="5.81" calcext:value-type="float">
            <text:p>5,81</text:p>
          </table:table-cell>
          <table:table-cell office:value-type="float" office:value="0.07" calcext:value-type="float">
            <text:p>0,07</text:p>
          </table:table-cell>
          <table:table-cell office:value-type="float" office:value="5.82" calcext:value-type="float">
            <text:p>5,82</text:p>
          </table:table-cell>
          <table:table-cell office:value-type="float" office:value="8.91" calcext:value-type="float">
            <text:p>8,91</text:p>
          </table:table-cell>
          <table:table-cell office:value-type="float" office:value="5.55" calcext:value-type="float">
            <text:p>5,55</text:p>
          </table:table-cell>
          <table:table-cell office:value-type="float" office:value="3.84" calcext:value-type="float">
            <text:p>3,84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float" office:value="2.74" calcext:value-type="float">
            <text:p>2,74</text:p>
          </table:table-cell>
          <table:table-cell office:value-type="float" office:value="2.48" calcext:value-type="float">
            <text:p>2,48</text:p>
          </table:table-cell>
          <table:table-cell office:value-type="float" office:value="2.11" calcext:value-type="float">
            <text:p>2,11</text:p>
          </table:table-cell>
          <table:table-cell office:value-type="float" office:value="2.02" calcext:value-type="float">
            <text:p>2,02</text:p>
          </table:table-cell>
          <table:table-cell office:value-type="float" office:value="1.6" calcext:value-type="float">
            <text:p>1,6</text:p>
          </table:table-cell>
          <table:table-cell office:value-type="float" office:value="1.42" calcext:value-type="float">
            <text:p>1,42</text:p>
          </table:table-cell>
          <table:table-cell office:value-type="float" office:value="1.44" calcext:value-type="float">
            <text:p>1,44</text:p>
          </table:table-cell>
          <table:table-cell office:value-type="float" office:value="1.39" calcext:value-type="float">
            <text:p>1,39</text:p>
          </table:table-cell>
          <table:table-cell office:value-type="float" office:value="1.35" calcext:value-type="float">
            <text:p>1,35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Yandex</text:p>
          </table:table-cell>
          <table:table-cell office:value-type="float" office:value="0.28" calcext:value-type="float">
            <text:p>0,28</text:p>
          </table:table-cell>
          <table:table-cell office:value-type="float" office:value="0.22" calcext:value-type="float">
            <text:p>0,22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0.94" calcext:value-type="float">
            <text:p>0,94</text:p>
          </table:table-cell>
          <table:table-cell table:style-name="ce44" table:formula="of:=AVERAGE([.B10];[.D10])" office:value-type="float" office:value="0.855" calcext:value-type="float">
            <text:p>0,855</text:p>
          </table:table-cell>
          <table:table-cell office:value-type="float" office:value="0.77" calcext:value-type="float">
            <text:p>0,77</text:p>
          </table:table-cell>
          <table:table-cell office:value-type="float" office:value="0.71" calcext:value-type="float">
            <text:p>0,71</text:p>
          </table:table-cell>
          <table:table-cell table:style-name="ce44" table:formula="of:=AVERAGE([.E10];[.G10])" office:value-type="float" office:value="0.665" calcext:value-type="float">
            <text:p>0,665</text:p>
          </table:table-cell>
          <table:table-cell office:value-type="float" office:value="0.62" calcext:value-type="float">
            <text:p>0,62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table:style-name="ce44" table:formula="of:=AVERAGE([.I10];[.K10])" office:value-type="float" office:value="0.485" calcext:value-type="float">
            <text:p>0,485</text:p>
          </table:table-cell>
          <table:table-cell office:value-type="float" office:value="0.49" calcext:value-type="float">
            <text:p>0,49</text:p>
          </table:table-cell>
          <table:table-cell table:style-name="ce44" table:formula="of:=AVERAGE([.K10];[.M10])" office:value-type="float" office:value="0.485" calcext:value-type="float">
            <text:p>0,485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Sogou Explorer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pera Mini</text:p>
          </table:table-cell>
          <table:table-cell office:value-type="float" office:value="5.58" calcext:value-type="float">
            <text:p>5,58</text:p>
          </table:table-cell>
          <table:table-cell office:value-type="float" office:value="0.7" calcext:value-type="float">
            <text:p>0,7</text:p>
          </table:table-cell>
          <table:table-cell office:value-type="float" office:value="4.63" calcext:value-type="float">
            <text:p>4,63</text:p>
          </table:table-cell>
          <table:table-cell office:value-type="float" office:value="2.88" calcext:value-type="float">
            <text:p>2,88</text:p>
          </table:table-cell>
          <table:table-cell office:value-type="float" office:value="2.13" calcext:value-type="float">
            <text:p>2,13</text:p>
          </table:table-cell>
          <table:table-cell office:value-type="float" office:value="1.68" calcext:value-type="float">
            <text:p>1,68</text:p>
          </table:table-cell>
          <table:table-cell office:value-type="float" office:value="5.58" calcext:value-type="float">
            <text:p>5,58</text:p>
          </table:table-cell>
          <table:table-cell office:value-type="float" office:value="1.97" calcext:value-type="float">
            <text:p>1,97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,81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0.63" calcext:value-type="float">
            <text:p>0,63</text:p>
          </table:table-cell>
          <table:table-cell office:value-type="float" office:value="0.58" calcext:value-type="float">
            <text:p>0,58</text:p>
          </table:table-cell>
          <table:table-cell office:value-type="float" office:value="0.32" calcext:value-type="float">
            <text:p>0,3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7"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style-name="ce44" table:formula="of:=AVERAGE([.J14];[.L14])"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ascape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tho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style-name="ce44" table:formula="of:=AVERAGE([.J16];[.L16])" office:value-type="float" office:value="0.505" calcext:value-type="float">
            <text:p>0,505</text:p>
          </table:table-cell>
          <table:table-cell office:value-type="float" office:value="0.59" calcext:value-type="float">
            <text:p>0,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 Mobile</text:p>
          </table:table-cell>
          <table:table-cell office:value-type="float" office:value="0.01" calcext:value-type="float">
            <text:p>0,01</text:p>
          </table:table-cell>
          <table:table-cell office:value-type="float" office:value="6.2" calcext:value-type="float">
            <text:p>6,2</text:p>
          </table:table-cell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ihoo 360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ari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ipnir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oz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0.01" calcext:value-type="float">
            <text:p>0,01</text:p>
          </table:table-cell>
          <table:table-cell office:value-type="float" office:value="6.18" calcext:value-type="float">
            <text:p>6,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ald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5" office:value-type="string" calcext:value-type="string">
            <text:p>source</text:p>
          </table:table-cell>
          <table:table-cell table:style-name="ce45" office:value-type="string" calcext:value-type="string">
            <text:p>https://netmarketshare.com</text:p>
          </table:table-cell>
          <table:table-cell table:number-columns-repeated="17"/>
        </table:table-row>
        <table:table-row table:style-name="ro1" table:number-rows-repeated="32">
          <table:table-cell table:number-columns-repeated="20"/>
        </table:table-row>
        <table:table-row table:style-name="ro1">
          <table:table-cell table:style-name="ce22" table:number-columns-spanned="7" table:number-rows-spanned="1"/>
          <table:covered-table-cell table:number-columns-repeated="6"/>
          <table:table-cell table:number-columns-repeated="13"/>
        </table:table-row>
      </table:table>
      <table:table table:name="Android-smooth" table:style-name="ta1">
        <office:forms form:automatic-focus="false" form:apply-design-mode="false"/>
        <table:shapes>
          <draw:frame draw:z-index="0" draw:style-name="gr1" draw:text-style-name="P1" svg:width="159.93mm" svg:height="57.37mm" svg:x="54.22mm" svg:y="114.49mm">
            <draw:object draw:notify-on-update-of-ranges="'Android-smooth'.B1:'Android-smooth'.T1 'Android-smooth'.A2:'Android-smooth'.A2 'Android-smooth'.B2:'Android-smooth'.T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61.08mm" svg:height="58.5mm" svg:x="53.3mm" svg:y="165.2mm">
            <draw:object draw:notify-on-update-of-ranges="'Android-smooth'.B1:'Android-smooth'.T1 'Android-smooth'.A3:'Android-smooth'.A3 'Android-smooth'.B3:'Android-smooth'.T3 'Android-smooth'.A5:'Android-smooth'.A5 'Android-smooth'.B5:'Android-smooth'.T5 'Android-smooth'.A8:'Android-smooth'.A8 'Android-smooth'.B8:'Android-smooth'.T8 'Android-smooth'.A12:'Android-smooth'.A12 'Android-smooth'.B12:'Android-smooth'.T1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61.29mm" svg:height="58.41mm" svg:x="53.3mm" svg:y="219.24mm">
            <draw:object draw:notify-on-update-of-ranges="'Android-smooth'.B1:'Android-smooth'.T1 'Android-smooth'.A4:'Android-smooth'.A4 'Android-smooth'.B4:'Android-smooth'.T4 'Android-smooth'.A6:'Android-smooth'.A6 'Android-smooth'.B6:'Android-smooth'.T6 'Android-smooth'.A7:'Android-smooth'.A7 'Android-smooth'.B7:'Android-smooth'.T7 'Android-smooth'.A9:'Android-smooth'.A9 'Android-smooth'.B9:'Android-smooth'.T9 'Android-smooth'.A10:'Android-smooth'.A10 'Android-smooth'.B10:'Android-smooth'.T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34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4"/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</text:p>
          </table:table-cell>
          <table:table-cell office:value-type="float" office:value="73.55" calcext:value-type="float">
            <text:p>73,55</text:p>
          </table:table-cell>
          <table:table-cell office:value-type="float" office:value="73.81" calcext:value-type="float">
            <text:p>73,81</text:p>
          </table:table-cell>
          <table:table-cell office:value-type="float" office:value="77.49" calcext:value-type="float">
            <text:p>77,49</text:p>
          </table:table-cell>
          <table:table-cell office:value-type="float" office:value="77.53" calcext:value-type="float">
            <text:p>77,53</text:p>
          </table:table-cell>
          <table:table-cell office:value-type="float" office:value="83.79" calcext:value-type="float">
            <text:p>83,79</text:p>
          </table:table-cell>
          <table:table-cell office:value-type="float" office:value="88.17" calcext:value-type="float">
            <text:p>88,17</text:p>
          </table:table-cell>
          <table:table-cell office:value-type="float" office:value="85.37" calcext:value-type="float">
            <text:p>85,37</text:p>
          </table:table-cell>
          <table:table-cell office:value-type="float" office:value="89.29" calcext:value-type="float">
            <text:p>89,29</text:p>
          </table:table-cell>
          <table:table-cell office:value-type="float" office:value="88.54" calcext:value-type="float">
            <text:p>88,54</text:p>
          </table:table-cell>
          <table:table-cell office:value-type="float" office:value="85.75" calcext:value-type="float">
            <text:p>85,75</text:p>
          </table:table-cell>
          <table:table-cell office:value-type="float" office:value="89.91" calcext:value-type="float">
            <text:p>89,91</text:p>
          </table:table-cell>
          <table:table-cell office:value-type="float" office:value="87.88" calcext:value-type="float">
            <text:p>87,88</text:p>
          </table:table-cell>
          <table:table-cell office:value-type="float" office:value="88.74" calcext:value-type="float">
            <text:p>88,74</text:p>
          </table:table-cell>
          <table:table-cell office:value-type="float" office:value="91.64" calcext:value-type="float">
            <text:p>91,64</text:p>
          </table:table-cell>
          <table:table-cell office:value-type="float" office:value="87.5" calcext:value-type="float">
            <text:p>87,5</text:p>
          </table:table-cell>
          <table:table-cell office:value-type="float" office:value="86.88" calcext:value-type="float">
            <text:p>86,88</text:p>
          </table:table-cell>
          <table:table-cell office:value-type="float" office:value="86.71" calcext:value-type="float">
            <text:p>86,71</text:p>
          </table:table-cell>
          <table:table-cell office:value-type="float" office:value="87.59" calcext:value-type="float">
            <text:p>87,59</text:p>
          </table:table-cell>
          <table:table-cell office:value-type="float" office:value="82.8" calcext:value-type="float">
            <text:p>82,8</text:p>
          </table:table-cell>
        </table:table-row>
        <table:table-row table:style-name="ro1">
          <table:table-cell office:value-type="string" calcext:value-type="string">
            <text:p>Samsung Browser</text:p>
          </table:table-cell>
          <table:table-cell table:style-name="ce44" table:number-columns-repeated="14"/>
          <table:table-cell office:value-type="float" office:value="4.22" calcext:value-type="float">
            <text:p>4,22</text:p>
          </table:table-cell>
          <table:table-cell office:value-type="float" office:value="5.96" calcext:value-type="float">
            <text:p>5,96</text:p>
          </table:table-cell>
          <table:table-cell office:value-type="float" office:value="6.47" calcext:value-type="float">
            <text:p>6,47</text:p>
          </table:table-cell>
          <table:table-cell office:value-type="float" office:value="6.79" calcext:value-type="float">
            <text:p>6,79</text:p>
          </table:table-cell>
          <table:table-cell office:value-type="float" office:value="8.79" calcext:value-type="float">
            <text:p>8,79</text:p>
          </table:table-cell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0.73" calcext:value-type="float">
            <text:p>0,73</text:p>
          </table:table-cell>
          <table:table-cell table:style-name="ce44" table:formula="of:=AVERAGE([.B4];[.D4])" office:value-type="float" office:value="0.66" calcext:value-type="float">
            <text:p>0,66</text:p>
          </table:table-cell>
          <table:table-cell office:value-type="float" office:value="0.59" calcext:value-type="float">
            <text:p>0,59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46" calcext:value-type="float">
            <text:p>0,46</text:p>
          </table:table-cell>
          <table:table-cell office:value-type="float" office:value="0.47" calcext:value-type="float">
            <text:p>0,47</text:p>
          </table:table-cell>
          <table:table-cell table:style-name="ce44" table:formula="of:=AVERAGE([.I4];[.K4])" office:value-type="float" office:value="0.46" calcext:value-type="float">
            <text:p>0,46</text:p>
          </table:table-cell>
          <table:table-cell office:value-type="float" office:value="0.45" calcext:value-type="float">
            <text:p>0,45</text:p>
          </table:table-cell>
          <table:table-cell table:style-name="ce44" table:formula="of:=AVERAGE([.K4];[.M4])" office:value-type="float" office:value="0.535" calcext:value-type="float">
            <text:p>0,535</text:p>
          </table:table-cell>
          <table:table-cell office:value-type="float" office:value="0.62" calcext:value-type="float">
            <text:p>0,62</text:p>
          </table:table-cell>
          <table:table-cell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table:formula="of:=AVERAGE([.S4];2.48)" office:value-type="float" office:value="1.745" calcext:value-type="float">
            <text:p>1,745</text:p>
          </table:table-cell>
        </table:table-row>
        <table:table-row table:style-name="ro1">
          <table:table-cell office:value-type="string" calcext:value-type="string">
            <text:p>Android Browser</text:p>
          </table:table-cell>
          <table:table-cell office:value-type="float" office:value="10.93" calcext:value-type="float">
            <text:p>10,93</text:p>
          </table:table-cell>
          <table:table-cell office:value-type="float" office:value="10.53" calcext:value-type="float">
            <text:p>10,53</text:p>
          </table:table-cell>
          <table:table-cell office:value-type="float" office:value="9.15" calcext:value-type="float">
            <text:p>9,15</text:p>
          </table:table-cell>
          <table:table-cell office:value-type="float" office:value="7.06" calcext:value-type="float">
            <text:p>7,06</text:p>
          </table:table-cell>
          <table:table-cell office:value-type="float" office:value="6.02" calcext:value-type="float">
            <text:p>6,02</text:p>
          </table:table-cell>
          <table:table-cell office:value-type="float" office:value="3.94" calcext:value-type="float">
            <text:p>3,94</text:p>
          </table:table-cell>
          <table:table-cell office:value-type="float" office:value="3.21" calcext:value-type="float">
            <text:p>3,21</text:p>
          </table:table-cell>
          <table:table-cell office:value-type="float" office:value="2.61" calcext:value-type="float">
            <text:p>2,61</text:p>
          </table:table-cell>
          <table:table-cell office:value-type="float" office:value="2.27" calcext:value-type="float">
            <text:p>2,27</text:p>
          </table:table-cell>
          <table:table-cell office:value-type="float" office:value="2.22" calcext:value-type="float">
            <text:p>2,22</text:p>
          </table:table-cell>
          <table:table-cell table:style-name="ce44" table:formula="of:=AVERAGE([.K5];[.M5])" office:value-type="float" office:value="2.815" calcext:value-type="float">
            <text:p>2,815</text:p>
          </table:table-cell>
          <table:table-cell office:value-type="float" office:value="3.41" calcext:value-type="float">
            <text:p>3,41</text:p>
          </table:table-cell>
          <table:table-cell office:value-type="float" office:value="2.71" calcext:value-type="float">
            <text:p>2,71</text:p>
          </table:table-cell>
          <table:table-cell office:value-type="float" office:value="2.08" calcext:value-type="float">
            <text:p>2,08</text:p>
          </table:table-cell>
          <table:table-cell office:value-type="float" office:value="1.65" calcext:value-type="float">
            <text:p>1,65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QQ</text:p>
          </table:table-cell>
          <table:table-cell office:value-type="float" office:value="1.61" calcext:value-type="float">
            <text:p>1,61</text:p>
          </table:table-cell>
          <table:table-cell table:style-name="ce44" table:formula="of:=AVERAGE([.B6];[.D6])" office:value-type="float" office:value="1.345" calcext:value-type="float">
            <text:p>1,345</text:p>
          </table:table-cell>
          <table:table-cell office:value-type="float" office:value="1.08" calcext:value-type="float">
            <text:p>1,08</text:p>
          </table:table-cell>
          <table:table-cell office:value-type="float" office:value="1.48" calcext:value-type="float">
            <text:p>1,48</text:p>
          </table:table-cell>
          <table:table-cell table:style-name="ce44" table:formula="of:=AVERAGE([.E6];[.G6])" office:value-type="float" office:value="1.175" calcext:value-type="float">
            <text:p>1,175</text:p>
          </table:table-cell>
          <table:table-cell office:value-type="float" office:value="0.87" calcext:value-type="float">
            <text:p>0,87</text:p>
          </table:table-cell>
          <table:table-cell office:value-type="float" office:value="1.2" calcext:value-type="float">
            <text:p>1,2</text:p>
          </table:table-cell>
          <table:table-cell office:value-type="float" office:value="1.62" calcext:value-type="float">
            <text:p>1,62</text:p>
          </table:table-cell>
          <table:table-cell office:value-type="float" office:value="1.87" calcext:value-type="float">
            <text:p>1,87</text:p>
          </table:table-cell>
          <table:table-cell office:value-type="float" office:value="1.83" calcext:value-type="float">
            <text:p>1,83</text:p>
          </table:table-cell>
          <table:table-cell table:style-name="ce44" table:formula="of:=AVERAGE([.K6];[.M6])" office:value-type="float" office:value="1.855" calcext:value-type="float">
            <text:p>1,855</text:p>
          </table:table-cell>
          <table:table-cell office:value-type="float" office:value="1.88" calcext:value-type="float">
            <text:p>1,88</text:p>
          </table:table-cell>
          <table:table-cell office:value-type="float" office:value="2.6" calcext:value-type="float">
            <text:p>2,6</text:p>
          </table:table-cell>
          <table:table-cell table:style-name="ce44" table:formula="of:=AVERAGE([.N6];[.P6])" office:value-type="float" office:value="2.38" calcext:value-type="float">
            <text:p>2,38</text:p>
          </table:table-cell>
          <table:table-cell office:value-type="float" office:value="2.16" calcext:value-type="float">
            <text:p>2,16</text:p>
          </table:table-cell>
          <table:table-cell office:value-type="float" office:value="1.81" calcext:value-type="float">
            <text:p>1,81</text:p>
          </table:table-cell>
          <table:table-cell office:value-type="float" office:value="1.49" calcext:value-type="float">
            <text:p>1,49</text:p>
          </table:table-cell>
          <table:table-cell table:style-name="ce44" table:formula="of:=AVERAGE([.R6];[.T6])" office:value-type="float" office:value="1.475" calcext:value-type="float">
            <text:p>1,475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Baidu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table:style-name="ce44" table:formula="of:=AVERAGE([.D7];[.F7])" office:value-type="float" office:value="0.255" calcext:value-type="float">
            <text:p>0,255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61" calcext:value-type="float">
            <text:p>0,61</text:p>
          </table:table-cell>
          <table:table-cell office:value-type="float" office:value="1.58" calcext:value-type="float">
            <text:p>1,58</text:p>
          </table:table-cell>
          <table:table-cell table:style-name="ce44" table:formula="of:=AVERAGE([.J7];1.7)" office:value-type="float" office:value="1.64" calcext:value-type="float">
            <text:p>1,64</text:p>
          </table:table-cell>
          <table:table-cell table:style-name="ce44" table:formula="of:=AVERAGE([.K7];[.M7])" office:value-type="float" office:value="1.845" calcext:value-type="float">
            <text:p>1,845</text:p>
          </table:table-cell>
          <table:table-cell office:value-type="float" office:value="2.05" calcext:value-type="float">
            <text:p>2,05</text:p>
          </table:table-cell>
          <table:table-cell office:value-type="float" office:value="1.67" calcext:value-type="float">
            <text:p>1,67</text:p>
          </table:table-cell>
          <table:table-cell table:style-name="ce44" table:formula="of:=AVERAGE([.N7];0.87)" office:value-type="float" office:value="1.27" calcext:value-type="float">
            <text:p>1,27</text:p>
          </table:table-cell>
          <table:table-cell table:style-name="ce44" table:formula="of:=AVERAGE([.O7];[.Q7])" office:value-type="float" office:value="1.16" calcext:value-type="float">
            <text:p>1,16</text:p>
          </table:table-cell>
          <table:table-cell office:value-type="float" office:value="1.05" calcext:value-type="float">
            <text:p>1,05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UC Browser</text:p>
          </table:table-cell>
          <table:table-cell office:value-type="float" office:value="5.81" calcext:value-type="float">
            <text:p>5,81</text:p>
          </table:table-cell>
          <table:table-cell table:style-name="ce44" table:formula="of:=AVERAGE([.B8];[.D8])" office:value-type="float" office:value="5.815" calcext:value-type="float">
            <text:p>5,815</text:p>
          </table:table-cell>
          <table:table-cell office:value-type="float" office:value="5.82" calcext:value-type="float">
            <text:p>5,82</text:p>
          </table:table-cell>
          <table:table-cell office:value-type="float" office:value="8.91" calcext:value-type="float">
            <text:p>8,91</text:p>
          </table:table-cell>
          <table:table-cell office:value-type="float" office:value="5.55" calcext:value-type="float">
            <text:p>5,55</text:p>
          </table:table-cell>
          <table:table-cell office:value-type="float" office:value="3.84" calcext:value-type="float">
            <text:p>3,84</text:p>
          </table:table-cell>
          <table:table-cell office:value-type="float" office:value="3.11" calcext:value-type="float">
            <text:p>3,11</text:p>
          </table:table-cell>
          <table:table-cell table:number-columns-repeated="2" office:value-type="float" office:value="2.74" calcext:value-type="float">
            <text:p>2,74</text:p>
          </table:table-cell>
          <table:table-cell office:value-type="float" office:value="2.48" calcext:value-type="float">
            <text:p>2,48</text:p>
          </table:table-cell>
          <table:table-cell office:value-type="float" office:value="2.11" calcext:value-type="float">
            <text:p>2,11</text:p>
          </table:table-cell>
          <table:table-cell office:value-type="float" office:value="2.02" calcext:value-type="float">
            <text:p>2,02</text:p>
          </table:table-cell>
          <table:table-cell office:value-type="float" office:value="1.6" calcext:value-type="float">
            <text:p>1,6</text:p>
          </table:table-cell>
          <table:table-cell office:value-type="float" office:value="1.42" calcext:value-type="float">
            <text:p>1,42</text:p>
          </table:table-cell>
          <table:table-cell office:value-type="float" office:value="1.44" calcext:value-type="float">
            <text:p>1,44</text:p>
          </table:table-cell>
          <table:table-cell office:value-type="float" office:value="1.39" calcext:value-type="float">
            <text:p>1,39</text:p>
          </table:table-cell>
          <table:table-cell office:value-type="float" office:value="1.35" calcext:value-type="float">
            <text:p>1,35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Yandex</text:p>
          </table:table-cell>
          <table:table-cell office:value-type="float" office:value="0.28" calcext:value-type="float">
            <text:p>0,28</text:p>
          </table:table-cell>
          <table:table-cell office:value-type="float" office:value="0.22" calcext:value-type="float">
            <text:p>0,22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0.94" calcext:value-type="float">
            <text:p>0,94</text:p>
          </table:table-cell>
          <table:table-cell table:style-name="ce44" table:formula="of:=AVERAGE([.B10];[.D10])" office:value-type="float" office:value="0.855" calcext:value-type="float">
            <text:p>0,855</text:p>
          </table:table-cell>
          <table:table-cell office:value-type="float" office:value="0.77" calcext:value-type="float">
            <text:p>0,77</text:p>
          </table:table-cell>
          <table:table-cell office:value-type="float" office:value="0.71" calcext:value-type="float">
            <text:p>0,71</text:p>
          </table:table-cell>
          <table:table-cell table:style-name="ce44" table:formula="of:=AVERAGE([.E10];[.G10])" office:value-type="float" office:value="0.665" calcext:value-type="float">
            <text:p>0,665</text:p>
          </table:table-cell>
          <table:table-cell office:value-type="float" office:value="0.62" calcext:value-type="float">
            <text:p>0,62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table:style-name="ce44" table:formula="of:=AVERAGE([.I10];[.K10])" office:value-type="float" office:value="0.485" calcext:value-type="float">
            <text:p>0,485</text:p>
          </table:table-cell>
          <table:table-cell office:value-type="float" office:value="0.49" calcext:value-type="float">
            <text:p>0,49</text:p>
          </table:table-cell>
          <table:table-cell table:style-name="ce44" table:formula="of:=AVERAGE([.K10];[.M10])" office:value-type="float" office:value="0.485" calcext:value-type="float">
            <text:p>0,485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Sogou Explorer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pera Mini</text:p>
          </table:table-cell>
          <table:table-cell office:value-type="float" office:value="5.58" calcext:value-type="float">
            <text:p>5,58</text:p>
          </table:table-cell>
          <table:table-cell table:style-name="ce44" table:formula="of:=AVERAGE([.B12];[.D12])" office:value-type="float" office:value="5.105" calcext:value-type="float">
            <text:p>5,105</text:p>
          </table:table-cell>
          <table:table-cell office:value-type="float" office:value="4.63" calcext:value-type="float">
            <text:p>4,63</text:p>
          </table:table-cell>
          <table:table-cell office:value-type="float" office:value="2.88" calcext:value-type="float">
            <text:p>2,88</text:p>
          </table:table-cell>
          <table:table-cell office:value-type="float" office:value="2.13" calcext:value-type="float">
            <text:p>2,13</text:p>
          </table:table-cell>
          <table:table-cell table:style-name="ce44" table:formula="of:=AVERAGE([.F12];[.H12])" office:value-type="float" office:value="3.855" calcext:value-type="float">
            <text:p>3,855</text:p>
          </table:table-cell>
          <table:table-cell office:value-type="float" office:value="5.58" calcext:value-type="float">
            <text:p>5,58</text:p>
          </table:table-cell>
          <table:table-cell office:value-type="float" office:value="1.97" calcext:value-type="float">
            <text:p>1,97</text:p>
          </table:table-cell>
          <table:table-cell table:style-name="ce44" table:formula="of:=AVERAGE([.I12];[.K12])" office:value-type="float" office:value="1.89" calcext:value-type="float">
            <text:p>1,89</text:p>
          </table:table-cell>
          <table:table-cell office:value-type="float" office:value="1.81" calcext:value-type="float">
            <text:p>1,81</text:p>
          </table:table-cell>
          <table:table-cell table:style-name="ce44" table:formula="of:=AVERAGE([.K12];[.M12])" office:value-type="float" office:value="1.525" calcext:value-type="float">
            <text:p>1,525</text:p>
          </table:table-cell>
          <table:table-cell office:value-type="float" office:value="1.24" calcext:value-type="float">
            <text:p>1,24</text:p>
          </table:table-cell>
          <table:table-cell office:value-type="float" office:value="1.12" calcext:value-type="float">
            <text:p>1,12</text:p>
          </table:table-cell>
          <table:table-cell office:value-type="float" office:value="0.63" calcext:value-type="float">
            <text:p>0,63</text:p>
          </table:table-cell>
          <table:table-cell office:value-type="float" office:value="0.58" calcext:value-type="float">
            <text:p>0,58</text:p>
          </table:table-cell>
          <table:table-cell office:value-type="float" office:value="0.32" calcext:value-type="float">
            <text:p>0,3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7"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style-name="ce44" table:formula="of:=AVERAGE([.J14];[.L14])"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ascape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tho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style-name="ce44" table:formula="of:=AVERAGE([.J16];[.L16])" office:value-type="float" office:value="0.505" calcext:value-type="float">
            <text:p>0,505</text:p>
          </table:table-cell>
          <table:table-cell office:value-type="float" office:value="0.59" calcext:value-type="float">
            <text:p>0,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ra Mobile</text:p>
          </table:table-cell>
          <table:table-cell office:value-type="float" office:value="0.01" calcext:value-type="float">
            <text:p>0,01</text:p>
          </table:table-cell>
          <table:table-cell office:value-type="float" office:value="6.2" calcext:value-type="float">
            <text:p>6,2</text:p>
          </table:table-cell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ihoo 360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ari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eipnir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ooz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0.01" calcext:value-type="float">
            <text:p>0,01</text:p>
          </table:table-cell>
          <table:table-cell office:value-type="float" office:value="6.18" calcext:value-type="float">
            <text:p>6,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ald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2" table:target-range-address="'06-09'.A2:'06-09'.F17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sort-latest'.F1:'sort-latest'.I41">
          <table:sort>
            <table:sort-by table:field-number="1" table:data-type="automatic"/>
          </table:sort>
        </table:database-range>
        <table:database-range table:name="__Anonymous_Sheet_DB__7" table:target-range-address="'Android-data'.A1:'Android-data'.B5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8" table:target-range-address="'Android-smooth'.A2:'Android-smooth'.T24" table:contains-header="false">
          <table:sort>
            <table:sort-by table:field-number="1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Cantarell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 </number:text>
      <number:year/>
    </number:date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16:38:24.626181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7T17:00:07.955416199</dc:date>
    <dc:creator>Noël Macé</dc:creator>
    <meta:editing-duration>PT20H16M1S</meta:editing-duration>
    <meta:editing-cycles>15</meta:editing-cycles>
    <meta:generator>LibreOffice/7.0.3.1$Linux_X86_64 LibreOffice_project/00$Build-1</meta:generator>
    <meta:document-statistic meta:table-count="9" meta:cell-count="8932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71cm" svg:height="9.883cm" xlink:href=".." xlink:type="simple" chart:class="chart:area" chart:style-name="ch1">
        <chart:legend chart:legend-position="bottom" svg:x="3.859cm" svg:y="9.284cm" style:legend-expansion="wide" chart:style-name="ch2"/>
        <chart:plot-area chart:style-name="ch3" table:cell-range-address="'94-05'.A2:'94-05'.D5 '94-05'.A1:'94-05'.D1 '94-05'.G1:'94-05'.G5" chart:data-source-has-labels="both" svg:x="0.351cm" svg:y="0.197cm" svg:width="16.869cm" svg:height="8.706cm">
          <chart:coordinate-region svg:x="1.396cm" svg:y="0.396cm" svg:width="15.267cm" svg:height="7.86cm"/>
          <chart:axis chart:dimension="x" chart:name="primary-x" chart:style-name="ch4" chartooo:axis-type="auto">
            <chartooo:date-scale/>
            <chart:categories table:cell-range-address="'94-05'.A2:'94-05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B2:'94-05'.B5" chart:label-cell-address="'94-05'.B1:'94-05'.B1" chart:class="chart:area">
            <chart:data-point chart:repeated="4"/>
          </chart:series>
          <chart:series chart:style-name="ch8" chart:values-cell-range-address="'94-05'.C2:'94-05'.C5" chart:label-cell-address="'94-05'.C1:'94-05'.C1" chart:class="chart:area">
            <chart:data-point chart:repeated="4"/>
          </chart:series>
          <chart:series chart:style-name="ch9" chart:values-cell-range-address="'94-05'.D2:'94-05'.D5" chart:label-cell-address="'94-05'.D1:'94-05'.D1" chart:class="chart:area">
            <chart:data-point chart:repeated="4"/>
          </chart:series>
          <chart:series chart:style-name="ch10" chart:values-cell-range-address="'94-05'.G2:'94-05'.G5" chart:label-cell-address="'94-05'.G1:'94-05'.G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aic</text:p>
                <draw:g>
                  <svg:desc>'94-05'.B1:'94-05'.B1</svg:desc>
                </draw:g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94-05'.A2:'94-05'.A5</svg:desc>
                </draw:g>
              </table:table-cell>
              <table:table-cell office:value-type="float" office:value="95">
                <text:p>95</text:p>
                <draw:g>
                  <svg:desc>'94-05'.B2:'94-05'.B5</svg:desc>
                </draw:g>
              </table:table-cell>
              <table:table-cell office:value-type="float" office:value="0">
                <text:p>0</text:p>
                <draw:g>
                  <svg:desc>'94-05'.C2:'94-05'.C5</svg:desc>
                </draw:g>
              </table:table-cell>
              <table:table-cell office:value-type="float" office:value="0">
                <text:p>0</text:p>
                <draw:g>
                  <svg:desc>'94-05'.D2:'94-05'.D5</svg:desc>
                </draw:g>
              </table:table-cell>
              <table:table-cell office:value-type="float" office:value="5">
                <text:p>5</text:p>
                <draw:g>
                  <svg:desc>'94-05'.G2:'94-05'.G5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3.75">
                <text:p>3.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17.5">
                <text:p>17.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98cm"/>
      <style:paragraph-properties style:writing-mode="lr-tb"/>
    </style:style>
    <style:style style:name="P1" style:family="paragraph">
      <style:paragraph-properties fo:text-align="center"/>
      <style:text-properties fo:font-family="'Liberation Sans'" style:font-style-name="Bold" style:font-family-generic="swiss" style:font-pitch="variable" style:font-size-asian="24pt" style:font-size-complex="24pt" style:font-relief="none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3" style:family="paragraph">
      <style:text-properties fo:font-family="'Liberation Sans'" style:font-style-name="Bold" style:font-family-generic="swiss" style:font-pitch="variable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5" style:family="paragraph">
      <style:text-properties fo:font-family="'Liberation Sans'" style:font-style-name="Bold" style:font-family-generic="swiss" style:font-pitch="variable" style:font-size-asian="24pt" style:font-size-complex="24pt" style:font-relief="none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1" style:family="text"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2" style:family="text"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</office:automatic-styles>
  <office:body>
    <office:chart>
      <chart:chart svg:width="24.396cm" svg:height="12.034cm" xlink:href=".." xlink:type="simple" chart:class="chart:area" chart:style-name="ch1">
        <chart:plot-area chart:style-name="ch2" table:cell-range-address="all.A18:all.I25 all.B1:all.I1" chart:data-source-has-labels="both" svg:x="0.487cm" svg:y="0.24cm" svg:width="23.422cm" svg:height="11.554cm">
          <chart:coordinate-region svg:x="1.532cm" svg:y="0.439cm" svg:width="21.82cm" svg:height="10.708cm"/>
          <chart:axis chart:dimension="x" chart:name="primary-x" chart:style-name="ch3" chartooo:axis-type="auto">
            <chartooo:date-scale/>
            <chart:categories table:cell-range-address="all.A18:all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18:all.B25" chart:label-cell-address="all.B1:all.B1" chart:class="chart:area">
            <chart:data-point chart:repeated="8"/>
          </chart:series>
          <chart:series chart:style-name="ch7" chart:values-cell-range-address="all.C18:all.C25" chart:label-cell-address="all.C1:all.C1" chart:class="chart:area">
            <chart:data-point chart:repeated="8"/>
          </chart:series>
          <chart:series chart:style-name="ch8" chart:values-cell-range-address="all.D18:all.D25" chart:label-cell-address="all.D1:all.D1" chart:class="chart:area">
            <chart:data-point chart:repeated="8"/>
          </chart:series>
          <chart:series chart:style-name="ch9" chart:values-cell-range-address="all.E18:all.E25" chart:label-cell-address="all.E1:all.E1" chart:class="chart:area">
            <chart:data-point chart:repeated="8"/>
          </chart:series>
          <chart:series chart:style-name="ch10" chart:values-cell-range-address="all.F18:all.F25" chart:label-cell-address="all.F1:all.F1" chart:class="chart:area">
            <chart:data-point chart:repeated="8"/>
          </chart:series>
          <chart:series chart:style-name="ch11" chart:values-cell-range-address="all.G18:all.G25" chart:label-cell-address="all.G1:all.G1" chart:class="chart:area">
            <chart:data-point chart:repeated="8"/>
          </chart:series>
          <chart:series chart:style-name="ch12" chart:values-cell-range-address="all.H18:all.H25" chart:label-cell-address="all.H1:all.H1" chart:class="chart:area">
            <chart:data-point chart:repeated="8"/>
          </chart:series>
          <chart:series chart:style-name="ch13" chart:values-cell-range-address="all.I18:all.I25" chart:label-cell-address="all.I1:all.I1" chart:class="chart:area">
            <chart:data-point chart:repeated="8"/>
          </chart:series>
          <chart:wall chart:style-name="ch14"/>
          <chart:floor chart:style-name="ch15"/>
        </chart:plot-area>
        <draw:frame draw:style-name="gr1" draw:text-style-name="P2" svg:width="2.584cm" svg:height="1.271cm" svg:x="3.19cm" svg:y="5.123cm">
          <draw:text-box>
            <text:p text:style-name="P1"><text:span text:style-name="T1">Internet </text:span><text:span text:style-name="T1">Explorer</text:span></text:p>
          </draw:text-box>
        </draw:frame>
        <draw:frame draw:style-name="gr1" draw:text-style-name="P2" svg:width="2.502cm" svg:height="1.271cm" svg:x="2.776cm" svg:y="9.147cm">
          <draw:text-box>
            <text:p text:style-name="P1"><text:span text:style-name="T1">Mozilla / Firefox</text:span></text:p>
          </draw:text-box>
        </draw:frame>
        <draw:frame draw:style-name="gr2" draw:text-style-name="P4" svg:width="2.584cm" svg:height="0.698cm" svg:x="15.896cm" svg:y="5.899cm">
          <draw:text-box>
            <text:p text:style-name="P3"><text:span text:style-name="T2">Chrome</text:span></text:p>
          </draw:text-box>
        </draw:frame>
        <draw:frame draw:style-name="gr2" draw:text-style-name="P6" svg:width="2.584cm" svg:height="0.698cm" svg:x="18.482cm" svg:y="3.139cm">
          <draw:text-box>
            <text:p text:style-name="P5"><text:span text:style-name="T1">Android</text:span></text:p>
          </draw:text-box>
        </draw:frame>
        <draw:frame draw:style-name="gr2" draw:text-style-name="P4" svg:width="2.584cm" svg:height="0.698cm" svg:x="16.117cm" svg:y="1.701cm">
          <draw:text-box>
            <text:p text:style-name="P3"><text:span text:style-name="T2">Safari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all.A18:all.A25</svg:desc>
                </draw:g>
              </table:table-cell>
              <table:table-cell office:value-type="float" office:value="0">
                <text:p>0</text:p>
                <draw:g>
                  <svg:desc>all.B18:all.B25</svg:desc>
                </draw:g>
              </table:table-cell>
              <table:table-cell office:value-type="float" office:value="0">
                <text:p>0</text:p>
                <draw:g>
                  <svg:desc>all.C18:all.C25</svg:desc>
                </draw:g>
              </table:table-cell>
              <table:table-cell office:value-type="float" office:value="31.65">
                <text:p>31.65</text:p>
                <draw:g>
                  <svg:desc>all.D18:all.D25</svg:desc>
                </draw:g>
              </table:table-cell>
              <table:table-cell office:value-type="float" office:value="54.39">
                <text:p>54.39</text:p>
                <draw:g>
                  <svg:desc>all.E18:all.E25</svg:desc>
                </draw:g>
              </table:table-cell>
              <table:table-cell office:value-type="float" office:value="5.94">
                <text:p>5.94</text:p>
                <draw:g>
                  <svg:desc>all.F18:all.F25</svg:desc>
                </draw:g>
              </table:table-cell>
              <table:table-cell office:value-type="float" office:value="0.07">
                <text:p>0.07</text:p>
                <draw:g>
                  <svg:desc>all.G18:all.G25</svg:desc>
                </draw:g>
              </table:table-cell>
              <table:table-cell office:value-type="float" office:value="4.22">
                <text:p>4.22</text:p>
                <draw:g>
                  <svg:desc>all.H18:all.H25</svg:desc>
                </draw:g>
              </table:table-cell>
              <table:table-cell office:value-type="float" office:value="3.72999999999999">
                <text:p>3.72999999999999</text:p>
                <draw:g>
                  <svg:desc>all.I18:all.I25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label-position="center" chart:pie-offset="50"/>
      <style:graphic-properties draw:stroke="none" draw:fill-color="#004586" dr3d:edge-rounding="5%"/>
      <style:text-properties fo:font-size="14pt" fo:font-weight="bold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000000" draw:fill="none" draw:fill-color="#ffffff" draw:auto-grow-width="true" fo:min-height="1.35cm" fo:min-width="1.377cm" fo:padding-top="0.2cm" fo:padding-bottom="0.2cm" fo:padding-left="0.2cm" fo:padding-right="0.2cm"/>
      <style:paragraph-properties style:writing-mode="lr-tb"/>
    </style:style>
    <style:style style:name="gr2" style:family="graphic">
      <style:graphic-properties svg:stroke-color="#000000" draw:fill="none" draw:fill-color="#ffffff" draw:auto-grow-width="true" fo:min-height="1.35cm" fo:min-width="1.562cm" fo:padding-top="0.2cm" fo:padding-bottom="0.2cm" fo:padding-left="0.2cm" fo:padding-right="0.2cm"/>
      <style:paragraph-properties style:writing-mode="lr-tb"/>
    </style:style>
    <style:style style:name="gr3" style:family="graphic">
      <style:graphic-properties svg:stroke-color="#000000" draw:fill="none" draw:fill-color="#ffffff" draw:auto-grow-width="true" fo:min-height="1.8cm" fo:min-width="2.859cm" fo:padding-top="0.2cm" fo:padding-bottom="0.2cm" fo:padding-left="0.2cm" fo:padding-right="0.2cm"/>
      <style:paragraph-properties style:writing-mode="lr-tb"/>
    </style:style>
    <style:style style:name="gr4" style:family="graphic">
      <style:graphic-properties svg:stroke-color="#000000" draw:fill="none" draw:fill-color="#ffffff" draw:auto-grow-width="true" fo:min-height="0.9cm" fo:min-width="1.218cm" fo:padding-top="0.2cm" fo:padding-bottom="0.2cm" fo:padding-left="0.2cm" fo:padding-right="0.2cm"/>
      <style:paragraph-properties style:writing-mode="lr-tb"/>
    </style:style>
    <style:style style:name="gr5" style:family="graphic">
      <style:graphic-properties svg:stroke-color="#000000" draw:fill="none" draw:fill-color="#ffffff" draw:auto-grow-width="true" fo:min-height="1.668cm" fo:min-width="3.229cm" fo:padding-top="0.2cm" fo:padding-bottom="0.2cm" fo:padding-left="0.2cm" fo:padding-right="0.2cm"/>
      <style:paragraph-properties style:writing-mode="lr-tb"/>
    </style:style>
    <style:style style:name="P1" style:family="paragraph">
      <style:paragraph-properties fo:text-align="center"/>
      <style:text-properties fo:font-family="'Liberation Sans'" style:font-family-generic="swiss" style:font-pitch="variable" style:font-size-asian="24pt" style:font-size-complex="24pt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family="'Liberation Sans'" style:font-family-generic="swiss" style:font-pitch="variable" style:font-size-asian="24pt" style:font-size-complex="24pt"/>
    </style:style>
    <style:style style:name="P3" style:family="paragraph">
      <style:paragraph-properties fo:text-align="center"/>
      <style:text-properties fo:font-family="'Liberation Sans'" style:font-family-generic="swiss" style:font-pitch="variable" fo:font-size="14pt" style:font-size-asian="24pt" style:font-size-complex="2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family="'Liberation Sans'" style:font-family-generic="swiss" style:font-pitch="variable" fo:font-size="14pt" style:font-size-asian="24pt" style:font-size-complex="24pt"/>
    </style:style>
    <style:style style:name="T1" style:family="text">
      <style:text-properties fo:font-family="'Liberation Sans'" style:font-family-generic="swiss" style:font-pitch="variable" style:font-size-asian="24pt" style:font-size-complex="24pt"/>
    </style:style>
    <style:style style:name="T2" style:family="text">
      <style:text-properties fo:font-family="'Liberation Sans'" style:font-family-generic="swiss" style:font-pitch="variable" fo:font-weight="bold" style:font-size-asian="24pt" style:font-size-complex="24pt"/>
    </style:style>
    <style:style style:name="T3" style:family="text">
      <style:text-properties fo:font-family="'Liberation Sans'" style:font-family-generic="swiss" style:font-pitch="variable" fo:font-size="14pt" style:font-size-asian="24pt" style:font-size-complex="24pt"/>
    </style:style>
    <style:style style:name="T4" style:family="text">
      <style:text-properties fo:font-family="'Liberation Sans'" style:font-family-generic="swiss" style:font-pitch="variable" fo:font-size="14pt" fo:font-weight="bold" style:font-size-asian="24pt" style:font-size-complex="24pt"/>
    </style:style>
  </office:automatic-styles>
  <office:body>
    <office:chart>
      <chart:chart svg:width="12.942cm" svg:height="11.847cm" xlink:href="." xlink:type="simple" chart:class="chart:ring" chart:style-name="ch1">
        <chart:plot-area chart:style-name="ch2" chart:data-source-has-labels="both" svg:x="1.073cm" svg:y="3.473cm" svg:width="8.183cm" svg:height="8.184cm">
          <chart:coordinate-region svg:x="1.073cm" svg:y="3.474cm" svg:width="8.183cm" svg:height="8.183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draw:caption draw:style-name="gr1" draw:text-style-name="P2" svg:width="1.778cm" svg:height="1.751cm" svg:x="9.916cm" svg:y="3.754cm" draw:caption-point-x="-2.016cm" draw:caption-point-y="1.705cm">
          <text:p text:style-name="P1"><text:span text:style-name="T1">Webkit</text:span></text:p>
          <text:p text:style-name="P1"><text:span text:style-name="T1">(Safari)</text:span></text:p>
          <text:p text:style-name="P1"><text:span text:style-name="T2">17%</text:span></text:p>
        </draw:caption>
        <draw:caption draw:style-name="gr2" draw:text-style-name="P2" svg:width="1.963cm" svg:height="1.751cm" svg:x="7.84cm" svg:y="0.731cm" draw:caption-point-x="-1.768cm" draw:caption-point-y="3.137cm">
          <text:p text:style-name="P1"><text:span text:style-name="T1">Gecko</text:span></text:p>
          <text:p text:style-name="P1"><text:span text:style-name="T1">(Firefo</text:span><text:span text:style-name="T1">x)</text:span></text:p>
          <text:p text:style-name="P1"><text:span text:style-name="T2">4%</text:span></text:p>
        </draw:caption>
        <draw:caption draw:style-name="gr3" draw:text-style-name="P2" svg:width="3.26cm" svg:height="2.201cm" svg:x="1.296cm" svg:y="0.183cm" draw:caption-point-x="4.089cm" draw:caption-point-y="3.289cm">
          <text:p text:style-name="P1"><text:span text:style-name="T1">Triden</text:span><text:span text:style-name="T1">t (IE)</text:span></text:p>
          <text:p text:style-name="P1"><text:span text:style-name="T1">&amp; </text:span><text:span text:style-name="T1">Edge</text:span><text:span text:style-name="T1">HTML</text:span></text:p>
          <text:p text:style-name="P1"><text:span text:style-name="T1">(Edge </text:span><text:span text:style-name="T1">Spart</text:span><text:span text:style-name="T1">an)</text:span></text:p>
          <text:p text:style-name="P1"><text:span text:style-name="T2">1.5%</text:span></text:p>
        </draw:caption>
        <draw:caption draw:style-name="gr4" draw:text-style-name="P2" svg:width="1.619cm" svg:height="1.301cm" svg:x="0.888cm" svg:y="3.063cm" draw:caption-point-x="4.281cm" draw:caption-point-y="1.337cm">
          <text:p text:style-name="P1"><text:span text:style-name="T1">Autres</text:span></text:p>
          <text:p text:style-name="P1"><text:span text:style-name="T2">0,2%</text:span></text:p>
        </draw:caption>
        <draw:caption draw:style-name="gr5" draw:text-style-name="P4" svg:width="3.63cm" svg:height="2.069cm" svg:x="8.945cm" svg:y="8.509cm" draw:caption-point-x="-2.242cm" draw:caption-point-y="1.217cm">
          <text:p text:style-name="P3"><text:span text:style-name="T3">Blink</text:span></text:p>
          <text:p text:style-name="P3"><text:span text:style-name="T3">(Chrome, </text:span><text:span text:style-name="T3">etc.)</text:span></text:p>
          <text:p text:style-name="P3"><text:span text:style-name="T4">77%</text:span></text:p>
        </draw:caption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string">
                <text:p>Blink
(Chrome, Samsung Internet, Edge, Opera, etc.)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Webkit (Safari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ecko (Firefox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rident &amp; EdgeHTML
(IE &amp; Edge Spartan)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Autres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5.738cm" xlink:href=".." xlink:type="simple" chart:class="chart:line" chart:style-name="ch1">
        <chart:legend chart:legend-position="start" svg:x="0.21cm" svg:y="2.57cm" style:legend-expansion="high" chart:style-name="ch2"/>
        <chart:plot-area chart:style-name="ch3" table:cell-range-address="'Android-smooth'.A1:'Android-smooth'.T2" chart:data-source-has-labels="both" svg:x="2.854cm" svg:y="0.114cm" svg:width="12.821cm" svg:height="5.51cm">
          <chart:coordinate-region svg:x="3.475cm" svg:y="0.114cm" svg:width="12.2cm" svg:height="4.664cm"/>
          <chart:axis chart:dimension="x" chart:name="primary-x" chart:style-name="ch4" chartooo:axis-type="auto">
            <chartooo:date-scale/>
            <chart:categories table:cell-range-address="'Android-smooth'.B1:'Android-smooth'.T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Android-smooth'.B2:'Android-smooth'.T2" chart:label-cell-address="'Android-smooth'.A2:'Android-smooth'.A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ndroid-smooth'.B1:'Android-smooth'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7">
                <text:p>2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20">
                <text:p>20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hrome</text:p>
                <draw:g>
                  <svg:desc>'Android-smooth'.A2:'Android-smooth'.A2</svg:desc>
                </draw:g>
              </table:table-cell>
              <table:table-cell office:value-type="float" office:value="73.55">
                <text:p>73.55</text:p>
                <draw:g>
                  <svg:desc>'Android-smooth'.B2:'Android-smooth'.T2</svg:desc>
                </draw:g>
              </table:table-cell>
              <table:table-cell office:value-type="float" office:value="73.81">
                <text:p>73.81</text:p>
              </table:table-cell>
              <table:table-cell office:value-type="float" office:value="77.49">
                <text:p>77.49</text:p>
              </table:table-cell>
              <table:table-cell office:value-type="float" office:value="77.53">
                <text:p>77.53</text:p>
              </table:table-cell>
              <table:table-cell office:value-type="float" office:value="83.79">
                <text:p>83.79</text:p>
              </table:table-cell>
              <table:table-cell office:value-type="float" office:value="88.17">
                <text:p>88.17</text:p>
              </table:table-cell>
              <table:table-cell office:value-type="float" office:value="85.37">
                <text:p>85.37</text:p>
              </table:table-cell>
              <table:table-cell office:value-type="float" office:value="89.29">
                <text:p>89.29</text:p>
              </table:table-cell>
              <table:table-cell office:value-type="float" office:value="88.54">
                <text:p>88.54</text:p>
              </table:table-cell>
              <table:table-cell office:value-type="float" office:value="85.75">
                <text:p>85.75</text:p>
              </table:table-cell>
              <table:table-cell office:value-type="float" office:value="89.91">
                <text:p>89.91</text:p>
              </table:table-cell>
              <table:table-cell office:value-type="float" office:value="87.88">
                <text:p>87.88</text:p>
              </table:table-cell>
              <table:table-cell office:value-type="float" office:value="88.74">
                <text:p>88.74</text:p>
              </table:table-cell>
              <table:table-cell office:value-type="float" office:value="91.64">
                <text:p>91.64</text:p>
              </table:table-cell>
              <table:table-cell office:value-type="float" office:value="87.5">
                <text:p>87.5</text:p>
              </table:table-cell>
              <table:table-cell office:value-type="float" office:value="86.88">
                <text:p>86.88</text:p>
              </table:table-cell>
              <table:table-cell office:value-type="float" office:value="86.71">
                <text:p>86.71</text:p>
              </table:table-cell>
              <table:table-cell office:value-type="float" office:value="87.59">
                <text:p>87.59</text:p>
              </table:table-cell>
              <table:table-cell office:value-type="float" office:value="82.8">
                <text:p>82.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58fff" draw:fill-color="#758f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e3b" draw:fill-color="#ffde3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09cm" svg:height="5.851cm" xlink:href=".." xlink:type="simple" chart:class="chart:line" chart:style-name="ch1">
        <chart:legend chart:legend-position="start" svg:x="0.21cm" svg:y="0.423cm" style:legend-expansion="custom" svg:width="2.456cm" svg:height="4.818cm" style:legend-expansion-aspect-ratio="0.509755085097551" chart:style-name="ch2"/>
        <chart:plot-area chart:style-name="ch3" table:cell-range-address="'Android-smooth'.B1:'Android-smooth'.T1 'Android-smooth'.A3:'Android-smooth'.T3 'Android-smooth'.A5:'Android-smooth'.T5 'Android-smooth'.A8:'Android-smooth'.T8 'Android-smooth'.A12:'Android-smooth'.T12" chart:data-source-has-labels="both" svg:x="2.869cm" svg:y="0.117cm" svg:width="12.916cm" svg:height="5.616cm">
          <chart:coordinate-region svg:x="3.49cm" svg:y="0.316cm" svg:width="12.295cm" svg:height="4.77cm"/>
          <chart:axis chart:dimension="x" chart:name="primary-x" chart:style-name="ch4" chartooo:axis-type="auto">
            <chartooo:date-scale/>
            <chart:categories table:cell-range-address="'Android-smooth'.B1:'Android-smooth'.T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ndroid-smooth'.B3:'Android-smooth'.T3" chart:label-cell-address="'Android-smooth'.A3:'Android-smooth'.A3" chart:class="chart:line">
            <chart:data-point chart:repeated="19"/>
          </chart:series>
          <chart:series chart:style-name="ch7" chart:values-cell-range-address="'Android-smooth'.B5:'Android-smooth'.T5" chart:label-cell-address="'Android-smooth'.A5:'Android-smooth'.A5" chart:class="chart:line">
            <chart:data-point chart:repeated="19"/>
          </chart:series>
          <chart:series chart:style-name="ch8" chart:values-cell-range-address="'Android-smooth'.B8:'Android-smooth'.T8" chart:label-cell-address="'Android-smooth'.A8:'Android-smooth'.A8" chart:class="chart:line">
            <chart:data-point chart:repeated="19"/>
          </chart:series>
          <chart:series chart:style-name="ch9" chart:values-cell-range-address="'Android-smooth'.B12:'Android-smooth'.T12" chart:label-cell-address="'Android-smooth'.A12:'Android-smooth'.A12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ndroid-smooth'.B1:'Android-smooth'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7">
                <text:p>2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20">
                <text:p>20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amsung Browser</text:p>
                <draw:g>
                  <svg:desc>'Android-smooth'.A3:'Android-smooth'.A3</svg:desc>
                </draw:g>
              </table:table-cell>
              <table:table-cell office:value-type="float" office:value="NaN">
                <text:p>NaN</text:p>
                <draw:g>
                  <svg:desc>'Android-smooth'.B3:'Android-smooth'.T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">
                <text:p>4.22</text:p>
              </table:table-cell>
              <table:table-cell office:value-type="float" office:value="5.96">
                <text:p>5.96</text:p>
              </table:table-cell>
              <table:table-cell office:value-type="float" office:value="6.47">
                <text:p>6.47</text:p>
              </table:table-cell>
              <table:table-cell office:value-type="float" office:value="6.79">
                <text:p>6.79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Android Browser</text:p>
                <draw:g>
                  <svg:desc>'Android-smooth'.A5:'Android-smooth'.A5</svg:desc>
                </draw:g>
              </table:table-cell>
              <table:table-cell office:value-type="float" office:value="10.93">
                <text:p>10.93</text:p>
                <draw:g>
                  <svg:desc>'Android-smooth'.B5:'Android-smooth'.T5</svg:desc>
                </draw:g>
              </table:table-cell>
              <table:table-cell office:value-type="float" office:value="10.53">
                <text:p>10.53</text:p>
              </table:table-cell>
              <table:table-cell office:value-type="float" office:value="9.15">
                <text:p>9.15</text:p>
              </table:table-cell>
              <table:table-cell office:value-type="float" office:value="7.06">
                <text:p>7.06</text:p>
              </table:table-cell>
              <table:table-cell office:value-type="float" office:value="6.02">
                <text:p>6.02</text:p>
              </table:table-cell>
              <table:table-cell office:value-type="float" office:value="3.94">
                <text:p>3.94</text:p>
              </table:table-cell>
              <table:table-cell office:value-type="float" office:value="3.21">
                <text:p>3.21</text:p>
              </table:table-cell>
              <table:table-cell office:value-type="float" office:value="2.61">
                <text:p>2.61</text:p>
              </table:table-cell>
              <table:table-cell office:value-type="float" office:value="2.27">
                <text:p>2.27</text:p>
              </table:table-cell>
              <table:table-cell office:value-type="float" office:value="2.22">
                <text:p>2.22</text:p>
              </table:table-cell>
              <table:table-cell office:value-type="float" office:value="2.815">
                <text:p>2.815</text:p>
              </table:table-cell>
              <table:table-cell office:value-type="float" office:value="3.41">
                <text:p>3.41</text:p>
              </table:table-cell>
              <table:table-cell office:value-type="float" office:value="2.71">
                <text:p>2.71</text:p>
              </table:table-cell>
              <table:table-cell office:value-type="float" office:value="2.08">
                <text:p>2.08</text:p>
              </table:table-cell>
              <table:table-cell office:value-type="float" office:value="1.65">
                <text:p>1.65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0.79">
                <text:p>0.7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UC Browser</text:p>
                <draw:g>
                  <svg:desc>'Android-smooth'.A8:'Android-smooth'.A8</svg:desc>
                </draw:g>
              </table:table-cell>
              <table:table-cell office:value-type="float" office:value="5.81">
                <text:p>5.81</text:p>
                <draw:g>
                  <svg:desc>'Android-smooth'.B8:'Android-smooth'.T8</svg:desc>
                </draw:g>
              </table:table-cell>
              <table:table-cell office:value-type="float" office:value="5.815">
                <text:p>5.815</text:p>
              </table:table-cell>
              <table:table-cell office:value-type="float" office:value="5.82">
                <text:p>5.82</text:p>
              </table:table-cell>
              <table:table-cell office:value-type="float" office:value="8.91">
                <text:p>8.91</text:p>
              </table:table-cell>
              <table:table-cell office:value-type="float" office:value="5.55">
                <text:p>5.55</text:p>
              </table:table-cell>
              <table:table-cell office:value-type="float" office:value="3.84">
                <text:p>3.84</text:p>
              </table:table-cell>
              <table:table-cell office:value-type="float" office:value="3.11">
                <text:p>3.11</text:p>
              </table:table-cell>
              <table:table-cell office:value-type="float" office:value="2.74">
                <text:p>2.74</text:p>
              </table:table-cell>
              <table:table-cell office:value-type="float" office:value="2.74">
                <text:p>2.74</text:p>
              </table:table-cell>
              <table:table-cell office:value-type="float" office:value="2.48">
                <text:p>2.48</text:p>
              </table:table-cell>
              <table:table-cell office:value-type="float" office:value="2.11">
                <text:p>2.11</text:p>
              </table:table-cell>
              <table:table-cell office:value-type="float" office:value="2.02">
                <text:p>2.02</text:p>
              </table:table-cell>
              <table:table-cell office:value-type="float" office:value="1.6">
                <text:p>1.6</text:p>
              </table:table-cell>
              <table:table-cell office:value-type="float" office:value="1.42">
                <text:p>1.42</text:p>
              </table:table-cell>
              <table:table-cell office:value-type="float" office:value="1.44">
                <text:p>1.44</text:p>
              </table:table-cell>
              <table:table-cell office:value-type="float" office:value="1.39">
                <text:p>1.39</text:p>
              </table:table-cell>
              <table:table-cell office:value-type="float" office:value="1.35">
                <text:p>1.35</text:p>
              </table:table-cell>
              <table:table-cell office:value-type="float" office:value="0.75">
                <text:p>0.7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Opera Mini</text:p>
                <draw:g>
                  <svg:desc>'Android-smooth'.A12:'Android-smooth'.A12</svg:desc>
                </draw:g>
              </table:table-cell>
              <table:table-cell office:value-type="float" office:value="5.58">
                <text:p>5.58</text:p>
                <draw:g>
                  <svg:desc>'Android-smooth'.B12:'Android-smooth'.T12</svg:desc>
                </draw:g>
              </table:table-cell>
              <table:table-cell office:value-type="float" office:value="5.105">
                <text:p>5.105</text:p>
              </table:table-cell>
              <table:table-cell office:value-type="float" office:value="4.63">
                <text:p>4.63</text:p>
              </table:table-cell>
              <table:table-cell office:value-type="float" office:value="2.88">
                <text:p>2.88</text:p>
              </table:table-cell>
              <table:table-cell office:value-type="float" office:value="2.13">
                <text:p>2.13</text:p>
              </table:table-cell>
              <table:table-cell office:value-type="float" office:value="3.855">
                <text:p>3.855</text:p>
              </table:table-cell>
              <table:table-cell office:value-type="float" office:value="5.58">
                <text:p>5.58</text:p>
              </table:table-cell>
              <table:table-cell office:value-type="float" office:value="1.97">
                <text:p>1.97</text:p>
              </table:table-cell>
              <table:table-cell office:value-type="float" office:value="1.89">
                <text:p>1.89</text:p>
              </table:table-cell>
              <table:table-cell office:value-type="float" office:value="1.81">
                <text:p>1.81</text:p>
              </table:table-cell>
              <table:table-cell office:value-type="float" office:value="1.525">
                <text:p>1.525</text:p>
              </table:table-cell>
              <table:table-cell office:value-type="float" office:value="1.24">
                <text:p>1.24</text:p>
              </table:table-cell>
              <table:table-cell office:value-type="float" office:value="1.12">
                <text:p>1.12</text:p>
              </table:table-cell>
              <table:table-cell office:value-type="float" office:value="0.63">
                <text:p>0.63</text:p>
              </table:table-cell>
              <table:table-cell office:value-type="float" office:value="0.58">
                <text:p>0.58</text:p>
              </table:table-cell>
              <table:table-cell office:value-type="float" office:value="0.32">
                <text:p>0.32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cc00" draw:fill-color="#ffcc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4c7fff" draw:fill-color="#4c7f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3cm" svg:height="5.842cm" xlink:href=".." xlink:type="simple" chart:class="chart:line" chart:style-name="ch1">
        <chart:legend chart:legend-position="start" svg:x="0.21cm" svg:y="0.502cm" style:legend-expansion="custom" svg:width="2.298cm" svg:height="4.547cm" style:legend-expansion-aspect-ratio="0.505388168022872" chart:style-name="ch2"/>
        <chart:plot-area chart:style-name="ch3" table:cell-range-address="'Android-smooth'.B1:'Android-smooth'.T1 'Android-smooth'.A4:'Android-smooth'.T4 'Android-smooth'.A6:'Android-smooth'.T7 'Android-smooth'.A9:'Android-smooth'.T10" chart:data-source-has-labels="both" svg:x="2.83cm" svg:y="0.116cm" svg:width="12.978cm" svg:height="5.61cm">
          <chart:coordinate-region svg:x="3.557cm" svg:y="0.315cm" svg:width="12.251cm" svg:height="4.764cm"/>
          <chart:axis chart:dimension="x" chart:name="primary-x" chart:style-name="ch4" chartooo:axis-type="auto">
            <chartooo:date-scale/>
            <chart:categories table:cell-range-address="'Android-smooth'.B1:'Android-smooth'.T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ndroid-smooth'.B4:'Android-smooth'.T4" chart:label-cell-address="'Android-smooth'.A4:'Android-smooth'.A4" chart:class="chart:line">
            <chart:data-point chart:repeated="19"/>
          </chart:series>
          <chart:series chart:style-name="ch7" chart:values-cell-range-address="'Android-smooth'.B6:'Android-smooth'.T6" chart:label-cell-address="'Android-smooth'.A6:'Android-smooth'.A6" chart:class="chart:line">
            <chart:data-point chart:repeated="19"/>
          </chart:series>
          <chart:series chart:style-name="ch8" chart:values-cell-range-address="'Android-smooth'.B7:'Android-smooth'.T7" chart:label-cell-address="'Android-smooth'.A7:'Android-smooth'.A7" chart:class="chart:line">
            <chart:data-point chart:repeated="19"/>
          </chart:series>
          <chart:series chart:style-name="ch9" chart:values-cell-range-address="'Android-smooth'.B9:'Android-smooth'.T9" chart:label-cell-address="'Android-smooth'.A9:'Android-smooth'.A9" chart:class="chart:line">
            <chart:data-point chart:repeated="19"/>
          </chart:series>
          <chart:series chart:style-name="ch10" chart:values-cell-range-address="'Android-smooth'.B10:'Android-smooth'.T10" chart:label-cell-address="'Android-smooth'.A10:'Android-smooth'.A10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ndroid-smooth'.B1:'Android-smooth'.T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7">
                <text:p>20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20">
                <text:p>20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pera</text:p>
                <draw:g>
                  <svg:desc>'Android-smooth'.A4:'Android-smooth'.A4</svg:desc>
                </draw:g>
              </table:table-cell>
              <table:table-cell office:value-type="float" office:value="0.73">
                <text:p>0.73</text:p>
                <draw:g>
                  <svg:desc>'Android-smooth'.B4:'Android-smooth'.T4</svg:desc>
                </draw:g>
              </table:table-cell>
              <table:table-cell office:value-type="float" office:value="0.66">
                <text:p>0.66</text:p>
              </table:table-cell>
              <table:table-cell office:value-type="float" office:value="0.59">
                <text:p>0.59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53">
                <text:p>0.53</text:p>
              </table:table-cell>
              <table:table-cell office:value-type="float" office:value="0.46">
                <text:p>0.46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535">
                <text:p>0.535</text:p>
              </table:table-cell>
              <table:table-cell office:value-type="float" office:value="0.62">
                <text:p>0.62</text:p>
              </table:table-cell>
              <table:table-cell office:value-type="float" office:value="0.6">
                <text:p>0.6</text:p>
              </table:table-cell>
              <table:table-cell office:value-type="float" office:value="0.62">
                <text:p>0.62</text:p>
              </table:table-cell>
              <table:table-cell office:value-type="float" office:value="0.61">
                <text:p>0.61</text:p>
              </table:table-cell>
              <table:table-cell office:value-type="float" office:value="0.74">
                <text:p>0.74</text:p>
              </table:table-cell>
              <table:table-cell office:value-type="float" office:value="0.98">
                <text:p>0.98</text:p>
              </table:table-cell>
              <table:table-cell office:value-type="float" office:value="1.01">
                <text:p>1.01</text:p>
              </table:table-cell>
              <table:table-cell office:value-type="float" office:value="1.745">
                <text:p>1.745</text:p>
              </table:table-cell>
            </table:table-row>
            <table:table-row>
              <table:table-cell office:value-type="string">
                <text:p>QQ</text:p>
                <draw:g>
                  <svg:desc>'Android-smooth'.A6:'Android-smooth'.A6</svg:desc>
                </draw:g>
              </table:table-cell>
              <table:table-cell office:value-type="float" office:value="1.61">
                <text:p>1.61</text:p>
                <draw:g>
                  <svg:desc>'Android-smooth'.B6:'Android-smooth'.T6</svg:desc>
                </draw:g>
              </table:table-cell>
              <table:table-cell office:value-type="float" office:value="1.345">
                <text:p>1.345</text:p>
              </table:table-cell>
              <table:table-cell office:value-type="float" office:value="1.08">
                <text:p>1.08</text:p>
              </table:table-cell>
              <table:table-cell office:value-type="float" office:value="1.48">
                <text:p>1.48</text:p>
              </table:table-cell>
              <table:table-cell office:value-type="float" office:value="1.175">
                <text:p>1.175</text:p>
              </table:table-cell>
              <table:table-cell office:value-type="float" office:value="0.87">
                <text:p>0.87</text:p>
              </table:table-cell>
              <table:table-cell office:value-type="float" office:value="1.2">
                <text:p>1.2</text:p>
              </table:table-cell>
              <table:table-cell office:value-type="float" office:value="1.62">
                <text:p>1.62</text:p>
              </table:table-cell>
              <table:table-cell office:value-type="float" office:value="1.87">
                <text:p>1.87</text:p>
              </table:table-cell>
              <table:table-cell office:value-type="float" office:value="1.83">
                <text:p>1.83</text:p>
              </table:table-cell>
              <table:table-cell office:value-type="float" office:value="1.855">
                <text:p>1.855</text:p>
              </table:table-cell>
              <table:table-cell office:value-type="float" office:value="1.88">
                <text:p>1.88</text:p>
              </table:table-cell>
              <table:table-cell office:value-type="float" office:value="2.6">
                <text:p>2.6</text:p>
              </table:table-cell>
              <table:table-cell office:value-type="float" office:value="2.38">
                <text:p>2.38</text:p>
              </table:table-cell>
              <table:table-cell office:value-type="float" office:value="2.16">
                <text:p>2.16</text:p>
              </table:table-cell>
              <table:table-cell office:value-type="float" office:value="1.81">
                <text:p>1.81</text:p>
              </table:table-cell>
              <table:table-cell office:value-type="float" office:value="1.49">
                <text:p>1.49</text:p>
              </table:table-cell>
              <table:table-cell office:value-type="float" office:value="1.475">
                <text:p>1.47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Baidu</text:p>
                <draw:g>
                  <svg:desc>'Android-smooth'.A7:'Android-smooth'.A7</svg:desc>
                </draw:g>
              </table:table-cell>
              <table:table-cell office:value-type="float" office:value="0.46">
                <text:p>0.46</text:p>
                <draw:g>
                  <svg:desc>'Android-smooth'.B7:'Android-smooth'.T7</svg:desc>
                </draw:g>
              </table:table-cell>
              <table:table-cell office:value-type="float" office:value="0.31">
                <text:p>0.31</text:p>
              </table:table-cell>
              <table:table-cell office:value-type="float" office:value="0.3">
                <text:p>0.3</text:p>
              </table:table-cell>
              <table:table-cell office:value-type="float" office:value="0.255">
                <text:p>0.255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0.28">
                <text:p>0.28</text:p>
              </table:table-cell>
              <table:table-cell office:value-type="float" office:value="0.61">
                <text:p>0.61</text:p>
              </table:table-cell>
              <table:table-cell office:value-type="float" office:value="1.58">
                <text:p>1.58</text:p>
              </table:table-cell>
              <table:table-cell office:value-type="float" office:value="1.64">
                <text:p>1.64</text:p>
              </table:table-cell>
              <table:table-cell office:value-type="float" office:value="1.845">
                <text:p>1.845</text:p>
              </table:table-cell>
              <table:table-cell office:value-type="float" office:value="2.05">
                <text:p>2.05</text:p>
              </table:table-cell>
              <table:table-cell office:value-type="float" office:value="1.67">
                <text:p>1.67</text:p>
              </table:table-cell>
              <table:table-cell office:value-type="float" office:value="1.27">
                <text:p>1.27</text:p>
              </table:table-cell>
              <table:table-cell office:value-type="float" office:value="1.16">
                <text:p>1.16</text:p>
              </table:table-cell>
              <table:table-cell office:value-type="float" office:value="1.05">
                <text:p>1.05</text:p>
              </table:table-cell>
              <table:table-cell office:value-type="float" office:value="0.75">
                <text:p>0.75</text:p>
              </table:table-cell>
              <table:table-cell office:value-type="float" office:value="0.79">
                <text:p>0.7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Yandex</text:p>
                <draw:g>
                  <svg:desc>'Android-smooth'.A9:'Android-smooth'.A9</svg:desc>
                </draw:g>
              </table:table-cell>
              <table:table-cell office:value-type="float" office:value="0.28">
                <text:p>0.28</text:p>
                <draw:g>
                  <svg:desc>'Android-smooth'.B9:'Android-smooth'.T9</svg:desc>
                </draw:g>
              </table:table-cell>
              <table:table-cell office:value-type="float" office:value="0.22">
                <text:p>0.22</text:p>
              </table:table-cell>
              <table:table-cell office:value-type="float" office:value="0.11">
                <text:p>0.11</text:p>
              </table:table-cell>
              <table:table-cell office:value-type="float" office:value="0.15">
                <text:p>0.15</text:p>
              </table:table-cell>
              <table:table-cell office:value-type="float" office:value="0.25">
                <text:p>0.25</text:p>
              </table:table-cell>
              <table:table-cell office:value-type="float" office:value="0.15">
                <text:p>0.15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0.23">
                <text:p>0.23</text:p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  <table:table-cell office:value-type="float" office:value="0.33">
                <text:p>0.33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5">
                <text:p>0.5</text:p>
              </table:table-cell>
              <table:table-cell office:value-type="float" office:value="0.42">
                <text:p>0.4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Firefox</text:p>
                <draw:g>
                  <svg:desc>'Android-smooth'.A10:'Android-smooth'.A10</svg:desc>
                </draw:g>
              </table:table-cell>
              <table:table-cell office:value-type="float" office:value="0.94">
                <text:p>0.94</text:p>
                <draw:g>
                  <svg:desc>'Android-smooth'.B10:'Android-smooth'.T10</svg:desc>
                </draw:g>
              </table:table-cell>
              <table:table-cell office:value-type="float" office:value="0.855">
                <text:p>0.855</text:p>
              </table:table-cell>
              <table:table-cell office:value-type="float" office:value="0.77">
                <text:p>0.77</text:p>
              </table:table-cell>
              <table:table-cell office:value-type="float" office:value="0.71">
                <text:p>0.71</text:p>
              </table:table-cell>
              <table:table-cell office:value-type="float" office:value="0.665">
                <text:p>0.665</text:p>
              </table:table-cell>
              <table:table-cell office:value-type="float" office:value="0.62">
                <text:p>0.62</text:p>
              </table:table-cell>
              <table:table-cell office:value-type="float" office:value="0.59">
                <text:p>0.59</text:p>
              </table:table-cell>
              <table:table-cell office:value-type="float" office:value="0.48">
                <text:p>0.48</text:p>
              </table:table-cell>
              <table:table-cell office:value-type="float" office:value="0.485">
                <text:p>0.485</text:p>
              </table:table-cell>
              <table:table-cell office:value-type="float" office:value="0.49">
                <text:p>0.49</text:p>
              </table:table-cell>
              <table:table-cell office:value-type="float" office:value="0.485">
                <text:p>0.485</text:p>
              </table:table-cell>
              <table:table-cell office:value-type="float" office:value="0.48">
                <text:p>0.48</text:p>
              </table:table-cell>
              <table:table-cell office:value-type="float" office:value="0.44">
                <text:p>0.44</text:p>
              </table:table-cell>
              <table:table-cell office:value-type="float" office:value="0.47">
                <text:p>0.47</text:p>
              </table:table-cell>
              <table:table-cell office:value-type="float" office:value="0.5">
                <text:p>0.5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aw:opacity="0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71cm" svg:height="9.883cm" xlink:href=".." xlink:type="simple" chart:class="chart:area" chart:style-name="ch1">
        <chart:legend chart:legend-position="bottom" svg:x="4.687cm" svg:y="9.284cm" style:legend-expansion="wide" chart:style-name="ch2"/>
        <chart:plot-area chart:style-name="ch3" table:cell-range-address="'94-05'.A5:'94-05'.A10 '94-05'.C1:'94-05'.D1 '94-05'.C5:'94-05'.D10 '94-05'.G1:'94-05'.G1 '94-05'.G5:'94-05'.G10" chart:data-source-has-labels="both" svg:x="0.351cm" svg:y="0.197cm" svg:width="16.869cm" svg:height="8.706cm">
          <chart:coordinate-region svg:x="1.396cm" svg:y="0.396cm" svg:width="15.267cm" svg:height="7.86cm"/>
          <chart:axis chart:dimension="x" chart:name="primary-x" chart:style-name="ch4" chartooo:axis-type="auto">
            <chartooo:date-scale/>
            <chart:categories table:cell-range-address="'94-05'.A5:'94-05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C5:'94-05'.C10" chart:label-cell-address="'94-05'.C1:'94-05'.C1" chart:class="chart:area">
            <chart:data-point chart:repeated="6"/>
          </chart:series>
          <chart:series chart:style-name="ch8" chart:values-cell-range-address="'94-05'.D5:'94-05'.D10" chart:label-cell-address="'94-05'.D1:'94-05'.D1" chart:class="chart:area">
            <chart:data-point chart:repeated="6"/>
          </chart:series>
          <chart:series chart:style-name="ch9" chart:values-cell-range-address="'94-05'.G5:'94-05'.G10" chart:label-cell-address="'94-05'.G1:'94-05'.G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7">
                <text:p>1997</text:p>
                <draw:g>
                  <svg:desc>'94-05'.A5:'94-05'.A10</svg:desc>
                </draw:g>
              </table:table-cell>
              <table:table-cell office:value-type="float" office:value="72.5">
                <text:p>72.5</text:p>
                <draw:g>
                  <svg:desc>'94-05'.C5:'94-05'.C10</svg:desc>
                </draw:g>
              </table:table-cell>
              <table:table-cell office:value-type="float" office:value="17.5">
                <text:p>17.5</text:p>
                <draw:g>
                  <svg:desc>'94-05'.D5:'94-05'.D10</svg:desc>
                </draw:g>
              </table:table-cell>
              <table:table-cell office:value-type="float" office:value="7.5">
                <text:p>7.5</text:p>
                <draw:g>
                  <svg:desc>'94-05'.G5:'94-05'.G10</svg:desc>
                </draw:g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5">
                <text:p>35</text:p>
              </table:table-cell>
              <table:table-cell office:value-type="float" office:value="62.5">
                <text:p>6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">
                <text:p>15</text:p>
              </table:table-cell>
              <table:table-cell office:value-type="float" office:value="83.75">
                <text:p>83.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.5">
                <text:p>2.5</text:p>
              </table:table-cell>
              <table:table-cell office:value-type="float" office:value="95.25">
                <text:p>95.25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71cm" svg:height="10.96cm" xlink:href=".." xlink:type="simple" chart:class="chart:area" chart:style-name="ch1">
        <chart:legend chart:legend-position="bottom" svg:x="3.702cm" svg:y="9.365cm" style:legend-expansion="wide" chart:style-name="ch2"/>
        <chart:plot-area chart:style-name="ch3" table:cell-range-address="'94-05'.A10:'94-05'.A14 '94-05'.C1:'94-05'.G1 '94-05'.C10:'94-05'.G14" chart:data-source-has-labels="both" svg:x="0.351cm" svg:y="0.219cm" svg:width="16.869cm" svg:height="8.743cm">
          <chart:coordinate-region svg:x="1.396cm" svg:y="0.418cm" svg:width="15.267cm" svg:height="7.897cm"/>
          <chart:axis chart:dimension="x" chart:name="primary-x" chart:style-name="ch4" chartooo:axis-type="auto">
            <chartooo:date-scale/>
            <chart:categories table:cell-range-address="'94-05'.A10:'94-05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C10:'94-05'.C14" chart:label-cell-address="'94-05'.C1:'94-05'.C1" chart:class="chart:area">
            <chart:data-point chart:repeated="5"/>
          </chart:series>
          <chart:series chart:style-name="ch8" chart:values-cell-range-address="'94-05'.D10:'94-05'.D14" chart:label-cell-address="'94-05'.D1:'94-05'.D1" chart:class="chart:area">
            <chart:data-point chart:repeated="5"/>
          </chart:series>
          <chart:series chart:style-name="ch9" chart:values-cell-range-address="'94-05'.E10:'94-05'.E14" chart:label-cell-address="'94-05'.E1:'94-05'.E1" chart:class="chart:area">
            <chart:data-point chart:repeated="5"/>
          </chart:series>
          <chart:series chart:style-name="ch10" chart:values-cell-range-address="'94-05'.F10:'94-05'.F14" chart:label-cell-address="'94-05'.F1:'94-05'.F1" chart:class="chart:area">
            <chart:data-point chart:repeated="5"/>
          </chart:series>
          <chart:series chart:style-name="ch11" chart:values-cell-range-address="'94-05'.G10:'94-05'.G14" chart:label-cell-address="'94-05'.G1:'94-05'.G1" chart:class="chart:area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Gecko (Mozilla, Firefox, Netscape 6+, etc)</text:p>
                <draw:g>
                  <svg:desc>'94-05'.E1:'94-05'.E1</svg:desc>
                </draw:g>
              </table:table-cell>
              <table:table-cell office:value-type="string">
                <text:p>Safari</text:p>
                <draw:g>
                  <svg:desc>'94-05'.F1:'94-05'.F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'94-05'.A10:'94-05'.A14</svg:desc>
                </draw:g>
              </table:table-cell>
              <table:table-cell office:value-type="float" office:value="2.5">
                <text:p>2.5</text:p>
                <draw:g>
                  <svg:desc>'94-05'.C10:'94-05'.C14</svg:desc>
                </draw:g>
              </table:table-cell>
              <table:table-cell office:value-type="float" office:value="95.25">
                <text:p>95.25</text:p>
                <draw:g>
                  <svg:desc>'94-05'.D10:'94-05'.D14</svg:desc>
                </draw:g>
              </table:table-cell>
              <table:table-cell office:value-type="float" office:value="1">
                <text:p>1</text:p>
                <draw:g>
                  <svg:desc>'94-05'.E10:'94-05'.E14</svg:desc>
                </draw:g>
              </table:table-cell>
              <table:table-cell office:value-type="float" office:value="0">
                <text:p>0</text:p>
                <draw:g>
                  <svg:desc>'94-05'.F10:'94-05'.F14</svg:desc>
                </draw:g>
              </table:table-cell>
              <table:table-cell office:value-type="float" office:value="1.25">
                <text:p>1.25</text:p>
                <draw:g>
                  <svg:desc>'94-05'.G10:'94-05'.G14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75">
                <text:p>0.75</text:p>
              </table:table-cell>
              <table:table-cell office:value-type="float" office:value="94.75">
                <text:p>9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92.625">
                <text:p>92.6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86.903861">
                <text:p>86.903861</text:p>
              </table:table-cell>
              <table:table-cell office:value-type="float" office:value="9.544639">
                <text:p>9.544639</text:p>
              </table:table-cell>
              <table:table-cell office:value-type="float" office:value="1.571667">
                <text:p>1.571667</text:p>
              </table:table-cell>
              <table:table-cell office:value-type="float" office:value="3.55149999999999">
                <text:p>3.551499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12.4">
                <text:p>12.4</text:p>
              </table:table-cell>
              <table:table-cell office:value-type="float" office:value="1.7">
                <text:p>1.7</text:p>
              </table:table-cell>
              <table:table-cell office:value-type="float" office:value="2.40000000000001">
                <text:p>2.4000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91cm" svg:height="12.931cm" xlink:href=".." xlink:type="simple" chart:class="chart:area" chart:style-name="ch1">
        <chart:legend chart:legend-position="bottom" svg:x="7.032cm" svg:y="11.834cm" style:legend-expansion="wide" chart:style-name="ch2"/>
        <chart:plot-area chart:style-name="ch3" table:cell-range-address="'94-05'.A1:'94-05'.G14" chart:data-source-has-labels="both" svg:x="0.555cm" svg:y="0.258cm" svg:width="26.681cm" svg:height="11.134cm">
          <chart:coordinate-region svg:x="1.6cm" svg:y="0.457cm" svg:width="25.079cm" svg:height="10.288cm"/>
          <chart:axis chart:dimension="x" chart:name="primary-x" chart:style-name="ch4" chartooo:axis-type="auto">
            <chartooo:date-scale/>
            <chart:categories table:cell-range-address="'94-05'.A2:'94-05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B2:'94-05'.B14" chart:label-cell-address="'94-05'.B1:'94-05'.B1" chart:class="chart:area">
            <chart:data-point chart:repeated="13"/>
          </chart:series>
          <chart:series chart:style-name="ch8" chart:values-cell-range-address="'94-05'.C2:'94-05'.C14" chart:label-cell-address="'94-05'.C1:'94-05'.C1" chart:class="chart:area">
            <chart:data-point chart:repeated="13"/>
          </chart:series>
          <chart:series chart:style-name="ch9" chart:values-cell-range-address="'94-05'.D2:'94-05'.D14" chart:label-cell-address="'94-05'.D1:'94-05'.D1" chart:class="chart:area">
            <chart:data-point chart:repeated="13"/>
          </chart:series>
          <chart:series chart:style-name="ch10" chart:values-cell-range-address="'94-05'.E2:'94-05'.E14" chart:label-cell-address="'94-05'.E1:'94-05'.E1" chart:class="chart:area">
            <chart:data-point chart:repeated="13"/>
          </chart:series>
          <chart:series chart:style-name="ch11" chart:values-cell-range-address="'94-05'.F2:'94-05'.F14" chart:label-cell-address="'94-05'.F1:'94-05'.F1" chart:class="chart:area">
            <chart:data-point chart:repeated="13"/>
          </chart:series>
          <chart:series chart:style-name="ch12" chart:values-cell-range-address="'94-05'.G2:'94-05'.G14" chart:label-cell-address="'94-05'.G1:'94-05'.G1" chart:class="chart:area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aic</text:p>
                <draw:g>
                  <svg:desc>'94-05'.B1:'94-05'.B1</svg:desc>
                </draw:g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Gecko (Mozilla, Firefox, Netscape 6+, etc)</text:p>
                <draw:g>
                  <svg:desc>'94-05'.E1:'94-05'.E1</svg:desc>
                </draw:g>
              </table:table-cell>
              <table:table-cell office:value-type="string">
                <text:p>Safari</text:p>
                <draw:g>
                  <svg:desc>'94-05'.F1:'94-05'.F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94-05'.A2:'94-05'.A14</svg:desc>
                </draw:g>
              </table:table-cell>
              <table:table-cell office:value-type="float" office:value="95">
                <text:p>95</text:p>
                <draw:g>
                  <svg:desc>'94-05'.B2:'94-05'.B14</svg:desc>
                </draw:g>
              </table:table-cell>
              <table:table-cell office:value-type="float" office:value="0">
                <text:p>0</text:p>
                <draw:g>
                  <svg:desc>'94-05'.C2:'94-05'.C14</svg:desc>
                </draw:g>
              </table:table-cell>
              <table:table-cell office:value-type="float" office:value="0">
                <text:p>0</text:p>
                <draw:g>
                  <svg:desc>'94-05'.D2:'94-05'.D14</svg:desc>
                </draw:g>
              </table:table-cell>
              <table:table-cell office:value-type="float" office:value="0">
                <text:p>0</text:p>
                <draw:g>
                  <svg:desc>'94-05'.E2:'94-05'.E14</svg:desc>
                </draw:g>
              </table:table-cell>
              <table:table-cell office:value-type="float" office:value="0">
                <text:p>0</text:p>
                <draw:g>
                  <svg:desc>'94-05'.F2:'94-05'.F14</svg:desc>
                </draw:g>
              </table:table-cell>
              <table:table-cell office:value-type="float" office:value="5">
                <text:p>5</text:p>
                <draw:g>
                  <svg:desc>'94-05'.G2:'94-05'.G14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95.25">
                <text:p>95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94.75">
                <text:p>9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.625">
                <text:p>92.6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.903861">
                <text:p>86.903861</text:p>
              </table:table-cell>
              <table:table-cell office:value-type="float" office:value="9.544639">
                <text:p>9.544639</text:p>
              </table:table-cell>
              <table:table-cell office:value-type="float" office:value="1.571667">
                <text:p>1.571667</text:p>
              </table:table-cell>
              <table:table-cell office:value-type="float" office:value="3.55149999999999">
                <text:p>3.551499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12.4">
                <text:p>12.4</text:p>
              </table:table-cell>
              <table:table-cell office:value-type="float" office:value="1.7">
                <text:p>1.7</text:p>
              </table:table-cell>
              <table:table-cell office:value-type="float" office:value="2.40000000000001">
                <text:p>2.40000000000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 draw:opacity="2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84cm" svg:height="11.049cm" xlink:href=".." xlink:type="simple" chart:class="chart:area" chart:style-name="ch1">
        <chart:legend chart:legend-position="bottom" svg:x="3.656cm" svg:y="9.952cm" style:legend-expansion="wide" chart:style-name="ch2"/>
        <chart:plot-area chart:style-name="ch3" table:cell-range-address="'06-09'.A1:'06-09'.E17" chart:data-source-has-labels="both" svg:x="0.351cm" svg:y="0.22cm" svg:width="16.882cm" svg:height="9.328cm">
          <chart:coordinate-region svg:x="1.396cm" svg:y="0.22cm" svg:width="15.512cm" svg:height="7.607cm"/>
          <chart:axis chart:dimension="x" chart:name="primary-x" chart:style-name="ch4" chartooo:axis-type="auto">
            <chartooo:date-scale/>
            <chart:categories table:cell-range-address="'06-09'.A2:'06-09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06-09'.B2:'06-09'.B17" chart:label-cell-address="'06-09'.B1:'06-09'.B1" chart:class="chart:area">
            <chart:data-point chart:repeated="16"/>
          </chart:series>
          <chart:series chart:style-name="ch8" chart:values-cell-range-address="'06-09'.C2:'06-09'.C17" chart:label-cell-address="'06-09'.C1:'06-09'.C1" chart:class="chart:area">
            <chart:data-point chart:repeated="16"/>
          </chart:series>
          <chart:series chart:style-name="ch9" chart:values-cell-range-address="'06-09'.D2:'06-09'.D17" chart:label-cell-address="'06-09'.D1:'06-09'.D1" chart:class="chart:area">
            <chart:data-point chart:repeated="16"/>
          </chart:series>
          <chart:series chart:style-name="ch10" chart:values-cell-range-address="'06-09'.E2:'06-09'.E17" chart:label-cell-address="'06-09'.E1:'06-09'.E1" chart:class="chart:area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net Explorer </text:p>
                <draw:g>
                  <svg:desc>'06-09'.B1:'06-09'.B1</svg:desc>
                </draw:g>
              </table:table-cell>
              <table:table-cell office:value-type="string">
                <text:p>Gecko (Mozilla, Firefox, Netscape 6+, etc)</text:p>
                <draw:g>
                  <svg:desc>'06-09'.C1:'06-09'.C1</svg:desc>
                </draw:g>
              </table:table-cell>
              <table:table-cell office:value-type="string">
                <text:p>Safari</text:p>
                <draw:g>
                  <svg:desc>'06-09'.D1:'06-09'.D1</svg:desc>
                </draw:g>
              </table:table-cell>
              <table:table-cell office:value-type="string">
                <text:p>Autres</text:p>
                <draw:g>
                  <svg:desc>'06-09'.E1:'06-09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6 Q1 </text:p>
                <draw:g>
                  <svg:desc>'06-09'.A2:'06-09'.A17</svg:desc>
                </draw:g>
              </table:table-cell>
              <table:table-cell office:value-type="float" office:value="0.9001">
                <text:p>0.9001</text:p>
                <draw:g>
                  <svg:desc>'06-09'.B2:'06-09'.B17</svg:desc>
                </draw:g>
              </table:table-cell>
              <table:table-cell office:value-type="float" office:value="0.0682">
                <text:p>0.0682</text:p>
                <draw:g>
                  <svg:desc>'06-09'.C2:'06-09'.C17</svg:desc>
                </draw:g>
              </table:table-cell>
              <table:table-cell office:value-type="float" office:value="0.014">
                <text:p>0.014</text:p>
                <draw:g>
                  <svg:desc>'06-09'.D2:'06-09'.D17</svg:desc>
                </draw:g>
              </table:table-cell>
              <table:table-cell office:value-type="float" office:value="0.0177000000000001">
                <text:p>0.0177000000000001</text:p>
                <draw:g>
                  <svg:desc>'06-09'.E2:'06-09'.E17</svg:desc>
                </draw:g>
              </table:table-cell>
            </table:table-row>
            <table:table-row>
              <table:table-cell office:value-type="string">
                <text:p>2006 Q2 </text:p>
              </table:table-cell>
              <table:table-cell office:value-type="float" office:value="0.8632">
                <text:p>0.8632</text:p>
              </table:table-cell>
              <table:table-cell office:value-type="float" office:value="0.0908">
                <text:p>0.0908</text:p>
              </table:table-cell>
              <table:table-cell office:value-type="float" office:value="0.0189">
                <text:p>0.0189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2006 Q3 </text:p>
              </table:table-cell>
              <table:table-cell office:value-type="float" office:value="0.8448">
                <text:p>0.8448</text:p>
              </table:table-cell>
              <table:table-cell office:value-type="float" office:value="0.1062">
                <text:p>0.1062</text:p>
              </table:table-cell>
              <table:table-cell office:value-type="float" office:value="0.0227">
                <text:p>0.0227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2006 Q4 </text:p>
              </table:table-cell>
              <table:table-cell office:value-type="float" office:value="0.8411">
                <text:p>0.8411</text:p>
              </table:table-cell>
              <table:table-cell office:value-type="float" office:value="0.1118">
                <text:p>0.1118</text:p>
              </table:table-cell>
              <table:table-cell office:value-type="float" office:value="0.028">
                <text:p>0.028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007 Q1 </text:p>
              </table:table-cell>
              <table:table-cell office:value-type="float" office:value="0.8369">
                <text:p>0.8369</text:p>
              </table:table-cell>
              <table:table-cell office:value-type="float" office:value="0.1163">
                <text:p>0.1163</text:p>
              </table:table-cell>
              <table:table-cell office:value-type="float" office:value="0.0292">
                <text:p>0.0292</text:p>
              </table:table-cell>
              <table:table-cell office:value-type="float" office:value="0.0176000000000001">
                <text:p>0.0176000000000001</text:p>
              </table:table-cell>
            </table:table-row>
            <table:table-row>
              <table:table-cell office:value-type="string">
                <text:p>2007 Q2 </text:p>
              </table:table-cell>
              <table:table-cell office:value-type="float" office:value="0.8297">
                <text:p>0.8297</text:p>
              </table:table-cell>
              <table:table-cell office:value-type="float" office:value="0.1247">
                <text:p>0.1247</text:p>
              </table:table-cell>
              <table:table-cell office:value-type="float" office:value="0.0287">
                <text:p>0.0287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2007 Q3 </text:p>
              </table:table-cell>
              <table:table-cell office:value-type="float" office:value="0.8163">
                <text:p>0.8163</text:p>
              </table:table-cell>
              <table:table-cell office:value-type="float" office:value="0.1355">
                <text:p>0.1355</text:p>
              </table:table-cell>
              <table:table-cell office:value-type="float" office:value="0.03">
                <text:p>0.03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2007 Q4 </text:p>
              </table:table-cell>
              <table:table-cell office:value-type="float" office:value="0.8114">
                <text:p>0.8114</text:p>
              </table:table-cell>
              <table:table-cell office:value-type="float" office:value="0.1387">
                <text:p>0.1387</text:p>
              </table:table-cell>
              <table:table-cell office:value-type="float" office:value="0.0321">
                <text:p>0.0321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2008 Q1 </text:p>
              </table:table-cell>
              <table:table-cell office:value-type="float" office:value="0.788">
                <text:p>0.788</text:p>
              </table:table-cell>
              <table:table-cell office:value-type="float" office:value="0.1593">
                <text:p>0.1593</text:p>
              </table:table-cell>
              <table:table-cell office:value-type="float" office:value="0.0332">
                <text:p>0.0332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2008 Q2 </text:p>
              </table:table-cell>
              <table:table-cell office:value-type="float" office:value="0.783">
                <text:p>0.783</text:p>
              </table:table-cell>
              <table:table-cell office:value-type="float" office:value="0.1642">
                <text:p>0.1642</text:p>
              </table:table-cell>
              <table:table-cell office:value-type="float" office:value="0.0341">
                <text:p>0.0341</text:p>
              </table:table-cell>
              <table:table-cell office:value-type="float" office:value="0.0186999999999999">
                <text:p>0.0186999999999999</text:p>
              </table:table-cell>
            </table:table-row>
            <table:table-row>
              <table:table-cell office:value-type="string">
                <text:p>2008 Q3 </text:p>
              </table:table-cell>
              <table:table-cell office:value-type="float" office:value="0.7633">
                <text:p>0.7633</text:p>
              </table:table-cell>
              <table:table-cell office:value-type="float" office:value="0.1804">
                <text:p>0.1804</text:p>
              </table:table-cell>
              <table:table-cell office:value-type="float" office:value="0.0376">
                <text:p>0.0376</text:p>
              </table:table-cell>
              <table:table-cell office:value-type="float" office:value="0.0187000000000001">
                <text:p>0.0187000000000001</text:p>
              </table:table-cell>
            </table:table-row>
            <table:table-row>
              <table:table-cell office:value-type="string">
                <text:p>2008 Q4 </text:p>
              </table:table-cell>
              <table:table-cell office:value-type="float" office:value="0.7424">
                <text:p>0.7424</text:p>
              </table:table-cell>
              <table:table-cell office:value-type="float" office:value="0.1873">
                <text:p>0.1873</text:p>
              </table:table-cell>
              <table:table-cell office:value-type="float" office:value="0.0452">
                <text:p>0.0452</text:p>
              </table:table-cell>
              <table:table-cell office:value-type="float" office:value="0.0251000000000001">
                <text:p>0.0251000000000001</text:p>
              </table:table-cell>
            </table:table-row>
            <table:table-row>
              <table:table-cell office:value-type="string">
                <text:p>2009 Q1 </text:p>
              </table:table-cell>
              <table:table-cell office:value-type="float" office:value="0.7125">
                <text:p>0.7125</text:p>
              </table:table-cell>
              <table:table-cell office:value-type="float" office:value="0.2009">
                <text:p>0.2009</text:p>
              </table:table-cell>
              <table:table-cell office:value-type="float" office:value="0.0547">
                <text:p>0.0547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2009 Q2 </text:p>
              </table:table-cell>
              <table:table-cell office:value-type="float" office:value="0.7031">
                <text:p>0.7031</text:p>
              </table:table-cell>
              <table:table-cell office:value-type="float" office:value="0.2018">
                <text:p>0.2018</text:p>
              </table:table-cell>
              <table:table-cell office:value-type="float" office:value="0.0644">
                <text:p>0.0644</text:p>
              </table:table-cell>
              <table:table-cell office:value-type="float" office:value="0.0307000000000001">
                <text:p>0.0307000000000001</text:p>
              </table:table-cell>
            </table:table-row>
            <table:table-row>
              <table:table-cell office:value-type="string">
                <text:p>2009 Q3 </text:p>
              </table:table-cell>
              <table:table-cell office:value-type="float" office:value="0.6907">
                <text:p>0.6907</text:p>
              </table:table-cell>
              <table:table-cell office:value-type="float" office:value="0.2065">
                <text:p>0.2065</text:p>
              </table:table-cell>
              <table:table-cell office:value-type="float" office:value="0.081">
                <text:p>0.081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2009 Q4 </text:p>
              </table:table-cell>
              <table:table-cell office:value-type="float" office:value="0.6642">
                <text:p>0.6642</text:p>
              </table:table-cell>
              <table:table-cell office:value-type="float" office:value="0.2118">
                <text:p>0.2118</text:p>
              </table:table-cell>
              <table:table-cell office:value-type="float" office:value="0.1005">
                <text:p>0.1005</text:p>
              </table:table-cell>
              <table:table-cell office:value-type="float" office:value="0.0235">
                <text:p>0.02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7">
      <number:month number:textual="true"/>
      <number:text> </number:text>
      <number:year/>
    </number:date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aw:opacity="80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aw:opacity="8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f726" draw:opacity="8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aw:opacity="8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opacity="8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f7f7f" draw:opacity="8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opacity="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37cm" svg:height="11.287cm" xlink:href=".." xlink:type="simple" chart:class="chart:area" chart:style-name="ch1">
        <chart:legend chart:legend-position="bottom" svg:x="3.66cm" svg:y="9.194cm" style:legend-expansion="wide" chart:style-name="ch2"/>
        <chart:plot-area chart:style-name="ch3" table:cell-range-address="'statcounter-filtered'.A1:'statcounter-filtered'.H143" chart:data-source-has-labels="both" svg:x="0.494cm" svg:y="0.225cm" svg:width="23.749cm" svg:height="8.56cm">
          <chart:coordinate-region svg:x="1.724cm" svg:y="0.424cm" svg:width="22.519cm" svg:height="7.714cm"/>
          <chart:axis chart:dimension="x" chart:name="primary-x" chart:style-name="ch4" chartooo:axis-type="auto">
            <chartooo:date-scale/>
            <chart:categories table:cell-range-address="'statcounter-filtered'.A2:'statcounter-filtered'.A1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atcounter-filtered'.B2:'statcounter-filtered'.B143" chart:label-cell-address="'statcounter-filtered'.B1:'statcounter-filtered'.B1" chart:class="chart:area">
            <chart:data-point chart:repeated="142"/>
          </chart:series>
          <chart:series chart:style-name="ch8" chart:values-cell-range-address="'statcounter-filtered'.C2:'statcounter-filtered'.C143" chart:label-cell-address="'statcounter-filtered'.C1:'statcounter-filtered'.C1" chart:class="chart:area">
            <chart:data-point chart:repeated="142"/>
          </chart:series>
          <chart:series chart:style-name="ch9" chart:values-cell-range-address="'statcounter-filtered'.D2:'statcounter-filtered'.D143" chart:label-cell-address="'statcounter-filtered'.D1:'statcounter-filtered'.D1" chart:class="chart:area">
            <chart:data-point chart:repeated="142"/>
          </chart:series>
          <chart:series chart:style-name="ch10" chart:values-cell-range-address="'statcounter-filtered'.E2:'statcounter-filtered'.E143" chart:label-cell-address="'statcounter-filtered'.E1:'statcounter-filtered'.E1" chart:class="chart:area">
            <chart:data-point chart:repeated="142"/>
          </chart:series>
          <chart:series chart:style-name="ch11" chart:values-cell-range-address="'statcounter-filtered'.F2:'statcounter-filtered'.F143" chart:label-cell-address="'statcounter-filtered'.F1:'statcounter-filtered'.F1" chart:class="chart:area">
            <chart:data-point chart:repeated="142"/>
          </chart:series>
          <chart:series chart:style-name="ch12" chart:values-cell-range-address="'statcounter-filtered'.G2:'statcounter-filtered'.G143" chart:label-cell-address="'statcounter-filtered'.G1:'statcounter-filtered'.G1" chart:class="chart:area">
            <chart:data-point chart:repeated="142"/>
          </chart:series>
          <chart:series chart:style-name="ch13" chart:values-cell-range-address="'statcounter-filtered'.H2:'statcounter-filtered'.H143" chart:label-cell-address="'statcounter-filtered'.H1:'statcounter-filtered'.H1" chart:class="chart:area">
            <chart:data-point chart:repeated="14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net Explorer</text:p>
                <draw:g>
                  <svg:desc>'statcounter-filtered'.B1:'statcounter-filtered'.B1</svg:desc>
                </draw:g>
              </table:table-cell>
              <table:table-cell office:value-type="string">
                <text:p>Gecko (Firefox, Mozilla, SeaMonkey, Pale Moon)</text:p>
                <draw:g>
                  <svg:desc>'statcounter-filtered'.C1:'statcounter-filtered'.C1</svg:desc>
                </draw:g>
              </table:table-cell>
              <table:table-cell office:value-type="string">
                <text:p>Chrome &amp; Chromium (Desktop &amp; Mobile)</text:p>
                <draw:g>
                  <svg:desc>'statcounter-filtered'.D1:'statcounter-filtered'.D1</svg:desc>
                </draw:g>
              </table:table-cell>
              <table:table-cell office:value-type="string">
                <text:p>Autres Android (Android Browser, UC Browser, Samsung Internet)</text:p>
                <draw:g>
                  <svg:desc>'statcounter-filtered'.E1:'statcounter-filtered'.E1</svg:desc>
                </draw:g>
              </table:table-cell>
              <table:table-cell office:value-type="string">
                <text:p>Safari (Mac OS &amp; iOS)</text:p>
                <draw:g>
                  <svg:desc>'statcounter-filtered'.F1:'statcounter-filtered'.F1</svg:desc>
                </draw:g>
              </table:table-cell>
              <table:table-cell office:value-type="string">
                <text:p>Divers mobile</text:p>
                <draw:g>
                  <svg:desc>'statcounter-filtered'.G1:'statcounter-filtered'.G1</svg:desc>
                </draw:g>
              </table:table-cell>
              <table:table-cell office:value-type="string">
                <text:p>Autres</text:p>
                <draw:g>
                  <svg:desc>'statcounter-filtered'.H1:'statcounter-filtered'.H1</svg:desc>
                </draw:g>
              </table:table-cell>
            </table:table-row>
          </table:table-header-rows>
          <table:table-rows>
            <table:table-row>
              <table:table-cell office:value-type="float" office:value="39814">
                <text:p>39814</text:p>
                <draw:g>
                  <svg:desc>'statcounter-filtered'.A2:'statcounter-filtered'.A143</svg:desc>
                </draw:g>
              </table:table-cell>
              <table:table-cell office:value-type="float" office:value="64.97">
                <text:p>64.97</text:p>
                <draw:g>
                  <svg:desc>'statcounter-filtered'.B2:'statcounter-filtered'.B143</svg:desc>
                </draw:g>
              </table:table-cell>
              <table:table-cell office:value-type="float" office:value="27.04">
                <text:p>27.04</text:p>
                <draw:g>
                  <svg:desc>'statcounter-filtered'.C2:'statcounter-filtered'.C143</svg:desc>
                </draw:g>
              </table:table-cell>
              <table:table-cell office:value-type="float" office:value="1.37">
                <text:p>1.37</text:p>
                <draw:g>
                  <svg:desc>'statcounter-filtered'.D2:'statcounter-filtered'.D143</svg:desc>
                </draw:g>
              </table:table-cell>
              <table:table-cell office:value-type="float" office:value="0.01">
                <text:p>0.01</text:p>
                <draw:g>
                  <svg:desc>'statcounter-filtered'.E2:'statcounter-filtered'.E143</svg:desc>
                </draw:g>
              </table:table-cell>
              <table:table-cell office:value-type="float" office:value="2.79">
                <text:p>2.79</text:p>
                <draw:g>
                  <svg:desc>'statcounter-filtered'.F2:'statcounter-filtered'.F143</svg:desc>
                </draw:g>
              </table:table-cell>
              <table:table-cell office:value-type="float" office:value="0.2">
                <text:p>0.2</text:p>
                <draw:g>
                  <svg:desc>'statcounter-filtered'.G2:'statcounter-filtered'.G143</svg:desc>
                </draw:g>
              </table:table-cell>
              <table:table-cell office:value-type="float" office:value="3.63">
                <text:p>3.63</text:p>
                <draw:g>
                  <svg:desc>'statcounter-filtered'.H2:'statcounter-filtered'.H143</svg:desc>
                </draw:g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63.98">
                <text:p>63.98</text:p>
              </table:table-cell>
              <table:table-cell office:value-type="float" office:value="27.84">
                <text:p>27.84</text:p>
              </table:table-cell>
              <table:table-cell office:value-type="float" office:value="1.5">
                <text:p>1.5</text:p>
              </table:table-cell>
              <table:table-cell office:value-type="float" office:value="0.01">
                <text:p>0.01</text:p>
              </table:table-cell>
              <table:table-cell office:value-type="float" office:value="2.83">
                <text:p>2.83</text:p>
              </table:table-cell>
              <table:table-cell office:value-type="float" office:value="0.22">
                <text:p>0.22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62.02">
                <text:p>62.02</text:p>
              </table:table-cell>
              <table:table-cell office:value-type="float" office:value="29.36">
                <text:p>29.36</text:p>
              </table:table-cell>
              <table:table-cell office:value-type="float" office:value="1.71">
                <text:p>1.71</text:p>
              </table:table-cell>
              <table:table-cell office:value-type="float" office:value="0.02">
                <text:p>0.02</text:p>
              </table:table-cell>
              <table:table-cell office:value-type="float" office:value="3.02">
                <text:p>3.02</text:p>
              </table:table-cell>
              <table:table-cell office:value-type="float" office:value="0.25">
                <text:p>0.2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61.34">
                <text:p>61.34</text:p>
              </table:table-cell>
              <table:table-cell office:value-type="float" office:value="29.61">
                <text:p>29.61</text:p>
              </table:table-cell>
              <table:table-cell office:value-type="float" office:value="2.05">
                <text:p>2.05</text:p>
              </table:table-cell>
              <table:table-cell office:value-type="float" office:value="0.02">
                <text:p>0.02</text:p>
              </table:table-cell>
              <table:table-cell office:value-type="float" office:value="3.09">
                <text:p>3.09</text:p>
              </table:table-cell>
              <table:table-cell office:value-type="float" office:value="0.26">
                <text:p>0.2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61.55">
                <text:p>61.55</text:p>
              </table:table-cell>
              <table:table-cell office:value-type="float" office:value="28.92">
                <text:p>28.92</text:p>
              </table:table-cell>
              <table:table-cell office:value-type="float" office:value="2.4">
                <text:p>2.4</text:p>
              </table:table-cell>
              <table:table-cell office:value-type="float" office:value="0.02">
                <text:p>0.02</text:p>
              </table:table-cell>
              <table:table-cell office:value-type="float" office:value="2.95">
                <text:p>2.95</text:p>
              </table:table-cell>
              <table:table-cell office:value-type="float" office:value="0.27">
                <text:p>0.2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58.93">
                <text:p>58.93</text:p>
              </table:table-cell>
              <table:table-cell office:value-type="float" office:value="30.62">
                <text:p>30.62</text:p>
              </table:table-cell>
              <table:table-cell office:value-type="float" office:value="2.79">
                <text:p>2.79</text:p>
              </table:table-cell>
              <table:table-cell office:value-type="float" office:value="0">
                <text:p>0</text:p>
              </table:table-cell>
              <table:table-cell office:value-type="float" office:value="3.24">
                <text:p>3.24</text:p>
              </table:table-cell>
              <table:table-cell office:value-type="float" office:value="0.3">
                <text:p>0.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59.48">
                <text:p>59.48</text:p>
              </table:table-cell>
              <table:table-cell office:value-type="float" office:value="30.41">
                <text:p>30.41</text:p>
              </table:table-cell>
              <table:table-cell office:value-type="float" office:value="2.98">
                <text:p>2.98</text:p>
              </table:table-cell>
              <table:table-cell office:value-type="float" office:value="0.02">
                <text:p>0.02</text:p>
              </table:table-cell>
              <table:table-cell office:value-type="float" office:value="3.35">
                <text:p>3.35</text:p>
              </table:table-cell>
              <table:table-cell office:value-type="float" office:value="0.34">
                <text:p>0.3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58.04">
                <text:p>58.04</text:p>
              </table:table-cell>
              <table:table-cell office:value-type="float" office:value="31.2">
                <text:p>31.2</text:p>
              </table:table-cell>
              <table:table-cell office:value-type="float" office:value="3.34">
                <text:p>3.34</text:p>
              </table:table-cell>
              <table:table-cell office:value-type="float" office:value="0.03">
                <text:p>0.03</text:p>
              </table:table-cell>
              <table:table-cell office:value-type="float" office:value="3.59">
                <text:p>3.59</text:p>
              </table:table-cell>
              <table:table-cell office:value-type="float" office:value="0.33">
                <text:p>0.3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57.72">
                <text:p>57.72</text:p>
              </table:table-cell>
              <table:table-cell office:value-type="float" office:value="31.28">
                <text:p>31.28</text:p>
              </table:table-cell>
              <table:table-cell office:value-type="float" office:value="3.65">
                <text:p>3.65</text:p>
              </table:table-cell>
              <table:table-cell office:value-type="float" office:value="0.03">
                <text:p>0.03</text:p>
              </table:table-cell>
              <table:table-cell office:value-type="float" office:value="3.59">
                <text:p>3.59</text:p>
              </table:table-cell>
              <table:table-cell office:value-type="float" office:value="0.36">
                <text:p>0.36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57.3">
                <text:p>57.3</text:p>
              </table:table-cell>
              <table:table-cell office:value-type="float" office:value="31.76">
                <text:p>31.76</text:p>
              </table:table-cell>
              <table:table-cell office:value-type="float" office:value="4.12">
                <text:p>4.12</text:p>
              </table:table-cell>
              <table:table-cell office:value-type="float" office:value="0.03">
                <text:p>0.03</text:p>
              </table:table-cell>
              <table:table-cell office:value-type="float" office:value="3.77">
                <text:p>3.77</text:p>
              </table:table-cell>
              <table:table-cell office:value-type="float" office:value="0.37">
                <text:p>0.3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55.89">
                <text:p>55.89</text:p>
              </table:table-cell>
              <table:table-cell office:value-type="float" office:value="32.28">
                <text:p>32.28</text:p>
              </table:table-cell>
              <table:table-cell office:value-type="float" office:value="4.61">
                <text:p>4.61</text:p>
              </table:table-cell>
              <table:table-cell office:value-type="float" office:value="0.04">
                <text:p>0.04</text:p>
              </table:table-cell>
              <table:table-cell office:value-type="float" office:value="4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55.01">
                <text:p>55.01</text:p>
              </table:table-cell>
              <table:table-cell office:value-type="float" office:value="32.18">
                <text:p>32.18</text:p>
              </table:table-cell>
              <table:table-cell office:value-type="float" office:value="5.38">
                <text:p>5.38</text:p>
              </table:table-cell>
              <table:table-cell office:value-type="float" office:value="0.05">
                <text:p>0.05</text:p>
              </table:table-cell>
              <table:table-cell office:value-type="float" office:value="3.85">
                <text:p>3.85</text:p>
              </table:table-cell>
              <table:table-cell office:value-type="float" office:value="0.38">
                <text:p>0.3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54.39">
                <text:p>54.39</text:p>
              </table:table-cell>
              <table:table-cell office:value-type="float" office:value="31.65">
                <text:p>31.65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0.47">
                <text:p>0.4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53.56">
                <text:p>53.56</text:p>
              </table:table-cell>
              <table:table-cell office:value-type="float" office:value="31.47">
                <text:p>31.47</text:p>
              </table:table-cell>
              <table:table-cell office:value-type="float" office:value="6.6">
                <text:p>6.6</text:p>
              </table:table-cell>
              <table:table-cell office:value-type="float" office:value="0.09">
                <text:p>0.09</text:p>
              </table:table-cell>
              <table:table-cell office:value-type="float" office:value="4.59">
                <text:p>4.59</text:p>
              </table:table-cell>
              <table:table-cell office:value-type="float" office:value="0.5">
                <text:p>0.5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53.37">
                <text:p>53.37</text:p>
              </table:table-cell>
              <table:table-cell office:value-type="float" office:value="30.84">
                <text:p>30.84</text:p>
              </table:table-cell>
              <table:table-cell office:value-type="float" office:value="7.15">
                <text:p>7.15</text:p>
              </table:table-cell>
              <table:table-cell office:value-type="float" office:value="0.13">
                <text:p>0.13</text:p>
              </table:table-cell>
              <table:table-cell office:value-type="float" office:value="4.67">
                <text:p>4.67</text:p>
              </table:table-cell>
              <table:table-cell office:value-type="float" office:value="0.6">
                <text:p>0.6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52.1">
                <text:p>52.1</text:p>
              </table:table-cell>
              <table:table-cell office:value-type="float" office:value="31.24">
                <text:p>31.24</text:p>
              </table:table-cell>
              <table:table-cell office:value-type="float" office:value="7.89">
                <text:p>7.89</text:p>
              </table:table-cell>
              <table:table-cell office:value-type="float" office:value="0.15">
                <text:p>0.15</text:p>
              </table:table-cell>
              <table:table-cell office:value-type="float" office:value="4.77">
                <text:p>4.77</text:p>
              </table:table-cell>
              <table:table-cell office:value-type="float" office:value="0.68">
                <text:p>0.68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51.54">
                <text:p>51.54</text:p>
              </table:table-cell>
              <table:table-cell office:value-type="float" office:value="31.09">
                <text:p>31.09</text:p>
              </table:table-cell>
              <table:table-cell office:value-type="float" office:value="8.41">
                <text:p>8.41</text:p>
              </table:table-cell>
              <table:table-cell office:value-type="float" office:value="0.18">
                <text:p>0.18</text:p>
              </table:table-cell>
              <table:table-cell office:value-type="float" office:value="4.72">
                <text:p>4.72</text:p>
              </table:table-cell>
              <table:table-cell office:value-type="float" office:value="0.7">
                <text:p>0.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51.5">
                <text:p>51.5</text:p>
              </table:table-cell>
              <table:table-cell office:value-type="float" office:value="30.52">
                <text:p>30.52</text:p>
              </table:table-cell>
              <table:table-cell office:value-type="float" office:value="9">
                <text:p>9</text:p>
              </table:table-cell>
              <table:table-cell office:value-type="float" office:value="0.21">
                <text:p>0.21</text:p>
              </table:table-cell>
              <table:table-cell office:value-type="float" office:value="4.65">
                <text:p>4.65</text:p>
              </table:table-cell>
              <table:table-cell office:value-type="float" office:value="0.83">
                <text:p>0.8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1.17">
                <text:p>51.17</text:p>
              </table:table-cell>
              <table:table-cell office:value-type="float" office:value="29.96">
                <text:p>29.96</text:p>
              </table:table-cell>
              <table:table-cell office:value-type="float" office:value="9.6">
                <text:p>9.6</text:p>
              </table:table-cell>
              <table:table-cell office:value-type="float" office:value="0.27">
                <text:p>0.27</text:p>
              </table:table-cell>
              <table:table-cell office:value-type="float" office:value="4.71">
                <text:p>4.71</text:p>
              </table:table-cell>
              <table:table-cell office:value-type="float" office:value="0.97">
                <text:p>0.9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49.69">
                <text:p>49.69</text:p>
              </table:table-cell>
              <table:table-cell office:value-type="float" office:value="30.23">
                <text:p>30.23</text:p>
              </table:table-cell>
              <table:table-cell office:value-type="float" office:value="10.41">
                <text:p>10.41</text:p>
              </table:table-cell>
              <table:table-cell office:value-type="float" office:value="0.32">
                <text:p>0.32</text:p>
              </table:table-cell>
              <table:table-cell office:value-type="float" office:value="4.92">
                <text:p>4.92</text:p>
              </table:table-cell>
              <table:table-cell office:value-type="float" office:value="1.1">
                <text:p>1.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48.13">
                <text:p>48.13</text:p>
              </table:table-cell>
              <table:table-cell office:value-type="float" office:value="30.52">
                <text:p>30.52</text:p>
              </table:table-cell>
              <table:table-cell office:value-type="float" office:value="11.14">
                <text:p>11.14</text:p>
              </table:table-cell>
              <table:table-cell office:value-type="float" office:value="0.36">
                <text:p>0.36</text:p>
              </table:table-cell>
              <table:table-cell office:value-type="float" office:value="5.06">
                <text:p>5.06</text:p>
              </table:table-cell>
              <table:table-cell office:value-type="float" office:value="1.25">
                <text:p>1.2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47.33">
                <text:p>47.33</text:p>
              </table:table-cell>
              <table:table-cell office:value-type="float" office:value="30.17">
                <text:p>30.17</text:p>
              </table:table-cell>
              <table:table-cell office:value-type="float" office:value="11.92">
                <text:p>11.92</text:p>
              </table:table-cell>
              <table:table-cell office:value-type="float" office:value="0.43">
                <text:p>0.43</text:p>
              </table:table-cell>
              <table:table-cell office:value-type="float" office:value="5.23">
                <text:p>5.23</text:p>
              </table:table-cell>
              <table:table-cell office:value-type="float" office:value="1.36">
                <text:p>1.3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46.22">
                <text:p>46.22</text:p>
              </table:table-cell>
              <table:table-cell office:value-type="float" office:value="30.04">
                <text:p>30.04</text:p>
              </table:table-cell>
              <table:table-cell office:value-type="float" office:value="12.81">
                <text:p>12.81</text:p>
              </table:table-cell>
              <table:table-cell office:value-type="float" office:value="0.49">
                <text:p>0.49</text:p>
              </table:table-cell>
              <table:table-cell office:value-type="float" office:value="5.39">
                <text:p>5.39</text:p>
              </table:table-cell>
              <table:table-cell office:value-type="float" office:value="1.5">
                <text:p>1.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45.02">
                <text:p>45.02</text:p>
              </table:table-cell>
              <table:table-cell office:value-type="float" office:value="29.61">
                <text:p>29.61</text:p>
              </table:table-cell>
              <table:table-cell office:value-type="float" office:value="14.24">
                <text:p>14.24</text:p>
              </table:table-cell>
              <table:table-cell office:value-type="float" office:value="0.57">
                <text:p>0.57</text:p>
              </table:table-cell>
              <table:table-cell office:value-type="float" office:value="5.56">
                <text:p>5.56</text:p>
              </table:table-cell>
              <table:table-cell office:value-type="float" office:value="1.43">
                <text:p>1.43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44.03">
                <text:p>44.03</text:p>
              </table:table-cell>
              <table:table-cell office:value-type="float" office:value="29.46">
                <text:p>29.46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1.37">
                <text:p>1.3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43.42">
                <text:p>43.42</text:p>
              </table:table-cell>
              <table:table-cell office:value-type="float" office:value="29.12">
                <text:p>29.12</text:p>
              </table:table-cell>
              <table:table-cell office:value-type="float" office:value="15.81">
                <text:p>15.81</text:p>
              </table:table-cell>
              <table:table-cell office:value-type="float" office:value="0.71">
                <text:p>0.71</text:p>
              </table:table-cell>
              <table:table-cell office:value-type="float" office:value="5.94">
                <text:p>5.94</text:p>
              </table:table-cell>
              <table:table-cell office:value-type="float" office:value="1.4">
                <text:p>1.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42.99">
                <text:p>42.99</text:p>
              </table:table-cell>
              <table:table-cell office:value-type="float" office:value="28.67">
                <text:p>28.67</text:p>
              </table:table-cell>
              <table:table-cell office:value-type="float" office:value="16.55">
                <text:p>16.55</text:p>
              </table:table-cell>
              <table:table-cell office:value-type="float" office:value="0.76">
                <text:p>0.76</text:p>
              </table:table-cell>
              <table:table-cell office:value-type="float" office:value="5.93">
                <text:p>5.93</text:p>
              </table:table-cell>
              <table:table-cell office:value-type="float" office:value="1.47">
                <text:p>1.47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42.2">
                <text:p>42.2</text:p>
              </table:table-cell>
              <table:table-cell office:value-type="float" office:value="28.2">
                <text:p>28.2</text:p>
              </table:table-cell>
              <table:table-cell office:value-type="float" office:value="17.34">
                <text:p>17.34</text:p>
              </table:table-cell>
              <table:table-cell office:value-type="float" office:value="0.87">
                <text:p>0.87</text:p>
              </table:table-cell>
              <table:table-cell office:value-type="float" office:value="5.99">
                <text:p>5.99</text:p>
              </table:table-cell>
              <table:table-cell office:value-type="float" office:value="1.65">
                <text:p>1.6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41.35">
                <text:p>41.35</text:p>
              </table:table-cell>
              <table:table-cell office:value-type="float" office:value="27.67">
                <text:p>27.67</text:p>
              </table:table-cell>
              <table:table-cell office:value-type="float" office:value="18.3">
                <text:p>18.3</text:p>
              </table:table-cell>
              <table:table-cell office:value-type="float" office:value="1.04">
                <text:p>1.04</text:p>
              </table:table-cell>
              <table:table-cell office:value-type="float" office:value="5.98">
                <text:p>5.98</text:p>
              </table:table-cell>
              <table:table-cell office:value-type="float" office:value="1.92">
                <text:p>1.92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40.74">
                <text:p>40.74</text:p>
              </table:table-cell>
              <table:table-cell office:value-type="float" office:value="26.55">
                <text:p>26.55</text:p>
              </table:table-cell>
              <table:table-cell office:value-type="float" office:value="19.35">
                <text:p>19.35</text:p>
              </table:table-cell>
              <table:table-cell office:value-type="float" office:value="1.21">
                <text:p>1.21</text:p>
              </table:table-cell>
              <table:table-cell office:value-type="float" office:value="6.05">
                <text:p>6.05</text:p>
              </table:table-cell>
              <table:table-cell office:value-type="float" office:value="2.22">
                <text:p>2.2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39.47">
                <text:p>39.47</text:p>
              </table:table-cell>
              <table:table-cell office:value-type="float" office:value="26.05">
                <text:p>26.05</text:p>
              </table:table-cell>
              <table:table-cell office:value-type="float" office:value="20.64">
                <text:p>20.64</text:p>
              </table:table-cell>
              <table:table-cell office:value-type="float" office:value="1.38">
                <text:p>1.38</text:p>
              </table:table-cell>
              <table:table-cell office:value-type="float" office:value="6.2">
                <text:p>6.2</text:p>
              </table:table-cell>
              <table:table-cell office:value-type="float" office:value="2.39">
                <text:p>2.3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38.9">
                <text:p>38.9</text:p>
              </table:table-cell>
              <table:table-cell office:value-type="float" office:value="25.58">
                <text:p>25.58</text:p>
              </table:table-cell>
              <table:table-cell office:value-type="float" office:value="21.56">
                <text:p>21.56</text:p>
              </table:table-cell>
              <table:table-cell office:value-type="float" office:value="1.53">
                <text:p>1.53</text:p>
              </table:table-cell>
              <table:table-cell office:value-type="float" office:value="6.2">
                <text:p>6.2</text:p>
              </table:table-cell>
              <table:table-cell office:value-type="float" office:value="2.39">
                <text:p>2.3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38.85">
                <text:p>38.85</text:p>
              </table:table-cell>
              <table:table-cell office:value-type="float" office:value="25.03">
                <text:p>25.03</text:p>
              </table:table-cell>
              <table:table-cell office:value-type="float" office:value="22.07">
                <text:p>22.07</text:p>
              </table:table-cell>
              <table:table-cell office:value-type="float" office:value="1.48">
                <text:p>1.48</text:p>
              </table:table-cell>
              <table:table-cell office:value-type="float" office:value="6.65">
                <text:p>6.65</text:p>
              </table:table-cell>
              <table:table-cell office:value-type="float" office:value="2.12">
                <text:p>2.1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37.55">
                <text:p>37.55</text:p>
              </table:table-cell>
              <table:table-cell office:value-type="float" office:value="24.72">
                <text:p>24.72</text:p>
              </table:table-cell>
              <table:table-cell office:value-type="float" office:value="23.42">
                <text:p>23.42</text:p>
              </table:table-cell>
              <table:table-cell office:value-type="float" office:value="1.8">
                <text:p>1.8</text:p>
              </table:table-cell>
              <table:table-cell office:value-type="float" office:value="7.07">
                <text:p>7.07</text:p>
              </table:table-cell>
              <table:table-cell office:value-type="float" office:value="1.7">
                <text:p>1.7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37.8">
                <text:p>37.8</text:p>
              </table:table-cell>
              <table:table-cell office:value-type="float" office:value="23.54">
                <text:p>23.54</text:p>
              </table:table-cell>
              <table:table-cell office:value-type="float" office:value="23.96">
                <text:p>23.96</text:p>
              </table:table-cell>
              <table:table-cell office:value-type="float" office:value="1.91">
                <text:p>1.91</text:p>
              </table:table-cell>
              <table:table-cell office:value-type="float" office:value="7.18">
                <text:p>7.18</text:p>
              </table:table-cell>
              <table:table-cell office:value-type="float" office:value="1.7">
                <text:p>1.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35.54">
                <text:p>35.54</text:p>
              </table:table-cell>
              <table:table-cell office:value-type="float" office:value="23.3">
                <text:p>23.3</text:p>
              </table:table-cell>
              <table:table-cell office:value-type="float" office:value="25.15">
                <text:p>25.15</text:p>
              </table:table-cell>
              <table:table-cell office:value-type="float" office:value="2.2">
                <text:p>2.2</text:p>
              </table:table-cell>
              <table:table-cell office:value-type="float" office:value="7.41">
                <text:p>7.41</text:p>
              </table:table-cell>
              <table:table-cell office:value-type="float" office:value="1.98">
                <text:p>1.9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34.27">
                <text:p>34.27</text:p>
              </table:table-cell>
              <table:table-cell office:value-type="float" office:value="22.74">
                <text:p>22.74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1.92">
                <text:p>1.92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32.7">
                <text:p>32.7</text:p>
              </table:table-cell>
              <table:table-cell office:value-type="float" office:value="22.82">
                <text:p>22.82</text:p>
              </table:table-cell>
              <table:table-cell office:value-type="float" office:value="27.36">
                <text:p>27.36</text:p>
              </table:table-cell>
              <table:table-cell office:value-type="float" office:value="2.67">
                <text:p>2.67</text:p>
              </table:table-cell>
              <table:table-cell office:value-type="float" office:value="8.35">
                <text:p>8.35</text:p>
              </table:table-cell>
              <table:table-cell office:value-type="float" office:value="1.87">
                <text:p>1.87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31.68">
                <text:p>31.68</text:p>
              </table:table-cell>
              <table:table-cell office:value-type="float" office:value="22.8">
                <text:p>22.8</text:p>
              </table:table-cell>
              <table:table-cell office:value-type="float" office:value="28.16">
                <text:p>28.16</text:p>
              </table:table-cell>
              <table:table-cell office:value-type="float" office:value="2.72">
                <text:p>2.72</text:p>
              </table:table-cell>
              <table:table-cell office:value-type="float" office:value="8.26">
                <text:p>8.26</text:p>
              </table:table-cell>
              <table:table-cell office:value-type="float" office:value="2.02">
                <text:p>2.0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30.8">
                <text:p>30.8</text:p>
              </table:table-cell>
              <table:table-cell office:value-type="float" office:value="22.55">
                <text:p>22.55</text:p>
              </table:table-cell>
              <table:table-cell office:value-type="float" office:value="28.3">
                <text:p>28.3</text:p>
              </table:table-cell>
              <table:table-cell office:value-type="float" office:value="3.05">
                <text:p>3.05</text:p>
              </table:table-cell>
              <table:table-cell office:value-type="float" office:value="8.72">
                <text:p>8.72</text:p>
              </table:table-cell>
              <table:table-cell office:value-type="float" office:value="2.11">
                <text:p>2.11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8.87">
                <text:p>28.87</text:p>
              </table:table-cell>
              <table:table-cell office:value-type="float" office:value="23.03">
                <text:p>23.03</text:p>
              </table:table-cell>
              <table:table-cell office:value-type="float" office:value="29.22">
                <text:p>29.22</text:p>
              </table:table-cell>
              <table:table-cell office:value-type="float" office:value="3.27">
                <text:p>3.27</text:p>
              </table:table-cell>
              <table:table-cell office:value-type="float" office:value="8.68">
                <text:p>8.68</text:p>
              </table:table-cell>
              <table:table-cell office:value-type="float" office:value="2.19">
                <text:p>2.19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28.95">
                <text:p>28.95</text:p>
              </table:table-cell>
              <table:table-cell office:value-type="float" office:value="22.09">
                <text:p>22.09</text:p>
              </table:table-cell>
              <table:table-cell office:value-type="float" office:value="29.43">
                <text:p>29.43</text:p>
              </table:table-cell>
              <table:table-cell office:value-type="float" office:value="3.48">
                <text:p>3.48</text:p>
              </table:table-cell>
              <table:table-cell office:value-type="float" office:value="8.82">
                <text:p>8.82</text:p>
              </table:table-cell>
              <table:table-cell office:value-type="float" office:value="2.14">
                <text:p>2.14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28.49">
                <text:p>28.49</text:p>
              </table:table-cell>
              <table:table-cell office:value-type="float" office:value="21.19">
                <text:p>21.19</text:p>
              </table:table-cell>
              <table:table-cell office:value-type="float" office:value="30.2">
                <text:p>30.2</text:p>
              </table:table-cell>
              <table:table-cell office:value-type="float" office:value="3.79">
                <text:p>3.79</text:p>
              </table:table-cell>
              <table:table-cell office:value-type="float" office:value="9.11">
                <text:p>9.11</text:p>
              </table:table-cell>
              <table:table-cell office:value-type="float" office:value="2.13">
                <text:p>2.13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29.1">
                <text:p>29.1</text:p>
              </table:table-cell>
              <table:table-cell office:value-type="float" office:value="20.35">
                <text:p>20.35</text:p>
              </table:table-cell>
              <table:table-cell office:value-type="float" office:value="29.89">
                <text:p>29.89</text:p>
              </table:table-cell>
              <table:table-cell office:value-type="float" office:value="4.02">
                <text:p>4.02</text:p>
              </table:table-cell>
              <table:table-cell office:value-type="float" office:value="9.3">
                <text:p>9.3</text:p>
              </table:table-cell>
              <table:table-cell office:value-type="float" office:value="2.16">
                <text:p>2.16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28.89">
                <text:p>28.89</text:p>
              </table:table-cell>
              <table:table-cell office:value-type="float" office:value="19.91">
                <text:p>19.91</text:p>
              </table:table-cell>
              <table:table-cell office:value-type="float" office:value="30.36">
                <text:p>30.36</text:p>
              </table:table-cell>
              <table:table-cell office:value-type="float" office:value="4.15">
                <text:p>4.15</text:p>
              </table:table-cell>
              <table:table-cell office:value-type="float" office:value="9.54">
                <text:p>9.54</text:p>
              </table:table-cell>
              <table:table-cell office:value-type="float" office:value="2.23">
                <text:p>2.23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28.26">
                <text:p>28.26</text:p>
              </table:table-cell>
              <table:table-cell office:value-type="float" office:value="19.79">
                <text:p>19.79</text:p>
              </table:table-cell>
              <table:table-cell office:value-type="float" office:value="30.76">
                <text:p>30.76</text:p>
              </table:table-cell>
              <table:table-cell office:value-type="float" office:value="4.37">
                <text:p>4.37</text:p>
              </table:table-cell>
              <table:table-cell office:value-type="float" office:value="9.69">
                <text:p>9.69</text:p>
              </table:table-cell>
              <table:table-cell office:value-type="float" office:value="2.2">
                <text:p>2.2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27.28">
                <text:p>27.28</text:p>
              </table:table-cell>
              <table:table-cell office:value-type="float" office:value="19.67">
                <text:p>19.67</text:p>
              </table:table-cell>
              <table:table-cell office:value-type="float" office:value="31.35">
                <text:p>31.35</text:p>
              </table:table-cell>
              <table:table-cell office:value-type="float" office:value="5.01">
                <text:p>5.01</text:p>
              </table:table-cell>
              <table:table-cell office:value-type="float" office:value="9.83">
                <text:p>9.83</text:p>
              </table:table-cell>
              <table:table-cell office:value-type="float" office:value="2.12">
                <text:p>2.1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26.47">
                <text:p>26.47</text:p>
              </table:table-cell>
              <table:table-cell office:value-type="float" office:value="18.94">
                <text:p>18.94</text:p>
              </table:table-cell>
              <table:table-cell office:value-type="float" office:value="31.48">
                <text:p>31.48</text:p>
              </table:table-cell>
              <table:table-cell office:value-type="float" office:value="5.9">
                <text:p>5.9</text:p>
              </table:table-cell>
              <table:table-cell office:value-type="float" office:value="10.07">
                <text:p>10.07</text:p>
              </table:table-cell>
              <table:table-cell office:value-type="float" office:value="2.28">
                <text:p>2.28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26.55">
                <text:p>26.55</text:p>
              </table:table-cell>
              <table:table-cell office:value-type="float" office:value="18.61">
                <text:p>18.61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1.98">
                <text:p>1.98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25.74">
                <text:p>25.74</text:p>
              </table:table-cell>
              <table:table-cell office:value-type="float" office:value="18.51">
                <text:p>18.51</text:p>
              </table:table-cell>
              <table:table-cell office:value-type="float" office:value="32.24">
                <text:p>32.24</text:p>
              </table:table-cell>
              <table:table-cell office:value-type="float" office:value="6.11">
                <text:p>6.11</text:p>
              </table:table-cell>
              <table:table-cell office:value-type="float" office:value="11.14">
                <text:p>11.14</text:p>
              </table:table-cell>
              <table:table-cell office:value-type="float" office:value="1.92">
                <text:p>1.9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25.26">
                <text:p>25.26</text:p>
              </table:table-cell>
              <table:table-cell office:value-type="float" office:value="18.11">
                <text:p>18.11</text:p>
              </table:table-cell>
              <table:table-cell office:value-type="float" office:value="33.16">
                <text:p>33.16</text:p>
              </table:table-cell>
              <table:table-cell office:value-type="float" office:value="6.04">
                <text:p>6.04</text:p>
              </table:table-cell>
              <table:table-cell office:value-type="float" office:value="11.06">
                <text:p>11.06</text:p>
              </table:table-cell>
              <table:table-cell office:value-type="float" office:value="1.98">
                <text:p>1.98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5.76">
                <text:p>25.76</text:p>
              </table:table-cell>
              <table:table-cell office:value-type="float" office:value="17.49">
                <text:p>17.49</text:p>
              </table:table-cell>
              <table:table-cell office:value-type="float" office:value="34.31">
                <text:p>34.31</text:p>
              </table:table-cell>
              <table:table-cell office:value-type="float" office:value="5.93">
                <text:p>5.93</text:p>
              </table:table-cell>
              <table:table-cell office:value-type="float" office:value="10.44">
                <text:p>10.44</text:p>
              </table:table-cell>
              <table:table-cell office:value-type="float" office:value="1.94">
                <text:p>1.9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23.85">
                <text:p>23.85</text:p>
              </table:table-cell>
              <table:table-cell office:value-type="float" office:value="17.11">
                <text:p>17.11</text:p>
              </table:table-cell>
              <table:table-cell office:value-type="float" office:value="36.05">
                <text:p>36.05</text:p>
              </table:table-cell>
              <table:table-cell office:value-type="float" office:value="6.2">
                <text:p>6.2</text:p>
              </table:table-cell>
              <table:table-cell office:value-type="float" office:value="10.44">
                <text:p>10.44</text:p>
              </table:table-cell>
              <table:table-cell office:value-type="float" office:value="2.08">
                <text:p>2.08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21.54">
                <text:p>21.54</text:p>
              </table:table-cell>
              <table:table-cell office:value-type="float" office:value="17.06">
                <text:p>17.06</text:p>
              </table:table-cell>
              <table:table-cell office:value-type="float" office:value="36.7">
                <text:p>36.7</text:p>
              </table:table-cell>
              <table:table-cell office:value-type="float" office:value="6.7">
                <text:p>6.7</text:p>
              </table:table-cell>
              <table:table-cell office:value-type="float" office:value="10.93">
                <text:p>10.93</text:p>
              </table:table-cell>
              <table:table-cell office:value-type="float" office:value="2.34">
                <text:p>2.34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20.49">
                <text:p>20.49</text:p>
              </table:table-cell>
              <table:table-cell office:value-type="float" office:value="16.91">
                <text:p>16.91</text:p>
              </table:table-cell>
              <table:table-cell office:value-type="float" office:value="36.69">
                <text:p>36.69</text:p>
              </table:table-cell>
              <table:table-cell office:value-type="float" office:value="7.24">
                <text:p>7.24</text:p>
              </table:table-cell>
              <table:table-cell office:value-type="float" office:value="11.23">
                <text:p>11.23</text:p>
              </table:table-cell>
              <table:table-cell office:value-type="float" office:value="2.46">
                <text:p>2.46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21.18">
                <text:p>21.18</text:p>
              </table:table-cell>
              <table:table-cell office:value-type="float" office:value="16.07">
                <text:p>16.07</text:p>
              </table:table-cell>
              <table:table-cell office:value-type="float" office:value="36.25">
                <text:p>36.25</text:p>
              </table:table-cell>
              <table:table-cell office:value-type="float" office:value="7.6">
                <text:p>7.6</text:p>
              </table:table-cell>
              <table:table-cell office:value-type="float" office:value="11.09">
                <text:p>11.09</text:p>
              </table:table-cell>
              <table:table-cell office:value-type="float" office:value="2.56">
                <text:p>2.56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23.71">
                <text:p>23.71</text:p>
              </table:table-cell>
              <table:table-cell office:value-type="float" office:value="15.36">
                <text:p>15.36</text:p>
              </table:table-cell>
              <table:table-cell office:value-type="float" office:value="34.73">
                <text:p>34.73</text:p>
              </table:table-cell>
              <table:table-cell office:value-type="float" office:value="7.55">
                <text:p>7.55</text:p>
              </table:table-cell>
              <table:table-cell office:value-type="float" office:value="10.9">
                <text:p>10.9</text:p>
              </table:table-cell>
              <table:table-cell office:value-type="float" office:value="2.47">
                <text:p>2.47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23.53">
                <text:p>23.53</text:p>
              </table:table-cell>
              <table:table-cell office:value-type="float" office:value="14.82">
                <text:p>14.82</text:p>
              </table:table-cell>
              <table:table-cell office:value-type="float" office:value="33.81">
                <text:p>33.81</text:p>
              </table:table-cell>
              <table:table-cell office:value-type="float" office:value="7.53">
                <text:p>7.53</text:p>
              </table:table-cell>
              <table:table-cell office:value-type="float" office:value="10.76">
                <text:p>10.76</text:p>
              </table:table-cell>
              <table:table-cell office:value-type="float" office:value="2.46">
                <text:p>2.46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22.1">
                <text:p>22.1</text:p>
              </table:table-cell>
              <table:table-cell office:value-type="float" office:value="14.82">
                <text:p>14.82</text:p>
              </table:table-cell>
              <table:table-cell office:value-type="float" office:value="35.15">
                <text:p>35.15</text:p>
              </table:table-cell>
              <table:table-cell office:value-type="float" office:value="8.07">
                <text:p>8.07</text:p>
              </table:table-cell>
              <table:table-cell office:value-type="float" office:value="10.97">
                <text:p>10.97</text:p>
              </table:table-cell>
              <table:table-cell office:value-type="float" office:value="2.9">
                <text:p>2.9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8.09">
                <text:p>18.09</text:p>
              </table:table-cell>
              <table:table-cell office:value-type="float" office:value="14.89">
                <text:p>14.89</text:p>
              </table:table-cell>
              <table:table-cell office:value-type="float" office:value="35.88">
                <text:p>35.88</text:p>
              </table:table-cell>
              <table:table-cell office:value-type="float" office:value="9.41">
                <text:p>9.41</text:p>
              </table:table-cell>
              <table:table-cell office:value-type="float" office:value="11.77">
                <text:p>11.77</text:p>
              </table:table-cell>
              <table:table-cell office:value-type="float" office:value="3.23">
                <text:p>3.23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7.75">
                <text:p>17.75</text:p>
              </table:table-cell>
              <table:table-cell office:value-type="float" office:value="14.82">
                <text:p>14.82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2.99">
                <text:p>2.99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7.34">
                <text:p>17.34</text:p>
              </table:table-cell>
              <table:table-cell office:value-type="float" office:value="14.91">
                <text:p>14.91</text:p>
              </table:table-cell>
              <table:table-cell office:value-type="float" office:value="36.5">
                <text:p>36.5</text:p>
              </table:table-cell>
              <table:table-cell office:value-type="float" office:value="9.72">
                <text:p>9.72</text:p>
              </table:table-cell>
              <table:table-cell office:value-type="float" office:value="12.56">
                <text:p>12.56</text:p>
              </table:table-cell>
              <table:table-cell office:value-type="float" office:value="2.89">
                <text:p>2.8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7.19">
                <text:p>17.19</text:p>
              </table:table-cell>
              <table:table-cell office:value-type="float" office:value="14.4">
                <text:p>14.4</text:p>
              </table:table-cell>
              <table:table-cell office:value-type="float" office:value="36.53">
                <text:p>36.53</text:p>
              </table:table-cell>
              <table:table-cell office:value-type="float" office:value="9.74">
                <text:p>9.74</text:p>
              </table:table-cell>
              <table:table-cell office:value-type="float" office:value="12.96">
                <text:p>12.96</text:p>
              </table:table-cell>
              <table:table-cell office:value-type="float" office:value="2.8">
                <text:p>2.8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6.39">
                <text:p>16.39</text:p>
              </table:table-cell>
              <table:table-cell office:value-type="float" office:value="14.38">
                <text:p>14.38</text:p>
              </table:table-cell>
              <table:table-cell office:value-type="float" office:value="38.34">
                <text:p>38.34</text:p>
              </table:table-cell>
              <table:table-cell office:value-type="float" office:value="9.53">
                <text:p>9.53</text:p>
              </table:table-cell>
              <table:table-cell office:value-type="float" office:value="12.72">
                <text:p>12.72</text:p>
              </table:table-cell>
              <table:table-cell office:value-type="float" office:value="2.68">
                <text:p>2.68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5.51">
                <text:p>15.51</text:p>
              </table:table-cell>
              <table:table-cell office:value-type="float" office:value="14.12">
                <text:p>14.12</text:p>
              </table:table-cell>
              <table:table-cell office:value-type="float" office:value="38.77">
                <text:p>38.77</text:p>
              </table:table-cell>
              <table:table-cell office:value-type="float" office:value="9.99">
                <text:p>9.99</text:p>
              </table:table-cell>
              <table:table-cell office:value-type="float" office:value="13.14">
                <text:p>13.14</text:p>
              </table:table-cell>
              <table:table-cell office:value-type="float" office:value="2.58">
                <text:p>2.58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5.4">
                <text:p>15.4</text:p>
              </table:table-cell>
              <table:table-cell office:value-type="float" office:value="13.33">
                <text:p>13.33</text:p>
              </table:table-cell>
              <table:table-cell office:value-type="float" office:value="38.6">
                <text:p>38.6</text:p>
              </table:table-cell>
              <table:table-cell office:value-type="float" office:value="10.14">
                <text:p>10.14</text:p>
              </table:table-cell>
              <table:table-cell office:value-type="float" office:value="13.78">
                <text:p>13.78</text:p>
              </table:table-cell>
              <table:table-cell office:value-type="float" office:value="2.6">
                <text:p>2.6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5.51">
                <text:p>15.51</text:p>
              </table:table-cell>
              <table:table-cell office:value-type="float" office:value="12.87">
                <text:p>12.87</text:p>
              </table:table-cell>
              <table:table-cell office:value-type="float" office:value="38.83">
                <text:p>38.83</text:p>
              </table:table-cell>
              <table:table-cell office:value-type="float" office:value="9.94">
                <text:p>9.94</text:p>
              </table:table-cell>
              <table:table-cell office:value-type="float" office:value="14.29">
                <text:p>14.29</text:p>
              </table:table-cell>
              <table:table-cell office:value-type="float" office:value="2.51">
                <text:p>2.51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4.52">
                <text:p>14.52</text:p>
              </table:table-cell>
              <table:table-cell office:value-type="float" office:value="12.68">
                <text:p>12.68</text:p>
              </table:table-cell>
              <table:table-cell office:value-type="float" office:value="39.61">
                <text:p>39.61</text:p>
              </table:table-cell>
              <table:table-cell office:value-type="float" office:value="10.34">
                <text:p>10.34</text:p>
              </table:table-cell>
              <table:table-cell office:value-type="float" office:value="14.19">
                <text:p>14.19</text:p>
              </table:table-cell>
              <table:table-cell office:value-type="float" office:value="2.62">
                <text:p>2.62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4.46">
                <text:p>14.46</text:p>
              </table:table-cell>
              <table:table-cell office:value-type="float" office:value="12.5">
                <text:p>12.5</text:p>
              </table:table-cell>
              <table:table-cell office:value-type="float" office:value="39.45">
                <text:p>39.45</text:p>
              </table:table-cell>
              <table:table-cell office:value-type="float" office:value="10.17">
                <text:p>10.17</text:p>
              </table:table-cell>
              <table:table-cell office:value-type="float" office:value="14.9">
                <text:p>14.9</text:p>
              </table:table-cell>
              <table:table-cell office:value-type="float" office:value="2.51">
                <text:p>2.51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3.39">
                <text:p>13.39</text:p>
              </table:table-cell>
              <table:table-cell office:value-type="float" office:value="12.01">
                <text:p>12.01</text:p>
              </table:table-cell>
              <table:table-cell office:value-type="float" office:value="41.59">
                <text:p>41.59</text:p>
              </table:table-cell>
              <table:table-cell office:value-type="float" office:value="10.07">
                <text:p>10.07</text:p>
              </table:table-cell>
              <table:table-cell office:value-type="float" office:value="15.3">
                <text:p>15.3</text:p>
              </table:table-cell>
              <table:table-cell office:value-type="float" office:value="2.29">
                <text:p>2.29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3.42">
                <text:p>13.42</text:p>
              </table:table-cell>
              <table:table-cell office:value-type="float" office:value="11.65">
                <text:p>11.65</text:p>
              </table:table-cell>
              <table:table-cell office:value-type="float" office:value="42.3">
                <text:p>42.3</text:p>
              </table:table-cell>
              <table:table-cell office:value-type="float" office:value="10.7">
                <text:p>10.7</text:p>
              </table:table-cell>
              <table:table-cell office:value-type="float" office:value="14.25">
                <text:p>14.25</text:p>
              </table:table-cell>
              <table:table-cell office:value-type="float" office:value="2.42">
                <text:p>2.42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5.21">
                <text:p>15.21</text:p>
              </table:table-cell>
              <table:table-cell office:value-type="float" office:value="11.33">
                <text:p>11.33</text:p>
              </table:table-cell>
              <table:table-cell office:value-type="float" office:value="40.99">
                <text:p>40.99</text:p>
              </table:table-cell>
              <table:table-cell office:value-type="float" office:value="10.64">
                <text:p>10.64</text:p>
              </table:table-cell>
              <table:table-cell office:value-type="float" office:value="14.2">
                <text:p>14.2</text:p>
              </table:table-cell>
              <table:table-cell office:value-type="float" office:value="2.32">
                <text:p>2.32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3.3">
                <text:p>13.3</text:p>
              </table:table-cell>
              <table:table-cell office:value-type="float" office:value="11.88">
                <text:p>11.88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2.29">
                <text:p>2.29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3.09">
                <text:p>13.09</text:p>
              </table:table-cell>
              <table:table-cell office:value-type="float" office:value="11.62">
                <text:p>11.62</text:p>
              </table:table-cell>
              <table:table-cell office:value-type="float" office:value="43.24">
                <text:p>43.24</text:p>
              </table:table-cell>
              <table:table-cell office:value-type="float" office:value="10.62">
                <text:p>10.62</text:p>
              </table:table-cell>
              <table:table-cell office:value-type="float" office:value="13.8">
                <text:p>13.8</text:p>
              </table:table-cell>
              <table:table-cell office:value-type="float" office:value="2.16">
                <text:p>2.1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2.36">
                <text:p>12.36</text:p>
              </table:table-cell>
              <table:table-cell office:value-type="float" office:value="11.79">
                <text:p>11.79</text:p>
              </table:table-cell>
              <table:table-cell office:value-type="float" office:value="43.69">
                <text:p>43.69</text:p>
              </table:table-cell>
              <table:table-cell office:value-type="float" office:value="10.89">
                <text:p>10.89</text:p>
              </table:table-cell>
              <table:table-cell office:value-type="float" office:value="13.8">
                <text:p>13.8</text:p>
              </table:table-cell>
              <table:table-cell office:value-type="float" office:value="2.14">
                <text:p>2.14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2.52">
                <text:p>12.52</text:p>
              </table:table-cell>
              <table:table-cell office:value-type="float" office:value="11.66">
                <text:p>11.66</text:p>
              </table:table-cell>
              <table:table-cell office:value-type="float" office:value="44.4">
                <text:p>44.4</text:p>
              </table:table-cell>
              <table:table-cell office:value-type="float" office:value="10.91">
                <text:p>10.91</text:p>
              </table:table-cell>
              <table:table-cell office:value-type="float" office:value="12.91">
                <text:p>12.91</text:p>
              </table:table-cell>
              <table:table-cell office:value-type="float" office:value="2.08">
                <text:p>2.08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2.31">
                <text:p>12.31</text:p>
              </table:table-cell>
              <table:table-cell office:value-type="float" office:value="11.21">
                <text:p>11.21</text:p>
              </table:table-cell>
              <table:table-cell office:value-type="float" office:value="44.05">
                <text:p>44.05</text:p>
              </table:table-cell>
              <table:table-cell office:value-type="float" office:value="11.39">
                <text:p>11.39</text:p>
              </table:table-cell>
              <table:table-cell office:value-type="float" office:value="13.47">
                <text:p>13.47</text:p>
              </table:table-cell>
              <table:table-cell office:value-type="float" office:value="1.81">
                <text:p>1.81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2.18">
                <text:p>12.18</text:p>
              </table:table-cell>
              <table:table-cell office:value-type="float" office:value="10.78">
                <text:p>10.78</text:p>
              </table:table-cell>
              <table:table-cell office:value-type="float" office:value="44.03">
                <text:p>44.03</text:p>
              </table:table-cell>
              <table:table-cell office:value-type="float" office:value="11.46">
                <text:p>11.46</text:p>
              </table:table-cell>
              <table:table-cell office:value-type="float" office:value="13.39">
                <text:p>13.39</text:p>
              </table:table-cell>
              <table:table-cell office:value-type="float" office:value="1.66">
                <text:p>1.66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0.81">
                <text:p>10.81</text:p>
              </table:table-cell>
              <table:table-cell office:value-type="float" office:value="10.05">
                <text:p>10.05</text:p>
              </table:table-cell>
              <table:table-cell office:value-type="float" office:value="45.17">
                <text:p>45.17</text:p>
              </table:table-cell>
              <table:table-cell office:value-type="float" office:value="12.19">
                <text:p>12.19</text:p>
              </table:table-cell>
              <table:table-cell office:value-type="float" office:value="13.2">
                <text:p>13.2</text:p>
              </table:table-cell>
              <table:table-cell office:value-type="float" office:value="1.76">
                <text:p>1.76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9.73">
                <text:p>9.73</text:p>
              </table:table-cell>
              <table:table-cell office:value-type="float" office:value="9.67">
                <text:p>9.67</text:p>
              </table:table-cell>
              <table:table-cell office:value-type="float" office:value="45.35">
                <text:p>45.35</text:p>
              </table:table-cell>
              <table:table-cell office:value-type="float" office:value="12.78">
                <text:p>12.78</text:p>
              </table:table-cell>
              <table:table-cell office:value-type="float" office:value="12.53">
                <text:p>12.53</text:p>
              </table:table-cell>
              <table:table-cell office:value-type="float" office:value="1.83">
                <text:p>1.83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9.62">
                <text:p>9.62</text:p>
              </table:table-cell>
              <table:table-cell office:value-type="float" office:value="9.87">
                <text:p>9.87</text:p>
              </table:table-cell>
              <table:table-cell office:value-type="float" office:value="45.93">
                <text:p>45.93</text:p>
              </table:table-cell>
              <table:table-cell office:value-type="float" office:value="12.62">
                <text:p>12.62</text:p>
              </table:table-cell>
              <table:table-cell office:value-type="float" office:value="12.1">
                <text:p>12.1</text:p>
              </table:table-cell>
              <table:table-cell office:value-type="float" office:value="1.78">
                <text:p>1.78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9.38">
                <text:p>9.38</text:p>
              </table:table-cell>
              <table:table-cell office:value-type="float" office:value="9.57">
                <text:p>9.57</text:p>
              </table:table-cell>
              <table:table-cell office:value-type="float" office:value="46.8">
                <text:p>46.8</text:p>
              </table:table-cell>
              <table:table-cell office:value-type="float" office:value="12.78">
                <text:p>12.78</text:p>
              </table:table-cell>
              <table:table-cell office:value-type="float" office:value="11.96">
                <text:p>11.96</text:p>
              </table:table-cell>
              <table:table-cell office:value-type="float" office:value="1.78">
                <text:p>1.78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9.65">
                <text:p>9.65</text:p>
              </table:table-cell>
              <table:table-cell office:value-type="float" office:value="9.27">
                <text:p>9.27</text:p>
              </table:table-cell>
              <table:table-cell office:value-type="float" office:value="47.94">
                <text:p>47.94</text:p>
              </table:table-cell>
              <table:table-cell office:value-type="float" office:value="11.65">
                <text:p>11.65</text:p>
              </table:table-cell>
              <table:table-cell office:value-type="float" office:value="12.59">
                <text:p>12.59</text:p>
              </table:table-cell>
              <table:table-cell office:value-type="float" office:value="1.67">
                <text:p>1.67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9.33">
                <text:p>9.33</text:p>
              </table:table-cell>
              <table:table-cell office:value-type="float" office:value="8.89">
                <text:p>8.89</text:p>
              </table:table-cell>
              <table:table-cell office:value-type="float" office:value="47.22">
                <text:p>47.22</text:p>
              </table:table-cell>
              <table:table-cell office:value-type="float" office:value="12.23">
                <text:p>12.23</text:p>
              </table:table-cell>
              <table:table-cell office:value-type="float" office:value="13.01">
                <text:p>13.01</text:p>
              </table:table-cell>
              <table:table-cell office:value-type="float" office:value="1.71">
                <text:p>1.71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8.94">
                <text:p>8.94</text:p>
              </table:table-cell>
              <table:table-cell office:value-type="float" office:value="9.04">
                <text:p>9.0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1.57">
                <text:p>1.57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8.17">
                <text:p>8.17</text:p>
              </table:table-cell>
              <table:table-cell office:value-type="float" office:value="9.06">
                <text:p>9.06</text:p>
              </table:table-cell>
              <table:table-cell office:value-type="float" office:value="47.85">
                <text:p>47.85</text:p>
              </table:table-cell>
              <table:table-cell office:value-type="float" office:value="12.99">
                <text:p>12.99</text:p>
              </table:table-cell>
              <table:table-cell office:value-type="float" office:value="12.87">
                <text:p>12.87</text:p>
              </table:table-cell>
              <table:table-cell office:value-type="float" office:value="1.54">
                <text:p>1.54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7.44">
                <text:p>7.44</text:p>
              </table:table-cell>
              <table:table-cell office:value-type="float" office:value="8.58">
                <text:p>8.58</text:p>
              </table:table-cell>
              <table:table-cell office:value-type="float" office:value="47.32">
                <text:p>47.32</text:p>
              </table:table-cell>
              <table:table-cell office:value-type="float" office:value="14.77">
                <text:p>14.77</text:p>
              </table:table-cell>
              <table:table-cell office:value-type="float" office:value="12.73">
                <text:p>12.73</text:p>
              </table:table-cell>
              <table:table-cell office:value-type="float" office:value="1.48">
                <text:p>1.48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7.13">
                <text:p>7.13</text:p>
              </table:table-cell>
              <table:table-cell office:value-type="float" office:value="8.45">
                <text:p>8.45</text:p>
              </table:table-cell>
              <table:table-cell office:value-type="float" office:value="47.51">
                <text:p>47.51</text:p>
              </table:table-cell>
              <table:table-cell office:value-type="float" office:value="14.84">
                <text:p>14.84</text:p>
              </table:table-cell>
              <table:table-cell office:value-type="float" office:value="12.78">
                <text:p>12.78</text:p>
              </table:table-cell>
              <table:table-cell office:value-type="float" office:value="1.44">
                <text:p>1.4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.43">
                <text:p>6.43</text:p>
              </table:table-cell>
              <table:table-cell office:value-type="float" office:value="8.29">
                <text:p>8.29</text:p>
              </table:table-cell>
              <table:table-cell office:value-type="float" office:value="47.23">
                <text:p>47.23</text:p>
              </table:table-cell>
              <table:table-cell office:value-type="float" office:value="15.47">
                <text:p>15.47</text:p>
              </table:table-cell>
              <table:table-cell office:value-type="float" office:value="13.02">
                <text:p>13.02</text:p>
              </table:table-cell>
              <table:table-cell office:value-type="float" office:value="1.43">
                <text:p>1.43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.26">
                <text:p>6.26</text:p>
              </table:table-cell>
              <table:table-cell office:value-type="float" office:value="8.36">
                <text:p>8.36</text:p>
              </table:table-cell>
              <table:table-cell office:value-type="float" office:value="49.79">
                <text:p>49.79</text:p>
              </table:table-cell>
              <table:table-cell office:value-type="float" office:value="12.7">
                <text:p>12.7</text:p>
              </table:table-cell>
              <table:table-cell office:value-type="float" office:value="13.51">
                <text:p>13.51</text:p>
              </table:table-cell>
              <table:table-cell office:value-type="float" office:value="1.38">
                <text:p>1.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5.4">
                <text:p>5.4</text:p>
              </table:table-cell>
              <table:table-cell office:value-type="float" office:value="7.81">
                <text:p>7.81</text:p>
              </table:table-cell>
              <table:table-cell office:value-type="float" office:value="49.53">
                <text:p>49.53</text:p>
              </table:table-cell>
              <table:table-cell office:value-type="float" office:value="13.62">
                <text:p>13.62</text:p>
              </table:table-cell>
              <table:table-cell office:value-type="float" office:value="13.66">
                <text:p>13.66</text:p>
              </table:table-cell>
              <table:table-cell office:value-type="float" office:value="1.38">
                <text:p>1.3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5.45">
                <text:p>5.45</text:p>
              </table:table-cell>
              <table:table-cell office:value-type="float" office:value="7.83">
                <text:p>7.83</text:p>
              </table:table-cell>
              <table:table-cell office:value-type="float" office:value="49.9">
                <text:p>49.9</text:p>
              </table:table-cell>
              <table:table-cell office:value-type="float" office:value="13.54">
                <text:p>13.54</text:p>
              </table:table-cell>
              <table:table-cell office:value-type="float" office:value="13.61">
                <text:p>13.61</text:p>
              </table:table-cell>
              <table:table-cell office:value-type="float" office:value="1.27">
                <text:p>1.27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5.42">
                <text:p>5.42</text:p>
              </table:table-cell>
              <table:table-cell office:value-type="float" office:value="7.62">
                <text:p>7.62</text:p>
              </table:table-cell>
              <table:table-cell office:value-type="float" office:value="50.01">
                <text:p>50.01</text:p>
              </table:table-cell>
              <table:table-cell office:value-type="float" office:value="14.44">
                <text:p>14.44</text:p>
              </table:table-cell>
              <table:table-cell office:value-type="float" office:value="13.34">
                <text:p>13.34</text:p>
              </table:table-cell>
              <table:table-cell office:value-type="float" office:value="1.22">
                <text:p>1.2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.76">
                <text:p>4.76</text:p>
              </table:table-cell>
              <table:table-cell office:value-type="float" office:value="7.19">
                <text:p>7.19</text:p>
              </table:table-cell>
              <table:table-cell office:value-type="float" office:value="50.67">
                <text:p>50.67</text:p>
              </table:table-cell>
              <table:table-cell office:value-type="float" office:value="14.92">
                <text:p>14.92</text:p>
              </table:table-cell>
              <table:table-cell office:value-type="float" office:value="13.7">
                <text:p>13.7</text:p>
              </table:table-cell>
              <table:table-cell office:value-type="float" office:value="1.13">
                <text:p>1.13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.54">
                <text:p>4.54</text:p>
              </table:table-cell>
              <table:table-cell office:value-type="float" office:value="7.07">
                <text:p>7.07</text:p>
              </table:table-cell>
              <table:table-cell office:value-type="float" office:value="51.51">
                <text:p>51.51</text:p>
              </table:table-cell>
              <table:table-cell office:value-type="float" office:value="14.5">
                <text:p>14.5</text:p>
              </table:table-cell>
              <table:table-cell office:value-type="float" office:value="13.78">
                <text:p>13.78</text:p>
              </table:table-cell>
              <table:table-cell office:value-type="float" office:value="1.09">
                <text:p>1.0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.44">
                <text:p>4.44</text:p>
              </table:table-cell>
              <table:table-cell office:value-type="float" office:value="6.76">
                <text:p>6.76</text:p>
              </table:table-cell>
              <table:table-cell office:value-type="float" office:value="51.15">
                <text:p>51.15</text:p>
              </table:table-cell>
              <table:table-cell office:value-type="float" office:value="14.88">
                <text:p>14.88</text:p>
              </table:table-cell>
              <table:table-cell office:value-type="float" office:value="14.02">
                <text:p>14.02</text:p>
              </table:table-cell>
              <table:table-cell office:value-type="float" office:value="1.05">
                <text:p>1.05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.77">
                <text:p>4.77</text:p>
              </table:table-cell>
              <table:table-cell office:value-type="float" office:value="6.79">
                <text:p>6.79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0.99">
                <text:p>0.99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.37">
                <text:p>4.37</text:p>
              </table:table-cell>
              <table:table-cell office:value-type="float" office:value="6.77">
                <text:p>6.77</text:p>
              </table:table-cell>
              <table:table-cell office:value-type="float" office:value="52.47">
                <text:p>52.47</text:p>
              </table:table-cell>
              <table:table-cell office:value-type="float" office:value="14.61">
                <text:p>14.61</text:p>
              </table:table-cell>
              <table:table-cell office:value-type="float" office:value="14.4">
                <text:p>14.4</text:p>
              </table:table-cell>
              <table:table-cell office:value-type="float" office:value="0.97">
                <text:p>0.97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.18">
                <text:p>4.18</text:p>
              </table:table-cell>
              <table:table-cell office:value-type="float" office:value="6.71">
                <text:p>6.71</text:p>
              </table:table-cell>
              <table:table-cell office:value-type="float" office:value="52.89">
                <text:p>52.89</text:p>
              </table:table-cell>
              <table:table-cell office:value-type="float" office:value="14.67">
                <text:p>14.67</text:p>
              </table:table-cell>
              <table:table-cell office:value-type="float" office:value="14.44">
                <text:p>14.44</text:p>
              </table:table-cell>
              <table:table-cell office:value-type="float" office:value="0.91">
                <text:p>0.91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3.91">
                <text:p>3.91</text:p>
              </table:table-cell>
              <table:table-cell office:value-type="float" office:value="6.35">
                <text:p>6.35</text:p>
              </table:table-cell>
              <table:table-cell office:value-type="float" office:value="53.76">
                <text:p>53.76</text:p>
              </table:table-cell>
              <table:table-cell office:value-type="float" office:value="14.43">
                <text:p>14.43</text:p>
              </table:table-cell>
              <table:table-cell office:value-type="float" office:value="14.64">
                <text:p>14.64</text:p>
              </table:table-cell>
              <table:table-cell office:value-type="float" office:value="0.89">
                <text:p>0.89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4.03">
                <text:p>4.03</text:p>
              </table:table-cell>
              <table:table-cell office:value-type="float" office:value="6.25">
                <text:p>6.25</text:p>
              </table:table-cell>
              <table:table-cell office:value-type="float" office:value="54.21">
                <text:p>54.21</text:p>
              </table:table-cell>
              <table:table-cell office:value-type="float" office:value="14.34">
                <text:p>14.34</text:p>
              </table:table-cell>
              <table:table-cell office:value-type="float" office:value="14.26">
                <text:p>14.26</text:p>
              </table:table-cell>
              <table:table-cell office:value-type="float" office:value="0.85">
                <text:p>0.85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3.93">
                <text:p>3.93</text:p>
              </table:table-cell>
              <table:table-cell office:value-type="float" office:value="5.97">
                <text:p>5.97</text:p>
              </table:table-cell>
              <table:table-cell office:value-type="float" office:value="53.99">
                <text:p>53.99</text:p>
              </table:table-cell>
              <table:table-cell office:value-type="float" office:value="14.51">
                <text:p>14.51</text:p>
              </table:table-cell>
              <table:table-cell office:value-type="float" office:value="14.39">
                <text:p>14.39</text:p>
              </table:table-cell>
              <table:table-cell office:value-type="float" office:value="0.82">
                <text:p>0.8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3.74">
                <text:p>3.74</text:p>
              </table:table-cell>
              <table:table-cell office:value-type="float" office:value="5.77">
                <text:p>5.77</text:p>
              </table:table-cell>
              <table:table-cell office:value-type="float" office:value="54.37">
                <text:p>54.37</text:p>
              </table:table-cell>
              <table:table-cell office:value-type="float" office:value="14.57">
                <text:p>14.57</text:p>
              </table:table-cell>
              <table:table-cell office:value-type="float" office:value="14.15">
                <text:p>14.15</text:p>
              </table:table-cell>
              <table:table-cell office:value-type="float" office:value="0.84">
                <text:p>0.84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3.69">
                <text:p>3.69</text:p>
              </table:table-cell>
              <table:table-cell office:value-type="float" office:value="5.95">
                <text:p>5.95</text:p>
              </table:table-cell>
              <table:table-cell office:value-type="float" office:value="54.96">
                <text:p>54.96</text:p>
              </table:table-cell>
              <table:table-cell office:value-type="float" office:value="13.13">
                <text:p>13.13</text:p>
              </table:table-cell>
              <table:table-cell office:value-type="float" office:value="14.88">
                <text:p>14.88</text:p>
              </table:table-cell>
              <table:table-cell office:value-type="float" office:value="0.77">
                <text:p>0.77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3.56">
                <text:p>3.56</text:p>
              </table:table-cell>
              <table:table-cell office:value-type="float" office:value="6.01">
                <text:p>6.01</text:p>
              </table:table-cell>
              <table:table-cell office:value-type="float" office:value="55.74">
                <text:p>55.74</text:p>
              </table:table-cell>
              <table:table-cell office:value-type="float" office:value="12.75">
                <text:p>12.75</text:p>
              </table:table-cell>
              <table:table-cell office:value-type="float" office:value="14.22">
                <text:p>14.22</text:p>
              </table:table-cell>
              <table:table-cell office:value-type="float" office:value="0.76">
                <text:p>0.7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3.74">
                <text:p>3.74</text:p>
              </table:table-cell>
              <table:table-cell office:value-type="float" office:value="6.13">
                <text:p>6.13</text:p>
              </table:table-cell>
              <table:table-cell office:value-type="float" office:value="54.64">
                <text:p>54.64</text:p>
              </table:table-cell>
              <table:table-cell office:value-type="float" office:value="13.17">
                <text:p>13.17</text:p>
              </table:table-cell>
              <table:table-cell office:value-type="float" office:value="14.59">
                <text:p>14.59</text:p>
              </table:table-cell>
              <table:table-cell office:value-type="float" office:value="0.74">
                <text:p>0.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.88">
                <text:p>3.88</text:p>
              </table:table-cell>
              <table:table-cell office:value-type="float" office:value="6.14">
                <text:p>6.14</text:p>
              </table:table-cell>
              <table:table-cell office:value-type="float" office:value="55.06">
                <text:p>55.06</text:p>
              </table:table-cell>
              <table:table-cell office:value-type="float" office:value="12.73">
                <text:p>12.73</text:p>
              </table:table-cell>
              <table:table-cell office:value-type="float" office:value="14.76">
                <text:p>14.76</text:p>
              </table:table-cell>
              <table:table-cell office:value-type="float" office:value="0.71">
                <text:p>0.7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.35">
                <text:p>3.35</text:p>
              </table:table-cell>
              <table:table-cell office:value-type="float" office:value="5.75">
                <text:p>5.75</text:p>
              </table:table-cell>
              <table:table-cell office:value-type="float" office:value="55.1">
                <text:p>55.1</text:p>
              </table:table-cell>
              <table:table-cell office:value-type="float" office:value="13.4">
                <text:p>13.4</text:p>
              </table:table-cell>
              <table:table-cell office:value-type="float" office:value="14.86">
                <text:p>14.86</text:p>
              </table:table-cell>
              <table:table-cell office:value-type="float" office:value="0.72">
                <text:p>0.72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3.2">
                <text:p>3.2</text:p>
              </table:table-cell>
              <table:table-cell office:value-type="float" office:value="5.7">
                <text:p>5.7</text:p>
              </table:table-cell>
              <table:table-cell office:value-type="float" office:value="56.37">
                <text:p>56.37</text:p>
              </table:table-cell>
              <table:table-cell office:value-type="float" office:value="12.92">
                <text:p>12.92</text:p>
              </table:table-cell>
              <table:table-cell office:value-type="float" office:value="14.44">
                <text:p>14.44</text:p>
              </table:table-cell>
              <table:table-cell office:value-type="float" office:value="0.69">
                <text:p>0.69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3.06">
                <text:p>3.06</text:p>
              </table:table-cell>
              <table:table-cell office:value-type="float" office:value="5.53">
                <text:p>5.53</text:p>
              </table:table-cell>
              <table:table-cell office:value-type="float" office:value="57.51">
                <text:p>57.51</text:p>
              </table:table-cell>
              <table:table-cell office:value-type="float" office:value="12.55">
                <text:p>12.55</text:p>
              </table:table-cell>
              <table:table-cell office:value-type="float" office:value="14.39">
                <text:p>14.39</text:p>
              </table:table-cell>
              <table:table-cell office:value-type="float" office:value="0.62">
                <text:p>0.62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.11">
                <text:p>3.11</text:p>
              </table:table-cell>
              <table:table-cell office:value-type="float" office:value="5.41">
                <text:p>5.41</text:p>
              </table:table-cell>
              <table:table-cell office:value-type="float" office:value="57.7">
                <text:p>57.7</text:p>
              </table:table-cell>
              <table:table-cell office:value-type="float" office:value="11.71">
                <text:p>11.71</text:p>
              </table:table-cell>
              <table:table-cell office:value-type="float" office:value="14.81">
                <text:p>14.81</text:p>
              </table:table-cell>
              <table:table-cell office:value-type="float" office:value="1.03">
                <text:p>1.03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3.21">
                <text:p>3.21</text:p>
              </table:table-cell>
              <table:table-cell office:value-type="float" office:value="5.48">
                <text:p>5.48</text:p>
              </table:table-cell>
              <table:table-cell office:value-type="float" office:value="57.42">
                <text:p>57.42</text:p>
              </table:table-cell>
              <table:table-cell office:value-type="float" office:value="12.16">
                <text:p>12.16</text:p>
              </table:table-cell>
              <table:table-cell office:value-type="float" office:value="13.96">
                <text:p>13.96</text:p>
              </table:table-cell>
              <table:table-cell office:value-type="float" office:value="1.24">
                <text:p>1.2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3.08">
                <text:p>3.08</text:p>
              </table:table-cell>
              <table:table-cell office:value-type="float" office:value="5.32">
                <text:p>5.32</text:p>
              </table:table-cell>
              <table:table-cell office:value-type="float" office:value="58.16">
                <text:p>58.16</text:p>
              </table:table-cell>
              <table:table-cell office:value-type="float" office:value="12.26">
                <text:p>12.26</text:p>
              </table:table-cell>
              <table:table-cell office:value-type="float" office:value="13.78">
                <text:p>13.78</text:p>
              </table:table-cell>
              <table:table-cell office:value-type="float" office:value="1.26">
                <text:p>1.26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3.12">
                <text:p>3.12</text:p>
              </table:table-cell>
              <table:table-cell office:value-type="float" office:value="5.21">
                <text:p>5.21</text:p>
              </table:table-cell>
              <table:table-cell office:value-type="float" office:value="59.01">
                <text:p>59.01</text:p>
              </table:table-cell>
              <table:table-cell office:value-type="float" office:value="11.69">
                <text:p>11.69</text:p>
              </table:table-cell>
              <table:table-cell office:value-type="float" office:value="13.7">
                <text:p>13.7</text:p>
              </table:table-cell>
              <table:table-cell office:value-type="float" office:value="1.29">
                <text:p>1.29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3.01">
                <text:p>3.01</text:p>
              </table:table-cell>
              <table:table-cell office:value-type="float" office:value="5.06">
                <text:p>5.06</text:p>
              </table:table-cell>
              <table:table-cell office:value-type="float" office:value="59.76">
                <text:p>59.76</text:p>
              </table:table-cell>
              <table:table-cell office:value-type="float" office:value="11.3">
                <text:p>11.3</text:p>
              </table:table-cell>
              <table:table-cell office:value-type="float" office:value="13.85">
                <text:p>13.85</text:p>
              </table:table-cell>
              <table:table-cell office:value-type="float" office:value="1.27">
                <text:p>1.27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3.03">
                <text:p>3.03</text:p>
              </table:table-cell>
              <table:table-cell office:value-type="float" office:value="4.96">
                <text:p>4.96</text:p>
              </table:table-cell>
              <table:table-cell office:value-type="float" office:value="59.74">
                <text:p>59.74</text:p>
              </table:table-cell>
              <table:table-cell office:value-type="float" office:value="10.57">
                <text:p>10.57</text:p>
              </table:table-cell>
              <table:table-cell office:value-type="float" office:value="14.51">
                <text:p>14.51</text:p>
              </table:table-cell>
              <table:table-cell office:value-type="float" office:value="1.31">
                <text:p>1.31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2.85">
                <text:p>2.85</text:p>
              </table:table-cell>
              <table:table-cell office:value-type="float" office:value="5.04">
                <text:p>5.04</text:p>
              </table:table-cell>
              <table:table-cell office:value-type="float" office:value="60.67">
                <text:p>60.67</text:p>
              </table:table-cell>
              <table:table-cell office:value-type="float" office:value="9.55">
                <text:p>9.55</text:p>
              </table:table-cell>
              <table:table-cell office:value-type="float" office:value="14.85">
                <text:p>14.85</text:p>
              </table:table-cell>
              <table:table-cell office:value-type="float" office:value="1.32">
                <text:p>1.32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2.88">
                <text:p>2.88</text:p>
              </table:table-cell>
              <table:table-cell office:value-type="float" office:value="5.07">
                <text:p>5.07</text:p>
              </table:table-cell>
              <table:table-cell office:value-type="float" office:value="61.63">
                <text:p>61.63</text:p>
              </table:table-cell>
              <table:table-cell office:value-type="float" office:value="8.35">
                <text:p>8.35</text:p>
              </table:table-cell>
              <table:table-cell office:value-type="float" office:value="15.13">
                <text:p>15.13</text:p>
              </table:table-cell>
              <table:table-cell office:value-type="float" office:value="1.33">
                <text:p>1.33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2.81">
                <text:p>2.81</text:p>
              </table:table-cell>
              <table:table-cell office:value-type="float" office:value="4.97">
                <text:p>4.97</text:p>
              </table:table-cell>
              <table:table-cell office:value-type="float" office:value="61.85">
                <text:p>61.85</text:p>
              </table:table-cell>
              <table:table-cell office:value-type="float" office:value="8.13">
                <text:p>8.13</text:p>
              </table:table-cell>
              <table:table-cell office:value-type="float" office:value="15.09">
                <text:p>15.09</text:p>
              </table:table-cell>
              <table:table-cell office:value-type="float" office:value="1.42">
                <text:p>1.42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2.55">
                <text:p>2.55</text:p>
              </table:table-cell>
              <table:table-cell office:value-type="float" office:value="4.97">
                <text:p>4.97</text:p>
              </table:table-cell>
              <table:table-cell office:value-type="float" office:value="62.36">
                <text:p>62.36</text:p>
              </table:table-cell>
              <table:table-cell office:value-type="float" office:value="8.33">
                <text:p>8.33</text:p>
              </table:table-cell>
              <table:table-cell office:value-type="float" office:value="14.69">
                <text:p>14.69</text:p>
              </table:table-cell>
              <table:table-cell office:value-type="float" office:value="1.55">
                <text:p>1.55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2.7">
                <text:p>2.7</text:p>
              </table:table-cell>
              <table:table-cell office:value-type="float" office:value="4.71">
                <text:p>4.71</text:p>
              </table:table-cell>
              <table:table-cell office:value-type="float" office:value="61.8">
                <text:p>61.8</text:p>
              </table:table-cell>
              <table:table-cell office:value-type="float" office:value="8.62">
                <text:p>8.62</text:p>
              </table:table-cell>
              <table:table-cell office:value-type="float" office:value="15.23">
                <text:p>15.23</text:p>
              </table:table-cell>
              <table:table-cell office:value-type="float" office:value="1.47">
                <text:p>1.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2.58">
                <text:p>2.58</text:p>
              </table:table-cell>
              <table:table-cell office:value-type="float" office:value="4.43">
                <text:p>4.43</text:p>
              </table:table-cell>
              <table:table-cell office:value-type="float" office:value="62.49">
                <text:p>62.49</text:p>
              </table:table-cell>
              <table:table-cell office:value-type="float" office:value="8.24">
                <text:p>8.24</text:p>
              </table:table-cell>
              <table:table-cell office:value-type="float" office:value="15.56">
                <text:p>15.56</text:p>
              </table:table-cell>
              <table:table-cell office:value-type="float" office:value="1.32">
                <text:p>1.32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2.56">
                <text:p>2.56</text:p>
              </table:table-cell>
              <table:table-cell office:value-type="float" office:value="4.74">
                <text:p>4.74</text:p>
              </table:table-cell>
              <table:table-cell office:value-type="float" office:value="62.66">
                <text:p>62.66</text:p>
              </table:table-cell>
              <table:table-cell office:value-type="float" office:value="7.8">
                <text:p>7.8</text:p>
              </table:table-cell>
              <table:table-cell office:value-type="float" office:value="15.64">
                <text:p>15.64</text:p>
              </table:table-cell>
              <table:table-cell office:value-type="float" office:value="1.24">
                <text:p>1.24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2.47">
                <text:p>2.47</text:p>
              </table:table-cell>
              <table:table-cell office:value-type="float" office:value="4.89">
                <text:p>4.89</text:p>
              </table:table-cell>
              <table:table-cell office:value-type="float" office:value="62.88">
                <text:p>62.88</text:p>
              </table:table-cell>
              <table:table-cell office:value-type="float" office:value="7.65">
                <text:p>7.65</text:p>
              </table:table-cell>
              <table:table-cell office:value-type="float" office:value="15.83">
                <text:p>15.83</text:p>
              </table:table-cell>
              <table:table-cell office:value-type="float" office:value="1.05">
                <text:p>1.0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2.46">
                <text:p>2.46</text:p>
              </table:table-cell>
              <table:table-cell office:value-type="float" office:value="5.05">
                <text:p>5.05</text:p>
              </table:table-cell>
              <table:table-cell office:value-type="float" office:value="63.05">
                <text:p>63.05</text:p>
              </table:table-cell>
              <table:table-cell office:value-type="float" office:value="7.44">
                <text:p>7.44</text:p>
              </table:table-cell>
              <table:table-cell office:value-type="float" office:value="15.74">
                <text:p>15.74</text:p>
              </table:table-cell>
              <table:table-cell office:value-type="float" office:value="1.07">
                <text:p>1.07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2.29">
                <text:p>2.29</text:p>
              </table:table-cell>
              <table:table-cell office:value-type="float" office:value="4.69">
                <text:p>4.69</text:p>
              </table:table-cell>
              <table:table-cell office:value-type="float" office:value="63.76">
                <text:p>63.76</text:p>
              </table:table-cell>
              <table:table-cell office:value-type="float" office:value="7.85">
                <text:p>7.85</text:p>
              </table:table-cell>
              <table:table-cell office:value-type="float" office:value="15.15">
                <text:p>15.15</text:p>
              </table:table-cell>
              <table:table-cell office:value-type="float" office:value="1.13">
                <text:p>1.13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2.26">
                <text:p>2.26</text:p>
              </table:table-cell>
              <table:table-cell office:value-type="float" office:value="4.54">
                <text:p>4.54</text:p>
              </table:table-cell>
              <table:table-cell office:value-type="float" office:value="63.44">
                <text:p>63.44</text:p>
              </table:table-cell>
              <table:table-cell office:value-type="float" office:value="8.29">
                <text:p>8.29</text:p>
              </table:table-cell>
              <table:table-cell office:value-type="float" office:value="15.05">
                <text:p>15.05</text:p>
              </table:table-cell>
              <table:table-cell office:value-type="float" office:value="1.16">
                <text:p>1.16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.97">
                <text:p>1.97</text:p>
              </table:table-cell>
              <table:table-cell office:value-type="float" office:value="4.48">
                <text:p>4.48</text:p>
              </table:table-cell>
              <table:table-cell office:value-type="float" office:value="64.06">
                <text:p>64.06</text:p>
              </table:table-cell>
              <table:table-cell office:value-type="float" office:value="7.68">
                <text:p>7.68</text:p>
              </table:table-cell>
              <table:table-cell office:value-type="float" office:value="15.48">
                <text:p>15.48</text:p>
              </table:table-cell>
              <table:table-cell office:value-type="float" office:value="0.94">
                <text:p>0.94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2.23">
                <text:p>2.23</text:p>
              </table:table-cell>
              <table:table-cell office:value-type="float" office:value="4.49">
                <text:p>4.49</text:p>
              </table:table-cell>
              <table:table-cell office:value-type="float" office:value="63.8">
                <text:p>63.8</text:p>
              </table:table-cell>
              <table:table-cell office:value-type="float" office:value="7.1">
                <text:p>7.1</text:p>
              </table:table-cell>
              <table:table-cell office:value-type="float" office:value="16.34">
                <text:p>16.34</text:p>
              </table:table-cell>
              <table:table-cell office:value-type="float" office:value="0.71">
                <text:p>0.71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.98">
                <text:p>1.98</text:p>
              </table:table-cell>
              <table:table-cell office:value-type="float" office:value="4.39">
                <text:p>4.39</text:p>
              </table:table-cell>
              <table:table-cell office:value-type="float" office:value="65">
                <text:p>65</text:p>
              </table:table-cell>
              <table:table-cell office:value-type="float" office:value="6.82">
                <text:p>6.82</text:p>
              </table:table-cell>
              <table:table-cell office:value-type="float" office:value="15.97">
                <text:p>15.97</text:p>
              </table:table-cell>
              <table:table-cell office:value-type="float" office:value="0.77">
                <text:p>0.77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.66">
                <text:p>1.66</text:p>
              </table:table-cell>
              <table:table-cell office:value-type="float" office:value="4.56">
                <text:p>4.56</text:p>
              </table:table-cell>
              <table:table-cell office:value-type="float" office:value="64.34">
                <text:p>64.34</text:p>
              </table:table-cell>
              <table:table-cell office:value-type="float" office:value="6.82">
                <text:p>6.82</text:p>
              </table:table-cell>
              <table:table-cell office:value-type="float" office:value="16.74">
                <text:p>16.74</text:p>
              </table:table-cell>
              <table:table-cell office:value-type="float" office:value="0.87">
                <text:p>0.87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.57">
                <text:p>1.57</text:p>
              </table:table-cell>
              <table:table-cell office:value-type="float" office:value="4.47">
                <text:p>4.47</text:p>
              </table:table-cell>
              <table:table-cell office:value-type="float" office:value="63.7">
                <text:p>63.7</text:p>
              </table:table-cell>
              <table:table-cell office:value-type="float" office:value="6.84">
                <text:p>6.84</text:p>
              </table:table-cell>
              <table:table-cell office:value-type="float" office:value="17.68">
                <text:p>17.68</text:p>
              </table:table-cell>
              <table:table-cell office:value-type="float" office:value="0.72">
                <text:p>0.7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1.68">
                <text:p>1.68</text:p>
              </table:table-cell>
              <table:table-cell office:value-type="float" office:value="4.79">
                <text:p>4.79</text:p>
              </table:table-cell>
              <table:table-cell office:value-type="float" office:value="64.18">
                <text:p>64.18</text:p>
              </table:table-cell>
              <table:table-cell office:value-type="float" office:value="6.48">
                <text:p>6.48</text:p>
              </table:table-cell>
              <table:table-cell office:value-type="float" office:value="17.21">
                <text:p>17.21</text:p>
              </table:table-cell>
              <table:table-cell office:value-type="float" office:value="0.55">
                <text:p>0.55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1.63">
                <text:p>1.63</text:p>
              </table:table-cell>
              <table:table-cell office:value-type="float" office:value="4.68">
                <text:p>4.68</text:p>
              </table:table-cell>
              <table:table-cell office:value-type="float" office:value="64.53">
                <text:p>64.53</text:p>
              </table:table-cell>
              <table:table-cell office:value-type="float" office:value="6.03">
                <text:p>6.03</text:p>
              </table:table-cell>
              <table:table-cell office:value-type="float" office:value="17.57">
                <text:p>17.57</text:p>
              </table:table-cell>
              <table:table-cell office:value-type="float" office:value="0.57">
                <text:p>0.57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71">
                <text:p>1.71</text:p>
              </table:table-cell>
              <table:table-cell office:value-type="float" office:value="4.52">
                <text:p>4.52</text:p>
              </table:table-cell>
              <table:table-cell office:value-type="float" office:value="63.75">
                <text:p>63.75</text:p>
              </table:table-cell>
              <table:table-cell office:value-type="float" office:value="5.97">
                <text:p>5.97</text:p>
              </table:table-cell>
              <table:table-cell office:value-type="float" office:value="18.35">
                <text:p>18.35</text:p>
              </table:table-cell>
              <table:table-cell office:value-type="float" office:value="0.66">
                <text:p>0.66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.41">
                <text:p>1.41</text:p>
              </table:table-cell>
              <table:table-cell office:value-type="float" office:value="4.32">
                <text:p>4.32</text:p>
              </table:table-cell>
              <table:table-cell office:value-type="float" office:value="62.52">
                <text:p>62.52</text:p>
              </table:table-cell>
              <table:table-cell office:value-type="float" office:value="5.94">
                <text:p>5.94</text:p>
              </table:table-cell>
              <table:table-cell office:value-type="float" office:value="19.94">
                <text:p>19.94</text:p>
              </table:table-cell>
              <table:table-cell office:value-type="float" office:value="0.41">
                <text:p>0.41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.4">
                <text:p>1.4</text:p>
              </table:table-cell>
              <table:table-cell office:value-type="float" office:value="4.49">
                <text:p>4.49</text:p>
              </table:table-cell>
              <table:table-cell office:value-type="float" office:value="63.98">
                <text:p>63.98</text:p>
              </table:table-cell>
              <table:table-cell office:value-type="float" office:value="5.82">
                <text:p>5.82</text:p>
              </table:table-cell>
              <table:table-cell office:value-type="float" office:value="18.19">
                <text:p>18.19</text:p>
              </table:table-cell>
              <table:table-cell office:value-type="float" office:value="0.48">
                <text:p>0.48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.36">
                <text:p>1.36</text:p>
              </table:table-cell>
              <table:table-cell office:value-type="float" office:value="4.35">
                <text:p>4.35</text:p>
              </table:table-cell>
              <table:table-cell office:value-type="float" office:value="65.52">
                <text:p>65.52</text:p>
              </table:table-cell>
              <table:table-cell office:value-type="float" office:value="5.58">
                <text:p>5.58</text:p>
              </table:table-cell>
              <table:table-cell office:value-type="float" office:value="16.97">
                <text:p>16.97</text:p>
              </table:table-cell>
              <table:table-cell office:value-type="float" office:value="0.42">
                <text:p>0.42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.28">
                <text:p>1.28</text:p>
              </table:table-cell>
              <table:table-cell office:value-type="float" office:value="4.35">
                <text:p>4.35</text:p>
              </table:table-cell>
              <table:table-cell office:value-type="float" office:value="65.94">
                <text:p>65.94</text:p>
              </table:table-cell>
              <table:table-cell office:value-type="float" office:value="5.38">
                <text:p>5.38</text:p>
              </table:table-cell>
              <table:table-cell office:value-type="float" office:value="16.65">
                <text:p>16.65</text:p>
              </table:table-cell>
              <table:table-cell office:value-type="float" office:value="0.39">
                <text:p>0.39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.2">
                <text:p>1.2</text:p>
              </table:table-cell>
              <table:table-cell office:value-type="float" office:value="4.18">
                <text:p>4.18</text:p>
              </table:table-cell>
              <table:table-cell office:value-type="float" office:value="66.02">
                <text:p>66.02</text:p>
              </table:table-cell>
              <table:table-cell office:value-type="float" office:value="5.27">
                <text:p>5.27</text:p>
              </table:table-cell>
              <table:table-cell office:value-type="float" office:value="16.82">
                <text:p>16.82</text:p>
              </table:table-cell>
              <table:table-cell office:value-type="float" office:value="0.36">
                <text:p>0.36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.19">
                <text:p>1.19</text:p>
              </table:table-cell>
              <table:table-cell office:value-type="float" office:value="4.19">
                <text:p>4.19</text:p>
              </table:table-cell>
              <table:table-cell office:value-type="float" office:value="66.37">
                <text:p>66.37</text:p>
              </table:table-cell>
              <table:table-cell office:value-type="float" office:value="4.92">
                <text:p>4.92</text:p>
              </table:table-cell>
              <table:table-cell office:value-type="float" office:value="16.73">
                <text:p>16.73</text:p>
              </table:table-cell>
              <table:table-cell office:value-type="float" office:value="0.34">
                <text:p>0.3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.04">
                <text:p>1.04</text:p>
              </table:table-cell>
              <table:table-cell office:value-type="float" office:value="4.07">
                <text:p>4.07</text:p>
              </table:table-cell>
              <table:table-cell office:value-type="float" office:value="66.25">
                <text:p>66.25</text:p>
              </table:table-cell>
              <table:table-cell office:value-type="float" office:value="4.76">
                <text:p>4.76</text:p>
              </table:table-cell>
              <table:table-cell office:value-type="float" office:value="17.19">
                <text:p>17.19</text:p>
              </table:table-cell>
              <table:table-cell office:value-type="float" office:value="0.33">
                <text:p>0.33</text:p>
              </table:table-cell>
              <table:table-cell office:value-type="float" office:value="6.38">
                <text:p>6.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68cm"/>
      <style:paragraph-properties style:writing-mode="lr-tb"/>
    </style:style>
    <style:style style:name="P1" style:family="paragraph">
      <style:paragraph-properties fo:text-align="center"/>
      <style:text-properties fo:font-family="'Liberation Sans'" style:font-style-name="Bold" style:font-family-generic="swiss" style:font-pitch="variable" style:font-size-asian="24pt" style:font-size-complex="24pt" style:font-relief="none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3" style:family="paragraph">
      <style:text-properties fo:font-family="'Liberation Sans'" style:font-style-name="Bold" style:font-family-generic="swiss" style:font-pitch="variable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5" style:family="paragraph">
      <style:text-properties fo:font-family="'Liberation Sans'" style:font-style-name="Bold" style:font-family-generic="swiss" style:font-pitch="variable" style:font-size-asian="24pt" style:font-size-complex="24pt" style:font-relief="none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1" style:family="text"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2" style:family="text"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</office:automatic-styles>
  <office:body>
    <office:chart>
      <chart:chart svg:width="35.179cm" svg:height="12.931cm" xlink:href=".." xlink:type="simple" chart:class="chart:area" chart:style-name="ch1">
        <chart:plot-area chart:style-name="ch2" table:cell-range-address="all.A1:all.I29" chart:data-source-has-labels="both" svg:x="0.703cm" svg:y="0.258cm" svg:width="33.773cm" svg:height="12.415cm">
          <chart:coordinate-region svg:x="1.748cm" svg:y="0.457cm" svg:width="32.171cm" svg:height="11.569cm"/>
          <chart:axis chart:dimension="x" chart:name="primary-x" chart:style-name="ch3" chartooo:axis-type="auto">
            <chartooo:date-scale/>
            <chart:categories table:cell-range-address="all.A2:all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2:all.B29" chart:label-cell-address="all.B1:all.B1" chart:class="chart:area">
            <chart:data-point chart:repeated="28"/>
          </chart:series>
          <chart:series chart:style-name="ch7" chart:values-cell-range-address="all.C2:all.C29" chart:label-cell-address="all.C1:all.C1" chart:class="chart:area">
            <chart:data-point chart:repeated="28"/>
          </chart:series>
          <chart:series chart:style-name="ch8" chart:values-cell-range-address="all.D2:all.D29" chart:label-cell-address="all.D1:all.D1" chart:class="chart:area">
            <chart:data-point chart:repeated="28"/>
          </chart:series>
          <chart:series chart:style-name="ch9" chart:values-cell-range-address="all.E2:all.E29" chart:label-cell-address="all.E1:all.E1" chart:class="chart:area">
            <chart:data-point chart:repeated="28"/>
          </chart:series>
          <chart:series chart:style-name="ch10" chart:values-cell-range-address="all.F2:all.F29" chart:label-cell-address="all.F1:all.F1" chart:class="chart:area">
            <chart:data-point chart:repeated="28"/>
          </chart:series>
          <chart:series chart:style-name="ch11" chart:values-cell-range-address="all.G2:all.G29" chart:label-cell-address="all.G1:all.G1" chart:class="chart:area">
            <chart:data-point chart:repeated="28"/>
          </chart:series>
          <chart:series chart:style-name="ch12" chart:values-cell-range-address="all.H2:all.H29" chart:label-cell-address="all.H1:all.H1" chart:class="chart:area">
            <chart:data-point chart:repeated="28"/>
          </chart:series>
          <chart:series chart:style-name="ch13" chart:values-cell-range-address="all.I2:all.I29" chart:label-cell-address="all.I1:all.I1" chart:class="chart:area">
            <chart:data-point chart:repeated="28"/>
          </chart:series>
          <chart:wall chart:style-name="ch14"/>
          <chart:floor chart:style-name="ch15"/>
        </chart:plot-area>
        <draw:frame draw:style-name="gr1" draw:text-style-name="P2" svg:width="2.585cm" svg:height="1.271cm" svg:x="12.405cm" svg:y="5.114cm">
          <draw:text-box>
            <text:p text:style-name="P1"><text:span text:style-name="T1">Internet </text:span><text:span text:style-name="T1">Explorer</text:span></text:p>
          </draw:text-box>
        </draw:frame>
        <draw:frame draw:style-name="gr2" draw:text-style-name="P4" svg:width="2.585cm" svg:height="0.768cm" svg:x="4.401cm" svg:y="7.579cm">
          <draw:text-box>
            <text:p text:style-name="P3"><text:span text:style-name="T2">Netscap</text:span><text:span text:style-name="T2">e</text:span></text:p>
          </draw:text-box>
        </draw:frame>
        <draw:frame draw:style-name="gr2" draw:text-style-name="P6" svg:width="1.98cm" svg:height="0.768cm" svg:x="1.913cm" svg:y="10.945cm">
          <draw:text-box>
            <text:p text:style-name="P5"><text:span text:style-name="T1">Mosaic</text:span></text:p>
          </draw:text-box>
        </draw:frame>
        <draw:frame draw:style-name="gr1" draw:text-style-name="P2" svg:width="2.503cm" svg:height="1.271cm" svg:x="20.244cm" svg:y="9.419cm">
          <draw:text-box>
            <text:p text:style-name="P1"><text:span text:style-name="T1">Mozilla / </text:span><text:span text:style-name="T1">Firefox</text:span></text:p>
          </draw:text-box>
        </draw:frame>
        <draw:frame draw:style-name="gr2" draw:text-style-name="P4" svg:width="2.585cm" svg:height="0.768cm" svg:x="28.743cm" svg:y="6.412cm">
          <draw:text-box>
            <text:p text:style-name="P3"><text:span text:style-name="T2">Chrome</text:span></text:p>
          </draw:text-box>
        </draw:frame>
        <draw:frame draw:style-name="gr2" draw:text-style-name="P6" svg:width="2.585cm" svg:height="0.768cm" svg:x="27.615cm" svg:y="3.233cm">
          <draw:text-box>
            <text:p text:style-name="P5"><text:span text:style-name="T1">Android</text:span></text:p>
          </draw:text-box>
        </draw:frame>
        <draw:frame draw:style-name="gr2" draw:text-style-name="P4" svg:width="2.585cm" svg:height="0.768cm" svg:x="30.97cm" svg:y="1.749cm">
          <draw:text-box>
            <text:p text:style-name="P3"><text:span text:style-name="T2">Safari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all.A2:all.A29</svg:desc>
                </draw:g>
              </table:table-cell>
              <table:table-cell office:value-type="float" office:value="95">
                <text:p>95</text:p>
                <draw:g>
                  <svg:desc>all.B2:all.B29</svg:desc>
                </draw:g>
              </table:table-cell>
              <table:table-cell office:value-type="float" office:value="0">
                <text:p>0</text:p>
                <draw:g>
                  <svg:desc>all.C2:all.C29</svg:desc>
                </draw:g>
              </table:table-cell>
              <table:table-cell office:value-type="float" office:value="0">
                <text:p>0</text:p>
                <draw:g>
                  <svg:desc>all.D2:all.D29</svg:desc>
                </draw:g>
              </table:table-cell>
              <table:table-cell office:value-type="float" office:value="0">
                <text:p>0</text:p>
                <draw:g>
                  <svg:desc>all.E2:all.E29</svg:desc>
                </draw:g>
              </table:table-cell>
              <table:table-cell office:value-type="float" office:value="0">
                <text:p>0</text:p>
                <draw:g>
                  <svg:desc>all.F2:all.F29</svg:desc>
                </draw:g>
              </table:table-cell>
              <table:table-cell office:value-type="float" office:value="0">
                <text:p>0</text:p>
                <draw:g>
                  <svg:desc>all.G2:all.G29</svg:desc>
                </draw:g>
              </table:table-cell>
              <table:table-cell office:value-type="float" office:value="0">
                <text:p>0</text:p>
                <draw:g>
                  <svg:desc>all.H2:all.H29</svg:desc>
                </draw:g>
              </table:table-cell>
              <table:table-cell office:value-type="float" office:value="5">
                <text:p>5</text:p>
                <draw:g>
                  <svg:desc>all.I2:all.I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95.25">
                <text:p>9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94.75">
                <text:p>9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  <table:table-cell office:value-type="float" office:value="3.2">
                <text:p>3.2</text:p>
              </table:table-cell>
              <table:table-cell office:value-type="float" office:value="56.37">
                <text:p>56.37</text:p>
              </table:table-cell>
              <table:table-cell office:value-type="float" office:value="12.92">
                <text:p>12.92</text:p>
              </table:table-cell>
              <table:table-cell office:value-type="float" office:value="14.44">
                <text:p>14.44</text:p>
              </table:table-cell>
              <table:table-cell office:value-type="float" office:value="7.36999999999999">
                <text:p>7.3699999999999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1">
                <text:p>4.71</text:p>
              </table:table-cell>
              <table:table-cell office:value-type="float" office:value="2.7">
                <text:p>2.7</text:p>
              </table:table-cell>
              <table:table-cell office:value-type="float" office:value="61.8">
                <text:p>61.8</text:p>
              </table:table-cell>
              <table:table-cell office:value-type="float" office:value="8.62">
                <text:p>8.62</text:p>
              </table:table-cell>
              <table:table-cell office:value-type="float" office:value="15.23">
                <text:p>15.2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1.68">
                <text:p>1.68</text:p>
              </table:table-cell>
              <table:table-cell office:value-type="float" office:value="64.18">
                <text:p>64.18</text:p>
              </table:table-cell>
              <table:table-cell office:value-type="float" office:value="6.48">
                <text:p>6.48</text:p>
              </table:table-cell>
              <table:table-cell office:value-type="float" office:value="17.21">
                <text:p>17.21</text:p>
              </table:table-cell>
              <table:table-cell office:value-type="float" office:value="5.65999999999998">
                <text:p>5.6599999999999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1.04">
                <text:p>1.04</text:p>
              </table:table-cell>
              <table:table-cell office:value-type="float" office:value="66.25">
                <text:p>66.25</text:p>
              </table:table-cell>
              <table:table-cell office:value-type="float" office:value="4.76">
                <text:p>4.76</text:p>
              </table:table-cell>
              <table:table-cell office:value-type="float" office:value="17.19">
                <text:p>17.19</text:p>
              </table:table-cell>
              <table:table-cell office:value-type="float" office:value="6.69">
                <text:p>6.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16cm"/>
      <style:paragraph-properties style:writing-mode="lr-tb"/>
    </style:style>
    <style:style style:name="P1" style:family="paragraph">
      <style:paragraph-properties fo:text-align="center"/>
      <style:text-properties fo:font-family="'Liberation Sans'" style:font-style-name="Bold" style:font-family-generic="swiss" style:font-pitch="variable" style:font-size-asian="24pt" style:font-size-complex="24pt" style:font-relief="none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3" style:family="paragraph">
      <style:text-properties fo:font-family="'Liberation Sans'" style:font-style-name="Bold" style:font-family-generic="swiss" style:font-pitch="variable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P5" style:family="paragraph">
      <style:text-properties fo:font-family="'Liberation Sans'" style:font-style-name="Bold" style:font-family-generic="swiss" style:font-pitch="variable" style:font-size-asian="24pt" style:font-size-complex="24pt" style:font-relief="none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1" style:family="text"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2" style:family="text">
      <style:text-properties fo:color="#000000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</office:automatic-styles>
  <office:body>
    <office:chart>
      <chart:chart svg:width="24.974cm" svg:height="12.06cm" xlink:href=".." xlink:type="simple" chart:class="chart:area" chart:style-name="ch1">
        <chart:plot-area chart:style-name="ch2" table:cell-range-address="all.A1:all.I10" chart:data-source-has-labels="both" svg:x="0.499cm" svg:y="0.241cm" svg:width="23.976cm" svg:height="11.578cm">
          <chart:coordinate-region svg:x="1.544cm" svg:y="0.44cm" svg:width="22.374cm" svg:height="10.732cm"/>
          <chart:axis chart:dimension="x" chart:name="primary-x" chart:style-name="ch3" chartooo:axis-type="auto">
            <chartooo:date-scale/>
            <chart:categories table:cell-range-address="all.A2:all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2:all.B10" chart:label-cell-address="all.B1:all.B1" chart:class="chart:area">
            <chart:data-point chart:repeated="9"/>
          </chart:series>
          <chart:series chart:style-name="ch7" chart:values-cell-range-address="all.C2:all.C10" chart:label-cell-address="all.C1:all.C1" chart:class="chart:area">
            <chart:data-point chart:repeated="9"/>
          </chart:series>
          <chart:series chart:style-name="ch8" chart:values-cell-range-address="all.D2:all.D10" chart:label-cell-address="all.D1:all.D1" chart:class="chart:area">
            <chart:data-point chart:repeated="9"/>
          </chart:series>
          <chart:series chart:style-name="ch9" chart:values-cell-range-address="all.E2:all.E10" chart:label-cell-address="all.E1:all.E1" chart:class="chart:area">
            <chart:data-point chart:repeated="9"/>
          </chart:series>
          <chart:series chart:style-name="ch10" chart:values-cell-range-address="all.F2:all.F10" chart:label-cell-address="all.F1:all.F1" chart:class="chart:area">
            <chart:data-point chart:repeated="9"/>
          </chart:series>
          <chart:series chart:style-name="ch11" chart:values-cell-range-address="all.G2:all.G10" chart:label-cell-address="all.G1:all.G1" chart:class="chart:area">
            <chart:data-point chart:repeated="9"/>
          </chart:series>
          <chart:series chart:style-name="ch12" chart:values-cell-range-address="all.H2:all.H10" chart:label-cell-address="all.H1:all.H1" chart:class="chart:area">
            <chart:data-point chart:repeated="9"/>
          </chart:series>
          <chart:series chart:style-name="ch13" chart:values-cell-range-address="all.I2:all.I10" chart:label-cell-address="all.I1:all.I1" chart:class="chart:area">
            <chart:data-point chart:repeated="9"/>
          </chart:series>
          <chart:wall chart:style-name="ch14"/>
          <chart:floor chart:style-name="ch15"/>
        </chart:plot-area>
        <draw:frame draw:style-name="gr1" draw:text-style-name="P2" svg:width="2.584cm" svg:height="1.271cm" svg:x="17.41cm" svg:y="3.063cm">
          <draw:text-box>
            <text:p text:style-name="P1"><text:span text:style-name="T1">Interne</text:span><text:span text:style-name="T1">t </text:span><text:span text:style-name="T1">Explor</text:span><text:span text:style-name="T1">er</text:span></text:p>
          </draw:text-box>
        </draw:frame>
        <draw:frame draw:style-name="gr2" draw:text-style-name="P4" svg:width="2.584cm" svg:height="0.716cm" svg:x="7.811cm" svg:y="5.634cm">
          <draw:text-box>
            <text:p text:style-name="P3"><text:span text:style-name="T2">Netscape</text:span></text:p>
          </draw:text-box>
        </draw:frame>
        <draw:frame draw:style-name="gr2" draw:text-style-name="P6" svg:width="1.979cm" svg:height="0.716cm" svg:x="2.31cm" svg:y="8.081cm">
          <draw:text-box>
            <text:p text:style-name="P5"><text:span text:style-name="T1">Mosaic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all.A2:all.A10</svg:desc>
                </draw:g>
              </table:table-cell>
              <table:table-cell office:value-type="float" office:value="95">
                <text:p>95</text:p>
                <draw:g>
                  <svg:desc>all.B2:all.B10</svg:desc>
                </draw:g>
              </table:table-cell>
              <table:table-cell office:value-type="float" office:value="0">
                <text:p>0</text:p>
                <draw:g>
                  <svg:desc>all.C2:all.C10</svg:desc>
                </draw:g>
              </table:table-cell>
              <table:table-cell office:value-type="float" office:value="0">
                <text:p>0</text:p>
                <draw:g>
                  <svg:desc>all.D2:all.D10</svg:desc>
                </draw:g>
              </table:table-cell>
              <table:table-cell office:value-type="float" office:value="0">
                <text:p>0</text:p>
                <draw:g>
                  <svg:desc>all.E2:all.E10</svg:desc>
                </draw:g>
              </table:table-cell>
              <table:table-cell office:value-type="float" office:value="0">
                <text:p>0</text:p>
                <draw:g>
                  <svg:desc>all.F2:all.F10</svg:desc>
                </draw:g>
              </table:table-cell>
              <table:table-cell office:value-type="float" office:value="0">
                <text:p>0</text:p>
                <draw:g>
                  <svg:desc>all.G2:all.G10</svg:desc>
                </draw:g>
              </table:table-cell>
              <table:table-cell office:value-type="float" office:value="0">
                <text:p>0</text:p>
                <draw:g>
                  <svg:desc>all.H2:all.H10</svg:desc>
                </draw:g>
              </table:table-cell>
              <table:table-cell office:value-type="float" office:value="5">
                <text:p>5</text:p>
                <draw:g>
                  <svg:desc>all.I2:all.I10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95.25">
                <text:p>9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71cm"/>
      <style:paragraph-properties style:writing-mode="lr-tb"/>
    </style:style>
    <style:style style:name="P1" style:family="paragraph">
      <style:paragraph-properties fo:text-align="center"/>
      <style:text-properties fo:font-family="'Liberation Sans'" style:font-style-name="Bold" style:font-family-generic="swiss" style:font-pitch="variable" style:font-size-asian="24pt" style:font-size-complex="24pt" style:font-relief="none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  <style:style style:name="T1" style:family="text">
      <style:text-properties fo:color="#ffffff" loext:opacity="100%" fo:font-family="'Liberation Sans'" style:font-style-name="Bold" style:font-family-generic="swiss" style:font-pitch="variable" fo:font-size="16pt" fo:font-weight="bold" style:font-size-asian="24pt" style:font-size-complex="24pt" style:font-relief="none"/>
    </style:style>
  </office:automatic-styles>
  <office:body>
    <office:chart>
      <chart:chart svg:width="20.981cm" svg:height="12.167cm" xlink:href=".." xlink:type="simple" chart:class="chart:area" chart:style-name="ch1">
        <chart:plot-area chart:style-name="ch2" table:cell-range-address="all.A11:all.I18 all.B1:all.I1" chart:data-source-has-labels="both" svg:x="0.231cm" svg:y="0.224cm" svg:width="20.14cm" svg:height="11.67cm">
          <chart:coordinate-region svg:x="1.461cm" svg:y="0.423cm" svg:width="18.538cm" svg:height="10.824cm"/>
          <chart:axis chart:dimension="x" chart:name="primary-x" chart:style-name="ch3" chartooo:axis-type="auto">
            <chartooo:date-scale/>
            <chart:categories table:cell-range-address="all.A11:all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11:all.B18" chart:label-cell-address="all.B1:all.B1" chart:class="chart:area">
            <chart:data-point chart:repeated="8"/>
          </chart:series>
          <chart:series chart:style-name="ch7" chart:values-cell-range-address="all.C11:all.C18" chart:label-cell-address="all.C1:all.C1" chart:class="chart:area">
            <chart:data-point chart:repeated="8"/>
          </chart:series>
          <chart:series chart:style-name="ch8" chart:values-cell-range-address="all.D11:all.D18" chart:label-cell-address="all.D1:all.D1" chart:class="chart:area">
            <chart:data-point chart:repeated="8"/>
          </chart:series>
          <chart:series chart:style-name="ch9" chart:values-cell-range-address="all.E11:all.E18" chart:label-cell-address="all.E1:all.E1" chart:class="chart:area">
            <chart:data-point chart:repeated="8"/>
          </chart:series>
          <chart:series chart:style-name="ch10" chart:values-cell-range-address="all.F11:all.F18" chart:label-cell-address="all.F1:all.F1" chart:class="chart:area">
            <chart:data-point chart:repeated="8"/>
          </chart:series>
          <chart:series chart:style-name="ch11" chart:values-cell-range-address="all.G11:all.G18" chart:label-cell-address="all.G1:all.G1" chart:class="chart:area">
            <chart:data-point chart:repeated="8"/>
          </chart:series>
          <chart:series chart:style-name="ch12" chart:values-cell-range-address="all.H11:all.H18" chart:label-cell-address="all.H1:all.H1" chart:class="chart:area">
            <chart:data-point chart:repeated="8"/>
          </chart:series>
          <chart:series chart:style-name="ch13" chart:values-cell-range-address="all.I11:all.I18" chart:label-cell-address="all.I1:all.I1" chart:class="chart:area">
            <chart:data-point chart:repeated="8"/>
          </chart:series>
          <chart:wall chart:style-name="ch14"/>
          <chart:floor chart:style-name="ch15"/>
        </chart:plot-area>
        <draw:frame draw:style-name="gr1" draw:text-style-name="P2" svg:width="2.585cm" svg:height="1.271cm" svg:x="7.864cm" svg:y="4.241cm">
          <draw:text-box>
            <text:p text:style-name="P1"><text:span text:style-name="T1">Internet </text:span><text:span text:style-name="T1">Explorer</text:span></text:p>
          </draw:text-box>
        </draw:frame>
        <draw:frame draw:style-name="gr1" draw:text-style-name="P2" svg:width="2.503cm" svg:height="1.271cm" svg:x="16.909cm" svg:y="9.227cm">
          <draw:text-box>
            <text:p text:style-name="P1"><text:span text:style-name="T1">Mozilla / </text:span><text:span text:style-name="T1">Firefox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03">
                <text:p>2003</text:p>
                <draw:g>
                  <svg:desc>all.A11:all.A18</svg:desc>
                </draw:g>
              </table:table-cell>
              <table:table-cell office:value-type="float" office:value="0">
                <text:p>0</text:p>
                <draw:g>
                  <svg:desc>all.B11:all.B18</svg:desc>
                </draw:g>
              </table:table-cell>
              <table:table-cell office:value-type="float" office:value="0.75">
                <text:p>0.75</text:p>
                <draw:g>
                  <svg:desc>all.C11:all.C18</svg:desc>
                </draw:g>
              </table:table-cell>
              <table:table-cell office:value-type="float" office:value="2">
                <text:p>2</text:p>
                <draw:g>
                  <svg:desc>all.D11:all.D18</svg:desc>
                </draw:g>
              </table:table-cell>
              <table:table-cell office:value-type="float" office:value="94.75">
                <text:p>94.75</text:p>
                <draw:g>
                  <svg:desc>all.E11:all.E18</svg:desc>
                </draw:g>
              </table:table-cell>
              <table:table-cell office:value-type="float" office:value="0">
                <text:p>0</text:p>
                <draw:g>
                  <svg:desc>all.F11:all.F18</svg:desc>
                </draw:g>
              </table:table-cell>
              <table:table-cell office:value-type="float" office:value="0">
                <text:p>0</text:p>
                <draw:g>
                  <svg:desc>all.G11:all.G18</svg:desc>
                </draw:g>
              </table:table-cell>
              <table:table-cell office:value-type="float" office:value="0">
                <text:p>0</text:p>
                <draw:g>
                  <svg:desc>all.H11:all.H18</svg:desc>
                </draw:g>
              </table:table-cell>
              <table:table-cell office:value-type="float" office:value="2.5">
                <text:p>2.5</text:p>
                <draw:g>
                  <svg:desc>all.I11:all.I18</svg:desc>
                </draw:g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